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5.7244in" svg:y="2.3114in">
            <draw:object draw:notify-on-update-of-ranges="Sheet1.J1:Sheet1.P1 Sheet1.J2:Sheet1.P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9" table:default-cell-style-name="Default"/>
        <table:table-row table:style-name="ro1">
          <table:table-cell office:value-type="float" office:value="3022288" calcext:value-type="float">
            <text:p>3022288</text:p>
          </table:table-cell>
          <table:table-cell office:value-type="float" office:value="11147504" calcext:value-type="float">
            <text:p>11147504</text:p>
          </table:table-cell>
          <table:table-cell office:value-type="float" office:value="3261056" calcext:value-type="float">
            <text:p>3261056</text:p>
          </table:table-cell>
          <table:table-cell office:value-type="float" office:value="3747360" calcext:value-type="float">
            <text:p>3747360</text:p>
          </table:table-cell>
          <table:table-cell office:value-type="float" office:value="3141592" calcext:value-type="float">
            <text:p>3141592</text:p>
          </table:table-cell>
          <table:table-cell office:value-type="float" office:value="3209320" calcext:value-type="float">
            <text:p>3209320</text:p>
          </table:table-cell>
          <table:table-cell office:value-type="float" office:value="3585536" calcext:value-type="float">
            <text:p>3585536</text:p>
          </table:table-cell>
          <table:table-cell table:number-columns-repeated="2"/>
          <table:table-cell office:value-type="string" calcext:value-type="string">
            <text:p>Asm</text:p>
          </table:table-cell>
          <table:table-cell office:value-type="string" calcext:value-type="string">
            <text:p>Asm + 4 Mem</text:p>
          </table:table-cell>
          <table:table-cell office:value-type="string" calcext:value-type="string">
            <text:p>Asm +8 Mem</text:p>
          </table:table-cell>
          <table:table-cell office:value-type="string" calcext:value-type="string">
            <text:p>Asm + 16 Mem</text:p>
          </table:table-cell>
          <table:table-cell office:value-type="string" calcext:value-type="string">
            <text:p>Asm + 4 Arit</text:p>
          </table:table-cell>
          <table:table-cell office:value-type="string" calcext:value-type="string">
            <text:p>Asm + 8 Arit</text:p>
          </table:table-cell>
          <table:table-cell office:value-type="string" calcext:value-type="string">
            <text:p>Asm + 16 Arit</text:p>
          </table:table-cell>
        </table:table-row>
        <table:table-row table:style-name="ro1">
          <table:table-cell office:value-type="float" office:value="3035920" calcext:value-type="float">
            <text:p>3035920</text:p>
          </table:table-cell>
          <table:table-cell office:value-type="float" office:value="3110448" calcext:value-type="float">
            <text:p>3110448</text:p>
          </table:table-cell>
          <table:table-cell office:value-type="float" office:value="3283504" calcext:value-type="float">
            <text:p>3283504</text:p>
          </table:table-cell>
          <table:table-cell office:value-type="float" office:value="3759648" calcext:value-type="float">
            <text:p>3759648</text:p>
          </table:table-cell>
          <table:table-cell office:value-type="float" office:value="3154392" calcext:value-type="float">
            <text:p>3154392</text:p>
          </table:table-cell>
          <table:table-cell office:value-type="float" office:value="3210280" calcext:value-type="float">
            <text:p>3210280</text:p>
          </table:table-cell>
          <table:table-cell office:value-type="float" office:value="3590896" calcext:value-type="float">
            <text:p>3590896</text:p>
          </table:table-cell>
          <table:table-cell table:number-columns-repeated="2"/>
          <table:table-cell table:formula="of:=AVERAGE([.A200:.A800])" office:value-type="float" office:value="3252189.19134775" calcext:value-type="float">
            <text:p>3252189.19134775</text:p>
          </table:table-cell>
          <table:table-cell table:formula="of:=AVERAGE([.B200:.B800])" office:value-type="float" office:value="3352125.79034942" calcext:value-type="float">
            <text:p>3352125.79034942</text:p>
          </table:table-cell>
          <table:table-cell table:formula="of:=AVERAGE([.C200:.C800])" office:value-type="float" office:value="3547235.58069884" calcext:value-type="float">
            <text:p>3547235.58069884</text:p>
          </table:table-cell>
          <table:table-cell table:formula="of:=AVERAGE([.D200:.D800])" office:value-type="float" office:value="4032730.28951747" calcext:value-type="float">
            <text:p>4032730.28951747</text:p>
          </table:table-cell>
          <table:table-cell table:formula="of:=AVERAGE([.E200:.E800])" office:value-type="float" office:value="3404873.7703827" calcext:value-type="float">
            <text:p>3404873.7703827</text:p>
          </table:table-cell>
          <table:table-cell table:formula="of:=AVERAGE([.F200:.F800])" office:value-type="float" office:value="3466558.72212978" calcext:value-type="float">
            <text:p>3466558.72212978</text:p>
          </table:table-cell>
          <table:table-cell table:formula="of:=AVERAGE([.G200:.G800])" office:value-type="float" office:value="3851125.05823627" calcext:value-type="float">
            <text:p>3851125.05823627</text:p>
          </table:table-cell>
        </table:table-row>
        <table:table-row table:style-name="ro1">
          <table:table-cell office:value-type="float" office:value="3038672" calcext:value-type="float">
            <text:p>3038672</text:p>
          </table:table-cell>
          <table:table-cell office:value-type="float" office:value="3112784" calcext:value-type="float">
            <text:p>3112784</text:p>
          </table:table-cell>
          <table:table-cell office:value-type="float" office:value="3286840" calcext:value-type="float">
            <text:p>3286840</text:p>
          </table:table-cell>
          <table:table-cell office:value-type="float" office:value="3762608" calcext:value-type="float">
            <text:p>3762608</text:p>
          </table:table-cell>
          <table:table-cell office:value-type="float" office:value="3158160" calcext:value-type="float">
            <text:p>3158160</text:p>
          </table:table-cell>
          <table:table-cell office:value-type="float" office:value="3216856" calcext:value-type="float">
            <text:p>3216856</text:p>
          </table:table-cell>
          <table:table-cell office:value-type="float" office:value="3599160" calcext:value-type="float">
            <text:p>3599160</text:p>
          </table:table-cell>
          <table:table-cell table:number-columns-repeated="9"/>
        </table:table-row>
        <table:table-row table:style-name="ro1">
          <table:table-cell office:value-type="float" office:value="3039152" calcext:value-type="float">
            <text:p>3039152</text:p>
          </table:table-cell>
          <table:table-cell office:value-type="float" office:value="3114976" calcext:value-type="float">
            <text:p>3114976</text:p>
          </table:table-cell>
          <table:table-cell office:value-type="float" office:value="3289808" calcext:value-type="float">
            <text:p>3289808</text:p>
          </table:table-cell>
          <table:table-cell office:value-type="float" office:value="3769120" calcext:value-type="float">
            <text:p>3769120</text:p>
          </table:table-cell>
          <table:table-cell office:value-type="float" office:value="3170304" calcext:value-type="float">
            <text:p>3170304</text:p>
          </table:table-cell>
          <table:table-cell office:value-type="float" office:value="3217032" calcext:value-type="float">
            <text:p>3217032</text:p>
          </table:table-cell>
          <table:table-cell office:value-type="float" office:value="3600824" calcext:value-type="float">
            <text:p>3600824</text:p>
          </table:table-cell>
          <table:table-cell table:number-columns-repeated="9"/>
        </table:table-row>
        <table:table-row table:style-name="ro1">
          <table:table-cell office:value-type="float" office:value="3040336" calcext:value-type="float">
            <text:p>3040336</text:p>
          </table:table-cell>
          <table:table-cell office:value-type="float" office:value="3118584" calcext:value-type="float">
            <text:p>3118584</text:p>
          </table:table-cell>
          <table:table-cell office:value-type="float" office:value="3294304" calcext:value-type="float">
            <text:p>3294304</text:p>
          </table:table-cell>
          <table:table-cell office:value-type="float" office:value="3773472" calcext:value-type="float">
            <text:p>3773472</text:p>
          </table:table-cell>
          <table:table-cell office:value-type="float" office:value="3174072" calcext:value-type="float">
            <text:p>3174072</text:p>
          </table:table-cell>
          <table:table-cell office:value-type="float" office:value="3226144" calcext:value-type="float">
            <text:p>3226144</text:p>
          </table:table-cell>
          <table:table-cell office:value-type="float" office:value="3604584" calcext:value-type="float">
            <text:p>3604584</text:p>
          </table:table-cell>
          <table:table-cell table:number-columns-repeated="9"/>
        </table:table-row>
        <table:table-row table:style-name="ro1">
          <table:table-cell office:value-type="float" office:value="3040608" calcext:value-type="float">
            <text:p>3040608</text:p>
          </table:table-cell>
          <table:table-cell office:value-type="float" office:value="3119976" calcext:value-type="float">
            <text:p>3119976</text:p>
          </table:table-cell>
          <table:table-cell office:value-type="float" office:value="3296280" calcext:value-type="float">
            <text:p>3296280</text:p>
          </table:table-cell>
          <table:table-cell office:value-type="float" office:value="3776352" calcext:value-type="float">
            <text:p>3776352</text:p>
          </table:table-cell>
          <table:table-cell office:value-type="float" office:value="3174688" calcext:value-type="float">
            <text:p>3174688</text:p>
          </table:table-cell>
          <table:table-cell office:value-type="float" office:value="3229160" calcext:value-type="float">
            <text:p>3229160</text:p>
          </table:table-cell>
          <table:table-cell office:value-type="float" office:value="3604704" calcext:value-type="float">
            <text:p>3604704</text:p>
          </table:table-cell>
          <table:table-cell table:number-columns-repeated="9"/>
        </table:table-row>
        <table:table-row table:style-name="ro1">
          <table:table-cell office:value-type="float" office:value="3045968" calcext:value-type="float">
            <text:p>3045968</text:p>
          </table:table-cell>
          <table:table-cell office:value-type="float" office:value="3123696" calcext:value-type="float">
            <text:p>3123696</text:p>
          </table:table-cell>
          <table:table-cell office:value-type="float" office:value="3299800" calcext:value-type="float">
            <text:p>3299800</text:p>
          </table:table-cell>
          <table:table-cell office:value-type="float" office:value="3778720" calcext:value-type="float">
            <text:p>3778720</text:p>
          </table:table-cell>
          <table:table-cell office:value-type="float" office:value="3175520" calcext:value-type="float">
            <text:p>3175520</text:p>
          </table:table-cell>
          <table:table-cell office:value-type="float" office:value="3229808" calcext:value-type="float">
            <text:p>3229808</text:p>
          </table:table-cell>
          <table:table-cell office:value-type="float" office:value="3605656" calcext:value-type="float">
            <text:p>3605656</text:p>
          </table:table-cell>
          <table:table-cell table:number-columns-repeated="9"/>
        </table:table-row>
        <table:table-row table:style-name="ro1">
          <table:table-cell office:value-type="float" office:value="3047496" calcext:value-type="float">
            <text:p>3047496</text:p>
          </table:table-cell>
          <table:table-cell office:value-type="float" office:value="3124968" calcext:value-type="float">
            <text:p>3124968</text:p>
          </table:table-cell>
          <table:table-cell office:value-type="float" office:value="3300288" calcext:value-type="float">
            <text:p>3300288</text:p>
          </table:table-cell>
          <table:table-cell office:value-type="float" office:value="3778864" calcext:value-type="float">
            <text:p>3778864</text:p>
          </table:table-cell>
          <table:table-cell office:value-type="float" office:value="3177632" calcext:value-type="float">
            <text:p>3177632</text:p>
          </table:table-cell>
          <table:table-cell office:value-type="float" office:value="3230040" calcext:value-type="float">
            <text:p>3230040</text:p>
          </table:table-cell>
          <table:table-cell office:value-type="float" office:value="3607776" calcext:value-type="float">
            <text:p>3607776</text:p>
          </table:table-cell>
          <table:table-cell table:number-columns-repeated="9"/>
        </table:table-row>
        <table:table-row table:style-name="ro1">
          <table:table-cell office:value-type="float" office:value="3047848" calcext:value-type="float">
            <text:p>3047848</text:p>
          </table:table-cell>
          <table:table-cell office:value-type="float" office:value="3127064" calcext:value-type="float">
            <text:p>3127064</text:p>
          </table:table-cell>
          <table:table-cell office:value-type="float" office:value="3302512" calcext:value-type="float">
            <text:p>3302512</text:p>
          </table:table-cell>
          <table:table-cell office:value-type="float" office:value="3779296" calcext:value-type="float">
            <text:p>3779296</text:p>
          </table:table-cell>
          <table:table-cell office:value-type="float" office:value="3179136" calcext:value-type="float">
            <text:p>3179136</text:p>
          </table:table-cell>
          <table:table-cell office:value-type="float" office:value="3231344" calcext:value-type="float">
            <text:p>3231344</text:p>
          </table:table-cell>
          <table:table-cell office:value-type="float" office:value="3608696" calcext:value-type="float">
            <text:p>3608696</text:p>
          </table:table-cell>
          <table:table-cell table:number-columns-repeated="9"/>
        </table:table-row>
        <table:table-row table:style-name="ro1">
          <table:table-cell office:value-type="float" office:value="3049088" calcext:value-type="float">
            <text:p>3049088</text:p>
          </table:table-cell>
          <table:table-cell office:value-type="float" office:value="3128408" calcext:value-type="float">
            <text:p>3128408</text:p>
          </table:table-cell>
          <table:table-cell office:value-type="float" office:value="3302904" calcext:value-type="float">
            <text:p>3302904</text:p>
          </table:table-cell>
          <table:table-cell office:value-type="float" office:value="3782592" calcext:value-type="float">
            <text:p>3782592</text:p>
          </table:table-cell>
          <table:table-cell office:value-type="float" office:value="3180080" calcext:value-type="float">
            <text:p>3180080</text:p>
          </table:table-cell>
          <table:table-cell office:value-type="float" office:value="3232168" calcext:value-type="float">
            <text:p>3232168</text:p>
          </table:table-cell>
          <table:table-cell office:value-type="float" office:value="3609328" calcext:value-type="float">
            <text:p>3609328</text:p>
          </table:table-cell>
          <table:table-cell table:number-columns-repeated="9"/>
        </table:table-row>
        <table:table-row table:style-name="ro1">
          <table:table-cell office:value-type="float" office:value="3049752" calcext:value-type="float">
            <text:p>3049752</text:p>
          </table:table-cell>
          <table:table-cell office:value-type="float" office:value="3128416" calcext:value-type="float">
            <text:p>3128416</text:p>
          </table:table-cell>
          <table:table-cell office:value-type="float" office:value="3303240" calcext:value-type="float">
            <text:p>3303240</text:p>
          </table:table-cell>
          <table:table-cell office:value-type="float" office:value="3782976" calcext:value-type="float">
            <text:p>3782976</text:p>
          </table:table-cell>
          <table:table-cell office:value-type="float" office:value="3180512" calcext:value-type="float">
            <text:p>3180512</text:p>
          </table:table-cell>
          <table:table-cell office:value-type="float" office:value="3233848" calcext:value-type="float">
            <text:p>3233848</text:p>
          </table:table-cell>
          <table:table-cell office:value-type="float" office:value="3611472" calcext:value-type="float">
            <text:p>3611472</text:p>
          </table:table-cell>
          <table:table-cell table:number-columns-repeated="9"/>
        </table:table-row>
        <table:table-row table:style-name="ro1">
          <table:table-cell office:value-type="float" office:value="3051824" calcext:value-type="float">
            <text:p>3051824</text:p>
          </table:table-cell>
          <table:table-cell office:value-type="float" office:value="3129200" calcext:value-type="float">
            <text:p>3129200</text:p>
          </table:table-cell>
          <table:table-cell office:value-type="float" office:value="3304688" calcext:value-type="float">
            <text:p>3304688</text:p>
          </table:table-cell>
          <table:table-cell office:value-type="float" office:value="3788800" calcext:value-type="float">
            <text:p>3788800</text:p>
          </table:table-cell>
          <table:table-cell office:value-type="float" office:value="3180544" calcext:value-type="float">
            <text:p>3180544</text:p>
          </table:table-cell>
          <table:table-cell office:value-type="float" office:value="3233864" calcext:value-type="float">
            <text:p>3233864</text:p>
          </table:table-cell>
          <table:table-cell office:value-type="float" office:value="3611904" calcext:value-type="float">
            <text:p>3611904</text:p>
          </table:table-cell>
          <table:table-cell table:number-columns-repeated="9"/>
        </table:table-row>
        <table:table-row table:style-name="ro1">
          <table:table-cell office:value-type="float" office:value="3051888" calcext:value-type="float">
            <text:p>3051888</text:p>
          </table:table-cell>
          <table:table-cell office:value-type="float" office:value="3130328" calcext:value-type="float">
            <text:p>3130328</text:p>
          </table:table-cell>
          <table:table-cell office:value-type="float" office:value="3307920" calcext:value-type="float">
            <text:p>3307920</text:p>
          </table:table-cell>
          <table:table-cell office:value-type="float" office:value="3789088" calcext:value-type="float">
            <text:p>3789088</text:p>
          </table:table-cell>
          <table:table-cell office:value-type="float" office:value="3180792" calcext:value-type="float">
            <text:p>3180792</text:p>
          </table:table-cell>
          <table:table-cell office:value-type="float" office:value="3234824" calcext:value-type="float">
            <text:p>3234824</text:p>
          </table:table-cell>
          <table:table-cell office:value-type="float" office:value="3612144" calcext:value-type="float">
            <text:p>3612144</text:p>
          </table:table-cell>
          <table:table-cell table:number-columns-repeated="9"/>
        </table:table-row>
        <table:table-row table:style-name="ro1">
          <table:table-cell office:value-type="float" office:value="3052000" calcext:value-type="float">
            <text:p>3052000</text:p>
          </table:table-cell>
          <table:table-cell office:value-type="float" office:value="3131184" calcext:value-type="float">
            <text:p>3131184</text:p>
          </table:table-cell>
          <table:table-cell office:value-type="float" office:value="3311816" calcext:value-type="float">
            <text:p>3311816</text:p>
          </table:table-cell>
          <table:table-cell office:value-type="float" office:value="3789112" calcext:value-type="float">
            <text:p>3789112</text:p>
          </table:table-cell>
          <table:table-cell office:value-type="float" office:value="3180968" calcext:value-type="float">
            <text:p>3180968</text:p>
          </table:table-cell>
          <table:table-cell office:value-type="float" office:value="3236288" calcext:value-type="float">
            <text:p>3236288</text:p>
          </table:table-cell>
          <table:table-cell office:value-type="float" office:value="3612824" calcext:value-type="float">
            <text:p>3612824</text:p>
          </table:table-cell>
          <table:table-cell table:number-columns-repeated="9"/>
        </table:table-row>
        <table:table-row table:style-name="ro1">
          <table:table-cell office:value-type="float" office:value="3052200" calcext:value-type="float">
            <text:p>3052200</text:p>
          </table:table-cell>
          <table:table-cell office:value-type="float" office:value="3131440" calcext:value-type="float">
            <text:p>3131440</text:p>
          </table:table-cell>
          <table:table-cell office:value-type="float" office:value="3313808" calcext:value-type="float">
            <text:p>3313808</text:p>
          </table:table-cell>
          <table:table-cell office:value-type="float" office:value="3790584" calcext:value-type="float">
            <text:p>3790584</text:p>
          </table:table-cell>
          <table:table-cell office:value-type="float" office:value="3182736" calcext:value-type="float">
            <text:p>3182736</text:p>
          </table:table-cell>
          <table:table-cell office:value-type="float" office:value="3236808" calcext:value-type="float">
            <text:p>3236808</text:p>
          </table:table-cell>
          <table:table-cell office:value-type="float" office:value="3613096" calcext:value-type="float">
            <text:p>3613096</text:p>
          </table:table-cell>
          <table:table-cell table:number-columns-repeated="9"/>
        </table:table-row>
        <table:table-row table:style-name="ro1">
          <table:table-cell office:value-type="float" office:value="3052664" calcext:value-type="float">
            <text:p>3052664</text:p>
          </table:table-cell>
          <table:table-cell office:value-type="float" office:value="3131440" calcext:value-type="float">
            <text:p>3131440</text:p>
          </table:table-cell>
          <table:table-cell office:value-type="float" office:value="3313840" calcext:value-type="float">
            <text:p>3313840</text:p>
          </table:table-cell>
          <table:table-cell office:value-type="float" office:value="3791520" calcext:value-type="float">
            <text:p>3791520</text:p>
          </table:table-cell>
          <table:table-cell office:value-type="float" office:value="3182808" calcext:value-type="float">
            <text:p>3182808</text:p>
          </table:table-cell>
          <table:table-cell office:value-type="float" office:value="3237328" calcext:value-type="float">
            <text:p>3237328</text:p>
          </table:table-cell>
          <table:table-cell office:value-type="float" office:value="3614848" calcext:value-type="float">
            <text:p>3614848</text:p>
          </table:table-cell>
          <table:table-cell table:number-columns-repeated="9"/>
        </table:table-row>
        <table:table-row table:style-name="ro1">
          <table:table-cell office:value-type="float" office:value="3052864" calcext:value-type="float">
            <text:p>3052864</text:p>
          </table:table-cell>
          <table:table-cell office:value-type="float" office:value="3136616" calcext:value-type="float">
            <text:p>3136616</text:p>
          </table:table-cell>
          <table:table-cell office:value-type="float" office:value="3314408" calcext:value-type="float">
            <text:p>3314408</text:p>
          </table:table-cell>
          <table:table-cell office:value-type="float" office:value="3791856" calcext:value-type="float">
            <text:p>3791856</text:p>
          </table:table-cell>
          <table:table-cell office:value-type="float" office:value="3182920" calcext:value-type="float">
            <text:p>3182920</text:p>
          </table:table-cell>
          <table:table-cell office:value-type="float" office:value="3237712" calcext:value-type="float">
            <text:p>3237712</text:p>
          </table:table-cell>
          <table:table-cell office:value-type="float" office:value="3614944" calcext:value-type="float">
            <text:p>3614944</text:p>
          </table:table-cell>
          <table:table-cell table:number-columns-repeated="9"/>
        </table:table-row>
        <table:table-row table:style-name="ro1">
          <table:table-cell office:value-type="float" office:value="3052880" calcext:value-type="float">
            <text:p>3052880</text:p>
          </table:table-cell>
          <table:table-cell office:value-type="float" office:value="3137432" calcext:value-type="float">
            <text:p>3137432</text:p>
          </table:table-cell>
          <table:table-cell office:value-type="float" office:value="3315104" calcext:value-type="float">
            <text:p>3315104</text:p>
          </table:table-cell>
          <table:table-cell office:value-type="float" office:value="3792096" calcext:value-type="float">
            <text:p>3792096</text:p>
          </table:table-cell>
          <table:table-cell office:value-type="float" office:value="3184512" calcext:value-type="float">
            <text:p>3184512</text:p>
          </table:table-cell>
          <table:table-cell office:value-type="float" office:value="3237944" calcext:value-type="float">
            <text:p>3237944</text:p>
          </table:table-cell>
          <table:table-cell office:value-type="float" office:value="3615240" calcext:value-type="float">
            <text:p>3615240</text:p>
          </table:table-cell>
          <table:table-cell table:number-columns-repeated="9"/>
        </table:table-row>
        <table:table-row table:style-name="ro1">
          <table:table-cell office:value-type="float" office:value="3053144" calcext:value-type="float">
            <text:p>3053144</text:p>
          </table:table-cell>
          <table:table-cell office:value-type="float" office:value="3138344" calcext:value-type="float">
            <text:p>3138344</text:p>
          </table:table-cell>
          <table:table-cell office:value-type="float" office:value="3316480" calcext:value-type="float">
            <text:p>3316480</text:p>
          </table:table-cell>
          <table:table-cell office:value-type="float" office:value="3793984" calcext:value-type="float">
            <text:p>3793984</text:p>
          </table:table-cell>
          <table:table-cell office:value-type="float" office:value="3185160" calcext:value-type="float">
            <text:p>3185160</text:p>
          </table:table-cell>
          <table:table-cell office:value-type="float" office:value="3238864" calcext:value-type="float">
            <text:p>3238864</text:p>
          </table:table-cell>
          <table:table-cell office:value-type="float" office:value="3615392" calcext:value-type="float">
            <text:p>3615392</text:p>
          </table:table-cell>
          <table:table-cell table:number-columns-repeated="9"/>
        </table:table-row>
        <table:table-row table:style-name="ro1">
          <table:table-cell office:value-type="float" office:value="3053392" calcext:value-type="float">
            <text:p>3053392</text:p>
          </table:table-cell>
          <table:table-cell office:value-type="float" office:value="3138544" calcext:value-type="float">
            <text:p>3138544</text:p>
          </table:table-cell>
          <table:table-cell office:value-type="float" office:value="3319912" calcext:value-type="float">
            <text:p>3319912</text:p>
          </table:table-cell>
          <table:table-cell office:value-type="float" office:value="3794360" calcext:value-type="float">
            <text:p>3794360</text:p>
          </table:table-cell>
          <table:table-cell office:value-type="float" office:value="3185232" calcext:value-type="float">
            <text:p>3185232</text:p>
          </table:table-cell>
          <table:table-cell office:value-type="float" office:value="3240152" calcext:value-type="float">
            <text:p>3240152</text:p>
          </table:table-cell>
          <table:table-cell office:value-type="float" office:value="3615440" calcext:value-type="float">
            <text:p>3615440</text:p>
          </table:table-cell>
          <table:table-cell table:number-columns-repeated="9"/>
        </table:table-row>
        <table:table-row table:style-name="ro1">
          <table:table-cell office:value-type="float" office:value="3053952" calcext:value-type="float">
            <text:p>3053952</text:p>
          </table:table-cell>
          <table:table-cell office:value-type="float" office:value="3141344" calcext:value-type="float">
            <text:p>3141344</text:p>
          </table:table-cell>
          <table:table-cell office:value-type="float" office:value="3320224" calcext:value-type="float">
            <text:p>3320224</text:p>
          </table:table-cell>
          <table:table-cell office:value-type="float" office:value="3794800" calcext:value-type="float">
            <text:p>3794800</text:p>
          </table:table-cell>
          <table:table-cell office:value-type="float" office:value="3185296" calcext:value-type="float">
            <text:p>3185296</text:p>
          </table:table-cell>
          <table:table-cell office:value-type="float" office:value="3243040" calcext:value-type="float">
            <text:p>3243040</text:p>
          </table:table-cell>
          <table:table-cell office:value-type="float" office:value="3615672" calcext:value-type="float">
            <text:p>3615672</text:p>
          </table:table-cell>
          <table:table-cell table:number-columns-repeated="9"/>
        </table:table-row>
        <table:table-row table:style-name="ro1">
          <table:table-cell office:value-type="float" office:value="3053984" calcext:value-type="float">
            <text:p>3053984</text:p>
          </table:table-cell>
          <table:table-cell office:value-type="float" office:value="3141512" calcext:value-type="float">
            <text:p>3141512</text:p>
          </table:table-cell>
          <table:table-cell office:value-type="float" office:value="3320544" calcext:value-type="float">
            <text:p>3320544</text:p>
          </table:table-cell>
          <table:table-cell office:value-type="float" office:value="3795608" calcext:value-type="float">
            <text:p>3795608</text:p>
          </table:table-cell>
          <table:table-cell office:value-type="float" office:value="3185408" calcext:value-type="float">
            <text:p>3185408</text:p>
          </table:table-cell>
          <table:table-cell office:value-type="float" office:value="3244800" calcext:value-type="float">
            <text:p>3244800</text:p>
          </table:table-cell>
          <table:table-cell office:value-type="float" office:value="3616720" calcext:value-type="float">
            <text:p>3616720</text:p>
          </table:table-cell>
          <table:table-cell table:number-columns-repeated="9"/>
        </table:table-row>
        <table:table-row table:style-name="ro1">
          <table:table-cell office:value-type="float" office:value="3056232" calcext:value-type="float">
            <text:p>3056232</text:p>
          </table:table-cell>
          <table:table-cell office:value-type="float" office:value="3145296" calcext:value-type="float">
            <text:p>3145296</text:p>
          </table:table-cell>
          <table:table-cell office:value-type="float" office:value="3320776" calcext:value-type="float">
            <text:p>3320776</text:p>
          </table:table-cell>
          <table:table-cell office:value-type="float" office:value="3795608" calcext:value-type="float">
            <text:p>3795608</text:p>
          </table:table-cell>
          <table:table-cell office:value-type="float" office:value="3186248" calcext:value-type="float">
            <text:p>3186248</text:p>
          </table:table-cell>
          <table:table-cell office:value-type="float" office:value="3245552" calcext:value-type="float">
            <text:p>3245552</text:p>
          </table:table-cell>
          <table:table-cell office:value-type="float" office:value="3618600" calcext:value-type="float">
            <text:p>3618600</text:p>
          </table:table-cell>
          <table:table-cell table:number-columns-repeated="9"/>
        </table:table-row>
        <table:table-row table:style-name="ro1">
          <table:table-cell office:value-type="float" office:value="3058560" calcext:value-type="float">
            <text:p>3058560</text:p>
          </table:table-cell>
          <table:table-cell office:value-type="float" office:value="3145520" calcext:value-type="float">
            <text:p>3145520</text:p>
          </table:table-cell>
          <table:table-cell office:value-type="float" office:value="3321184" calcext:value-type="float">
            <text:p>3321184</text:p>
          </table:table-cell>
          <table:table-cell office:value-type="float" office:value="3796920" calcext:value-type="float">
            <text:p>3796920</text:p>
          </table:table-cell>
          <table:table-cell office:value-type="float" office:value="3187248" calcext:value-type="float">
            <text:p>3187248</text:p>
          </table:table-cell>
          <table:table-cell office:value-type="float" office:value="3245672" calcext:value-type="float">
            <text:p>3245672</text:p>
          </table:table-cell>
          <table:table-cell office:value-type="float" office:value="3618864" calcext:value-type="float">
            <text:p>3618864</text:p>
          </table:table-cell>
          <table:table-cell table:number-columns-repeated="9"/>
        </table:table-row>
        <table:table-row table:style-name="ro1">
          <table:table-cell office:value-type="float" office:value="3058760" calcext:value-type="float">
            <text:p>3058760</text:p>
          </table:table-cell>
          <table:table-cell office:value-type="float" office:value="3146256" calcext:value-type="float">
            <text:p>3146256</text:p>
          </table:table-cell>
          <table:table-cell office:value-type="float" office:value="3321992" calcext:value-type="float">
            <text:p>3321992</text:p>
          </table:table-cell>
          <table:table-cell office:value-type="float" office:value="3797448" calcext:value-type="float">
            <text:p>3797448</text:p>
          </table:table-cell>
          <table:table-cell office:value-type="float" office:value="3188064" calcext:value-type="float">
            <text:p>3188064</text:p>
          </table:table-cell>
          <table:table-cell office:value-type="float" office:value="3246752" calcext:value-type="float">
            <text:p>3246752</text:p>
          </table:table-cell>
          <table:table-cell office:value-type="float" office:value="3619744" calcext:value-type="float">
            <text:p>3619744</text:p>
          </table:table-cell>
          <table:table-cell table:number-columns-repeated="9"/>
        </table:table-row>
        <table:table-row table:style-name="ro1">
          <table:table-cell office:value-type="float" office:value="3059120" calcext:value-type="float">
            <text:p>3059120</text:p>
          </table:table-cell>
          <table:table-cell office:value-type="float" office:value="3146528" calcext:value-type="float">
            <text:p>3146528</text:p>
          </table:table-cell>
          <table:table-cell office:value-type="float" office:value="3324456" calcext:value-type="float">
            <text:p>3324456</text:p>
          </table:table-cell>
          <table:table-cell office:value-type="float" office:value="3797704" calcext:value-type="float">
            <text:p>3797704</text:p>
          </table:table-cell>
          <table:table-cell office:value-type="float" office:value="3188304" calcext:value-type="float">
            <text:p>3188304</text:p>
          </table:table-cell>
          <table:table-cell office:value-type="float" office:value="3247248" calcext:value-type="float">
            <text:p>3247248</text:p>
          </table:table-cell>
          <table:table-cell office:value-type="float" office:value="3619936" calcext:value-type="float">
            <text:p>3619936</text:p>
          </table:table-cell>
          <table:table-cell table:number-columns-repeated="9"/>
        </table:table-row>
        <table:table-row table:style-name="ro1">
          <table:table-cell office:value-type="float" office:value="3059576" calcext:value-type="float">
            <text:p>3059576</text:p>
          </table:table-cell>
          <table:table-cell office:value-type="float" office:value="3146904" calcext:value-type="float">
            <text:p>3146904</text:p>
          </table:table-cell>
          <table:table-cell office:value-type="float" office:value="3324968" calcext:value-type="float">
            <text:p>3324968</text:p>
          </table:table-cell>
          <table:table-cell office:value-type="float" office:value="3797864" calcext:value-type="float">
            <text:p>3797864</text:p>
          </table:table-cell>
          <table:table-cell office:value-type="float" office:value="3191576" calcext:value-type="float">
            <text:p>3191576</text:p>
          </table:table-cell>
          <table:table-cell office:value-type="float" office:value="3247872" calcext:value-type="float">
            <text:p>3247872</text:p>
          </table:table-cell>
          <table:table-cell office:value-type="float" office:value="3620720" calcext:value-type="float">
            <text:p>3620720</text:p>
          </table:table-cell>
          <table:table-cell table:number-columns-repeated="9"/>
        </table:table-row>
        <table:table-row table:style-name="ro1">
          <table:table-cell office:value-type="float" office:value="3059704" calcext:value-type="float">
            <text:p>3059704</text:p>
          </table:table-cell>
          <table:table-cell office:value-type="float" office:value="3148912" calcext:value-type="float">
            <text:p>3148912</text:p>
          </table:table-cell>
          <table:table-cell office:value-type="float" office:value="3325600" calcext:value-type="float">
            <text:p>3325600</text:p>
          </table:table-cell>
          <table:table-cell office:value-type="float" office:value="3797944" calcext:value-type="float">
            <text:p>3797944</text:p>
          </table:table-cell>
          <table:table-cell office:value-type="float" office:value="3192392" calcext:value-type="float">
            <text:p>3192392</text:p>
          </table:table-cell>
          <table:table-cell office:value-type="float" office:value="3248352" calcext:value-type="float">
            <text:p>3248352</text:p>
          </table:table-cell>
          <table:table-cell office:value-type="float" office:value="3621808" calcext:value-type="float">
            <text:p>3621808</text:p>
          </table:table-cell>
          <table:table-cell table:number-columns-repeated="9"/>
        </table:table-row>
        <table:table-row table:style-name="ro1">
          <table:table-cell office:value-type="float" office:value="3060240" calcext:value-type="float">
            <text:p>3060240</text:p>
          </table:table-cell>
          <table:table-cell office:value-type="float" office:value="3149504" calcext:value-type="float">
            <text:p>3149504</text:p>
          </table:table-cell>
          <table:table-cell office:value-type="float" office:value="3325664" calcext:value-type="float">
            <text:p>3325664</text:p>
          </table:table-cell>
          <table:table-cell office:value-type="float" office:value="3798352" calcext:value-type="float">
            <text:p>3798352</text:p>
          </table:table-cell>
          <table:table-cell office:value-type="float" office:value="3192400" calcext:value-type="float">
            <text:p>3192400</text:p>
          </table:table-cell>
          <table:table-cell office:value-type="float" office:value="3249792" calcext:value-type="float">
            <text:p>3249792</text:p>
          </table:table-cell>
          <table:table-cell office:value-type="float" office:value="3621864" calcext:value-type="float">
            <text:p>3621864</text:p>
          </table:table-cell>
          <table:table-cell table:number-columns-repeated="9"/>
        </table:table-row>
        <table:table-row table:style-name="ro1">
          <table:table-cell office:value-type="float" office:value="3060336" calcext:value-type="float">
            <text:p>3060336</text:p>
          </table:table-cell>
          <table:table-cell office:value-type="float" office:value="3149520" calcext:value-type="float">
            <text:p>3149520</text:p>
          </table:table-cell>
          <table:table-cell office:value-type="float" office:value="3326128" calcext:value-type="float">
            <text:p>3326128</text:p>
          </table:table-cell>
          <table:table-cell office:value-type="float" office:value="3798624" calcext:value-type="float">
            <text:p>3798624</text:p>
          </table:table-cell>
          <table:table-cell office:value-type="float" office:value="3193544" calcext:value-type="float">
            <text:p>3193544</text:p>
          </table:table-cell>
          <table:table-cell office:value-type="float" office:value="3249928" calcext:value-type="float">
            <text:p>3249928</text:p>
          </table:table-cell>
          <table:table-cell office:value-type="float" office:value="3623152" calcext:value-type="float">
            <text:p>3623152</text:p>
          </table:table-cell>
          <table:table-cell table:number-columns-repeated="9"/>
        </table:table-row>
        <table:table-row table:style-name="ro1">
          <table:table-cell office:value-type="float" office:value="3060456" calcext:value-type="float">
            <text:p>3060456</text:p>
          </table:table-cell>
          <table:table-cell office:value-type="float" office:value="3149736" calcext:value-type="float">
            <text:p>3149736</text:p>
          </table:table-cell>
          <table:table-cell office:value-type="float" office:value="3326912" calcext:value-type="float">
            <text:p>3326912</text:p>
          </table:table-cell>
          <table:table-cell office:value-type="float" office:value="3799728" calcext:value-type="float">
            <text:p>3799728</text:p>
          </table:table-cell>
          <table:table-cell office:value-type="float" office:value="3194088" calcext:value-type="float">
            <text:p>3194088</text:p>
          </table:table-cell>
          <table:table-cell office:value-type="float" office:value="3251448" calcext:value-type="float">
            <text:p>3251448</text:p>
          </table:table-cell>
          <table:table-cell office:value-type="float" office:value="3623200" calcext:value-type="float">
            <text:p>3623200</text:p>
          </table:table-cell>
          <table:table-cell table:number-columns-repeated="9"/>
        </table:table-row>
        <table:table-row table:style-name="ro1">
          <table:table-cell office:value-type="float" office:value="3060752" calcext:value-type="float">
            <text:p>3060752</text:p>
          </table:table-cell>
          <table:table-cell office:value-type="float" office:value="3149912" calcext:value-type="float">
            <text:p>3149912</text:p>
          </table:table-cell>
          <table:table-cell office:value-type="float" office:value="3327528" calcext:value-type="float">
            <text:p>3327528</text:p>
          </table:table-cell>
          <table:table-cell office:value-type="float" office:value="3801072" calcext:value-type="float">
            <text:p>3801072</text:p>
          </table:table-cell>
          <table:table-cell office:value-type="float" office:value="3194480" calcext:value-type="float">
            <text:p>3194480</text:p>
          </table:table-cell>
          <table:table-cell office:value-type="float" office:value="3252040" calcext:value-type="float">
            <text:p>3252040</text:p>
          </table:table-cell>
          <table:table-cell office:value-type="float" office:value="3624160" calcext:value-type="float">
            <text:p>3624160</text:p>
          </table:table-cell>
          <table:table-cell table:number-columns-repeated="9"/>
        </table:table-row>
        <table:table-row table:style-name="ro1">
          <table:table-cell office:value-type="float" office:value="3063248" calcext:value-type="float">
            <text:p>3063248</text:p>
          </table:table-cell>
          <table:table-cell office:value-type="float" office:value="3149960" calcext:value-type="float">
            <text:p>3149960</text:p>
          </table:table-cell>
          <table:table-cell office:value-type="float" office:value="3328256" calcext:value-type="float">
            <text:p>3328256</text:p>
          </table:table-cell>
          <table:table-cell office:value-type="float" office:value="3801560" calcext:value-type="float">
            <text:p>3801560</text:p>
          </table:table-cell>
          <table:table-cell office:value-type="float" office:value="3195584" calcext:value-type="float">
            <text:p>3195584</text:p>
          </table:table-cell>
          <table:table-cell office:value-type="float" office:value="3252136" calcext:value-type="float">
            <text:p>3252136</text:p>
          </table:table-cell>
          <table:table-cell office:value-type="float" office:value="3624208" calcext:value-type="float">
            <text:p>3624208</text:p>
          </table:table-cell>
          <table:table-cell table:number-columns-repeated="9"/>
        </table:table-row>
        <table:table-row table:style-name="ro1">
          <table:table-cell office:value-type="float" office:value="3063336" calcext:value-type="float">
            <text:p>3063336</text:p>
          </table:table-cell>
          <table:table-cell office:value-type="float" office:value="3151168" calcext:value-type="float">
            <text:p>3151168</text:p>
          </table:table-cell>
          <table:table-cell office:value-type="float" office:value="3328656" calcext:value-type="float">
            <text:p>3328656</text:p>
          </table:table-cell>
          <table:table-cell office:value-type="float" office:value="3801984" calcext:value-type="float">
            <text:p>3801984</text:p>
          </table:table-cell>
          <table:table-cell office:value-type="float" office:value="3196008" calcext:value-type="float">
            <text:p>3196008</text:p>
          </table:table-cell>
          <table:table-cell office:value-type="float" office:value="3252504" calcext:value-type="float">
            <text:p>3252504</text:p>
          </table:table-cell>
          <table:table-cell office:value-type="float" office:value="3624352" calcext:value-type="float">
            <text:p>3624352</text:p>
          </table:table-cell>
          <table:table-cell table:number-columns-repeated="9"/>
        </table:table-row>
        <table:table-row table:style-name="ro1">
          <table:table-cell office:value-type="float" office:value="3063912" calcext:value-type="float">
            <text:p>3063912</text:p>
          </table:table-cell>
          <table:table-cell office:value-type="float" office:value="3152096" calcext:value-type="float">
            <text:p>3152096</text:p>
          </table:table-cell>
          <table:table-cell office:value-type="float" office:value="3328944" calcext:value-type="float">
            <text:p>3328944</text:p>
          </table:table-cell>
          <table:table-cell office:value-type="float" office:value="3803192" calcext:value-type="float">
            <text:p>3803192</text:p>
          </table:table-cell>
          <table:table-cell office:value-type="float" office:value="3196072" calcext:value-type="float">
            <text:p>3196072</text:p>
          </table:table-cell>
          <table:table-cell office:value-type="float" office:value="3253248" calcext:value-type="float">
            <text:p>3253248</text:p>
          </table:table-cell>
          <table:table-cell office:value-type="float" office:value="3624480" calcext:value-type="float">
            <text:p>3624480</text:p>
          </table:table-cell>
          <table:table-cell table:number-columns-repeated="9"/>
        </table:table-row>
        <table:table-row table:style-name="ro1">
          <table:table-cell office:value-type="float" office:value="3063960" calcext:value-type="float">
            <text:p>3063960</text:p>
          </table:table-cell>
          <table:table-cell office:value-type="float" office:value="3152720" calcext:value-type="float">
            <text:p>3152720</text:p>
          </table:table-cell>
          <table:table-cell office:value-type="float" office:value="3329600" calcext:value-type="float">
            <text:p>3329600</text:p>
          </table:table-cell>
          <table:table-cell office:value-type="float" office:value="3803360" calcext:value-type="float">
            <text:p>3803360</text:p>
          </table:table-cell>
          <table:table-cell office:value-type="float" office:value="3197352" calcext:value-type="float">
            <text:p>3197352</text:p>
          </table:table-cell>
          <table:table-cell office:value-type="float" office:value="3253384" calcext:value-type="float">
            <text:p>3253384</text:p>
          </table:table-cell>
          <table:table-cell office:value-type="float" office:value="3624968" calcext:value-type="float">
            <text:p>3624968</text:p>
          </table:table-cell>
          <table:table-cell table:number-columns-repeated="9"/>
        </table:table-row>
        <table:table-row table:style-name="ro1">
          <table:table-cell office:value-type="float" office:value="3064424" calcext:value-type="float">
            <text:p>3064424</text:p>
          </table:table-cell>
          <table:table-cell office:value-type="float" office:value="3152920" calcext:value-type="float">
            <text:p>3152920</text:p>
          </table:table-cell>
          <table:table-cell office:value-type="float" office:value="3330440" calcext:value-type="float">
            <text:p>3330440</text:p>
          </table:table-cell>
          <table:table-cell office:value-type="float" office:value="3803920" calcext:value-type="float">
            <text:p>3803920</text:p>
          </table:table-cell>
          <table:table-cell office:value-type="float" office:value="3197592" calcext:value-type="float">
            <text:p>3197592</text:p>
          </table:table-cell>
          <table:table-cell office:value-type="float" office:value="3253832" calcext:value-type="float">
            <text:p>3253832</text:p>
          </table:table-cell>
          <table:table-cell office:value-type="float" office:value="3626008" calcext:value-type="float">
            <text:p>3626008</text:p>
          </table:table-cell>
          <table:table-cell table:number-columns-repeated="9"/>
        </table:table-row>
        <table:table-row table:style-name="ro1">
          <table:table-cell office:value-type="float" office:value="3065064" calcext:value-type="float">
            <text:p>3065064</text:p>
          </table:table-cell>
          <table:table-cell office:value-type="float" office:value="3153304" calcext:value-type="float">
            <text:p>3153304</text:p>
          </table:table-cell>
          <table:table-cell office:value-type="float" office:value="3330720" calcext:value-type="float">
            <text:p>3330720</text:p>
          </table:table-cell>
          <table:table-cell office:value-type="float" office:value="3804208" calcext:value-type="float">
            <text:p>3804208</text:p>
          </table:table-cell>
          <table:table-cell office:value-type="float" office:value="3198064" calcext:value-type="float">
            <text:p>3198064</text:p>
          </table:table-cell>
          <table:table-cell office:value-type="float" office:value="3254104" calcext:value-type="float">
            <text:p>3254104</text:p>
          </table:table-cell>
          <table:table-cell office:value-type="float" office:value="3626304" calcext:value-type="float">
            <text:p>3626304</text:p>
          </table:table-cell>
          <table:table-cell table:number-columns-repeated="9"/>
        </table:table-row>
        <table:table-row table:style-name="ro1">
          <table:table-cell office:value-type="float" office:value="3065672" calcext:value-type="float">
            <text:p>3065672</text:p>
          </table:table-cell>
          <table:table-cell office:value-type="float" office:value="3153304" calcext:value-type="float">
            <text:p>3153304</text:p>
          </table:table-cell>
          <table:table-cell office:value-type="float" office:value="3330944" calcext:value-type="float">
            <text:p>3330944</text:p>
          </table:table-cell>
          <table:table-cell office:value-type="float" office:value="3804232" calcext:value-type="float">
            <text:p>3804232</text:p>
          </table:table-cell>
          <table:table-cell office:value-type="float" office:value="3198184" calcext:value-type="float">
            <text:p>3198184</text:p>
          </table:table-cell>
          <table:table-cell office:value-type="float" office:value="3254216" calcext:value-type="float">
            <text:p>3254216</text:p>
          </table:table-cell>
          <table:table-cell office:value-type="float" office:value="3626896" calcext:value-type="float">
            <text:p>3626896</text:p>
          </table:table-cell>
          <table:table-cell table:number-columns-repeated="9"/>
        </table:table-row>
        <table:table-row table:style-name="ro1">
          <table:table-cell office:value-type="float" office:value="3066664" calcext:value-type="float">
            <text:p>3066664</text:p>
          </table:table-cell>
          <table:table-cell office:value-type="float" office:value="3153560" calcext:value-type="float">
            <text:p>3153560</text:p>
          </table:table-cell>
          <table:table-cell office:value-type="float" office:value="3331224" calcext:value-type="float">
            <text:p>3331224</text:p>
          </table:table-cell>
          <table:table-cell office:value-type="float" office:value="3804240" calcext:value-type="float">
            <text:p>3804240</text:p>
          </table:table-cell>
          <table:table-cell office:value-type="float" office:value="3198192" calcext:value-type="float">
            <text:p>3198192</text:p>
          </table:table-cell>
          <table:table-cell office:value-type="float" office:value="3254632" calcext:value-type="float">
            <text:p>3254632</text:p>
          </table:table-cell>
          <table:table-cell office:value-type="float" office:value="3627024" calcext:value-type="float">
            <text:p>3627024</text:p>
          </table:table-cell>
          <table:table-cell table:number-columns-repeated="9"/>
        </table:table-row>
        <table:table-row table:style-name="ro1">
          <table:table-cell office:value-type="float" office:value="3066680" calcext:value-type="float">
            <text:p>3066680</text:p>
          </table:table-cell>
          <table:table-cell office:value-type="float" office:value="3153656" calcext:value-type="float">
            <text:p>3153656</text:p>
          </table:table-cell>
          <table:table-cell office:value-type="float" office:value="3331744" calcext:value-type="float">
            <text:p>3331744</text:p>
          </table:table-cell>
          <table:table-cell office:value-type="float" office:value="3804640" calcext:value-type="float">
            <text:p>3804640</text:p>
          </table:table-cell>
          <table:table-cell office:value-type="float" office:value="3198584" calcext:value-type="float">
            <text:p>3198584</text:p>
          </table:table-cell>
          <table:table-cell office:value-type="float" office:value="3254712" calcext:value-type="float">
            <text:p>3254712</text:p>
          </table:table-cell>
          <table:table-cell office:value-type="float" office:value="3627704" calcext:value-type="float">
            <text:p>3627704</text:p>
          </table:table-cell>
          <table:table-cell table:number-columns-repeated="9"/>
        </table:table-row>
        <table:table-row table:style-name="ro1">
          <table:table-cell office:value-type="float" office:value="3067344" calcext:value-type="float">
            <text:p>3067344</text:p>
          </table:table-cell>
          <table:table-cell office:value-type="float" office:value="3154024" calcext:value-type="float">
            <text:p>3154024</text:p>
          </table:table-cell>
          <table:table-cell office:value-type="float" office:value="3332448" calcext:value-type="float">
            <text:p>3332448</text:p>
          </table:table-cell>
          <table:table-cell office:value-type="float" office:value="3805216" calcext:value-type="float">
            <text:p>3805216</text:p>
          </table:table-cell>
          <table:table-cell office:value-type="float" office:value="3198728" calcext:value-type="float">
            <text:p>3198728</text:p>
          </table:table-cell>
          <table:table-cell office:value-type="float" office:value="3255344" calcext:value-type="float">
            <text:p>3255344</text:p>
          </table:table-cell>
          <table:table-cell office:value-type="float" office:value="3627936" calcext:value-type="float">
            <text:p>3627936</text:p>
          </table:table-cell>
          <table:table-cell table:number-columns-repeated="9"/>
        </table:table-row>
        <table:table-row table:style-name="ro1">
          <table:table-cell office:value-type="float" office:value="3067424" calcext:value-type="float">
            <text:p>3067424</text:p>
          </table:table-cell>
          <table:table-cell office:value-type="float" office:value="3154520" calcext:value-type="float">
            <text:p>3154520</text:p>
          </table:table-cell>
          <table:table-cell office:value-type="float" office:value="3332648" calcext:value-type="float">
            <text:p>3332648</text:p>
          </table:table-cell>
          <table:table-cell office:value-type="float" office:value="3805560" calcext:value-type="float">
            <text:p>3805560</text:p>
          </table:table-cell>
          <table:table-cell office:value-type="float" office:value="3198928" calcext:value-type="float">
            <text:p>3198928</text:p>
          </table:table-cell>
          <table:table-cell office:value-type="float" office:value="3255496" calcext:value-type="float">
            <text:p>3255496</text:p>
          </table:table-cell>
          <table:table-cell office:value-type="float" office:value="3627976" calcext:value-type="float">
            <text:p>3627976</text:p>
          </table:table-cell>
          <table:table-cell table:number-columns-repeated="9"/>
        </table:table-row>
        <table:table-row table:style-name="ro1">
          <table:table-cell office:value-type="float" office:value="3067824" calcext:value-type="float">
            <text:p>3067824</text:p>
          </table:table-cell>
          <table:table-cell office:value-type="float" office:value="3156048" calcext:value-type="float">
            <text:p>3156048</text:p>
          </table:table-cell>
          <table:table-cell office:value-type="float" office:value="3332720" calcext:value-type="float">
            <text:p>3332720</text:p>
          </table:table-cell>
          <table:table-cell office:value-type="float" office:value="3807448" calcext:value-type="float">
            <text:p>3807448</text:p>
          </table:table-cell>
          <table:table-cell office:value-type="float" office:value="3199000" calcext:value-type="float">
            <text:p>3199000</text:p>
          </table:table-cell>
          <table:table-cell office:value-type="float" office:value="3255952" calcext:value-type="float">
            <text:p>3255952</text:p>
          </table:table-cell>
          <table:table-cell office:value-type="float" office:value="3628016" calcext:value-type="float">
            <text:p>3628016</text:p>
          </table:table-cell>
          <table:table-cell table:number-columns-repeated="9"/>
        </table:table-row>
        <table:table-row table:style-name="ro1">
          <table:table-cell office:value-type="float" office:value="3069560" calcext:value-type="float">
            <text:p>3069560</text:p>
          </table:table-cell>
          <table:table-cell office:value-type="float" office:value="3156488" calcext:value-type="float">
            <text:p>3156488</text:p>
          </table:table-cell>
          <table:table-cell office:value-type="float" office:value="3335096" calcext:value-type="float">
            <text:p>3335096</text:p>
          </table:table-cell>
          <table:table-cell office:value-type="float" office:value="3807600" calcext:value-type="float">
            <text:p>3807600</text:p>
          </table:table-cell>
          <table:table-cell office:value-type="float" office:value="3200152" calcext:value-type="float">
            <text:p>3200152</text:p>
          </table:table-cell>
          <table:table-cell office:value-type="float" office:value="3257496" calcext:value-type="float">
            <text:p>3257496</text:p>
          </table:table-cell>
          <table:table-cell office:value-type="float" office:value="3628072" calcext:value-type="float">
            <text:p>3628072</text:p>
          </table:table-cell>
          <table:table-cell table:number-columns-repeated="9"/>
        </table:table-row>
        <table:table-row table:style-name="ro1">
          <table:table-cell office:value-type="float" office:value="3069872" calcext:value-type="float">
            <text:p>3069872</text:p>
          </table:table-cell>
          <table:table-cell office:value-type="float" office:value="3156520" calcext:value-type="float">
            <text:p>3156520</text:p>
          </table:table-cell>
          <table:table-cell office:value-type="float" office:value="3335360" calcext:value-type="float">
            <text:p>3335360</text:p>
          </table:table-cell>
          <table:table-cell office:value-type="float" office:value="3807872" calcext:value-type="float">
            <text:p>3807872</text:p>
          </table:table-cell>
          <table:table-cell office:value-type="float" office:value="3200184" calcext:value-type="float">
            <text:p>3200184</text:p>
          </table:table-cell>
          <table:table-cell office:value-type="float" office:value="3258824" calcext:value-type="float">
            <text:p>3258824</text:p>
          </table:table-cell>
          <table:table-cell office:value-type="float" office:value="3628176" calcext:value-type="float">
            <text:p>3628176</text:p>
          </table:table-cell>
          <table:table-cell table:number-columns-repeated="9"/>
        </table:table-row>
        <table:table-row table:style-name="ro1">
          <table:table-cell office:value-type="float" office:value="3069984" calcext:value-type="float">
            <text:p>3069984</text:p>
          </table:table-cell>
          <table:table-cell office:value-type="float" office:value="3156568" calcext:value-type="float">
            <text:p>3156568</text:p>
          </table:table-cell>
          <table:table-cell office:value-type="float" office:value="3335584" calcext:value-type="float">
            <text:p>3335584</text:p>
          </table:table-cell>
          <table:table-cell office:value-type="float" office:value="3808616" calcext:value-type="float">
            <text:p>3808616</text:p>
          </table:table-cell>
          <table:table-cell office:value-type="float" office:value="3201024" calcext:value-type="float">
            <text:p>3201024</text:p>
          </table:table-cell>
          <table:table-cell office:value-type="float" office:value="3258912" calcext:value-type="float">
            <text:p>3258912</text:p>
          </table:table-cell>
          <table:table-cell office:value-type="float" office:value="3628744" calcext:value-type="float">
            <text:p>3628744</text:p>
          </table:table-cell>
          <table:table-cell table:number-columns-repeated="9"/>
        </table:table-row>
        <table:table-row table:style-name="ro1">
          <table:table-cell office:value-type="float" office:value="3070120" calcext:value-type="float">
            <text:p>3070120</text:p>
          </table:table-cell>
          <table:table-cell office:value-type="float" office:value="3157432" calcext:value-type="float">
            <text:p>3157432</text:p>
          </table:table-cell>
          <table:table-cell office:value-type="float" office:value="3335728" calcext:value-type="float">
            <text:p>3335728</text:p>
          </table:table-cell>
          <table:table-cell office:value-type="float" office:value="3810440" calcext:value-type="float">
            <text:p>3810440</text:p>
          </table:table-cell>
          <table:table-cell office:value-type="float" office:value="3203272" calcext:value-type="float">
            <text:p>3203272</text:p>
          </table:table-cell>
          <table:table-cell office:value-type="float" office:value="3259072" calcext:value-type="float">
            <text:p>3259072</text:p>
          </table:table-cell>
          <table:table-cell office:value-type="float" office:value="3628960" calcext:value-type="float">
            <text:p>3628960</text:p>
          </table:table-cell>
          <table:table-cell table:number-columns-repeated="9"/>
        </table:table-row>
        <table:table-row table:style-name="ro1">
          <table:table-cell office:value-type="float" office:value="3070184" calcext:value-type="float">
            <text:p>3070184</text:p>
          </table:table-cell>
          <table:table-cell office:value-type="float" office:value="3157440" calcext:value-type="float">
            <text:p>3157440</text:p>
          </table:table-cell>
          <table:table-cell office:value-type="float" office:value="3335800" calcext:value-type="float">
            <text:p>3335800</text:p>
          </table:table-cell>
          <table:table-cell office:value-type="float" office:value="3811048" calcext:value-type="float">
            <text:p>3811048</text:p>
          </table:table-cell>
          <table:table-cell office:value-type="float" office:value="3203448" calcext:value-type="float">
            <text:p>3203448</text:p>
          </table:table-cell>
          <table:table-cell office:value-type="float" office:value="3259576" calcext:value-type="float">
            <text:p>3259576</text:p>
          </table:table-cell>
          <table:table-cell office:value-type="float" office:value="3629080" calcext:value-type="float">
            <text:p>3629080</text:p>
          </table:table-cell>
          <table:table-cell table:number-columns-repeated="9"/>
        </table:table-row>
        <table:table-row table:style-name="ro1">
          <table:table-cell office:value-type="float" office:value="3070224" calcext:value-type="float">
            <text:p>3070224</text:p>
          </table:table-cell>
          <table:table-cell office:value-type="float" office:value="3157560" calcext:value-type="float">
            <text:p>3157560</text:p>
          </table:table-cell>
          <table:table-cell office:value-type="float" office:value="3336720" calcext:value-type="float">
            <text:p>3336720</text:p>
          </table:table-cell>
          <table:table-cell office:value-type="float" office:value="3811512" calcext:value-type="float">
            <text:p>3811512</text:p>
          </table:table-cell>
          <table:table-cell office:value-type="float" office:value="3203488" calcext:value-type="float">
            <text:p>3203488</text:p>
          </table:table-cell>
          <table:table-cell office:value-type="float" office:value="3259808" calcext:value-type="float">
            <text:p>3259808</text:p>
          </table:table-cell>
          <table:table-cell office:value-type="float" office:value="3629416" calcext:value-type="float">
            <text:p>3629416</text:p>
          </table:table-cell>
          <table:table-cell table:number-columns-repeated="9"/>
        </table:table-row>
        <table:table-row table:style-name="ro1">
          <table:table-cell office:value-type="float" office:value="3070592" calcext:value-type="float">
            <text:p>3070592</text:p>
          </table:table-cell>
          <table:table-cell office:value-type="float" office:value="3158552" calcext:value-type="float">
            <text:p>3158552</text:p>
          </table:table-cell>
          <table:table-cell office:value-type="float" office:value="3337376" calcext:value-type="float">
            <text:p>3337376</text:p>
          </table:table-cell>
          <table:table-cell office:value-type="float" office:value="3811712" calcext:value-type="float">
            <text:p>3811712</text:p>
          </table:table-cell>
          <table:table-cell office:value-type="float" office:value="3204168" calcext:value-type="float">
            <text:p>3204168</text:p>
          </table:table-cell>
          <table:table-cell office:value-type="float" office:value="3259888" calcext:value-type="float">
            <text:p>3259888</text:p>
          </table:table-cell>
          <table:table-cell office:value-type="float" office:value="3629776" calcext:value-type="float">
            <text:p>3629776</text:p>
          </table:table-cell>
          <table:table-cell table:number-columns-repeated="9"/>
        </table:table-row>
        <table:table-row table:style-name="ro1">
          <table:table-cell office:value-type="float" office:value="3071360" calcext:value-type="float">
            <text:p>3071360</text:p>
          </table:table-cell>
          <table:table-cell office:value-type="float" office:value="3158632" calcext:value-type="float">
            <text:p>3158632</text:p>
          </table:table-cell>
          <table:table-cell office:value-type="float" office:value="3337472" calcext:value-type="float">
            <text:p>3337472</text:p>
          </table:table-cell>
          <table:table-cell office:value-type="float" office:value="3811736" calcext:value-type="float">
            <text:p>3811736</text:p>
          </table:table-cell>
          <table:table-cell office:value-type="float" office:value="3205392" calcext:value-type="float">
            <text:p>3205392</text:p>
          </table:table-cell>
          <table:table-cell office:value-type="float" office:value="3260224" calcext:value-type="float">
            <text:p>3260224</text:p>
          </table:table-cell>
          <table:table-cell office:value-type="float" office:value="3629912" calcext:value-type="float">
            <text:p>3629912</text:p>
          </table:table-cell>
          <table:table-cell table:number-columns-repeated="9"/>
        </table:table-row>
        <table:table-row table:style-name="ro1">
          <table:table-cell office:value-type="float" office:value="3071784" calcext:value-type="float">
            <text:p>3071784</text:p>
          </table:table-cell>
          <table:table-cell office:value-type="float" office:value="3158688" calcext:value-type="float">
            <text:p>3158688</text:p>
          </table:table-cell>
          <table:table-cell office:value-type="float" office:value="3338064" calcext:value-type="float">
            <text:p>3338064</text:p>
          </table:table-cell>
          <table:table-cell office:value-type="float" office:value="3812768" calcext:value-type="float">
            <text:p>3812768</text:p>
          </table:table-cell>
          <table:table-cell office:value-type="float" office:value="3205712" calcext:value-type="float">
            <text:p>3205712</text:p>
          </table:table-cell>
          <table:table-cell office:value-type="float" office:value="3260608" calcext:value-type="float">
            <text:p>3260608</text:p>
          </table:table-cell>
          <table:table-cell office:value-type="float" office:value="3629952" calcext:value-type="float">
            <text:p>3629952</text:p>
          </table:table-cell>
          <table:table-cell table:number-columns-repeated="9"/>
        </table:table-row>
        <table:table-row table:style-name="ro1">
          <table:table-cell office:value-type="float" office:value="3072496" calcext:value-type="float">
            <text:p>3072496</text:p>
          </table:table-cell>
          <table:table-cell office:value-type="float" office:value="3158800" calcext:value-type="float">
            <text:p>3158800</text:p>
          </table:table-cell>
          <table:table-cell office:value-type="float" office:value="3338120" calcext:value-type="float">
            <text:p>3338120</text:p>
          </table:table-cell>
          <table:table-cell office:value-type="float" office:value="3813384" calcext:value-type="float">
            <text:p>3813384</text:p>
          </table:table-cell>
          <table:table-cell office:value-type="float" office:value="3206256" calcext:value-type="float">
            <text:p>3206256</text:p>
          </table:table-cell>
          <table:table-cell office:value-type="float" office:value="3261144" calcext:value-type="float">
            <text:p>3261144</text:p>
          </table:table-cell>
          <table:table-cell office:value-type="float" office:value="3630648" calcext:value-type="float">
            <text:p>3630648</text:p>
          </table:table-cell>
          <table:table-cell table:number-columns-repeated="9"/>
        </table:table-row>
        <table:table-row table:style-name="ro1">
          <table:table-cell office:value-type="float" office:value="3072632" calcext:value-type="float">
            <text:p>3072632</text:p>
          </table:table-cell>
          <table:table-cell office:value-type="float" office:value="3159400" calcext:value-type="float">
            <text:p>3159400</text:p>
          </table:table-cell>
          <table:table-cell office:value-type="float" office:value="3338192" calcext:value-type="float">
            <text:p>3338192</text:p>
          </table:table-cell>
          <table:table-cell office:value-type="float" office:value="3813496" calcext:value-type="float">
            <text:p>3813496</text:p>
          </table:table-cell>
          <table:table-cell office:value-type="float" office:value="3206536" calcext:value-type="float">
            <text:p>3206536</text:p>
          </table:table-cell>
          <table:table-cell office:value-type="float" office:value="3261288" calcext:value-type="float">
            <text:p>3261288</text:p>
          </table:table-cell>
          <table:table-cell office:value-type="float" office:value="3631008" calcext:value-type="float">
            <text:p>3631008</text:p>
          </table:table-cell>
          <table:table-cell table:number-columns-repeated="9"/>
        </table:table-row>
        <table:table-row table:style-name="ro1">
          <table:table-cell office:value-type="float" office:value="3072848" calcext:value-type="float">
            <text:p>3072848</text:p>
          </table:table-cell>
          <table:table-cell office:value-type="float" office:value="3159632" calcext:value-type="float">
            <text:p>3159632</text:p>
          </table:table-cell>
          <table:table-cell office:value-type="float" office:value="3338232" calcext:value-type="float">
            <text:p>3338232</text:p>
          </table:table-cell>
          <table:table-cell office:value-type="float" office:value="3814424" calcext:value-type="float">
            <text:p>3814424</text:p>
          </table:table-cell>
          <table:table-cell office:value-type="float" office:value="3206664" calcext:value-type="float">
            <text:p>3206664</text:p>
          </table:table-cell>
          <table:table-cell office:value-type="float" office:value="3261512" calcext:value-type="float">
            <text:p>3261512</text:p>
          </table:table-cell>
          <table:table-cell office:value-type="float" office:value="3631304" calcext:value-type="float">
            <text:p>3631304</text:p>
          </table:table-cell>
          <table:table-cell table:number-columns-repeated="9"/>
        </table:table-row>
        <table:table-row table:style-name="ro1">
          <table:table-cell office:value-type="float" office:value="3073176" calcext:value-type="float">
            <text:p>3073176</text:p>
          </table:table-cell>
          <table:table-cell office:value-type="float" office:value="3159936" calcext:value-type="float">
            <text:p>3159936</text:p>
          </table:table-cell>
          <table:table-cell office:value-type="float" office:value="3339968" calcext:value-type="float">
            <text:p>3339968</text:p>
          </table:table-cell>
          <table:table-cell office:value-type="float" office:value="3815152" calcext:value-type="float">
            <text:p>3815152</text:p>
          </table:table-cell>
          <table:table-cell office:value-type="float" office:value="3206936" calcext:value-type="float">
            <text:p>3206936</text:p>
          </table:table-cell>
          <table:table-cell office:value-type="float" office:value="3261920" calcext:value-type="float">
            <text:p>3261920</text:p>
          </table:table-cell>
          <table:table-cell office:value-type="float" office:value="3631872" calcext:value-type="float">
            <text:p>3631872</text:p>
          </table:table-cell>
          <table:table-cell table:number-columns-repeated="9"/>
        </table:table-row>
        <table:table-row table:style-name="ro1">
          <table:table-cell office:value-type="float" office:value="3074008" calcext:value-type="float">
            <text:p>3074008</text:p>
          </table:table-cell>
          <table:table-cell office:value-type="float" office:value="3159960" calcext:value-type="float">
            <text:p>3159960</text:p>
          </table:table-cell>
          <table:table-cell office:value-type="float" office:value="3340568" calcext:value-type="float">
            <text:p>3340568</text:p>
          </table:table-cell>
          <table:table-cell office:value-type="float" office:value="3815544" calcext:value-type="float">
            <text:p>3815544</text:p>
          </table:table-cell>
          <table:table-cell office:value-type="float" office:value="3207056" calcext:value-type="float">
            <text:p>3207056</text:p>
          </table:table-cell>
          <table:table-cell office:value-type="float" office:value="3262608" calcext:value-type="float">
            <text:p>3262608</text:p>
          </table:table-cell>
          <table:table-cell office:value-type="float" office:value="3631976" calcext:value-type="float">
            <text:p>3631976</text:p>
          </table:table-cell>
          <table:table-cell table:number-columns-repeated="9"/>
        </table:table-row>
        <table:table-row table:style-name="ro1">
          <table:table-cell office:value-type="float" office:value="3074136" calcext:value-type="float">
            <text:p>3074136</text:p>
          </table:table-cell>
          <table:table-cell office:value-type="float" office:value="3159968" calcext:value-type="float">
            <text:p>3159968</text:p>
          </table:table-cell>
          <table:table-cell office:value-type="float" office:value="3341032" calcext:value-type="float">
            <text:p>3341032</text:p>
          </table:table-cell>
          <table:table-cell office:value-type="float" office:value="3816024" calcext:value-type="float">
            <text:p>3816024</text:p>
          </table:table-cell>
          <table:table-cell office:value-type="float" office:value="3207168" calcext:value-type="float">
            <text:p>3207168</text:p>
          </table:table-cell>
          <table:table-cell office:value-type="float" office:value="3262888" calcext:value-type="float">
            <text:p>3262888</text:p>
          </table:table-cell>
          <table:table-cell office:value-type="float" office:value="3632168" calcext:value-type="float">
            <text:p>3632168</text:p>
          </table:table-cell>
          <table:table-cell table:number-columns-repeated="9"/>
        </table:table-row>
        <table:table-row table:style-name="ro1">
          <table:table-cell office:value-type="float" office:value="3074144" calcext:value-type="float">
            <text:p>3074144</text:p>
          </table:table-cell>
          <table:table-cell office:value-type="float" office:value="3160408" calcext:value-type="float">
            <text:p>3160408</text:p>
          </table:table-cell>
          <table:table-cell office:value-type="float" office:value="3341344" calcext:value-type="float">
            <text:p>3341344</text:p>
          </table:table-cell>
          <table:table-cell office:value-type="float" office:value="3816608" calcext:value-type="float">
            <text:p>3816608</text:p>
          </table:table-cell>
          <table:table-cell office:value-type="float" office:value="3207248" calcext:value-type="float">
            <text:p>3207248</text:p>
          </table:table-cell>
          <table:table-cell office:value-type="float" office:value="3263128" calcext:value-type="float">
            <text:p>3263128</text:p>
          </table:table-cell>
          <table:table-cell office:value-type="float" office:value="3632520" calcext:value-type="float">
            <text:p>3632520</text:p>
          </table:table-cell>
          <table:table-cell table:number-columns-repeated="9"/>
        </table:table-row>
        <table:table-row table:style-name="ro1">
          <table:table-cell office:value-type="float" office:value="3074288" calcext:value-type="float">
            <text:p>3074288</text:p>
          </table:table-cell>
          <table:table-cell office:value-type="float" office:value="3161600" calcext:value-type="float">
            <text:p>3161600</text:p>
          </table:table-cell>
          <table:table-cell office:value-type="float" office:value="3341432" calcext:value-type="float">
            <text:p>3341432</text:p>
          </table:table-cell>
          <table:table-cell office:value-type="float" office:value="3817152" calcext:value-type="float">
            <text:p>3817152</text:p>
          </table:table-cell>
          <table:table-cell office:value-type="float" office:value="3207312" calcext:value-type="float">
            <text:p>3207312</text:p>
          </table:table-cell>
          <table:table-cell office:value-type="float" office:value="3263440" calcext:value-type="float">
            <text:p>3263440</text:p>
          </table:table-cell>
          <table:table-cell office:value-type="float" office:value="3632536" calcext:value-type="float">
            <text:p>3632536</text:p>
          </table:table-cell>
          <table:table-cell table:number-columns-repeated="9"/>
        </table:table-row>
        <table:table-row table:style-name="ro1">
          <table:table-cell office:value-type="float" office:value="3074384" calcext:value-type="float">
            <text:p>3074384</text:p>
          </table:table-cell>
          <table:table-cell office:value-type="float" office:value="3161704" calcext:value-type="float">
            <text:p>3161704</text:p>
          </table:table-cell>
          <table:table-cell office:value-type="float" office:value="3341840" calcext:value-type="float">
            <text:p>3341840</text:p>
          </table:table-cell>
          <table:table-cell office:value-type="float" office:value="3817288" calcext:value-type="float">
            <text:p>3817288</text:p>
          </table:table-cell>
          <table:table-cell office:value-type="float" office:value="3207440" calcext:value-type="float">
            <text:p>3207440</text:p>
          </table:table-cell>
          <table:table-cell office:value-type="float" office:value="3264072" calcext:value-type="float">
            <text:p>3264072</text:p>
          </table:table-cell>
          <table:table-cell office:value-type="float" office:value="3632864" calcext:value-type="float">
            <text:p>3632864</text:p>
          </table:table-cell>
          <table:table-cell table:number-columns-repeated="9"/>
        </table:table-row>
        <table:table-row table:style-name="ro1">
          <table:table-cell office:value-type="float" office:value="3074624" calcext:value-type="float">
            <text:p>3074624</text:p>
          </table:table-cell>
          <table:table-cell office:value-type="float" office:value="3161832" calcext:value-type="float">
            <text:p>3161832</text:p>
          </table:table-cell>
          <table:table-cell office:value-type="float" office:value="3341984" calcext:value-type="float">
            <text:p>3341984</text:p>
          </table:table-cell>
          <table:table-cell office:value-type="float" office:value="3817568" calcext:value-type="float">
            <text:p>3817568</text:p>
          </table:table-cell>
          <table:table-cell office:value-type="float" office:value="3207872" calcext:value-type="float">
            <text:p>3207872</text:p>
          </table:table-cell>
          <table:table-cell office:value-type="float" office:value="3264224" calcext:value-type="float">
            <text:p>3264224</text:p>
          </table:table-cell>
          <table:table-cell office:value-type="float" office:value="3633160" calcext:value-type="float">
            <text:p>3633160</text:p>
          </table:table-cell>
          <table:table-cell table:number-columns-repeated="9"/>
        </table:table-row>
        <table:table-row table:style-name="ro1">
          <table:table-cell office:value-type="float" office:value="3075824" calcext:value-type="float">
            <text:p>3075824</text:p>
          </table:table-cell>
          <table:table-cell office:value-type="float" office:value="3162496" calcext:value-type="float">
            <text:p>3162496</text:p>
          </table:table-cell>
          <table:table-cell office:value-type="float" office:value="3342416" calcext:value-type="float">
            <text:p>3342416</text:p>
          </table:table-cell>
          <table:table-cell office:value-type="float" office:value="3818064" calcext:value-type="float">
            <text:p>3818064</text:p>
          </table:table-cell>
          <table:table-cell office:value-type="float" office:value="3207888" calcext:value-type="float">
            <text:p>3207888</text:p>
          </table:table-cell>
          <table:table-cell office:value-type="float" office:value="3264528" calcext:value-type="float">
            <text:p>3264528</text:p>
          </table:table-cell>
          <table:table-cell office:value-type="float" office:value="3633288" calcext:value-type="float">
            <text:p>3633288</text:p>
          </table:table-cell>
          <table:table-cell table:number-columns-repeated="9"/>
        </table:table-row>
        <table:table-row table:style-name="ro1">
          <table:table-cell office:value-type="float" office:value="3076048" calcext:value-type="float">
            <text:p>3076048</text:p>
          </table:table-cell>
          <table:table-cell office:value-type="float" office:value="3163328" calcext:value-type="float">
            <text:p>3163328</text:p>
          </table:table-cell>
          <table:table-cell office:value-type="float" office:value="3342424" calcext:value-type="float">
            <text:p>3342424</text:p>
          </table:table-cell>
          <table:table-cell office:value-type="float" office:value="3818192" calcext:value-type="float">
            <text:p>3818192</text:p>
          </table:table-cell>
          <table:table-cell office:value-type="float" office:value="3208064" calcext:value-type="float">
            <text:p>3208064</text:p>
          </table:table-cell>
          <table:table-cell office:value-type="float" office:value="3264952" calcext:value-type="float">
            <text:p>3264952</text:p>
          </table:table-cell>
          <table:table-cell office:value-type="float" office:value="3633392" calcext:value-type="float">
            <text:p>3633392</text:p>
          </table:table-cell>
          <table:table-cell table:number-columns-repeated="9"/>
        </table:table-row>
        <table:table-row table:style-name="ro1">
          <table:table-cell office:value-type="float" office:value="3076264" calcext:value-type="float">
            <text:p>3076264</text:p>
          </table:table-cell>
          <table:table-cell office:value-type="float" office:value="3163376" calcext:value-type="float">
            <text:p>3163376</text:p>
          </table:table-cell>
          <table:table-cell office:value-type="float" office:value="3342864" calcext:value-type="float">
            <text:p>3342864</text:p>
          </table:table-cell>
          <table:table-cell office:value-type="float" office:value="3818344" calcext:value-type="float">
            <text:p>3818344</text:p>
          </table:table-cell>
          <table:table-cell office:value-type="float" office:value="3209064" calcext:value-type="float">
            <text:p>3209064</text:p>
          </table:table-cell>
          <table:table-cell office:value-type="float" office:value="3265256" calcext:value-type="float">
            <text:p>3265256</text:p>
          </table:table-cell>
          <table:table-cell office:value-type="float" office:value="3633424" calcext:value-type="float">
            <text:p>3633424</text:p>
          </table:table-cell>
          <table:table-cell table:number-columns-repeated="9"/>
        </table:table-row>
        <table:table-row table:style-name="ro1">
          <table:table-cell office:value-type="float" office:value="3077328" calcext:value-type="float">
            <text:p>3077328</text:p>
          </table:table-cell>
          <table:table-cell office:value-type="float" office:value="3163536" calcext:value-type="float">
            <text:p>3163536</text:p>
          </table:table-cell>
          <table:table-cell office:value-type="float" office:value="3343560" calcext:value-type="float">
            <text:p>3343560</text:p>
          </table:table-cell>
          <table:table-cell office:value-type="float" office:value="3818360" calcext:value-type="float">
            <text:p>3818360</text:p>
          </table:table-cell>
          <table:table-cell office:value-type="float" office:value="3209200" calcext:value-type="float">
            <text:p>3209200</text:p>
          </table:table-cell>
          <table:table-cell office:value-type="float" office:value="3265392" calcext:value-type="float">
            <text:p>3265392</text:p>
          </table:table-cell>
          <table:table-cell office:value-type="float" office:value="3633520" calcext:value-type="float">
            <text:p>3633520</text:p>
          </table:table-cell>
          <table:table-cell table:number-columns-repeated="9"/>
        </table:table-row>
        <table:table-row table:style-name="ro1">
          <table:table-cell office:value-type="float" office:value="3077464" calcext:value-type="float">
            <text:p>3077464</text:p>
          </table:table-cell>
          <table:table-cell office:value-type="float" office:value="3164072" calcext:value-type="float">
            <text:p>3164072</text:p>
          </table:table-cell>
          <table:table-cell office:value-type="float" office:value="3343728" calcext:value-type="float">
            <text:p>3343728</text:p>
          </table:table-cell>
          <table:table-cell office:value-type="float" office:value="3818568" calcext:value-type="float">
            <text:p>3818568</text:p>
          </table:table-cell>
          <table:table-cell office:value-type="float" office:value="3209728" calcext:value-type="float">
            <text:p>3209728</text:p>
          </table:table-cell>
          <table:table-cell office:value-type="float" office:value="3265464" calcext:value-type="float">
            <text:p>3265464</text:p>
          </table:table-cell>
          <table:table-cell office:value-type="float" office:value="3633792" calcext:value-type="float">
            <text:p>3633792</text:p>
          </table:table-cell>
          <table:table-cell table:number-columns-repeated="9"/>
        </table:table-row>
        <table:table-row table:style-name="ro1">
          <table:table-cell office:value-type="float" office:value="3077520" calcext:value-type="float">
            <text:p>3077520</text:p>
          </table:table-cell>
          <table:table-cell office:value-type="float" office:value="3164536" calcext:value-type="float">
            <text:p>3164536</text:p>
          </table:table-cell>
          <table:table-cell office:value-type="float" office:value="3343824" calcext:value-type="float">
            <text:p>3343824</text:p>
          </table:table-cell>
          <table:table-cell office:value-type="float" office:value="3819280" calcext:value-type="float">
            <text:p>3819280</text:p>
          </table:table-cell>
          <table:table-cell office:value-type="float" office:value="3209840" calcext:value-type="float">
            <text:p>3209840</text:p>
          </table:table-cell>
          <table:table-cell office:value-type="float" office:value="3265488" calcext:value-type="float">
            <text:p>3265488</text:p>
          </table:table-cell>
          <table:table-cell office:value-type="float" office:value="3634384" calcext:value-type="float">
            <text:p>3634384</text:p>
          </table:table-cell>
          <table:table-cell table:number-columns-repeated="9"/>
        </table:table-row>
        <table:table-row table:style-name="ro1">
          <table:table-cell office:value-type="float" office:value="3078096" calcext:value-type="float">
            <text:p>3078096</text:p>
          </table:table-cell>
          <table:table-cell office:value-type="float" office:value="3164760" calcext:value-type="float">
            <text:p>3164760</text:p>
          </table:table-cell>
          <table:table-cell office:value-type="float" office:value="3344072" calcext:value-type="float">
            <text:p>3344072</text:p>
          </table:table-cell>
          <table:table-cell office:value-type="float" office:value="3819808" calcext:value-type="float">
            <text:p>3819808</text:p>
          </table:table-cell>
          <table:table-cell office:value-type="float" office:value="3209856" calcext:value-type="float">
            <text:p>3209856</text:p>
          </table:table-cell>
          <table:table-cell office:value-type="float" office:value="3266336" calcext:value-type="float">
            <text:p>3266336</text:p>
          </table:table-cell>
          <table:table-cell office:value-type="float" office:value="3634776" calcext:value-type="float">
            <text:p>3634776</text:p>
          </table:table-cell>
          <table:table-cell table:number-columns-repeated="9"/>
        </table:table-row>
        <table:table-row table:style-name="ro1">
          <table:table-cell office:value-type="float" office:value="3078560" calcext:value-type="float">
            <text:p>3078560</text:p>
          </table:table-cell>
          <table:table-cell office:value-type="float" office:value="3164952" calcext:value-type="float">
            <text:p>3164952</text:p>
          </table:table-cell>
          <table:table-cell office:value-type="float" office:value="3344288" calcext:value-type="float">
            <text:p>3344288</text:p>
          </table:table-cell>
          <table:table-cell office:value-type="float" office:value="3820496" calcext:value-type="float">
            <text:p>3820496</text:p>
          </table:table-cell>
          <table:table-cell office:value-type="float" office:value="3210024" calcext:value-type="float">
            <text:p>3210024</text:p>
          </table:table-cell>
          <table:table-cell office:value-type="float" office:value="3266616" calcext:value-type="float">
            <text:p>3266616</text:p>
          </table:table-cell>
          <table:table-cell office:value-type="float" office:value="3635256" calcext:value-type="float">
            <text:p>3635256</text:p>
          </table:table-cell>
          <table:table-cell table:number-columns-repeated="9"/>
        </table:table-row>
        <table:table-row table:style-name="ro1">
          <table:table-cell office:value-type="float" office:value="3078664" calcext:value-type="float">
            <text:p>3078664</text:p>
          </table:table-cell>
          <table:table-cell office:value-type="float" office:value="3165432" calcext:value-type="float">
            <text:p>3165432</text:p>
          </table:table-cell>
          <table:table-cell office:value-type="float" office:value="3344368" calcext:value-type="float">
            <text:p>3344368</text:p>
          </table:table-cell>
          <table:table-cell office:value-type="float" office:value="3820632" calcext:value-type="float">
            <text:p>3820632</text:p>
          </table:table-cell>
          <table:table-cell office:value-type="float" office:value="3210992" calcext:value-type="float">
            <text:p>3210992</text:p>
          </table:table-cell>
          <table:table-cell office:value-type="float" office:value="3266960" calcext:value-type="float">
            <text:p>3266960</text:p>
          </table:table-cell>
          <table:table-cell office:value-type="float" office:value="3635656" calcext:value-type="float">
            <text:p>3635656</text:p>
          </table:table-cell>
          <table:table-cell table:number-columns-repeated="9"/>
        </table:table-row>
        <table:table-row table:style-name="ro1">
          <table:table-cell office:value-type="float" office:value="3078672" calcext:value-type="float">
            <text:p>3078672</text:p>
          </table:table-cell>
          <table:table-cell office:value-type="float" office:value="3165792" calcext:value-type="float">
            <text:p>3165792</text:p>
          </table:table-cell>
          <table:table-cell office:value-type="float" office:value="3345160" calcext:value-type="float">
            <text:p>3345160</text:p>
          </table:table-cell>
          <table:table-cell office:value-type="float" office:value="3821368" calcext:value-type="float">
            <text:p>3821368</text:p>
          </table:table-cell>
          <table:table-cell office:value-type="float" office:value="3211040" calcext:value-type="float">
            <text:p>3211040</text:p>
          </table:table-cell>
          <table:table-cell office:value-type="float" office:value="3266976" calcext:value-type="float">
            <text:p>3266976</text:p>
          </table:table-cell>
          <table:table-cell office:value-type="float" office:value="3635696" calcext:value-type="float">
            <text:p>3635696</text:p>
          </table:table-cell>
          <table:table-cell table:number-columns-repeated="9"/>
        </table:table-row>
        <table:table-row table:style-name="ro1">
          <table:table-cell office:value-type="float" office:value="3079352" calcext:value-type="float">
            <text:p>3079352</text:p>
          </table:table-cell>
          <table:table-cell office:value-type="float" office:value="3166072" calcext:value-type="float">
            <text:p>3166072</text:p>
          </table:table-cell>
          <table:table-cell office:value-type="float" office:value="3345176" calcext:value-type="float">
            <text:p>3345176</text:p>
          </table:table-cell>
          <table:table-cell office:value-type="float" office:value="3821832" calcext:value-type="float">
            <text:p>3821832</text:p>
          </table:table-cell>
          <table:table-cell office:value-type="float" office:value="3211192" calcext:value-type="float">
            <text:p>3211192</text:p>
          </table:table-cell>
          <table:table-cell office:value-type="float" office:value="3267104" calcext:value-type="float">
            <text:p>3267104</text:p>
          </table:table-cell>
          <table:table-cell office:value-type="float" office:value="3636608" calcext:value-type="float">
            <text:p>3636608</text:p>
          </table:table-cell>
          <table:table-cell table:number-columns-repeated="9"/>
        </table:table-row>
        <table:table-row table:style-name="ro1">
          <table:table-cell office:value-type="float" office:value="3079392" calcext:value-type="float">
            <text:p>3079392</text:p>
          </table:table-cell>
          <table:table-cell office:value-type="float" office:value="3166896" calcext:value-type="float">
            <text:p>3166896</text:p>
          </table:table-cell>
          <table:table-cell office:value-type="float" office:value="3345464" calcext:value-type="float">
            <text:p>3345464</text:p>
          </table:table-cell>
          <table:table-cell office:value-type="float" office:value="3821952" calcext:value-type="float">
            <text:p>3821952</text:p>
          </table:table-cell>
          <table:table-cell office:value-type="float" office:value="3212264" calcext:value-type="float">
            <text:p>3212264</text:p>
          </table:table-cell>
          <table:table-cell office:value-type="float" office:value="3267392" calcext:value-type="float">
            <text:p>3267392</text:p>
          </table:table-cell>
          <table:table-cell office:value-type="float" office:value="3636728" calcext:value-type="float">
            <text:p>3636728</text:p>
          </table:table-cell>
          <table:table-cell table:number-columns-repeated="9"/>
        </table:table-row>
        <table:table-row table:style-name="ro1">
          <table:table-cell office:value-type="float" office:value="3080000" calcext:value-type="float">
            <text:p>3080000</text:p>
          </table:table-cell>
          <table:table-cell office:value-type="float" office:value="3166976" calcext:value-type="float">
            <text:p>3166976</text:p>
          </table:table-cell>
          <table:table-cell office:value-type="float" office:value="3345528" calcext:value-type="float">
            <text:p>3345528</text:p>
          </table:table-cell>
          <table:table-cell office:value-type="float" office:value="3822040" calcext:value-type="float">
            <text:p>3822040</text:p>
          </table:table-cell>
          <table:table-cell office:value-type="float" office:value="3212960" calcext:value-type="float">
            <text:p>3212960</text:p>
          </table:table-cell>
          <table:table-cell office:value-type="float" office:value="3267704" calcext:value-type="float">
            <text:p>3267704</text:p>
          </table:table-cell>
          <table:table-cell office:value-type="float" office:value="3637304" calcext:value-type="float">
            <text:p>3637304</text:p>
          </table:table-cell>
          <table:table-cell table:number-columns-repeated="9"/>
        </table:table-row>
        <table:table-row table:style-name="ro1">
          <table:table-cell office:value-type="float" office:value="3081192" calcext:value-type="float">
            <text:p>3081192</text:p>
          </table:table-cell>
          <table:table-cell office:value-type="float" office:value="3167016" calcext:value-type="float">
            <text:p>3167016</text:p>
          </table:table-cell>
          <table:table-cell office:value-type="float" office:value="3345784" calcext:value-type="float">
            <text:p>3345784</text:p>
          </table:table-cell>
          <table:table-cell office:value-type="float" office:value="3822120" calcext:value-type="float">
            <text:p>3822120</text:p>
          </table:table-cell>
          <table:table-cell office:value-type="float" office:value="3213056" calcext:value-type="float">
            <text:p>3213056</text:p>
          </table:table-cell>
          <table:table-cell office:value-type="float" office:value="3268448" calcext:value-type="float">
            <text:p>3268448</text:p>
          </table:table-cell>
          <table:table-cell office:value-type="float" office:value="3637656" calcext:value-type="float">
            <text:p>3637656</text:p>
          </table:table-cell>
          <table:table-cell table:number-columns-repeated="9"/>
        </table:table-row>
        <table:table-row table:style-name="ro1">
          <table:table-cell office:value-type="float" office:value="3081264" calcext:value-type="float">
            <text:p>3081264</text:p>
          </table:table-cell>
          <table:table-cell office:value-type="float" office:value="3167048" calcext:value-type="float">
            <text:p>3167048</text:p>
          </table:table-cell>
          <table:table-cell office:value-type="float" office:value="3346120" calcext:value-type="float">
            <text:p>3346120</text:p>
          </table:table-cell>
          <table:table-cell office:value-type="float" office:value="3823536" calcext:value-type="float">
            <text:p>3823536</text:p>
          </table:table-cell>
          <table:table-cell office:value-type="float" office:value="3214056" calcext:value-type="float">
            <text:p>3214056</text:p>
          </table:table-cell>
          <table:table-cell office:value-type="float" office:value="3268840" calcext:value-type="float">
            <text:p>3268840</text:p>
          </table:table-cell>
          <table:table-cell office:value-type="float" office:value="3638320" calcext:value-type="float">
            <text:p>3638320</text:p>
          </table:table-cell>
          <table:table-cell table:number-columns-repeated="9"/>
        </table:table-row>
        <table:table-row table:style-name="ro1">
          <table:table-cell office:value-type="float" office:value="3081592" calcext:value-type="float">
            <text:p>3081592</text:p>
          </table:table-cell>
          <table:table-cell office:value-type="float" office:value="3167160" calcext:value-type="float">
            <text:p>3167160</text:p>
          </table:table-cell>
          <table:table-cell office:value-type="float" office:value="3346472" calcext:value-type="float">
            <text:p>3346472</text:p>
          </table:table-cell>
          <table:table-cell office:value-type="float" office:value="3823688" calcext:value-type="float">
            <text:p>3823688</text:p>
          </table:table-cell>
          <table:table-cell office:value-type="float" office:value="3214088" calcext:value-type="float">
            <text:p>3214088</text:p>
          </table:table-cell>
          <table:table-cell office:value-type="float" office:value="3268856" calcext:value-type="float">
            <text:p>3268856</text:p>
          </table:table-cell>
          <table:table-cell office:value-type="float" office:value="3638584" calcext:value-type="float">
            <text:p>3638584</text:p>
          </table:table-cell>
          <table:table-cell table:number-columns-repeated="9"/>
        </table:table-row>
        <table:table-row table:style-name="ro1">
          <table:table-cell office:value-type="float" office:value="3081848" calcext:value-type="float">
            <text:p>3081848</text:p>
          </table:table-cell>
          <table:table-cell office:value-type="float" office:value="3167360" calcext:value-type="float">
            <text:p>3167360</text:p>
          </table:table-cell>
          <table:table-cell office:value-type="float" office:value="3347312" calcext:value-type="float">
            <text:p>3347312</text:p>
          </table:table-cell>
          <table:table-cell office:value-type="float" office:value="3823832" calcext:value-type="float">
            <text:p>3823832</text:p>
          </table:table-cell>
          <table:table-cell office:value-type="float" office:value="3214512" calcext:value-type="float">
            <text:p>3214512</text:p>
          </table:table-cell>
          <table:table-cell office:value-type="float" office:value="3269112" calcext:value-type="float">
            <text:p>3269112</text:p>
          </table:table-cell>
          <table:table-cell office:value-type="float" office:value="3638648" calcext:value-type="float">
            <text:p>3638648</text:p>
          </table:table-cell>
          <table:table-cell table:number-columns-repeated="9"/>
        </table:table-row>
        <table:table-row table:style-name="ro1">
          <table:table-cell office:value-type="float" office:value="3081936" calcext:value-type="float">
            <text:p>3081936</text:p>
          </table:table-cell>
          <table:table-cell office:value-type="float" office:value="3167832" calcext:value-type="float">
            <text:p>3167832</text:p>
          </table:table-cell>
          <table:table-cell office:value-type="float" office:value="3347752" calcext:value-type="float">
            <text:p>3347752</text:p>
          </table:table-cell>
          <table:table-cell office:value-type="float" office:value="3824248" calcext:value-type="float">
            <text:p>3824248</text:p>
          </table:table-cell>
          <table:table-cell office:value-type="float" office:value="3215616" calcext:value-type="float">
            <text:p>3215616</text:p>
          </table:table-cell>
          <table:table-cell office:value-type="float" office:value="3269128" calcext:value-type="float">
            <text:p>3269128</text:p>
          </table:table-cell>
          <table:table-cell office:value-type="float" office:value="3639152" calcext:value-type="float">
            <text:p>3639152</text:p>
          </table:table-cell>
          <table:table-cell table:number-columns-repeated="9"/>
        </table:table-row>
        <table:table-row table:style-name="ro1">
          <table:table-cell office:value-type="float" office:value="3082528" calcext:value-type="float">
            <text:p>3082528</text:p>
          </table:table-cell>
          <table:table-cell office:value-type="float" office:value="3167888" calcext:value-type="float">
            <text:p>3167888</text:p>
          </table:table-cell>
          <table:table-cell office:value-type="float" office:value="3347776" calcext:value-type="float">
            <text:p>3347776</text:p>
          </table:table-cell>
          <table:table-cell office:value-type="float" office:value="3824376" calcext:value-type="float">
            <text:p>3824376</text:p>
          </table:table-cell>
          <table:table-cell office:value-type="float" office:value="3215824" calcext:value-type="float">
            <text:p>3215824</text:p>
          </table:table-cell>
          <table:table-cell office:value-type="float" office:value="3269528" calcext:value-type="float">
            <text:p>3269528</text:p>
          </table:table-cell>
          <table:table-cell office:value-type="float" office:value="3639744" calcext:value-type="float">
            <text:p>3639744</text:p>
          </table:table-cell>
          <table:table-cell table:number-columns-repeated="9"/>
        </table:table-row>
        <table:table-row table:style-name="ro1">
          <table:table-cell office:value-type="float" office:value="3082728" calcext:value-type="float">
            <text:p>3082728</text:p>
          </table:table-cell>
          <table:table-cell office:value-type="float" office:value="3168168" calcext:value-type="float">
            <text:p>3168168</text:p>
          </table:table-cell>
          <table:table-cell office:value-type="float" office:value="3348280" calcext:value-type="float">
            <text:p>3348280</text:p>
          </table:table-cell>
          <table:table-cell office:value-type="float" office:value="3825008" calcext:value-type="float">
            <text:p>3825008</text:p>
          </table:table-cell>
          <table:table-cell office:value-type="float" office:value="3215832" calcext:value-type="float">
            <text:p>3215832</text:p>
          </table:table-cell>
          <table:table-cell office:value-type="float" office:value="3270184" calcext:value-type="float">
            <text:p>3270184</text:p>
          </table:table-cell>
          <table:table-cell office:value-type="float" office:value="3639872" calcext:value-type="float">
            <text:p>3639872</text:p>
          </table:table-cell>
          <table:table-cell table:number-columns-repeated="9"/>
        </table:table-row>
        <table:table-row table:style-name="ro1">
          <table:table-cell office:value-type="float" office:value="3082952" calcext:value-type="float">
            <text:p>3082952</text:p>
          </table:table-cell>
          <table:table-cell office:value-type="float" office:value="3168592" calcext:value-type="float">
            <text:p>3168592</text:p>
          </table:table-cell>
          <table:table-cell office:value-type="float" office:value="3348680" calcext:value-type="float">
            <text:p>3348680</text:p>
          </table:table-cell>
          <table:table-cell office:value-type="float" office:value="3825320" calcext:value-type="float">
            <text:p>3825320</text:p>
          </table:table-cell>
          <table:table-cell office:value-type="float" office:value="3217184" calcext:value-type="float">
            <text:p>3217184</text:p>
          </table:table-cell>
          <table:table-cell office:value-type="float" office:value="3270448" calcext:value-type="float">
            <text:p>3270448</text:p>
          </table:table-cell>
          <table:table-cell office:value-type="float" office:value="3640384" calcext:value-type="float">
            <text:p>3640384</text:p>
          </table:table-cell>
          <table:table-cell table:number-columns-repeated="9"/>
        </table:table-row>
        <table:table-row table:style-name="ro1">
          <table:table-cell office:value-type="float" office:value="3083104" calcext:value-type="float">
            <text:p>3083104</text:p>
          </table:table-cell>
          <table:table-cell office:value-type="float" office:value="3168800" calcext:value-type="float">
            <text:p>3168800</text:p>
          </table:table-cell>
          <table:table-cell office:value-type="float" office:value="3348872" calcext:value-type="float">
            <text:p>3348872</text:p>
          </table:table-cell>
          <table:table-cell office:value-type="float" office:value="3825728" calcext:value-type="float">
            <text:p>3825728</text:p>
          </table:table-cell>
          <table:table-cell office:value-type="float" office:value="3217208" calcext:value-type="float">
            <text:p>3217208</text:p>
          </table:table-cell>
          <table:table-cell office:value-type="float" office:value="3270856" calcext:value-type="float">
            <text:p>3270856</text:p>
          </table:table-cell>
          <table:table-cell office:value-type="float" office:value="3640608" calcext:value-type="float">
            <text:p>3640608</text:p>
          </table:table-cell>
          <table:table-cell table:number-columns-repeated="9"/>
        </table:table-row>
        <table:table-row table:style-name="ro1">
          <table:table-cell office:value-type="float" office:value="3083400" calcext:value-type="float">
            <text:p>3083400</text:p>
          </table:table-cell>
          <table:table-cell office:value-type="float" office:value="3168976" calcext:value-type="float">
            <text:p>3168976</text:p>
          </table:table-cell>
          <table:table-cell office:value-type="float" office:value="3349152" calcext:value-type="float">
            <text:p>3349152</text:p>
          </table:table-cell>
          <table:table-cell office:value-type="float" office:value="3826120" calcext:value-type="float">
            <text:p>3826120</text:p>
          </table:table-cell>
          <table:table-cell office:value-type="float" office:value="3217432" calcext:value-type="float">
            <text:p>3217432</text:p>
          </table:table-cell>
          <table:table-cell office:value-type="float" office:value="3270944" calcext:value-type="float">
            <text:p>3270944</text:p>
          </table:table-cell>
          <table:table-cell office:value-type="float" office:value="3640984" calcext:value-type="float">
            <text:p>3640984</text:p>
          </table:table-cell>
          <table:table-cell table:number-columns-repeated="9"/>
        </table:table-row>
        <table:table-row table:style-name="ro1">
          <table:table-cell office:value-type="float" office:value="3084352" calcext:value-type="float">
            <text:p>3084352</text:p>
          </table:table-cell>
          <table:table-cell office:value-type="float" office:value="3169056" calcext:value-type="float">
            <text:p>3169056</text:p>
          </table:table-cell>
          <table:table-cell office:value-type="float" office:value="3349320" calcext:value-type="float">
            <text:p>3349320</text:p>
          </table:table-cell>
          <table:table-cell office:value-type="float" office:value="3826528" calcext:value-type="float">
            <text:p>3826528</text:p>
          </table:table-cell>
          <table:table-cell office:value-type="float" office:value="3217936" calcext:value-type="float">
            <text:p>3217936</text:p>
          </table:table-cell>
          <table:table-cell office:value-type="float" office:value="3271008" calcext:value-type="float">
            <text:p>3271008</text:p>
          </table:table-cell>
          <table:table-cell office:value-type="float" office:value="3641016" calcext:value-type="float">
            <text:p>3641016</text:p>
          </table:table-cell>
          <table:table-cell table:number-columns-repeated="9"/>
        </table:table-row>
        <table:table-row table:style-name="ro1">
          <table:table-cell office:value-type="float" office:value="3084672" calcext:value-type="float">
            <text:p>3084672</text:p>
          </table:table-cell>
          <table:table-cell office:value-type="float" office:value="3169088" calcext:value-type="float">
            <text:p>3169088</text:p>
          </table:table-cell>
          <table:table-cell office:value-type="float" office:value="3349664" calcext:value-type="float">
            <text:p>3349664</text:p>
          </table:table-cell>
          <table:table-cell office:value-type="float" office:value="3826608" calcext:value-type="float">
            <text:p>3826608</text:p>
          </table:table-cell>
          <table:table-cell office:value-type="float" office:value="3218648" calcext:value-type="float">
            <text:p>3218648</text:p>
          </table:table-cell>
          <table:table-cell office:value-type="float" office:value="3271560" calcext:value-type="float">
            <text:p>3271560</text:p>
          </table:table-cell>
          <table:table-cell office:value-type="float" office:value="3641296" calcext:value-type="float">
            <text:p>3641296</text:p>
          </table:table-cell>
          <table:table-cell table:number-columns-repeated="9"/>
        </table:table-row>
        <table:table-row table:style-name="ro1">
          <table:table-cell office:value-type="float" office:value="3084776" calcext:value-type="float">
            <text:p>3084776</text:p>
          </table:table-cell>
          <table:table-cell office:value-type="float" office:value="3169384" calcext:value-type="float">
            <text:p>3169384</text:p>
          </table:table-cell>
          <table:table-cell office:value-type="float" office:value="3350072" calcext:value-type="float">
            <text:p>3350072</text:p>
          </table:table-cell>
          <table:table-cell office:value-type="float" office:value="3826712" calcext:value-type="float">
            <text:p>3826712</text:p>
          </table:table-cell>
          <table:table-cell office:value-type="float" office:value="3218696" calcext:value-type="float">
            <text:p>3218696</text:p>
          </table:table-cell>
          <table:table-cell office:value-type="float" office:value="3272040" calcext:value-type="float">
            <text:p>3272040</text:p>
          </table:table-cell>
          <table:table-cell office:value-type="float" office:value="3641416" calcext:value-type="float">
            <text:p>3641416</text:p>
          </table:table-cell>
          <table:table-cell table:number-columns-repeated="9"/>
        </table:table-row>
        <table:table-row table:style-name="ro1">
          <table:table-cell office:value-type="float" office:value="3085152" calcext:value-type="float">
            <text:p>3085152</text:p>
          </table:table-cell>
          <table:table-cell office:value-type="float" office:value="3169472" calcext:value-type="float">
            <text:p>3169472</text:p>
          </table:table-cell>
          <table:table-cell office:value-type="float" office:value="3350080" calcext:value-type="float">
            <text:p>3350080</text:p>
          </table:table-cell>
          <table:table-cell office:value-type="float" office:value="3826720" calcext:value-type="float">
            <text:p>3826720</text:p>
          </table:table-cell>
          <table:table-cell office:value-type="float" office:value="3218712" calcext:value-type="float">
            <text:p>3218712</text:p>
          </table:table-cell>
          <table:table-cell office:value-type="float" office:value="3272048" calcext:value-type="float">
            <text:p>3272048</text:p>
          </table:table-cell>
          <table:table-cell office:value-type="float" office:value="3641456" calcext:value-type="float">
            <text:p>3641456</text:p>
          </table:table-cell>
          <table:table-cell table:number-columns-repeated="9"/>
        </table:table-row>
        <table:table-row table:style-name="ro1">
          <table:table-cell office:value-type="float" office:value="3085296" calcext:value-type="float">
            <text:p>3085296</text:p>
          </table:table-cell>
          <table:table-cell office:value-type="float" office:value="3169736" calcext:value-type="float">
            <text:p>3169736</text:p>
          </table:table-cell>
          <table:table-cell office:value-type="float" office:value="3350240" calcext:value-type="float">
            <text:p>3350240</text:p>
          </table:table-cell>
          <table:table-cell office:value-type="float" office:value="3826984" calcext:value-type="float">
            <text:p>3826984</text:p>
          </table:table-cell>
          <table:table-cell office:value-type="float" office:value="3219072" calcext:value-type="float">
            <text:p>3219072</text:p>
          </table:table-cell>
          <table:table-cell office:value-type="float" office:value="3272056" calcext:value-type="float">
            <text:p>3272056</text:p>
          </table:table-cell>
          <table:table-cell office:value-type="float" office:value="3643264" calcext:value-type="float">
            <text:p>3643264</text:p>
          </table:table-cell>
          <table:table-cell table:number-columns-repeated="9"/>
        </table:table-row>
        <table:table-row table:style-name="ro1">
          <table:table-cell office:value-type="float" office:value="3085624" calcext:value-type="float">
            <text:p>3085624</text:p>
          </table:table-cell>
          <table:table-cell office:value-type="float" office:value="3169864" calcext:value-type="float">
            <text:p>3169864</text:p>
          </table:table-cell>
          <table:table-cell office:value-type="float" office:value="3350272" calcext:value-type="float">
            <text:p>3350272</text:p>
          </table:table-cell>
          <table:table-cell office:value-type="float" office:value="3827016" calcext:value-type="float">
            <text:p>3827016</text:p>
          </table:table-cell>
          <table:table-cell office:value-type="float" office:value="3219424" calcext:value-type="float">
            <text:p>3219424</text:p>
          </table:table-cell>
          <table:table-cell office:value-type="float" office:value="3272088" calcext:value-type="float">
            <text:p>3272088</text:p>
          </table:table-cell>
          <table:table-cell office:value-type="float" office:value="3643280" calcext:value-type="float">
            <text:p>3643280</text:p>
          </table:table-cell>
          <table:table-cell table:number-columns-repeated="9"/>
        </table:table-row>
        <table:table-row table:style-name="ro1">
          <table:table-cell office:value-type="float" office:value="3085880" calcext:value-type="float">
            <text:p>3085880</text:p>
          </table:table-cell>
          <table:table-cell office:value-type="float" office:value="3170296" calcext:value-type="float">
            <text:p>3170296</text:p>
          </table:table-cell>
          <table:table-cell office:value-type="float" office:value="3350456" calcext:value-type="float">
            <text:p>3350456</text:p>
          </table:table-cell>
          <table:table-cell office:value-type="float" office:value="3827112" calcext:value-type="float">
            <text:p>3827112</text:p>
          </table:table-cell>
          <table:table-cell office:value-type="float" office:value="3219528" calcext:value-type="float">
            <text:p>3219528</text:p>
          </table:table-cell>
          <table:table-cell office:value-type="float" office:value="3272912" calcext:value-type="float">
            <text:p>3272912</text:p>
          </table:table-cell>
          <table:table-cell office:value-type="float" office:value="3643592" calcext:value-type="float">
            <text:p>3643592</text:p>
          </table:table-cell>
          <table:table-cell table:number-columns-repeated="9"/>
        </table:table-row>
        <table:table-row table:style-name="ro1">
          <table:table-cell office:value-type="float" office:value="3086088" calcext:value-type="float">
            <text:p>3086088</text:p>
          </table:table-cell>
          <table:table-cell office:value-type="float" office:value="3170968" calcext:value-type="float">
            <text:p>3170968</text:p>
          </table:table-cell>
          <table:table-cell office:value-type="float" office:value="3350808" calcext:value-type="float">
            <text:p>3350808</text:p>
          </table:table-cell>
          <table:table-cell office:value-type="float" office:value="3827512" calcext:value-type="float">
            <text:p>3827512</text:p>
          </table:table-cell>
          <table:table-cell office:value-type="float" office:value="3219720" calcext:value-type="float">
            <text:p>3219720</text:p>
          </table:table-cell>
          <table:table-cell office:value-type="float" office:value="3272936" calcext:value-type="float">
            <text:p>3272936</text:p>
          </table:table-cell>
          <table:table-cell office:value-type="float" office:value="3643592" calcext:value-type="float">
            <text:p>3643592</text:p>
          </table:table-cell>
          <table:table-cell table:number-columns-repeated="9"/>
        </table:table-row>
        <table:table-row table:style-name="ro1">
          <table:table-cell office:value-type="float" office:value="3086176" calcext:value-type="float">
            <text:p>3086176</text:p>
          </table:table-cell>
          <table:table-cell office:value-type="float" office:value="3171944" calcext:value-type="float">
            <text:p>3171944</text:p>
          </table:table-cell>
          <table:table-cell office:value-type="float" office:value="3350880" calcext:value-type="float">
            <text:p>3350880</text:p>
          </table:table-cell>
          <table:table-cell office:value-type="float" office:value="3827584" calcext:value-type="float">
            <text:p>3827584</text:p>
          </table:table-cell>
          <table:table-cell office:value-type="float" office:value="3219944" calcext:value-type="float">
            <text:p>3219944</text:p>
          </table:table-cell>
          <table:table-cell office:value-type="float" office:value="3273200" calcext:value-type="float">
            <text:p>3273200</text:p>
          </table:table-cell>
          <table:table-cell office:value-type="float" office:value="3643704" calcext:value-type="float">
            <text:p>3643704</text:p>
          </table:table-cell>
          <table:table-cell table:number-columns-repeated="9"/>
        </table:table-row>
        <table:table-row table:style-name="ro1">
          <table:table-cell office:value-type="float" office:value="3086376" calcext:value-type="float">
            <text:p>3086376</text:p>
          </table:table-cell>
          <table:table-cell office:value-type="float" office:value="3172104" calcext:value-type="float">
            <text:p>3172104</text:p>
          </table:table-cell>
          <table:table-cell office:value-type="float" office:value="3350992" calcext:value-type="float">
            <text:p>3350992</text:p>
          </table:table-cell>
          <table:table-cell office:value-type="float" office:value="3827864" calcext:value-type="float">
            <text:p>3827864</text:p>
          </table:table-cell>
          <table:table-cell office:value-type="float" office:value="3220840" calcext:value-type="float">
            <text:p>3220840</text:p>
          </table:table-cell>
          <table:table-cell office:value-type="float" office:value="3273304" calcext:value-type="float">
            <text:p>3273304</text:p>
          </table:table-cell>
          <table:table-cell office:value-type="float" office:value="3644368" calcext:value-type="float">
            <text:p>3644368</text:p>
          </table:table-cell>
          <table:table-cell table:number-columns-repeated="9"/>
        </table:table-row>
        <table:table-row table:style-name="ro1">
          <table:table-cell office:value-type="float" office:value="3087120" calcext:value-type="float">
            <text:p>3087120</text:p>
          </table:table-cell>
          <table:table-cell office:value-type="float" office:value="3172424" calcext:value-type="float">
            <text:p>3172424</text:p>
          </table:table-cell>
          <table:table-cell office:value-type="float" office:value="3351112" calcext:value-type="float">
            <text:p>3351112</text:p>
          </table:table-cell>
          <table:table-cell office:value-type="float" office:value="3828200" calcext:value-type="float">
            <text:p>3828200</text:p>
          </table:table-cell>
          <table:table-cell office:value-type="float" office:value="3220984" calcext:value-type="float">
            <text:p>3220984</text:p>
          </table:table-cell>
          <table:table-cell office:value-type="float" office:value="3273424" calcext:value-type="float">
            <text:p>3273424</text:p>
          </table:table-cell>
          <table:table-cell office:value-type="float" office:value="3644512" calcext:value-type="float">
            <text:p>3644512</text:p>
          </table:table-cell>
          <table:table-cell table:number-columns-repeated="9"/>
        </table:table-row>
        <table:table-row table:style-name="ro1">
          <table:table-cell office:value-type="float" office:value="3087352" calcext:value-type="float">
            <text:p>3087352</text:p>
          </table:table-cell>
          <table:table-cell office:value-type="float" office:value="3172472" calcext:value-type="float">
            <text:p>3172472</text:p>
          </table:table-cell>
          <table:table-cell office:value-type="float" office:value="3352096" calcext:value-type="float">
            <text:p>3352096</text:p>
          </table:table-cell>
          <table:table-cell office:value-type="float" office:value="3828280" calcext:value-type="float">
            <text:p>3828280</text:p>
          </table:table-cell>
          <table:table-cell office:value-type="float" office:value="3220992" calcext:value-type="float">
            <text:p>3220992</text:p>
          </table:table-cell>
          <table:table-cell office:value-type="float" office:value="3274056" calcext:value-type="float">
            <text:p>3274056</text:p>
          </table:table-cell>
          <table:table-cell office:value-type="float" office:value="3644864" calcext:value-type="float">
            <text:p>3644864</text:p>
          </table:table-cell>
          <table:table-cell table:number-columns-repeated="9"/>
        </table:table-row>
        <table:table-row table:style-name="ro1">
          <table:table-cell office:value-type="float" office:value="3087816" calcext:value-type="float">
            <text:p>3087816</text:p>
          </table:table-cell>
          <table:table-cell office:value-type="float" office:value="3172664" calcext:value-type="float">
            <text:p>3172664</text:p>
          </table:table-cell>
          <table:table-cell office:value-type="float" office:value="3352192" calcext:value-type="float">
            <text:p>3352192</text:p>
          </table:table-cell>
          <table:table-cell office:value-type="float" office:value="3829088" calcext:value-type="float">
            <text:p>3829088</text:p>
          </table:table-cell>
          <table:table-cell office:value-type="float" office:value="3221512" calcext:value-type="float">
            <text:p>3221512</text:p>
          </table:table-cell>
          <table:table-cell office:value-type="float" office:value="3274384" calcext:value-type="float">
            <text:p>3274384</text:p>
          </table:table-cell>
          <table:table-cell office:value-type="float" office:value="3645008" calcext:value-type="float">
            <text:p>3645008</text:p>
          </table:table-cell>
          <table:table-cell table:number-columns-repeated="9"/>
        </table:table-row>
        <table:table-row table:style-name="ro1">
          <table:table-cell office:value-type="float" office:value="3088536" calcext:value-type="float">
            <text:p>3088536</text:p>
          </table:table-cell>
          <table:table-cell office:value-type="float" office:value="3172888" calcext:value-type="float">
            <text:p>3172888</text:p>
          </table:table-cell>
          <table:table-cell office:value-type="float" office:value="3352224" calcext:value-type="float">
            <text:p>3352224</text:p>
          </table:table-cell>
          <table:table-cell office:value-type="float" office:value="3829896" calcext:value-type="float">
            <text:p>3829896</text:p>
          </table:table-cell>
          <table:table-cell office:value-type="float" office:value="3221992" calcext:value-type="float">
            <text:p>3221992</text:p>
          </table:table-cell>
          <table:table-cell office:value-type="float" office:value="3275392" calcext:value-type="float">
            <text:p>3275392</text:p>
          </table:table-cell>
          <table:table-cell office:value-type="float" office:value="3645032" calcext:value-type="float">
            <text:p>3645032</text:p>
          </table:table-cell>
          <table:table-cell table:number-columns-repeated="9"/>
        </table:table-row>
        <table:table-row table:style-name="ro1">
          <table:table-cell office:value-type="float" office:value="3088760" calcext:value-type="float">
            <text:p>3088760</text:p>
          </table:table-cell>
          <table:table-cell office:value-type="float" office:value="3173248" calcext:value-type="float">
            <text:p>3173248</text:p>
          </table:table-cell>
          <table:table-cell office:value-type="float" office:value="3352544" calcext:value-type="float">
            <text:p>3352544</text:p>
          </table:table-cell>
          <table:table-cell office:value-type="float" office:value="3830336" calcext:value-type="float">
            <text:p>3830336</text:p>
          </table:table-cell>
          <table:table-cell office:value-type="float" office:value="3222496" calcext:value-type="float">
            <text:p>3222496</text:p>
          </table:table-cell>
          <table:table-cell office:value-type="float" office:value="3275520" calcext:value-type="float">
            <text:p>3275520</text:p>
          </table:table-cell>
          <table:table-cell office:value-type="float" office:value="3645680" calcext:value-type="float">
            <text:p>3645680</text:p>
          </table:table-cell>
          <table:table-cell table:number-columns-repeated="9"/>
        </table:table-row>
        <table:table-row table:style-name="ro1">
          <table:table-cell office:value-type="float" office:value="3088832" calcext:value-type="float">
            <text:p>3088832</text:p>
          </table:table-cell>
          <table:table-cell office:value-type="float" office:value="3173256" calcext:value-type="float">
            <text:p>3173256</text:p>
          </table:table-cell>
          <table:table-cell office:value-type="float" office:value="3352656" calcext:value-type="float">
            <text:p>3352656</text:p>
          </table:table-cell>
          <table:table-cell office:value-type="float" office:value="3830400" calcext:value-type="float">
            <text:p>3830400</text:p>
          </table:table-cell>
          <table:table-cell office:value-type="float" office:value="3222536" calcext:value-type="float">
            <text:p>3222536</text:p>
          </table:table-cell>
          <table:table-cell office:value-type="float" office:value="3276264" calcext:value-type="float">
            <text:p>3276264</text:p>
          </table:table-cell>
          <table:table-cell office:value-type="float" office:value="3646176" calcext:value-type="float">
            <text:p>3646176</text:p>
          </table:table-cell>
          <table:table-cell table:number-columns-repeated="9"/>
        </table:table-row>
        <table:table-row table:style-name="ro1">
          <table:table-cell office:value-type="float" office:value="3089224" calcext:value-type="float">
            <text:p>3089224</text:p>
          </table:table-cell>
          <table:table-cell office:value-type="float" office:value="3173448" calcext:value-type="float">
            <text:p>3173448</text:p>
          </table:table-cell>
          <table:table-cell office:value-type="float" office:value="3352800" calcext:value-type="float">
            <text:p>3352800</text:p>
          </table:table-cell>
          <table:table-cell office:value-type="float" office:value="3830760" calcext:value-type="float">
            <text:p>3830760</text:p>
          </table:table-cell>
          <table:table-cell office:value-type="float" office:value="3222712" calcext:value-type="float">
            <text:p>3222712</text:p>
          </table:table-cell>
          <table:table-cell office:value-type="float" office:value="3276312" calcext:value-type="float">
            <text:p>3276312</text:p>
          </table:table-cell>
          <table:table-cell office:value-type="float" office:value="3646264" calcext:value-type="float">
            <text:p>3646264</text:p>
          </table:table-cell>
          <table:table-cell table:number-columns-repeated="9"/>
        </table:table-row>
        <table:table-row table:style-name="ro1">
          <table:table-cell office:value-type="float" office:value="3089344" calcext:value-type="float">
            <text:p>3089344</text:p>
          </table:table-cell>
          <table:table-cell office:value-type="float" office:value="3173568" calcext:value-type="float">
            <text:p>3173568</text:p>
          </table:table-cell>
          <table:table-cell office:value-type="float" office:value="3353048" calcext:value-type="float">
            <text:p>3353048</text:p>
          </table:table-cell>
          <table:table-cell office:value-type="float" office:value="3831376" calcext:value-type="float">
            <text:p>3831376</text:p>
          </table:table-cell>
          <table:table-cell office:value-type="float" office:value="3223136" calcext:value-type="float">
            <text:p>3223136</text:p>
          </table:table-cell>
          <table:table-cell office:value-type="float" office:value="3276456" calcext:value-type="float">
            <text:p>3276456</text:p>
          </table:table-cell>
          <table:table-cell office:value-type="float" office:value="3646424" calcext:value-type="float">
            <text:p>3646424</text:p>
          </table:table-cell>
          <table:table-cell table:number-columns-repeated="9"/>
        </table:table-row>
        <table:table-row table:style-name="ro1">
          <table:table-cell office:value-type="float" office:value="3089736" calcext:value-type="float">
            <text:p>3089736</text:p>
          </table:table-cell>
          <table:table-cell office:value-type="float" office:value="3173696" calcext:value-type="float">
            <text:p>3173696</text:p>
          </table:table-cell>
          <table:table-cell office:value-type="float" office:value="3353208" calcext:value-type="float">
            <text:p>3353208</text:p>
          </table:table-cell>
          <table:table-cell office:value-type="float" office:value="3831408" calcext:value-type="float">
            <text:p>3831408</text:p>
          </table:table-cell>
          <table:table-cell office:value-type="float" office:value="3223936" calcext:value-type="float">
            <text:p>3223936</text:p>
          </table:table-cell>
          <table:table-cell office:value-type="float" office:value="3277680" calcext:value-type="float">
            <text:p>3277680</text:p>
          </table:table-cell>
          <table:table-cell office:value-type="float" office:value="3647032" calcext:value-type="float">
            <text:p>3647032</text:p>
          </table:table-cell>
          <table:table-cell table:number-columns-repeated="9"/>
        </table:table-row>
        <table:table-row table:style-name="ro1">
          <table:table-cell office:value-type="float" office:value="3089760" calcext:value-type="float">
            <text:p>3089760</text:p>
          </table:table-cell>
          <table:table-cell office:value-type="float" office:value="3174056" calcext:value-type="float">
            <text:p>3174056</text:p>
          </table:table-cell>
          <table:table-cell office:value-type="float" office:value="3353760" calcext:value-type="float">
            <text:p>3353760</text:p>
          </table:table-cell>
          <table:table-cell office:value-type="float" office:value="3831432" calcext:value-type="float">
            <text:p>3831432</text:p>
          </table:table-cell>
          <table:table-cell office:value-type="float" office:value="3224080" calcext:value-type="float">
            <text:p>3224080</text:p>
          </table:table-cell>
          <table:table-cell office:value-type="float" office:value="3277864" calcext:value-type="float">
            <text:p>3277864</text:p>
          </table:table-cell>
          <table:table-cell office:value-type="float" office:value="3647264" calcext:value-type="float">
            <text:p>3647264</text:p>
          </table:table-cell>
          <table:table-cell table:number-columns-repeated="9"/>
        </table:table-row>
        <table:table-row table:style-name="ro1">
          <table:table-cell office:value-type="float" office:value="3089952" calcext:value-type="float">
            <text:p>3089952</text:p>
          </table:table-cell>
          <table:table-cell office:value-type="float" office:value="3174536" calcext:value-type="float">
            <text:p>3174536</text:p>
          </table:table-cell>
          <table:table-cell office:value-type="float" office:value="3354296" calcext:value-type="float">
            <text:p>3354296</text:p>
          </table:table-cell>
          <table:table-cell office:value-type="float" office:value="3831744" calcext:value-type="float">
            <text:p>3831744</text:p>
          </table:table-cell>
          <table:table-cell office:value-type="float" office:value="3224544" calcext:value-type="float">
            <text:p>3224544</text:p>
          </table:table-cell>
          <table:table-cell office:value-type="float" office:value="3278112" calcext:value-type="float">
            <text:p>3278112</text:p>
          </table:table-cell>
          <table:table-cell office:value-type="float" office:value="3647304" calcext:value-type="float">
            <text:p>3647304</text:p>
          </table:table-cell>
          <table:table-cell table:number-columns-repeated="9"/>
        </table:table-row>
        <table:table-row table:style-name="ro1">
          <table:table-cell office:value-type="float" office:value="3090280" calcext:value-type="float">
            <text:p>3090280</text:p>
          </table:table-cell>
          <table:table-cell office:value-type="float" office:value="3174568" calcext:value-type="float">
            <text:p>3174568</text:p>
          </table:table-cell>
          <table:table-cell office:value-type="float" office:value="3354312" calcext:value-type="float">
            <text:p>3354312</text:p>
          </table:table-cell>
          <table:table-cell office:value-type="float" office:value="3831920" calcext:value-type="float">
            <text:p>3831920</text:p>
          </table:table-cell>
          <table:table-cell office:value-type="float" office:value="3224600" calcext:value-type="float">
            <text:p>3224600</text:p>
          </table:table-cell>
          <table:table-cell office:value-type="float" office:value="3278472" calcext:value-type="float">
            <text:p>3278472</text:p>
          </table:table-cell>
          <table:table-cell office:value-type="float" office:value="3647584" calcext:value-type="float">
            <text:p>3647584</text:p>
          </table:table-cell>
          <table:table-cell table:number-columns-repeated="9"/>
        </table:table-row>
        <table:table-row table:style-name="ro1">
          <table:table-cell office:value-type="float" office:value="3090752" calcext:value-type="float">
            <text:p>3090752</text:p>
          </table:table-cell>
          <table:table-cell office:value-type="float" office:value="3174808" calcext:value-type="float">
            <text:p>3174808</text:p>
          </table:table-cell>
          <table:table-cell office:value-type="float" office:value="3354336" calcext:value-type="float">
            <text:p>3354336</text:p>
          </table:table-cell>
          <table:table-cell office:value-type="float" office:value="3832256" calcext:value-type="float">
            <text:p>3832256</text:p>
          </table:table-cell>
          <table:table-cell office:value-type="float" office:value="3224672" calcext:value-type="float">
            <text:p>3224672</text:p>
          </table:table-cell>
          <table:table-cell office:value-type="float" office:value="3278768" calcext:value-type="float">
            <text:p>3278768</text:p>
          </table:table-cell>
          <table:table-cell office:value-type="float" office:value="3647624" calcext:value-type="float">
            <text:p>3647624</text:p>
          </table:table-cell>
          <table:table-cell table:number-columns-repeated="9"/>
        </table:table-row>
        <table:table-row table:style-name="ro1">
          <table:table-cell office:value-type="float" office:value="3090872" calcext:value-type="float">
            <text:p>3090872</text:p>
          </table:table-cell>
          <table:table-cell office:value-type="float" office:value="3175176" calcext:value-type="float">
            <text:p>3175176</text:p>
          </table:table-cell>
          <table:table-cell office:value-type="float" office:value="3354888" calcext:value-type="float">
            <text:p>3354888</text:p>
          </table:table-cell>
          <table:table-cell office:value-type="float" office:value="3833016" calcext:value-type="float">
            <text:p>3833016</text:p>
          </table:table-cell>
          <table:table-cell office:value-type="float" office:value="3224728" calcext:value-type="float">
            <text:p>3224728</text:p>
          </table:table-cell>
          <table:table-cell office:value-type="float" office:value="3279000" calcext:value-type="float">
            <text:p>3279000</text:p>
          </table:table-cell>
          <table:table-cell office:value-type="float" office:value="3648144" calcext:value-type="float">
            <text:p>3648144</text:p>
          </table:table-cell>
          <table:table-cell table:number-columns-repeated="9"/>
        </table:table-row>
        <table:table-row table:style-name="ro1">
          <table:table-cell office:value-type="float" office:value="3091152" calcext:value-type="float">
            <text:p>3091152</text:p>
          </table:table-cell>
          <table:table-cell office:value-type="float" office:value="3175184" calcext:value-type="float">
            <text:p>3175184</text:p>
          </table:table-cell>
          <table:table-cell office:value-type="float" office:value="3355224" calcext:value-type="float">
            <text:p>3355224</text:p>
          </table:table-cell>
          <table:table-cell office:value-type="float" office:value="3833192" calcext:value-type="float">
            <text:p>3833192</text:p>
          </table:table-cell>
          <table:table-cell office:value-type="float" office:value="3224872" calcext:value-type="float">
            <text:p>3224872</text:p>
          </table:table-cell>
          <table:table-cell office:value-type="float" office:value="3279136" calcext:value-type="float">
            <text:p>3279136</text:p>
          </table:table-cell>
          <table:table-cell office:value-type="float" office:value="3648152" calcext:value-type="float">
            <text:p>3648152</text:p>
          </table:table-cell>
          <table:table-cell table:number-columns-repeated="9"/>
        </table:table-row>
        <table:table-row table:style-name="ro1">
          <table:table-cell office:value-type="float" office:value="3091336" calcext:value-type="float">
            <text:p>3091336</text:p>
          </table:table-cell>
          <table:table-cell office:value-type="float" office:value="3175448" calcext:value-type="float">
            <text:p>3175448</text:p>
          </table:table-cell>
          <table:table-cell office:value-type="float" office:value="3355336" calcext:value-type="float">
            <text:p>3355336</text:p>
          </table:table-cell>
          <table:table-cell office:value-type="float" office:value="3833360" calcext:value-type="float">
            <text:p>3833360</text:p>
          </table:table-cell>
          <table:table-cell office:value-type="float" office:value="3225456" calcext:value-type="float">
            <text:p>3225456</text:p>
          </table:table-cell>
          <table:table-cell office:value-type="float" office:value="3279136" calcext:value-type="float">
            <text:p>3279136</text:p>
          </table:table-cell>
          <table:table-cell office:value-type="float" office:value="3648280" calcext:value-type="float">
            <text:p>3648280</text:p>
          </table:table-cell>
          <table:table-cell table:number-columns-repeated="9"/>
        </table:table-row>
        <table:table-row table:style-name="ro1">
          <table:table-cell office:value-type="float" office:value="3091352" calcext:value-type="float">
            <text:p>3091352</text:p>
          </table:table-cell>
          <table:table-cell office:value-type="float" office:value="3175720" calcext:value-type="float">
            <text:p>3175720</text:p>
          </table:table-cell>
          <table:table-cell office:value-type="float" office:value="3356136" calcext:value-type="float">
            <text:p>3356136</text:p>
          </table:table-cell>
          <table:table-cell office:value-type="float" office:value="3833400" calcext:value-type="float">
            <text:p>3833400</text:p>
          </table:table-cell>
          <table:table-cell office:value-type="float" office:value="3225600" calcext:value-type="float">
            <text:p>3225600</text:p>
          </table:table-cell>
          <table:table-cell office:value-type="float" office:value="3279224" calcext:value-type="float">
            <text:p>3279224</text:p>
          </table:table-cell>
          <table:table-cell office:value-type="float" office:value="3648328" calcext:value-type="float">
            <text:p>3648328</text:p>
          </table:table-cell>
          <table:table-cell table:number-columns-repeated="9"/>
        </table:table-row>
        <table:table-row table:style-name="ro1">
          <table:table-cell office:value-type="float" office:value="3091408" calcext:value-type="float">
            <text:p>3091408</text:p>
          </table:table-cell>
          <table:table-cell office:value-type="float" office:value="3176080" calcext:value-type="float">
            <text:p>3176080</text:p>
          </table:table-cell>
          <table:table-cell office:value-type="float" office:value="3356248" calcext:value-type="float">
            <text:p>3356248</text:p>
          </table:table-cell>
          <table:table-cell office:value-type="float" office:value="3833408" calcext:value-type="float">
            <text:p>3833408</text:p>
          </table:table-cell>
          <table:table-cell office:value-type="float" office:value="3225880" calcext:value-type="float">
            <text:p>3225880</text:p>
          </table:table-cell>
          <table:table-cell office:value-type="float" office:value="3279256" calcext:value-type="float">
            <text:p>3279256</text:p>
          </table:table-cell>
          <table:table-cell office:value-type="float" office:value="3648760" calcext:value-type="float">
            <text:p>3648760</text:p>
          </table:table-cell>
          <table:table-cell table:number-columns-repeated="9"/>
        </table:table-row>
        <table:table-row table:style-name="ro1">
          <table:table-cell office:value-type="float" office:value="3091456" calcext:value-type="float">
            <text:p>3091456</text:p>
          </table:table-cell>
          <table:table-cell office:value-type="float" office:value="3176104" calcext:value-type="float">
            <text:p>3176104</text:p>
          </table:table-cell>
          <table:table-cell office:value-type="float" office:value="3356384" calcext:value-type="float">
            <text:p>3356384</text:p>
          </table:table-cell>
          <table:table-cell office:value-type="float" office:value="3833792" calcext:value-type="float">
            <text:p>3833792</text:p>
          </table:table-cell>
          <table:table-cell office:value-type="float" office:value="3225896" calcext:value-type="float">
            <text:p>3225896</text:p>
          </table:table-cell>
          <table:table-cell office:value-type="float" office:value="3279272" calcext:value-type="float">
            <text:p>3279272</text:p>
          </table:table-cell>
          <table:table-cell office:value-type="float" office:value="3649160" calcext:value-type="float">
            <text:p>3649160</text:p>
          </table:table-cell>
          <table:table-cell table:number-columns-repeated="9"/>
        </table:table-row>
        <table:table-row table:style-name="ro1">
          <table:table-cell office:value-type="float" office:value="3091504" calcext:value-type="float">
            <text:p>3091504</text:p>
          </table:table-cell>
          <table:table-cell office:value-type="float" office:value="3176192" calcext:value-type="float">
            <text:p>3176192</text:p>
          </table:table-cell>
          <table:table-cell office:value-type="float" office:value="3356392" calcext:value-type="float">
            <text:p>3356392</text:p>
          </table:table-cell>
          <table:table-cell office:value-type="float" office:value="3834824" calcext:value-type="float">
            <text:p>3834824</text:p>
          </table:table-cell>
          <table:table-cell office:value-type="float" office:value="3226264" calcext:value-type="float">
            <text:p>3226264</text:p>
          </table:table-cell>
          <table:table-cell office:value-type="float" office:value="3279328" calcext:value-type="float">
            <text:p>3279328</text:p>
          </table:table-cell>
          <table:table-cell office:value-type="float" office:value="3649168" calcext:value-type="float">
            <text:p>3649168</text:p>
          </table:table-cell>
          <table:table-cell table:number-columns-repeated="9"/>
        </table:table-row>
        <table:table-row table:style-name="ro1">
          <table:table-cell office:value-type="float" office:value="3091640" calcext:value-type="float">
            <text:p>3091640</text:p>
          </table:table-cell>
          <table:table-cell office:value-type="float" office:value="3176376" calcext:value-type="float">
            <text:p>3176376</text:p>
          </table:table-cell>
          <table:table-cell office:value-type="float" office:value="3356520" calcext:value-type="float">
            <text:p>3356520</text:p>
          </table:table-cell>
          <table:table-cell office:value-type="float" office:value="3835592" calcext:value-type="float">
            <text:p>3835592</text:p>
          </table:table-cell>
          <table:table-cell office:value-type="float" office:value="3227152" calcext:value-type="float">
            <text:p>3227152</text:p>
          </table:table-cell>
          <table:table-cell office:value-type="float" office:value="3280064" calcext:value-type="float">
            <text:p>3280064</text:p>
          </table:table-cell>
          <table:table-cell office:value-type="float" office:value="3650112" calcext:value-type="float">
            <text:p>3650112</text:p>
          </table:table-cell>
          <table:table-cell table:number-columns-repeated="9"/>
        </table:table-row>
        <table:table-row table:style-name="ro1">
          <table:table-cell office:value-type="float" office:value="3091752" calcext:value-type="float">
            <text:p>3091752</text:p>
          </table:table-cell>
          <table:table-cell office:value-type="float" office:value="3176560" calcext:value-type="float">
            <text:p>3176560</text:p>
          </table:table-cell>
          <table:table-cell office:value-type="float" office:value="3357456" calcext:value-type="float">
            <text:p>3357456</text:p>
          </table:table-cell>
          <table:table-cell office:value-type="float" office:value="3835784" calcext:value-type="float">
            <text:p>3835784</text:p>
          </table:table-cell>
          <table:table-cell office:value-type="float" office:value="3227616" calcext:value-type="float">
            <text:p>3227616</text:p>
          </table:table-cell>
          <table:table-cell office:value-type="float" office:value="3280792" calcext:value-type="float">
            <text:p>3280792</text:p>
          </table:table-cell>
          <table:table-cell office:value-type="float" office:value="3650528" calcext:value-type="float">
            <text:p>3650528</text:p>
          </table:table-cell>
          <table:table-cell table:number-columns-repeated="9"/>
        </table:table-row>
        <table:table-row table:style-name="ro1">
          <table:table-cell office:value-type="float" office:value="3091856" calcext:value-type="float">
            <text:p>3091856</text:p>
          </table:table-cell>
          <table:table-cell office:value-type="float" office:value="3176896" calcext:value-type="float">
            <text:p>3176896</text:p>
          </table:table-cell>
          <table:table-cell office:value-type="float" office:value="3357872" calcext:value-type="float">
            <text:p>3357872</text:p>
          </table:table-cell>
          <table:table-cell office:value-type="float" office:value="3836616" calcext:value-type="float">
            <text:p>3836616</text:p>
          </table:table-cell>
          <table:table-cell office:value-type="float" office:value="3227736" calcext:value-type="float">
            <text:p>3227736</text:p>
          </table:table-cell>
          <table:table-cell office:value-type="float" office:value="3280864" calcext:value-type="float">
            <text:p>3280864</text:p>
          </table:table-cell>
          <table:table-cell office:value-type="float" office:value="3651176" calcext:value-type="float">
            <text:p>3651176</text:p>
          </table:table-cell>
          <table:table-cell table:number-columns-repeated="9"/>
        </table:table-row>
        <table:table-row table:style-name="ro1">
          <table:table-cell office:value-type="float" office:value="3091888" calcext:value-type="float">
            <text:p>3091888</text:p>
          </table:table-cell>
          <table:table-cell office:value-type="float" office:value="3176896" calcext:value-type="float">
            <text:p>3176896</text:p>
          </table:table-cell>
          <table:table-cell office:value-type="float" office:value="3358312" calcext:value-type="float">
            <text:p>3358312</text:p>
          </table:table-cell>
          <table:table-cell office:value-type="float" office:value="3836848" calcext:value-type="float">
            <text:p>3836848</text:p>
          </table:table-cell>
          <table:table-cell office:value-type="float" office:value="3227816" calcext:value-type="float">
            <text:p>3227816</text:p>
          </table:table-cell>
          <table:table-cell office:value-type="float" office:value="3281536" calcext:value-type="float">
            <text:p>3281536</text:p>
          </table:table-cell>
          <table:table-cell office:value-type="float" office:value="3651488" calcext:value-type="float">
            <text:p>3651488</text:p>
          </table:table-cell>
          <table:table-cell table:number-columns-repeated="9"/>
        </table:table-row>
        <table:table-row table:style-name="ro1">
          <table:table-cell office:value-type="float" office:value="3091920" calcext:value-type="float">
            <text:p>3091920</text:p>
          </table:table-cell>
          <table:table-cell office:value-type="float" office:value="3177584" calcext:value-type="float">
            <text:p>3177584</text:p>
          </table:table-cell>
          <table:table-cell office:value-type="float" office:value="3358472" calcext:value-type="float">
            <text:p>3358472</text:p>
          </table:table-cell>
          <table:table-cell office:value-type="float" office:value="3837376" calcext:value-type="float">
            <text:p>3837376</text:p>
          </table:table-cell>
          <table:table-cell office:value-type="float" office:value="3227968" calcext:value-type="float">
            <text:p>3227968</text:p>
          </table:table-cell>
          <table:table-cell office:value-type="float" office:value="3282312" calcext:value-type="float">
            <text:p>3282312</text:p>
          </table:table-cell>
          <table:table-cell office:value-type="float" office:value="3651864" calcext:value-type="float">
            <text:p>3651864</text:p>
          </table:table-cell>
          <table:table-cell table:number-columns-repeated="9"/>
        </table:table-row>
        <table:table-row table:style-name="ro1">
          <table:table-cell office:value-type="float" office:value="3091920" calcext:value-type="float">
            <text:p>3091920</text:p>
          </table:table-cell>
          <table:table-cell office:value-type="float" office:value="3178080" calcext:value-type="float">
            <text:p>3178080</text:p>
          </table:table-cell>
          <table:table-cell office:value-type="float" office:value="3358504" calcext:value-type="float">
            <text:p>3358504</text:p>
          </table:table-cell>
          <table:table-cell office:value-type="float" office:value="3837768" calcext:value-type="float">
            <text:p>3837768</text:p>
          </table:table-cell>
          <table:table-cell office:value-type="float" office:value="3228600" calcext:value-type="float">
            <text:p>3228600</text:p>
          </table:table-cell>
          <table:table-cell office:value-type="float" office:value="3282616" calcext:value-type="float">
            <text:p>3282616</text:p>
          </table:table-cell>
          <table:table-cell office:value-type="float" office:value="3651912" calcext:value-type="float">
            <text:p>3651912</text:p>
          </table:table-cell>
          <table:table-cell table:number-columns-repeated="9"/>
        </table:table-row>
        <table:table-row table:style-name="ro1">
          <table:table-cell office:value-type="float" office:value="3092056" calcext:value-type="float">
            <text:p>3092056</text:p>
          </table:table-cell>
          <table:table-cell office:value-type="float" office:value="3178320" calcext:value-type="float">
            <text:p>3178320</text:p>
          </table:table-cell>
          <table:table-cell office:value-type="float" office:value="3358728" calcext:value-type="float">
            <text:p>3358728</text:p>
          </table:table-cell>
          <table:table-cell office:value-type="float" office:value="3837856" calcext:value-type="float">
            <text:p>3837856</text:p>
          </table:table-cell>
          <table:table-cell office:value-type="float" office:value="3228832" calcext:value-type="float">
            <text:p>3228832</text:p>
          </table:table-cell>
          <table:table-cell office:value-type="float" office:value="3282872" calcext:value-type="float">
            <text:p>3282872</text:p>
          </table:table-cell>
          <table:table-cell office:value-type="float" office:value="3652184" calcext:value-type="float">
            <text:p>3652184</text:p>
          </table:table-cell>
          <table:table-cell table:number-columns-repeated="9"/>
        </table:table-row>
        <table:table-row table:style-name="ro1">
          <table:table-cell office:value-type="float" office:value="3092320" calcext:value-type="float">
            <text:p>3092320</text:p>
          </table:table-cell>
          <table:table-cell office:value-type="float" office:value="3178352" calcext:value-type="float">
            <text:p>3178352</text:p>
          </table:table-cell>
          <table:table-cell office:value-type="float" office:value="3358760" calcext:value-type="float">
            <text:p>3358760</text:p>
          </table:table-cell>
          <table:table-cell office:value-type="float" office:value="3838592" calcext:value-type="float">
            <text:p>3838592</text:p>
          </table:table-cell>
          <table:table-cell office:value-type="float" office:value="3229864" calcext:value-type="float">
            <text:p>3229864</text:p>
          </table:table-cell>
          <table:table-cell office:value-type="float" office:value="3283128" calcext:value-type="float">
            <text:p>3283128</text:p>
          </table:table-cell>
          <table:table-cell office:value-type="float" office:value="3652528" calcext:value-type="float">
            <text:p>3652528</text:p>
          </table:table-cell>
          <table:table-cell table:number-columns-repeated="9"/>
        </table:table-row>
        <table:table-row table:style-name="ro1">
          <table:table-cell office:value-type="float" office:value="3092608" calcext:value-type="float">
            <text:p>3092608</text:p>
          </table:table-cell>
          <table:table-cell office:value-type="float" office:value="3178536" calcext:value-type="float">
            <text:p>3178536</text:p>
          </table:table-cell>
          <table:table-cell office:value-type="float" office:value="3358800" calcext:value-type="float">
            <text:p>3358800</text:p>
          </table:table-cell>
          <table:table-cell office:value-type="float" office:value="3839720" calcext:value-type="float">
            <text:p>3839720</text:p>
          </table:table-cell>
          <table:table-cell office:value-type="float" office:value="3230448" calcext:value-type="float">
            <text:p>3230448</text:p>
          </table:table-cell>
          <table:table-cell office:value-type="float" office:value="3283408" calcext:value-type="float">
            <text:p>3283408</text:p>
          </table:table-cell>
          <table:table-cell office:value-type="float" office:value="3652872" calcext:value-type="float">
            <text:p>3652872</text:p>
          </table:table-cell>
          <table:table-cell table:number-columns-repeated="9"/>
        </table:table-row>
        <table:table-row table:style-name="ro1">
          <table:table-cell office:value-type="float" office:value="3093024" calcext:value-type="float">
            <text:p>3093024</text:p>
          </table:table-cell>
          <table:table-cell office:value-type="float" office:value="3178776" calcext:value-type="float">
            <text:p>3178776</text:p>
          </table:table-cell>
          <table:table-cell office:value-type="float" office:value="3359208" calcext:value-type="float">
            <text:p>3359208</text:p>
          </table:table-cell>
          <table:table-cell office:value-type="float" office:value="3839912" calcext:value-type="float">
            <text:p>3839912</text:p>
          </table:table-cell>
          <table:table-cell office:value-type="float" office:value="3230808" calcext:value-type="float">
            <text:p>3230808</text:p>
          </table:table-cell>
          <table:table-cell office:value-type="float" office:value="3283472" calcext:value-type="float">
            <text:p>3283472</text:p>
          </table:table-cell>
          <table:table-cell office:value-type="float" office:value="3652952" calcext:value-type="float">
            <text:p>3652952</text:p>
          </table:table-cell>
          <table:table-cell table:number-columns-repeated="9"/>
        </table:table-row>
        <table:table-row table:style-name="ro1">
          <table:table-cell office:value-type="float" office:value="3093224" calcext:value-type="float">
            <text:p>3093224</text:p>
          </table:table-cell>
          <table:table-cell office:value-type="float" office:value="3179256" calcext:value-type="float">
            <text:p>3179256</text:p>
          </table:table-cell>
          <table:table-cell office:value-type="float" office:value="3359320" calcext:value-type="float">
            <text:p>3359320</text:p>
          </table:table-cell>
          <table:table-cell office:value-type="float" office:value="3839920" calcext:value-type="float">
            <text:p>3839920</text:p>
          </table:table-cell>
          <table:table-cell office:value-type="float" office:value="3231312" calcext:value-type="float">
            <text:p>3231312</text:p>
          </table:table-cell>
          <table:table-cell office:value-type="float" office:value="3283792" calcext:value-type="float">
            <text:p>3283792</text:p>
          </table:table-cell>
          <table:table-cell office:value-type="float" office:value="3653392" calcext:value-type="float">
            <text:p>3653392</text:p>
          </table:table-cell>
          <table:table-cell table:number-columns-repeated="9"/>
        </table:table-row>
        <table:table-row table:style-name="ro1">
          <table:table-cell office:value-type="float" office:value="3093224" calcext:value-type="float">
            <text:p>3093224</text:p>
          </table:table-cell>
          <table:table-cell office:value-type="float" office:value="3179616" calcext:value-type="float">
            <text:p>3179616</text:p>
          </table:table-cell>
          <table:table-cell office:value-type="float" office:value="3360008" calcext:value-type="float">
            <text:p>3360008</text:p>
          </table:table-cell>
          <table:table-cell office:value-type="float" office:value="3839992" calcext:value-type="float">
            <text:p>3839992</text:p>
          </table:table-cell>
          <table:table-cell office:value-type="float" office:value="3231592" calcext:value-type="float">
            <text:p>3231592</text:p>
          </table:table-cell>
          <table:table-cell office:value-type="float" office:value="3283912" calcext:value-type="float">
            <text:p>3283912</text:p>
          </table:table-cell>
          <table:table-cell office:value-type="float" office:value="3653808" calcext:value-type="float">
            <text:p>3653808</text:p>
          </table:table-cell>
          <table:table-cell table:number-columns-repeated="9"/>
        </table:table-row>
        <table:table-row table:style-name="ro1">
          <table:table-cell office:value-type="float" office:value="3093304" calcext:value-type="float">
            <text:p>3093304</text:p>
          </table:table-cell>
          <table:table-cell office:value-type="float" office:value="3179904" calcext:value-type="float">
            <text:p>3179904</text:p>
          </table:table-cell>
          <table:table-cell office:value-type="float" office:value="3360080" calcext:value-type="float">
            <text:p>3360080</text:p>
          </table:table-cell>
          <table:table-cell office:value-type="float" office:value="3840088" calcext:value-type="float">
            <text:p>3840088</text:p>
          </table:table-cell>
          <table:table-cell office:value-type="float" office:value="3231600" calcext:value-type="float">
            <text:p>3231600</text:p>
          </table:table-cell>
          <table:table-cell office:value-type="float" office:value="3283976" calcext:value-type="float">
            <text:p>3283976</text:p>
          </table:table-cell>
          <table:table-cell office:value-type="float" office:value="3653888" calcext:value-type="float">
            <text:p>3653888</text:p>
          </table:table-cell>
          <table:table-cell table:number-columns-repeated="9"/>
        </table:table-row>
        <table:table-row table:style-name="ro1">
          <table:table-cell office:value-type="float" office:value="3093616" calcext:value-type="float">
            <text:p>3093616</text:p>
          </table:table-cell>
          <table:table-cell office:value-type="float" office:value="3179968" calcext:value-type="float">
            <text:p>3179968</text:p>
          </table:table-cell>
          <table:table-cell office:value-type="float" office:value="3360272" calcext:value-type="float">
            <text:p>3360272</text:p>
          </table:table-cell>
          <table:table-cell office:value-type="float" office:value="3840760" calcext:value-type="float">
            <text:p>3840760</text:p>
          </table:table-cell>
          <table:table-cell office:value-type="float" office:value="3231840" calcext:value-type="float">
            <text:p>3231840</text:p>
          </table:table-cell>
          <table:table-cell office:value-type="float" office:value="3284528" calcext:value-type="float">
            <text:p>3284528</text:p>
          </table:table-cell>
          <table:table-cell office:value-type="float" office:value="3654080" calcext:value-type="float">
            <text:p>3654080</text:p>
          </table:table-cell>
          <table:table-cell table:number-columns-repeated="9"/>
        </table:table-row>
        <table:table-row table:style-name="ro1">
          <table:table-cell office:value-type="float" office:value="3093752" calcext:value-type="float">
            <text:p>3093752</text:p>
          </table:table-cell>
          <table:table-cell office:value-type="float" office:value="3180192" calcext:value-type="float">
            <text:p>3180192</text:p>
          </table:table-cell>
          <table:table-cell office:value-type="float" office:value="3360976" calcext:value-type="float">
            <text:p>3360976</text:p>
          </table:table-cell>
          <table:table-cell office:value-type="float" office:value="3841160" calcext:value-type="float">
            <text:p>3841160</text:p>
          </table:table-cell>
          <table:table-cell office:value-type="float" office:value="3231848" calcext:value-type="float">
            <text:p>3231848</text:p>
          </table:table-cell>
          <table:table-cell office:value-type="float" office:value="3284744" calcext:value-type="float">
            <text:p>3284744</text:p>
          </table:table-cell>
          <table:table-cell office:value-type="float" office:value="3654304" calcext:value-type="float">
            <text:p>3654304</text:p>
          </table:table-cell>
          <table:table-cell table:number-columns-repeated="9"/>
        </table:table-row>
        <table:table-row table:style-name="ro1">
          <table:table-cell office:value-type="float" office:value="3094152" calcext:value-type="float">
            <text:p>3094152</text:p>
          </table:table-cell>
          <table:table-cell office:value-type="float" office:value="3180368" calcext:value-type="float">
            <text:p>3180368</text:p>
          </table:table-cell>
          <table:table-cell office:value-type="float" office:value="3361000" calcext:value-type="float">
            <text:p>3361000</text:p>
          </table:table-cell>
          <table:table-cell office:value-type="float" office:value="3841192" calcext:value-type="float">
            <text:p>3841192</text:p>
          </table:table-cell>
          <table:table-cell office:value-type="float" office:value="3231936" calcext:value-type="float">
            <text:p>3231936</text:p>
          </table:table-cell>
          <table:table-cell office:value-type="float" office:value="3284824" calcext:value-type="float">
            <text:p>3284824</text:p>
          </table:table-cell>
          <table:table-cell office:value-type="float" office:value="3654384" calcext:value-type="float">
            <text:p>3654384</text:p>
          </table:table-cell>
          <table:table-cell table:number-columns-repeated="9"/>
        </table:table-row>
        <table:table-row table:style-name="ro1">
          <table:table-cell office:value-type="float" office:value="3094208" calcext:value-type="float">
            <text:p>3094208</text:p>
          </table:table-cell>
          <table:table-cell office:value-type="float" office:value="3180720" calcext:value-type="float">
            <text:p>3180720</text:p>
          </table:table-cell>
          <table:table-cell office:value-type="float" office:value="3361064" calcext:value-type="float">
            <text:p>3361064</text:p>
          </table:table-cell>
          <table:table-cell office:value-type="float" office:value="3841328" calcext:value-type="float">
            <text:p>3841328</text:p>
          </table:table-cell>
          <table:table-cell office:value-type="float" office:value="3232120" calcext:value-type="float">
            <text:p>3232120</text:p>
          </table:table-cell>
          <table:table-cell office:value-type="float" office:value="3285104" calcext:value-type="float">
            <text:p>3285104</text:p>
          </table:table-cell>
          <table:table-cell office:value-type="float" office:value="3654832" calcext:value-type="float">
            <text:p>3654832</text:p>
          </table:table-cell>
          <table:table-cell table:number-columns-repeated="9"/>
        </table:table-row>
        <table:table-row table:style-name="ro1">
          <table:table-cell office:value-type="float" office:value="3094448" calcext:value-type="float">
            <text:p>3094448</text:p>
          </table:table-cell>
          <table:table-cell office:value-type="float" office:value="3180984" calcext:value-type="float">
            <text:p>3180984</text:p>
          </table:table-cell>
          <table:table-cell office:value-type="float" office:value="3361488" calcext:value-type="float">
            <text:p>3361488</text:p>
          </table:table-cell>
          <table:table-cell office:value-type="float" office:value="3841912" calcext:value-type="float">
            <text:p>3841912</text:p>
          </table:table-cell>
          <table:table-cell office:value-type="float" office:value="3232144" calcext:value-type="float">
            <text:p>3232144</text:p>
          </table:table-cell>
          <table:table-cell office:value-type="float" office:value="3285480" calcext:value-type="float">
            <text:p>3285480</text:p>
          </table:table-cell>
          <table:table-cell office:value-type="float" office:value="3655280" calcext:value-type="float">
            <text:p>3655280</text:p>
          </table:table-cell>
          <table:table-cell table:number-columns-repeated="9"/>
        </table:table-row>
        <table:table-row table:style-name="ro1">
          <table:table-cell office:value-type="float" office:value="3094584" calcext:value-type="float">
            <text:p>3094584</text:p>
          </table:table-cell>
          <table:table-cell office:value-type="float" office:value="3181512" calcext:value-type="float">
            <text:p>3181512</text:p>
          </table:table-cell>
          <table:table-cell office:value-type="float" office:value="3361496" calcext:value-type="float">
            <text:p>3361496</text:p>
          </table:table-cell>
          <table:table-cell office:value-type="float" office:value="3842232" calcext:value-type="float">
            <text:p>3842232</text:p>
          </table:table-cell>
          <table:table-cell office:value-type="float" office:value="3232200" calcext:value-type="float">
            <text:p>3232200</text:p>
          </table:table-cell>
          <table:table-cell office:value-type="float" office:value="3286104" calcext:value-type="float">
            <text:p>3286104</text:p>
          </table:table-cell>
          <table:table-cell office:value-type="float" office:value="3655512" calcext:value-type="float">
            <text:p>3655512</text:p>
          </table:table-cell>
          <table:table-cell table:number-columns-repeated="9"/>
        </table:table-row>
        <table:table-row table:style-name="ro1">
          <table:table-cell office:value-type="float" office:value="3095456" calcext:value-type="float">
            <text:p>3095456</text:p>
          </table:table-cell>
          <table:table-cell office:value-type="float" office:value="3181808" calcext:value-type="float">
            <text:p>3181808</text:p>
          </table:table-cell>
          <table:table-cell office:value-type="float" office:value="3361624" calcext:value-type="float">
            <text:p>3361624</text:p>
          </table:table-cell>
          <table:table-cell office:value-type="float" office:value="3842416" calcext:value-type="float">
            <text:p>3842416</text:p>
          </table:table-cell>
          <table:table-cell office:value-type="float" office:value="3232328" calcext:value-type="float">
            <text:p>3232328</text:p>
          </table:table-cell>
          <table:table-cell office:value-type="float" office:value="3286344" calcext:value-type="float">
            <text:p>3286344</text:p>
          </table:table-cell>
          <table:table-cell office:value-type="float" office:value="3655824" calcext:value-type="float">
            <text:p>3655824</text:p>
          </table:table-cell>
          <table:table-cell table:number-columns-repeated="9"/>
        </table:table-row>
        <table:table-row table:style-name="ro1">
          <table:table-cell office:value-type="float" office:value="3095624" calcext:value-type="float">
            <text:p>3095624</text:p>
          </table:table-cell>
          <table:table-cell office:value-type="float" office:value="3182008" calcext:value-type="float">
            <text:p>3182008</text:p>
          </table:table-cell>
          <table:table-cell office:value-type="float" office:value="3361848" calcext:value-type="float">
            <text:p>3361848</text:p>
          </table:table-cell>
          <table:table-cell office:value-type="float" office:value="3843080" calcext:value-type="float">
            <text:p>3843080</text:p>
          </table:table-cell>
          <table:table-cell office:value-type="float" office:value="3232520" calcext:value-type="float">
            <text:p>3232520</text:p>
          </table:table-cell>
          <table:table-cell office:value-type="float" office:value="3286368" calcext:value-type="float">
            <text:p>3286368</text:p>
          </table:table-cell>
          <table:table-cell office:value-type="float" office:value="3655920" calcext:value-type="float">
            <text:p>3655920</text:p>
          </table:table-cell>
          <table:table-cell table:number-columns-repeated="9"/>
        </table:table-row>
        <table:table-row table:style-name="ro1">
          <table:table-cell office:value-type="float" office:value="3095768" calcext:value-type="float">
            <text:p>3095768</text:p>
          </table:table-cell>
          <table:table-cell office:value-type="float" office:value="3182320" calcext:value-type="float">
            <text:p>3182320</text:p>
          </table:table-cell>
          <table:table-cell office:value-type="float" office:value="3362424" calcext:value-type="float">
            <text:p>3362424</text:p>
          </table:table-cell>
          <table:table-cell office:value-type="float" office:value="3843360" calcext:value-type="float">
            <text:p>3843360</text:p>
          </table:table-cell>
          <table:table-cell office:value-type="float" office:value="3232760" calcext:value-type="float">
            <text:p>3232760</text:p>
          </table:table-cell>
          <table:table-cell office:value-type="float" office:value="3286472" calcext:value-type="float">
            <text:p>3286472</text:p>
          </table:table-cell>
          <table:table-cell office:value-type="float" office:value="3655952" calcext:value-type="float">
            <text:p>3655952</text:p>
          </table:table-cell>
          <table:table-cell table:number-columns-repeated="9"/>
        </table:table-row>
        <table:table-row table:style-name="ro1">
          <table:table-cell office:value-type="float" office:value="3095872" calcext:value-type="float">
            <text:p>3095872</text:p>
          </table:table-cell>
          <table:table-cell office:value-type="float" office:value="3182704" calcext:value-type="float">
            <text:p>3182704</text:p>
          </table:table-cell>
          <table:table-cell office:value-type="float" office:value="3362504" calcext:value-type="float">
            <text:p>3362504</text:p>
          </table:table-cell>
          <table:table-cell office:value-type="float" office:value="3843432" calcext:value-type="float">
            <text:p>3843432</text:p>
          </table:table-cell>
          <table:table-cell office:value-type="float" office:value="3233520" calcext:value-type="float">
            <text:p>3233520</text:p>
          </table:table-cell>
          <table:table-cell office:value-type="float" office:value="3286832" calcext:value-type="float">
            <text:p>3286832</text:p>
          </table:table-cell>
          <table:table-cell office:value-type="float" office:value="3656504" calcext:value-type="float">
            <text:p>3656504</text:p>
          </table:table-cell>
          <table:table-cell table:number-columns-repeated="9"/>
        </table:table-row>
        <table:table-row table:style-name="ro1">
          <table:table-cell office:value-type="float" office:value="3096120" calcext:value-type="float">
            <text:p>3096120</text:p>
          </table:table-cell>
          <table:table-cell office:value-type="float" office:value="3183112" calcext:value-type="float">
            <text:p>3183112</text:p>
          </table:table-cell>
          <table:table-cell office:value-type="float" office:value="3362784" calcext:value-type="float">
            <text:p>3362784</text:p>
          </table:table-cell>
          <table:table-cell office:value-type="float" office:value="3843632" calcext:value-type="float">
            <text:p>3843632</text:p>
          </table:table-cell>
          <table:table-cell office:value-type="float" office:value="3233776" calcext:value-type="float">
            <text:p>3233776</text:p>
          </table:table-cell>
          <table:table-cell office:value-type="float" office:value="3286944" calcext:value-type="float">
            <text:p>3286944</text:p>
          </table:table-cell>
          <table:table-cell office:value-type="float" office:value="3656728" calcext:value-type="float">
            <text:p>3656728</text:p>
          </table:table-cell>
          <table:table-cell table:number-columns-repeated="9"/>
        </table:table-row>
        <table:table-row table:style-name="ro1">
          <table:table-cell office:value-type="float" office:value="3096360" calcext:value-type="float">
            <text:p>3096360</text:p>
          </table:table-cell>
          <table:table-cell office:value-type="float" office:value="3183472" calcext:value-type="float">
            <text:p>3183472</text:p>
          </table:table-cell>
          <table:table-cell office:value-type="float" office:value="3363272" calcext:value-type="float">
            <text:p>3363272</text:p>
          </table:table-cell>
          <table:table-cell office:value-type="float" office:value="3843888" calcext:value-type="float">
            <text:p>3843888</text:p>
          </table:table-cell>
          <table:table-cell office:value-type="float" office:value="3233784" calcext:value-type="float">
            <text:p>3233784</text:p>
          </table:table-cell>
          <table:table-cell office:value-type="float" office:value="3287464" calcext:value-type="float">
            <text:p>3287464</text:p>
          </table:table-cell>
          <table:table-cell office:value-type="float" office:value="3656832" calcext:value-type="float">
            <text:p>3656832</text:p>
          </table:table-cell>
          <table:table-cell table:number-columns-repeated="9"/>
        </table:table-row>
        <table:table-row table:style-name="ro1">
          <table:table-cell office:value-type="float" office:value="3096976" calcext:value-type="float">
            <text:p>3096976</text:p>
          </table:table-cell>
          <table:table-cell office:value-type="float" office:value="3183816" calcext:value-type="float">
            <text:p>3183816</text:p>
          </table:table-cell>
          <table:table-cell office:value-type="float" office:value="3363384" calcext:value-type="float">
            <text:p>3363384</text:p>
          </table:table-cell>
          <table:table-cell office:value-type="float" office:value="3844088" calcext:value-type="float">
            <text:p>3844088</text:p>
          </table:table-cell>
          <table:table-cell office:value-type="float" office:value="3234088" calcext:value-type="float">
            <text:p>3234088</text:p>
          </table:table-cell>
          <table:table-cell office:value-type="float" office:value="3287464" calcext:value-type="float">
            <text:p>3287464</text:p>
          </table:table-cell>
          <table:table-cell office:value-type="float" office:value="3657344" calcext:value-type="float">
            <text:p>3657344</text:p>
          </table:table-cell>
          <table:table-cell table:number-columns-repeated="9"/>
        </table:table-row>
        <table:table-row table:style-name="ro1">
          <table:table-cell office:value-type="float" office:value="3097512" calcext:value-type="float">
            <text:p>3097512</text:p>
          </table:table-cell>
          <table:table-cell office:value-type="float" office:value="3184008" calcext:value-type="float">
            <text:p>3184008</text:p>
          </table:table-cell>
          <table:table-cell office:value-type="float" office:value="3363656" calcext:value-type="float">
            <text:p>3363656</text:p>
          </table:table-cell>
          <table:table-cell office:value-type="float" office:value="3844776" calcext:value-type="float">
            <text:p>3844776</text:p>
          </table:table-cell>
          <table:table-cell office:value-type="float" office:value="3234240" calcext:value-type="float">
            <text:p>3234240</text:p>
          </table:table-cell>
          <table:table-cell office:value-type="float" office:value="3287768" calcext:value-type="float">
            <text:p>3287768</text:p>
          </table:table-cell>
          <table:table-cell office:value-type="float" office:value="3657432" calcext:value-type="float">
            <text:p>3657432</text:p>
          </table:table-cell>
          <table:table-cell table:number-columns-repeated="9"/>
        </table:table-row>
        <table:table-row table:style-name="ro1">
          <table:table-cell office:value-type="float" office:value="3097696" calcext:value-type="float">
            <text:p>3097696</text:p>
          </table:table-cell>
          <table:table-cell office:value-type="float" office:value="3184008" calcext:value-type="float">
            <text:p>3184008</text:p>
          </table:table-cell>
          <table:table-cell office:value-type="float" office:value="3363664" calcext:value-type="float">
            <text:p>3363664</text:p>
          </table:table-cell>
          <table:table-cell office:value-type="float" office:value="3844952" calcext:value-type="float">
            <text:p>3844952</text:p>
          </table:table-cell>
          <table:table-cell office:value-type="float" office:value="3234472" calcext:value-type="float">
            <text:p>3234472</text:p>
          </table:table-cell>
          <table:table-cell office:value-type="float" office:value="3287992" calcext:value-type="float">
            <text:p>3287992</text:p>
          </table:table-cell>
          <table:table-cell office:value-type="float" office:value="3658208" calcext:value-type="float">
            <text:p>3658208</text:p>
          </table:table-cell>
          <table:table-cell table:number-columns-repeated="9"/>
        </table:table-row>
        <table:table-row table:style-name="ro1">
          <table:table-cell office:value-type="float" office:value="3097920" calcext:value-type="float">
            <text:p>3097920</text:p>
          </table:table-cell>
          <table:table-cell office:value-type="float" office:value="3184056" calcext:value-type="float">
            <text:p>3184056</text:p>
          </table:table-cell>
          <table:table-cell office:value-type="float" office:value="3364888" calcext:value-type="float">
            <text:p>3364888</text:p>
          </table:table-cell>
          <table:table-cell office:value-type="float" office:value="3845336" calcext:value-type="float">
            <text:p>3845336</text:p>
          </table:table-cell>
          <table:table-cell office:value-type="float" office:value="3235104" calcext:value-type="float">
            <text:p>3235104</text:p>
          </table:table-cell>
          <table:table-cell office:value-type="float" office:value="3289080" calcext:value-type="float">
            <text:p>3289080</text:p>
          </table:table-cell>
          <table:table-cell office:value-type="float" office:value="3658208" calcext:value-type="float">
            <text:p>3658208</text:p>
          </table:table-cell>
          <table:table-cell table:number-columns-repeated="9"/>
        </table:table-row>
        <table:table-row table:style-name="ro1">
          <table:table-cell office:value-type="float" office:value="3098888" calcext:value-type="float">
            <text:p>3098888</text:p>
          </table:table-cell>
          <table:table-cell office:value-type="float" office:value="3184280" calcext:value-type="float">
            <text:p>3184280</text:p>
          </table:table-cell>
          <table:table-cell office:value-type="float" office:value="3365120" calcext:value-type="float">
            <text:p>3365120</text:p>
          </table:table-cell>
          <table:table-cell office:value-type="float" office:value="3845496" calcext:value-type="float">
            <text:p>3845496</text:p>
          </table:table-cell>
          <table:table-cell office:value-type="float" office:value="3235160" calcext:value-type="float">
            <text:p>3235160</text:p>
          </table:table-cell>
          <table:table-cell office:value-type="float" office:value="3289304" calcext:value-type="float">
            <text:p>3289304</text:p>
          </table:table-cell>
          <table:table-cell office:value-type="float" office:value="3658792" calcext:value-type="float">
            <text:p>3658792</text:p>
          </table:table-cell>
          <table:table-cell table:number-columns-repeated="9"/>
        </table:table-row>
        <table:table-row table:style-name="ro1">
          <table:table-cell office:value-type="float" office:value="3099144" calcext:value-type="float">
            <text:p>3099144</text:p>
          </table:table-cell>
          <table:table-cell office:value-type="float" office:value="3184640" calcext:value-type="float">
            <text:p>3184640</text:p>
          </table:table-cell>
          <table:table-cell office:value-type="float" office:value="3365504" calcext:value-type="float">
            <text:p>3365504</text:p>
          </table:table-cell>
          <table:table-cell office:value-type="float" office:value="3845712" calcext:value-type="float">
            <text:p>3845712</text:p>
          </table:table-cell>
          <table:table-cell office:value-type="float" office:value="3235480" calcext:value-type="float">
            <text:p>3235480</text:p>
          </table:table-cell>
          <table:table-cell office:value-type="float" office:value="3289568" calcext:value-type="float">
            <text:p>3289568</text:p>
          </table:table-cell>
          <table:table-cell office:value-type="float" office:value="3658832" calcext:value-type="float">
            <text:p>3658832</text:p>
          </table:table-cell>
          <table:table-cell table:number-columns-repeated="9"/>
        </table:table-row>
        <table:table-row table:style-name="ro1">
          <table:table-cell office:value-type="float" office:value="3099176" calcext:value-type="float">
            <text:p>3099176</text:p>
          </table:table-cell>
          <table:table-cell office:value-type="float" office:value="3184704" calcext:value-type="float">
            <text:p>3184704</text:p>
          </table:table-cell>
          <table:table-cell office:value-type="float" office:value="3365624" calcext:value-type="float">
            <text:p>3365624</text:p>
          </table:table-cell>
          <table:table-cell office:value-type="float" office:value="3847616" calcext:value-type="float">
            <text:p>3847616</text:p>
          </table:table-cell>
          <table:table-cell office:value-type="float" office:value="3236312" calcext:value-type="float">
            <text:p>3236312</text:p>
          </table:table-cell>
          <table:table-cell office:value-type="float" office:value="3289752" calcext:value-type="float">
            <text:p>3289752</text:p>
          </table:table-cell>
          <table:table-cell office:value-type="float" office:value="3659048" calcext:value-type="float">
            <text:p>3659048</text:p>
          </table:table-cell>
          <table:table-cell table:number-columns-repeated="9"/>
        </table:table-row>
        <table:table-row table:style-name="ro1">
          <table:table-cell office:value-type="float" office:value="3099176" calcext:value-type="float">
            <text:p>3099176</text:p>
          </table:table-cell>
          <table:table-cell office:value-type="float" office:value="3185184" calcext:value-type="float">
            <text:p>3185184</text:p>
          </table:table-cell>
          <table:table-cell office:value-type="float" office:value="3365880" calcext:value-type="float">
            <text:p>3365880</text:p>
          </table:table-cell>
          <table:table-cell office:value-type="float" office:value="3847808" calcext:value-type="float">
            <text:p>3847808</text:p>
          </table:table-cell>
          <table:table-cell office:value-type="float" office:value="3236376" calcext:value-type="float">
            <text:p>3236376</text:p>
          </table:table-cell>
          <table:table-cell office:value-type="float" office:value="3289952" calcext:value-type="float">
            <text:p>3289952</text:p>
          </table:table-cell>
          <table:table-cell office:value-type="float" office:value="3659424" calcext:value-type="float">
            <text:p>3659424</text:p>
          </table:table-cell>
          <table:table-cell table:number-columns-repeated="9"/>
        </table:table-row>
        <table:table-row table:style-name="ro1">
          <table:table-cell office:value-type="float" office:value="3099400" calcext:value-type="float">
            <text:p>3099400</text:p>
          </table:table-cell>
          <table:table-cell office:value-type="float" office:value="3185240" calcext:value-type="float">
            <text:p>3185240</text:p>
          </table:table-cell>
          <table:table-cell office:value-type="float" office:value="3366280" calcext:value-type="float">
            <text:p>3366280</text:p>
          </table:table-cell>
          <table:table-cell office:value-type="float" office:value="3849712" calcext:value-type="float">
            <text:p>3849712</text:p>
          </table:table-cell>
          <table:table-cell office:value-type="float" office:value="3236792" calcext:value-type="float">
            <text:p>3236792</text:p>
          </table:table-cell>
          <table:table-cell office:value-type="float" office:value="3289992" calcext:value-type="float">
            <text:p>3289992</text:p>
          </table:table-cell>
          <table:table-cell office:value-type="float" office:value="3660712" calcext:value-type="float">
            <text:p>3660712</text:p>
          </table:table-cell>
          <table:table-cell table:number-columns-repeated="9"/>
        </table:table-row>
        <table:table-row table:style-name="ro1">
          <table:table-cell office:value-type="float" office:value="3099616" calcext:value-type="float">
            <text:p>3099616</text:p>
          </table:table-cell>
          <table:table-cell office:value-type="float" office:value="3185544" calcext:value-type="float">
            <text:p>3185544</text:p>
          </table:table-cell>
          <table:table-cell office:value-type="float" office:value="3366760" calcext:value-type="float">
            <text:p>3366760</text:p>
          </table:table-cell>
          <table:table-cell office:value-type="float" office:value="3849816" calcext:value-type="float">
            <text:p>3849816</text:p>
          </table:table-cell>
          <table:table-cell office:value-type="float" office:value="3237152" calcext:value-type="float">
            <text:p>3237152</text:p>
          </table:table-cell>
          <table:table-cell office:value-type="float" office:value="3290016" calcext:value-type="float">
            <text:p>3290016</text:p>
          </table:table-cell>
          <table:table-cell office:value-type="float" office:value="3661288" calcext:value-type="float">
            <text:p>3661288</text:p>
          </table:table-cell>
          <table:table-cell table:number-columns-repeated="9"/>
        </table:table-row>
        <table:table-row table:style-name="ro1">
          <table:table-cell office:value-type="float" office:value="3100152" calcext:value-type="float">
            <text:p>3100152</text:p>
          </table:table-cell>
          <table:table-cell office:value-type="float" office:value="3186048" calcext:value-type="float">
            <text:p>3186048</text:p>
          </table:table-cell>
          <table:table-cell office:value-type="float" office:value="3367200" calcext:value-type="float">
            <text:p>3367200</text:p>
          </table:table-cell>
          <table:table-cell office:value-type="float" office:value="3849832" calcext:value-type="float">
            <text:p>3849832</text:p>
          </table:table-cell>
          <table:table-cell office:value-type="float" office:value="3237392" calcext:value-type="float">
            <text:p>3237392</text:p>
          </table:table-cell>
          <table:table-cell office:value-type="float" office:value="3290056" calcext:value-type="float">
            <text:p>3290056</text:p>
          </table:table-cell>
          <table:table-cell office:value-type="float" office:value="3662640" calcext:value-type="float">
            <text:p>3662640</text:p>
          </table:table-cell>
          <table:table-cell table:number-columns-repeated="9"/>
        </table:table-row>
        <table:table-row table:style-name="ro1">
          <table:table-cell office:value-type="float" office:value="3100200" calcext:value-type="float">
            <text:p>3100200</text:p>
          </table:table-cell>
          <table:table-cell office:value-type="float" office:value="3186056" calcext:value-type="float">
            <text:p>3186056</text:p>
          </table:table-cell>
          <table:table-cell office:value-type="float" office:value="3368008" calcext:value-type="float">
            <text:p>3368008</text:p>
          </table:table-cell>
          <table:table-cell office:value-type="float" office:value="3850408" calcext:value-type="float">
            <text:p>3850408</text:p>
          </table:table-cell>
          <table:table-cell office:value-type="float" office:value="3237424" calcext:value-type="float">
            <text:p>3237424</text:p>
          </table:table-cell>
          <table:table-cell office:value-type="float" office:value="3290064" calcext:value-type="float">
            <text:p>3290064</text:p>
          </table:table-cell>
          <table:table-cell office:value-type="float" office:value="3663664" calcext:value-type="float">
            <text:p>3663664</text:p>
          </table:table-cell>
          <table:table-cell table:number-columns-repeated="9"/>
        </table:table-row>
        <table:table-row table:style-name="ro1">
          <table:table-cell office:value-type="float" office:value="3100416" calcext:value-type="float">
            <text:p>3100416</text:p>
          </table:table-cell>
          <table:table-cell office:value-type="float" office:value="3186264" calcext:value-type="float">
            <text:p>3186264</text:p>
          </table:table-cell>
          <table:table-cell office:value-type="float" office:value="3368088" calcext:value-type="float">
            <text:p>3368088</text:p>
          </table:table-cell>
          <table:table-cell office:value-type="float" office:value="3850800" calcext:value-type="float">
            <text:p>3850800</text:p>
          </table:table-cell>
          <table:table-cell office:value-type="float" office:value="3237648" calcext:value-type="float">
            <text:p>3237648</text:p>
          </table:table-cell>
          <table:table-cell office:value-type="float" office:value="3290080" calcext:value-type="float">
            <text:p>3290080</text:p>
          </table:table-cell>
          <table:table-cell office:value-type="float" office:value="3663864" calcext:value-type="float">
            <text:p>3663864</text:p>
          </table:table-cell>
          <table:table-cell table:number-columns-repeated="9"/>
        </table:table-row>
        <table:table-row table:style-name="ro1">
          <table:table-cell office:value-type="float" office:value="3101616" calcext:value-type="float">
            <text:p>3101616</text:p>
          </table:table-cell>
          <table:table-cell office:value-type="float" office:value="3186432" calcext:value-type="float">
            <text:p>3186432</text:p>
          </table:table-cell>
          <table:table-cell office:value-type="float" office:value="3368296" calcext:value-type="float">
            <text:p>3368296</text:p>
          </table:table-cell>
          <table:table-cell office:value-type="float" office:value="3850896" calcext:value-type="float">
            <text:p>3850896</text:p>
          </table:table-cell>
          <table:table-cell office:value-type="float" office:value="3237736" calcext:value-type="float">
            <text:p>3237736</text:p>
          </table:table-cell>
          <table:table-cell office:value-type="float" office:value="3290136" calcext:value-type="float">
            <text:p>3290136</text:p>
          </table:table-cell>
          <table:table-cell office:value-type="float" office:value="3664528" calcext:value-type="float">
            <text:p>3664528</text:p>
          </table:table-cell>
          <table:table-cell table:number-columns-repeated="9"/>
        </table:table-row>
        <table:table-row table:style-name="ro1">
          <table:table-cell office:value-type="float" office:value="3102608" calcext:value-type="float">
            <text:p>3102608</text:p>
          </table:table-cell>
          <table:table-cell office:value-type="float" office:value="3186512" calcext:value-type="float">
            <text:p>3186512</text:p>
          </table:table-cell>
          <table:table-cell office:value-type="float" office:value="3368320" calcext:value-type="float">
            <text:p>3368320</text:p>
          </table:table-cell>
          <table:table-cell office:value-type="float" office:value="3851912" calcext:value-type="float">
            <text:p>3851912</text:p>
          </table:table-cell>
          <table:table-cell office:value-type="float" office:value="3238208" calcext:value-type="float">
            <text:p>3238208</text:p>
          </table:table-cell>
          <table:table-cell office:value-type="float" office:value="3290248" calcext:value-type="float">
            <text:p>3290248</text:p>
          </table:table-cell>
          <table:table-cell office:value-type="float" office:value="3664656" calcext:value-type="float">
            <text:p>3664656</text:p>
          </table:table-cell>
          <table:table-cell table:number-columns-repeated="9"/>
        </table:table-row>
        <table:table-row table:style-name="ro1">
          <table:table-cell office:value-type="float" office:value="3102648" calcext:value-type="float">
            <text:p>3102648</text:p>
          </table:table-cell>
          <table:table-cell office:value-type="float" office:value="3186912" calcext:value-type="float">
            <text:p>3186912</text:p>
          </table:table-cell>
          <table:table-cell office:value-type="float" office:value="3369528" calcext:value-type="float">
            <text:p>3369528</text:p>
          </table:table-cell>
          <table:table-cell office:value-type="float" office:value="3852344" calcext:value-type="float">
            <text:p>3852344</text:p>
          </table:table-cell>
          <table:table-cell office:value-type="float" office:value="3238280" calcext:value-type="float">
            <text:p>3238280</text:p>
          </table:table-cell>
          <table:table-cell office:value-type="float" office:value="3290944" calcext:value-type="float">
            <text:p>3290944</text:p>
          </table:table-cell>
          <table:table-cell office:value-type="float" office:value="3665472" calcext:value-type="float">
            <text:p>3665472</text:p>
          </table:table-cell>
          <table:table-cell table:number-columns-repeated="9"/>
        </table:table-row>
        <table:table-row table:style-name="ro1">
          <table:table-cell office:value-type="float" office:value="3102744" calcext:value-type="float">
            <text:p>3102744</text:p>
          </table:table-cell>
          <table:table-cell office:value-type="float" office:value="3187008" calcext:value-type="float">
            <text:p>3187008</text:p>
          </table:table-cell>
          <table:table-cell office:value-type="float" office:value="3369592" calcext:value-type="float">
            <text:p>3369592</text:p>
          </table:table-cell>
          <table:table-cell office:value-type="float" office:value="3852872" calcext:value-type="float">
            <text:p>3852872</text:p>
          </table:table-cell>
          <table:table-cell office:value-type="float" office:value="3238312" calcext:value-type="float">
            <text:p>3238312</text:p>
          </table:table-cell>
          <table:table-cell office:value-type="float" office:value="3290968" calcext:value-type="float">
            <text:p>3290968</text:p>
          </table:table-cell>
          <table:table-cell office:value-type="float" office:value="3665688" calcext:value-type="float">
            <text:p>3665688</text:p>
          </table:table-cell>
          <table:table-cell table:number-columns-repeated="9"/>
        </table:table-row>
        <table:table-row table:style-name="ro1">
          <table:table-cell office:value-type="float" office:value="3103024" calcext:value-type="float">
            <text:p>3103024</text:p>
          </table:table-cell>
          <table:table-cell office:value-type="float" office:value="3187488" calcext:value-type="float">
            <text:p>3187488</text:p>
          </table:table-cell>
          <table:table-cell office:value-type="float" office:value="3370368" calcext:value-type="float">
            <text:p>3370368</text:p>
          </table:table-cell>
          <table:table-cell office:value-type="float" office:value="3853312" calcext:value-type="float">
            <text:p>3853312</text:p>
          </table:table-cell>
          <table:table-cell office:value-type="float" office:value="3238432" calcext:value-type="float">
            <text:p>3238432</text:p>
          </table:table-cell>
          <table:table-cell office:value-type="float" office:value="3290968" calcext:value-type="float">
            <text:p>3290968</text:p>
          </table:table-cell>
          <table:table-cell office:value-type="float" office:value="3666712" calcext:value-type="float">
            <text:p>3666712</text:p>
          </table:table-cell>
          <table:table-cell table:number-columns-repeated="9"/>
        </table:table-row>
        <table:table-row table:style-name="ro1">
          <table:table-cell office:value-type="float" office:value="3103336" calcext:value-type="float">
            <text:p>3103336</text:p>
          </table:table-cell>
          <table:table-cell office:value-type="float" office:value="3187608" calcext:value-type="float">
            <text:p>3187608</text:p>
          </table:table-cell>
          <table:table-cell office:value-type="float" office:value="3370720" calcext:value-type="float">
            <text:p>3370720</text:p>
          </table:table-cell>
          <table:table-cell office:value-type="float" office:value="3853800" calcext:value-type="float">
            <text:p>3853800</text:p>
          </table:table-cell>
          <table:table-cell office:value-type="float" office:value="3238480" calcext:value-type="float">
            <text:p>3238480</text:p>
          </table:table-cell>
          <table:table-cell office:value-type="float" office:value="3291752" calcext:value-type="float">
            <text:p>3291752</text:p>
          </table:table-cell>
          <table:table-cell office:value-type="float" office:value="3666824" calcext:value-type="float">
            <text:p>3666824</text:p>
          </table:table-cell>
          <table:table-cell table:number-columns-repeated="9"/>
        </table:table-row>
        <table:table-row table:style-name="ro1">
          <table:table-cell office:value-type="float" office:value="3103520" calcext:value-type="float">
            <text:p>3103520</text:p>
          </table:table-cell>
          <table:table-cell office:value-type="float" office:value="3188224" calcext:value-type="float">
            <text:p>3188224</text:p>
          </table:table-cell>
          <table:table-cell office:value-type="float" office:value="3370768" calcext:value-type="float">
            <text:p>3370768</text:p>
          </table:table-cell>
          <table:table-cell office:value-type="float" office:value="3854080" calcext:value-type="float">
            <text:p>3854080</text:p>
          </table:table-cell>
          <table:table-cell office:value-type="float" office:value="3238704" calcext:value-type="float">
            <text:p>3238704</text:p>
          </table:table-cell>
          <table:table-cell office:value-type="float" office:value="3291816" calcext:value-type="float">
            <text:p>3291816</text:p>
          </table:table-cell>
          <table:table-cell office:value-type="float" office:value="3667008" calcext:value-type="float">
            <text:p>3667008</text:p>
          </table:table-cell>
          <table:table-cell table:number-columns-repeated="9"/>
        </table:table-row>
        <table:table-row table:style-name="ro1">
          <table:table-cell office:value-type="float" office:value="3103696" calcext:value-type="float">
            <text:p>3103696</text:p>
          </table:table-cell>
          <table:table-cell office:value-type="float" office:value="3188264" calcext:value-type="float">
            <text:p>3188264</text:p>
          </table:table-cell>
          <table:table-cell office:value-type="float" office:value="3371032" calcext:value-type="float">
            <text:p>3371032</text:p>
          </table:table-cell>
          <table:table-cell office:value-type="float" office:value="3854840" calcext:value-type="float">
            <text:p>3854840</text:p>
          </table:table-cell>
          <table:table-cell office:value-type="float" office:value="3238784" calcext:value-type="float">
            <text:p>3238784</text:p>
          </table:table-cell>
          <table:table-cell office:value-type="float" office:value="3292184" calcext:value-type="float">
            <text:p>3292184</text:p>
          </table:table-cell>
          <table:table-cell office:value-type="float" office:value="3667512" calcext:value-type="float">
            <text:p>3667512</text:p>
          </table:table-cell>
          <table:table-cell table:number-columns-repeated="9"/>
        </table:table-row>
        <table:table-row table:style-name="ro1">
          <table:table-cell office:value-type="float" office:value="3103872" calcext:value-type="float">
            <text:p>3103872</text:p>
          </table:table-cell>
          <table:table-cell office:value-type="float" office:value="3189392" calcext:value-type="float">
            <text:p>3189392</text:p>
          </table:table-cell>
          <table:table-cell office:value-type="float" office:value="3371064" calcext:value-type="float">
            <text:p>3371064</text:p>
          </table:table-cell>
          <table:table-cell office:value-type="float" office:value="3854944" calcext:value-type="float">
            <text:p>3854944</text:p>
          </table:table-cell>
          <table:table-cell office:value-type="float" office:value="3239512" calcext:value-type="float">
            <text:p>3239512</text:p>
          </table:table-cell>
          <table:table-cell office:value-type="float" office:value="3292216" calcext:value-type="float">
            <text:p>3292216</text:p>
          </table:table-cell>
          <table:table-cell office:value-type="float" office:value="3667552" calcext:value-type="float">
            <text:p>3667552</text:p>
          </table:table-cell>
          <table:table-cell table:number-columns-repeated="9"/>
        </table:table-row>
        <table:table-row table:style-name="ro1">
          <table:table-cell office:value-type="float" office:value="3103896" calcext:value-type="float">
            <text:p>3103896</text:p>
          </table:table-cell>
          <table:table-cell office:value-type="float" office:value="3190072" calcext:value-type="float">
            <text:p>3190072</text:p>
          </table:table-cell>
          <table:table-cell office:value-type="float" office:value="3371704" calcext:value-type="float">
            <text:p>3371704</text:p>
          </table:table-cell>
          <table:table-cell office:value-type="float" office:value="3855392" calcext:value-type="float">
            <text:p>3855392</text:p>
          </table:table-cell>
          <table:table-cell office:value-type="float" office:value="3239520" calcext:value-type="float">
            <text:p>3239520</text:p>
          </table:table-cell>
          <table:table-cell office:value-type="float" office:value="3293080" calcext:value-type="float">
            <text:p>3293080</text:p>
          </table:table-cell>
          <table:table-cell office:value-type="float" office:value="3668080" calcext:value-type="float">
            <text:p>3668080</text:p>
          </table:table-cell>
          <table:table-cell table:number-columns-repeated="9"/>
        </table:table-row>
        <table:table-row table:style-name="ro1">
          <table:table-cell office:value-type="float" office:value="3103952" calcext:value-type="float">
            <text:p>3103952</text:p>
          </table:table-cell>
          <table:table-cell office:value-type="float" office:value="3190528" calcext:value-type="float">
            <text:p>3190528</text:p>
          </table:table-cell>
          <table:table-cell office:value-type="float" office:value="3371880" calcext:value-type="float">
            <text:p>3371880</text:p>
          </table:table-cell>
          <table:table-cell office:value-type="float" office:value="3856200" calcext:value-type="float">
            <text:p>3856200</text:p>
          </table:table-cell>
          <table:table-cell office:value-type="float" office:value="3239664" calcext:value-type="float">
            <text:p>3239664</text:p>
          </table:table-cell>
          <table:table-cell office:value-type="float" office:value="3293200" calcext:value-type="float">
            <text:p>3293200</text:p>
          </table:table-cell>
          <table:table-cell office:value-type="float" office:value="3668176" calcext:value-type="float">
            <text:p>3668176</text:p>
          </table:table-cell>
          <table:table-cell table:number-columns-repeated="9"/>
        </table:table-row>
        <table:table-row table:style-name="ro1">
          <table:table-cell office:value-type="float" office:value="3104232" calcext:value-type="float">
            <text:p>3104232</text:p>
          </table:table-cell>
          <table:table-cell office:value-type="float" office:value="3190680" calcext:value-type="float">
            <text:p>3190680</text:p>
          </table:table-cell>
          <table:table-cell office:value-type="float" office:value="3371944" calcext:value-type="float">
            <text:p>3371944</text:p>
          </table:table-cell>
          <table:table-cell office:value-type="float" office:value="3856296" calcext:value-type="float">
            <text:p>3856296</text:p>
          </table:table-cell>
          <table:table-cell office:value-type="float" office:value="3239904" calcext:value-type="float">
            <text:p>3239904</text:p>
          </table:table-cell>
          <table:table-cell office:value-type="float" office:value="3293336" calcext:value-type="float">
            <text:p>3293336</text:p>
          </table:table-cell>
          <table:table-cell office:value-type="float" office:value="3668584" calcext:value-type="float">
            <text:p>3668584</text:p>
          </table:table-cell>
          <table:table-cell table:number-columns-repeated="9"/>
        </table:table-row>
        <table:table-row table:style-name="ro1">
          <table:table-cell office:value-type="float" office:value="3104296" calcext:value-type="float">
            <text:p>3104296</text:p>
          </table:table-cell>
          <table:table-cell office:value-type="float" office:value="3190936" calcext:value-type="float">
            <text:p>3190936</text:p>
          </table:table-cell>
          <table:table-cell office:value-type="float" office:value="3372240" calcext:value-type="float">
            <text:p>3372240</text:p>
          </table:table-cell>
          <table:table-cell office:value-type="float" office:value="3857064" calcext:value-type="float">
            <text:p>3857064</text:p>
          </table:table-cell>
          <table:table-cell office:value-type="float" office:value="3239968" calcext:value-type="float">
            <text:p>3239968</text:p>
          </table:table-cell>
          <table:table-cell office:value-type="float" office:value="3293608" calcext:value-type="float">
            <text:p>3293608</text:p>
          </table:table-cell>
          <table:table-cell office:value-type="float" office:value="3669496" calcext:value-type="float">
            <text:p>3669496</text:p>
          </table:table-cell>
          <table:table-cell table:number-columns-repeated="9"/>
        </table:table-row>
        <table:table-row table:style-name="ro1">
          <table:table-cell office:value-type="float" office:value="3104304" calcext:value-type="float">
            <text:p>3104304</text:p>
          </table:table-cell>
          <table:table-cell office:value-type="float" office:value="3190968" calcext:value-type="float">
            <text:p>3190968</text:p>
          </table:table-cell>
          <table:table-cell office:value-type="float" office:value="3372600" calcext:value-type="float">
            <text:p>3372600</text:p>
          </table:table-cell>
          <table:table-cell office:value-type="float" office:value="3858112" calcext:value-type="float">
            <text:p>3858112</text:p>
          </table:table-cell>
          <table:table-cell office:value-type="float" office:value="3240008" calcext:value-type="float">
            <text:p>3240008</text:p>
          </table:table-cell>
          <table:table-cell office:value-type="float" office:value="3293744" calcext:value-type="float">
            <text:p>3293744</text:p>
          </table:table-cell>
          <table:table-cell office:value-type="float" office:value="3669728" calcext:value-type="float">
            <text:p>3669728</text:p>
          </table:table-cell>
          <table:table-cell table:number-columns-repeated="9"/>
        </table:table-row>
        <table:table-row table:style-name="ro1">
          <table:table-cell office:value-type="float" office:value="3104520" calcext:value-type="float">
            <text:p>3104520</text:p>
          </table:table-cell>
          <table:table-cell office:value-type="float" office:value="3191216" calcext:value-type="float">
            <text:p>3191216</text:p>
          </table:table-cell>
          <table:table-cell office:value-type="float" office:value="3372832" calcext:value-type="float">
            <text:p>3372832</text:p>
          </table:table-cell>
          <table:table-cell office:value-type="float" office:value="3858272" calcext:value-type="float">
            <text:p>3858272</text:p>
          </table:table-cell>
          <table:table-cell office:value-type="float" office:value="3240224" calcext:value-type="float">
            <text:p>3240224</text:p>
          </table:table-cell>
          <table:table-cell office:value-type="float" office:value="3293768" calcext:value-type="float">
            <text:p>3293768</text:p>
          </table:table-cell>
          <table:table-cell office:value-type="float" office:value="3670296" calcext:value-type="float">
            <text:p>3670296</text:p>
          </table:table-cell>
          <table:table-cell table:number-columns-repeated="9"/>
        </table:table-row>
        <table:table-row table:style-name="ro1">
          <table:table-cell office:value-type="float" office:value="3104560" calcext:value-type="float">
            <text:p>3104560</text:p>
          </table:table-cell>
          <table:table-cell office:value-type="float" office:value="3191232" calcext:value-type="float">
            <text:p>3191232</text:p>
          </table:table-cell>
          <table:table-cell office:value-type="float" office:value="3373544" calcext:value-type="float">
            <text:p>3373544</text:p>
          </table:table-cell>
          <table:table-cell office:value-type="float" office:value="3860144" calcext:value-type="float">
            <text:p>3860144</text:p>
          </table:table-cell>
          <table:table-cell office:value-type="float" office:value="3241344" calcext:value-type="float">
            <text:p>3241344</text:p>
          </table:table-cell>
          <table:table-cell office:value-type="float" office:value="3294600" calcext:value-type="float">
            <text:p>3294600</text:p>
          </table:table-cell>
          <table:table-cell office:value-type="float" office:value="3670296" calcext:value-type="float">
            <text:p>3670296</text:p>
          </table:table-cell>
          <table:table-cell table:number-columns-repeated="9"/>
        </table:table-row>
        <table:table-row table:style-name="ro1">
          <table:table-cell office:value-type="float" office:value="3105736" calcext:value-type="float">
            <text:p>3105736</text:p>
          </table:table-cell>
          <table:table-cell office:value-type="float" office:value="3191696" calcext:value-type="float">
            <text:p>3191696</text:p>
          </table:table-cell>
          <table:table-cell office:value-type="float" office:value="3373752" calcext:value-type="float">
            <text:p>3373752</text:p>
          </table:table-cell>
          <table:table-cell office:value-type="float" office:value="3860616" calcext:value-type="float">
            <text:p>3860616</text:p>
          </table:table-cell>
          <table:table-cell office:value-type="float" office:value="3241592" calcext:value-type="float">
            <text:p>3241592</text:p>
          </table:table-cell>
          <table:table-cell office:value-type="float" office:value="3294896" calcext:value-type="float">
            <text:p>3294896</text:p>
          </table:table-cell>
          <table:table-cell office:value-type="float" office:value="3671048" calcext:value-type="float">
            <text:p>3671048</text:p>
          </table:table-cell>
          <table:table-cell table:number-columns-repeated="9"/>
        </table:table-row>
        <table:table-row table:style-name="ro1">
          <table:table-cell office:value-type="float" office:value="3106408" calcext:value-type="float">
            <text:p>3106408</text:p>
          </table:table-cell>
          <table:table-cell office:value-type="float" office:value="3191696" calcext:value-type="float">
            <text:p>3191696</text:p>
          </table:table-cell>
          <table:table-cell office:value-type="float" office:value="3373792" calcext:value-type="float">
            <text:p>3373792</text:p>
          </table:table-cell>
          <table:table-cell office:value-type="float" office:value="3860816" calcext:value-type="float">
            <text:p>3860816</text:p>
          </table:table-cell>
          <table:table-cell office:value-type="float" office:value="3241640" calcext:value-type="float">
            <text:p>3241640</text:p>
          </table:table-cell>
          <table:table-cell office:value-type="float" office:value="3294928" calcext:value-type="float">
            <text:p>3294928</text:p>
          </table:table-cell>
          <table:table-cell office:value-type="float" office:value="3671416" calcext:value-type="float">
            <text:p>3671416</text:p>
          </table:table-cell>
          <table:table-cell table:number-columns-repeated="9"/>
        </table:table-row>
        <table:table-row table:style-name="ro1">
          <table:table-cell office:value-type="float" office:value="3106728" calcext:value-type="float">
            <text:p>3106728</text:p>
          </table:table-cell>
          <table:table-cell office:value-type="float" office:value="3191736" calcext:value-type="float">
            <text:p>3191736</text:p>
          </table:table-cell>
          <table:table-cell office:value-type="float" office:value="3373992" calcext:value-type="float">
            <text:p>3373992</text:p>
          </table:table-cell>
          <table:table-cell office:value-type="float" office:value="3860824" calcext:value-type="float">
            <text:p>3860824</text:p>
          </table:table-cell>
          <table:table-cell office:value-type="float" office:value="3242632" calcext:value-type="float">
            <text:p>3242632</text:p>
          </table:table-cell>
          <table:table-cell office:value-type="float" office:value="3296088" calcext:value-type="float">
            <text:p>3296088</text:p>
          </table:table-cell>
          <table:table-cell office:value-type="float" office:value="3671912" calcext:value-type="float">
            <text:p>3671912</text:p>
          </table:table-cell>
          <table:table-cell table:number-columns-repeated="9"/>
        </table:table-row>
        <table:table-row table:style-name="ro1">
          <table:table-cell office:value-type="float" office:value="3106792" calcext:value-type="float">
            <text:p>3106792</text:p>
          </table:table-cell>
          <table:table-cell office:value-type="float" office:value="3191872" calcext:value-type="float">
            <text:p>3191872</text:p>
          </table:table-cell>
          <table:table-cell office:value-type="float" office:value="3374696" calcext:value-type="float">
            <text:p>3374696</text:p>
          </table:table-cell>
          <table:table-cell office:value-type="float" office:value="3861088" calcext:value-type="float">
            <text:p>3861088</text:p>
          </table:table-cell>
          <table:table-cell office:value-type="float" office:value="3242784" calcext:value-type="float">
            <text:p>3242784</text:p>
          </table:table-cell>
          <table:table-cell office:value-type="float" office:value="3296104" calcext:value-type="float">
            <text:p>3296104</text:p>
          </table:table-cell>
          <table:table-cell office:value-type="float" office:value="3672536" calcext:value-type="float">
            <text:p>3672536</text:p>
          </table:table-cell>
          <table:table-cell table:number-columns-repeated="9"/>
        </table:table-row>
        <table:table-row table:style-name="ro1">
          <table:table-cell office:value-type="float" office:value="3106904" calcext:value-type="float">
            <text:p>3106904</text:p>
          </table:table-cell>
          <table:table-cell office:value-type="float" office:value="3192168" calcext:value-type="float">
            <text:p>3192168</text:p>
          </table:table-cell>
          <table:table-cell office:value-type="float" office:value="3374864" calcext:value-type="float">
            <text:p>3374864</text:p>
          </table:table-cell>
          <table:table-cell office:value-type="float" office:value="3861992" calcext:value-type="float">
            <text:p>3861992</text:p>
          </table:table-cell>
          <table:table-cell office:value-type="float" office:value="3242888" calcext:value-type="float">
            <text:p>3242888</text:p>
          </table:table-cell>
          <table:table-cell office:value-type="float" office:value="3296800" calcext:value-type="float">
            <text:p>3296800</text:p>
          </table:table-cell>
          <table:table-cell office:value-type="float" office:value="3674136" calcext:value-type="float">
            <text:p>3674136</text:p>
          </table:table-cell>
          <table:table-cell table:number-columns-repeated="9"/>
        </table:table-row>
        <table:table-row table:style-name="ro1">
          <table:table-cell office:value-type="float" office:value="3107264" calcext:value-type="float">
            <text:p>3107264</text:p>
          </table:table-cell>
          <table:table-cell office:value-type="float" office:value="3192288" calcext:value-type="float">
            <text:p>3192288</text:p>
          </table:table-cell>
          <table:table-cell office:value-type="float" office:value="3375184" calcext:value-type="float">
            <text:p>3375184</text:p>
          </table:table-cell>
          <table:table-cell office:value-type="float" office:value="3862152" calcext:value-type="float">
            <text:p>3862152</text:p>
          </table:table-cell>
          <table:table-cell office:value-type="float" office:value="3243120" calcext:value-type="float">
            <text:p>3243120</text:p>
          </table:table-cell>
          <table:table-cell office:value-type="float" office:value="3297824" calcext:value-type="float">
            <text:p>3297824</text:p>
          </table:table-cell>
          <table:table-cell office:value-type="float" office:value="3675824" calcext:value-type="float">
            <text:p>3675824</text:p>
          </table:table-cell>
          <table:table-cell table:number-columns-repeated="9"/>
        </table:table-row>
        <table:table-row table:style-name="ro1">
          <table:table-cell office:value-type="float" office:value="3107344" calcext:value-type="float">
            <text:p>3107344</text:p>
          </table:table-cell>
          <table:table-cell office:value-type="float" office:value="3192560" calcext:value-type="float">
            <text:p>3192560</text:p>
          </table:table-cell>
          <table:table-cell office:value-type="float" office:value="3375672" calcext:value-type="float">
            <text:p>3375672</text:p>
          </table:table-cell>
          <table:table-cell office:value-type="float" office:value="3862608" calcext:value-type="float">
            <text:p>3862608</text:p>
          </table:table-cell>
          <table:table-cell office:value-type="float" office:value="3243232" calcext:value-type="float">
            <text:p>3243232</text:p>
          </table:table-cell>
          <table:table-cell office:value-type="float" office:value="3297896" calcext:value-type="float">
            <text:p>3297896</text:p>
          </table:table-cell>
          <table:table-cell office:value-type="float" office:value="3677240" calcext:value-type="float">
            <text:p>3677240</text:p>
          </table:table-cell>
          <table:table-cell table:number-columns-repeated="9"/>
        </table:table-row>
        <table:table-row table:style-name="ro1">
          <table:table-cell office:value-type="float" office:value="3107464" calcext:value-type="float">
            <text:p>3107464</text:p>
          </table:table-cell>
          <table:table-cell office:value-type="float" office:value="3192760" calcext:value-type="float">
            <text:p>3192760</text:p>
          </table:table-cell>
          <table:table-cell office:value-type="float" office:value="3375952" calcext:value-type="float">
            <text:p>3375952</text:p>
          </table:table-cell>
          <table:table-cell office:value-type="float" office:value="3864048" calcext:value-type="float">
            <text:p>3864048</text:p>
          </table:table-cell>
          <table:table-cell office:value-type="float" office:value="3243464" calcext:value-type="float">
            <text:p>3243464</text:p>
          </table:table-cell>
          <table:table-cell office:value-type="float" office:value="3298048" calcext:value-type="float">
            <text:p>3298048</text:p>
          </table:table-cell>
          <table:table-cell office:value-type="float" office:value="3677680" calcext:value-type="float">
            <text:p>3677680</text:p>
          </table:table-cell>
          <table:table-cell table:number-columns-repeated="9"/>
        </table:table-row>
        <table:table-row table:style-name="ro1">
          <table:table-cell office:value-type="float" office:value="3107736" calcext:value-type="float">
            <text:p>3107736</text:p>
          </table:table-cell>
          <table:table-cell office:value-type="float" office:value="3192872" calcext:value-type="float">
            <text:p>3192872</text:p>
          </table:table-cell>
          <table:table-cell office:value-type="float" office:value="3376088" calcext:value-type="float">
            <text:p>3376088</text:p>
          </table:table-cell>
          <table:table-cell office:value-type="float" office:value="3865448" calcext:value-type="float">
            <text:p>3865448</text:p>
          </table:table-cell>
          <table:table-cell office:value-type="float" office:value="3243504" calcext:value-type="float">
            <text:p>3243504</text:p>
          </table:table-cell>
          <table:table-cell office:value-type="float" office:value="3298520" calcext:value-type="float">
            <text:p>3298520</text:p>
          </table:table-cell>
          <table:table-cell office:value-type="float" office:value="3677824" calcext:value-type="float">
            <text:p>3677824</text:p>
          </table:table-cell>
          <table:table-cell table:number-columns-repeated="9"/>
        </table:table-row>
        <table:table-row table:style-name="ro1">
          <table:table-cell office:value-type="float" office:value="3108816" calcext:value-type="float">
            <text:p>3108816</text:p>
          </table:table-cell>
          <table:table-cell office:value-type="float" office:value="3193664" calcext:value-type="float">
            <text:p>3193664</text:p>
          </table:table-cell>
          <table:table-cell office:value-type="float" office:value="3376136" calcext:value-type="float">
            <text:p>3376136</text:p>
          </table:table-cell>
          <table:table-cell office:value-type="float" office:value="3865544" calcext:value-type="float">
            <text:p>3865544</text:p>
          </table:table-cell>
          <table:table-cell office:value-type="float" office:value="3244352" calcext:value-type="float">
            <text:p>3244352</text:p>
          </table:table-cell>
          <table:table-cell office:value-type="float" office:value="3298632" calcext:value-type="float">
            <text:p>3298632</text:p>
          </table:table-cell>
          <table:table-cell office:value-type="float" office:value="3678224" calcext:value-type="float">
            <text:p>3678224</text:p>
          </table:table-cell>
          <table:table-cell table:number-columns-repeated="9"/>
        </table:table-row>
        <table:table-row table:style-name="ro1">
          <table:table-cell office:value-type="float" office:value="3109128" calcext:value-type="float">
            <text:p>3109128</text:p>
          </table:table-cell>
          <table:table-cell office:value-type="float" office:value="3193952" calcext:value-type="float">
            <text:p>3193952</text:p>
          </table:table-cell>
          <table:table-cell office:value-type="float" office:value="3376216" calcext:value-type="float">
            <text:p>3376216</text:p>
          </table:table-cell>
          <table:table-cell office:value-type="float" office:value="3865632" calcext:value-type="float">
            <text:p>3865632</text:p>
          </table:table-cell>
          <table:table-cell office:value-type="float" office:value="3244928" calcext:value-type="float">
            <text:p>3244928</text:p>
          </table:table-cell>
          <table:table-cell office:value-type="float" office:value="3298848" calcext:value-type="float">
            <text:p>3298848</text:p>
          </table:table-cell>
          <table:table-cell office:value-type="float" office:value="3679656" calcext:value-type="float">
            <text:p>3679656</text:p>
          </table:table-cell>
          <table:table-cell table:number-columns-repeated="9"/>
        </table:table-row>
        <table:table-row table:style-name="ro1">
          <table:table-cell office:value-type="float" office:value="3109152" calcext:value-type="float">
            <text:p>3109152</text:p>
          </table:table-cell>
          <table:table-cell office:value-type="float" office:value="3193968" calcext:value-type="float">
            <text:p>3193968</text:p>
          </table:table-cell>
          <table:table-cell office:value-type="float" office:value="3376720" calcext:value-type="float">
            <text:p>3376720</text:p>
          </table:table-cell>
          <table:table-cell office:value-type="float" office:value="3865856" calcext:value-type="float">
            <text:p>3865856</text:p>
          </table:table-cell>
          <table:table-cell office:value-type="float" office:value="3246104" calcext:value-type="float">
            <text:p>3246104</text:p>
          </table:table-cell>
          <table:table-cell office:value-type="float" office:value="3299464" calcext:value-type="float">
            <text:p>3299464</text:p>
          </table:table-cell>
          <table:table-cell office:value-type="float" office:value="3679880" calcext:value-type="float">
            <text:p>3679880</text:p>
          </table:table-cell>
          <table:table-cell table:number-columns-repeated="9"/>
        </table:table-row>
        <table:table-row table:style-name="ro1">
          <table:table-cell office:value-type="float" office:value="3109400" calcext:value-type="float">
            <text:p>3109400</text:p>
          </table:table-cell>
          <table:table-cell office:value-type="float" office:value="3194144" calcext:value-type="float">
            <text:p>3194144</text:p>
          </table:table-cell>
          <table:table-cell office:value-type="float" office:value="3377176" calcext:value-type="float">
            <text:p>3377176</text:p>
          </table:table-cell>
          <table:table-cell office:value-type="float" office:value="3866032" calcext:value-type="float">
            <text:p>3866032</text:p>
          </table:table-cell>
          <table:table-cell office:value-type="float" office:value="3246416" calcext:value-type="float">
            <text:p>3246416</text:p>
          </table:table-cell>
          <table:table-cell office:value-type="float" office:value="3299488" calcext:value-type="float">
            <text:p>3299488</text:p>
          </table:table-cell>
          <table:table-cell office:value-type="float" office:value="3679992" calcext:value-type="float">
            <text:p>3679992</text:p>
          </table:table-cell>
          <table:table-cell table:number-columns-repeated="9"/>
        </table:table-row>
        <table:table-row table:style-name="ro1">
          <table:table-cell office:value-type="float" office:value="3109568" calcext:value-type="float">
            <text:p>3109568</text:p>
          </table:table-cell>
          <table:table-cell office:value-type="float" office:value="3194256" calcext:value-type="float">
            <text:p>3194256</text:p>
          </table:table-cell>
          <table:table-cell office:value-type="float" office:value="3377192" calcext:value-type="float">
            <text:p>3377192</text:p>
          </table:table-cell>
          <table:table-cell office:value-type="float" office:value="3866112" calcext:value-type="float">
            <text:p>3866112</text:p>
          </table:table-cell>
          <table:table-cell office:value-type="float" office:value="3246784" calcext:value-type="float">
            <text:p>3246784</text:p>
          </table:table-cell>
          <table:table-cell office:value-type="float" office:value="3300272" calcext:value-type="float">
            <text:p>3300272</text:p>
          </table:table-cell>
          <table:table-cell office:value-type="float" office:value="3680888" calcext:value-type="float">
            <text:p>3680888</text:p>
          </table:table-cell>
          <table:table-cell table:number-columns-repeated="9"/>
        </table:table-row>
        <table:table-row table:style-name="ro1">
          <table:table-cell office:value-type="float" office:value="3109592" calcext:value-type="float">
            <text:p>3109592</text:p>
          </table:table-cell>
          <table:table-cell office:value-type="float" office:value="3194296" calcext:value-type="float">
            <text:p>3194296</text:p>
          </table:table-cell>
          <table:table-cell office:value-type="float" office:value="3377192" calcext:value-type="float">
            <text:p>3377192</text:p>
          </table:table-cell>
          <table:table-cell office:value-type="float" office:value="3866232" calcext:value-type="float">
            <text:p>3866232</text:p>
          </table:table-cell>
          <table:table-cell office:value-type="float" office:value="3246856" calcext:value-type="float">
            <text:p>3246856</text:p>
          </table:table-cell>
          <table:table-cell office:value-type="float" office:value="3300320" calcext:value-type="float">
            <text:p>3300320</text:p>
          </table:table-cell>
          <table:table-cell office:value-type="float" office:value="3681160" calcext:value-type="float">
            <text:p>3681160</text:p>
          </table:table-cell>
          <table:table-cell table:number-columns-repeated="9"/>
        </table:table-row>
        <table:table-row table:style-name="ro1">
          <table:table-cell office:value-type="float" office:value="3109712" calcext:value-type="float">
            <text:p>3109712</text:p>
          </table:table-cell>
          <table:table-cell office:value-type="float" office:value="3194560" calcext:value-type="float">
            <text:p>3194560</text:p>
          </table:table-cell>
          <table:table-cell office:value-type="float" office:value="3377312" calcext:value-type="float">
            <text:p>3377312</text:p>
          </table:table-cell>
          <table:table-cell office:value-type="float" office:value="3866968" calcext:value-type="float">
            <text:p>3866968</text:p>
          </table:table-cell>
          <table:table-cell office:value-type="float" office:value="3246856" calcext:value-type="float">
            <text:p>3246856</text:p>
          </table:table-cell>
          <table:table-cell office:value-type="float" office:value="3300728" calcext:value-type="float">
            <text:p>3300728</text:p>
          </table:table-cell>
          <table:table-cell office:value-type="float" office:value="3681512" calcext:value-type="float">
            <text:p>3681512</text:p>
          </table:table-cell>
          <table:table-cell table:number-columns-repeated="9"/>
        </table:table-row>
        <table:table-row table:style-name="ro1">
          <table:table-cell office:value-type="float" office:value="3109840" calcext:value-type="float">
            <text:p>3109840</text:p>
          </table:table-cell>
          <table:table-cell office:value-type="float" office:value="3194680" calcext:value-type="float">
            <text:p>3194680</text:p>
          </table:table-cell>
          <table:table-cell office:value-type="float" office:value="3377704" calcext:value-type="float">
            <text:p>3377704</text:p>
          </table:table-cell>
          <table:table-cell office:value-type="float" office:value="3868088" calcext:value-type="float">
            <text:p>3868088</text:p>
          </table:table-cell>
          <table:table-cell office:value-type="float" office:value="3247144" calcext:value-type="float">
            <text:p>3247144</text:p>
          </table:table-cell>
          <table:table-cell office:value-type="float" office:value="3300856" calcext:value-type="float">
            <text:p>3300856</text:p>
          </table:table-cell>
          <table:table-cell office:value-type="float" office:value="3681624" calcext:value-type="float">
            <text:p>3681624</text:p>
          </table:table-cell>
          <table:table-cell table:number-columns-repeated="9"/>
        </table:table-row>
        <table:table-row table:style-name="ro1">
          <table:table-cell office:value-type="float" office:value="3109888" calcext:value-type="float">
            <text:p>3109888</text:p>
          </table:table-cell>
          <table:table-cell office:value-type="float" office:value="3194728" calcext:value-type="float">
            <text:p>3194728</text:p>
          </table:table-cell>
          <table:table-cell office:value-type="float" office:value="3377832" calcext:value-type="float">
            <text:p>3377832</text:p>
          </table:table-cell>
          <table:table-cell office:value-type="float" office:value="3868792" calcext:value-type="float">
            <text:p>3868792</text:p>
          </table:table-cell>
          <table:table-cell office:value-type="float" office:value="3247272" calcext:value-type="float">
            <text:p>3247272</text:p>
          </table:table-cell>
          <table:table-cell office:value-type="float" office:value="3301104" calcext:value-type="float">
            <text:p>3301104</text:p>
          </table:table-cell>
          <table:table-cell office:value-type="float" office:value="3681752" calcext:value-type="float">
            <text:p>3681752</text:p>
          </table:table-cell>
          <table:table-cell table:number-columns-repeated="9"/>
        </table:table-row>
        <table:table-row table:style-name="ro1">
          <table:table-cell office:value-type="float" office:value="3111000" calcext:value-type="float">
            <text:p>3111000</text:p>
          </table:table-cell>
          <table:table-cell office:value-type="float" office:value="3195176" calcext:value-type="float">
            <text:p>3195176</text:p>
          </table:table-cell>
          <table:table-cell office:value-type="float" office:value="3378832" calcext:value-type="float">
            <text:p>3378832</text:p>
          </table:table-cell>
          <table:table-cell office:value-type="float" office:value="3869144" calcext:value-type="float">
            <text:p>3869144</text:p>
          </table:table-cell>
          <table:table-cell office:value-type="float" office:value="3248584" calcext:value-type="float">
            <text:p>3248584</text:p>
          </table:table-cell>
          <table:table-cell office:value-type="float" office:value="3301744" calcext:value-type="float">
            <text:p>3301744</text:p>
          </table:table-cell>
          <table:table-cell office:value-type="float" office:value="3682384" calcext:value-type="float">
            <text:p>3682384</text:p>
          </table:table-cell>
          <table:table-cell table:number-columns-repeated="9"/>
        </table:table-row>
        <table:table-row table:style-name="ro1">
          <table:table-cell office:value-type="float" office:value="3111072" calcext:value-type="float">
            <text:p>3111072</text:p>
          </table:table-cell>
          <table:table-cell office:value-type="float" office:value="3195376" calcext:value-type="float">
            <text:p>3195376</text:p>
          </table:table-cell>
          <table:table-cell office:value-type="float" office:value="3379248" calcext:value-type="float">
            <text:p>3379248</text:p>
          </table:table-cell>
          <table:table-cell office:value-type="float" office:value="3869872" calcext:value-type="float">
            <text:p>3869872</text:p>
          </table:table-cell>
          <table:table-cell office:value-type="float" office:value="3249488" calcext:value-type="float">
            <text:p>3249488</text:p>
          </table:table-cell>
          <table:table-cell office:value-type="float" office:value="3301784" calcext:value-type="float">
            <text:p>3301784</text:p>
          </table:table-cell>
          <table:table-cell office:value-type="float" office:value="3682728" calcext:value-type="float">
            <text:p>3682728</text:p>
          </table:table-cell>
          <table:table-cell table:number-columns-repeated="9"/>
        </table:table-row>
        <table:table-row table:style-name="ro1">
          <table:table-cell office:value-type="float" office:value="3111264" calcext:value-type="float">
            <text:p>3111264</text:p>
          </table:table-cell>
          <table:table-cell office:value-type="float" office:value="3196072" calcext:value-type="float">
            <text:p>3196072</text:p>
          </table:table-cell>
          <table:table-cell office:value-type="float" office:value="3379800" calcext:value-type="float">
            <text:p>3379800</text:p>
          </table:table-cell>
          <table:table-cell office:value-type="float" office:value="3870232" calcext:value-type="float">
            <text:p>3870232</text:p>
          </table:table-cell>
          <table:table-cell office:value-type="float" office:value="3249776" calcext:value-type="float">
            <text:p>3249776</text:p>
          </table:table-cell>
          <table:table-cell office:value-type="float" office:value="3301920" calcext:value-type="float">
            <text:p>3301920</text:p>
          </table:table-cell>
          <table:table-cell office:value-type="float" office:value="3684080" calcext:value-type="float">
            <text:p>3684080</text:p>
          </table:table-cell>
          <table:table-cell table:number-columns-repeated="9"/>
        </table:table-row>
        <table:table-row table:style-name="ro1">
          <table:table-cell office:value-type="float" office:value="3111376" calcext:value-type="float">
            <text:p>3111376</text:p>
          </table:table-cell>
          <table:table-cell office:value-type="float" office:value="3196576" calcext:value-type="float">
            <text:p>3196576</text:p>
          </table:table-cell>
          <table:table-cell office:value-type="float" office:value="3380088" calcext:value-type="float">
            <text:p>3380088</text:p>
          </table:table-cell>
          <table:table-cell office:value-type="float" office:value="3870408" calcext:value-type="float">
            <text:p>3870408</text:p>
          </table:table-cell>
          <table:table-cell office:value-type="float" office:value="3249896" calcext:value-type="float">
            <text:p>3249896</text:p>
          </table:table-cell>
          <table:table-cell office:value-type="float" office:value="3302008" calcext:value-type="float">
            <text:p>3302008</text:p>
          </table:table-cell>
          <table:table-cell office:value-type="float" office:value="3684544" calcext:value-type="float">
            <text:p>3684544</text:p>
          </table:table-cell>
          <table:table-cell table:number-columns-repeated="9"/>
        </table:table-row>
        <table:table-row table:style-name="ro1">
          <table:table-cell office:value-type="float" office:value="3111424" calcext:value-type="float">
            <text:p>3111424</text:p>
          </table:table-cell>
          <table:table-cell office:value-type="float" office:value="3196680" calcext:value-type="float">
            <text:p>3196680</text:p>
          </table:table-cell>
          <table:table-cell office:value-type="float" office:value="3380360" calcext:value-type="float">
            <text:p>3380360</text:p>
          </table:table-cell>
          <table:table-cell office:value-type="float" office:value="3872680" calcext:value-type="float">
            <text:p>3872680</text:p>
          </table:table-cell>
          <table:table-cell office:value-type="float" office:value="3250272" calcext:value-type="float">
            <text:p>3250272</text:p>
          </table:table-cell>
          <table:table-cell office:value-type="float" office:value="3302232" calcext:value-type="float">
            <text:p>3302232</text:p>
          </table:table-cell>
          <table:table-cell office:value-type="float" office:value="3685136" calcext:value-type="float">
            <text:p>3685136</text:p>
          </table:table-cell>
          <table:table-cell table:number-columns-repeated="9"/>
        </table:table-row>
        <table:table-row table:style-name="ro1">
          <table:table-cell office:value-type="float" office:value="3111824" calcext:value-type="float">
            <text:p>3111824</text:p>
          </table:table-cell>
          <table:table-cell office:value-type="float" office:value="3196912" calcext:value-type="float">
            <text:p>3196912</text:p>
          </table:table-cell>
          <table:table-cell office:value-type="float" office:value="3380416" calcext:value-type="float">
            <text:p>3380416</text:p>
          </table:table-cell>
          <table:table-cell office:value-type="float" office:value="3872712" calcext:value-type="float">
            <text:p>3872712</text:p>
          </table:table-cell>
          <table:table-cell office:value-type="float" office:value="3250336" calcext:value-type="float">
            <text:p>3250336</text:p>
          </table:table-cell>
          <table:table-cell office:value-type="float" office:value="3302384" calcext:value-type="float">
            <text:p>3302384</text:p>
          </table:table-cell>
          <table:table-cell office:value-type="float" office:value="3686688" calcext:value-type="float">
            <text:p>3686688</text:p>
          </table:table-cell>
          <table:table-cell table:number-columns-repeated="9"/>
        </table:table-row>
        <table:table-row table:style-name="ro1">
          <table:table-cell office:value-type="float" office:value="3112040" calcext:value-type="float">
            <text:p>3112040</text:p>
          </table:table-cell>
          <table:table-cell office:value-type="float" office:value="3197008" calcext:value-type="float">
            <text:p>3197008</text:p>
          </table:table-cell>
          <table:table-cell office:value-type="float" office:value="3380496" calcext:value-type="float">
            <text:p>3380496</text:p>
          </table:table-cell>
          <table:table-cell office:value-type="float" office:value="3872792" calcext:value-type="float">
            <text:p>3872792</text:p>
          </table:table-cell>
          <table:table-cell office:value-type="float" office:value="3250880" calcext:value-type="float">
            <text:p>3250880</text:p>
          </table:table-cell>
          <table:table-cell office:value-type="float" office:value="3302800" calcext:value-type="float">
            <text:p>3302800</text:p>
          </table:table-cell>
          <table:table-cell office:value-type="float" office:value="3686704" calcext:value-type="float">
            <text:p>3686704</text:p>
          </table:table-cell>
          <table:table-cell table:number-columns-repeated="9"/>
        </table:table-row>
        <table:table-row table:style-name="ro1">
          <table:table-cell office:value-type="float" office:value="3112096" calcext:value-type="float">
            <text:p>3112096</text:p>
          </table:table-cell>
          <table:table-cell office:value-type="float" office:value="3197040" calcext:value-type="float">
            <text:p>3197040</text:p>
          </table:table-cell>
          <table:table-cell office:value-type="float" office:value="3380560" calcext:value-type="float">
            <text:p>3380560</text:p>
          </table:table-cell>
          <table:table-cell office:value-type="float" office:value="3872800" calcext:value-type="float">
            <text:p>3872800</text:p>
          </table:table-cell>
          <table:table-cell office:value-type="float" office:value="3251104" calcext:value-type="float">
            <text:p>3251104</text:p>
          </table:table-cell>
          <table:table-cell office:value-type="float" office:value="3302840" calcext:value-type="float">
            <text:p>3302840</text:p>
          </table:table-cell>
          <table:table-cell office:value-type="float" office:value="3687424" calcext:value-type="float">
            <text:p>3687424</text:p>
          </table:table-cell>
          <table:table-cell table:number-columns-repeated="9"/>
        </table:table-row>
        <table:table-row table:style-name="ro1">
          <table:table-cell office:value-type="float" office:value="3112368" calcext:value-type="float">
            <text:p>3112368</text:p>
          </table:table-cell>
          <table:table-cell office:value-type="float" office:value="3197192" calcext:value-type="float">
            <text:p>3197192</text:p>
          </table:table-cell>
          <table:table-cell office:value-type="float" office:value="3381192" calcext:value-type="float">
            <text:p>3381192</text:p>
          </table:table-cell>
          <table:table-cell office:value-type="float" office:value="3873608" calcext:value-type="float">
            <text:p>3873608</text:p>
          </table:table-cell>
          <table:table-cell office:value-type="float" office:value="3251128" calcext:value-type="float">
            <text:p>3251128</text:p>
          </table:table-cell>
          <table:table-cell office:value-type="float" office:value="3302872" calcext:value-type="float">
            <text:p>3302872</text:p>
          </table:table-cell>
          <table:table-cell office:value-type="float" office:value="3688328" calcext:value-type="float">
            <text:p>3688328</text:p>
          </table:table-cell>
          <table:table-cell table:number-columns-repeated="9"/>
        </table:table-row>
        <table:table-row table:style-name="ro1">
          <table:table-cell office:value-type="float" office:value="3112584" calcext:value-type="float">
            <text:p>3112584</text:p>
          </table:table-cell>
          <table:table-cell office:value-type="float" office:value="3197200" calcext:value-type="float">
            <text:p>3197200</text:p>
          </table:table-cell>
          <table:table-cell office:value-type="float" office:value="3381840" calcext:value-type="float">
            <text:p>3381840</text:p>
          </table:table-cell>
          <table:table-cell office:value-type="float" office:value="3873872" calcext:value-type="float">
            <text:p>3873872</text:p>
          </table:table-cell>
          <table:table-cell office:value-type="float" office:value="3251352" calcext:value-type="float">
            <text:p>3251352</text:p>
          </table:table-cell>
          <table:table-cell office:value-type="float" office:value="3303432" calcext:value-type="float">
            <text:p>3303432</text:p>
          </table:table-cell>
          <table:table-cell office:value-type="float" office:value="3690768" calcext:value-type="float">
            <text:p>3690768</text:p>
          </table:table-cell>
          <table:table-cell table:number-columns-repeated="9"/>
        </table:table-row>
        <table:table-row table:style-name="ro1">
          <table:table-cell office:value-type="float" office:value="3112632" calcext:value-type="float">
            <text:p>3112632</text:p>
          </table:table-cell>
          <table:table-cell office:value-type="float" office:value="3197688" calcext:value-type="float">
            <text:p>3197688</text:p>
          </table:table-cell>
          <table:table-cell office:value-type="float" office:value="3382352" calcext:value-type="float">
            <text:p>3382352</text:p>
          </table:table-cell>
          <table:table-cell office:value-type="float" office:value="3874064" calcext:value-type="float">
            <text:p>3874064</text:p>
          </table:table-cell>
          <table:table-cell office:value-type="float" office:value="3251616" calcext:value-type="float">
            <text:p>3251616</text:p>
          </table:table-cell>
          <table:table-cell office:value-type="float" office:value="3303600" calcext:value-type="float">
            <text:p>3303600</text:p>
          </table:table-cell>
          <table:table-cell office:value-type="float" office:value="3690800" calcext:value-type="float">
            <text:p>3690800</text:p>
          </table:table-cell>
          <table:table-cell table:number-columns-repeated="9"/>
        </table:table-row>
        <table:table-row table:style-name="ro1">
          <table:table-cell office:value-type="float" office:value="3112816" calcext:value-type="float">
            <text:p>3112816</text:p>
          </table:table-cell>
          <table:table-cell office:value-type="float" office:value="3198248" calcext:value-type="float">
            <text:p>3198248</text:p>
          </table:table-cell>
          <table:table-cell office:value-type="float" office:value="3382440" calcext:value-type="float">
            <text:p>3382440</text:p>
          </table:table-cell>
          <table:table-cell office:value-type="float" office:value="3874336" calcext:value-type="float">
            <text:p>3874336</text:p>
          </table:table-cell>
          <table:table-cell office:value-type="float" office:value="3251688" calcext:value-type="float">
            <text:p>3251688</text:p>
          </table:table-cell>
          <table:table-cell office:value-type="float" office:value="3303600" calcext:value-type="float">
            <text:p>3303600</text:p>
          </table:table-cell>
          <table:table-cell office:value-type="float" office:value="3691424" calcext:value-type="float">
            <text:p>3691424</text:p>
          </table:table-cell>
          <table:table-cell table:number-columns-repeated="9"/>
        </table:table-row>
        <table:table-row table:style-name="ro1">
          <table:table-cell office:value-type="float" office:value="3112824" calcext:value-type="float">
            <text:p>3112824</text:p>
          </table:table-cell>
          <table:table-cell office:value-type="float" office:value="3198408" calcext:value-type="float">
            <text:p>3198408</text:p>
          </table:table-cell>
          <table:table-cell office:value-type="float" office:value="3383024" calcext:value-type="float">
            <text:p>3383024</text:p>
          </table:table-cell>
          <table:table-cell office:value-type="float" office:value="3874480" calcext:value-type="float">
            <text:p>3874480</text:p>
          </table:table-cell>
          <table:table-cell office:value-type="float" office:value="3251784" calcext:value-type="float">
            <text:p>3251784</text:p>
          </table:table-cell>
          <table:table-cell office:value-type="float" office:value="3303680" calcext:value-type="float">
            <text:p>3303680</text:p>
          </table:table-cell>
          <table:table-cell office:value-type="float" office:value="3691688" calcext:value-type="float">
            <text:p>3691688</text:p>
          </table:table-cell>
          <table:table-cell table:number-columns-repeated="9"/>
        </table:table-row>
        <table:table-row table:style-name="ro1">
          <table:table-cell office:value-type="float" office:value="3113024" calcext:value-type="float">
            <text:p>3113024</text:p>
          </table:table-cell>
          <table:table-cell office:value-type="float" office:value="3198408" calcext:value-type="float">
            <text:p>3198408</text:p>
          </table:table-cell>
          <table:table-cell office:value-type="float" office:value="3383368" calcext:value-type="float">
            <text:p>3383368</text:p>
          </table:table-cell>
          <table:table-cell office:value-type="float" office:value="3874488" calcext:value-type="float">
            <text:p>3874488</text:p>
          </table:table-cell>
          <table:table-cell office:value-type="float" office:value="3252120" calcext:value-type="float">
            <text:p>3252120</text:p>
          </table:table-cell>
          <table:table-cell office:value-type="float" office:value="3304424" calcext:value-type="float">
            <text:p>3304424</text:p>
          </table:table-cell>
          <table:table-cell office:value-type="float" office:value="3692744" calcext:value-type="float">
            <text:p>3692744</text:p>
          </table:table-cell>
          <table:table-cell table:number-columns-repeated="9"/>
        </table:table-row>
        <table:table-row table:style-name="ro1">
          <table:table-cell office:value-type="float" office:value="3113560" calcext:value-type="float">
            <text:p>3113560</text:p>
          </table:table-cell>
          <table:table-cell office:value-type="float" office:value="3198488" calcext:value-type="float">
            <text:p>3198488</text:p>
          </table:table-cell>
          <table:table-cell office:value-type="float" office:value="3383736" calcext:value-type="float">
            <text:p>3383736</text:p>
          </table:table-cell>
          <table:table-cell office:value-type="float" office:value="3874736" calcext:value-type="float">
            <text:p>3874736</text:p>
          </table:table-cell>
          <table:table-cell office:value-type="float" office:value="3252216" calcext:value-type="float">
            <text:p>3252216</text:p>
          </table:table-cell>
          <table:table-cell office:value-type="float" office:value="3304688" calcext:value-type="float">
            <text:p>3304688</text:p>
          </table:table-cell>
          <table:table-cell office:value-type="float" office:value="3692744" calcext:value-type="float">
            <text:p>3692744</text:p>
          </table:table-cell>
          <table:table-cell table:number-columns-repeated="9"/>
        </table:table-row>
        <table:table-row table:style-name="ro1">
          <table:table-cell office:value-type="float" office:value="3113576" calcext:value-type="float">
            <text:p>3113576</text:p>
          </table:table-cell>
          <table:table-cell office:value-type="float" office:value="3198568" calcext:value-type="float">
            <text:p>3198568</text:p>
          </table:table-cell>
          <table:table-cell office:value-type="float" office:value="3383840" calcext:value-type="float">
            <text:p>3383840</text:p>
          </table:table-cell>
          <table:table-cell office:value-type="float" office:value="3875264" calcext:value-type="float">
            <text:p>3875264</text:p>
          </table:table-cell>
          <table:table-cell office:value-type="float" office:value="3252864" calcext:value-type="float">
            <text:p>3252864</text:p>
          </table:table-cell>
          <table:table-cell office:value-type="float" office:value="3305488" calcext:value-type="float">
            <text:p>3305488</text:p>
          </table:table-cell>
          <table:table-cell office:value-type="float" office:value="3693120" calcext:value-type="float">
            <text:p>3693120</text:p>
          </table:table-cell>
          <table:table-cell table:number-columns-repeated="9"/>
        </table:table-row>
        <table:table-row table:style-name="ro1">
          <table:table-cell office:value-type="float" office:value="3113608" calcext:value-type="float">
            <text:p>3113608</text:p>
          </table:table-cell>
          <table:table-cell office:value-type="float" office:value="3199088" calcext:value-type="float">
            <text:p>3199088</text:p>
          </table:table-cell>
          <table:table-cell office:value-type="float" office:value="3384288" calcext:value-type="float">
            <text:p>3384288</text:p>
          </table:table-cell>
          <table:table-cell office:value-type="float" office:value="3875592" calcext:value-type="float">
            <text:p>3875592</text:p>
          </table:table-cell>
          <table:table-cell office:value-type="float" office:value="3252888" calcext:value-type="float">
            <text:p>3252888</text:p>
          </table:table-cell>
          <table:table-cell office:value-type="float" office:value="3305736" calcext:value-type="float">
            <text:p>3305736</text:p>
          </table:table-cell>
          <table:table-cell office:value-type="float" office:value="3693232" calcext:value-type="float">
            <text:p>3693232</text:p>
          </table:table-cell>
          <table:table-cell table:number-columns-repeated="9"/>
        </table:table-row>
        <table:table-row table:style-name="ro1">
          <table:table-cell office:value-type="float" office:value="3113912" calcext:value-type="float">
            <text:p>3113912</text:p>
          </table:table-cell>
          <table:table-cell office:value-type="float" office:value="3199312" calcext:value-type="float">
            <text:p>3199312</text:p>
          </table:table-cell>
          <table:table-cell office:value-type="float" office:value="3384384" calcext:value-type="float">
            <text:p>3384384</text:p>
          </table:table-cell>
          <table:table-cell office:value-type="float" office:value="3875904" calcext:value-type="float">
            <text:p>3875904</text:p>
          </table:table-cell>
          <table:table-cell office:value-type="float" office:value="3252960" calcext:value-type="float">
            <text:p>3252960</text:p>
          </table:table-cell>
          <table:table-cell office:value-type="float" office:value="3306016" calcext:value-type="float">
            <text:p>3306016</text:p>
          </table:table-cell>
          <table:table-cell office:value-type="float" office:value="3694288" calcext:value-type="float">
            <text:p>3694288</text:p>
          </table:table-cell>
          <table:table-cell table:number-columns-repeated="9"/>
        </table:table-row>
        <table:table-row table:style-name="ro1">
          <table:table-cell office:value-type="float" office:value="3113928" calcext:value-type="float">
            <text:p>3113928</text:p>
          </table:table-cell>
          <table:table-cell office:value-type="float" office:value="3199928" calcext:value-type="float">
            <text:p>3199928</text:p>
          </table:table-cell>
          <table:table-cell office:value-type="float" office:value="3384592" calcext:value-type="float">
            <text:p>3384592</text:p>
          </table:table-cell>
          <table:table-cell office:value-type="float" office:value="3875968" calcext:value-type="float">
            <text:p>3875968</text:p>
          </table:table-cell>
          <table:table-cell office:value-type="float" office:value="3253480" calcext:value-type="float">
            <text:p>3253480</text:p>
          </table:table-cell>
          <table:table-cell office:value-type="float" office:value="3306976" calcext:value-type="float">
            <text:p>3306976</text:p>
          </table:table-cell>
          <table:table-cell office:value-type="float" office:value="3694656" calcext:value-type="float">
            <text:p>3694656</text:p>
          </table:table-cell>
          <table:table-cell table:number-columns-repeated="9"/>
        </table:table-row>
        <table:table-row table:style-name="ro1">
          <table:table-cell office:value-type="float" office:value="3114200" calcext:value-type="float">
            <text:p>3114200</text:p>
          </table:table-cell>
          <table:table-cell office:value-type="float" office:value="3201040" calcext:value-type="float">
            <text:p>3201040</text:p>
          </table:table-cell>
          <table:table-cell office:value-type="float" office:value="3384960" calcext:value-type="float">
            <text:p>3384960</text:p>
          </table:table-cell>
          <table:table-cell office:value-type="float" office:value="3876552" calcext:value-type="float">
            <text:p>3876552</text:p>
          </table:table-cell>
          <table:table-cell office:value-type="float" office:value="3254008" calcext:value-type="float">
            <text:p>3254008</text:p>
          </table:table-cell>
          <table:table-cell office:value-type="float" office:value="3307336" calcext:value-type="float">
            <text:p>3307336</text:p>
          </table:table-cell>
          <table:table-cell office:value-type="float" office:value="3695288" calcext:value-type="float">
            <text:p>3695288</text:p>
          </table:table-cell>
          <table:table-cell table:number-columns-repeated="9"/>
        </table:table-row>
        <table:table-row table:style-name="ro1">
          <table:table-cell office:value-type="float" office:value="3114928" calcext:value-type="float">
            <text:p>3114928</text:p>
          </table:table-cell>
          <table:table-cell office:value-type="float" office:value="3201560" calcext:value-type="float">
            <text:p>3201560</text:p>
          </table:table-cell>
          <table:table-cell office:value-type="float" office:value="3385088" calcext:value-type="float">
            <text:p>3385088</text:p>
          </table:table-cell>
          <table:table-cell office:value-type="float" office:value="3877008" calcext:value-type="float">
            <text:p>3877008</text:p>
          </table:table-cell>
          <table:table-cell office:value-type="float" office:value="3254384" calcext:value-type="float">
            <text:p>3254384</text:p>
          </table:table-cell>
          <table:table-cell office:value-type="float" office:value="3307904" calcext:value-type="float">
            <text:p>3307904</text:p>
          </table:table-cell>
          <table:table-cell office:value-type="float" office:value="3695672" calcext:value-type="float">
            <text:p>3695672</text:p>
          </table:table-cell>
          <table:table-cell table:number-columns-repeated="9"/>
        </table:table-row>
        <table:table-row table:style-name="ro1">
          <table:table-cell office:value-type="float" office:value="3114984" calcext:value-type="float">
            <text:p>3114984</text:p>
          </table:table-cell>
          <table:table-cell office:value-type="float" office:value="3201712" calcext:value-type="float">
            <text:p>3201712</text:p>
          </table:table-cell>
          <table:table-cell office:value-type="float" office:value="3385152" calcext:value-type="float">
            <text:p>3385152</text:p>
          </table:table-cell>
          <table:table-cell office:value-type="float" office:value="3877256" calcext:value-type="float">
            <text:p>3877256</text:p>
          </table:table-cell>
          <table:table-cell office:value-type="float" office:value="3254464" calcext:value-type="float">
            <text:p>3254464</text:p>
          </table:table-cell>
          <table:table-cell office:value-type="float" office:value="3308056" calcext:value-type="float">
            <text:p>3308056</text:p>
          </table:table-cell>
          <table:table-cell office:value-type="float" office:value="3698720" calcext:value-type="float">
            <text:p>3698720</text:p>
          </table:table-cell>
          <table:table-cell table:number-columns-repeated="9"/>
        </table:table-row>
        <table:table-row table:style-name="ro1">
          <table:table-cell office:value-type="float" office:value="3115096" calcext:value-type="float">
            <text:p>3115096</text:p>
          </table:table-cell>
          <table:table-cell office:value-type="float" office:value="3201744" calcext:value-type="float">
            <text:p>3201744</text:p>
          </table:table-cell>
          <table:table-cell office:value-type="float" office:value="3385288" calcext:value-type="float">
            <text:p>3385288</text:p>
          </table:table-cell>
          <table:table-cell office:value-type="float" office:value="3877376" calcext:value-type="float">
            <text:p>3877376</text:p>
          </table:table-cell>
          <table:table-cell office:value-type="float" office:value="3254552" calcext:value-type="float">
            <text:p>3254552</text:p>
          </table:table-cell>
          <table:table-cell office:value-type="float" office:value="3308152" calcext:value-type="float">
            <text:p>3308152</text:p>
          </table:table-cell>
          <table:table-cell office:value-type="float" office:value="3699312" calcext:value-type="float">
            <text:p>3699312</text:p>
          </table:table-cell>
          <table:table-cell table:number-columns-repeated="9"/>
        </table:table-row>
        <table:table-row table:style-name="ro1">
          <table:table-cell office:value-type="float" office:value="3115200" calcext:value-type="float">
            <text:p>3115200</text:p>
          </table:table-cell>
          <table:table-cell office:value-type="float" office:value="3201920" calcext:value-type="float">
            <text:p>3201920</text:p>
          </table:table-cell>
          <table:table-cell office:value-type="float" office:value="3385904" calcext:value-type="float">
            <text:p>3385904</text:p>
          </table:table-cell>
          <table:table-cell office:value-type="float" office:value="3877656" calcext:value-type="float">
            <text:p>3877656</text:p>
          </table:table-cell>
          <table:table-cell office:value-type="float" office:value="3254712" calcext:value-type="float">
            <text:p>3254712</text:p>
          </table:table-cell>
          <table:table-cell office:value-type="float" office:value="3308184" calcext:value-type="float">
            <text:p>3308184</text:p>
          </table:table-cell>
          <table:table-cell office:value-type="float" office:value="3699864" calcext:value-type="float">
            <text:p>3699864</text:p>
          </table:table-cell>
          <table:table-cell table:number-columns-repeated="9"/>
        </table:table-row>
        <table:table-row table:style-name="ro1">
          <table:table-cell office:value-type="float" office:value="3115368" calcext:value-type="float">
            <text:p>3115368</text:p>
          </table:table-cell>
          <table:table-cell office:value-type="float" office:value="3202176" calcext:value-type="float">
            <text:p>3202176</text:p>
          </table:table-cell>
          <table:table-cell office:value-type="float" office:value="3386256" calcext:value-type="float">
            <text:p>3386256</text:p>
          </table:table-cell>
          <table:table-cell office:value-type="float" office:value="3878104" calcext:value-type="float">
            <text:p>3878104</text:p>
          </table:table-cell>
          <table:table-cell office:value-type="float" office:value="3254864" calcext:value-type="float">
            <text:p>3254864</text:p>
          </table:table-cell>
          <table:table-cell office:value-type="float" office:value="3308320" calcext:value-type="float">
            <text:p>3308320</text:p>
          </table:table-cell>
          <table:table-cell office:value-type="float" office:value="3700024" calcext:value-type="float">
            <text:p>3700024</text:p>
          </table:table-cell>
          <table:table-cell table:number-columns-repeated="9"/>
        </table:table-row>
        <table:table-row table:style-name="ro1">
          <table:table-cell office:value-type="float" office:value="3115656" calcext:value-type="float">
            <text:p>3115656</text:p>
          </table:table-cell>
          <table:table-cell office:value-type="float" office:value="3202520" calcext:value-type="float">
            <text:p>3202520</text:p>
          </table:table-cell>
          <table:table-cell office:value-type="float" office:value="3386968" calcext:value-type="float">
            <text:p>3386968</text:p>
          </table:table-cell>
          <table:table-cell office:value-type="float" office:value="3878248" calcext:value-type="float">
            <text:p>3878248</text:p>
          </table:table-cell>
          <table:table-cell office:value-type="float" office:value="3254912" calcext:value-type="float">
            <text:p>3254912</text:p>
          </table:table-cell>
          <table:table-cell office:value-type="float" office:value="3308384" calcext:value-type="float">
            <text:p>3308384</text:p>
          </table:table-cell>
          <table:table-cell office:value-type="float" office:value="3701840" calcext:value-type="float">
            <text:p>3701840</text:p>
          </table:table-cell>
          <table:table-cell table:number-columns-repeated="9"/>
        </table:table-row>
        <table:table-row table:style-name="ro1">
          <table:table-cell office:value-type="float" office:value="3115784" calcext:value-type="float">
            <text:p>3115784</text:p>
          </table:table-cell>
          <table:table-cell office:value-type="float" office:value="3202792" calcext:value-type="float">
            <text:p>3202792</text:p>
          </table:table-cell>
          <table:table-cell office:value-type="float" office:value="3387512" calcext:value-type="float">
            <text:p>3387512</text:p>
          </table:table-cell>
          <table:table-cell office:value-type="float" office:value="3878504" calcext:value-type="float">
            <text:p>3878504</text:p>
          </table:table-cell>
          <table:table-cell office:value-type="float" office:value="3255024" calcext:value-type="float">
            <text:p>3255024</text:p>
          </table:table-cell>
          <table:table-cell office:value-type="float" office:value="3308512" calcext:value-type="float">
            <text:p>3308512</text:p>
          </table:table-cell>
          <table:table-cell office:value-type="float" office:value="3702864" calcext:value-type="float">
            <text:p>3702864</text:p>
          </table:table-cell>
          <table:table-cell table:number-columns-repeated="9"/>
        </table:table-row>
        <table:table-row table:style-name="ro1">
          <table:table-cell office:value-type="float" office:value="3115856" calcext:value-type="float">
            <text:p>3115856</text:p>
          </table:table-cell>
          <table:table-cell office:value-type="float" office:value="3202864" calcext:value-type="float">
            <text:p>3202864</text:p>
          </table:table-cell>
          <table:table-cell office:value-type="float" office:value="3387584" calcext:value-type="float">
            <text:p>3387584</text:p>
          </table:table-cell>
          <table:table-cell office:value-type="float" office:value="3879448" calcext:value-type="float">
            <text:p>3879448</text:p>
          </table:table-cell>
          <table:table-cell office:value-type="float" office:value="3255064" calcext:value-type="float">
            <text:p>3255064</text:p>
          </table:table-cell>
          <table:table-cell office:value-type="float" office:value="3308568" calcext:value-type="float">
            <text:p>3308568</text:p>
          </table:table-cell>
          <table:table-cell office:value-type="float" office:value="3702928" calcext:value-type="float">
            <text:p>3702928</text:p>
          </table:table-cell>
          <table:table-cell table:number-columns-repeated="9"/>
        </table:table-row>
        <table:table-row table:style-name="ro1">
          <table:table-cell office:value-type="float" office:value="3115880" calcext:value-type="float">
            <text:p>3115880</text:p>
          </table:table-cell>
          <table:table-cell office:value-type="float" office:value="3202952" calcext:value-type="float">
            <text:p>3202952</text:p>
          </table:table-cell>
          <table:table-cell office:value-type="float" office:value="3387600" calcext:value-type="float">
            <text:p>3387600</text:p>
          </table:table-cell>
          <table:table-cell office:value-type="float" office:value="3880416" calcext:value-type="float">
            <text:p>3880416</text:p>
          </table:table-cell>
          <table:table-cell office:value-type="float" office:value="3255240" calcext:value-type="float">
            <text:p>3255240</text:p>
          </table:table-cell>
          <table:table-cell office:value-type="float" office:value="3310440" calcext:value-type="float">
            <text:p>3310440</text:p>
          </table:table-cell>
          <table:table-cell office:value-type="float" office:value="3704256" calcext:value-type="float">
            <text:p>3704256</text:p>
          </table:table-cell>
          <table:table-cell table:number-columns-repeated="9"/>
        </table:table-row>
        <table:table-row table:style-name="ro1">
          <table:table-cell office:value-type="float" office:value="3116048" calcext:value-type="float">
            <text:p>3116048</text:p>
          </table:table-cell>
          <table:table-cell office:value-type="float" office:value="3203088" calcext:value-type="float">
            <text:p>3203088</text:p>
          </table:table-cell>
          <table:table-cell office:value-type="float" office:value="3388136" calcext:value-type="float">
            <text:p>3388136</text:p>
          </table:table-cell>
          <table:table-cell office:value-type="float" office:value="3880792" calcext:value-type="float">
            <text:p>3880792</text:p>
          </table:table-cell>
          <table:table-cell office:value-type="float" office:value="3255384" calcext:value-type="float">
            <text:p>3255384</text:p>
          </table:table-cell>
          <table:table-cell office:value-type="float" office:value="3311160" calcext:value-type="float">
            <text:p>3311160</text:p>
          </table:table-cell>
          <table:table-cell office:value-type="float" office:value="3704592" calcext:value-type="float">
            <text:p>3704592</text:p>
          </table:table-cell>
          <table:table-cell table:number-columns-repeated="9"/>
        </table:table-row>
        <table:table-row table:style-name="ro1">
          <table:table-cell office:value-type="float" office:value="3116104" calcext:value-type="float">
            <text:p>3116104</text:p>
          </table:table-cell>
          <table:table-cell office:value-type="float" office:value="3203256" calcext:value-type="float">
            <text:p>3203256</text:p>
          </table:table-cell>
          <table:table-cell office:value-type="float" office:value="3388312" calcext:value-type="float">
            <text:p>3388312</text:p>
          </table:table-cell>
          <table:table-cell office:value-type="float" office:value="3881928" calcext:value-type="float">
            <text:p>3881928</text:p>
          </table:table-cell>
          <table:table-cell office:value-type="float" office:value="3255984" calcext:value-type="float">
            <text:p>3255984</text:p>
          </table:table-cell>
          <table:table-cell office:value-type="float" office:value="3311280" calcext:value-type="float">
            <text:p>3311280</text:p>
          </table:table-cell>
          <table:table-cell office:value-type="float" office:value="3705560" calcext:value-type="float">
            <text:p>3705560</text:p>
          </table:table-cell>
          <table:table-cell table:number-columns-repeated="9"/>
        </table:table-row>
        <table:table-row table:style-name="ro1">
          <table:table-cell office:value-type="float" office:value="3117040" calcext:value-type="float">
            <text:p>3117040</text:p>
          </table:table-cell>
          <table:table-cell office:value-type="float" office:value="3203448" calcext:value-type="float">
            <text:p>3203448</text:p>
          </table:table-cell>
          <table:table-cell office:value-type="float" office:value="3388424" calcext:value-type="float">
            <text:p>3388424</text:p>
          </table:table-cell>
          <table:table-cell office:value-type="float" office:value="3882208" calcext:value-type="float">
            <text:p>3882208</text:p>
          </table:table-cell>
          <table:table-cell office:value-type="float" office:value="3256232" calcext:value-type="float">
            <text:p>3256232</text:p>
          </table:table-cell>
          <table:table-cell office:value-type="float" office:value="3311432" calcext:value-type="float">
            <text:p>3311432</text:p>
          </table:table-cell>
          <table:table-cell office:value-type="float" office:value="3706704" calcext:value-type="float">
            <text:p>3706704</text:p>
          </table:table-cell>
          <table:table-cell table:number-columns-repeated="9"/>
        </table:table-row>
        <table:table-row table:style-name="ro1">
          <table:table-cell office:value-type="float" office:value="3117296" calcext:value-type="float">
            <text:p>3117296</text:p>
          </table:table-cell>
          <table:table-cell office:value-type="float" office:value="3203704" calcext:value-type="float">
            <text:p>3203704</text:p>
          </table:table-cell>
          <table:table-cell office:value-type="float" office:value="3388520" calcext:value-type="float">
            <text:p>3388520</text:p>
          </table:table-cell>
          <table:table-cell office:value-type="float" office:value="3882544" calcext:value-type="float">
            <text:p>3882544</text:p>
          </table:table-cell>
          <table:table-cell office:value-type="float" office:value="3256416" calcext:value-type="float">
            <text:p>3256416</text:p>
          </table:table-cell>
          <table:table-cell office:value-type="float" office:value="3311776" calcext:value-type="float">
            <text:p>3311776</text:p>
          </table:table-cell>
          <table:table-cell office:value-type="float" office:value="3707408" calcext:value-type="float">
            <text:p>3707408</text:p>
          </table:table-cell>
          <table:table-cell table:number-columns-repeated="9"/>
        </table:table-row>
        <table:table-row table:style-name="ro1">
          <table:table-cell office:value-type="float" office:value="3117360" calcext:value-type="float">
            <text:p>3117360</text:p>
          </table:table-cell>
          <table:table-cell office:value-type="float" office:value="3203776" calcext:value-type="float">
            <text:p>3203776</text:p>
          </table:table-cell>
          <table:table-cell office:value-type="float" office:value="3389344" calcext:value-type="float">
            <text:p>3389344</text:p>
          </table:table-cell>
          <table:table-cell office:value-type="float" office:value="3882640" calcext:value-type="float">
            <text:p>3882640</text:p>
          </table:table-cell>
          <table:table-cell office:value-type="float" office:value="3256544" calcext:value-type="float">
            <text:p>3256544</text:p>
          </table:table-cell>
          <table:table-cell office:value-type="float" office:value="3311928" calcext:value-type="float">
            <text:p>3311928</text:p>
          </table:table-cell>
          <table:table-cell office:value-type="float" office:value="3707752" calcext:value-type="float">
            <text:p>3707752</text:p>
          </table:table-cell>
          <table:table-cell table:number-columns-repeated="9"/>
        </table:table-row>
        <table:table-row table:style-name="ro1">
          <table:table-cell office:value-type="float" office:value="3118376" calcext:value-type="float">
            <text:p>3118376</text:p>
          </table:table-cell>
          <table:table-cell office:value-type="float" office:value="3204032" calcext:value-type="float">
            <text:p>3204032</text:p>
          </table:table-cell>
          <table:table-cell office:value-type="float" office:value="3389344" calcext:value-type="float">
            <text:p>3389344</text:p>
          </table:table-cell>
          <table:table-cell office:value-type="float" office:value="3883456" calcext:value-type="float">
            <text:p>3883456</text:p>
          </table:table-cell>
          <table:table-cell office:value-type="float" office:value="3257680" calcext:value-type="float">
            <text:p>3257680</text:p>
          </table:table-cell>
          <table:table-cell office:value-type="float" office:value="3312432" calcext:value-type="float">
            <text:p>3312432</text:p>
          </table:table-cell>
          <table:table-cell office:value-type="float" office:value="3707936" calcext:value-type="float">
            <text:p>3707936</text:p>
          </table:table-cell>
          <table:table-cell table:number-columns-repeated="9"/>
        </table:table-row>
        <table:table-row table:style-name="ro1">
          <table:table-cell office:value-type="float" office:value="3118392" calcext:value-type="float">
            <text:p>3118392</text:p>
          </table:table-cell>
          <table:table-cell office:value-type="float" office:value="3204400" calcext:value-type="float">
            <text:p>3204400</text:p>
          </table:table-cell>
          <table:table-cell office:value-type="float" office:value="3389464" calcext:value-type="float">
            <text:p>3389464</text:p>
          </table:table-cell>
          <table:table-cell office:value-type="float" office:value="3884376" calcext:value-type="float">
            <text:p>3884376</text:p>
          </table:table-cell>
          <table:table-cell office:value-type="float" office:value="3258144" calcext:value-type="float">
            <text:p>3258144</text:p>
          </table:table-cell>
          <table:table-cell office:value-type="float" office:value="3312920" calcext:value-type="float">
            <text:p>3312920</text:p>
          </table:table-cell>
          <table:table-cell office:value-type="float" office:value="3708296" calcext:value-type="float">
            <text:p>3708296</text:p>
          </table:table-cell>
          <table:table-cell table:number-columns-repeated="9"/>
        </table:table-row>
        <table:table-row table:style-name="ro1">
          <table:table-cell office:value-type="float" office:value="3118520" calcext:value-type="float">
            <text:p>3118520</text:p>
          </table:table-cell>
          <table:table-cell office:value-type="float" office:value="3204496" calcext:value-type="float">
            <text:p>3204496</text:p>
          </table:table-cell>
          <table:table-cell office:value-type="float" office:value="3390792" calcext:value-type="float">
            <text:p>3390792</text:p>
          </table:table-cell>
          <table:table-cell office:value-type="float" office:value="3884448" calcext:value-type="float">
            <text:p>3884448</text:p>
          </table:table-cell>
          <table:table-cell office:value-type="float" office:value="3258328" calcext:value-type="float">
            <text:p>3258328</text:p>
          </table:table-cell>
          <table:table-cell office:value-type="float" office:value="3313320" calcext:value-type="float">
            <text:p>3313320</text:p>
          </table:table-cell>
          <table:table-cell office:value-type="float" office:value="3709944" calcext:value-type="float">
            <text:p>3709944</text:p>
          </table:table-cell>
          <table:table-cell table:number-columns-repeated="9"/>
        </table:table-row>
        <table:table-row table:style-name="ro1">
          <table:table-cell office:value-type="float" office:value="3118648" calcext:value-type="float">
            <text:p>3118648</text:p>
          </table:table-cell>
          <table:table-cell office:value-type="float" office:value="3204600" calcext:value-type="float">
            <text:p>3204600</text:p>
          </table:table-cell>
          <table:table-cell office:value-type="float" office:value="3391304" calcext:value-type="float">
            <text:p>3391304</text:p>
          </table:table-cell>
          <table:table-cell office:value-type="float" office:value="3884712" calcext:value-type="float">
            <text:p>3884712</text:p>
          </table:table-cell>
          <table:table-cell office:value-type="float" office:value="3258392" calcext:value-type="float">
            <text:p>3258392</text:p>
          </table:table-cell>
          <table:table-cell office:value-type="float" office:value="3314400" calcext:value-type="float">
            <text:p>3314400</text:p>
          </table:table-cell>
          <table:table-cell office:value-type="float" office:value="3710520" calcext:value-type="float">
            <text:p>3710520</text:p>
          </table:table-cell>
          <table:table-cell table:number-columns-repeated="9"/>
        </table:table-row>
        <table:table-row table:style-name="ro1">
          <table:table-cell office:value-type="float" office:value="3118768" calcext:value-type="float">
            <text:p>3118768</text:p>
          </table:table-cell>
          <table:table-cell office:value-type="float" office:value="3205888" calcext:value-type="float">
            <text:p>3205888</text:p>
          </table:table-cell>
          <table:table-cell office:value-type="float" office:value="3391720" calcext:value-type="float">
            <text:p>3391720</text:p>
          </table:table-cell>
          <table:table-cell office:value-type="float" office:value="3884712" calcext:value-type="float">
            <text:p>3884712</text:p>
          </table:table-cell>
          <table:table-cell office:value-type="float" office:value="3258576" calcext:value-type="float">
            <text:p>3258576</text:p>
          </table:table-cell>
          <table:table-cell office:value-type="float" office:value="3315616" calcext:value-type="float">
            <text:p>3315616</text:p>
          </table:table-cell>
          <table:table-cell office:value-type="float" office:value="3710632" calcext:value-type="float">
            <text:p>3710632</text:p>
          </table:table-cell>
          <table:table-cell table:number-columns-repeated="9"/>
        </table:table-row>
        <table:table-row table:style-name="ro1">
          <table:table-cell office:value-type="float" office:value="3118808" calcext:value-type="float">
            <text:p>3118808</text:p>
          </table:table-cell>
          <table:table-cell office:value-type="float" office:value="3206760" calcext:value-type="float">
            <text:p>3206760</text:p>
          </table:table-cell>
          <table:table-cell office:value-type="float" office:value="3392400" calcext:value-type="float">
            <text:p>3392400</text:p>
          </table:table-cell>
          <table:table-cell office:value-type="float" office:value="3885008" calcext:value-type="float">
            <text:p>3885008</text:p>
          </table:table-cell>
          <table:table-cell office:value-type="float" office:value="3258672" calcext:value-type="float">
            <text:p>3258672</text:p>
          </table:table-cell>
          <table:table-cell office:value-type="float" office:value="3315880" calcext:value-type="float">
            <text:p>3315880</text:p>
          </table:table-cell>
          <table:table-cell office:value-type="float" office:value="3711192" calcext:value-type="float">
            <text:p>3711192</text:p>
          </table:table-cell>
          <table:table-cell table:number-columns-repeated="9"/>
        </table:table-row>
        <table:table-row table:style-name="ro1">
          <table:table-cell office:value-type="float" office:value="3118984" calcext:value-type="float">
            <text:p>3118984</text:p>
          </table:table-cell>
          <table:table-cell office:value-type="float" office:value="3207072" calcext:value-type="float">
            <text:p>3207072</text:p>
          </table:table-cell>
          <table:table-cell office:value-type="float" office:value="3392808" calcext:value-type="float">
            <text:p>3392808</text:p>
          </table:table-cell>
          <table:table-cell office:value-type="float" office:value="3885064" calcext:value-type="float">
            <text:p>3885064</text:p>
          </table:table-cell>
          <table:table-cell office:value-type="float" office:value="3259376" calcext:value-type="float">
            <text:p>3259376</text:p>
          </table:table-cell>
          <table:table-cell office:value-type="float" office:value="3316864" calcext:value-type="float">
            <text:p>3316864</text:p>
          </table:table-cell>
          <table:table-cell office:value-type="float" office:value="3711752" calcext:value-type="float">
            <text:p>3711752</text:p>
          </table:table-cell>
          <table:table-cell table:number-columns-repeated="9"/>
        </table:table-row>
        <table:table-row table:style-name="ro1">
          <table:table-cell office:value-type="float" office:value="3119400" calcext:value-type="float">
            <text:p>3119400</text:p>
          </table:table-cell>
          <table:table-cell office:value-type="float" office:value="3207200" calcext:value-type="float">
            <text:p>3207200</text:p>
          </table:table-cell>
          <table:table-cell office:value-type="float" office:value="3393776" calcext:value-type="float">
            <text:p>3393776</text:p>
          </table:table-cell>
          <table:table-cell office:value-type="float" office:value="3886936" calcext:value-type="float">
            <text:p>3886936</text:p>
          </table:table-cell>
          <table:table-cell office:value-type="float" office:value="3259552" calcext:value-type="float">
            <text:p>3259552</text:p>
          </table:table-cell>
          <table:table-cell office:value-type="float" office:value="3318840" calcext:value-type="float">
            <text:p>3318840</text:p>
          </table:table-cell>
          <table:table-cell office:value-type="float" office:value="3714344" calcext:value-type="float">
            <text:p>3714344</text:p>
          </table:table-cell>
          <table:table-cell table:number-columns-repeated="9"/>
        </table:table-row>
        <table:table-row table:style-name="ro1">
          <table:table-cell office:value-type="float" office:value="3119424" calcext:value-type="float">
            <text:p>3119424</text:p>
          </table:table-cell>
          <table:table-cell office:value-type="float" office:value="3208208" calcext:value-type="float">
            <text:p>3208208</text:p>
          </table:table-cell>
          <table:table-cell office:value-type="float" office:value="3394008" calcext:value-type="float">
            <text:p>3394008</text:p>
          </table:table-cell>
          <table:table-cell office:value-type="float" office:value="3887008" calcext:value-type="float">
            <text:p>3887008</text:p>
          </table:table-cell>
          <table:table-cell office:value-type="float" office:value="3259584" calcext:value-type="float">
            <text:p>3259584</text:p>
          </table:table-cell>
          <table:table-cell office:value-type="float" office:value="3318856" calcext:value-type="float">
            <text:p>3318856</text:p>
          </table:table-cell>
          <table:table-cell office:value-type="float" office:value="3714432" calcext:value-type="float">
            <text:p>3714432</text:p>
          </table:table-cell>
          <table:table-cell table:number-columns-repeated="9"/>
        </table:table-row>
        <table:table-row table:style-name="ro1">
          <table:table-cell office:value-type="float" office:value="3119512" calcext:value-type="float">
            <text:p>3119512</text:p>
          </table:table-cell>
          <table:table-cell office:value-type="float" office:value="3208256" calcext:value-type="float">
            <text:p>3208256</text:p>
          </table:table-cell>
          <table:table-cell office:value-type="float" office:value="3394040" calcext:value-type="float">
            <text:p>3394040</text:p>
          </table:table-cell>
          <table:table-cell office:value-type="float" office:value="3887104" calcext:value-type="float">
            <text:p>3887104</text:p>
          </table:table-cell>
          <table:table-cell office:value-type="float" office:value="3259936" calcext:value-type="float">
            <text:p>3259936</text:p>
          </table:table-cell>
          <table:table-cell office:value-type="float" office:value="3318936" calcext:value-type="float">
            <text:p>3318936</text:p>
          </table:table-cell>
          <table:table-cell office:value-type="float" office:value="3715384" calcext:value-type="float">
            <text:p>3715384</text:p>
          </table:table-cell>
          <table:table-cell table:number-columns-repeated="9"/>
        </table:table-row>
        <table:table-row table:style-name="ro1">
          <table:table-cell office:value-type="float" office:value="3119800" calcext:value-type="float">
            <text:p>3119800</text:p>
          </table:table-cell>
          <table:table-cell office:value-type="float" office:value="3208328" calcext:value-type="float">
            <text:p>3208328</text:p>
          </table:table-cell>
          <table:table-cell office:value-type="float" office:value="3394920" calcext:value-type="float">
            <text:p>3394920</text:p>
          </table:table-cell>
          <table:table-cell office:value-type="float" office:value="3887856" calcext:value-type="float">
            <text:p>3887856</text:p>
          </table:table-cell>
          <table:table-cell office:value-type="float" office:value="3260160" calcext:value-type="float">
            <text:p>3260160</text:p>
          </table:table-cell>
          <table:table-cell office:value-type="float" office:value="3319632" calcext:value-type="float">
            <text:p>3319632</text:p>
          </table:table-cell>
          <table:table-cell office:value-type="float" office:value="3715744" calcext:value-type="float">
            <text:p>3715744</text:p>
          </table:table-cell>
          <table:table-cell table:number-columns-repeated="9"/>
        </table:table-row>
        <table:table-row table:style-name="ro1">
          <table:table-cell office:value-type="float" office:value="3120968" calcext:value-type="float">
            <text:p>3120968</text:p>
          </table:table-cell>
          <table:table-cell office:value-type="float" office:value="3208432" calcext:value-type="float">
            <text:p>3208432</text:p>
          </table:table-cell>
          <table:table-cell office:value-type="float" office:value="3395568" calcext:value-type="float">
            <text:p>3395568</text:p>
          </table:table-cell>
          <table:table-cell office:value-type="float" office:value="3889304" calcext:value-type="float">
            <text:p>3889304</text:p>
          </table:table-cell>
          <table:table-cell office:value-type="float" office:value="3260608" calcext:value-type="float">
            <text:p>3260608</text:p>
          </table:table-cell>
          <table:table-cell office:value-type="float" office:value="3319776" calcext:value-type="float">
            <text:p>3319776</text:p>
          </table:table-cell>
          <table:table-cell office:value-type="float" office:value="3715976" calcext:value-type="float">
            <text:p>3715976</text:p>
          </table:table-cell>
          <table:table-cell table:number-columns-repeated="9"/>
        </table:table-row>
        <table:table-row table:style-name="ro1">
          <table:table-cell office:value-type="float" office:value="3121456" calcext:value-type="float">
            <text:p>3121456</text:p>
          </table:table-cell>
          <table:table-cell office:value-type="float" office:value="3208928" calcext:value-type="float">
            <text:p>3208928</text:p>
          </table:table-cell>
          <table:table-cell office:value-type="float" office:value="3396248" calcext:value-type="float">
            <text:p>3396248</text:p>
          </table:table-cell>
          <table:table-cell office:value-type="float" office:value="3890208" calcext:value-type="float">
            <text:p>3890208</text:p>
          </table:table-cell>
          <table:table-cell office:value-type="float" office:value="3260720" calcext:value-type="float">
            <text:p>3260720</text:p>
          </table:table-cell>
          <table:table-cell office:value-type="float" office:value="3319800" calcext:value-type="float">
            <text:p>3319800</text:p>
          </table:table-cell>
          <table:table-cell office:value-type="float" office:value="3716016" calcext:value-type="float">
            <text:p>3716016</text:p>
          </table:table-cell>
          <table:table-cell table:number-columns-repeated="9"/>
        </table:table-row>
        <table:table-row table:style-name="ro1">
          <table:table-cell office:value-type="float" office:value="3121688" calcext:value-type="float">
            <text:p>3121688</text:p>
          </table:table-cell>
          <table:table-cell office:value-type="float" office:value="3209024" calcext:value-type="float">
            <text:p>3209024</text:p>
          </table:table-cell>
          <table:table-cell office:value-type="float" office:value="3396472" calcext:value-type="float">
            <text:p>3396472</text:p>
          </table:table-cell>
          <table:table-cell office:value-type="float" office:value="3890592" calcext:value-type="float">
            <text:p>3890592</text:p>
          </table:table-cell>
          <table:table-cell office:value-type="float" office:value="3261520" calcext:value-type="float">
            <text:p>3261520</text:p>
          </table:table-cell>
          <table:table-cell office:value-type="float" office:value="3319896" calcext:value-type="float">
            <text:p>3319896</text:p>
          </table:table-cell>
          <table:table-cell office:value-type="float" office:value="3716776" calcext:value-type="float">
            <text:p>3716776</text:p>
          </table:table-cell>
          <table:table-cell table:number-columns-repeated="9"/>
        </table:table-row>
        <table:table-row table:style-name="ro1">
          <table:table-cell office:value-type="float" office:value="3122304" calcext:value-type="float">
            <text:p>3122304</text:p>
          </table:table-cell>
          <table:table-cell office:value-type="float" office:value="3209416" calcext:value-type="float">
            <text:p>3209416</text:p>
          </table:table-cell>
          <table:table-cell office:value-type="float" office:value="3397888" calcext:value-type="float">
            <text:p>3397888</text:p>
          </table:table-cell>
          <table:table-cell office:value-type="float" office:value="3890840" calcext:value-type="float">
            <text:p>3890840</text:p>
          </table:table-cell>
          <table:table-cell office:value-type="float" office:value="3261672" calcext:value-type="float">
            <text:p>3261672</text:p>
          </table:table-cell>
          <table:table-cell office:value-type="float" office:value="3319912" calcext:value-type="float">
            <text:p>3319912</text:p>
          </table:table-cell>
          <table:table-cell office:value-type="float" office:value="3717248" calcext:value-type="float">
            <text:p>3717248</text:p>
          </table:table-cell>
          <table:table-cell table:number-columns-repeated="9"/>
        </table:table-row>
        <table:table-row table:style-name="ro1">
          <table:table-cell office:value-type="float" office:value="3122320" calcext:value-type="float">
            <text:p>3122320</text:p>
          </table:table-cell>
          <table:table-cell office:value-type="float" office:value="3209528" calcext:value-type="float">
            <text:p>3209528</text:p>
          </table:table-cell>
          <table:table-cell office:value-type="float" office:value="3397936" calcext:value-type="float">
            <text:p>3397936</text:p>
          </table:table-cell>
          <table:table-cell office:value-type="float" office:value="3892944" calcext:value-type="float">
            <text:p>3892944</text:p>
          </table:table-cell>
          <table:table-cell office:value-type="float" office:value="3261872" calcext:value-type="float">
            <text:p>3261872</text:p>
          </table:table-cell>
          <table:table-cell office:value-type="float" office:value="3320128" calcext:value-type="float">
            <text:p>3320128</text:p>
          </table:table-cell>
          <table:table-cell office:value-type="float" office:value="3718288" calcext:value-type="float">
            <text:p>3718288</text:p>
          </table:table-cell>
          <table:table-cell table:number-columns-repeated="9"/>
        </table:table-row>
        <table:table-row table:style-name="ro1">
          <table:table-cell office:value-type="float" office:value="3122952" calcext:value-type="float">
            <text:p>3122952</text:p>
          </table:table-cell>
          <table:table-cell office:value-type="float" office:value="3209640" calcext:value-type="float">
            <text:p>3209640</text:p>
          </table:table-cell>
          <table:table-cell office:value-type="float" office:value="3398072" calcext:value-type="float">
            <text:p>3398072</text:p>
          </table:table-cell>
          <table:table-cell office:value-type="float" office:value="3893448" calcext:value-type="float">
            <text:p>3893448</text:p>
          </table:table-cell>
          <table:table-cell office:value-type="float" office:value="3262064" calcext:value-type="float">
            <text:p>3262064</text:p>
          </table:table-cell>
          <table:table-cell office:value-type="float" office:value="3320448" calcext:value-type="float">
            <text:p>3320448</text:p>
          </table:table-cell>
          <table:table-cell office:value-type="float" office:value="3719832" calcext:value-type="float">
            <text:p>3719832</text:p>
          </table:table-cell>
          <table:table-cell table:number-columns-repeated="9"/>
        </table:table-row>
        <table:table-row table:style-name="ro1">
          <table:table-cell office:value-type="float" office:value="3123408" calcext:value-type="float">
            <text:p>3123408</text:p>
          </table:table-cell>
          <table:table-cell office:value-type="float" office:value="3210008" calcext:value-type="float">
            <text:p>3210008</text:p>
          </table:table-cell>
          <table:table-cell office:value-type="float" office:value="3398176" calcext:value-type="float">
            <text:p>3398176</text:p>
          </table:table-cell>
          <table:table-cell office:value-type="float" office:value="3895864" calcext:value-type="float">
            <text:p>3895864</text:p>
          </table:table-cell>
          <table:table-cell office:value-type="float" office:value="3262648" calcext:value-type="float">
            <text:p>3262648</text:p>
          </table:table-cell>
          <table:table-cell office:value-type="float" office:value="3321128" calcext:value-type="float">
            <text:p>3321128</text:p>
          </table:table-cell>
          <table:table-cell office:value-type="float" office:value="3721480" calcext:value-type="float">
            <text:p>3721480</text:p>
          </table:table-cell>
          <table:table-cell table:number-columns-repeated="9"/>
        </table:table-row>
        <table:table-row table:style-name="ro1">
          <table:table-cell office:value-type="float" office:value="3123576" calcext:value-type="float">
            <text:p>3123576</text:p>
          </table:table-cell>
          <table:table-cell office:value-type="float" office:value="3210568" calcext:value-type="float">
            <text:p>3210568</text:p>
          </table:table-cell>
          <table:table-cell office:value-type="float" office:value="3398384" calcext:value-type="float">
            <text:p>3398384</text:p>
          </table:table-cell>
          <table:table-cell office:value-type="float" office:value="3896952" calcext:value-type="float">
            <text:p>3896952</text:p>
          </table:table-cell>
          <table:table-cell office:value-type="float" office:value="3262664" calcext:value-type="float">
            <text:p>3262664</text:p>
          </table:table-cell>
          <table:table-cell office:value-type="float" office:value="3324656" calcext:value-type="float">
            <text:p>3324656</text:p>
          </table:table-cell>
          <table:table-cell office:value-type="float" office:value="3722008" calcext:value-type="float">
            <text:p>3722008</text:p>
          </table:table-cell>
          <table:table-cell table:number-columns-repeated="9"/>
        </table:table-row>
        <table:table-row table:style-name="ro1">
          <table:table-cell office:value-type="float" office:value="3123888" calcext:value-type="float">
            <text:p>3123888</text:p>
          </table:table-cell>
          <table:table-cell office:value-type="float" office:value="3210656" calcext:value-type="float">
            <text:p>3210656</text:p>
          </table:table-cell>
          <table:table-cell office:value-type="float" office:value="3398792" calcext:value-type="float">
            <text:p>3398792</text:p>
          </table:table-cell>
          <table:table-cell office:value-type="float" office:value="3899680" calcext:value-type="float">
            <text:p>3899680</text:p>
          </table:table-cell>
          <table:table-cell office:value-type="float" office:value="3263072" calcext:value-type="float">
            <text:p>3263072</text:p>
          </table:table-cell>
          <table:table-cell office:value-type="float" office:value="3325040" calcext:value-type="float">
            <text:p>3325040</text:p>
          </table:table-cell>
          <table:table-cell office:value-type="float" office:value="3722208" calcext:value-type="float">
            <text:p>3722208</text:p>
          </table:table-cell>
          <table:table-cell table:number-columns-repeated="9"/>
        </table:table-row>
        <table:table-row table:style-name="ro1">
          <table:table-cell office:value-type="float" office:value="3124440" calcext:value-type="float">
            <text:p>3124440</text:p>
          </table:table-cell>
          <table:table-cell office:value-type="float" office:value="3211008" calcext:value-type="float">
            <text:p>3211008</text:p>
          </table:table-cell>
          <table:table-cell office:value-type="float" office:value="3399256" calcext:value-type="float">
            <text:p>3399256</text:p>
          </table:table-cell>
          <table:table-cell office:value-type="float" office:value="3900136" calcext:value-type="float">
            <text:p>3900136</text:p>
          </table:table-cell>
          <table:table-cell office:value-type="float" office:value="3263632" calcext:value-type="float">
            <text:p>3263632</text:p>
          </table:table-cell>
          <table:table-cell office:value-type="float" office:value="3325624" calcext:value-type="float">
            <text:p>3325624</text:p>
          </table:table-cell>
          <table:table-cell office:value-type="float" office:value="3723304" calcext:value-type="float">
            <text:p>3723304</text:p>
          </table:table-cell>
          <table:table-cell table:number-columns-repeated="9"/>
        </table:table-row>
        <table:table-row table:style-name="ro1">
          <table:table-cell office:value-type="float" office:value="3124720" calcext:value-type="float">
            <text:p>3124720</text:p>
          </table:table-cell>
          <table:table-cell office:value-type="float" office:value="3211992" calcext:value-type="float">
            <text:p>3211992</text:p>
          </table:table-cell>
          <table:table-cell office:value-type="float" office:value="3399520" calcext:value-type="float">
            <text:p>3399520</text:p>
          </table:table-cell>
          <table:table-cell office:value-type="float" office:value="3901144" calcext:value-type="float">
            <text:p>3901144</text:p>
          </table:table-cell>
          <table:table-cell office:value-type="float" office:value="3263824" calcext:value-type="float">
            <text:p>3263824</text:p>
          </table:table-cell>
          <table:table-cell office:value-type="float" office:value="3326024" calcext:value-type="float">
            <text:p>3326024</text:p>
          </table:table-cell>
          <table:table-cell office:value-type="float" office:value="3725792" calcext:value-type="float">
            <text:p>3725792</text:p>
          </table:table-cell>
          <table:table-cell table:number-columns-repeated="9"/>
        </table:table-row>
        <table:table-row table:style-name="ro1">
          <table:table-cell office:value-type="float" office:value="3125208" calcext:value-type="float">
            <text:p>3125208</text:p>
          </table:table-cell>
          <table:table-cell office:value-type="float" office:value="3212136" calcext:value-type="float">
            <text:p>3212136</text:p>
          </table:table-cell>
          <table:table-cell office:value-type="float" office:value="3399840" calcext:value-type="float">
            <text:p>3399840</text:p>
          </table:table-cell>
          <table:table-cell office:value-type="float" office:value="3901184" calcext:value-type="float">
            <text:p>3901184</text:p>
          </table:table-cell>
          <table:table-cell office:value-type="float" office:value="3264088" calcext:value-type="float">
            <text:p>3264088</text:p>
          </table:table-cell>
          <table:table-cell office:value-type="float" office:value="3326128" calcext:value-type="float">
            <text:p>3326128</text:p>
          </table:table-cell>
          <table:table-cell office:value-type="float" office:value="3726208" calcext:value-type="float">
            <text:p>3726208</text:p>
          </table:table-cell>
          <table:table-cell table:number-columns-repeated="9"/>
        </table:table-row>
        <table:table-row table:style-name="ro1">
          <table:table-cell office:value-type="float" office:value="3125208" calcext:value-type="float">
            <text:p>3125208</text:p>
          </table:table-cell>
          <table:table-cell office:value-type="float" office:value="3212152" calcext:value-type="float">
            <text:p>3212152</text:p>
          </table:table-cell>
          <table:table-cell office:value-type="float" office:value="3400112" calcext:value-type="float">
            <text:p>3400112</text:p>
          </table:table-cell>
          <table:table-cell office:value-type="float" office:value="3901720" calcext:value-type="float">
            <text:p>3901720</text:p>
          </table:table-cell>
          <table:table-cell office:value-type="float" office:value="3264208" calcext:value-type="float">
            <text:p>3264208</text:p>
          </table:table-cell>
          <table:table-cell office:value-type="float" office:value="3326136" calcext:value-type="float">
            <text:p>3326136</text:p>
          </table:table-cell>
          <table:table-cell office:value-type="float" office:value="3726528" calcext:value-type="float">
            <text:p>3726528</text:p>
          </table:table-cell>
          <table:table-cell table:number-columns-repeated="9"/>
        </table:table-row>
        <table:table-row table:style-name="ro1">
          <table:table-cell office:value-type="float" office:value="3125384" calcext:value-type="float">
            <text:p>3125384</text:p>
          </table:table-cell>
          <table:table-cell office:value-type="float" office:value="3212272" calcext:value-type="float">
            <text:p>3212272</text:p>
          </table:table-cell>
          <table:table-cell office:value-type="float" office:value="3401200" calcext:value-type="float">
            <text:p>3401200</text:p>
          </table:table-cell>
          <table:table-cell office:value-type="float" office:value="3902280" calcext:value-type="float">
            <text:p>3902280</text:p>
          </table:table-cell>
          <table:table-cell office:value-type="float" office:value="3264616" calcext:value-type="float">
            <text:p>3264616</text:p>
          </table:table-cell>
          <table:table-cell office:value-type="float" office:value="3327160" calcext:value-type="float">
            <text:p>3327160</text:p>
          </table:table-cell>
          <table:table-cell office:value-type="float" office:value="3727760" calcext:value-type="float">
            <text:p>3727760</text:p>
          </table:table-cell>
          <table:table-cell table:number-columns-repeated="9"/>
        </table:table-row>
        <table:table-row table:style-name="ro1">
          <table:table-cell office:value-type="float" office:value="3125448" calcext:value-type="float">
            <text:p>3125448</text:p>
          </table:table-cell>
          <table:table-cell office:value-type="float" office:value="3212592" calcext:value-type="float">
            <text:p>3212592</text:p>
          </table:table-cell>
          <table:table-cell office:value-type="float" office:value="3402248" calcext:value-type="float">
            <text:p>3402248</text:p>
          </table:table-cell>
          <table:table-cell office:value-type="float" office:value="3903552" calcext:value-type="float">
            <text:p>3903552</text:p>
          </table:table-cell>
          <table:table-cell office:value-type="float" office:value="3265128" calcext:value-type="float">
            <text:p>3265128</text:p>
          </table:table-cell>
          <table:table-cell office:value-type="float" office:value="3327368" calcext:value-type="float">
            <text:p>3327368</text:p>
          </table:table-cell>
          <table:table-cell office:value-type="float" office:value="3728560" calcext:value-type="float">
            <text:p>3728560</text:p>
          </table:table-cell>
          <table:table-cell table:number-columns-repeated="9"/>
        </table:table-row>
        <table:table-row table:style-name="ro1">
          <table:table-cell office:value-type="float" office:value="3125688" calcext:value-type="float">
            <text:p>3125688</text:p>
          </table:table-cell>
          <table:table-cell office:value-type="float" office:value="3212608" calcext:value-type="float">
            <text:p>3212608</text:p>
          </table:table-cell>
          <table:table-cell office:value-type="float" office:value="3402424" calcext:value-type="float">
            <text:p>3402424</text:p>
          </table:table-cell>
          <table:table-cell office:value-type="float" office:value="3905344" calcext:value-type="float">
            <text:p>3905344</text:p>
          </table:table-cell>
          <table:table-cell office:value-type="float" office:value="3266888" calcext:value-type="float">
            <text:p>3266888</text:p>
          </table:table-cell>
          <table:table-cell office:value-type="float" office:value="3328008" calcext:value-type="float">
            <text:p>3328008</text:p>
          </table:table-cell>
          <table:table-cell office:value-type="float" office:value="3730176" calcext:value-type="float">
            <text:p>3730176</text:p>
          </table:table-cell>
          <table:table-cell table:number-columns-repeated="9"/>
        </table:table-row>
        <table:table-row table:style-name="ro1">
          <table:table-cell office:value-type="float" office:value="3126944" calcext:value-type="float">
            <text:p>3126944</text:p>
          </table:table-cell>
          <table:table-cell office:value-type="float" office:value="3212688" calcext:value-type="float">
            <text:p>3212688</text:p>
          </table:table-cell>
          <table:table-cell office:value-type="float" office:value="3403424" calcext:value-type="float">
            <text:p>3403424</text:p>
          </table:table-cell>
          <table:table-cell office:value-type="float" office:value="3905680" calcext:value-type="float">
            <text:p>3905680</text:p>
          </table:table-cell>
          <table:table-cell office:value-type="float" office:value="3267280" calcext:value-type="float">
            <text:p>3267280</text:p>
          </table:table-cell>
          <table:table-cell office:value-type="float" office:value="3329880" calcext:value-type="float">
            <text:p>3329880</text:p>
          </table:table-cell>
          <table:table-cell office:value-type="float" office:value="3730432" calcext:value-type="float">
            <text:p>3730432</text:p>
          </table:table-cell>
          <table:table-cell table:number-columns-repeated="9"/>
        </table:table-row>
        <table:table-row table:style-name="ro1">
          <table:table-cell office:value-type="float" office:value="3127248" calcext:value-type="float">
            <text:p>3127248</text:p>
          </table:table-cell>
          <table:table-cell office:value-type="float" office:value="3213312" calcext:value-type="float">
            <text:p>3213312</text:p>
          </table:table-cell>
          <table:table-cell office:value-type="float" office:value="3403432" calcext:value-type="float">
            <text:p>3403432</text:p>
          </table:table-cell>
          <table:table-cell office:value-type="float" office:value="3905920" calcext:value-type="float">
            <text:p>3905920</text:p>
          </table:table-cell>
          <table:table-cell office:value-type="float" office:value="3267768" calcext:value-type="float">
            <text:p>3267768</text:p>
          </table:table-cell>
          <table:table-cell office:value-type="float" office:value="3330048" calcext:value-type="float">
            <text:p>3330048</text:p>
          </table:table-cell>
          <table:table-cell office:value-type="float" office:value="3730952" calcext:value-type="float">
            <text:p>3730952</text:p>
          </table:table-cell>
          <table:table-cell table:number-columns-repeated="9"/>
        </table:table-row>
        <table:table-row table:style-name="ro1">
          <table:table-cell office:value-type="float" office:value="3127288" calcext:value-type="float">
            <text:p>3127288</text:p>
          </table:table-cell>
          <table:table-cell office:value-type="float" office:value="3213496" calcext:value-type="float">
            <text:p>3213496</text:p>
          </table:table-cell>
          <table:table-cell office:value-type="float" office:value="3404384" calcext:value-type="float">
            <text:p>3404384</text:p>
          </table:table-cell>
          <table:table-cell office:value-type="float" office:value="3906576" calcext:value-type="float">
            <text:p>3906576</text:p>
          </table:table-cell>
          <table:table-cell office:value-type="float" office:value="3267808" calcext:value-type="float">
            <text:p>3267808</text:p>
          </table:table-cell>
          <table:table-cell office:value-type="float" office:value="3330168" calcext:value-type="float">
            <text:p>3330168</text:p>
          </table:table-cell>
          <table:table-cell office:value-type="float" office:value="3733096" calcext:value-type="float">
            <text:p>3733096</text:p>
          </table:table-cell>
          <table:table-cell table:number-columns-repeated="9"/>
        </table:table-row>
        <table:table-row table:style-name="ro1">
          <table:table-cell office:value-type="float" office:value="3127512" calcext:value-type="float">
            <text:p>3127512</text:p>
          </table:table-cell>
          <table:table-cell office:value-type="float" office:value="3214056" calcext:value-type="float">
            <text:p>3214056</text:p>
          </table:table-cell>
          <table:table-cell office:value-type="float" office:value="3404752" calcext:value-type="float">
            <text:p>3404752</text:p>
          </table:table-cell>
          <table:table-cell office:value-type="float" office:value="3909696" calcext:value-type="float">
            <text:p>3909696</text:p>
          </table:table-cell>
          <table:table-cell office:value-type="float" office:value="3267864" calcext:value-type="float">
            <text:p>3267864</text:p>
          </table:table-cell>
          <table:table-cell office:value-type="float" office:value="3331256" calcext:value-type="float">
            <text:p>3331256</text:p>
          </table:table-cell>
          <table:table-cell office:value-type="float" office:value="3733480" calcext:value-type="float">
            <text:p>3733480</text:p>
          </table:table-cell>
          <table:table-cell table:number-columns-repeated="9"/>
        </table:table-row>
        <table:table-row table:style-name="ro1">
          <table:table-cell office:value-type="float" office:value="3128240" calcext:value-type="float">
            <text:p>3128240</text:p>
          </table:table-cell>
          <table:table-cell office:value-type="float" office:value="3214168" calcext:value-type="float">
            <text:p>3214168</text:p>
          </table:table-cell>
          <table:table-cell office:value-type="float" office:value="3405136" calcext:value-type="float">
            <text:p>3405136</text:p>
          </table:table-cell>
          <table:table-cell office:value-type="float" office:value="3909808" calcext:value-type="float">
            <text:p>3909808</text:p>
          </table:table-cell>
          <table:table-cell office:value-type="float" office:value="3267896" calcext:value-type="float">
            <text:p>3267896</text:p>
          </table:table-cell>
          <table:table-cell office:value-type="float" office:value="3332112" calcext:value-type="float">
            <text:p>3332112</text:p>
          </table:table-cell>
          <table:table-cell office:value-type="float" office:value="3734360" calcext:value-type="float">
            <text:p>3734360</text:p>
          </table:table-cell>
          <table:table-cell table:number-columns-repeated="9"/>
        </table:table-row>
        <table:table-row table:style-name="ro1">
          <table:table-cell office:value-type="float" office:value="3128832" calcext:value-type="float">
            <text:p>3128832</text:p>
          </table:table-cell>
          <table:table-cell office:value-type="float" office:value="3214256" calcext:value-type="float">
            <text:p>3214256</text:p>
          </table:table-cell>
          <table:table-cell office:value-type="float" office:value="3405256" calcext:value-type="float">
            <text:p>3405256</text:p>
          </table:table-cell>
          <table:table-cell office:value-type="float" office:value="3909816" calcext:value-type="float">
            <text:p>3909816</text:p>
          </table:table-cell>
          <table:table-cell office:value-type="float" office:value="3268672" calcext:value-type="float">
            <text:p>3268672</text:p>
          </table:table-cell>
          <table:table-cell office:value-type="float" office:value="3333064" calcext:value-type="float">
            <text:p>3333064</text:p>
          </table:table-cell>
          <table:table-cell office:value-type="float" office:value="3734664" calcext:value-type="float">
            <text:p>3734664</text:p>
          </table:table-cell>
          <table:table-cell table:number-columns-repeated="9"/>
        </table:table-row>
        <table:table-row table:style-name="ro1">
          <table:table-cell office:value-type="float" office:value="3129880" calcext:value-type="float">
            <text:p>3129880</text:p>
          </table:table-cell>
          <table:table-cell office:value-type="float" office:value="3214656" calcext:value-type="float">
            <text:p>3214656</text:p>
          </table:table-cell>
          <table:table-cell office:value-type="float" office:value="3406320" calcext:value-type="float">
            <text:p>3406320</text:p>
          </table:table-cell>
          <table:table-cell office:value-type="float" office:value="3911152" calcext:value-type="float">
            <text:p>3911152</text:p>
          </table:table-cell>
          <table:table-cell office:value-type="float" office:value="3268928" calcext:value-type="float">
            <text:p>3268928</text:p>
          </table:table-cell>
          <table:table-cell office:value-type="float" office:value="3333728" calcext:value-type="float">
            <text:p>3333728</text:p>
          </table:table-cell>
          <table:table-cell office:value-type="float" office:value="3735168" calcext:value-type="float">
            <text:p>3735168</text:p>
          </table:table-cell>
          <table:table-cell table:number-columns-repeated="9"/>
        </table:table-row>
        <table:table-row table:style-name="ro1">
          <table:table-cell office:value-type="float" office:value="3130512" calcext:value-type="float">
            <text:p>3130512</text:p>
          </table:table-cell>
          <table:table-cell office:value-type="float" office:value="3215032" calcext:value-type="float">
            <text:p>3215032</text:p>
          </table:table-cell>
          <table:table-cell office:value-type="float" office:value="3407816" calcext:value-type="float">
            <text:p>3407816</text:p>
          </table:table-cell>
          <table:table-cell office:value-type="float" office:value="3911192" calcext:value-type="float">
            <text:p>3911192</text:p>
          </table:table-cell>
          <table:table-cell office:value-type="float" office:value="3269624" calcext:value-type="float">
            <text:p>3269624</text:p>
          </table:table-cell>
          <table:table-cell office:value-type="float" office:value="3335032" calcext:value-type="float">
            <text:p>3335032</text:p>
          </table:table-cell>
          <table:table-cell office:value-type="float" office:value="3736040" calcext:value-type="float">
            <text:p>3736040</text:p>
          </table:table-cell>
          <table:table-cell table:number-columns-repeated="9"/>
        </table:table-row>
        <table:table-row table:style-name="ro1">
          <table:table-cell office:value-type="float" office:value="3130648" calcext:value-type="float">
            <text:p>3130648</text:p>
          </table:table-cell>
          <table:table-cell office:value-type="float" office:value="3215240" calcext:value-type="float">
            <text:p>3215240</text:p>
          </table:table-cell>
          <table:table-cell office:value-type="float" office:value="3408616" calcext:value-type="float">
            <text:p>3408616</text:p>
          </table:table-cell>
          <table:table-cell office:value-type="float" office:value="3911840" calcext:value-type="float">
            <text:p>3911840</text:p>
          </table:table-cell>
          <table:table-cell office:value-type="float" office:value="3270048" calcext:value-type="float">
            <text:p>3270048</text:p>
          </table:table-cell>
          <table:table-cell office:value-type="float" office:value="3335600" calcext:value-type="float">
            <text:p>3335600</text:p>
          </table:table-cell>
          <table:table-cell office:value-type="float" office:value="3736896" calcext:value-type="float">
            <text:p>3736896</text:p>
          </table:table-cell>
          <table:table-cell table:number-columns-repeated="9"/>
        </table:table-row>
        <table:table-row table:style-name="ro1">
          <table:table-cell office:value-type="float" office:value="3131264" calcext:value-type="float">
            <text:p>3131264</text:p>
          </table:table-cell>
          <table:table-cell office:value-type="float" office:value="3215272" calcext:value-type="float">
            <text:p>3215272</text:p>
          </table:table-cell>
          <table:table-cell office:value-type="float" office:value="3408688" calcext:value-type="float">
            <text:p>3408688</text:p>
          </table:table-cell>
          <table:table-cell office:value-type="float" office:value="3911896" calcext:value-type="float">
            <text:p>3911896</text:p>
          </table:table-cell>
          <table:table-cell office:value-type="float" office:value="3270264" calcext:value-type="float">
            <text:p>3270264</text:p>
          </table:table-cell>
          <table:table-cell office:value-type="float" office:value="3336472" calcext:value-type="float">
            <text:p>3336472</text:p>
          </table:table-cell>
          <table:table-cell office:value-type="float" office:value="3737128" calcext:value-type="float">
            <text:p>3737128</text:p>
          </table:table-cell>
          <table:table-cell table:number-columns-repeated="9"/>
        </table:table-row>
        <table:table-row table:style-name="ro1">
          <table:table-cell office:value-type="float" office:value="3131280" calcext:value-type="float">
            <text:p>3131280</text:p>
          </table:table-cell>
          <table:table-cell office:value-type="float" office:value="3215736" calcext:value-type="float">
            <text:p>3215736</text:p>
          </table:table-cell>
          <table:table-cell office:value-type="float" office:value="3408872" calcext:value-type="float">
            <text:p>3408872</text:p>
          </table:table-cell>
          <table:table-cell office:value-type="float" office:value="3911992" calcext:value-type="float">
            <text:p>3911992</text:p>
          </table:table-cell>
          <table:table-cell office:value-type="float" office:value="3272104" calcext:value-type="float">
            <text:p>3272104</text:p>
          </table:table-cell>
          <table:table-cell office:value-type="float" office:value="3336576" calcext:value-type="float">
            <text:p>3336576</text:p>
          </table:table-cell>
          <table:table-cell office:value-type="float" office:value="3737888" calcext:value-type="float">
            <text:p>3737888</text:p>
          </table:table-cell>
          <table:table-cell table:number-columns-repeated="9"/>
        </table:table-row>
        <table:table-row table:style-name="ro1">
          <table:table-cell office:value-type="float" office:value="3131312" calcext:value-type="float">
            <text:p>3131312</text:p>
          </table:table-cell>
          <table:table-cell office:value-type="float" office:value="3215768" calcext:value-type="float">
            <text:p>3215768</text:p>
          </table:table-cell>
          <table:table-cell office:value-type="float" office:value="3408984" calcext:value-type="float">
            <text:p>3408984</text:p>
          </table:table-cell>
          <table:table-cell office:value-type="float" office:value="3914056" calcext:value-type="float">
            <text:p>3914056</text:p>
          </table:table-cell>
          <table:table-cell office:value-type="float" office:value="3273312" calcext:value-type="float">
            <text:p>3273312</text:p>
          </table:table-cell>
          <table:table-cell office:value-type="float" office:value="3337016" calcext:value-type="float">
            <text:p>3337016</text:p>
          </table:table-cell>
          <table:table-cell office:value-type="float" office:value="3738400" calcext:value-type="float">
            <text:p>3738400</text:p>
          </table:table-cell>
          <table:table-cell table:number-columns-repeated="9"/>
        </table:table-row>
        <table:table-row table:style-name="ro1">
          <table:table-cell office:value-type="float" office:value="3131328" calcext:value-type="float">
            <text:p>3131328</text:p>
          </table:table-cell>
          <table:table-cell office:value-type="float" office:value="3216528" calcext:value-type="float">
            <text:p>3216528</text:p>
          </table:table-cell>
          <table:table-cell office:value-type="float" office:value="3409232" calcext:value-type="float">
            <text:p>3409232</text:p>
          </table:table-cell>
          <table:table-cell office:value-type="float" office:value="3914376" calcext:value-type="float">
            <text:p>3914376</text:p>
          </table:table-cell>
          <table:table-cell office:value-type="float" office:value="3273696" calcext:value-type="float">
            <text:p>3273696</text:p>
          </table:table-cell>
          <table:table-cell office:value-type="float" office:value="3337248" calcext:value-type="float">
            <text:p>3337248</text:p>
          </table:table-cell>
          <table:table-cell office:value-type="float" office:value="3738784" calcext:value-type="float">
            <text:p>3738784</text:p>
          </table:table-cell>
          <table:table-cell table:number-columns-repeated="9"/>
        </table:table-row>
        <table:table-row table:style-name="ro1">
          <table:table-cell office:value-type="float" office:value="3131608" calcext:value-type="float">
            <text:p>3131608</text:p>
          </table:table-cell>
          <table:table-cell office:value-type="float" office:value="3216752" calcext:value-type="float">
            <text:p>3216752</text:p>
          </table:table-cell>
          <table:table-cell office:value-type="float" office:value="3410320" calcext:value-type="float">
            <text:p>3410320</text:p>
          </table:table-cell>
          <table:table-cell office:value-type="float" office:value="3914792" calcext:value-type="float">
            <text:p>3914792</text:p>
          </table:table-cell>
          <table:table-cell office:value-type="float" office:value="3273856" calcext:value-type="float">
            <text:p>3273856</text:p>
          </table:table-cell>
          <table:table-cell office:value-type="float" office:value="3338088" calcext:value-type="float">
            <text:p>3338088</text:p>
          </table:table-cell>
          <table:table-cell office:value-type="float" office:value="3739728" calcext:value-type="float">
            <text:p>3739728</text:p>
          </table:table-cell>
          <table:table-cell table:number-columns-repeated="9"/>
        </table:table-row>
        <table:table-row table:style-name="ro1">
          <table:table-cell office:value-type="float" office:value="3131672" calcext:value-type="float">
            <text:p>3131672</text:p>
          </table:table-cell>
          <table:table-cell office:value-type="float" office:value="3216856" calcext:value-type="float">
            <text:p>3216856</text:p>
          </table:table-cell>
          <table:table-cell office:value-type="float" office:value="3411184" calcext:value-type="float">
            <text:p>3411184</text:p>
          </table:table-cell>
          <table:table-cell office:value-type="float" office:value="3916888" calcext:value-type="float">
            <text:p>3916888</text:p>
          </table:table-cell>
          <table:table-cell office:value-type="float" office:value="3273872" calcext:value-type="float">
            <text:p>3273872</text:p>
          </table:table-cell>
          <table:table-cell office:value-type="float" office:value="3338736" calcext:value-type="float">
            <text:p>3338736</text:p>
          </table:table-cell>
          <table:table-cell office:value-type="float" office:value="3740696" calcext:value-type="float">
            <text:p>3740696</text:p>
          </table:table-cell>
          <table:table-cell table:number-columns-repeated="9"/>
        </table:table-row>
        <table:table-row table:style-name="ro1">
          <table:table-cell office:value-type="float" office:value="3131704" calcext:value-type="float">
            <text:p>3131704</text:p>
          </table:table-cell>
          <table:table-cell office:value-type="float" office:value="3217568" calcext:value-type="float">
            <text:p>3217568</text:p>
          </table:table-cell>
          <table:table-cell office:value-type="float" office:value="3411448" calcext:value-type="float">
            <text:p>3411448</text:p>
          </table:table-cell>
          <table:table-cell office:value-type="float" office:value="3917160" calcext:value-type="float">
            <text:p>3917160</text:p>
          </table:table-cell>
          <table:table-cell office:value-type="float" office:value="3274200" calcext:value-type="float">
            <text:p>3274200</text:p>
          </table:table-cell>
          <table:table-cell office:value-type="float" office:value="3339456" calcext:value-type="float">
            <text:p>3339456</text:p>
          </table:table-cell>
          <table:table-cell office:value-type="float" office:value="3740792" calcext:value-type="float">
            <text:p>3740792</text:p>
          </table:table-cell>
          <table:table-cell table:number-columns-repeated="9"/>
        </table:table-row>
        <table:table-row table:style-name="ro1">
          <table:table-cell office:value-type="float" office:value="3132336" calcext:value-type="float">
            <text:p>3132336</text:p>
          </table:table-cell>
          <table:table-cell office:value-type="float" office:value="3218112" calcext:value-type="float">
            <text:p>3218112</text:p>
          </table:table-cell>
          <table:table-cell office:value-type="float" office:value="3411584" calcext:value-type="float">
            <text:p>3411584</text:p>
          </table:table-cell>
          <table:table-cell office:value-type="float" office:value="3917384" calcext:value-type="float">
            <text:p>3917384</text:p>
          </table:table-cell>
          <table:table-cell office:value-type="float" office:value="3274776" calcext:value-type="float">
            <text:p>3274776</text:p>
          </table:table-cell>
          <table:table-cell office:value-type="float" office:value="3339704" calcext:value-type="float">
            <text:p>3339704</text:p>
          </table:table-cell>
          <table:table-cell office:value-type="float" office:value="3740928" calcext:value-type="float">
            <text:p>3740928</text:p>
          </table:table-cell>
          <table:table-cell table:number-columns-repeated="9"/>
        </table:table-row>
        <table:table-row table:style-name="ro1">
          <table:table-cell office:value-type="float" office:value="3132552" calcext:value-type="float">
            <text:p>3132552</text:p>
          </table:table-cell>
          <table:table-cell office:value-type="float" office:value="3218400" calcext:value-type="float">
            <text:p>3218400</text:p>
          </table:table-cell>
          <table:table-cell office:value-type="float" office:value="3412008" calcext:value-type="float">
            <text:p>3412008</text:p>
          </table:table-cell>
          <table:table-cell office:value-type="float" office:value="3917528" calcext:value-type="float">
            <text:p>3917528</text:p>
          </table:table-cell>
          <table:table-cell office:value-type="float" office:value="3276464" calcext:value-type="float">
            <text:p>3276464</text:p>
          </table:table-cell>
          <table:table-cell office:value-type="float" office:value="3339720" calcext:value-type="float">
            <text:p>3339720</text:p>
          </table:table-cell>
          <table:table-cell office:value-type="float" office:value="3740944" calcext:value-type="float">
            <text:p>3740944</text:p>
          </table:table-cell>
          <table:table-cell table:number-columns-repeated="9"/>
        </table:table-row>
        <table:table-row table:style-name="ro1">
          <table:table-cell office:value-type="float" office:value="3133192" calcext:value-type="float">
            <text:p>3133192</text:p>
          </table:table-cell>
          <table:table-cell office:value-type="float" office:value="3218840" calcext:value-type="float">
            <text:p>3218840</text:p>
          </table:table-cell>
          <table:table-cell office:value-type="float" office:value="3412280" calcext:value-type="float">
            <text:p>3412280</text:p>
          </table:table-cell>
          <table:table-cell office:value-type="float" office:value="3917696" calcext:value-type="float">
            <text:p>3917696</text:p>
          </table:table-cell>
          <table:table-cell office:value-type="float" office:value="3277352" calcext:value-type="float">
            <text:p>3277352</text:p>
          </table:table-cell>
          <table:table-cell office:value-type="float" office:value="3340840" calcext:value-type="float">
            <text:p>3340840</text:p>
          </table:table-cell>
          <table:table-cell office:value-type="float" office:value="3741032" calcext:value-type="float">
            <text:p>3741032</text:p>
          </table:table-cell>
          <table:table-cell table:number-columns-repeated="9"/>
        </table:table-row>
        <table:table-row table:style-name="ro1">
          <table:table-cell office:value-type="float" office:value="3133776" calcext:value-type="float">
            <text:p>3133776</text:p>
          </table:table-cell>
          <table:table-cell office:value-type="float" office:value="3219032" calcext:value-type="float">
            <text:p>3219032</text:p>
          </table:table-cell>
          <table:table-cell office:value-type="float" office:value="3413064" calcext:value-type="float">
            <text:p>3413064</text:p>
          </table:table-cell>
          <table:table-cell office:value-type="float" office:value="3920056" calcext:value-type="float">
            <text:p>3920056</text:p>
          </table:table-cell>
          <table:table-cell office:value-type="float" office:value="3277912" calcext:value-type="float">
            <text:p>3277912</text:p>
          </table:table-cell>
          <table:table-cell office:value-type="float" office:value="3340920" calcext:value-type="float">
            <text:p>3340920</text:p>
          </table:table-cell>
          <table:table-cell office:value-type="float" office:value="3741752" calcext:value-type="float">
            <text:p>3741752</text:p>
          </table:table-cell>
          <table:table-cell table:number-columns-repeated="9"/>
        </table:table-row>
        <table:table-row table:style-name="ro1">
          <table:table-cell office:value-type="float" office:value="3134112" calcext:value-type="float">
            <text:p>3134112</text:p>
          </table:table-cell>
          <table:table-cell office:value-type="float" office:value="3219448" calcext:value-type="float">
            <text:p>3219448</text:p>
          </table:table-cell>
          <table:table-cell office:value-type="float" office:value="3413976" calcext:value-type="float">
            <text:p>3413976</text:p>
          </table:table-cell>
          <table:table-cell office:value-type="float" office:value="3922336" calcext:value-type="float">
            <text:p>3922336</text:p>
          </table:table-cell>
          <table:table-cell office:value-type="float" office:value="3278632" calcext:value-type="float">
            <text:p>3278632</text:p>
          </table:table-cell>
          <table:table-cell office:value-type="float" office:value="3341032" calcext:value-type="float">
            <text:p>3341032</text:p>
          </table:table-cell>
          <table:table-cell office:value-type="float" office:value="3742496" calcext:value-type="float">
            <text:p>3742496</text:p>
          </table:table-cell>
          <table:table-cell table:number-columns-repeated="9"/>
        </table:table-row>
        <table:table-row table:style-name="ro1">
          <table:table-cell office:value-type="float" office:value="3134912" calcext:value-type="float">
            <text:p>3134912</text:p>
          </table:table-cell>
          <table:table-cell office:value-type="float" office:value="3219584" calcext:value-type="float">
            <text:p>3219584</text:p>
          </table:table-cell>
          <table:table-cell office:value-type="float" office:value="3414216" calcext:value-type="float">
            <text:p>3414216</text:p>
          </table:table-cell>
          <table:table-cell office:value-type="float" office:value="3922808" calcext:value-type="float">
            <text:p>3922808</text:p>
          </table:table-cell>
          <table:table-cell office:value-type="float" office:value="3279344" calcext:value-type="float">
            <text:p>3279344</text:p>
          </table:table-cell>
          <table:table-cell office:value-type="float" office:value="3341224" calcext:value-type="float">
            <text:p>3341224</text:p>
          </table:table-cell>
          <table:table-cell office:value-type="float" office:value="3743464" calcext:value-type="float">
            <text:p>3743464</text:p>
          </table:table-cell>
          <table:table-cell table:number-columns-repeated="9"/>
        </table:table-row>
        <table:table-row table:style-name="ro1">
          <table:table-cell office:value-type="float" office:value="3134928" calcext:value-type="float">
            <text:p>3134928</text:p>
          </table:table-cell>
          <table:table-cell office:value-type="float" office:value="3219952" calcext:value-type="float">
            <text:p>3219952</text:p>
          </table:table-cell>
          <table:table-cell office:value-type="float" office:value="3414392" calcext:value-type="float">
            <text:p>3414392</text:p>
          </table:table-cell>
          <table:table-cell office:value-type="float" office:value="3923120" calcext:value-type="float">
            <text:p>3923120</text:p>
          </table:table-cell>
          <table:table-cell office:value-type="float" office:value="3280632" calcext:value-type="float">
            <text:p>3280632</text:p>
          </table:table-cell>
          <table:table-cell office:value-type="float" office:value="3341328" calcext:value-type="float">
            <text:p>3341328</text:p>
          </table:table-cell>
          <table:table-cell office:value-type="float" office:value="3743600" calcext:value-type="float">
            <text:p>3743600</text:p>
          </table:table-cell>
          <table:table-cell table:number-columns-repeated="9"/>
        </table:table-row>
        <table:table-row table:style-name="ro1">
          <table:table-cell office:value-type="float" office:value="3135128" calcext:value-type="float">
            <text:p>3135128</text:p>
          </table:table-cell>
          <table:table-cell office:value-type="float" office:value="3219984" calcext:value-type="float">
            <text:p>3219984</text:p>
          </table:table-cell>
          <table:table-cell office:value-type="float" office:value="3414560" calcext:value-type="float">
            <text:p>3414560</text:p>
          </table:table-cell>
          <table:table-cell office:value-type="float" office:value="3923432" calcext:value-type="float">
            <text:p>3923432</text:p>
          </table:table-cell>
          <table:table-cell office:value-type="float" office:value="3281352" calcext:value-type="float">
            <text:p>3281352</text:p>
          </table:table-cell>
          <table:table-cell office:value-type="float" office:value="3341736" calcext:value-type="float">
            <text:p>3341736</text:p>
          </table:table-cell>
          <table:table-cell office:value-type="float" office:value="3744960" calcext:value-type="float">
            <text:p>3744960</text:p>
          </table:table-cell>
          <table:table-cell table:number-columns-repeated="9"/>
        </table:table-row>
        <table:table-row table:style-name="ro1">
          <table:table-cell office:value-type="float" office:value="3135208" calcext:value-type="float">
            <text:p>3135208</text:p>
          </table:table-cell>
          <table:table-cell office:value-type="float" office:value="3220760" calcext:value-type="float">
            <text:p>3220760</text:p>
          </table:table-cell>
          <table:table-cell office:value-type="float" office:value="3414768" calcext:value-type="float">
            <text:p>3414768</text:p>
          </table:table-cell>
          <table:table-cell office:value-type="float" office:value="3923808" calcext:value-type="float">
            <text:p>3923808</text:p>
          </table:table-cell>
          <table:table-cell office:value-type="float" office:value="3281784" calcext:value-type="float">
            <text:p>3281784</text:p>
          </table:table-cell>
          <table:table-cell office:value-type="float" office:value="3342424" calcext:value-type="float">
            <text:p>3342424</text:p>
          </table:table-cell>
          <table:table-cell office:value-type="float" office:value="3745616" calcext:value-type="float">
            <text:p>3745616</text:p>
          </table:table-cell>
          <table:table-cell table:number-columns-repeated="9"/>
        </table:table-row>
        <table:table-row table:style-name="ro1">
          <table:table-cell office:value-type="float" office:value="3135560" calcext:value-type="float">
            <text:p>3135560</text:p>
          </table:table-cell>
          <table:table-cell office:value-type="float" office:value="3221240" calcext:value-type="float">
            <text:p>3221240</text:p>
          </table:table-cell>
          <table:table-cell office:value-type="float" office:value="3416224" calcext:value-type="float">
            <text:p>3416224</text:p>
          </table:table-cell>
          <table:table-cell office:value-type="float" office:value="3924480" calcext:value-type="float">
            <text:p>3924480</text:p>
          </table:table-cell>
          <table:table-cell office:value-type="float" office:value="3282024" calcext:value-type="float">
            <text:p>3282024</text:p>
          </table:table-cell>
          <table:table-cell office:value-type="float" office:value="3342936" calcext:value-type="float">
            <text:p>3342936</text:p>
          </table:table-cell>
          <table:table-cell office:value-type="float" office:value="3745728" calcext:value-type="float">
            <text:p>3745728</text:p>
          </table:table-cell>
          <table:table-cell table:number-columns-repeated="9"/>
        </table:table-row>
        <table:table-row table:style-name="ro1">
          <table:table-cell office:value-type="float" office:value="3135888" calcext:value-type="float">
            <text:p>3135888</text:p>
          </table:table-cell>
          <table:table-cell office:value-type="float" office:value="3222464" calcext:value-type="float">
            <text:p>3222464</text:p>
          </table:table-cell>
          <table:table-cell office:value-type="float" office:value="3416920" calcext:value-type="float">
            <text:p>3416920</text:p>
          </table:table-cell>
          <table:table-cell office:value-type="float" office:value="3924872" calcext:value-type="float">
            <text:p>3924872</text:p>
          </table:table-cell>
          <table:table-cell office:value-type="float" office:value="3282224" calcext:value-type="float">
            <text:p>3282224</text:p>
          </table:table-cell>
          <table:table-cell office:value-type="float" office:value="3344448" calcext:value-type="float">
            <text:p>3344448</text:p>
          </table:table-cell>
          <table:table-cell office:value-type="float" office:value="3746528" calcext:value-type="float">
            <text:p>3746528</text:p>
          </table:table-cell>
          <table:table-cell table:number-columns-repeated="9"/>
        </table:table-row>
        <table:table-row table:style-name="ro1">
          <table:table-cell office:value-type="float" office:value="3136360" calcext:value-type="float">
            <text:p>3136360</text:p>
          </table:table-cell>
          <table:table-cell office:value-type="float" office:value="3222712" calcext:value-type="float">
            <text:p>3222712</text:p>
          </table:table-cell>
          <table:table-cell office:value-type="float" office:value="3417192" calcext:value-type="float">
            <text:p>3417192</text:p>
          </table:table-cell>
          <table:table-cell office:value-type="float" office:value="3927704" calcext:value-type="float">
            <text:p>3927704</text:p>
          </table:table-cell>
          <table:table-cell office:value-type="float" office:value="3282368" calcext:value-type="float">
            <text:p>3282368</text:p>
          </table:table-cell>
          <table:table-cell office:value-type="float" office:value="3344512" calcext:value-type="float">
            <text:p>3344512</text:p>
          </table:table-cell>
          <table:table-cell office:value-type="float" office:value="3746744" calcext:value-type="float">
            <text:p>3746744</text:p>
          </table:table-cell>
          <table:table-cell table:number-columns-repeated="9"/>
        </table:table-row>
        <table:table-row table:style-name="ro1">
          <table:table-cell office:value-type="float" office:value="3136672" calcext:value-type="float">
            <text:p>3136672</text:p>
          </table:table-cell>
          <table:table-cell office:value-type="float" office:value="3224048" calcext:value-type="float">
            <text:p>3224048</text:p>
          </table:table-cell>
          <table:table-cell office:value-type="float" office:value="3417312" calcext:value-type="float">
            <text:p>3417312</text:p>
          </table:table-cell>
          <table:table-cell office:value-type="float" office:value="3930408" calcext:value-type="float">
            <text:p>3930408</text:p>
          </table:table-cell>
          <table:table-cell office:value-type="float" office:value="3282744" calcext:value-type="float">
            <text:p>3282744</text:p>
          </table:table-cell>
          <table:table-cell office:value-type="float" office:value="3345224" calcext:value-type="float">
            <text:p>3345224</text:p>
          </table:table-cell>
          <table:table-cell office:value-type="float" office:value="3746800" calcext:value-type="float">
            <text:p>3746800</text:p>
          </table:table-cell>
          <table:table-cell table:number-columns-repeated="9"/>
        </table:table-row>
        <table:table-row table:style-name="ro1">
          <table:table-cell office:value-type="float" office:value="3136936" calcext:value-type="float">
            <text:p>3136936</text:p>
          </table:table-cell>
          <table:table-cell office:value-type="float" office:value="3225688" calcext:value-type="float">
            <text:p>3225688</text:p>
          </table:table-cell>
          <table:table-cell office:value-type="float" office:value="3419184" calcext:value-type="float">
            <text:p>3419184</text:p>
          </table:table-cell>
          <table:table-cell office:value-type="float" office:value="3930832" calcext:value-type="float">
            <text:p>3930832</text:p>
          </table:table-cell>
          <table:table-cell office:value-type="float" office:value="3282872" calcext:value-type="float">
            <text:p>3282872</text:p>
          </table:table-cell>
          <table:table-cell office:value-type="float" office:value="3345888" calcext:value-type="float">
            <text:p>3345888</text:p>
          </table:table-cell>
          <table:table-cell office:value-type="float" office:value="3746984" calcext:value-type="float">
            <text:p>3746984</text:p>
          </table:table-cell>
          <table:table-cell table:number-columns-repeated="9"/>
        </table:table-row>
        <table:table-row table:style-name="ro1">
          <table:table-cell office:value-type="float" office:value="3137656" calcext:value-type="float">
            <text:p>3137656</text:p>
          </table:table-cell>
          <table:table-cell office:value-type="float" office:value="3225960" calcext:value-type="float">
            <text:p>3225960</text:p>
          </table:table-cell>
          <table:table-cell office:value-type="float" office:value="3420376" calcext:value-type="float">
            <text:p>3420376</text:p>
          </table:table-cell>
          <table:table-cell office:value-type="float" office:value="3931120" calcext:value-type="float">
            <text:p>3931120</text:p>
          </table:table-cell>
          <table:table-cell office:value-type="float" office:value="3283152" calcext:value-type="float">
            <text:p>3283152</text:p>
          </table:table-cell>
          <table:table-cell office:value-type="float" office:value="3346400" calcext:value-type="float">
            <text:p>3346400</text:p>
          </table:table-cell>
          <table:table-cell office:value-type="float" office:value="3747248" calcext:value-type="float">
            <text:p>3747248</text:p>
          </table:table-cell>
          <table:table-cell table:number-columns-repeated="9"/>
        </table:table-row>
        <table:table-row table:style-name="ro1">
          <table:table-cell office:value-type="float" office:value="3139336" calcext:value-type="float">
            <text:p>3139336</text:p>
          </table:table-cell>
          <table:table-cell office:value-type="float" office:value="3226296" calcext:value-type="float">
            <text:p>3226296</text:p>
          </table:table-cell>
          <table:table-cell office:value-type="float" office:value="3421736" calcext:value-type="float">
            <text:p>3421736</text:p>
          </table:table-cell>
          <table:table-cell office:value-type="float" office:value="3932440" calcext:value-type="float">
            <text:p>3932440</text:p>
          </table:table-cell>
          <table:table-cell office:value-type="float" office:value="3285576" calcext:value-type="float">
            <text:p>3285576</text:p>
          </table:table-cell>
          <table:table-cell office:value-type="float" office:value="3349056" calcext:value-type="float">
            <text:p>3349056</text:p>
          </table:table-cell>
          <table:table-cell office:value-type="float" office:value="3747800" calcext:value-type="float">
            <text:p>3747800</text:p>
          </table:table-cell>
          <table:table-cell table:number-columns-repeated="9"/>
        </table:table-row>
        <table:table-row table:style-name="ro1">
          <table:table-cell office:value-type="float" office:value="3139424" calcext:value-type="float">
            <text:p>3139424</text:p>
          </table:table-cell>
          <table:table-cell office:value-type="float" office:value="3227176" calcext:value-type="float">
            <text:p>3227176</text:p>
          </table:table-cell>
          <table:table-cell office:value-type="float" office:value="3422072" calcext:value-type="float">
            <text:p>3422072</text:p>
          </table:table-cell>
          <table:table-cell office:value-type="float" office:value="3932904" calcext:value-type="float">
            <text:p>3932904</text:p>
          </table:table-cell>
          <table:table-cell office:value-type="float" office:value="3285648" calcext:value-type="float">
            <text:p>3285648</text:p>
          </table:table-cell>
          <table:table-cell office:value-type="float" office:value="3349240" calcext:value-type="float">
            <text:p>3349240</text:p>
          </table:table-cell>
          <table:table-cell office:value-type="float" office:value="3748688" calcext:value-type="float">
            <text:p>3748688</text:p>
          </table:table-cell>
          <table:table-cell table:number-columns-repeated="9"/>
        </table:table-row>
        <table:table-row table:style-name="ro1">
          <table:table-cell office:value-type="float" office:value="3139544" calcext:value-type="float">
            <text:p>3139544</text:p>
          </table:table-cell>
          <table:table-cell office:value-type="float" office:value="3227928" calcext:value-type="float">
            <text:p>3227928</text:p>
          </table:table-cell>
          <table:table-cell office:value-type="float" office:value="3423496" calcext:value-type="float">
            <text:p>3423496</text:p>
          </table:table-cell>
          <table:table-cell office:value-type="float" office:value="3933232" calcext:value-type="float">
            <text:p>3933232</text:p>
          </table:table-cell>
          <table:table-cell office:value-type="float" office:value="3286904" calcext:value-type="float">
            <text:p>3286904</text:p>
          </table:table-cell>
          <table:table-cell office:value-type="float" office:value="3349880" calcext:value-type="float">
            <text:p>3349880</text:p>
          </table:table-cell>
          <table:table-cell office:value-type="float" office:value="3748712" calcext:value-type="float">
            <text:p>3748712</text:p>
          </table:table-cell>
          <table:table-cell table:number-columns-repeated="9"/>
        </table:table-row>
        <table:table-row table:style-name="ro1">
          <table:table-cell office:value-type="float" office:value="3139544" calcext:value-type="float">
            <text:p>3139544</text:p>
          </table:table-cell>
          <table:table-cell office:value-type="float" office:value="3227960" calcext:value-type="float">
            <text:p>3227960</text:p>
          </table:table-cell>
          <table:table-cell office:value-type="float" office:value="3426336" calcext:value-type="float">
            <text:p>3426336</text:p>
          </table:table-cell>
          <table:table-cell office:value-type="float" office:value="3933304" calcext:value-type="float">
            <text:p>3933304</text:p>
          </table:table-cell>
          <table:table-cell office:value-type="float" office:value="3288008" calcext:value-type="float">
            <text:p>3288008</text:p>
          </table:table-cell>
          <table:table-cell office:value-type="float" office:value="3350288" calcext:value-type="float">
            <text:p>3350288</text:p>
          </table:table-cell>
          <table:table-cell office:value-type="float" office:value="3749352" calcext:value-type="float">
            <text:p>3749352</text:p>
          </table:table-cell>
          <table:table-cell table:number-columns-repeated="9"/>
        </table:table-row>
        <table:table-row table:style-name="ro1">
          <table:table-cell office:value-type="float" office:value="3139968" calcext:value-type="float">
            <text:p>3139968</text:p>
          </table:table-cell>
          <table:table-cell office:value-type="float" office:value="3228216" calcext:value-type="float">
            <text:p>3228216</text:p>
          </table:table-cell>
          <table:table-cell office:value-type="float" office:value="3428160" calcext:value-type="float">
            <text:p>3428160</text:p>
          </table:table-cell>
          <table:table-cell office:value-type="float" office:value="3934312" calcext:value-type="float">
            <text:p>3934312</text:p>
          </table:table-cell>
          <table:table-cell office:value-type="float" office:value="3288872" calcext:value-type="float">
            <text:p>3288872</text:p>
          </table:table-cell>
          <table:table-cell office:value-type="float" office:value="3351200" calcext:value-type="float">
            <text:p>3351200</text:p>
          </table:table-cell>
          <table:table-cell office:value-type="float" office:value="3749392" calcext:value-type="float">
            <text:p>3749392</text:p>
          </table:table-cell>
          <table:table-cell table:number-columns-repeated="9"/>
        </table:table-row>
        <table:table-row table:style-name="ro1">
          <table:table-cell office:value-type="float" office:value="3140776" calcext:value-type="float">
            <text:p>3140776</text:p>
          </table:table-cell>
          <table:table-cell office:value-type="float" office:value="3229760" calcext:value-type="float">
            <text:p>3229760</text:p>
          </table:table-cell>
          <table:table-cell office:value-type="float" office:value="3429336" calcext:value-type="float">
            <text:p>3429336</text:p>
          </table:table-cell>
          <table:table-cell office:value-type="float" office:value="3934768" calcext:value-type="float">
            <text:p>3934768</text:p>
          </table:table-cell>
          <table:table-cell office:value-type="float" office:value="3288920" calcext:value-type="float">
            <text:p>3288920</text:p>
          </table:table-cell>
          <table:table-cell office:value-type="float" office:value="3351400" calcext:value-type="float">
            <text:p>3351400</text:p>
          </table:table-cell>
          <table:table-cell office:value-type="float" office:value="3750184" calcext:value-type="float">
            <text:p>3750184</text:p>
          </table:table-cell>
          <table:table-cell table:number-columns-repeated="9"/>
        </table:table-row>
        <table:table-row table:style-name="ro1">
          <table:table-cell office:value-type="float" office:value="3140800" calcext:value-type="float">
            <text:p>3140800</text:p>
          </table:table-cell>
          <table:table-cell office:value-type="float" office:value="3230360" calcext:value-type="float">
            <text:p>3230360</text:p>
          </table:table-cell>
          <table:table-cell office:value-type="float" office:value="3429472" calcext:value-type="float">
            <text:p>3429472</text:p>
          </table:table-cell>
          <table:table-cell office:value-type="float" office:value="3934776" calcext:value-type="float">
            <text:p>3934776</text:p>
          </table:table-cell>
          <table:table-cell office:value-type="float" office:value="3289592" calcext:value-type="float">
            <text:p>3289592</text:p>
          </table:table-cell>
          <table:table-cell office:value-type="float" office:value="3351696" calcext:value-type="float">
            <text:p>3351696</text:p>
          </table:table-cell>
          <table:table-cell office:value-type="float" office:value="3750240" calcext:value-type="float">
            <text:p>3750240</text:p>
          </table:table-cell>
          <table:table-cell table:number-columns-repeated="9"/>
        </table:table-row>
        <table:table-row table:style-name="ro1">
          <table:table-cell office:value-type="float" office:value="3141576" calcext:value-type="float">
            <text:p>3141576</text:p>
          </table:table-cell>
          <table:table-cell office:value-type="float" office:value="3230896" calcext:value-type="float">
            <text:p>3230896</text:p>
          </table:table-cell>
          <table:table-cell office:value-type="float" office:value="3430008" calcext:value-type="float">
            <text:p>3430008</text:p>
          </table:table-cell>
          <table:table-cell office:value-type="float" office:value="3935128" calcext:value-type="float">
            <text:p>3935128</text:p>
          </table:table-cell>
          <table:table-cell office:value-type="float" office:value="3290176" calcext:value-type="float">
            <text:p>3290176</text:p>
          </table:table-cell>
          <table:table-cell office:value-type="float" office:value="3352488" calcext:value-type="float">
            <text:p>3352488</text:p>
          </table:table-cell>
          <table:table-cell office:value-type="float" office:value="3752168" calcext:value-type="float">
            <text:p>3752168</text:p>
          </table:table-cell>
          <table:table-cell table:number-columns-repeated="9"/>
        </table:table-row>
        <table:table-row table:style-name="ro1">
          <table:table-cell office:value-type="float" office:value="3141856" calcext:value-type="float">
            <text:p>3141856</text:p>
          </table:table-cell>
          <table:table-cell office:value-type="float" office:value="3231112" calcext:value-type="float">
            <text:p>3231112</text:p>
          </table:table-cell>
          <table:table-cell office:value-type="float" office:value="3431552" calcext:value-type="float">
            <text:p>3431552</text:p>
          </table:table-cell>
          <table:table-cell office:value-type="float" office:value="3935248" calcext:value-type="float">
            <text:p>3935248</text:p>
          </table:table-cell>
          <table:table-cell office:value-type="float" office:value="3290784" calcext:value-type="float">
            <text:p>3290784</text:p>
          </table:table-cell>
          <table:table-cell office:value-type="float" office:value="3353296" calcext:value-type="float">
            <text:p>3353296</text:p>
          </table:table-cell>
          <table:table-cell office:value-type="float" office:value="3752760" calcext:value-type="float">
            <text:p>3752760</text:p>
          </table:table-cell>
          <table:table-cell table:number-columns-repeated="9"/>
        </table:table-row>
        <table:table-row table:style-name="ro1">
          <table:table-cell office:value-type="float" office:value="3141992" calcext:value-type="float">
            <text:p>3141992</text:p>
          </table:table-cell>
          <table:table-cell office:value-type="float" office:value="3231376" calcext:value-type="float">
            <text:p>3231376</text:p>
          </table:table-cell>
          <table:table-cell office:value-type="float" office:value="3431768" calcext:value-type="float">
            <text:p>3431768</text:p>
          </table:table-cell>
          <table:table-cell office:value-type="float" office:value="3937176" calcext:value-type="float">
            <text:p>3937176</text:p>
          </table:table-cell>
          <table:table-cell office:value-type="float" office:value="3292936" calcext:value-type="float">
            <text:p>3292936</text:p>
          </table:table-cell>
          <table:table-cell office:value-type="float" office:value="3353576" calcext:value-type="float">
            <text:p>3353576</text:p>
          </table:table-cell>
          <table:table-cell office:value-type="float" office:value="3753632" calcext:value-type="float">
            <text:p>3753632</text:p>
          </table:table-cell>
          <table:table-cell table:number-columns-repeated="9"/>
        </table:table-row>
        <table:table-row table:style-name="ro1">
          <table:table-cell office:value-type="float" office:value="3142168" calcext:value-type="float">
            <text:p>3142168</text:p>
          </table:table-cell>
          <table:table-cell office:value-type="float" office:value="3231544" calcext:value-type="float">
            <text:p>3231544</text:p>
          </table:table-cell>
          <table:table-cell office:value-type="float" office:value="3432936" calcext:value-type="float">
            <text:p>3432936</text:p>
          </table:table-cell>
          <table:table-cell office:value-type="float" office:value="3937320" calcext:value-type="float">
            <text:p>3937320</text:p>
          </table:table-cell>
          <table:table-cell office:value-type="float" office:value="3293472" calcext:value-type="float">
            <text:p>3293472</text:p>
          </table:table-cell>
          <table:table-cell office:value-type="float" office:value="3353624" calcext:value-type="float">
            <text:p>3353624</text:p>
          </table:table-cell>
          <table:table-cell office:value-type="float" office:value="3753800" calcext:value-type="float">
            <text:p>3753800</text:p>
          </table:table-cell>
          <table:table-cell table:number-columns-repeated="9"/>
        </table:table-row>
        <table:table-row table:style-name="ro1">
          <table:table-cell office:value-type="float" office:value="3142232" calcext:value-type="float">
            <text:p>3142232</text:p>
          </table:table-cell>
          <table:table-cell office:value-type="float" office:value="3231752" calcext:value-type="float">
            <text:p>3231752</text:p>
          </table:table-cell>
          <table:table-cell office:value-type="float" office:value="3433424" calcext:value-type="float">
            <text:p>3433424</text:p>
          </table:table-cell>
          <table:table-cell office:value-type="float" office:value="3938208" calcext:value-type="float">
            <text:p>3938208</text:p>
          </table:table-cell>
          <table:table-cell office:value-type="float" office:value="3293840" calcext:value-type="float">
            <text:p>3293840</text:p>
          </table:table-cell>
          <table:table-cell office:value-type="float" office:value="3356080" calcext:value-type="float">
            <text:p>3356080</text:p>
          </table:table-cell>
          <table:table-cell office:value-type="float" office:value="3754192" calcext:value-type="float">
            <text:p>3754192</text:p>
          </table:table-cell>
          <table:table-cell table:number-columns-repeated="9"/>
        </table:table-row>
        <table:table-row table:style-name="ro1">
          <table:table-cell office:value-type="float" office:value="3142792" calcext:value-type="float">
            <text:p>3142792</text:p>
          </table:table-cell>
          <table:table-cell office:value-type="float" office:value="3232168" calcext:value-type="float">
            <text:p>3232168</text:p>
          </table:table-cell>
          <table:table-cell office:value-type="float" office:value="3434152" calcext:value-type="float">
            <text:p>3434152</text:p>
          </table:table-cell>
          <table:table-cell office:value-type="float" office:value="3938224" calcext:value-type="float">
            <text:p>3938224</text:p>
          </table:table-cell>
          <table:table-cell office:value-type="float" office:value="3294176" calcext:value-type="float">
            <text:p>3294176</text:p>
          </table:table-cell>
          <table:table-cell office:value-type="float" office:value="3356152" calcext:value-type="float">
            <text:p>3356152</text:p>
          </table:table-cell>
          <table:table-cell office:value-type="float" office:value="3754808" calcext:value-type="float">
            <text:p>3754808</text:p>
          </table:table-cell>
          <table:table-cell table:number-columns-repeated="9"/>
        </table:table-row>
        <table:table-row table:style-name="ro1">
          <table:table-cell office:value-type="float" office:value="3142968" calcext:value-type="float">
            <text:p>3142968</text:p>
          </table:table-cell>
          <table:table-cell office:value-type="float" office:value="3232464" calcext:value-type="float">
            <text:p>3232464</text:p>
          </table:table-cell>
          <table:table-cell office:value-type="float" office:value="3434840" calcext:value-type="float">
            <text:p>3434840</text:p>
          </table:table-cell>
          <table:table-cell office:value-type="float" office:value="3938800" calcext:value-type="float">
            <text:p>3938800</text:p>
          </table:table-cell>
          <table:table-cell office:value-type="float" office:value="3294416" calcext:value-type="float">
            <text:p>3294416</text:p>
          </table:table-cell>
          <table:table-cell office:value-type="float" office:value="3358152" calcext:value-type="float">
            <text:p>3358152</text:p>
          </table:table-cell>
          <table:table-cell office:value-type="float" office:value="3755320" calcext:value-type="float">
            <text:p>3755320</text:p>
          </table:table-cell>
          <table:table-cell table:number-columns-repeated="9"/>
        </table:table-row>
        <table:table-row table:style-name="ro1">
          <table:table-cell office:value-type="float" office:value="3143640" calcext:value-type="float">
            <text:p>3143640</text:p>
          </table:table-cell>
          <table:table-cell office:value-type="float" office:value="3233560" calcext:value-type="float">
            <text:p>3233560</text:p>
          </table:table-cell>
          <table:table-cell office:value-type="float" office:value="3434872" calcext:value-type="float">
            <text:p>3434872</text:p>
          </table:table-cell>
          <table:table-cell office:value-type="float" office:value="3938976" calcext:value-type="float">
            <text:p>3938976</text:p>
          </table:table-cell>
          <table:table-cell office:value-type="float" office:value="3295584" calcext:value-type="float">
            <text:p>3295584</text:p>
          </table:table-cell>
          <table:table-cell office:value-type="float" office:value="3359344" calcext:value-type="float">
            <text:p>3359344</text:p>
          </table:table-cell>
          <table:table-cell office:value-type="float" office:value="3756608" calcext:value-type="float">
            <text:p>3756608</text:p>
          </table:table-cell>
          <table:table-cell table:number-columns-repeated="9"/>
        </table:table-row>
        <table:table-row table:style-name="ro1">
          <table:table-cell office:value-type="float" office:value="3143904" calcext:value-type="float">
            <text:p>3143904</text:p>
          </table:table-cell>
          <table:table-cell office:value-type="float" office:value="3233936" calcext:value-type="float">
            <text:p>3233936</text:p>
          </table:table-cell>
          <table:table-cell office:value-type="float" office:value="3435032" calcext:value-type="float">
            <text:p>3435032</text:p>
          </table:table-cell>
          <table:table-cell office:value-type="float" office:value="3939016" calcext:value-type="float">
            <text:p>3939016</text:p>
          </table:table-cell>
          <table:table-cell office:value-type="float" office:value="3296008" calcext:value-type="float">
            <text:p>3296008</text:p>
          </table:table-cell>
          <table:table-cell office:value-type="float" office:value="3359608" calcext:value-type="float">
            <text:p>3359608</text:p>
          </table:table-cell>
          <table:table-cell office:value-type="float" office:value="3756920" calcext:value-type="float">
            <text:p>3756920</text:p>
          </table:table-cell>
          <table:table-cell table:number-columns-repeated="9"/>
        </table:table-row>
        <table:table-row table:style-name="ro1">
          <table:table-cell office:value-type="float" office:value="3144816" calcext:value-type="float">
            <text:p>3144816</text:p>
          </table:table-cell>
          <table:table-cell office:value-type="float" office:value="3234656" calcext:value-type="float">
            <text:p>3234656</text:p>
          </table:table-cell>
          <table:table-cell office:value-type="float" office:value="3436144" calcext:value-type="float">
            <text:p>3436144</text:p>
          </table:table-cell>
          <table:table-cell office:value-type="float" office:value="3939448" calcext:value-type="float">
            <text:p>3939448</text:p>
          </table:table-cell>
          <table:table-cell office:value-type="float" office:value="3296232" calcext:value-type="float">
            <text:p>3296232</text:p>
          </table:table-cell>
          <table:table-cell office:value-type="float" office:value="3360048" calcext:value-type="float">
            <text:p>3360048</text:p>
          </table:table-cell>
          <table:table-cell office:value-type="float" office:value="3756944" calcext:value-type="float">
            <text:p>3756944</text:p>
          </table:table-cell>
          <table:table-cell table:number-columns-repeated="9"/>
        </table:table-row>
        <table:table-row table:style-name="ro1">
          <table:table-cell office:value-type="float" office:value="3144928" calcext:value-type="float">
            <text:p>3144928</text:p>
          </table:table-cell>
          <table:table-cell office:value-type="float" office:value="3235064" calcext:value-type="float">
            <text:p>3235064</text:p>
          </table:table-cell>
          <table:table-cell office:value-type="float" office:value="3436192" calcext:value-type="float">
            <text:p>3436192</text:p>
          </table:table-cell>
          <table:table-cell office:value-type="float" office:value="3939704" calcext:value-type="float">
            <text:p>3939704</text:p>
          </table:table-cell>
          <table:table-cell office:value-type="float" office:value="3296416" calcext:value-type="float">
            <text:p>3296416</text:p>
          </table:table-cell>
          <table:table-cell office:value-type="float" office:value="3361256" calcext:value-type="float">
            <text:p>3361256</text:p>
          </table:table-cell>
          <table:table-cell office:value-type="float" office:value="3757232" calcext:value-type="float">
            <text:p>3757232</text:p>
          </table:table-cell>
          <table:table-cell table:number-columns-repeated="9"/>
        </table:table-row>
        <table:table-row table:style-name="ro1">
          <table:table-cell office:value-type="float" office:value="3144984" calcext:value-type="float">
            <text:p>3144984</text:p>
          </table:table-cell>
          <table:table-cell office:value-type="float" office:value="3235120" calcext:value-type="float">
            <text:p>3235120</text:p>
          </table:table-cell>
          <table:table-cell office:value-type="float" office:value="3436200" calcext:value-type="float">
            <text:p>3436200</text:p>
          </table:table-cell>
          <table:table-cell office:value-type="float" office:value="3939776" calcext:value-type="float">
            <text:p>3939776</text:p>
          </table:table-cell>
          <table:table-cell office:value-type="float" office:value="3296840" calcext:value-type="float">
            <text:p>3296840</text:p>
          </table:table-cell>
          <table:table-cell office:value-type="float" office:value="3361376" calcext:value-type="float">
            <text:p>3361376</text:p>
          </table:table-cell>
          <table:table-cell office:value-type="float" office:value="3757304" calcext:value-type="float">
            <text:p>3757304</text:p>
          </table:table-cell>
          <table:table-cell table:number-columns-repeated="9"/>
        </table:table-row>
        <table:table-row table:style-name="ro1">
          <table:table-cell office:value-type="float" office:value="3145488" calcext:value-type="float">
            <text:p>3145488</text:p>
          </table:table-cell>
          <table:table-cell office:value-type="float" office:value="3235216" calcext:value-type="float">
            <text:p>3235216</text:p>
          </table:table-cell>
          <table:table-cell office:value-type="float" office:value="3439152" calcext:value-type="float">
            <text:p>3439152</text:p>
          </table:table-cell>
          <table:table-cell office:value-type="float" office:value="3939784" calcext:value-type="float">
            <text:p>3939784</text:p>
          </table:table-cell>
          <table:table-cell office:value-type="float" office:value="3297288" calcext:value-type="float">
            <text:p>3297288</text:p>
          </table:table-cell>
          <table:table-cell office:value-type="float" office:value="3363272" calcext:value-type="float">
            <text:p>3363272</text:p>
          </table:table-cell>
          <table:table-cell office:value-type="float" office:value="3757496" calcext:value-type="float">
            <text:p>3757496</text:p>
          </table:table-cell>
          <table:table-cell table:number-columns-repeated="9"/>
        </table:table-row>
        <table:table-row table:style-name="ro1">
          <table:table-cell office:value-type="float" office:value="3146056" calcext:value-type="float">
            <text:p>3146056</text:p>
          </table:table-cell>
          <table:table-cell office:value-type="float" office:value="3236232" calcext:value-type="float">
            <text:p>3236232</text:p>
          </table:table-cell>
          <table:table-cell office:value-type="float" office:value="3439712" calcext:value-type="float">
            <text:p>3439712</text:p>
          </table:table-cell>
          <table:table-cell office:value-type="float" office:value="3939976" calcext:value-type="float">
            <text:p>3939976</text:p>
          </table:table-cell>
          <table:table-cell office:value-type="float" office:value="3297496" calcext:value-type="float">
            <text:p>3297496</text:p>
          </table:table-cell>
          <table:table-cell office:value-type="float" office:value="3363680" calcext:value-type="float">
            <text:p>3363680</text:p>
          </table:table-cell>
          <table:table-cell office:value-type="float" office:value="3757992" calcext:value-type="float">
            <text:p>3757992</text:p>
          </table:table-cell>
          <table:table-cell table:number-columns-repeated="9"/>
        </table:table-row>
        <table:table-row table:style-name="ro1">
          <table:table-cell office:value-type="float" office:value="3146624" calcext:value-type="float">
            <text:p>3146624</text:p>
          </table:table-cell>
          <table:table-cell office:value-type="float" office:value="3236544" calcext:value-type="float">
            <text:p>3236544</text:p>
          </table:table-cell>
          <table:table-cell office:value-type="float" office:value="3441032" calcext:value-type="float">
            <text:p>3441032</text:p>
          </table:table-cell>
          <table:table-cell office:value-type="float" office:value="3939992" calcext:value-type="float">
            <text:p>3939992</text:p>
          </table:table-cell>
          <table:table-cell office:value-type="float" office:value="3297544" calcext:value-type="float">
            <text:p>3297544</text:p>
          </table:table-cell>
          <table:table-cell office:value-type="float" office:value="3365368" calcext:value-type="float">
            <text:p>3365368</text:p>
          </table:table-cell>
          <table:table-cell office:value-type="float" office:value="3758160" calcext:value-type="float">
            <text:p>3758160</text:p>
          </table:table-cell>
          <table:table-cell table:number-columns-repeated="9"/>
        </table:table-row>
        <table:table-row table:style-name="ro1">
          <table:table-cell office:value-type="float" office:value="3147736" calcext:value-type="float">
            <text:p>3147736</text:p>
          </table:table-cell>
          <table:table-cell office:value-type="float" office:value="3236904" calcext:value-type="float">
            <text:p>3236904</text:p>
          </table:table-cell>
          <table:table-cell office:value-type="float" office:value="3441032" calcext:value-type="float">
            <text:p>3441032</text:p>
          </table:table-cell>
          <table:table-cell office:value-type="float" office:value="3940040" calcext:value-type="float">
            <text:p>3940040</text:p>
          </table:table-cell>
          <table:table-cell office:value-type="float" office:value="3299048" calcext:value-type="float">
            <text:p>3299048</text:p>
          </table:table-cell>
          <table:table-cell office:value-type="float" office:value="3366944" calcext:value-type="float">
            <text:p>3366944</text:p>
          </table:table-cell>
          <table:table-cell office:value-type="float" office:value="3758392" calcext:value-type="float">
            <text:p>3758392</text:p>
          </table:table-cell>
          <table:table-cell table:number-columns-repeated="9"/>
        </table:table-row>
        <table:table-row table:style-name="ro1">
          <table:table-cell office:value-type="float" office:value="3147768" calcext:value-type="float">
            <text:p>3147768</text:p>
          </table:table-cell>
          <table:table-cell office:value-type="float" office:value="3237192" calcext:value-type="float">
            <text:p>3237192</text:p>
          </table:table-cell>
          <table:table-cell office:value-type="float" office:value="3441352" calcext:value-type="float">
            <text:p>3441352</text:p>
          </table:table-cell>
          <table:table-cell office:value-type="float" office:value="3940064" calcext:value-type="float">
            <text:p>3940064</text:p>
          </table:table-cell>
          <table:table-cell office:value-type="float" office:value="3299128" calcext:value-type="float">
            <text:p>3299128</text:p>
          </table:table-cell>
          <table:table-cell office:value-type="float" office:value="3367040" calcext:value-type="float">
            <text:p>3367040</text:p>
          </table:table-cell>
          <table:table-cell office:value-type="float" office:value="3759416" calcext:value-type="float">
            <text:p>3759416</text:p>
          </table:table-cell>
          <table:table-cell table:number-columns-repeated="9"/>
        </table:table-row>
        <table:table-row table:style-name="ro1">
          <table:table-cell office:value-type="float" office:value="3148032" calcext:value-type="float">
            <text:p>3148032</text:p>
          </table:table-cell>
          <table:table-cell office:value-type="float" office:value="3237608" calcext:value-type="float">
            <text:p>3237608</text:p>
          </table:table-cell>
          <table:table-cell office:value-type="float" office:value="3441432" calcext:value-type="float">
            <text:p>3441432</text:p>
          </table:table-cell>
          <table:table-cell office:value-type="float" office:value="3940672" calcext:value-type="float">
            <text:p>3940672</text:p>
          </table:table-cell>
          <table:table-cell office:value-type="float" office:value="3299800" calcext:value-type="float">
            <text:p>3299800</text:p>
          </table:table-cell>
          <table:table-cell office:value-type="float" office:value="3367832" calcext:value-type="float">
            <text:p>3367832</text:p>
          </table:table-cell>
          <table:table-cell office:value-type="float" office:value="3759784" calcext:value-type="float">
            <text:p>3759784</text:p>
          </table:table-cell>
          <table:table-cell table:number-columns-repeated="9"/>
        </table:table-row>
        <table:table-row table:style-name="ro1">
          <table:table-cell office:value-type="float" office:value="3148224" calcext:value-type="float">
            <text:p>3148224</text:p>
          </table:table-cell>
          <table:table-cell office:value-type="float" office:value="3237872" calcext:value-type="float">
            <text:p>3237872</text:p>
          </table:table-cell>
          <table:table-cell office:value-type="float" office:value="3441936" calcext:value-type="float">
            <text:p>3441936</text:p>
          </table:table-cell>
          <table:table-cell office:value-type="float" office:value="3940856" calcext:value-type="float">
            <text:p>3940856</text:p>
          </table:table-cell>
          <table:table-cell office:value-type="float" office:value="3300024" calcext:value-type="float">
            <text:p>3300024</text:p>
          </table:table-cell>
          <table:table-cell office:value-type="float" office:value="3368224" calcext:value-type="float">
            <text:p>3368224</text:p>
          </table:table-cell>
          <table:table-cell office:value-type="float" office:value="3759800" calcext:value-type="float">
            <text:p>3759800</text:p>
          </table:table-cell>
          <table:table-cell table:number-columns-repeated="9"/>
        </table:table-row>
        <table:table-row table:style-name="ro1">
          <table:table-cell office:value-type="float" office:value="3148400" calcext:value-type="float">
            <text:p>3148400</text:p>
          </table:table-cell>
          <table:table-cell office:value-type="float" office:value="3238336" calcext:value-type="float">
            <text:p>3238336</text:p>
          </table:table-cell>
          <table:table-cell office:value-type="float" office:value="3442104" calcext:value-type="float">
            <text:p>3442104</text:p>
          </table:table-cell>
          <table:table-cell office:value-type="float" office:value="3941264" calcext:value-type="float">
            <text:p>3941264</text:p>
          </table:table-cell>
          <table:table-cell office:value-type="float" office:value="3300120" calcext:value-type="float">
            <text:p>3300120</text:p>
          </table:table-cell>
          <table:table-cell office:value-type="float" office:value="3371024" calcext:value-type="float">
            <text:p>3371024</text:p>
          </table:table-cell>
          <table:table-cell office:value-type="float" office:value="3760320" calcext:value-type="float">
            <text:p>3760320</text:p>
          </table:table-cell>
          <table:table-cell table:number-columns-repeated="9"/>
        </table:table-row>
        <table:table-row table:style-name="ro1">
          <table:table-cell office:value-type="float" office:value="3148544" calcext:value-type="float">
            <text:p>3148544</text:p>
          </table:table-cell>
          <table:table-cell office:value-type="float" office:value="3238520" calcext:value-type="float">
            <text:p>3238520</text:p>
          </table:table-cell>
          <table:table-cell office:value-type="float" office:value="3442600" calcext:value-type="float">
            <text:p>3442600</text:p>
          </table:table-cell>
          <table:table-cell office:value-type="float" office:value="3941376" calcext:value-type="float">
            <text:p>3941376</text:p>
          </table:table-cell>
          <table:table-cell office:value-type="float" office:value="3300296" calcext:value-type="float">
            <text:p>3300296</text:p>
          </table:table-cell>
          <table:table-cell office:value-type="float" office:value="3371704" calcext:value-type="float">
            <text:p>3371704</text:p>
          </table:table-cell>
          <table:table-cell office:value-type="float" office:value="3760960" calcext:value-type="float">
            <text:p>3760960</text:p>
          </table:table-cell>
          <table:table-cell table:number-columns-repeated="9"/>
        </table:table-row>
        <table:table-row table:style-name="ro1">
          <table:table-cell office:value-type="float" office:value="3148560" calcext:value-type="float">
            <text:p>3148560</text:p>
          </table:table-cell>
          <table:table-cell office:value-type="float" office:value="3238936" calcext:value-type="float">
            <text:p>3238936</text:p>
          </table:table-cell>
          <table:table-cell office:value-type="float" office:value="3443872" calcext:value-type="float">
            <text:p>3443872</text:p>
          </table:table-cell>
          <table:table-cell office:value-type="float" office:value="3941512" calcext:value-type="float">
            <text:p>3941512</text:p>
          </table:table-cell>
          <table:table-cell office:value-type="float" office:value="3301400" calcext:value-type="float">
            <text:p>3301400</text:p>
          </table:table-cell>
          <table:table-cell office:value-type="float" office:value="3373384" calcext:value-type="float">
            <text:p>3373384</text:p>
          </table:table-cell>
          <table:table-cell office:value-type="float" office:value="3761192" calcext:value-type="float">
            <text:p>3761192</text:p>
          </table:table-cell>
          <table:table-cell table:number-columns-repeated="9"/>
        </table:table-row>
        <table:table-row table:style-name="ro1">
          <table:table-cell office:value-type="float" office:value="3149176" calcext:value-type="float">
            <text:p>3149176</text:p>
          </table:table-cell>
          <table:table-cell office:value-type="float" office:value="3239272" calcext:value-type="float">
            <text:p>3239272</text:p>
          </table:table-cell>
          <table:table-cell office:value-type="float" office:value="3444304" calcext:value-type="float">
            <text:p>3444304</text:p>
          </table:table-cell>
          <table:table-cell office:value-type="float" office:value="3941960" calcext:value-type="float">
            <text:p>3941960</text:p>
          </table:table-cell>
          <table:table-cell office:value-type="float" office:value="3301808" calcext:value-type="float">
            <text:p>3301808</text:p>
          </table:table-cell>
          <table:table-cell office:value-type="float" office:value="3373456" calcext:value-type="float">
            <text:p>3373456</text:p>
          </table:table-cell>
          <table:table-cell office:value-type="float" office:value="3761488" calcext:value-type="float">
            <text:p>3761488</text:p>
          </table:table-cell>
          <table:table-cell table:number-columns-repeated="9"/>
        </table:table-row>
        <table:table-row table:style-name="ro1">
          <table:table-cell office:value-type="float" office:value="3149512" calcext:value-type="float">
            <text:p>3149512</text:p>
          </table:table-cell>
          <table:table-cell office:value-type="float" office:value="3239944" calcext:value-type="float">
            <text:p>3239944</text:p>
          </table:table-cell>
          <table:table-cell office:value-type="float" office:value="3444856" calcext:value-type="float">
            <text:p>3444856</text:p>
          </table:table-cell>
          <table:table-cell office:value-type="float" office:value="3942912" calcext:value-type="float">
            <text:p>3942912</text:p>
          </table:table-cell>
          <table:table-cell office:value-type="float" office:value="3302264" calcext:value-type="float">
            <text:p>3302264</text:p>
          </table:table-cell>
          <table:table-cell office:value-type="float" office:value="3373544" calcext:value-type="float">
            <text:p>3373544</text:p>
          </table:table-cell>
          <table:table-cell office:value-type="float" office:value="3762088" calcext:value-type="float">
            <text:p>3762088</text:p>
          </table:table-cell>
          <table:table-cell table:number-columns-repeated="9"/>
        </table:table-row>
        <table:table-row table:style-name="ro1">
          <table:table-cell office:value-type="float" office:value="3149920" calcext:value-type="float">
            <text:p>3149920</text:p>
          </table:table-cell>
          <table:table-cell office:value-type="float" office:value="3240264" calcext:value-type="float">
            <text:p>3240264</text:p>
          </table:table-cell>
          <table:table-cell office:value-type="float" office:value="3445056" calcext:value-type="float">
            <text:p>3445056</text:p>
          </table:table-cell>
          <table:table-cell office:value-type="float" office:value="3943704" calcext:value-type="float">
            <text:p>3943704</text:p>
          </table:table-cell>
          <table:table-cell office:value-type="float" office:value="3302872" calcext:value-type="float">
            <text:p>3302872</text:p>
          </table:table-cell>
          <table:table-cell office:value-type="float" office:value="3374000" calcext:value-type="float">
            <text:p>3374000</text:p>
          </table:table-cell>
          <table:table-cell office:value-type="float" office:value="3762408" calcext:value-type="float">
            <text:p>3762408</text:p>
          </table:table-cell>
          <table:table-cell table:number-columns-repeated="9"/>
        </table:table-row>
        <table:table-row table:style-name="ro1">
          <table:table-cell office:value-type="float" office:value="3149952" calcext:value-type="float">
            <text:p>3149952</text:p>
          </table:table-cell>
          <table:table-cell office:value-type="float" office:value="3240552" calcext:value-type="float">
            <text:p>3240552</text:p>
          </table:table-cell>
          <table:table-cell office:value-type="float" office:value="3445360" calcext:value-type="float">
            <text:p>3445360</text:p>
          </table:table-cell>
          <table:table-cell office:value-type="float" office:value="3943976" calcext:value-type="float">
            <text:p>3943976</text:p>
          </table:table-cell>
          <table:table-cell office:value-type="float" office:value="3303264" calcext:value-type="float">
            <text:p>3303264</text:p>
          </table:table-cell>
          <table:table-cell office:value-type="float" office:value="3374664" calcext:value-type="float">
            <text:p>3374664</text:p>
          </table:table-cell>
          <table:table-cell office:value-type="float" office:value="3762800" calcext:value-type="float">
            <text:p>3762800</text:p>
          </table:table-cell>
          <table:table-cell table:number-columns-repeated="9"/>
        </table:table-row>
        <table:table-row table:style-name="ro1">
          <table:table-cell office:value-type="float" office:value="3150776" calcext:value-type="float">
            <text:p>3150776</text:p>
          </table:table-cell>
          <table:table-cell office:value-type="float" office:value="3241424" calcext:value-type="float">
            <text:p>3241424</text:p>
          </table:table-cell>
          <table:table-cell office:value-type="float" office:value="3445864" calcext:value-type="float">
            <text:p>3445864</text:p>
          </table:table-cell>
          <table:table-cell office:value-type="float" office:value="3945008" calcext:value-type="float">
            <text:p>3945008</text:p>
          </table:table-cell>
          <table:table-cell office:value-type="float" office:value="3303424" calcext:value-type="float">
            <text:p>3303424</text:p>
          </table:table-cell>
          <table:table-cell office:value-type="float" office:value="3374872" calcext:value-type="float">
            <text:p>3374872</text:p>
          </table:table-cell>
          <table:table-cell office:value-type="float" office:value="3762928" calcext:value-type="float">
            <text:p>3762928</text:p>
          </table:table-cell>
          <table:table-cell table:number-columns-repeated="9"/>
        </table:table-row>
        <table:table-row table:style-name="ro1">
          <table:table-cell office:value-type="float" office:value="3150928" calcext:value-type="float">
            <text:p>3150928</text:p>
          </table:table-cell>
          <table:table-cell office:value-type="float" office:value="3241496" calcext:value-type="float">
            <text:p>3241496</text:p>
          </table:table-cell>
          <table:table-cell office:value-type="float" office:value="3446192" calcext:value-type="float">
            <text:p>3446192</text:p>
          </table:table-cell>
          <table:table-cell office:value-type="float" office:value="3945280" calcext:value-type="float">
            <text:p>3945280</text:p>
          </table:table-cell>
          <table:table-cell office:value-type="float" office:value="3303616" calcext:value-type="float">
            <text:p>3303616</text:p>
          </table:table-cell>
          <table:table-cell office:value-type="float" office:value="3375184" calcext:value-type="float">
            <text:p>3375184</text:p>
          </table:table-cell>
          <table:table-cell office:value-type="float" office:value="3763528" calcext:value-type="float">
            <text:p>3763528</text:p>
          </table:table-cell>
          <table:table-cell table:number-columns-repeated="9"/>
        </table:table-row>
        <table:table-row table:style-name="ro1">
          <table:table-cell office:value-type="float" office:value="3151544" calcext:value-type="float">
            <text:p>3151544</text:p>
          </table:table-cell>
          <table:table-cell office:value-type="float" office:value="3241504" calcext:value-type="float">
            <text:p>3241504</text:p>
          </table:table-cell>
          <table:table-cell office:value-type="float" office:value="3446384" calcext:value-type="float">
            <text:p>3446384</text:p>
          </table:table-cell>
          <table:table-cell office:value-type="float" office:value="3945560" calcext:value-type="float">
            <text:p>3945560</text:p>
          </table:table-cell>
          <table:table-cell office:value-type="float" office:value="3304360" calcext:value-type="float">
            <text:p>3304360</text:p>
          </table:table-cell>
          <table:table-cell office:value-type="float" office:value="3375600" calcext:value-type="float">
            <text:p>3375600</text:p>
          </table:table-cell>
          <table:table-cell office:value-type="float" office:value="3764048" calcext:value-type="float">
            <text:p>3764048</text:p>
          </table:table-cell>
          <table:table-cell table:number-columns-repeated="9"/>
        </table:table-row>
        <table:table-row table:style-name="ro1">
          <table:table-cell office:value-type="float" office:value="3152064" calcext:value-type="float">
            <text:p>3152064</text:p>
          </table:table-cell>
          <table:table-cell office:value-type="float" office:value="3241736" calcext:value-type="float">
            <text:p>3241736</text:p>
          </table:table-cell>
          <table:table-cell office:value-type="float" office:value="3446816" calcext:value-type="float">
            <text:p>3446816</text:p>
          </table:table-cell>
          <table:table-cell office:value-type="float" office:value="3946344" calcext:value-type="float">
            <text:p>3946344</text:p>
          </table:table-cell>
          <table:table-cell office:value-type="float" office:value="3305304" calcext:value-type="float">
            <text:p>3305304</text:p>
          </table:table-cell>
          <table:table-cell office:value-type="float" office:value="3375880" calcext:value-type="float">
            <text:p>3375880</text:p>
          </table:table-cell>
          <table:table-cell office:value-type="float" office:value="3764104" calcext:value-type="float">
            <text:p>3764104</text:p>
          </table:table-cell>
          <table:table-cell table:number-columns-repeated="9"/>
        </table:table-row>
        <table:table-row table:style-name="ro1">
          <table:table-cell office:value-type="float" office:value="3152360" calcext:value-type="float">
            <text:p>3152360</text:p>
          </table:table-cell>
          <table:table-cell office:value-type="float" office:value="3241784" calcext:value-type="float">
            <text:p>3241784</text:p>
          </table:table-cell>
          <table:table-cell office:value-type="float" office:value="3447872" calcext:value-type="float">
            <text:p>3447872</text:p>
          </table:table-cell>
          <table:table-cell office:value-type="float" office:value="3947048" calcext:value-type="float">
            <text:p>3947048</text:p>
          </table:table-cell>
          <table:table-cell office:value-type="float" office:value="3305472" calcext:value-type="float">
            <text:p>3305472</text:p>
          </table:table-cell>
          <table:table-cell office:value-type="float" office:value="3375936" calcext:value-type="float">
            <text:p>3375936</text:p>
          </table:table-cell>
          <table:table-cell office:value-type="float" office:value="3764360" calcext:value-type="float">
            <text:p>3764360</text:p>
          </table:table-cell>
          <table:table-cell table:number-columns-repeated="9"/>
        </table:table-row>
        <table:table-row table:style-name="ro1">
          <table:table-cell office:value-type="float" office:value="3152480" calcext:value-type="float">
            <text:p>3152480</text:p>
          </table:table-cell>
          <table:table-cell office:value-type="float" office:value="3241856" calcext:value-type="float">
            <text:p>3241856</text:p>
          </table:table-cell>
          <table:table-cell office:value-type="float" office:value="3449640" calcext:value-type="float">
            <text:p>3449640</text:p>
          </table:table-cell>
          <table:table-cell office:value-type="float" office:value="3947416" calcext:value-type="float">
            <text:p>3947416</text:p>
          </table:table-cell>
          <table:table-cell office:value-type="float" office:value="3306304" calcext:value-type="float">
            <text:p>3306304</text:p>
          </table:table-cell>
          <table:table-cell office:value-type="float" office:value="3377168" calcext:value-type="float">
            <text:p>3377168</text:p>
          </table:table-cell>
          <table:table-cell office:value-type="float" office:value="3764792" calcext:value-type="float">
            <text:p>3764792</text:p>
          </table:table-cell>
          <table:table-cell table:number-columns-repeated="9"/>
        </table:table-row>
        <table:table-row table:style-name="ro1">
          <table:table-cell office:value-type="float" office:value="3152656" calcext:value-type="float">
            <text:p>3152656</text:p>
          </table:table-cell>
          <table:table-cell office:value-type="float" office:value="3242544" calcext:value-type="float">
            <text:p>3242544</text:p>
          </table:table-cell>
          <table:table-cell office:value-type="float" office:value="3450960" calcext:value-type="float">
            <text:p>3450960</text:p>
          </table:table-cell>
          <table:table-cell office:value-type="float" office:value="3948144" calcext:value-type="float">
            <text:p>3948144</text:p>
          </table:table-cell>
          <table:table-cell office:value-type="float" office:value="3307280" calcext:value-type="float">
            <text:p>3307280</text:p>
          </table:table-cell>
          <table:table-cell office:value-type="float" office:value="3377352" calcext:value-type="float">
            <text:p>3377352</text:p>
          </table:table-cell>
          <table:table-cell office:value-type="float" office:value="3765536" calcext:value-type="float">
            <text:p>3765536</text:p>
          </table:table-cell>
          <table:table-cell table:number-columns-repeated="9"/>
        </table:table-row>
        <table:table-row table:style-name="ro1">
          <table:table-cell office:value-type="float" office:value="3152760" calcext:value-type="float">
            <text:p>3152760</text:p>
          </table:table-cell>
          <table:table-cell office:value-type="float" office:value="3243048" calcext:value-type="float">
            <text:p>3243048</text:p>
          </table:table-cell>
          <table:table-cell office:value-type="float" office:value="3451336" calcext:value-type="float">
            <text:p>3451336</text:p>
          </table:table-cell>
          <table:table-cell office:value-type="float" office:value="3948504" calcext:value-type="float">
            <text:p>3948504</text:p>
          </table:table-cell>
          <table:table-cell office:value-type="float" office:value="3307328" calcext:value-type="float">
            <text:p>3307328</text:p>
          </table:table-cell>
          <table:table-cell office:value-type="float" office:value="3378192" calcext:value-type="float">
            <text:p>3378192</text:p>
          </table:table-cell>
          <table:table-cell office:value-type="float" office:value="3765664" calcext:value-type="float">
            <text:p>3765664</text:p>
          </table:table-cell>
          <table:table-cell table:number-columns-repeated="9"/>
        </table:table-row>
        <table:table-row table:style-name="ro1">
          <table:table-cell office:value-type="float" office:value="3153360" calcext:value-type="float">
            <text:p>3153360</text:p>
          </table:table-cell>
          <table:table-cell office:value-type="float" office:value="3243416" calcext:value-type="float">
            <text:p>3243416</text:p>
          </table:table-cell>
          <table:table-cell office:value-type="float" office:value="3453200" calcext:value-type="float">
            <text:p>3453200</text:p>
          </table:table-cell>
          <table:table-cell office:value-type="float" office:value="3949576" calcext:value-type="float">
            <text:p>3949576</text:p>
          </table:table-cell>
          <table:table-cell office:value-type="float" office:value="3308624" calcext:value-type="float">
            <text:p>3308624</text:p>
          </table:table-cell>
          <table:table-cell office:value-type="float" office:value="3378288" calcext:value-type="float">
            <text:p>3378288</text:p>
          </table:table-cell>
          <table:table-cell office:value-type="float" office:value="3766088" calcext:value-type="float">
            <text:p>3766088</text:p>
          </table:table-cell>
          <table:table-cell table:number-columns-repeated="9"/>
        </table:table-row>
        <table:table-row table:style-name="ro1">
          <table:table-cell office:value-type="float" office:value="3153512" calcext:value-type="float">
            <text:p>3153512</text:p>
          </table:table-cell>
          <table:table-cell office:value-type="float" office:value="3244384" calcext:value-type="float">
            <text:p>3244384</text:p>
          </table:table-cell>
          <table:table-cell office:value-type="float" office:value="3453464" calcext:value-type="float">
            <text:p>3453464</text:p>
          </table:table-cell>
          <table:table-cell office:value-type="float" office:value="3949592" calcext:value-type="float">
            <text:p>3949592</text:p>
          </table:table-cell>
          <table:table-cell office:value-type="float" office:value="3309048" calcext:value-type="float">
            <text:p>3309048</text:p>
          </table:table-cell>
          <table:table-cell office:value-type="float" office:value="3379048" calcext:value-type="float">
            <text:p>3379048</text:p>
          </table:table-cell>
          <table:table-cell office:value-type="float" office:value="3767096" calcext:value-type="float">
            <text:p>3767096</text:p>
          </table:table-cell>
          <table:table-cell table:number-columns-repeated="9"/>
        </table:table-row>
        <table:table-row table:style-name="ro1">
          <table:table-cell office:value-type="float" office:value="3154216" calcext:value-type="float">
            <text:p>3154216</text:p>
          </table:table-cell>
          <table:table-cell office:value-type="float" office:value="3245840" calcext:value-type="float">
            <text:p>3245840</text:p>
          </table:table-cell>
          <table:table-cell office:value-type="float" office:value="3457096" calcext:value-type="float">
            <text:p>3457096</text:p>
          </table:table-cell>
          <table:table-cell office:value-type="float" office:value="3951344" calcext:value-type="float">
            <text:p>3951344</text:p>
          </table:table-cell>
          <table:table-cell office:value-type="float" office:value="3310168" calcext:value-type="float">
            <text:p>3310168</text:p>
          </table:table-cell>
          <table:table-cell office:value-type="float" office:value="3379664" calcext:value-type="float">
            <text:p>3379664</text:p>
          </table:table-cell>
          <table:table-cell office:value-type="float" office:value="3767280" calcext:value-type="float">
            <text:p>3767280</text:p>
          </table:table-cell>
          <table:table-cell table:number-columns-repeated="9"/>
        </table:table-row>
        <table:table-row table:style-name="ro1">
          <table:table-cell office:value-type="float" office:value="3155632" calcext:value-type="float">
            <text:p>3155632</text:p>
          </table:table-cell>
          <table:table-cell office:value-type="float" office:value="3247032" calcext:value-type="float">
            <text:p>3247032</text:p>
          </table:table-cell>
          <table:table-cell office:value-type="float" office:value="3457832" calcext:value-type="float">
            <text:p>3457832</text:p>
          </table:table-cell>
          <table:table-cell office:value-type="float" office:value="3951352" calcext:value-type="float">
            <text:p>3951352</text:p>
          </table:table-cell>
          <table:table-cell office:value-type="float" office:value="3310576" calcext:value-type="float">
            <text:p>3310576</text:p>
          </table:table-cell>
          <table:table-cell office:value-type="float" office:value="3380160" calcext:value-type="float">
            <text:p>3380160</text:p>
          </table:table-cell>
          <table:table-cell office:value-type="float" office:value="3767728" calcext:value-type="float">
            <text:p>3767728</text:p>
          </table:table-cell>
          <table:table-cell table:number-columns-repeated="9"/>
        </table:table-row>
        <table:table-row table:style-name="ro1">
          <table:table-cell office:value-type="float" office:value="3155944" calcext:value-type="float">
            <text:p>3155944</text:p>
          </table:table-cell>
          <table:table-cell office:value-type="float" office:value="3247448" calcext:value-type="float">
            <text:p>3247448</text:p>
          </table:table-cell>
          <table:table-cell office:value-type="float" office:value="3458608" calcext:value-type="float">
            <text:p>3458608</text:p>
          </table:table-cell>
          <table:table-cell office:value-type="float" office:value="3952432" calcext:value-type="float">
            <text:p>3952432</text:p>
          </table:table-cell>
          <table:table-cell office:value-type="float" office:value="3311328" calcext:value-type="float">
            <text:p>3311328</text:p>
          </table:table-cell>
          <table:table-cell office:value-type="float" office:value="3380320" calcext:value-type="float">
            <text:p>3380320</text:p>
          </table:table-cell>
          <table:table-cell office:value-type="float" office:value="3767792" calcext:value-type="float">
            <text:p>3767792</text:p>
          </table:table-cell>
          <table:table-cell table:number-columns-repeated="9"/>
        </table:table-row>
        <table:table-row table:style-name="ro1">
          <table:table-cell office:value-type="float" office:value="3156264" calcext:value-type="float">
            <text:p>3156264</text:p>
          </table:table-cell>
          <table:table-cell office:value-type="float" office:value="3248152" calcext:value-type="float">
            <text:p>3248152</text:p>
          </table:table-cell>
          <table:table-cell office:value-type="float" office:value="3458632" calcext:value-type="float">
            <text:p>3458632</text:p>
          </table:table-cell>
          <table:table-cell office:value-type="float" office:value="3953040" calcext:value-type="float">
            <text:p>3953040</text:p>
          </table:table-cell>
          <table:table-cell office:value-type="float" office:value="3311368" calcext:value-type="float">
            <text:p>3311368</text:p>
          </table:table-cell>
          <table:table-cell office:value-type="float" office:value="3380640" calcext:value-type="float">
            <text:p>3380640</text:p>
          </table:table-cell>
          <table:table-cell office:value-type="float" office:value="3768024" calcext:value-type="float">
            <text:p>3768024</text:p>
          </table:table-cell>
          <table:table-cell table:number-columns-repeated="9"/>
        </table:table-row>
        <table:table-row table:style-name="ro1">
          <table:table-cell office:value-type="float" office:value="3157080" calcext:value-type="float">
            <text:p>3157080</text:p>
          </table:table-cell>
          <table:table-cell office:value-type="float" office:value="3248200" calcext:value-type="float">
            <text:p>3248200</text:p>
          </table:table-cell>
          <table:table-cell office:value-type="float" office:value="3458928" calcext:value-type="float">
            <text:p>3458928</text:p>
          </table:table-cell>
          <table:table-cell office:value-type="float" office:value="3954160" calcext:value-type="float">
            <text:p>3954160</text:p>
          </table:table-cell>
          <table:table-cell office:value-type="float" office:value="3313024" calcext:value-type="float">
            <text:p>3313024</text:p>
          </table:table-cell>
          <table:table-cell office:value-type="float" office:value="3382008" calcext:value-type="float">
            <text:p>3382008</text:p>
          </table:table-cell>
          <table:table-cell office:value-type="float" office:value="3769120" calcext:value-type="float">
            <text:p>3769120</text:p>
          </table:table-cell>
          <table:table-cell table:number-columns-repeated="9"/>
        </table:table-row>
        <table:table-row table:style-name="ro1">
          <table:table-cell office:value-type="float" office:value="3157904" calcext:value-type="float">
            <text:p>3157904</text:p>
          </table:table-cell>
          <table:table-cell office:value-type="float" office:value="3249104" calcext:value-type="float">
            <text:p>3249104</text:p>
          </table:table-cell>
          <table:table-cell office:value-type="float" office:value="3459256" calcext:value-type="float">
            <text:p>3459256</text:p>
          </table:table-cell>
          <table:table-cell office:value-type="float" office:value="3954456" calcext:value-type="float">
            <text:p>3954456</text:p>
          </table:table-cell>
          <table:table-cell office:value-type="float" office:value="3313136" calcext:value-type="float">
            <text:p>3313136</text:p>
          </table:table-cell>
          <table:table-cell office:value-type="float" office:value="3384120" calcext:value-type="float">
            <text:p>3384120</text:p>
          </table:table-cell>
          <table:table-cell office:value-type="float" office:value="3769688" calcext:value-type="float">
            <text:p>3769688</text:p>
          </table:table-cell>
          <table:table-cell table:number-columns-repeated="9"/>
        </table:table-row>
        <table:table-row table:style-name="ro1">
          <table:table-cell office:value-type="float" office:value="3159864" calcext:value-type="float">
            <text:p>3159864</text:p>
          </table:table-cell>
          <table:table-cell office:value-type="float" office:value="3249208" calcext:value-type="float">
            <text:p>3249208</text:p>
          </table:table-cell>
          <table:table-cell office:value-type="float" office:value="3460184" calcext:value-type="float">
            <text:p>3460184</text:p>
          </table:table-cell>
          <table:table-cell office:value-type="float" office:value="3954536" calcext:value-type="float">
            <text:p>3954536</text:p>
          </table:table-cell>
          <table:table-cell office:value-type="float" office:value="3313472" calcext:value-type="float">
            <text:p>3313472</text:p>
          </table:table-cell>
          <table:table-cell office:value-type="float" office:value="3384632" calcext:value-type="float">
            <text:p>3384632</text:p>
          </table:table-cell>
          <table:table-cell office:value-type="float" office:value="3770208" calcext:value-type="float">
            <text:p>3770208</text:p>
          </table:table-cell>
          <table:table-cell table:number-columns-repeated="9"/>
        </table:table-row>
        <table:table-row table:style-name="ro1">
          <table:table-cell office:value-type="float" office:value="3159880" calcext:value-type="float">
            <text:p>3159880</text:p>
          </table:table-cell>
          <table:table-cell office:value-type="float" office:value="3250512" calcext:value-type="float">
            <text:p>3250512</text:p>
          </table:table-cell>
          <table:table-cell office:value-type="float" office:value="3460704" calcext:value-type="float">
            <text:p>3460704</text:p>
          </table:table-cell>
          <table:table-cell office:value-type="float" office:value="3955176" calcext:value-type="float">
            <text:p>3955176</text:p>
          </table:table-cell>
          <table:table-cell office:value-type="float" office:value="3314896" calcext:value-type="float">
            <text:p>3314896</text:p>
          </table:table-cell>
          <table:table-cell office:value-type="float" office:value="3385416" calcext:value-type="float">
            <text:p>3385416</text:p>
          </table:table-cell>
          <table:table-cell office:value-type="float" office:value="3770216" calcext:value-type="float">
            <text:p>3770216</text:p>
          </table:table-cell>
          <table:table-cell table:number-columns-repeated="9"/>
        </table:table-row>
        <table:table-row table:style-name="ro1">
          <table:table-cell office:value-type="float" office:value="3160240" calcext:value-type="float">
            <text:p>3160240</text:p>
          </table:table-cell>
          <table:table-cell office:value-type="float" office:value="3250560" calcext:value-type="float">
            <text:p>3250560</text:p>
          </table:table-cell>
          <table:table-cell office:value-type="float" office:value="3460960" calcext:value-type="float">
            <text:p>3460960</text:p>
          </table:table-cell>
          <table:table-cell office:value-type="float" office:value="3955360" calcext:value-type="float">
            <text:p>3955360</text:p>
          </table:table-cell>
          <table:table-cell office:value-type="float" office:value="3315104" calcext:value-type="float">
            <text:p>3315104</text:p>
          </table:table-cell>
          <table:table-cell office:value-type="float" office:value="3385600" calcext:value-type="float">
            <text:p>3385600</text:p>
          </table:table-cell>
          <table:table-cell office:value-type="float" office:value="3770704" calcext:value-type="float">
            <text:p>3770704</text:p>
          </table:table-cell>
          <table:table-cell table:number-columns-repeated="9"/>
        </table:table-row>
        <table:table-row table:style-name="ro1">
          <table:table-cell office:value-type="float" office:value="3160416" calcext:value-type="float">
            <text:p>3160416</text:p>
          </table:table-cell>
          <table:table-cell office:value-type="float" office:value="3251040" calcext:value-type="float">
            <text:p>3251040</text:p>
          </table:table-cell>
          <table:table-cell office:value-type="float" office:value="3461264" calcext:value-type="float">
            <text:p>3461264</text:p>
          </table:table-cell>
          <table:table-cell office:value-type="float" office:value="3955392" calcext:value-type="float">
            <text:p>3955392</text:p>
          </table:table-cell>
          <table:table-cell office:value-type="float" office:value="3316672" calcext:value-type="float">
            <text:p>3316672</text:p>
          </table:table-cell>
          <table:table-cell office:value-type="float" office:value="3386240" calcext:value-type="float">
            <text:p>3386240</text:p>
          </table:table-cell>
          <table:table-cell office:value-type="float" office:value="3770984" calcext:value-type="float">
            <text:p>3770984</text:p>
          </table:table-cell>
          <table:table-cell table:number-columns-repeated="9"/>
        </table:table-row>
        <table:table-row table:style-name="ro1">
          <table:table-cell office:value-type="float" office:value="3160528" calcext:value-type="float">
            <text:p>3160528</text:p>
          </table:table-cell>
          <table:table-cell office:value-type="float" office:value="3252176" calcext:value-type="float">
            <text:p>3252176</text:p>
          </table:table-cell>
          <table:table-cell office:value-type="float" office:value="3461376" calcext:value-type="float">
            <text:p>3461376</text:p>
          </table:table-cell>
          <table:table-cell office:value-type="float" office:value="3955632" calcext:value-type="float">
            <text:p>3955632</text:p>
          </table:table-cell>
          <table:table-cell office:value-type="float" office:value="3318096" calcext:value-type="float">
            <text:p>3318096</text:p>
          </table:table-cell>
          <table:table-cell office:value-type="float" office:value="3389368" calcext:value-type="float">
            <text:p>3389368</text:p>
          </table:table-cell>
          <table:table-cell office:value-type="float" office:value="3771376" calcext:value-type="float">
            <text:p>3771376</text:p>
          </table:table-cell>
          <table:table-cell table:number-columns-repeated="9"/>
        </table:table-row>
        <table:table-row table:style-name="ro1">
          <table:table-cell office:value-type="float" office:value="3160544" calcext:value-type="float">
            <text:p>3160544</text:p>
          </table:table-cell>
          <table:table-cell office:value-type="float" office:value="3252384" calcext:value-type="float">
            <text:p>3252384</text:p>
          </table:table-cell>
          <table:table-cell office:value-type="float" office:value="3462840" calcext:value-type="float">
            <text:p>3462840</text:p>
          </table:table-cell>
          <table:table-cell office:value-type="float" office:value="3955816" calcext:value-type="float">
            <text:p>3955816</text:p>
          </table:table-cell>
          <table:table-cell office:value-type="float" office:value="3318672" calcext:value-type="float">
            <text:p>3318672</text:p>
          </table:table-cell>
          <table:table-cell office:value-type="float" office:value="3389872" calcext:value-type="float">
            <text:p>3389872</text:p>
          </table:table-cell>
          <table:table-cell office:value-type="float" office:value="3772136" calcext:value-type="float">
            <text:p>3772136</text:p>
          </table:table-cell>
          <table:table-cell table:number-columns-repeated="9"/>
        </table:table-row>
        <table:table-row table:style-name="ro1">
          <table:table-cell office:value-type="float" office:value="3160600" calcext:value-type="float">
            <text:p>3160600</text:p>
          </table:table-cell>
          <table:table-cell office:value-type="float" office:value="3254048" calcext:value-type="float">
            <text:p>3254048</text:p>
          </table:table-cell>
          <table:table-cell office:value-type="float" office:value="3463016" calcext:value-type="float">
            <text:p>3463016</text:p>
          </table:table-cell>
          <table:table-cell office:value-type="float" office:value="3955976" calcext:value-type="float">
            <text:p>3955976</text:p>
          </table:table-cell>
          <table:table-cell office:value-type="float" office:value="3319168" calcext:value-type="float">
            <text:p>3319168</text:p>
          </table:table-cell>
          <table:table-cell office:value-type="float" office:value="3389888" calcext:value-type="float">
            <text:p>3389888</text:p>
          </table:table-cell>
          <table:table-cell office:value-type="float" office:value="3772720" calcext:value-type="float">
            <text:p>3772720</text:p>
          </table:table-cell>
          <table:table-cell table:number-columns-repeated="9"/>
        </table:table-row>
        <table:table-row table:style-name="ro1">
          <table:table-cell office:value-type="float" office:value="3160864" calcext:value-type="float">
            <text:p>3160864</text:p>
          </table:table-cell>
          <table:table-cell office:value-type="float" office:value="3254200" calcext:value-type="float">
            <text:p>3254200</text:p>
          </table:table-cell>
          <table:table-cell office:value-type="float" office:value="3463256" calcext:value-type="float">
            <text:p>3463256</text:p>
          </table:table-cell>
          <table:table-cell office:value-type="float" office:value="3956016" calcext:value-type="float">
            <text:p>3956016</text:p>
          </table:table-cell>
          <table:table-cell office:value-type="float" office:value="3320128" calcext:value-type="float">
            <text:p>3320128</text:p>
          </table:table-cell>
          <table:table-cell office:value-type="float" office:value="3389944" calcext:value-type="float">
            <text:p>3389944</text:p>
          </table:table-cell>
          <table:table-cell office:value-type="float" office:value="3772792" calcext:value-type="float">
            <text:p>3772792</text:p>
          </table:table-cell>
          <table:table-cell table:number-columns-repeated="9"/>
        </table:table-row>
        <table:table-row table:style-name="ro1">
          <table:table-cell office:value-type="float" office:value="3160960" calcext:value-type="float">
            <text:p>3160960</text:p>
          </table:table-cell>
          <table:table-cell office:value-type="float" office:value="3255176" calcext:value-type="float">
            <text:p>3255176</text:p>
          </table:table-cell>
          <table:table-cell office:value-type="float" office:value="3464664" calcext:value-type="float">
            <text:p>3464664</text:p>
          </table:table-cell>
          <table:table-cell office:value-type="float" office:value="3956216" calcext:value-type="float">
            <text:p>3956216</text:p>
          </table:table-cell>
          <table:table-cell office:value-type="float" office:value="3320208" calcext:value-type="float">
            <text:p>3320208</text:p>
          </table:table-cell>
          <table:table-cell office:value-type="float" office:value="3390256" calcext:value-type="float">
            <text:p>3390256</text:p>
          </table:table-cell>
          <table:table-cell office:value-type="float" office:value="3773200" calcext:value-type="float">
            <text:p>3773200</text:p>
          </table:table-cell>
          <table:table-cell table:number-columns-repeated="9"/>
        </table:table-row>
        <table:table-row table:style-name="ro1">
          <table:table-cell office:value-type="float" office:value="3161928" calcext:value-type="float">
            <text:p>3161928</text:p>
          </table:table-cell>
          <table:table-cell office:value-type="float" office:value="3256176" calcext:value-type="float">
            <text:p>3256176</text:p>
          </table:table-cell>
          <table:table-cell office:value-type="float" office:value="3465120" calcext:value-type="float">
            <text:p>3465120</text:p>
          </table:table-cell>
          <table:table-cell office:value-type="float" office:value="3956992" calcext:value-type="float">
            <text:p>3956992</text:p>
          </table:table-cell>
          <table:table-cell office:value-type="float" office:value="3321256" calcext:value-type="float">
            <text:p>3321256</text:p>
          </table:table-cell>
          <table:table-cell office:value-type="float" office:value="3390744" calcext:value-type="float">
            <text:p>3390744</text:p>
          </table:table-cell>
          <table:table-cell office:value-type="float" office:value="3773232" calcext:value-type="float">
            <text:p>3773232</text:p>
          </table:table-cell>
          <table:table-cell table:number-columns-repeated="9"/>
        </table:table-row>
        <table:table-row table:style-name="ro1">
          <table:table-cell office:value-type="float" office:value="3162544" calcext:value-type="float">
            <text:p>3162544</text:p>
          </table:table-cell>
          <table:table-cell office:value-type="float" office:value="3259672" calcext:value-type="float">
            <text:p>3259672</text:p>
          </table:table-cell>
          <table:table-cell office:value-type="float" office:value="3465360" calcext:value-type="float">
            <text:p>3465360</text:p>
          </table:table-cell>
          <table:table-cell office:value-type="float" office:value="3957544" calcext:value-type="float">
            <text:p>3957544</text:p>
          </table:table-cell>
          <table:table-cell office:value-type="float" office:value="3321416" calcext:value-type="float">
            <text:p>3321416</text:p>
          </table:table-cell>
          <table:table-cell office:value-type="float" office:value="3391384" calcext:value-type="float">
            <text:p>3391384</text:p>
          </table:table-cell>
          <table:table-cell office:value-type="float" office:value="3773464" calcext:value-type="float">
            <text:p>3773464</text:p>
          </table:table-cell>
          <table:table-cell table:number-columns-repeated="9"/>
        </table:table-row>
        <table:table-row table:style-name="ro1">
          <table:table-cell office:value-type="float" office:value="3163248" calcext:value-type="float">
            <text:p>3163248</text:p>
          </table:table-cell>
          <table:table-cell office:value-type="float" office:value="3259696" calcext:value-type="float">
            <text:p>3259696</text:p>
          </table:table-cell>
          <table:table-cell office:value-type="float" office:value="3465576" calcext:value-type="float">
            <text:p>3465576</text:p>
          </table:table-cell>
          <table:table-cell office:value-type="float" office:value="3957640" calcext:value-type="float">
            <text:p>3957640</text:p>
          </table:table-cell>
          <table:table-cell office:value-type="float" office:value="3321488" calcext:value-type="float">
            <text:p>3321488</text:p>
          </table:table-cell>
          <table:table-cell office:value-type="float" office:value="3391904" calcext:value-type="float">
            <text:p>3391904</text:p>
          </table:table-cell>
          <table:table-cell office:value-type="float" office:value="3773792" calcext:value-type="float">
            <text:p>3773792</text:p>
          </table:table-cell>
          <table:table-cell table:number-columns-repeated="9"/>
        </table:table-row>
        <table:table-row table:style-name="ro1">
          <table:table-cell office:value-type="float" office:value="3165352" calcext:value-type="float">
            <text:p>3165352</text:p>
          </table:table-cell>
          <table:table-cell office:value-type="float" office:value="3261776" calcext:value-type="float">
            <text:p>3261776</text:p>
          </table:table-cell>
          <table:table-cell office:value-type="float" office:value="3465672" calcext:value-type="float">
            <text:p>3465672</text:p>
          </table:table-cell>
          <table:table-cell office:value-type="float" office:value="3958240" calcext:value-type="float">
            <text:p>3958240</text:p>
          </table:table-cell>
          <table:table-cell office:value-type="float" office:value="3321824" calcext:value-type="float">
            <text:p>3321824</text:p>
          </table:table-cell>
          <table:table-cell office:value-type="float" office:value="3393568" calcext:value-type="float">
            <text:p>3393568</text:p>
          </table:table-cell>
          <table:table-cell office:value-type="float" office:value="3774768" calcext:value-type="float">
            <text:p>3774768</text:p>
          </table:table-cell>
          <table:table-cell table:number-columns-repeated="9"/>
        </table:table-row>
        <table:table-row table:style-name="ro1">
          <table:table-cell office:value-type="float" office:value="3165496" calcext:value-type="float">
            <text:p>3165496</text:p>
          </table:table-cell>
          <table:table-cell office:value-type="float" office:value="3262840" calcext:value-type="float">
            <text:p>3262840</text:p>
          </table:table-cell>
          <table:table-cell office:value-type="float" office:value="3466480" calcext:value-type="float">
            <text:p>3466480</text:p>
          </table:table-cell>
          <table:table-cell office:value-type="float" office:value="3958712" calcext:value-type="float">
            <text:p>3958712</text:p>
          </table:table-cell>
          <table:table-cell office:value-type="float" office:value="3322216" calcext:value-type="float">
            <text:p>3322216</text:p>
          </table:table-cell>
          <table:table-cell office:value-type="float" office:value="3393568" calcext:value-type="float">
            <text:p>3393568</text:p>
          </table:table-cell>
          <table:table-cell office:value-type="float" office:value="3775368" calcext:value-type="float">
            <text:p>3775368</text:p>
          </table:table-cell>
          <table:table-cell table:number-columns-repeated="9"/>
        </table:table-row>
        <table:table-row table:style-name="ro1">
          <table:table-cell office:value-type="float" office:value="3165808" calcext:value-type="float">
            <text:p>3165808</text:p>
          </table:table-cell>
          <table:table-cell office:value-type="float" office:value="3263144" calcext:value-type="float">
            <text:p>3263144</text:p>
          </table:table-cell>
          <table:table-cell office:value-type="float" office:value="3466912" calcext:value-type="float">
            <text:p>3466912</text:p>
          </table:table-cell>
          <table:table-cell office:value-type="float" office:value="3958864" calcext:value-type="float">
            <text:p>3958864</text:p>
          </table:table-cell>
          <table:table-cell office:value-type="float" office:value="3322256" calcext:value-type="float">
            <text:p>3322256</text:p>
          </table:table-cell>
          <table:table-cell office:value-type="float" office:value="3394184" calcext:value-type="float">
            <text:p>3394184</text:p>
          </table:table-cell>
          <table:table-cell office:value-type="float" office:value="3775960" calcext:value-type="float">
            <text:p>3775960</text:p>
          </table:table-cell>
          <table:table-cell table:number-columns-repeated="9"/>
        </table:table-row>
        <table:table-row table:style-name="ro1">
          <table:table-cell office:value-type="float" office:value="3165872" calcext:value-type="float">
            <text:p>3165872</text:p>
          </table:table-cell>
          <table:table-cell office:value-type="float" office:value="3263832" calcext:value-type="float">
            <text:p>3263832</text:p>
          </table:table-cell>
          <table:table-cell office:value-type="float" office:value="3467024" calcext:value-type="float">
            <text:p>3467024</text:p>
          </table:table-cell>
          <table:table-cell office:value-type="float" office:value="3959024" calcext:value-type="float">
            <text:p>3959024</text:p>
          </table:table-cell>
          <table:table-cell office:value-type="float" office:value="3322784" calcext:value-type="float">
            <text:p>3322784</text:p>
          </table:table-cell>
          <table:table-cell office:value-type="float" office:value="3394880" calcext:value-type="float">
            <text:p>3394880</text:p>
          </table:table-cell>
          <table:table-cell office:value-type="float" office:value="3776072" calcext:value-type="float">
            <text:p>3776072</text:p>
          </table:table-cell>
          <table:table-cell table:number-columns-repeated="9"/>
        </table:table-row>
        <table:table-row table:style-name="ro1">
          <table:table-cell office:value-type="float" office:value="3166944" calcext:value-type="float">
            <text:p>3166944</text:p>
          </table:table-cell>
          <table:table-cell office:value-type="float" office:value="3263896" calcext:value-type="float">
            <text:p>3263896</text:p>
          </table:table-cell>
          <table:table-cell office:value-type="float" office:value="3467168" calcext:value-type="float">
            <text:p>3467168</text:p>
          </table:table-cell>
          <table:table-cell office:value-type="float" office:value="3959064" calcext:value-type="float">
            <text:p>3959064</text:p>
          </table:table-cell>
          <table:table-cell office:value-type="float" office:value="3323272" calcext:value-type="float">
            <text:p>3323272</text:p>
          </table:table-cell>
          <table:table-cell office:value-type="float" office:value="3396480" calcext:value-type="float">
            <text:p>3396480</text:p>
          </table:table-cell>
          <table:table-cell office:value-type="float" office:value="3776272" calcext:value-type="float">
            <text:p>3776272</text:p>
          </table:table-cell>
          <table:table-cell table:number-columns-repeated="9"/>
        </table:table-row>
        <table:table-row table:style-name="ro1">
          <table:table-cell office:value-type="float" office:value="3167320" calcext:value-type="float">
            <text:p>3167320</text:p>
          </table:table-cell>
          <table:table-cell office:value-type="float" office:value="3264408" calcext:value-type="float">
            <text:p>3264408</text:p>
          </table:table-cell>
          <table:table-cell office:value-type="float" office:value="3468392" calcext:value-type="float">
            <text:p>3468392</text:p>
          </table:table-cell>
          <table:table-cell office:value-type="float" office:value="3959096" calcext:value-type="float">
            <text:p>3959096</text:p>
          </table:table-cell>
          <table:table-cell office:value-type="float" office:value="3325200" calcext:value-type="float">
            <text:p>3325200</text:p>
          </table:table-cell>
          <table:table-cell office:value-type="float" office:value="3396912" calcext:value-type="float">
            <text:p>3396912</text:p>
          </table:table-cell>
          <table:table-cell office:value-type="float" office:value="3776528" calcext:value-type="float">
            <text:p>3776528</text:p>
          </table:table-cell>
          <table:table-cell table:number-columns-repeated="9"/>
        </table:table-row>
        <table:table-row table:style-name="ro1">
          <table:table-cell office:value-type="float" office:value="3167728" calcext:value-type="float">
            <text:p>3167728</text:p>
          </table:table-cell>
          <table:table-cell office:value-type="float" office:value="3264544" calcext:value-type="float">
            <text:p>3264544</text:p>
          </table:table-cell>
          <table:table-cell office:value-type="float" office:value="3469408" calcext:value-type="float">
            <text:p>3469408</text:p>
          </table:table-cell>
          <table:table-cell office:value-type="float" office:value="3959312" calcext:value-type="float">
            <text:p>3959312</text:p>
          </table:table-cell>
          <table:table-cell office:value-type="float" office:value="3325360" calcext:value-type="float">
            <text:p>3325360</text:p>
          </table:table-cell>
          <table:table-cell office:value-type="float" office:value="3397576" calcext:value-type="float">
            <text:p>3397576</text:p>
          </table:table-cell>
          <table:table-cell office:value-type="float" office:value="3776632" calcext:value-type="float">
            <text:p>3776632</text:p>
          </table:table-cell>
          <table:table-cell table:number-columns-repeated="9"/>
        </table:table-row>
        <table:table-row table:style-name="ro1">
          <table:table-cell office:value-type="float" office:value="3168312" calcext:value-type="float">
            <text:p>3168312</text:p>
          </table:table-cell>
          <table:table-cell office:value-type="float" office:value="3264664" calcext:value-type="float">
            <text:p>3264664</text:p>
          </table:table-cell>
          <table:table-cell office:value-type="float" office:value="3470048" calcext:value-type="float">
            <text:p>3470048</text:p>
          </table:table-cell>
          <table:table-cell office:value-type="float" office:value="3959608" calcext:value-type="float">
            <text:p>3959608</text:p>
          </table:table-cell>
          <table:table-cell office:value-type="float" office:value="3327488" calcext:value-type="float">
            <text:p>3327488</text:p>
          </table:table-cell>
          <table:table-cell office:value-type="float" office:value="3397808" calcext:value-type="float">
            <text:p>3397808</text:p>
          </table:table-cell>
          <table:table-cell office:value-type="float" office:value="3777160" calcext:value-type="float">
            <text:p>3777160</text:p>
          </table:table-cell>
          <table:table-cell table:number-columns-repeated="9"/>
        </table:table-row>
        <table:table-row table:style-name="ro1">
          <table:table-cell office:value-type="float" office:value="3169008" calcext:value-type="float">
            <text:p>3169008</text:p>
          </table:table-cell>
          <table:table-cell office:value-type="float" office:value="3265328" calcext:value-type="float">
            <text:p>3265328</text:p>
          </table:table-cell>
          <table:table-cell office:value-type="float" office:value="3470792" calcext:value-type="float">
            <text:p>3470792</text:p>
          </table:table-cell>
          <table:table-cell office:value-type="float" office:value="3959672" calcext:value-type="float">
            <text:p>3959672</text:p>
          </table:table-cell>
          <table:table-cell office:value-type="float" office:value="3327672" calcext:value-type="float">
            <text:p>3327672</text:p>
          </table:table-cell>
          <table:table-cell office:value-type="float" office:value="3398168" calcext:value-type="float">
            <text:p>3398168</text:p>
          </table:table-cell>
          <table:table-cell office:value-type="float" office:value="3777504" calcext:value-type="float">
            <text:p>3777504</text:p>
          </table:table-cell>
          <table:table-cell table:number-columns-repeated="9"/>
        </table:table-row>
        <table:table-row table:style-name="ro1">
          <table:table-cell office:value-type="float" office:value="3170264" calcext:value-type="float">
            <text:p>3170264</text:p>
          </table:table-cell>
          <table:table-cell office:value-type="float" office:value="3265896" calcext:value-type="float">
            <text:p>3265896</text:p>
          </table:table-cell>
          <table:table-cell office:value-type="float" office:value="3471952" calcext:value-type="float">
            <text:p>3471952</text:p>
          </table:table-cell>
          <table:table-cell office:value-type="float" office:value="3959752" calcext:value-type="float">
            <text:p>3959752</text:p>
          </table:table-cell>
          <table:table-cell office:value-type="float" office:value="3327688" calcext:value-type="float">
            <text:p>3327688</text:p>
          </table:table-cell>
          <table:table-cell office:value-type="float" office:value="3398224" calcext:value-type="float">
            <text:p>3398224</text:p>
          </table:table-cell>
          <table:table-cell office:value-type="float" office:value="3778096" calcext:value-type="float">
            <text:p>3778096</text:p>
          </table:table-cell>
          <table:table-cell table:number-columns-repeated="9"/>
        </table:table-row>
        <table:table-row table:style-name="ro1">
          <table:table-cell office:value-type="float" office:value="3172416" calcext:value-type="float">
            <text:p>3172416</text:p>
          </table:table-cell>
          <table:table-cell office:value-type="float" office:value="3267912" calcext:value-type="float">
            <text:p>3267912</text:p>
          </table:table-cell>
          <table:table-cell office:value-type="float" office:value="3471960" calcext:value-type="float">
            <text:p>3471960</text:p>
          </table:table-cell>
          <table:table-cell office:value-type="float" office:value="3961552" calcext:value-type="float">
            <text:p>3961552</text:p>
          </table:table-cell>
          <table:table-cell office:value-type="float" office:value="3327696" calcext:value-type="float">
            <text:p>3327696</text:p>
          </table:table-cell>
          <table:table-cell office:value-type="float" office:value="3399208" calcext:value-type="float">
            <text:p>3399208</text:p>
          </table:table-cell>
          <table:table-cell office:value-type="float" office:value="3778280" calcext:value-type="float">
            <text:p>3778280</text:p>
          </table:table-cell>
          <table:table-cell table:number-columns-repeated="9"/>
        </table:table-row>
        <table:table-row table:style-name="ro1">
          <table:table-cell office:value-type="float" office:value="3173328" calcext:value-type="float">
            <text:p>3173328</text:p>
          </table:table-cell>
          <table:table-cell office:value-type="float" office:value="3268448" calcext:value-type="float">
            <text:p>3268448</text:p>
          </table:table-cell>
          <table:table-cell office:value-type="float" office:value="3472032" calcext:value-type="float">
            <text:p>3472032</text:p>
          </table:table-cell>
          <table:table-cell office:value-type="float" office:value="3962096" calcext:value-type="float">
            <text:p>3962096</text:p>
          </table:table-cell>
          <table:table-cell office:value-type="float" office:value="3327800" calcext:value-type="float">
            <text:p>3327800</text:p>
          </table:table-cell>
          <table:table-cell office:value-type="float" office:value="3399264" calcext:value-type="float">
            <text:p>3399264</text:p>
          </table:table-cell>
          <table:table-cell office:value-type="float" office:value="3778368" calcext:value-type="float">
            <text:p>3778368</text:p>
          </table:table-cell>
          <table:table-cell table:number-columns-repeated="9"/>
        </table:table-row>
        <table:table-row table:style-name="ro1">
          <table:table-cell office:value-type="float" office:value="3174328" calcext:value-type="float">
            <text:p>3174328</text:p>
          </table:table-cell>
          <table:table-cell office:value-type="float" office:value="3268936" calcext:value-type="float">
            <text:p>3268936</text:p>
          </table:table-cell>
          <table:table-cell office:value-type="float" office:value="3472936" calcext:value-type="float">
            <text:p>3472936</text:p>
          </table:table-cell>
          <table:table-cell office:value-type="float" office:value="3962544" calcext:value-type="float">
            <text:p>3962544</text:p>
          </table:table-cell>
          <table:table-cell office:value-type="float" office:value="3328128" calcext:value-type="float">
            <text:p>3328128</text:p>
          </table:table-cell>
          <table:table-cell office:value-type="float" office:value="3400040" calcext:value-type="float">
            <text:p>3400040</text:p>
          </table:table-cell>
          <table:table-cell office:value-type="float" office:value="3778616" calcext:value-type="float">
            <text:p>3778616</text:p>
          </table:table-cell>
          <table:table-cell table:number-columns-repeated="9"/>
        </table:table-row>
        <table:table-row table:style-name="ro1">
          <table:table-cell office:value-type="float" office:value="3175952" calcext:value-type="float">
            <text:p>3175952</text:p>
          </table:table-cell>
          <table:table-cell office:value-type="float" office:value="3268936" calcext:value-type="float">
            <text:p>3268936</text:p>
          </table:table-cell>
          <table:table-cell office:value-type="float" office:value="3473808" calcext:value-type="float">
            <text:p>3473808</text:p>
          </table:table-cell>
          <table:table-cell office:value-type="float" office:value="3962600" calcext:value-type="float">
            <text:p>3962600</text:p>
          </table:table-cell>
          <table:table-cell office:value-type="float" office:value="3329008" calcext:value-type="float">
            <text:p>3329008</text:p>
          </table:table-cell>
          <table:table-cell office:value-type="float" office:value="3401416" calcext:value-type="float">
            <text:p>3401416</text:p>
          </table:table-cell>
          <table:table-cell office:value-type="float" office:value="3778640" calcext:value-type="float">
            <text:p>3778640</text:p>
          </table:table-cell>
          <table:table-cell table:number-columns-repeated="9"/>
        </table:table-row>
        <table:table-row table:style-name="ro1">
          <table:table-cell office:value-type="float" office:value="3176784" calcext:value-type="float">
            <text:p>3176784</text:p>
          </table:table-cell>
          <table:table-cell office:value-type="float" office:value="3269208" calcext:value-type="float">
            <text:p>3269208</text:p>
          </table:table-cell>
          <table:table-cell office:value-type="float" office:value="3473936" calcext:value-type="float">
            <text:p>3473936</text:p>
          </table:table-cell>
          <table:table-cell office:value-type="float" office:value="3963776" calcext:value-type="float">
            <text:p>3963776</text:p>
          </table:table-cell>
          <table:table-cell office:value-type="float" office:value="3329168" calcext:value-type="float">
            <text:p>3329168</text:p>
          </table:table-cell>
          <table:table-cell office:value-type="float" office:value="3401776" calcext:value-type="float">
            <text:p>3401776</text:p>
          </table:table-cell>
          <table:table-cell office:value-type="float" office:value="3779224" calcext:value-type="float">
            <text:p>3779224</text:p>
          </table:table-cell>
          <table:table-cell table:number-columns-repeated="9"/>
        </table:table-row>
        <table:table-row table:style-name="ro1">
          <table:table-cell office:value-type="float" office:value="3176960" calcext:value-type="float">
            <text:p>3176960</text:p>
          </table:table-cell>
          <table:table-cell office:value-type="float" office:value="3271144" calcext:value-type="float">
            <text:p>3271144</text:p>
          </table:table-cell>
          <table:table-cell office:value-type="float" office:value="3474424" calcext:value-type="float">
            <text:p>3474424</text:p>
          </table:table-cell>
          <table:table-cell office:value-type="float" office:value="3963800" calcext:value-type="float">
            <text:p>3963800</text:p>
          </table:table-cell>
          <table:table-cell office:value-type="float" office:value="3329416" calcext:value-type="float">
            <text:p>3329416</text:p>
          </table:table-cell>
          <table:table-cell office:value-type="float" office:value="3402360" calcext:value-type="float">
            <text:p>3402360</text:p>
          </table:table-cell>
          <table:table-cell office:value-type="float" office:value="3779776" calcext:value-type="float">
            <text:p>3779776</text:p>
          </table:table-cell>
          <table:table-cell table:number-columns-repeated="9"/>
        </table:table-row>
        <table:table-row table:style-name="ro1">
          <table:table-cell office:value-type="float" office:value="3177376" calcext:value-type="float">
            <text:p>3177376</text:p>
          </table:table-cell>
          <table:table-cell office:value-type="float" office:value="3271984" calcext:value-type="float">
            <text:p>3271984</text:p>
          </table:table-cell>
          <table:table-cell office:value-type="float" office:value="3475416" calcext:value-type="float">
            <text:p>3475416</text:p>
          </table:table-cell>
          <table:table-cell office:value-type="float" office:value="3964032" calcext:value-type="float">
            <text:p>3964032</text:p>
          </table:table-cell>
          <table:table-cell office:value-type="float" office:value="3329816" calcext:value-type="float">
            <text:p>3329816</text:p>
          </table:table-cell>
          <table:table-cell office:value-type="float" office:value="3402720" calcext:value-type="float">
            <text:p>3402720</text:p>
          </table:table-cell>
          <table:table-cell office:value-type="float" office:value="3779992" calcext:value-type="float">
            <text:p>3779992</text:p>
          </table:table-cell>
          <table:table-cell table:number-columns-repeated="9"/>
        </table:table-row>
        <table:table-row table:style-name="ro1">
          <table:table-cell office:value-type="float" office:value="3177464" calcext:value-type="float">
            <text:p>3177464</text:p>
          </table:table-cell>
          <table:table-cell office:value-type="float" office:value="3272344" calcext:value-type="float">
            <text:p>3272344</text:p>
          </table:table-cell>
          <table:table-cell office:value-type="float" office:value="3475448" calcext:value-type="float">
            <text:p>3475448</text:p>
          </table:table-cell>
          <table:table-cell office:value-type="float" office:value="3964056" calcext:value-type="float">
            <text:p>3964056</text:p>
          </table:table-cell>
          <table:table-cell office:value-type="float" office:value="3329936" calcext:value-type="float">
            <text:p>3329936</text:p>
          </table:table-cell>
          <table:table-cell office:value-type="float" office:value="3403296" calcext:value-type="float">
            <text:p>3403296</text:p>
          </table:table-cell>
          <table:table-cell office:value-type="float" office:value="3781296" calcext:value-type="float">
            <text:p>3781296</text:p>
          </table:table-cell>
          <table:table-cell table:number-columns-repeated="9"/>
        </table:table-row>
        <table:table-row table:style-name="ro1">
          <table:table-cell office:value-type="float" office:value="3177672" calcext:value-type="float">
            <text:p>3177672</text:p>
          </table:table-cell>
          <table:table-cell office:value-type="float" office:value="3272728" calcext:value-type="float">
            <text:p>3272728</text:p>
          </table:table-cell>
          <table:table-cell office:value-type="float" office:value="3476344" calcext:value-type="float">
            <text:p>3476344</text:p>
          </table:table-cell>
          <table:table-cell office:value-type="float" office:value="3964840" calcext:value-type="float">
            <text:p>3964840</text:p>
          </table:table-cell>
          <table:table-cell office:value-type="float" office:value="3330456" calcext:value-type="float">
            <text:p>3330456</text:p>
          </table:table-cell>
          <table:table-cell office:value-type="float" office:value="3403792" calcext:value-type="float">
            <text:p>3403792</text:p>
          </table:table-cell>
          <table:table-cell office:value-type="float" office:value="3781320" calcext:value-type="float">
            <text:p>3781320</text:p>
          </table:table-cell>
          <table:table-cell table:number-columns-repeated="9"/>
        </table:table-row>
        <table:table-row table:style-name="ro1">
          <table:table-cell office:value-type="float" office:value="3177840" calcext:value-type="float">
            <text:p>3177840</text:p>
          </table:table-cell>
          <table:table-cell office:value-type="float" office:value="3273032" calcext:value-type="float">
            <text:p>3273032</text:p>
          </table:table-cell>
          <table:table-cell office:value-type="float" office:value="3476424" calcext:value-type="float">
            <text:p>3476424</text:p>
          </table:table-cell>
          <table:table-cell office:value-type="float" office:value="3966008" calcext:value-type="float">
            <text:p>3966008</text:p>
          </table:table-cell>
          <table:table-cell office:value-type="float" office:value="3332520" calcext:value-type="float">
            <text:p>3332520</text:p>
          </table:table-cell>
          <table:table-cell office:value-type="float" office:value="3403984" calcext:value-type="float">
            <text:p>3403984</text:p>
          </table:table-cell>
          <table:table-cell office:value-type="float" office:value="3781392" calcext:value-type="float">
            <text:p>3781392</text:p>
          </table:table-cell>
          <table:table-cell table:number-columns-repeated="9"/>
        </table:table-row>
        <table:table-row table:style-name="ro1">
          <table:table-cell office:value-type="float" office:value="3178064" calcext:value-type="float">
            <text:p>3178064</text:p>
          </table:table-cell>
          <table:table-cell office:value-type="float" office:value="3273824" calcext:value-type="float">
            <text:p>3273824</text:p>
          </table:table-cell>
          <table:table-cell office:value-type="float" office:value="3476912" calcext:value-type="float">
            <text:p>3476912</text:p>
          </table:table-cell>
          <table:table-cell office:value-type="float" office:value="3966136" calcext:value-type="float">
            <text:p>3966136</text:p>
          </table:table-cell>
          <table:table-cell office:value-type="float" office:value="3333000" calcext:value-type="float">
            <text:p>3333000</text:p>
          </table:table-cell>
          <table:table-cell office:value-type="float" office:value="3404392" calcext:value-type="float">
            <text:p>3404392</text:p>
          </table:table-cell>
          <table:table-cell office:value-type="float" office:value="3781456" calcext:value-type="float">
            <text:p>3781456</text:p>
          </table:table-cell>
          <table:table-cell table:number-columns-repeated="9"/>
        </table:table-row>
        <table:table-row table:style-name="ro1">
          <table:table-cell office:value-type="float" office:value="3178424" calcext:value-type="float">
            <text:p>3178424</text:p>
          </table:table-cell>
          <table:table-cell office:value-type="float" office:value="3274464" calcext:value-type="float">
            <text:p>3274464</text:p>
          </table:table-cell>
          <table:table-cell office:value-type="float" office:value="3477528" calcext:value-type="float">
            <text:p>3477528</text:p>
          </table:table-cell>
          <table:table-cell office:value-type="float" office:value="3966384" calcext:value-type="float">
            <text:p>3966384</text:p>
          </table:table-cell>
          <table:table-cell office:value-type="float" office:value="3334072" calcext:value-type="float">
            <text:p>3334072</text:p>
          </table:table-cell>
          <table:table-cell office:value-type="float" office:value="3404904" calcext:value-type="float">
            <text:p>3404904</text:p>
          </table:table-cell>
          <table:table-cell office:value-type="float" office:value="3782456" calcext:value-type="float">
            <text:p>3782456</text:p>
          </table:table-cell>
          <table:table-cell table:number-columns-repeated="9"/>
        </table:table-row>
        <table:table-row table:style-name="ro1">
          <table:table-cell office:value-type="float" office:value="3178440" calcext:value-type="float">
            <text:p>3178440</text:p>
          </table:table-cell>
          <table:table-cell office:value-type="float" office:value="3276280" calcext:value-type="float">
            <text:p>3276280</text:p>
          </table:table-cell>
          <table:table-cell office:value-type="float" office:value="3477688" calcext:value-type="float">
            <text:p>3477688</text:p>
          </table:table-cell>
          <table:table-cell office:value-type="float" office:value="3967040" calcext:value-type="float">
            <text:p>3967040</text:p>
          </table:table-cell>
          <table:table-cell office:value-type="float" office:value="3334336" calcext:value-type="float">
            <text:p>3334336</text:p>
          </table:table-cell>
          <table:table-cell office:value-type="float" office:value="3404912" calcext:value-type="float">
            <text:p>3404912</text:p>
          </table:table-cell>
          <table:table-cell office:value-type="float" office:value="3782672" calcext:value-type="float">
            <text:p>3782672</text:p>
          </table:table-cell>
          <table:table-cell table:number-columns-repeated="9"/>
        </table:table-row>
        <table:table-row table:style-name="ro1">
          <table:table-cell office:value-type="float" office:value="3180992" calcext:value-type="float">
            <text:p>3180992</text:p>
          </table:table-cell>
          <table:table-cell office:value-type="float" office:value="3276584" calcext:value-type="float">
            <text:p>3276584</text:p>
          </table:table-cell>
          <table:table-cell office:value-type="float" office:value="3477776" calcext:value-type="float">
            <text:p>3477776</text:p>
          </table:table-cell>
          <table:table-cell office:value-type="float" office:value="3967048" calcext:value-type="float">
            <text:p>3967048</text:p>
          </table:table-cell>
          <table:table-cell office:value-type="float" office:value="3335464" calcext:value-type="float">
            <text:p>3335464</text:p>
          </table:table-cell>
          <table:table-cell office:value-type="float" office:value="3404936" calcext:value-type="float">
            <text:p>3404936</text:p>
          </table:table-cell>
          <table:table-cell office:value-type="float" office:value="3782816" calcext:value-type="float">
            <text:p>3782816</text:p>
          </table:table-cell>
          <table:table-cell table:number-columns-repeated="9"/>
        </table:table-row>
        <table:table-row table:style-name="ro1">
          <table:table-cell office:value-type="float" office:value="3181408" calcext:value-type="float">
            <text:p>3181408</text:p>
          </table:table-cell>
          <table:table-cell office:value-type="float" office:value="3278448" calcext:value-type="float">
            <text:p>3278448</text:p>
          </table:table-cell>
          <table:table-cell office:value-type="float" office:value="3477912" calcext:value-type="float">
            <text:p>3477912</text:p>
          </table:table-cell>
          <table:table-cell office:value-type="float" office:value="3967304" calcext:value-type="float">
            <text:p>3967304</text:p>
          </table:table-cell>
          <table:table-cell office:value-type="float" office:value="3335808" calcext:value-type="float">
            <text:p>3335808</text:p>
          </table:table-cell>
          <table:table-cell office:value-type="float" office:value="3405312" calcext:value-type="float">
            <text:p>3405312</text:p>
          </table:table-cell>
          <table:table-cell office:value-type="float" office:value="3782920" calcext:value-type="float">
            <text:p>3782920</text:p>
          </table:table-cell>
          <table:table-cell table:number-columns-repeated="9"/>
        </table:table-row>
        <table:table-row table:style-name="ro1">
          <table:table-cell office:value-type="float" office:value="3181472" calcext:value-type="float">
            <text:p>3181472</text:p>
          </table:table-cell>
          <table:table-cell office:value-type="float" office:value="3278464" calcext:value-type="float">
            <text:p>3278464</text:p>
          </table:table-cell>
          <table:table-cell office:value-type="float" office:value="3478480" calcext:value-type="float">
            <text:p>3478480</text:p>
          </table:table-cell>
          <table:table-cell office:value-type="float" office:value="3968032" calcext:value-type="float">
            <text:p>3968032</text:p>
          </table:table-cell>
          <table:table-cell office:value-type="float" office:value="3335872" calcext:value-type="float">
            <text:p>3335872</text:p>
          </table:table-cell>
          <table:table-cell office:value-type="float" office:value="3405384" calcext:value-type="float">
            <text:p>3405384</text:p>
          </table:table-cell>
          <table:table-cell office:value-type="float" office:value="3783480" calcext:value-type="float">
            <text:p>3783480</text:p>
          </table:table-cell>
          <table:table-cell table:number-columns-repeated="9"/>
        </table:table-row>
        <table:table-row table:style-name="ro1">
          <table:table-cell office:value-type="float" office:value="3181616" calcext:value-type="float">
            <text:p>3181616</text:p>
          </table:table-cell>
          <table:table-cell office:value-type="float" office:value="3278760" calcext:value-type="float">
            <text:p>3278760</text:p>
          </table:table-cell>
          <table:table-cell office:value-type="float" office:value="3480056" calcext:value-type="float">
            <text:p>3480056</text:p>
          </table:table-cell>
          <table:table-cell office:value-type="float" office:value="3968224" calcext:value-type="float">
            <text:p>3968224</text:p>
          </table:table-cell>
          <table:table-cell office:value-type="float" office:value="3336208" calcext:value-type="float">
            <text:p>3336208</text:p>
          </table:table-cell>
          <table:table-cell office:value-type="float" office:value="3405480" calcext:value-type="float">
            <text:p>3405480</text:p>
          </table:table-cell>
          <table:table-cell office:value-type="float" office:value="3783640" calcext:value-type="float">
            <text:p>3783640</text:p>
          </table:table-cell>
          <table:table-cell table:number-columns-repeated="9"/>
        </table:table-row>
        <table:table-row table:style-name="ro1">
          <table:table-cell office:value-type="float" office:value="3181672" calcext:value-type="float">
            <text:p>3181672</text:p>
          </table:table-cell>
          <table:table-cell office:value-type="float" office:value="3279216" calcext:value-type="float">
            <text:p>3279216</text:p>
          </table:table-cell>
          <table:table-cell office:value-type="float" office:value="3480320" calcext:value-type="float">
            <text:p>3480320</text:p>
          </table:table-cell>
          <table:table-cell office:value-type="float" office:value="3969680" calcext:value-type="float">
            <text:p>3969680</text:p>
          </table:table-cell>
          <table:table-cell office:value-type="float" office:value="3337368" calcext:value-type="float">
            <text:p>3337368</text:p>
          </table:table-cell>
          <table:table-cell office:value-type="float" office:value="3405568" calcext:value-type="float">
            <text:p>3405568</text:p>
          </table:table-cell>
          <table:table-cell office:value-type="float" office:value="3783992" calcext:value-type="float">
            <text:p>3783992</text:p>
          </table:table-cell>
          <table:table-cell table:number-columns-repeated="9"/>
        </table:table-row>
        <table:table-row table:style-name="ro1">
          <table:table-cell office:value-type="float" office:value="3181920" calcext:value-type="float">
            <text:p>3181920</text:p>
          </table:table-cell>
          <table:table-cell office:value-type="float" office:value="3279904" calcext:value-type="float">
            <text:p>3279904</text:p>
          </table:table-cell>
          <table:table-cell office:value-type="float" office:value="3480352" calcext:value-type="float">
            <text:p>3480352</text:p>
          </table:table-cell>
          <table:table-cell office:value-type="float" office:value="3969680" calcext:value-type="float">
            <text:p>3969680</text:p>
          </table:table-cell>
          <table:table-cell office:value-type="float" office:value="3337560" calcext:value-type="float">
            <text:p>3337560</text:p>
          </table:table-cell>
          <table:table-cell office:value-type="float" office:value="3405624" calcext:value-type="float">
            <text:p>3405624</text:p>
          </table:table-cell>
          <table:table-cell office:value-type="float" office:value="3784304" calcext:value-type="float">
            <text:p>3784304</text:p>
          </table:table-cell>
          <table:table-cell table:number-columns-repeated="9"/>
        </table:table-row>
        <table:table-row table:style-name="ro1">
          <table:table-cell office:value-type="float" office:value="3182304" calcext:value-type="float">
            <text:p>3182304</text:p>
          </table:table-cell>
          <table:table-cell office:value-type="float" office:value="3279936" calcext:value-type="float">
            <text:p>3279936</text:p>
          </table:table-cell>
          <table:table-cell office:value-type="float" office:value="3480656" calcext:value-type="float">
            <text:p>3480656</text:p>
          </table:table-cell>
          <table:table-cell office:value-type="float" office:value="3969696" calcext:value-type="float">
            <text:p>3969696</text:p>
          </table:table-cell>
          <table:table-cell office:value-type="float" office:value="3338744" calcext:value-type="float">
            <text:p>3338744</text:p>
          </table:table-cell>
          <table:table-cell office:value-type="float" office:value="3405696" calcext:value-type="float">
            <text:p>3405696</text:p>
          </table:table-cell>
          <table:table-cell office:value-type="float" office:value="3784312" calcext:value-type="float">
            <text:p>3784312</text:p>
          </table:table-cell>
          <table:table-cell table:number-columns-repeated="9"/>
        </table:table-row>
        <table:table-row table:style-name="ro1">
          <table:table-cell office:value-type="float" office:value="3183600" calcext:value-type="float">
            <text:p>3183600</text:p>
          </table:table-cell>
          <table:table-cell office:value-type="float" office:value="3281016" calcext:value-type="float">
            <text:p>3281016</text:p>
          </table:table-cell>
          <table:table-cell office:value-type="float" office:value="3480752" calcext:value-type="float">
            <text:p>3480752</text:p>
          </table:table-cell>
          <table:table-cell office:value-type="float" office:value="3969952" calcext:value-type="float">
            <text:p>3969952</text:p>
          </table:table-cell>
          <table:table-cell office:value-type="float" office:value="3339272" calcext:value-type="float">
            <text:p>3339272</text:p>
          </table:table-cell>
          <table:table-cell office:value-type="float" office:value="3405760" calcext:value-type="float">
            <text:p>3405760</text:p>
          </table:table-cell>
          <table:table-cell office:value-type="float" office:value="3784776" calcext:value-type="float">
            <text:p>3784776</text:p>
          </table:table-cell>
          <table:table-cell table:number-columns-repeated="9"/>
        </table:table-row>
        <table:table-row table:style-name="ro1">
          <table:table-cell office:value-type="float" office:value="3183944" calcext:value-type="float">
            <text:p>3183944</text:p>
          </table:table-cell>
          <table:table-cell office:value-type="float" office:value="3281648" calcext:value-type="float">
            <text:p>3281648</text:p>
          </table:table-cell>
          <table:table-cell office:value-type="float" office:value="3481224" calcext:value-type="float">
            <text:p>3481224</text:p>
          </table:table-cell>
          <table:table-cell office:value-type="float" office:value="3969992" calcext:value-type="float">
            <text:p>3969992</text:p>
          </table:table-cell>
          <table:table-cell office:value-type="float" office:value="3339616" calcext:value-type="float">
            <text:p>3339616</text:p>
          </table:table-cell>
          <table:table-cell office:value-type="float" office:value="3405888" calcext:value-type="float">
            <text:p>3405888</text:p>
          </table:table-cell>
          <table:table-cell office:value-type="float" office:value="3785016" calcext:value-type="float">
            <text:p>3785016</text:p>
          </table:table-cell>
          <table:table-cell table:number-columns-repeated="9"/>
        </table:table-row>
        <table:table-row table:style-name="ro1">
          <table:table-cell office:value-type="float" office:value="3185232" calcext:value-type="float">
            <text:p>3185232</text:p>
          </table:table-cell>
          <table:table-cell office:value-type="float" office:value="3282136" calcext:value-type="float">
            <text:p>3282136</text:p>
          </table:table-cell>
          <table:table-cell office:value-type="float" office:value="3481592" calcext:value-type="float">
            <text:p>3481592</text:p>
          </table:table-cell>
          <table:table-cell office:value-type="float" office:value="3969992" calcext:value-type="float">
            <text:p>3969992</text:p>
          </table:table-cell>
          <table:table-cell office:value-type="float" office:value="3339888" calcext:value-type="float">
            <text:p>3339888</text:p>
          </table:table-cell>
          <table:table-cell office:value-type="float" office:value="3406264" calcext:value-type="float">
            <text:p>3406264</text:p>
          </table:table-cell>
          <table:table-cell office:value-type="float" office:value="3785128" calcext:value-type="float">
            <text:p>3785128</text:p>
          </table:table-cell>
          <table:table-cell table:number-columns-repeated="9"/>
        </table:table-row>
        <table:table-row table:style-name="ro1">
          <table:table-cell office:value-type="float" office:value="3185744" calcext:value-type="float">
            <text:p>3185744</text:p>
          </table:table-cell>
          <table:table-cell office:value-type="float" office:value="3282192" calcext:value-type="float">
            <text:p>3282192</text:p>
          </table:table-cell>
          <table:table-cell office:value-type="float" office:value="3481920" calcext:value-type="float">
            <text:p>3481920</text:p>
          </table:table-cell>
          <table:table-cell office:value-type="float" office:value="3970424" calcext:value-type="float">
            <text:p>3970424</text:p>
          </table:table-cell>
          <table:table-cell office:value-type="float" office:value="3340096" calcext:value-type="float">
            <text:p>3340096</text:p>
          </table:table-cell>
          <table:table-cell office:value-type="float" office:value="3406384" calcext:value-type="float">
            <text:p>3406384</text:p>
          </table:table-cell>
          <table:table-cell office:value-type="float" office:value="3785304" calcext:value-type="float">
            <text:p>3785304</text:p>
          </table:table-cell>
          <table:table-cell table:number-columns-repeated="9"/>
        </table:table-row>
        <table:table-row table:style-name="ro1">
          <table:table-cell office:value-type="float" office:value="3185768" calcext:value-type="float">
            <text:p>3185768</text:p>
          </table:table-cell>
          <table:table-cell office:value-type="float" office:value="3282280" calcext:value-type="float">
            <text:p>3282280</text:p>
          </table:table-cell>
          <table:table-cell office:value-type="float" office:value="3481928" calcext:value-type="float">
            <text:p>3481928</text:p>
          </table:table-cell>
          <table:table-cell office:value-type="float" office:value="3970736" calcext:value-type="float">
            <text:p>3970736</text:p>
          </table:table-cell>
          <table:table-cell office:value-type="float" office:value="3341040" calcext:value-type="float">
            <text:p>3341040</text:p>
          </table:table-cell>
          <table:table-cell office:value-type="float" office:value="3406784" calcext:value-type="float">
            <text:p>3406784</text:p>
          </table:table-cell>
          <table:table-cell office:value-type="float" office:value="3786104" calcext:value-type="float">
            <text:p>3786104</text:p>
          </table:table-cell>
          <table:table-cell table:number-columns-repeated="9"/>
        </table:table-row>
        <table:table-row table:style-name="ro1">
          <table:table-cell office:value-type="float" office:value="3185768" calcext:value-type="float">
            <text:p>3185768</text:p>
          </table:table-cell>
          <table:table-cell office:value-type="float" office:value="3282400" calcext:value-type="float">
            <text:p>3282400</text:p>
          </table:table-cell>
          <table:table-cell office:value-type="float" office:value="3483384" calcext:value-type="float">
            <text:p>3483384</text:p>
          </table:table-cell>
          <table:table-cell office:value-type="float" office:value="3971448" calcext:value-type="float">
            <text:p>3971448</text:p>
          </table:table-cell>
          <table:table-cell office:value-type="float" office:value="3341104" calcext:value-type="float">
            <text:p>3341104</text:p>
          </table:table-cell>
          <table:table-cell office:value-type="float" office:value="3406952" calcext:value-type="float">
            <text:p>3406952</text:p>
          </table:table-cell>
          <table:table-cell office:value-type="float" office:value="3786576" calcext:value-type="float">
            <text:p>3786576</text:p>
          </table:table-cell>
          <table:table-cell table:number-columns-repeated="9"/>
        </table:table-row>
        <table:table-row table:style-name="ro1">
          <table:table-cell office:value-type="float" office:value="3186128" calcext:value-type="float">
            <text:p>3186128</text:p>
          </table:table-cell>
          <table:table-cell office:value-type="float" office:value="3282504" calcext:value-type="float">
            <text:p>3282504</text:p>
          </table:table-cell>
          <table:table-cell office:value-type="float" office:value="3483968" calcext:value-type="float">
            <text:p>3483968</text:p>
          </table:table-cell>
          <table:table-cell office:value-type="float" office:value="3971536" calcext:value-type="float">
            <text:p>3971536</text:p>
          </table:table-cell>
          <table:table-cell office:value-type="float" office:value="3341152" calcext:value-type="float">
            <text:p>3341152</text:p>
          </table:table-cell>
          <table:table-cell office:value-type="float" office:value="3407464" calcext:value-type="float">
            <text:p>3407464</text:p>
          </table:table-cell>
          <table:table-cell office:value-type="float" office:value="3786608" calcext:value-type="float">
            <text:p>3786608</text:p>
          </table:table-cell>
          <table:table-cell table:number-columns-repeated="9"/>
        </table:table-row>
        <table:table-row table:style-name="ro1">
          <table:table-cell office:value-type="float" office:value="3186288" calcext:value-type="float">
            <text:p>3186288</text:p>
          </table:table-cell>
          <table:table-cell office:value-type="float" office:value="3282632" calcext:value-type="float">
            <text:p>3282632</text:p>
          </table:table-cell>
          <table:table-cell office:value-type="float" office:value="3484048" calcext:value-type="float">
            <text:p>3484048</text:p>
          </table:table-cell>
          <table:table-cell office:value-type="float" office:value="3972496" calcext:value-type="float">
            <text:p>3972496</text:p>
          </table:table-cell>
          <table:table-cell office:value-type="float" office:value="3344120" calcext:value-type="float">
            <text:p>3344120</text:p>
          </table:table-cell>
          <table:table-cell office:value-type="float" office:value="3407496" calcext:value-type="float">
            <text:p>3407496</text:p>
          </table:table-cell>
          <table:table-cell office:value-type="float" office:value="3786728" calcext:value-type="float">
            <text:p>3786728</text:p>
          </table:table-cell>
          <table:table-cell table:number-columns-repeated="9"/>
        </table:table-row>
        <table:table-row table:style-name="ro1">
          <table:table-cell office:value-type="float" office:value="3186304" calcext:value-type="float">
            <text:p>3186304</text:p>
          </table:table-cell>
          <table:table-cell office:value-type="float" office:value="3283528" calcext:value-type="float">
            <text:p>3283528</text:p>
          </table:table-cell>
          <table:table-cell office:value-type="float" office:value="3484264" calcext:value-type="float">
            <text:p>3484264</text:p>
          </table:table-cell>
          <table:table-cell office:value-type="float" office:value="3972920" calcext:value-type="float">
            <text:p>3972920</text:p>
          </table:table-cell>
          <table:table-cell office:value-type="float" office:value="3344816" calcext:value-type="float">
            <text:p>3344816</text:p>
          </table:table-cell>
          <table:table-cell office:value-type="float" office:value="3407672" calcext:value-type="float">
            <text:p>3407672</text:p>
          </table:table-cell>
          <table:table-cell office:value-type="float" office:value="3786800" calcext:value-type="float">
            <text:p>3786800</text:p>
          </table:table-cell>
          <table:table-cell table:number-columns-repeated="9"/>
        </table:table-row>
        <table:table-row table:style-name="ro1">
          <table:table-cell office:value-type="float" office:value="3186920" calcext:value-type="float">
            <text:p>3186920</text:p>
          </table:table-cell>
          <table:table-cell office:value-type="float" office:value="3283800" calcext:value-type="float">
            <text:p>3283800</text:p>
          </table:table-cell>
          <table:table-cell office:value-type="float" office:value="3484792" calcext:value-type="float">
            <text:p>3484792</text:p>
          </table:table-cell>
          <table:table-cell office:value-type="float" office:value="3973040" calcext:value-type="float">
            <text:p>3973040</text:p>
          </table:table-cell>
          <table:table-cell office:value-type="float" office:value="3344888" calcext:value-type="float">
            <text:p>3344888</text:p>
          </table:table-cell>
          <table:table-cell office:value-type="float" office:value="3408000" calcext:value-type="float">
            <text:p>3408000</text:p>
          </table:table-cell>
          <table:table-cell office:value-type="float" office:value="3787440" calcext:value-type="float">
            <text:p>3787440</text:p>
          </table:table-cell>
          <table:table-cell table:number-columns-repeated="9"/>
        </table:table-row>
        <table:table-row table:style-name="ro1">
          <table:table-cell office:value-type="float" office:value="3189408" calcext:value-type="float">
            <text:p>3189408</text:p>
          </table:table-cell>
          <table:table-cell office:value-type="float" office:value="3284376" calcext:value-type="float">
            <text:p>3284376</text:p>
          </table:table-cell>
          <table:table-cell office:value-type="float" office:value="3485904" calcext:value-type="float">
            <text:p>3485904</text:p>
          </table:table-cell>
          <table:table-cell office:value-type="float" office:value="3973248" calcext:value-type="float">
            <text:p>3973248</text:p>
          </table:table-cell>
          <table:table-cell office:value-type="float" office:value="3345216" calcext:value-type="float">
            <text:p>3345216</text:p>
          </table:table-cell>
          <table:table-cell office:value-type="float" office:value="3408056" calcext:value-type="float">
            <text:p>3408056</text:p>
          </table:table-cell>
          <table:table-cell office:value-type="float" office:value="3787680" calcext:value-type="float">
            <text:p>3787680</text:p>
          </table:table-cell>
          <table:table-cell table:number-columns-repeated="9"/>
        </table:table-row>
        <table:table-row table:style-name="ro1">
          <table:table-cell office:value-type="float" office:value="3189472" calcext:value-type="float">
            <text:p>3189472</text:p>
          </table:table-cell>
          <table:table-cell office:value-type="float" office:value="3284824" calcext:value-type="float">
            <text:p>3284824</text:p>
          </table:table-cell>
          <table:table-cell office:value-type="float" office:value="3486384" calcext:value-type="float">
            <text:p>3486384</text:p>
          </table:table-cell>
          <table:table-cell office:value-type="float" office:value="3973304" calcext:value-type="float">
            <text:p>3973304</text:p>
          </table:table-cell>
          <table:table-cell office:value-type="float" office:value="3345384" calcext:value-type="float">
            <text:p>3345384</text:p>
          </table:table-cell>
          <table:table-cell office:value-type="float" office:value="3409000" calcext:value-type="float">
            <text:p>3409000</text:p>
          </table:table-cell>
          <table:table-cell office:value-type="float" office:value="3787944" calcext:value-type="float">
            <text:p>3787944</text:p>
          </table:table-cell>
          <table:table-cell table:number-columns-repeated="9"/>
        </table:table-row>
        <table:table-row table:style-name="ro1">
          <table:table-cell office:value-type="float" office:value="3190848" calcext:value-type="float">
            <text:p>3190848</text:p>
          </table:table-cell>
          <table:table-cell office:value-type="float" office:value="3284952" calcext:value-type="float">
            <text:p>3284952</text:p>
          </table:table-cell>
          <table:table-cell office:value-type="float" office:value="3486896" calcext:value-type="float">
            <text:p>3486896</text:p>
          </table:table-cell>
          <table:table-cell office:value-type="float" office:value="3974160" calcext:value-type="float">
            <text:p>3974160</text:p>
          </table:table-cell>
          <table:table-cell office:value-type="float" office:value="3345912" calcext:value-type="float">
            <text:p>3345912</text:p>
          </table:table-cell>
          <table:table-cell office:value-type="float" office:value="3409872" calcext:value-type="float">
            <text:p>3409872</text:p>
          </table:table-cell>
          <table:table-cell office:value-type="float" office:value="3788416" calcext:value-type="float">
            <text:p>3788416</text:p>
          </table:table-cell>
          <table:table-cell table:number-columns-repeated="9"/>
        </table:table-row>
        <table:table-row table:style-name="ro1">
          <table:table-cell office:value-type="float" office:value="3191392" calcext:value-type="float">
            <text:p>3191392</text:p>
          </table:table-cell>
          <table:table-cell office:value-type="float" office:value="3285072" calcext:value-type="float">
            <text:p>3285072</text:p>
          </table:table-cell>
          <table:table-cell office:value-type="float" office:value="3487512" calcext:value-type="float">
            <text:p>3487512</text:p>
          </table:table-cell>
          <table:table-cell office:value-type="float" office:value="3974688" calcext:value-type="float">
            <text:p>3974688</text:p>
          </table:table-cell>
          <table:table-cell office:value-type="float" office:value="3346576" calcext:value-type="float">
            <text:p>3346576</text:p>
          </table:table-cell>
          <table:table-cell office:value-type="float" office:value="3410192" calcext:value-type="float">
            <text:p>3410192</text:p>
          </table:table-cell>
          <table:table-cell office:value-type="float" office:value="3789016" calcext:value-type="float">
            <text:p>3789016</text:p>
          </table:table-cell>
          <table:table-cell table:number-columns-repeated="9"/>
        </table:table-row>
        <table:table-row table:style-name="ro1">
          <table:table-cell office:value-type="float" office:value="3191456" calcext:value-type="float">
            <text:p>3191456</text:p>
          </table:table-cell>
          <table:table-cell office:value-type="float" office:value="3285072" calcext:value-type="float">
            <text:p>3285072</text:p>
          </table:table-cell>
          <table:table-cell office:value-type="float" office:value="3488176" calcext:value-type="float">
            <text:p>3488176</text:p>
          </table:table-cell>
          <table:table-cell office:value-type="float" office:value="3974760" calcext:value-type="float">
            <text:p>3974760</text:p>
          </table:table-cell>
          <table:table-cell office:value-type="float" office:value="3346656" calcext:value-type="float">
            <text:p>3346656</text:p>
          </table:table-cell>
          <table:table-cell office:value-type="float" office:value="3410440" calcext:value-type="float">
            <text:p>3410440</text:p>
          </table:table-cell>
          <table:table-cell office:value-type="float" office:value="3790376" calcext:value-type="float">
            <text:p>3790376</text:p>
          </table:table-cell>
          <table:table-cell table:number-columns-repeated="9"/>
        </table:table-row>
        <table:table-row table:style-name="ro1">
          <table:table-cell office:value-type="float" office:value="3192448" calcext:value-type="float">
            <text:p>3192448</text:p>
          </table:table-cell>
          <table:table-cell office:value-type="float" office:value="3285296" calcext:value-type="float">
            <text:p>3285296</text:p>
          </table:table-cell>
          <table:table-cell office:value-type="float" office:value="3489688" calcext:value-type="float">
            <text:p>3489688</text:p>
          </table:table-cell>
          <table:table-cell office:value-type="float" office:value="3975408" calcext:value-type="float">
            <text:p>3975408</text:p>
          </table:table-cell>
          <table:table-cell office:value-type="float" office:value="3346840" calcext:value-type="float">
            <text:p>3346840</text:p>
          </table:table-cell>
          <table:table-cell office:value-type="float" office:value="3411200" calcext:value-type="float">
            <text:p>3411200</text:p>
          </table:table-cell>
          <table:table-cell office:value-type="float" office:value="3790496" calcext:value-type="float">
            <text:p>3790496</text:p>
          </table:table-cell>
          <table:table-cell table:number-columns-repeated="9"/>
        </table:table-row>
        <table:table-row table:style-name="ro1">
          <table:table-cell office:value-type="float" office:value="3192664" calcext:value-type="float">
            <text:p>3192664</text:p>
          </table:table-cell>
          <table:table-cell office:value-type="float" office:value="3285904" calcext:value-type="float">
            <text:p>3285904</text:p>
          </table:table-cell>
          <table:table-cell office:value-type="float" office:value="3490248" calcext:value-type="float">
            <text:p>3490248</text:p>
          </table:table-cell>
          <table:table-cell office:value-type="float" office:value="3976152" calcext:value-type="float">
            <text:p>3976152</text:p>
          </table:table-cell>
          <table:table-cell office:value-type="float" office:value="3347192" calcext:value-type="float">
            <text:p>3347192</text:p>
          </table:table-cell>
          <table:table-cell office:value-type="float" office:value="3411376" calcext:value-type="float">
            <text:p>3411376</text:p>
          </table:table-cell>
          <table:table-cell office:value-type="float" office:value="3791528" calcext:value-type="float">
            <text:p>3791528</text:p>
          </table:table-cell>
          <table:table-cell table:number-columns-repeated="9"/>
        </table:table-row>
        <table:table-row table:style-name="ro1">
          <table:table-cell office:value-type="float" office:value="3193560" calcext:value-type="float">
            <text:p>3193560</text:p>
          </table:table-cell>
          <table:table-cell office:value-type="float" office:value="3286416" calcext:value-type="float">
            <text:p>3286416</text:p>
          </table:table-cell>
          <table:table-cell office:value-type="float" office:value="3490872" calcext:value-type="float">
            <text:p>3490872</text:p>
          </table:table-cell>
          <table:table-cell office:value-type="float" office:value="3977184" calcext:value-type="float">
            <text:p>3977184</text:p>
          </table:table-cell>
          <table:table-cell office:value-type="float" office:value="3347704" calcext:value-type="float">
            <text:p>3347704</text:p>
          </table:table-cell>
          <table:table-cell office:value-type="float" office:value="3411584" calcext:value-type="float">
            <text:p>3411584</text:p>
          </table:table-cell>
          <table:table-cell office:value-type="float" office:value="3791560" calcext:value-type="float">
            <text:p>3791560</text:p>
          </table:table-cell>
          <table:table-cell table:number-columns-repeated="9"/>
        </table:table-row>
        <table:table-row table:style-name="ro1">
          <table:table-cell office:value-type="float" office:value="3196336" calcext:value-type="float">
            <text:p>3196336</text:p>
          </table:table-cell>
          <table:table-cell office:value-type="float" office:value="3286472" calcext:value-type="float">
            <text:p>3286472</text:p>
          </table:table-cell>
          <table:table-cell office:value-type="float" office:value="3493632" calcext:value-type="float">
            <text:p>3493632</text:p>
          </table:table-cell>
          <table:table-cell office:value-type="float" office:value="3977184" calcext:value-type="float">
            <text:p>3977184</text:p>
          </table:table-cell>
          <table:table-cell office:value-type="float" office:value="3347784" calcext:value-type="float">
            <text:p>3347784</text:p>
          </table:table-cell>
          <table:table-cell office:value-type="float" office:value="3411928" calcext:value-type="float">
            <text:p>3411928</text:p>
          </table:table-cell>
          <table:table-cell office:value-type="float" office:value="3792224" calcext:value-type="float">
            <text:p>3792224</text:p>
          </table:table-cell>
          <table:table-cell table:number-columns-repeated="9"/>
        </table:table-row>
        <table:table-row table:style-name="ro1">
          <table:table-cell office:value-type="float" office:value="3196560" calcext:value-type="float">
            <text:p>3196560</text:p>
          </table:table-cell>
          <table:table-cell office:value-type="float" office:value="3286568" calcext:value-type="float">
            <text:p>3286568</text:p>
          </table:table-cell>
          <table:table-cell office:value-type="float" office:value="3494096" calcext:value-type="float">
            <text:p>3494096</text:p>
          </table:table-cell>
          <table:table-cell office:value-type="float" office:value="3977960" calcext:value-type="float">
            <text:p>3977960</text:p>
          </table:table-cell>
          <table:table-cell office:value-type="float" office:value="3347960" calcext:value-type="float">
            <text:p>3347960</text:p>
          </table:table-cell>
          <table:table-cell office:value-type="float" office:value="3412280" calcext:value-type="float">
            <text:p>3412280</text:p>
          </table:table-cell>
          <table:table-cell office:value-type="float" office:value="3792344" calcext:value-type="float">
            <text:p>3792344</text:p>
          </table:table-cell>
          <table:table-cell table:number-columns-repeated="9"/>
        </table:table-row>
        <table:table-row table:style-name="ro1">
          <table:table-cell office:value-type="float" office:value="3196872" calcext:value-type="float">
            <text:p>3196872</text:p>
          </table:table-cell>
          <table:table-cell office:value-type="float" office:value="3287264" calcext:value-type="float">
            <text:p>3287264</text:p>
          </table:table-cell>
          <table:table-cell office:value-type="float" office:value="3495528" calcext:value-type="float">
            <text:p>3495528</text:p>
          </table:table-cell>
          <table:table-cell office:value-type="float" office:value="3978184" calcext:value-type="float">
            <text:p>3978184</text:p>
          </table:table-cell>
          <table:table-cell office:value-type="float" office:value="3348208" calcext:value-type="float">
            <text:p>3348208</text:p>
          </table:table-cell>
          <table:table-cell office:value-type="float" office:value="3413504" calcext:value-type="float">
            <text:p>3413504</text:p>
          </table:table-cell>
          <table:table-cell office:value-type="float" office:value="3792896" calcext:value-type="float">
            <text:p>3792896</text:p>
          </table:table-cell>
          <table:table-cell table:number-columns-repeated="9"/>
        </table:table-row>
        <table:table-row table:style-name="ro1">
          <table:table-cell office:value-type="float" office:value="3197248" calcext:value-type="float">
            <text:p>3197248</text:p>
          </table:table-cell>
          <table:table-cell office:value-type="float" office:value="3287376" calcext:value-type="float">
            <text:p>3287376</text:p>
          </table:table-cell>
          <table:table-cell office:value-type="float" office:value="3495800" calcext:value-type="float">
            <text:p>3495800</text:p>
          </table:table-cell>
          <table:table-cell office:value-type="float" office:value="3978256" calcext:value-type="float">
            <text:p>3978256</text:p>
          </table:table-cell>
          <table:table-cell office:value-type="float" office:value="3348336" calcext:value-type="float">
            <text:p>3348336</text:p>
          </table:table-cell>
          <table:table-cell office:value-type="float" office:value="3414064" calcext:value-type="float">
            <text:p>3414064</text:p>
          </table:table-cell>
          <table:table-cell office:value-type="float" office:value="3794024" calcext:value-type="float">
            <text:p>3794024</text:p>
          </table:table-cell>
          <table:table-cell table:number-columns-repeated="9"/>
        </table:table-row>
        <table:table-row table:style-name="ro1">
          <table:table-cell office:value-type="float" office:value="3199464" calcext:value-type="float">
            <text:p>3199464</text:p>
          </table:table-cell>
          <table:table-cell office:value-type="float" office:value="3287536" calcext:value-type="float">
            <text:p>3287536</text:p>
          </table:table-cell>
          <table:table-cell office:value-type="float" office:value="3495816" calcext:value-type="float">
            <text:p>3495816</text:p>
          </table:table-cell>
          <table:table-cell office:value-type="float" office:value="3978272" calcext:value-type="float">
            <text:p>3978272</text:p>
          </table:table-cell>
          <table:table-cell office:value-type="float" office:value="3348504" calcext:value-type="float">
            <text:p>3348504</text:p>
          </table:table-cell>
          <table:table-cell office:value-type="float" office:value="3414216" calcext:value-type="float">
            <text:p>3414216</text:p>
          </table:table-cell>
          <table:table-cell office:value-type="float" office:value="3794320" calcext:value-type="float">
            <text:p>3794320</text:p>
          </table:table-cell>
          <table:table-cell table:number-columns-repeated="9"/>
        </table:table-row>
        <table:table-row table:style-name="ro1">
          <table:table-cell office:value-type="float" office:value="3199760" calcext:value-type="float">
            <text:p>3199760</text:p>
          </table:table-cell>
          <table:table-cell office:value-type="float" office:value="3287824" calcext:value-type="float">
            <text:p>3287824</text:p>
          </table:table-cell>
          <table:table-cell office:value-type="float" office:value="3495856" calcext:value-type="float">
            <text:p>3495856</text:p>
          </table:table-cell>
          <table:table-cell office:value-type="float" office:value="3978400" calcext:value-type="float">
            <text:p>3978400</text:p>
          </table:table-cell>
          <table:table-cell office:value-type="float" office:value="3349088" calcext:value-type="float">
            <text:p>3349088</text:p>
          </table:table-cell>
          <table:table-cell office:value-type="float" office:value="3415472" calcext:value-type="float">
            <text:p>3415472</text:p>
          </table:table-cell>
          <table:table-cell office:value-type="float" office:value="3794440" calcext:value-type="float">
            <text:p>3794440</text:p>
          </table:table-cell>
          <table:table-cell table:number-columns-repeated="9"/>
        </table:table-row>
        <table:table-row table:style-name="ro1">
          <table:table-cell office:value-type="float" office:value="3199832" calcext:value-type="float">
            <text:p>3199832</text:p>
          </table:table-cell>
          <table:table-cell office:value-type="float" office:value="3288296" calcext:value-type="float">
            <text:p>3288296</text:p>
          </table:table-cell>
          <table:table-cell office:value-type="float" office:value="3496192" calcext:value-type="float">
            <text:p>3496192</text:p>
          </table:table-cell>
          <table:table-cell office:value-type="float" office:value="3978792" calcext:value-type="float">
            <text:p>3978792</text:p>
          </table:table-cell>
          <table:table-cell office:value-type="float" office:value="3349632" calcext:value-type="float">
            <text:p>3349632</text:p>
          </table:table-cell>
          <table:table-cell office:value-type="float" office:value="3417088" calcext:value-type="float">
            <text:p>3417088</text:p>
          </table:table-cell>
          <table:table-cell office:value-type="float" office:value="3794864" calcext:value-type="float">
            <text:p>3794864</text:p>
          </table:table-cell>
          <table:table-cell table:number-columns-repeated="9"/>
        </table:table-row>
        <table:table-row table:style-name="ro1">
          <table:table-cell office:value-type="float" office:value="3200648" calcext:value-type="float">
            <text:p>3200648</text:p>
          </table:table-cell>
          <table:table-cell office:value-type="float" office:value="3288384" calcext:value-type="float">
            <text:p>3288384</text:p>
          </table:table-cell>
          <table:table-cell office:value-type="float" office:value="3496352" calcext:value-type="float">
            <text:p>3496352</text:p>
          </table:table-cell>
          <table:table-cell office:value-type="float" office:value="3978888" calcext:value-type="float">
            <text:p>3978888</text:p>
          </table:table-cell>
          <table:table-cell office:value-type="float" office:value="3349992" calcext:value-type="float">
            <text:p>3349992</text:p>
          </table:table-cell>
          <table:table-cell office:value-type="float" office:value="3417192" calcext:value-type="float">
            <text:p>3417192</text:p>
          </table:table-cell>
          <table:table-cell office:value-type="float" office:value="3795512" calcext:value-type="float">
            <text:p>3795512</text:p>
          </table:table-cell>
          <table:table-cell table:number-columns-repeated="9"/>
        </table:table-row>
        <table:table-row table:style-name="ro1">
          <table:table-cell office:value-type="float" office:value="3201272" calcext:value-type="float">
            <text:p>3201272</text:p>
          </table:table-cell>
          <table:table-cell office:value-type="float" office:value="3289816" calcext:value-type="float">
            <text:p>3289816</text:p>
          </table:table-cell>
          <table:table-cell office:value-type="float" office:value="3496352" calcext:value-type="float">
            <text:p>3496352</text:p>
          </table:table-cell>
          <table:table-cell office:value-type="float" office:value="3978928" calcext:value-type="float">
            <text:p>3978928</text:p>
          </table:table-cell>
          <table:table-cell office:value-type="float" office:value="3351848" calcext:value-type="float">
            <text:p>3351848</text:p>
          </table:table-cell>
          <table:table-cell office:value-type="float" office:value="3417224" calcext:value-type="float">
            <text:p>3417224</text:p>
          </table:table-cell>
          <table:table-cell office:value-type="float" office:value="3795976" calcext:value-type="float">
            <text:p>3795976</text:p>
          </table:table-cell>
          <table:table-cell table:number-columns-repeated="9"/>
        </table:table-row>
        <table:table-row table:style-name="ro1">
          <table:table-cell office:value-type="float" office:value="3201400" calcext:value-type="float">
            <text:p>3201400</text:p>
          </table:table-cell>
          <table:table-cell office:value-type="float" office:value="3290736" calcext:value-type="float">
            <text:p>3290736</text:p>
          </table:table-cell>
          <table:table-cell office:value-type="float" office:value="3496528" calcext:value-type="float">
            <text:p>3496528</text:p>
          </table:table-cell>
          <table:table-cell office:value-type="float" office:value="3979072" calcext:value-type="float">
            <text:p>3979072</text:p>
          </table:table-cell>
          <table:table-cell office:value-type="float" office:value="3352200" calcext:value-type="float">
            <text:p>3352200</text:p>
          </table:table-cell>
          <table:table-cell office:value-type="float" office:value="3417840" calcext:value-type="float">
            <text:p>3417840</text:p>
          </table:table-cell>
          <table:table-cell office:value-type="float" office:value="3796048" calcext:value-type="float">
            <text:p>3796048</text:p>
          </table:table-cell>
          <table:table-cell table:number-columns-repeated="9"/>
        </table:table-row>
        <table:table-row table:style-name="ro1">
          <table:table-cell office:value-type="float" office:value="3203520" calcext:value-type="float">
            <text:p>3203520</text:p>
          </table:table-cell>
          <table:table-cell office:value-type="float" office:value="3290904" calcext:value-type="float">
            <text:p>3290904</text:p>
          </table:table-cell>
          <table:table-cell office:value-type="float" office:value="3497440" calcext:value-type="float">
            <text:p>3497440</text:p>
          </table:table-cell>
          <table:table-cell office:value-type="float" office:value="3979584" calcext:value-type="float">
            <text:p>3979584</text:p>
          </table:table-cell>
          <table:table-cell office:value-type="float" office:value="3352240" calcext:value-type="float">
            <text:p>3352240</text:p>
          </table:table-cell>
          <table:table-cell office:value-type="float" office:value="3417904" calcext:value-type="float">
            <text:p>3417904</text:p>
          </table:table-cell>
          <table:table-cell office:value-type="float" office:value="3796304" calcext:value-type="float">
            <text:p>3796304</text:p>
          </table:table-cell>
          <table:table-cell table:number-columns-repeated="9"/>
        </table:table-row>
        <table:table-row table:style-name="ro1">
          <table:table-cell office:value-type="float" office:value="3203624" calcext:value-type="float">
            <text:p>3203624</text:p>
          </table:table-cell>
          <table:table-cell office:value-type="float" office:value="3293040" calcext:value-type="float">
            <text:p>3293040</text:p>
          </table:table-cell>
          <table:table-cell office:value-type="float" office:value="3497992" calcext:value-type="float">
            <text:p>3497992</text:p>
          </table:table-cell>
          <table:table-cell office:value-type="float" office:value="3980200" calcext:value-type="float">
            <text:p>3980200</text:p>
          </table:table-cell>
          <table:table-cell office:value-type="float" office:value="3352424" calcext:value-type="float">
            <text:p>3352424</text:p>
          </table:table-cell>
          <table:table-cell office:value-type="float" office:value="3418064" calcext:value-type="float">
            <text:p>3418064</text:p>
          </table:table-cell>
          <table:table-cell office:value-type="float" office:value="3796928" calcext:value-type="float">
            <text:p>3796928</text:p>
          </table:table-cell>
          <table:table-cell table:number-columns-repeated="9"/>
        </table:table-row>
        <table:table-row table:style-name="ro1">
          <table:table-cell office:value-type="float" office:value="3203720" calcext:value-type="float">
            <text:p>3203720</text:p>
          </table:table-cell>
          <table:table-cell office:value-type="float" office:value="3293424" calcext:value-type="float">
            <text:p>3293424</text:p>
          </table:table-cell>
          <table:table-cell office:value-type="float" office:value="3499552" calcext:value-type="float">
            <text:p>3499552</text:p>
          </table:table-cell>
          <table:table-cell office:value-type="float" office:value="3980208" calcext:value-type="float">
            <text:p>3980208</text:p>
          </table:table-cell>
          <table:table-cell office:value-type="float" office:value="3352952" calcext:value-type="float">
            <text:p>3352952</text:p>
          </table:table-cell>
          <table:table-cell office:value-type="float" office:value="3418368" calcext:value-type="float">
            <text:p>3418368</text:p>
          </table:table-cell>
          <table:table-cell office:value-type="float" office:value="3797072" calcext:value-type="float">
            <text:p>3797072</text:p>
          </table:table-cell>
          <table:table-cell table:number-columns-repeated="9"/>
        </table:table-row>
        <table:table-row table:style-name="ro1">
          <table:table-cell office:value-type="float" office:value="3203776" calcext:value-type="float">
            <text:p>3203776</text:p>
          </table:table-cell>
          <table:table-cell office:value-type="float" office:value="3293488" calcext:value-type="float">
            <text:p>3293488</text:p>
          </table:table-cell>
          <table:table-cell office:value-type="float" office:value="3499560" calcext:value-type="float">
            <text:p>3499560</text:p>
          </table:table-cell>
          <table:table-cell office:value-type="float" office:value="3980904" calcext:value-type="float">
            <text:p>3980904</text:p>
          </table:table-cell>
          <table:table-cell office:value-type="float" office:value="3353296" calcext:value-type="float">
            <text:p>3353296</text:p>
          </table:table-cell>
          <table:table-cell office:value-type="float" office:value="3418792" calcext:value-type="float">
            <text:p>3418792</text:p>
          </table:table-cell>
          <table:table-cell office:value-type="float" office:value="3797456" calcext:value-type="float">
            <text:p>3797456</text:p>
          </table:table-cell>
          <table:table-cell table:number-columns-repeated="9"/>
        </table:table-row>
        <table:table-row table:style-name="ro1">
          <table:table-cell office:value-type="float" office:value="3203840" calcext:value-type="float">
            <text:p>3203840</text:p>
          </table:table-cell>
          <table:table-cell office:value-type="float" office:value="3294672" calcext:value-type="float">
            <text:p>3294672</text:p>
          </table:table-cell>
          <table:table-cell office:value-type="float" office:value="3499624" calcext:value-type="float">
            <text:p>3499624</text:p>
          </table:table-cell>
          <table:table-cell office:value-type="float" office:value="3981200" calcext:value-type="float">
            <text:p>3981200</text:p>
          </table:table-cell>
          <table:table-cell office:value-type="float" office:value="3353728" calcext:value-type="float">
            <text:p>3353728</text:p>
          </table:table-cell>
          <table:table-cell office:value-type="float" office:value="3418800" calcext:value-type="float">
            <text:p>3418800</text:p>
          </table:table-cell>
          <table:table-cell office:value-type="float" office:value="3798008" calcext:value-type="float">
            <text:p>3798008</text:p>
          </table:table-cell>
          <table:table-cell table:number-columns-repeated="9"/>
        </table:table-row>
        <table:table-row table:style-name="ro1">
          <table:table-cell office:value-type="float" office:value="3203928" calcext:value-type="float">
            <text:p>3203928</text:p>
          </table:table-cell>
          <table:table-cell office:value-type="float" office:value="3294872" calcext:value-type="float">
            <text:p>3294872</text:p>
          </table:table-cell>
          <table:table-cell office:value-type="float" office:value="3499968" calcext:value-type="float">
            <text:p>3499968</text:p>
          </table:table-cell>
          <table:table-cell office:value-type="float" office:value="3981472" calcext:value-type="float">
            <text:p>3981472</text:p>
          </table:table-cell>
          <table:table-cell office:value-type="float" office:value="3353744" calcext:value-type="float">
            <text:p>3353744</text:p>
          </table:table-cell>
          <table:table-cell office:value-type="float" office:value="3418856" calcext:value-type="float">
            <text:p>3418856</text:p>
          </table:table-cell>
          <table:table-cell office:value-type="float" office:value="3799240" calcext:value-type="float">
            <text:p>3799240</text:p>
          </table:table-cell>
          <table:table-cell table:number-columns-repeated="9"/>
        </table:table-row>
        <table:table-row table:style-name="ro1">
          <table:table-cell office:value-type="float" office:value="3204536" calcext:value-type="float">
            <text:p>3204536</text:p>
          </table:table-cell>
          <table:table-cell office:value-type="float" office:value="3295136" calcext:value-type="float">
            <text:p>3295136</text:p>
          </table:table-cell>
          <table:table-cell office:value-type="float" office:value="3500560" calcext:value-type="float">
            <text:p>3500560</text:p>
          </table:table-cell>
          <table:table-cell office:value-type="float" office:value="3981944" calcext:value-type="float">
            <text:p>3981944</text:p>
          </table:table-cell>
          <table:table-cell office:value-type="float" office:value="3355360" calcext:value-type="float">
            <text:p>3355360</text:p>
          </table:table-cell>
          <table:table-cell office:value-type="float" office:value="3418960" calcext:value-type="float">
            <text:p>3418960</text:p>
          </table:table-cell>
          <table:table-cell office:value-type="float" office:value="3799296" calcext:value-type="float">
            <text:p>3799296</text:p>
          </table:table-cell>
          <table:table-cell table:number-columns-repeated="9"/>
        </table:table-row>
        <table:table-row table:style-name="ro1">
          <table:table-cell office:value-type="float" office:value="3204560" calcext:value-type="float">
            <text:p>3204560</text:p>
          </table:table-cell>
          <table:table-cell office:value-type="float" office:value="3295184" calcext:value-type="float">
            <text:p>3295184</text:p>
          </table:table-cell>
          <table:table-cell office:value-type="float" office:value="3500688" calcext:value-type="float">
            <text:p>3500688</text:p>
          </table:table-cell>
          <table:table-cell office:value-type="float" office:value="3982632" calcext:value-type="float">
            <text:p>3982632</text:p>
          </table:table-cell>
          <table:table-cell office:value-type="float" office:value="3355792" calcext:value-type="float">
            <text:p>3355792</text:p>
          </table:table-cell>
          <table:table-cell office:value-type="float" office:value="3419280" calcext:value-type="float">
            <text:p>3419280</text:p>
          </table:table-cell>
          <table:table-cell office:value-type="float" office:value="3799824" calcext:value-type="float">
            <text:p>3799824</text:p>
          </table:table-cell>
          <table:table-cell table:number-columns-repeated="9"/>
        </table:table-row>
        <table:table-row table:style-name="ro1">
          <table:table-cell office:value-type="float" office:value="3204832" calcext:value-type="float">
            <text:p>3204832</text:p>
          </table:table-cell>
          <table:table-cell office:value-type="float" office:value="3297120" calcext:value-type="float">
            <text:p>3297120</text:p>
          </table:table-cell>
          <table:table-cell office:value-type="float" office:value="3501576" calcext:value-type="float">
            <text:p>3501576</text:p>
          </table:table-cell>
          <table:table-cell office:value-type="float" office:value="3983408" calcext:value-type="float">
            <text:p>3983408</text:p>
          </table:table-cell>
          <table:table-cell office:value-type="float" office:value="3356568" calcext:value-type="float">
            <text:p>3356568</text:p>
          </table:table-cell>
          <table:table-cell office:value-type="float" office:value="3419664" calcext:value-type="float">
            <text:p>3419664</text:p>
          </table:table-cell>
          <table:table-cell office:value-type="float" office:value="3800096" calcext:value-type="float">
            <text:p>3800096</text:p>
          </table:table-cell>
          <table:table-cell table:number-columns-repeated="9"/>
        </table:table-row>
        <table:table-row table:style-name="ro1">
          <table:table-cell office:value-type="float" office:value="3204968" calcext:value-type="float">
            <text:p>3204968</text:p>
          </table:table-cell>
          <table:table-cell office:value-type="float" office:value="3297608" calcext:value-type="float">
            <text:p>3297608</text:p>
          </table:table-cell>
          <table:table-cell office:value-type="float" office:value="3501712" calcext:value-type="float">
            <text:p>3501712</text:p>
          </table:table-cell>
          <table:table-cell office:value-type="float" office:value="3983448" calcext:value-type="float">
            <text:p>3983448</text:p>
          </table:table-cell>
          <table:table-cell office:value-type="float" office:value="3357032" calcext:value-type="float">
            <text:p>3357032</text:p>
          </table:table-cell>
          <table:table-cell office:value-type="float" office:value="3419872" calcext:value-type="float">
            <text:p>3419872</text:p>
          </table:table-cell>
          <table:table-cell office:value-type="float" office:value="3800112" calcext:value-type="float">
            <text:p>3800112</text:p>
          </table:table-cell>
          <table:table-cell table:number-columns-repeated="9"/>
        </table:table-row>
        <table:table-row table:style-name="ro1">
          <table:table-cell office:value-type="float" office:value="3207528" calcext:value-type="float">
            <text:p>3207528</text:p>
          </table:table-cell>
          <table:table-cell office:value-type="float" office:value="3298712" calcext:value-type="float">
            <text:p>3298712</text:p>
          </table:table-cell>
          <table:table-cell office:value-type="float" office:value="3501720" calcext:value-type="float">
            <text:p>3501720</text:p>
          </table:table-cell>
          <table:table-cell office:value-type="float" office:value="3983880" calcext:value-type="float">
            <text:p>3983880</text:p>
          </table:table-cell>
          <table:table-cell office:value-type="float" office:value="3357848" calcext:value-type="float">
            <text:p>3357848</text:p>
          </table:table-cell>
          <table:table-cell office:value-type="float" office:value="3419968" calcext:value-type="float">
            <text:p>3419968</text:p>
          </table:table-cell>
          <table:table-cell office:value-type="float" office:value="3800408" calcext:value-type="float">
            <text:p>3800408</text:p>
          </table:table-cell>
          <table:table-cell table:number-columns-repeated="9"/>
        </table:table-row>
        <table:table-row table:style-name="ro1">
          <table:table-cell office:value-type="float" office:value="3208336" calcext:value-type="float">
            <text:p>3208336</text:p>
          </table:table-cell>
          <table:table-cell office:value-type="float" office:value="3298896" calcext:value-type="float">
            <text:p>3298896</text:p>
          </table:table-cell>
          <table:table-cell office:value-type="float" office:value="3502208" calcext:value-type="float">
            <text:p>3502208</text:p>
          </table:table-cell>
          <table:table-cell office:value-type="float" office:value="3984016" calcext:value-type="float">
            <text:p>3984016</text:p>
          </table:table-cell>
          <table:table-cell office:value-type="float" office:value="3358128" calcext:value-type="float">
            <text:p>3358128</text:p>
          </table:table-cell>
          <table:table-cell office:value-type="float" office:value="3420360" calcext:value-type="float">
            <text:p>3420360</text:p>
          </table:table-cell>
          <table:table-cell office:value-type="float" office:value="3800848" calcext:value-type="float">
            <text:p>3800848</text:p>
          </table:table-cell>
          <table:table-cell table:number-columns-repeated="9"/>
        </table:table-row>
        <table:table-row table:style-name="ro1">
          <table:table-cell office:value-type="float" office:value="3208856" calcext:value-type="float">
            <text:p>3208856</text:p>
          </table:table-cell>
          <table:table-cell office:value-type="float" office:value="3298920" calcext:value-type="float">
            <text:p>3298920</text:p>
          </table:table-cell>
          <table:table-cell office:value-type="float" office:value="3502672" calcext:value-type="float">
            <text:p>3502672</text:p>
          </table:table-cell>
          <table:table-cell office:value-type="float" office:value="3985160" calcext:value-type="float">
            <text:p>3985160</text:p>
          </table:table-cell>
          <table:table-cell office:value-type="float" office:value="3358224" calcext:value-type="float">
            <text:p>3358224</text:p>
          </table:table-cell>
          <table:table-cell office:value-type="float" office:value="3421336" calcext:value-type="float">
            <text:p>3421336</text:p>
          </table:table-cell>
          <table:table-cell office:value-type="float" office:value="3801512" calcext:value-type="float">
            <text:p>3801512</text:p>
          </table:table-cell>
          <table:table-cell table:number-columns-repeated="9"/>
        </table:table-row>
        <table:table-row table:style-name="ro1">
          <table:table-cell office:value-type="float" office:value="3208896" calcext:value-type="float">
            <text:p>3208896</text:p>
          </table:table-cell>
          <table:table-cell office:value-type="float" office:value="3298928" calcext:value-type="float">
            <text:p>3298928</text:p>
          </table:table-cell>
          <table:table-cell office:value-type="float" office:value="3502696" calcext:value-type="float">
            <text:p>3502696</text:p>
          </table:table-cell>
          <table:table-cell office:value-type="float" office:value="3985648" calcext:value-type="float">
            <text:p>3985648</text:p>
          </table:table-cell>
          <table:table-cell office:value-type="float" office:value="3358936" calcext:value-type="float">
            <text:p>3358936</text:p>
          </table:table-cell>
          <table:table-cell office:value-type="float" office:value="3422040" calcext:value-type="float">
            <text:p>3422040</text:p>
          </table:table-cell>
          <table:table-cell office:value-type="float" office:value="3802208" calcext:value-type="float">
            <text:p>3802208</text:p>
          </table:table-cell>
          <table:table-cell table:number-columns-repeated="9"/>
        </table:table-row>
        <table:table-row table:style-name="ro1">
          <table:table-cell office:value-type="float" office:value="3209112" calcext:value-type="float">
            <text:p>3209112</text:p>
          </table:table-cell>
          <table:table-cell office:value-type="float" office:value="3299336" calcext:value-type="float">
            <text:p>3299336</text:p>
          </table:table-cell>
          <table:table-cell office:value-type="float" office:value="3503392" calcext:value-type="float">
            <text:p>3503392</text:p>
          </table:table-cell>
          <table:table-cell office:value-type="float" office:value="3985792" calcext:value-type="float">
            <text:p>3985792</text:p>
          </table:table-cell>
          <table:table-cell office:value-type="float" office:value="3359424" calcext:value-type="float">
            <text:p>3359424</text:p>
          </table:table-cell>
          <table:table-cell office:value-type="float" office:value="3422976" calcext:value-type="float">
            <text:p>3422976</text:p>
          </table:table-cell>
          <table:table-cell office:value-type="float" office:value="3802400" calcext:value-type="float">
            <text:p>3802400</text:p>
          </table:table-cell>
          <table:table-cell table:number-columns-repeated="9"/>
        </table:table-row>
        <table:table-row table:style-name="ro1">
          <table:table-cell office:value-type="float" office:value="3210608" calcext:value-type="float">
            <text:p>3210608</text:p>
          </table:table-cell>
          <table:table-cell office:value-type="float" office:value="3299584" calcext:value-type="float">
            <text:p>3299584</text:p>
          </table:table-cell>
          <table:table-cell office:value-type="float" office:value="3503656" calcext:value-type="float">
            <text:p>3503656</text:p>
          </table:table-cell>
          <table:table-cell office:value-type="float" office:value="3985848" calcext:value-type="float">
            <text:p>3985848</text:p>
          </table:table-cell>
          <table:table-cell office:value-type="float" office:value="3359760" calcext:value-type="float">
            <text:p>3359760</text:p>
          </table:table-cell>
          <table:table-cell office:value-type="float" office:value="3423888" calcext:value-type="float">
            <text:p>3423888</text:p>
          </table:table-cell>
          <table:table-cell office:value-type="float" office:value="3802408" calcext:value-type="float">
            <text:p>3802408</text:p>
          </table:table-cell>
          <table:table-cell table:number-columns-repeated="9"/>
        </table:table-row>
        <table:table-row table:style-name="ro1">
          <table:table-cell office:value-type="float" office:value="3210888" calcext:value-type="float">
            <text:p>3210888</text:p>
          </table:table-cell>
          <table:table-cell office:value-type="float" office:value="3300080" calcext:value-type="float">
            <text:p>3300080</text:p>
          </table:table-cell>
          <table:table-cell office:value-type="float" office:value="3503824" calcext:value-type="float">
            <text:p>3503824</text:p>
          </table:table-cell>
          <table:table-cell office:value-type="float" office:value="3985976" calcext:value-type="float">
            <text:p>3985976</text:p>
          </table:table-cell>
          <table:table-cell office:value-type="float" office:value="3360976" calcext:value-type="float">
            <text:p>3360976</text:p>
          </table:table-cell>
          <table:table-cell office:value-type="float" office:value="3423976" calcext:value-type="float">
            <text:p>3423976</text:p>
          </table:table-cell>
          <table:table-cell office:value-type="float" office:value="3802840" calcext:value-type="float">
            <text:p>3802840</text:p>
          </table:table-cell>
          <table:table-cell table:number-columns-repeated="9"/>
        </table:table-row>
        <table:table-row table:style-name="ro1">
          <table:table-cell office:value-type="float" office:value="3211088" calcext:value-type="float">
            <text:p>3211088</text:p>
          </table:table-cell>
          <table:table-cell office:value-type="float" office:value="3300472" calcext:value-type="float">
            <text:p>3300472</text:p>
          </table:table-cell>
          <table:table-cell office:value-type="float" office:value="3504080" calcext:value-type="float">
            <text:p>3504080</text:p>
          </table:table-cell>
          <table:table-cell office:value-type="float" office:value="3986800" calcext:value-type="float">
            <text:p>3986800</text:p>
          </table:table-cell>
          <table:table-cell office:value-type="float" office:value="3361488" calcext:value-type="float">
            <text:p>3361488</text:p>
          </table:table-cell>
          <table:table-cell office:value-type="float" office:value="3424216" calcext:value-type="float">
            <text:p>3424216</text:p>
          </table:table-cell>
          <table:table-cell office:value-type="float" office:value="3802984" calcext:value-type="float">
            <text:p>3802984</text:p>
          </table:table-cell>
          <table:table-cell table:number-columns-repeated="9"/>
        </table:table-row>
        <table:table-row table:style-name="ro1">
          <table:table-cell office:value-type="float" office:value="3211200" calcext:value-type="float">
            <text:p>3211200</text:p>
          </table:table-cell>
          <table:table-cell office:value-type="float" office:value="3301008" calcext:value-type="float">
            <text:p>3301008</text:p>
          </table:table-cell>
          <table:table-cell office:value-type="float" office:value="3504184" calcext:value-type="float">
            <text:p>3504184</text:p>
          </table:table-cell>
          <table:table-cell office:value-type="float" office:value="3986816" calcext:value-type="float">
            <text:p>3986816</text:p>
          </table:table-cell>
          <table:table-cell office:value-type="float" office:value="3362400" calcext:value-type="float">
            <text:p>3362400</text:p>
          </table:table-cell>
          <table:table-cell office:value-type="float" office:value="3424552" calcext:value-type="float">
            <text:p>3424552</text:p>
          </table:table-cell>
          <table:table-cell office:value-type="float" office:value="3803032" calcext:value-type="float">
            <text:p>3803032</text:p>
          </table:table-cell>
          <table:table-cell table:number-columns-repeated="9"/>
        </table:table-row>
        <table:table-row table:style-name="ro1">
          <table:table-cell office:value-type="float" office:value="3212064" calcext:value-type="float">
            <text:p>3212064</text:p>
          </table:table-cell>
          <table:table-cell office:value-type="float" office:value="3301544" calcext:value-type="float">
            <text:p>3301544</text:p>
          </table:table-cell>
          <table:table-cell office:value-type="float" office:value="3505176" calcext:value-type="float">
            <text:p>3505176</text:p>
          </table:table-cell>
          <table:table-cell office:value-type="float" office:value="3987824" calcext:value-type="float">
            <text:p>3987824</text:p>
          </table:table-cell>
          <table:table-cell office:value-type="float" office:value="3362664" calcext:value-type="float">
            <text:p>3362664</text:p>
          </table:table-cell>
          <table:table-cell office:value-type="float" office:value="3425160" calcext:value-type="float">
            <text:p>3425160</text:p>
          </table:table-cell>
          <table:table-cell office:value-type="float" office:value="3803104" calcext:value-type="float">
            <text:p>3803104</text:p>
          </table:table-cell>
          <table:table-cell table:number-columns-repeated="9"/>
        </table:table-row>
        <table:table-row table:style-name="ro1">
          <table:table-cell office:value-type="float" office:value="3212400" calcext:value-type="float">
            <text:p>3212400</text:p>
          </table:table-cell>
          <table:table-cell office:value-type="float" office:value="3302336" calcext:value-type="float">
            <text:p>3302336</text:p>
          </table:table-cell>
          <table:table-cell office:value-type="float" office:value="3505528" calcext:value-type="float">
            <text:p>3505528</text:p>
          </table:table-cell>
          <table:table-cell office:value-type="float" office:value="3987832" calcext:value-type="float">
            <text:p>3987832</text:p>
          </table:table-cell>
          <table:table-cell office:value-type="float" office:value="3363064" calcext:value-type="float">
            <text:p>3363064</text:p>
          </table:table-cell>
          <table:table-cell office:value-type="float" office:value="3425624" calcext:value-type="float">
            <text:p>3425624</text:p>
          </table:table-cell>
          <table:table-cell office:value-type="float" office:value="3803344" calcext:value-type="float">
            <text:p>3803344</text:p>
          </table:table-cell>
          <table:table-cell table:number-columns-repeated="9"/>
        </table:table-row>
        <table:table-row table:style-name="ro1">
          <table:table-cell office:value-type="float" office:value="3212600" calcext:value-type="float">
            <text:p>3212600</text:p>
          </table:table-cell>
          <table:table-cell office:value-type="float" office:value="3303264" calcext:value-type="float">
            <text:p>3303264</text:p>
          </table:table-cell>
          <table:table-cell office:value-type="float" office:value="3505768" calcext:value-type="float">
            <text:p>3505768</text:p>
          </table:table-cell>
          <table:table-cell office:value-type="float" office:value="3988008" calcext:value-type="float">
            <text:p>3988008</text:p>
          </table:table-cell>
          <table:table-cell office:value-type="float" office:value="3363376" calcext:value-type="float">
            <text:p>3363376</text:p>
          </table:table-cell>
          <table:table-cell office:value-type="float" office:value="3426080" calcext:value-type="float">
            <text:p>3426080</text:p>
          </table:table-cell>
          <table:table-cell office:value-type="float" office:value="3803760" calcext:value-type="float">
            <text:p>3803760</text:p>
          </table:table-cell>
          <table:table-cell table:number-columns-repeated="9"/>
        </table:table-row>
        <table:table-row table:style-name="ro1">
          <table:table-cell office:value-type="float" office:value="3213000" calcext:value-type="float">
            <text:p>3213000</text:p>
          </table:table-cell>
          <table:table-cell office:value-type="float" office:value="3304200" calcext:value-type="float">
            <text:p>3304200</text:p>
          </table:table-cell>
          <table:table-cell office:value-type="float" office:value="3505944" calcext:value-type="float">
            <text:p>3505944</text:p>
          </table:table-cell>
          <table:table-cell office:value-type="float" office:value="3988016" calcext:value-type="float">
            <text:p>3988016</text:p>
          </table:table-cell>
          <table:table-cell office:value-type="float" office:value="3364120" calcext:value-type="float">
            <text:p>3364120</text:p>
          </table:table-cell>
          <table:table-cell office:value-type="float" office:value="3426088" calcext:value-type="float">
            <text:p>3426088</text:p>
          </table:table-cell>
          <table:table-cell office:value-type="float" office:value="3803808" calcext:value-type="float">
            <text:p>3803808</text:p>
          </table:table-cell>
          <table:table-cell table:number-columns-repeated="9"/>
        </table:table-row>
        <table:table-row table:style-name="ro1">
          <table:table-cell office:value-type="float" office:value="3213016" calcext:value-type="float">
            <text:p>3213016</text:p>
          </table:table-cell>
          <table:table-cell office:value-type="float" office:value="3304232" calcext:value-type="float">
            <text:p>3304232</text:p>
          </table:table-cell>
          <table:table-cell office:value-type="float" office:value="3506240" calcext:value-type="float">
            <text:p>3506240</text:p>
          </table:table-cell>
          <table:table-cell office:value-type="float" office:value="3988248" calcext:value-type="float">
            <text:p>3988248</text:p>
          </table:table-cell>
          <table:table-cell office:value-type="float" office:value="3364160" calcext:value-type="float">
            <text:p>3364160</text:p>
          </table:table-cell>
          <table:table-cell office:value-type="float" office:value="3427104" calcext:value-type="float">
            <text:p>3427104</text:p>
          </table:table-cell>
          <table:table-cell office:value-type="float" office:value="3804032" calcext:value-type="float">
            <text:p>3804032</text:p>
          </table:table-cell>
          <table:table-cell table:number-columns-repeated="9"/>
        </table:table-row>
        <table:table-row table:style-name="ro1">
          <table:table-cell office:value-type="float" office:value="3213080" calcext:value-type="float">
            <text:p>3213080</text:p>
          </table:table-cell>
          <table:table-cell office:value-type="float" office:value="3304280" calcext:value-type="float">
            <text:p>3304280</text:p>
          </table:table-cell>
          <table:table-cell office:value-type="float" office:value="3507160" calcext:value-type="float">
            <text:p>3507160</text:p>
          </table:table-cell>
          <table:table-cell office:value-type="float" office:value="3988280" calcext:value-type="float">
            <text:p>3988280</text:p>
          </table:table-cell>
          <table:table-cell office:value-type="float" office:value="3364216" calcext:value-type="float">
            <text:p>3364216</text:p>
          </table:table-cell>
          <table:table-cell office:value-type="float" office:value="3427872" calcext:value-type="float">
            <text:p>3427872</text:p>
          </table:table-cell>
          <table:table-cell office:value-type="float" office:value="3804096" calcext:value-type="float">
            <text:p>3804096</text:p>
          </table:table-cell>
          <table:table-cell table:number-columns-repeated="9"/>
        </table:table-row>
        <table:table-row table:style-name="ro1">
          <table:table-cell office:value-type="float" office:value="3213640" calcext:value-type="float">
            <text:p>3213640</text:p>
          </table:table-cell>
          <table:table-cell office:value-type="float" office:value="3304944" calcext:value-type="float">
            <text:p>3304944</text:p>
          </table:table-cell>
          <table:table-cell office:value-type="float" office:value="3507824" calcext:value-type="float">
            <text:p>3507824</text:p>
          </table:table-cell>
          <table:table-cell office:value-type="float" office:value="3988648" calcext:value-type="float">
            <text:p>3988648</text:p>
          </table:table-cell>
          <table:table-cell office:value-type="float" office:value="3364272" calcext:value-type="float">
            <text:p>3364272</text:p>
          </table:table-cell>
          <table:table-cell office:value-type="float" office:value="3427960" calcext:value-type="float">
            <text:p>3427960</text:p>
          </table:table-cell>
          <table:table-cell office:value-type="float" office:value="3804120" calcext:value-type="float">
            <text:p>3804120</text:p>
          </table:table-cell>
          <table:table-cell table:number-columns-repeated="9"/>
        </table:table-row>
        <table:table-row table:style-name="ro1">
          <table:table-cell office:value-type="float" office:value="3213736" calcext:value-type="float">
            <text:p>3213736</text:p>
          </table:table-cell>
          <table:table-cell office:value-type="float" office:value="3304992" calcext:value-type="float">
            <text:p>3304992</text:p>
          </table:table-cell>
          <table:table-cell office:value-type="float" office:value="3508864" calcext:value-type="float">
            <text:p>3508864</text:p>
          </table:table-cell>
          <table:table-cell office:value-type="float" office:value="3988768" calcext:value-type="float">
            <text:p>3988768</text:p>
          </table:table-cell>
          <table:table-cell office:value-type="float" office:value="3364384" calcext:value-type="float">
            <text:p>3364384</text:p>
          </table:table-cell>
          <table:table-cell office:value-type="float" office:value="3428672" calcext:value-type="float">
            <text:p>3428672</text:p>
          </table:table-cell>
          <table:table-cell office:value-type="float" office:value="3804192" calcext:value-type="float">
            <text:p>3804192</text:p>
          </table:table-cell>
          <table:table-cell table:number-columns-repeated="9"/>
        </table:table-row>
        <table:table-row table:style-name="ro1">
          <table:table-cell office:value-type="float" office:value="3214016" calcext:value-type="float">
            <text:p>3214016</text:p>
          </table:table-cell>
          <table:table-cell office:value-type="float" office:value="3305264" calcext:value-type="float">
            <text:p>3305264</text:p>
          </table:table-cell>
          <table:table-cell office:value-type="float" office:value="3509400" calcext:value-type="float">
            <text:p>3509400</text:p>
          </table:table-cell>
          <table:table-cell office:value-type="float" office:value="3988776" calcext:value-type="float">
            <text:p>3988776</text:p>
          </table:table-cell>
          <table:table-cell office:value-type="float" office:value="3364976" calcext:value-type="float">
            <text:p>3364976</text:p>
          </table:table-cell>
          <table:table-cell office:value-type="float" office:value="3428752" calcext:value-type="float">
            <text:p>3428752</text:p>
          </table:table-cell>
          <table:table-cell office:value-type="float" office:value="3804208" calcext:value-type="float">
            <text:p>3804208</text:p>
          </table:table-cell>
          <table:table-cell table:number-columns-repeated="9"/>
        </table:table-row>
        <table:table-row table:style-name="ro1">
          <table:table-cell office:value-type="float" office:value="3214808" calcext:value-type="float">
            <text:p>3214808</text:p>
          </table:table-cell>
          <table:table-cell office:value-type="float" office:value="3308480" calcext:value-type="float">
            <text:p>3308480</text:p>
          </table:table-cell>
          <table:table-cell office:value-type="float" office:value="3509448" calcext:value-type="float">
            <text:p>3509448</text:p>
          </table:table-cell>
          <table:table-cell office:value-type="float" office:value="3988872" calcext:value-type="float">
            <text:p>3988872</text:p>
          </table:table-cell>
          <table:table-cell office:value-type="float" office:value="3365504" calcext:value-type="float">
            <text:p>3365504</text:p>
          </table:table-cell>
          <table:table-cell office:value-type="float" office:value="3429824" calcext:value-type="float">
            <text:p>3429824</text:p>
          </table:table-cell>
          <table:table-cell office:value-type="float" office:value="3804256" calcext:value-type="float">
            <text:p>3804256</text:p>
          </table:table-cell>
          <table:table-cell table:number-columns-repeated="9"/>
        </table:table-row>
        <table:table-row table:style-name="ro1">
          <table:table-cell office:value-type="float" office:value="3215560" calcext:value-type="float">
            <text:p>3215560</text:p>
          </table:table-cell>
          <table:table-cell office:value-type="float" office:value="3308640" calcext:value-type="float">
            <text:p>3308640</text:p>
          </table:table-cell>
          <table:table-cell office:value-type="float" office:value="3510128" calcext:value-type="float">
            <text:p>3510128</text:p>
          </table:table-cell>
          <table:table-cell office:value-type="float" office:value="3989680" calcext:value-type="float">
            <text:p>3989680</text:p>
          </table:table-cell>
          <table:table-cell office:value-type="float" office:value="3366064" calcext:value-type="float">
            <text:p>3366064</text:p>
          </table:table-cell>
          <table:table-cell office:value-type="float" office:value="3431240" calcext:value-type="float">
            <text:p>3431240</text:p>
          </table:table-cell>
          <table:table-cell office:value-type="float" office:value="3805016" calcext:value-type="float">
            <text:p>3805016</text:p>
          </table:table-cell>
          <table:table-cell table:number-columns-repeated="9"/>
        </table:table-row>
        <table:table-row table:style-name="ro1">
          <table:table-cell office:value-type="float" office:value="3215808" calcext:value-type="float">
            <text:p>3215808</text:p>
          </table:table-cell>
          <table:table-cell office:value-type="float" office:value="3308768" calcext:value-type="float">
            <text:p>3308768</text:p>
          </table:table-cell>
          <table:table-cell office:value-type="float" office:value="3510152" calcext:value-type="float">
            <text:p>3510152</text:p>
          </table:table-cell>
          <table:table-cell office:value-type="float" office:value="3990040" calcext:value-type="float">
            <text:p>3990040</text:p>
          </table:table-cell>
          <table:table-cell office:value-type="float" office:value="3366168" calcext:value-type="float">
            <text:p>3366168</text:p>
          </table:table-cell>
          <table:table-cell office:value-type="float" office:value="3431496" calcext:value-type="float">
            <text:p>3431496</text:p>
          </table:table-cell>
          <table:table-cell office:value-type="float" office:value="3805680" calcext:value-type="float">
            <text:p>3805680</text:p>
          </table:table-cell>
          <table:table-cell table:number-columns-repeated="9"/>
        </table:table-row>
        <table:table-row table:style-name="ro1">
          <table:table-cell office:value-type="float" office:value="3217160" calcext:value-type="float">
            <text:p>3217160</text:p>
          </table:table-cell>
          <table:table-cell office:value-type="float" office:value="3309360" calcext:value-type="float">
            <text:p>3309360</text:p>
          </table:table-cell>
          <table:table-cell office:value-type="float" office:value="3511080" calcext:value-type="float">
            <text:p>3511080</text:p>
          </table:table-cell>
          <table:table-cell office:value-type="float" office:value="3990216" calcext:value-type="float">
            <text:p>3990216</text:p>
          </table:table-cell>
          <table:table-cell office:value-type="float" office:value="3366336" calcext:value-type="float">
            <text:p>3366336</text:p>
          </table:table-cell>
          <table:table-cell office:value-type="float" office:value="3432088" calcext:value-type="float">
            <text:p>3432088</text:p>
          </table:table-cell>
          <table:table-cell office:value-type="float" office:value="3806000" calcext:value-type="float">
            <text:p>3806000</text:p>
          </table:table-cell>
          <table:table-cell table:number-columns-repeated="9"/>
        </table:table-row>
        <table:table-row table:style-name="ro1">
          <table:table-cell office:value-type="float" office:value="3218400" calcext:value-type="float">
            <text:p>3218400</text:p>
          </table:table-cell>
          <table:table-cell office:value-type="float" office:value="3309744" calcext:value-type="float">
            <text:p>3309744</text:p>
          </table:table-cell>
          <table:table-cell office:value-type="float" office:value="3512232" calcext:value-type="float">
            <text:p>3512232</text:p>
          </table:table-cell>
          <table:table-cell office:value-type="float" office:value="3990888" calcext:value-type="float">
            <text:p>3990888</text:p>
          </table:table-cell>
          <table:table-cell office:value-type="float" office:value="3366592" calcext:value-type="float">
            <text:p>3366592</text:p>
          </table:table-cell>
          <table:table-cell office:value-type="float" office:value="3432840" calcext:value-type="float">
            <text:p>3432840</text:p>
          </table:table-cell>
          <table:table-cell office:value-type="float" office:value="3806056" calcext:value-type="float">
            <text:p>3806056</text:p>
          </table:table-cell>
          <table:table-cell table:number-columns-repeated="9"/>
        </table:table-row>
        <table:table-row table:style-name="ro1">
          <table:table-cell office:value-type="float" office:value="3218400" calcext:value-type="float">
            <text:p>3218400</text:p>
          </table:table-cell>
          <table:table-cell office:value-type="float" office:value="3310000" calcext:value-type="float">
            <text:p>3310000</text:p>
          </table:table-cell>
          <table:table-cell office:value-type="float" office:value="3512288" calcext:value-type="float">
            <text:p>3512288</text:p>
          </table:table-cell>
          <table:table-cell office:value-type="float" office:value="3991168" calcext:value-type="float">
            <text:p>3991168</text:p>
          </table:table-cell>
          <table:table-cell office:value-type="float" office:value="3366888" calcext:value-type="float">
            <text:p>3366888</text:p>
          </table:table-cell>
          <table:table-cell office:value-type="float" office:value="3433032" calcext:value-type="float">
            <text:p>3433032</text:p>
          </table:table-cell>
          <table:table-cell office:value-type="float" office:value="3806168" calcext:value-type="float">
            <text:p>3806168</text:p>
          </table:table-cell>
          <table:table-cell table:number-columns-repeated="9"/>
        </table:table-row>
        <table:table-row table:style-name="ro1">
          <table:table-cell office:value-type="float" office:value="3218440" calcext:value-type="float">
            <text:p>3218440</text:p>
          </table:table-cell>
          <table:table-cell office:value-type="float" office:value="3310048" calcext:value-type="float">
            <text:p>3310048</text:p>
          </table:table-cell>
          <table:table-cell office:value-type="float" office:value="3512456" calcext:value-type="float">
            <text:p>3512456</text:p>
          </table:table-cell>
          <table:table-cell office:value-type="float" office:value="3991608" calcext:value-type="float">
            <text:p>3991608</text:p>
          </table:table-cell>
          <table:table-cell office:value-type="float" office:value="3366976" calcext:value-type="float">
            <text:p>3366976</text:p>
          </table:table-cell>
          <table:table-cell office:value-type="float" office:value="3433160" calcext:value-type="float">
            <text:p>3433160</text:p>
          </table:table-cell>
          <table:table-cell office:value-type="float" office:value="3806344" calcext:value-type="float">
            <text:p>3806344</text:p>
          </table:table-cell>
          <table:table-cell table:number-columns-repeated="9"/>
        </table:table-row>
        <table:table-row table:style-name="ro1">
          <table:table-cell office:value-type="float" office:value="3218768" calcext:value-type="float">
            <text:p>3218768</text:p>
          </table:table-cell>
          <table:table-cell office:value-type="float" office:value="3310136" calcext:value-type="float">
            <text:p>3310136</text:p>
          </table:table-cell>
          <table:table-cell office:value-type="float" office:value="3512792" calcext:value-type="float">
            <text:p>3512792</text:p>
          </table:table-cell>
          <table:table-cell office:value-type="float" office:value="3992528" calcext:value-type="float">
            <text:p>3992528</text:p>
          </table:table-cell>
          <table:table-cell office:value-type="float" office:value="3367248" calcext:value-type="float">
            <text:p>3367248</text:p>
          </table:table-cell>
          <table:table-cell office:value-type="float" office:value="3433608" calcext:value-type="float">
            <text:p>3433608</text:p>
          </table:table-cell>
          <table:table-cell office:value-type="float" office:value="3806864" calcext:value-type="float">
            <text:p>3806864</text:p>
          </table:table-cell>
          <table:table-cell table:number-columns-repeated="9"/>
        </table:table-row>
        <table:table-row table:style-name="ro1">
          <table:table-cell office:value-type="float" office:value="3219040" calcext:value-type="float">
            <text:p>3219040</text:p>
          </table:table-cell>
          <table:table-cell office:value-type="float" office:value="3310200" calcext:value-type="float">
            <text:p>3310200</text:p>
          </table:table-cell>
          <table:table-cell office:value-type="float" office:value="3513008" calcext:value-type="float">
            <text:p>3513008</text:p>
          </table:table-cell>
          <table:table-cell office:value-type="float" office:value="3992784" calcext:value-type="float">
            <text:p>3992784</text:p>
          </table:table-cell>
          <table:table-cell office:value-type="float" office:value="3367288" calcext:value-type="float">
            <text:p>3367288</text:p>
          </table:table-cell>
          <table:table-cell office:value-type="float" office:value="3433624" calcext:value-type="float">
            <text:p>3433624</text:p>
          </table:table-cell>
          <table:table-cell office:value-type="float" office:value="3807040" calcext:value-type="float">
            <text:p>3807040</text:p>
          </table:table-cell>
          <table:table-cell table:number-columns-repeated="9"/>
        </table:table-row>
        <table:table-row table:style-name="ro1">
          <table:table-cell office:value-type="float" office:value="3219184" calcext:value-type="float">
            <text:p>3219184</text:p>
          </table:table-cell>
          <table:table-cell office:value-type="float" office:value="3310328" calcext:value-type="float">
            <text:p>3310328</text:p>
          </table:table-cell>
          <table:table-cell office:value-type="float" office:value="3513328" calcext:value-type="float">
            <text:p>3513328</text:p>
          </table:table-cell>
          <table:table-cell office:value-type="float" office:value="3993048" calcext:value-type="float">
            <text:p>3993048</text:p>
          </table:table-cell>
          <table:table-cell office:value-type="float" office:value="3367488" calcext:value-type="float">
            <text:p>3367488</text:p>
          </table:table-cell>
          <table:table-cell office:value-type="float" office:value="3433632" calcext:value-type="float">
            <text:p>3433632</text:p>
          </table:table-cell>
          <table:table-cell office:value-type="float" office:value="3808152" calcext:value-type="float">
            <text:p>3808152</text:p>
          </table:table-cell>
          <table:table-cell table:number-columns-repeated="9"/>
        </table:table-row>
        <table:table-row table:style-name="ro1">
          <table:table-cell office:value-type="float" office:value="3219360" calcext:value-type="float">
            <text:p>3219360</text:p>
          </table:table-cell>
          <table:table-cell office:value-type="float" office:value="3311064" calcext:value-type="float">
            <text:p>3311064</text:p>
          </table:table-cell>
          <table:table-cell office:value-type="float" office:value="3513624" calcext:value-type="float">
            <text:p>3513624</text:p>
          </table:table-cell>
          <table:table-cell office:value-type="float" office:value="3993056" calcext:value-type="float">
            <text:p>3993056</text:p>
          </table:table-cell>
          <table:table-cell office:value-type="float" office:value="3367600" calcext:value-type="float">
            <text:p>3367600</text:p>
          </table:table-cell>
          <table:table-cell office:value-type="float" office:value="3433984" calcext:value-type="float">
            <text:p>3433984</text:p>
          </table:table-cell>
          <table:table-cell office:value-type="float" office:value="3808208" calcext:value-type="float">
            <text:p>3808208</text:p>
          </table:table-cell>
          <table:table-cell table:number-columns-repeated="9"/>
        </table:table-row>
        <table:table-row table:style-name="ro1">
          <table:table-cell office:value-type="float" office:value="3220216" calcext:value-type="float">
            <text:p>3220216</text:p>
          </table:table-cell>
          <table:table-cell office:value-type="float" office:value="3311096" calcext:value-type="float">
            <text:p>3311096</text:p>
          </table:table-cell>
          <table:table-cell office:value-type="float" office:value="3513672" calcext:value-type="float">
            <text:p>3513672</text:p>
          </table:table-cell>
          <table:table-cell office:value-type="float" office:value="3993448" calcext:value-type="float">
            <text:p>3993448</text:p>
          </table:table-cell>
          <table:table-cell office:value-type="float" office:value="3367632" calcext:value-type="float">
            <text:p>3367632</text:p>
          </table:table-cell>
          <table:table-cell office:value-type="float" office:value="3434096" calcext:value-type="float">
            <text:p>3434096</text:p>
          </table:table-cell>
          <table:table-cell office:value-type="float" office:value="3808408" calcext:value-type="float">
            <text:p>3808408</text:p>
          </table:table-cell>
          <table:table-cell table:number-columns-repeated="9"/>
        </table:table-row>
        <table:table-row table:style-name="ro1">
          <table:table-cell office:value-type="float" office:value="3220816" calcext:value-type="float">
            <text:p>3220816</text:p>
          </table:table-cell>
          <table:table-cell office:value-type="float" office:value="3311112" calcext:value-type="float">
            <text:p>3311112</text:p>
          </table:table-cell>
          <table:table-cell office:value-type="float" office:value="3513928" calcext:value-type="float">
            <text:p>3513928</text:p>
          </table:table-cell>
          <table:table-cell office:value-type="float" office:value="3993800" calcext:value-type="float">
            <text:p>3993800</text:p>
          </table:table-cell>
          <table:table-cell office:value-type="float" office:value="3368592" calcext:value-type="float">
            <text:p>3368592</text:p>
          </table:table-cell>
          <table:table-cell office:value-type="float" office:value="3434720" calcext:value-type="float">
            <text:p>3434720</text:p>
          </table:table-cell>
          <table:table-cell office:value-type="float" office:value="3808496" calcext:value-type="float">
            <text:p>3808496</text:p>
          </table:table-cell>
          <table:table-cell table:number-columns-repeated="9"/>
        </table:table-row>
        <table:table-row table:style-name="ro1">
          <table:table-cell office:value-type="float" office:value="3221080" calcext:value-type="float">
            <text:p>3221080</text:p>
          </table:table-cell>
          <table:table-cell office:value-type="float" office:value="3311816" calcext:value-type="float">
            <text:p>3311816</text:p>
          </table:table-cell>
          <table:table-cell office:value-type="float" office:value="3514504" calcext:value-type="float">
            <text:p>3514504</text:p>
          </table:table-cell>
          <table:table-cell office:value-type="float" office:value="3994216" calcext:value-type="float">
            <text:p>3994216</text:p>
          </table:table-cell>
          <table:table-cell office:value-type="float" office:value="3368728" calcext:value-type="float">
            <text:p>3368728</text:p>
          </table:table-cell>
          <table:table-cell office:value-type="float" office:value="3435672" calcext:value-type="float">
            <text:p>3435672</text:p>
          </table:table-cell>
          <table:table-cell office:value-type="float" office:value="3808768" calcext:value-type="float">
            <text:p>3808768</text:p>
          </table:table-cell>
          <table:table-cell table:number-columns-repeated="9"/>
        </table:table-row>
        <table:table-row table:style-name="ro1">
          <table:table-cell office:value-type="float" office:value="3221624" calcext:value-type="float">
            <text:p>3221624</text:p>
          </table:table-cell>
          <table:table-cell office:value-type="float" office:value="3312104" calcext:value-type="float">
            <text:p>3312104</text:p>
          </table:table-cell>
          <table:table-cell office:value-type="float" office:value="3514536" calcext:value-type="float">
            <text:p>3514536</text:p>
          </table:table-cell>
          <table:table-cell office:value-type="float" office:value="3994576" calcext:value-type="float">
            <text:p>3994576</text:p>
          </table:table-cell>
          <table:table-cell office:value-type="float" office:value="3368976" calcext:value-type="float">
            <text:p>3368976</text:p>
          </table:table-cell>
          <table:table-cell office:value-type="float" office:value="3436576" calcext:value-type="float">
            <text:p>3436576</text:p>
          </table:table-cell>
          <table:table-cell office:value-type="float" office:value="3809032" calcext:value-type="float">
            <text:p>3809032</text:p>
          </table:table-cell>
          <table:table-cell table:number-columns-repeated="9"/>
        </table:table-row>
        <table:table-row table:style-name="ro1">
          <table:table-cell office:value-type="float" office:value="3221648" calcext:value-type="float">
            <text:p>3221648</text:p>
          </table:table-cell>
          <table:table-cell office:value-type="float" office:value="3312448" calcext:value-type="float">
            <text:p>3312448</text:p>
          </table:table-cell>
          <table:table-cell office:value-type="float" office:value="3514720" calcext:value-type="float">
            <text:p>3514720</text:p>
          </table:table-cell>
          <table:table-cell office:value-type="float" office:value="3994592" calcext:value-type="float">
            <text:p>3994592</text:p>
          </table:table-cell>
          <table:table-cell office:value-type="float" office:value="3369288" calcext:value-type="float">
            <text:p>3369288</text:p>
          </table:table-cell>
          <table:table-cell office:value-type="float" office:value="3436648" calcext:value-type="float">
            <text:p>3436648</text:p>
          </table:table-cell>
          <table:table-cell office:value-type="float" office:value="3809120" calcext:value-type="float">
            <text:p>3809120</text:p>
          </table:table-cell>
          <table:table-cell table:number-columns-repeated="9"/>
        </table:table-row>
        <table:table-row table:style-name="ro1">
          <table:table-cell office:value-type="float" office:value="3221976" calcext:value-type="float">
            <text:p>3221976</text:p>
          </table:table-cell>
          <table:table-cell office:value-type="float" office:value="3313016" calcext:value-type="float">
            <text:p>3313016</text:p>
          </table:table-cell>
          <table:table-cell office:value-type="float" office:value="3514936" calcext:value-type="float">
            <text:p>3514936</text:p>
          </table:table-cell>
          <table:table-cell office:value-type="float" office:value="3994984" calcext:value-type="float">
            <text:p>3994984</text:p>
          </table:table-cell>
          <table:table-cell office:value-type="float" office:value="3370168" calcext:value-type="float">
            <text:p>3370168</text:p>
          </table:table-cell>
          <table:table-cell office:value-type="float" office:value="3436784" calcext:value-type="float">
            <text:p>3436784</text:p>
          </table:table-cell>
          <table:table-cell office:value-type="float" office:value="3809680" calcext:value-type="float">
            <text:p>3809680</text:p>
          </table:table-cell>
          <table:table-cell table:number-columns-repeated="9"/>
        </table:table-row>
        <table:table-row table:style-name="ro1">
          <table:table-cell office:value-type="float" office:value="3222120" calcext:value-type="float">
            <text:p>3222120</text:p>
          </table:table-cell>
          <table:table-cell office:value-type="float" office:value="3313512" calcext:value-type="float">
            <text:p>3313512</text:p>
          </table:table-cell>
          <table:table-cell office:value-type="float" office:value="3515288" calcext:value-type="float">
            <text:p>3515288</text:p>
          </table:table-cell>
          <table:table-cell office:value-type="float" office:value="3995024" calcext:value-type="float">
            <text:p>3995024</text:p>
          </table:table-cell>
          <table:table-cell office:value-type="float" office:value="3370768" calcext:value-type="float">
            <text:p>3370768</text:p>
          </table:table-cell>
          <table:table-cell office:value-type="float" office:value="3436808" calcext:value-type="float">
            <text:p>3436808</text:p>
          </table:table-cell>
          <table:table-cell office:value-type="float" office:value="3809784" calcext:value-type="float">
            <text:p>3809784</text:p>
          </table:table-cell>
          <table:table-cell table:number-columns-repeated="9"/>
        </table:table-row>
        <table:table-row table:style-name="ro1">
          <table:table-cell office:value-type="float" office:value="3222176" calcext:value-type="float">
            <text:p>3222176</text:p>
          </table:table-cell>
          <table:table-cell office:value-type="float" office:value="3314296" calcext:value-type="float">
            <text:p>3314296</text:p>
          </table:table-cell>
          <table:table-cell office:value-type="float" office:value="3516120" calcext:value-type="float">
            <text:p>3516120</text:p>
          </table:table-cell>
          <table:table-cell office:value-type="float" office:value="3995176" calcext:value-type="float">
            <text:p>3995176</text:p>
          </table:table-cell>
          <table:table-cell office:value-type="float" office:value="3371280" calcext:value-type="float">
            <text:p>3371280</text:p>
          </table:table-cell>
          <table:table-cell office:value-type="float" office:value="3437304" calcext:value-type="float">
            <text:p>3437304</text:p>
          </table:table-cell>
          <table:table-cell office:value-type="float" office:value="3811768" calcext:value-type="float">
            <text:p>3811768</text:p>
          </table:table-cell>
          <table:table-cell table:number-columns-repeated="9"/>
        </table:table-row>
        <table:table-row table:style-name="ro1">
          <table:table-cell office:value-type="float" office:value="3222336" calcext:value-type="float">
            <text:p>3222336</text:p>
          </table:table-cell>
          <table:table-cell office:value-type="float" office:value="3314808" calcext:value-type="float">
            <text:p>3314808</text:p>
          </table:table-cell>
          <table:table-cell office:value-type="float" office:value="3516872" calcext:value-type="float">
            <text:p>3516872</text:p>
          </table:table-cell>
          <table:table-cell office:value-type="float" office:value="3996288" calcext:value-type="float">
            <text:p>3996288</text:p>
          </table:table-cell>
          <table:table-cell office:value-type="float" office:value="3371504" calcext:value-type="float">
            <text:p>3371504</text:p>
          </table:table-cell>
          <table:table-cell office:value-type="float" office:value="3438224" calcext:value-type="float">
            <text:p>3438224</text:p>
          </table:table-cell>
          <table:table-cell office:value-type="float" office:value="3812320" calcext:value-type="float">
            <text:p>3812320</text:p>
          </table:table-cell>
          <table:table-cell table:number-columns-repeated="9"/>
        </table:table-row>
        <table:table-row table:style-name="ro1">
          <table:table-cell office:value-type="float" office:value="3222472" calcext:value-type="float">
            <text:p>3222472</text:p>
          </table:table-cell>
          <table:table-cell office:value-type="float" office:value="3314864" calcext:value-type="float">
            <text:p>3314864</text:p>
          </table:table-cell>
          <table:table-cell office:value-type="float" office:value="3517088" calcext:value-type="float">
            <text:p>3517088</text:p>
          </table:table-cell>
          <table:table-cell office:value-type="float" office:value="3996752" calcext:value-type="float">
            <text:p>3996752</text:p>
          </table:table-cell>
          <table:table-cell office:value-type="float" office:value="3372056" calcext:value-type="float">
            <text:p>3372056</text:p>
          </table:table-cell>
          <table:table-cell office:value-type="float" office:value="3438472" calcext:value-type="float">
            <text:p>3438472</text:p>
          </table:table-cell>
          <table:table-cell office:value-type="float" office:value="3812416" calcext:value-type="float">
            <text:p>3812416</text:p>
          </table:table-cell>
          <table:table-cell table:number-columns-repeated="9"/>
        </table:table-row>
        <table:table-row table:style-name="ro1">
          <table:table-cell office:value-type="float" office:value="3222688" calcext:value-type="float">
            <text:p>3222688</text:p>
          </table:table-cell>
          <table:table-cell office:value-type="float" office:value="3314936" calcext:value-type="float">
            <text:p>3314936</text:p>
          </table:table-cell>
          <table:table-cell office:value-type="float" office:value="3517312" calcext:value-type="float">
            <text:p>3517312</text:p>
          </table:table-cell>
          <table:table-cell office:value-type="float" office:value="3996872" calcext:value-type="float">
            <text:p>3996872</text:p>
          </table:table-cell>
          <table:table-cell office:value-type="float" office:value="3372072" calcext:value-type="float">
            <text:p>3372072</text:p>
          </table:table-cell>
          <table:table-cell office:value-type="float" office:value="3438496" calcext:value-type="float">
            <text:p>3438496</text:p>
          </table:table-cell>
          <table:table-cell office:value-type="float" office:value="3812624" calcext:value-type="float">
            <text:p>3812624</text:p>
          </table:table-cell>
          <table:table-cell table:number-columns-repeated="9"/>
        </table:table-row>
        <table:table-row table:style-name="ro1">
          <table:table-cell office:value-type="float" office:value="3224088" calcext:value-type="float">
            <text:p>3224088</text:p>
          </table:table-cell>
          <table:table-cell office:value-type="float" office:value="3316184" calcext:value-type="float">
            <text:p>3316184</text:p>
          </table:table-cell>
          <table:table-cell office:value-type="float" office:value="3517648" calcext:value-type="float">
            <text:p>3517648</text:p>
          </table:table-cell>
          <table:table-cell office:value-type="float" office:value="3997176" calcext:value-type="float">
            <text:p>3997176</text:p>
          </table:table-cell>
          <table:table-cell office:value-type="float" office:value="3372360" calcext:value-type="float">
            <text:p>3372360</text:p>
          </table:table-cell>
          <table:table-cell office:value-type="float" office:value="3439056" calcext:value-type="float">
            <text:p>3439056</text:p>
          </table:table-cell>
          <table:table-cell office:value-type="float" office:value="3812952" calcext:value-type="float">
            <text:p>3812952</text:p>
          </table:table-cell>
          <table:table-cell table:number-columns-repeated="9"/>
        </table:table-row>
        <table:table-row table:style-name="ro1">
          <table:table-cell office:value-type="float" office:value="3224192" calcext:value-type="float">
            <text:p>3224192</text:p>
          </table:table-cell>
          <table:table-cell office:value-type="float" office:value="3316392" calcext:value-type="float">
            <text:p>3316392</text:p>
          </table:table-cell>
          <table:table-cell office:value-type="float" office:value="3518240" calcext:value-type="float">
            <text:p>3518240</text:p>
          </table:table-cell>
          <table:table-cell office:value-type="float" office:value="3997264" calcext:value-type="float">
            <text:p>3997264</text:p>
          </table:table-cell>
          <table:table-cell office:value-type="float" office:value="3372392" calcext:value-type="float">
            <text:p>3372392</text:p>
          </table:table-cell>
          <table:table-cell office:value-type="float" office:value="3439112" calcext:value-type="float">
            <text:p>3439112</text:p>
          </table:table-cell>
          <table:table-cell office:value-type="float" office:value="3813104" calcext:value-type="float">
            <text:p>3813104</text:p>
          </table:table-cell>
          <table:table-cell table:number-columns-repeated="9"/>
        </table:table-row>
        <table:table-row table:style-name="ro1">
          <table:table-cell office:value-type="float" office:value="3224544" calcext:value-type="float">
            <text:p>3224544</text:p>
          </table:table-cell>
          <table:table-cell office:value-type="float" office:value="3316576" calcext:value-type="float">
            <text:p>3316576</text:p>
          </table:table-cell>
          <table:table-cell office:value-type="float" office:value="3518744" calcext:value-type="float">
            <text:p>3518744</text:p>
          </table:table-cell>
          <table:table-cell office:value-type="float" office:value="3997288" calcext:value-type="float">
            <text:p>3997288</text:p>
          </table:table-cell>
          <table:table-cell office:value-type="float" office:value="3372512" calcext:value-type="float">
            <text:p>3372512</text:p>
          </table:table-cell>
          <table:table-cell office:value-type="float" office:value="3439840" calcext:value-type="float">
            <text:p>3439840</text:p>
          </table:table-cell>
          <table:table-cell office:value-type="float" office:value="3813160" calcext:value-type="float">
            <text:p>3813160</text:p>
          </table:table-cell>
          <table:table-cell table:number-columns-repeated="9"/>
        </table:table-row>
        <table:table-row table:style-name="ro1">
          <table:table-cell office:value-type="float" office:value="3224848" calcext:value-type="float">
            <text:p>3224848</text:p>
          </table:table-cell>
          <table:table-cell office:value-type="float" office:value="3316800" calcext:value-type="float">
            <text:p>3316800</text:p>
          </table:table-cell>
          <table:table-cell office:value-type="float" office:value="3519160" calcext:value-type="float">
            <text:p>3519160</text:p>
          </table:table-cell>
          <table:table-cell office:value-type="float" office:value="3997680" calcext:value-type="float">
            <text:p>3997680</text:p>
          </table:table-cell>
          <table:table-cell office:value-type="float" office:value="3373032" calcext:value-type="float">
            <text:p>3373032</text:p>
          </table:table-cell>
          <table:table-cell office:value-type="float" office:value="3440176" calcext:value-type="float">
            <text:p>3440176</text:p>
          </table:table-cell>
          <table:table-cell office:value-type="float" office:value="3813416" calcext:value-type="float">
            <text:p>3813416</text:p>
          </table:table-cell>
          <table:table-cell table:number-columns-repeated="9"/>
        </table:table-row>
        <table:table-row table:style-name="ro1">
          <table:table-cell office:value-type="float" office:value="3225336" calcext:value-type="float">
            <text:p>3225336</text:p>
          </table:table-cell>
          <table:table-cell office:value-type="float" office:value="3316872" calcext:value-type="float">
            <text:p>3316872</text:p>
          </table:table-cell>
          <table:table-cell office:value-type="float" office:value="3520824" calcext:value-type="float">
            <text:p>3520824</text:p>
          </table:table-cell>
          <table:table-cell office:value-type="float" office:value="3998544" calcext:value-type="float">
            <text:p>3998544</text:p>
          </table:table-cell>
          <table:table-cell office:value-type="float" office:value="3373296" calcext:value-type="float">
            <text:p>3373296</text:p>
          </table:table-cell>
          <table:table-cell office:value-type="float" office:value="3440200" calcext:value-type="float">
            <text:p>3440200</text:p>
          </table:table-cell>
          <table:table-cell office:value-type="float" office:value="3813432" calcext:value-type="float">
            <text:p>3813432</text:p>
          </table:table-cell>
          <table:table-cell table:number-columns-repeated="9"/>
        </table:table-row>
        <table:table-row table:style-name="ro1">
          <table:table-cell office:value-type="float" office:value="3226496" calcext:value-type="float">
            <text:p>3226496</text:p>
          </table:table-cell>
          <table:table-cell office:value-type="float" office:value="3317872" calcext:value-type="float">
            <text:p>3317872</text:p>
          </table:table-cell>
          <table:table-cell office:value-type="float" office:value="3521016" calcext:value-type="float">
            <text:p>3521016</text:p>
          </table:table-cell>
          <table:table-cell office:value-type="float" office:value="3998872" calcext:value-type="float">
            <text:p>3998872</text:p>
          </table:table-cell>
          <table:table-cell office:value-type="float" office:value="3373744" calcext:value-type="float">
            <text:p>3373744</text:p>
          </table:table-cell>
          <table:table-cell office:value-type="float" office:value="3440224" calcext:value-type="float">
            <text:p>3440224</text:p>
          </table:table-cell>
          <table:table-cell office:value-type="float" office:value="3813856" calcext:value-type="float">
            <text:p>3813856</text:p>
          </table:table-cell>
          <table:table-cell table:number-columns-repeated="9"/>
        </table:table-row>
        <table:table-row table:style-name="ro1">
          <table:table-cell office:value-type="float" office:value="3227424" calcext:value-type="float">
            <text:p>3227424</text:p>
          </table:table-cell>
          <table:table-cell office:value-type="float" office:value="3318464" calcext:value-type="float">
            <text:p>3318464</text:p>
          </table:table-cell>
          <table:table-cell office:value-type="float" office:value="3521512" calcext:value-type="float">
            <text:p>3521512</text:p>
          </table:table-cell>
          <table:table-cell office:value-type="float" office:value="3998880" calcext:value-type="float">
            <text:p>3998880</text:p>
          </table:table-cell>
          <table:table-cell office:value-type="float" office:value="3373864" calcext:value-type="float">
            <text:p>3373864</text:p>
          </table:table-cell>
          <table:table-cell office:value-type="float" office:value="3440736" calcext:value-type="float">
            <text:p>3440736</text:p>
          </table:table-cell>
          <table:table-cell office:value-type="float" office:value="3813968" calcext:value-type="float">
            <text:p>3813968</text:p>
          </table:table-cell>
          <table:table-cell table:number-columns-repeated="9"/>
        </table:table-row>
        <table:table-row table:style-name="ro1">
          <table:table-cell office:value-type="float" office:value="3227656" calcext:value-type="float">
            <text:p>3227656</text:p>
          </table:table-cell>
          <table:table-cell office:value-type="float" office:value="3319000" calcext:value-type="float">
            <text:p>3319000</text:p>
          </table:table-cell>
          <table:table-cell office:value-type="float" office:value="3521968" calcext:value-type="float">
            <text:p>3521968</text:p>
          </table:table-cell>
          <table:table-cell office:value-type="float" office:value="3999800" calcext:value-type="float">
            <text:p>3999800</text:p>
          </table:table-cell>
          <table:table-cell office:value-type="float" office:value="3374552" calcext:value-type="float">
            <text:p>3374552</text:p>
          </table:table-cell>
          <table:table-cell office:value-type="float" office:value="3441896" calcext:value-type="float">
            <text:p>3441896</text:p>
          </table:table-cell>
          <table:table-cell office:value-type="float" office:value="3814624" calcext:value-type="float">
            <text:p>3814624</text:p>
          </table:table-cell>
          <table:table-cell table:number-columns-repeated="9"/>
        </table:table-row>
        <table:table-row table:style-name="ro1">
          <table:table-cell office:value-type="float" office:value="3227840" calcext:value-type="float">
            <text:p>3227840</text:p>
          </table:table-cell>
          <table:table-cell office:value-type="float" office:value="3319448" calcext:value-type="float">
            <text:p>3319448</text:p>
          </table:table-cell>
          <table:table-cell office:value-type="float" office:value="3522240" calcext:value-type="float">
            <text:p>3522240</text:p>
          </table:table-cell>
          <table:table-cell office:value-type="float" office:value="4000144" calcext:value-type="float">
            <text:p>4000144</text:p>
          </table:table-cell>
          <table:table-cell office:value-type="float" office:value="3377088" calcext:value-type="float">
            <text:p>3377088</text:p>
          </table:table-cell>
          <table:table-cell office:value-type="float" office:value="3441976" calcext:value-type="float">
            <text:p>3441976</text:p>
          </table:table-cell>
          <table:table-cell office:value-type="float" office:value="3816152" calcext:value-type="float">
            <text:p>3816152</text:p>
          </table:table-cell>
          <table:table-cell table:number-columns-repeated="9"/>
        </table:table-row>
        <table:table-row table:style-name="ro1">
          <table:table-cell office:value-type="float" office:value="3228696" calcext:value-type="float">
            <text:p>3228696</text:p>
          </table:table-cell>
          <table:table-cell office:value-type="float" office:value="3320024" calcext:value-type="float">
            <text:p>3320024</text:p>
          </table:table-cell>
          <table:table-cell office:value-type="float" office:value="3522480" calcext:value-type="float">
            <text:p>3522480</text:p>
          </table:table-cell>
          <table:table-cell office:value-type="float" office:value="4000160" calcext:value-type="float">
            <text:p>4000160</text:p>
          </table:table-cell>
          <table:table-cell office:value-type="float" office:value="3377096" calcext:value-type="float">
            <text:p>3377096</text:p>
          </table:table-cell>
          <table:table-cell office:value-type="float" office:value="3442032" calcext:value-type="float">
            <text:p>3442032</text:p>
          </table:table-cell>
          <table:table-cell office:value-type="float" office:value="3816624" calcext:value-type="float">
            <text:p>3816624</text:p>
          </table:table-cell>
          <table:table-cell table:number-columns-repeated="9"/>
        </table:table-row>
        <table:table-row table:style-name="ro1">
          <table:table-cell office:value-type="float" office:value="3229080" calcext:value-type="float">
            <text:p>3229080</text:p>
          </table:table-cell>
          <table:table-cell office:value-type="float" office:value="3320704" calcext:value-type="float">
            <text:p>3320704</text:p>
          </table:table-cell>
          <table:table-cell office:value-type="float" office:value="3522856" calcext:value-type="float">
            <text:p>3522856</text:p>
          </table:table-cell>
          <table:table-cell office:value-type="float" office:value="4000192" calcext:value-type="float">
            <text:p>4000192</text:p>
          </table:table-cell>
          <table:table-cell office:value-type="float" office:value="3377224" calcext:value-type="float">
            <text:p>3377224</text:p>
          </table:table-cell>
          <table:table-cell office:value-type="float" office:value="3442104" calcext:value-type="float">
            <text:p>3442104</text:p>
          </table:table-cell>
          <table:table-cell office:value-type="float" office:value="3817776" calcext:value-type="float">
            <text:p>3817776</text:p>
          </table:table-cell>
          <table:table-cell table:number-columns-repeated="9"/>
        </table:table-row>
        <table:table-row table:style-name="ro1">
          <table:table-cell office:value-type="float" office:value="3229536" calcext:value-type="float">
            <text:p>3229536</text:p>
          </table:table-cell>
          <table:table-cell office:value-type="float" office:value="3320992" calcext:value-type="float">
            <text:p>3320992</text:p>
          </table:table-cell>
          <table:table-cell office:value-type="float" office:value="3523112" calcext:value-type="float">
            <text:p>3523112</text:p>
          </table:table-cell>
          <table:table-cell office:value-type="float" office:value="4000304" calcext:value-type="float">
            <text:p>4000304</text:p>
          </table:table-cell>
          <table:table-cell office:value-type="float" office:value="3377240" calcext:value-type="float">
            <text:p>3377240</text:p>
          </table:table-cell>
          <table:table-cell office:value-type="float" office:value="3442992" calcext:value-type="float">
            <text:p>3442992</text:p>
          </table:table-cell>
          <table:table-cell office:value-type="float" office:value="3818448" calcext:value-type="float">
            <text:p>3818448</text:p>
          </table:table-cell>
          <table:table-cell table:number-columns-repeated="9"/>
        </table:table-row>
        <table:table-row table:style-name="ro1">
          <table:table-cell office:value-type="float" office:value="3230928" calcext:value-type="float">
            <text:p>3230928</text:p>
          </table:table-cell>
          <table:table-cell office:value-type="float" office:value="3321960" calcext:value-type="float">
            <text:p>3321960</text:p>
          </table:table-cell>
          <table:table-cell office:value-type="float" office:value="3523312" calcext:value-type="float">
            <text:p>3523312</text:p>
          </table:table-cell>
          <table:table-cell office:value-type="float" office:value="4000352" calcext:value-type="float">
            <text:p>4000352</text:p>
          </table:table-cell>
          <table:table-cell office:value-type="float" office:value="3377328" calcext:value-type="float">
            <text:p>3377328</text:p>
          </table:table-cell>
          <table:table-cell office:value-type="float" office:value="3443128" calcext:value-type="float">
            <text:p>3443128</text:p>
          </table:table-cell>
          <table:table-cell office:value-type="float" office:value="3819392" calcext:value-type="float">
            <text:p>3819392</text:p>
          </table:table-cell>
          <table:table-cell table:number-columns-repeated="9"/>
        </table:table-row>
        <table:table-row table:style-name="ro1">
          <table:table-cell office:value-type="float" office:value="3232384" calcext:value-type="float">
            <text:p>3232384</text:p>
          </table:table-cell>
          <table:table-cell office:value-type="float" office:value="3322208" calcext:value-type="float">
            <text:p>3322208</text:p>
          </table:table-cell>
          <table:table-cell office:value-type="float" office:value="3523408" calcext:value-type="float">
            <text:p>3523408</text:p>
          </table:table-cell>
          <table:table-cell office:value-type="float" office:value="4000632" calcext:value-type="float">
            <text:p>4000632</text:p>
          </table:table-cell>
          <table:table-cell office:value-type="float" office:value="3377480" calcext:value-type="float">
            <text:p>3377480</text:p>
          </table:table-cell>
          <table:table-cell office:value-type="float" office:value="3443624" calcext:value-type="float">
            <text:p>3443624</text:p>
          </table:table-cell>
          <table:table-cell office:value-type="float" office:value="3819656" calcext:value-type="float">
            <text:p>3819656</text:p>
          </table:table-cell>
          <table:table-cell table:number-columns-repeated="9"/>
        </table:table-row>
        <table:table-row table:style-name="ro1">
          <table:table-cell office:value-type="float" office:value="3232600" calcext:value-type="float">
            <text:p>3232600</text:p>
          </table:table-cell>
          <table:table-cell office:value-type="float" office:value="3322272" calcext:value-type="float">
            <text:p>3322272</text:p>
          </table:table-cell>
          <table:table-cell office:value-type="float" office:value="3523472" calcext:value-type="float">
            <text:p>3523472</text:p>
          </table:table-cell>
          <table:table-cell office:value-type="float" office:value="4000888" calcext:value-type="float">
            <text:p>4000888</text:p>
          </table:table-cell>
          <table:table-cell office:value-type="float" office:value="3377560" calcext:value-type="float">
            <text:p>3377560</text:p>
          </table:table-cell>
          <table:table-cell office:value-type="float" office:value="3444344" calcext:value-type="float">
            <text:p>3444344</text:p>
          </table:table-cell>
          <table:table-cell office:value-type="float" office:value="3820104" calcext:value-type="float">
            <text:p>3820104</text:p>
          </table:table-cell>
          <table:table-cell table:number-columns-repeated="9"/>
        </table:table-row>
        <table:table-row table:style-name="ro1">
          <table:table-cell office:value-type="float" office:value="3233408" calcext:value-type="float">
            <text:p>3233408</text:p>
          </table:table-cell>
          <table:table-cell office:value-type="float" office:value="3322472" calcext:value-type="float">
            <text:p>3322472</text:p>
          </table:table-cell>
          <table:table-cell office:value-type="float" office:value="3523872" calcext:value-type="float">
            <text:p>3523872</text:p>
          </table:table-cell>
          <table:table-cell office:value-type="float" office:value="4001664" calcext:value-type="float">
            <text:p>4001664</text:p>
          </table:table-cell>
          <table:table-cell office:value-type="float" office:value="3378016" calcext:value-type="float">
            <text:p>3378016</text:p>
          </table:table-cell>
          <table:table-cell office:value-type="float" office:value="3444520" calcext:value-type="float">
            <text:p>3444520</text:p>
          </table:table-cell>
          <table:table-cell office:value-type="float" office:value="3820296" calcext:value-type="float">
            <text:p>3820296</text:p>
          </table:table-cell>
          <table:table-cell table:number-columns-repeated="9"/>
        </table:table-row>
        <table:table-row table:style-name="ro1">
          <table:table-cell office:value-type="float" office:value="3233416" calcext:value-type="float">
            <text:p>3233416</text:p>
          </table:table-cell>
          <table:table-cell office:value-type="float" office:value="3323064" calcext:value-type="float">
            <text:p>3323064</text:p>
          </table:table-cell>
          <table:table-cell office:value-type="float" office:value="3524224" calcext:value-type="float">
            <text:p>3524224</text:p>
          </table:table-cell>
          <table:table-cell office:value-type="float" office:value="4002352" calcext:value-type="float">
            <text:p>4002352</text:p>
          </table:table-cell>
          <table:table-cell office:value-type="float" office:value="3378200" calcext:value-type="float">
            <text:p>3378200</text:p>
          </table:table-cell>
          <table:table-cell office:value-type="float" office:value="3444648" calcext:value-type="float">
            <text:p>3444648</text:p>
          </table:table-cell>
          <table:table-cell office:value-type="float" office:value="3820360" calcext:value-type="float">
            <text:p>3820360</text:p>
          </table:table-cell>
          <table:table-cell table:number-columns-repeated="9"/>
        </table:table-row>
        <table:table-row table:style-name="ro1">
          <table:table-cell office:value-type="float" office:value="3233632" calcext:value-type="float">
            <text:p>3233632</text:p>
          </table:table-cell>
          <table:table-cell office:value-type="float" office:value="3323240" calcext:value-type="float">
            <text:p>3323240</text:p>
          </table:table-cell>
          <table:table-cell office:value-type="float" office:value="3524256" calcext:value-type="float">
            <text:p>3524256</text:p>
          </table:table-cell>
          <table:table-cell office:value-type="float" office:value="4002408" calcext:value-type="float">
            <text:p>4002408</text:p>
          </table:table-cell>
          <table:table-cell office:value-type="float" office:value="3378944" calcext:value-type="float">
            <text:p>3378944</text:p>
          </table:table-cell>
          <table:table-cell office:value-type="float" office:value="3445264" calcext:value-type="float">
            <text:p>3445264</text:p>
          </table:table-cell>
          <table:table-cell office:value-type="float" office:value="3820408" calcext:value-type="float">
            <text:p>3820408</text:p>
          </table:table-cell>
          <table:table-cell table:number-columns-repeated="9"/>
        </table:table-row>
        <table:table-row table:style-name="ro1">
          <table:table-cell office:value-type="float" office:value="3234048" calcext:value-type="float">
            <text:p>3234048</text:p>
          </table:table-cell>
          <table:table-cell office:value-type="float" office:value="3323552" calcext:value-type="float">
            <text:p>3323552</text:p>
          </table:table-cell>
          <table:table-cell office:value-type="float" office:value="3524360" calcext:value-type="float">
            <text:p>3524360</text:p>
          </table:table-cell>
          <table:table-cell office:value-type="float" office:value="4003392" calcext:value-type="float">
            <text:p>4003392</text:p>
          </table:table-cell>
          <table:table-cell office:value-type="float" office:value="3379024" calcext:value-type="float">
            <text:p>3379024</text:p>
          </table:table-cell>
          <table:table-cell office:value-type="float" office:value="3445808" calcext:value-type="float">
            <text:p>3445808</text:p>
          </table:table-cell>
          <table:table-cell office:value-type="float" office:value="3820864" calcext:value-type="float">
            <text:p>3820864</text:p>
          </table:table-cell>
          <table:table-cell table:number-columns-repeated="9"/>
        </table:table-row>
        <table:table-row table:style-name="ro1">
          <table:table-cell office:value-type="float" office:value="3234328" calcext:value-type="float">
            <text:p>3234328</text:p>
          </table:table-cell>
          <table:table-cell office:value-type="float" office:value="3323760" calcext:value-type="float">
            <text:p>3323760</text:p>
          </table:table-cell>
          <table:table-cell office:value-type="float" office:value="3524672" calcext:value-type="float">
            <text:p>3524672</text:p>
          </table:table-cell>
          <table:table-cell office:value-type="float" office:value="4003472" calcext:value-type="float">
            <text:p>4003472</text:p>
          </table:table-cell>
          <table:table-cell office:value-type="float" office:value="3379584" calcext:value-type="float">
            <text:p>3379584</text:p>
          </table:table-cell>
          <table:table-cell office:value-type="float" office:value="3446888" calcext:value-type="float">
            <text:p>3446888</text:p>
          </table:table-cell>
          <table:table-cell office:value-type="float" office:value="3821592" calcext:value-type="float">
            <text:p>3821592</text:p>
          </table:table-cell>
          <table:table-cell table:number-columns-repeated="9"/>
        </table:table-row>
        <table:table-row table:style-name="ro1">
          <table:table-cell office:value-type="float" office:value="3236096" calcext:value-type="float">
            <text:p>3236096</text:p>
          </table:table-cell>
          <table:table-cell office:value-type="float" office:value="3324168" calcext:value-type="float">
            <text:p>3324168</text:p>
          </table:table-cell>
          <table:table-cell office:value-type="float" office:value="3524704" calcext:value-type="float">
            <text:p>3524704</text:p>
          </table:table-cell>
          <table:table-cell office:value-type="float" office:value="4003536" calcext:value-type="float">
            <text:p>4003536</text:p>
          </table:table-cell>
          <table:table-cell office:value-type="float" office:value="3379744" calcext:value-type="float">
            <text:p>3379744</text:p>
          </table:table-cell>
          <table:table-cell office:value-type="float" office:value="3448168" calcext:value-type="float">
            <text:p>3448168</text:p>
          </table:table-cell>
          <table:table-cell office:value-type="float" office:value="3822456" calcext:value-type="float">
            <text:p>3822456</text:p>
          </table:table-cell>
          <table:table-cell table:number-columns-repeated="9"/>
        </table:table-row>
        <table:table-row table:style-name="ro1">
          <table:table-cell office:value-type="float" office:value="3236920" calcext:value-type="float">
            <text:p>3236920</text:p>
          </table:table-cell>
          <table:table-cell office:value-type="float" office:value="3324392" calcext:value-type="float">
            <text:p>3324392</text:p>
          </table:table-cell>
          <table:table-cell office:value-type="float" office:value="3525224" calcext:value-type="float">
            <text:p>3525224</text:p>
          </table:table-cell>
          <table:table-cell office:value-type="float" office:value="4003744" calcext:value-type="float">
            <text:p>4003744</text:p>
          </table:table-cell>
          <table:table-cell office:value-type="float" office:value="3379760" calcext:value-type="float">
            <text:p>3379760</text:p>
          </table:table-cell>
          <table:table-cell office:value-type="float" office:value="3448744" calcext:value-type="float">
            <text:p>3448744</text:p>
          </table:table-cell>
          <table:table-cell office:value-type="float" office:value="3822760" calcext:value-type="float">
            <text:p>3822760</text:p>
          </table:table-cell>
          <table:table-cell table:number-columns-repeated="9"/>
        </table:table-row>
        <table:table-row table:style-name="ro1">
          <table:table-cell office:value-type="float" office:value="3237168" calcext:value-type="float">
            <text:p>3237168</text:p>
          </table:table-cell>
          <table:table-cell office:value-type="float" office:value="3324616" calcext:value-type="float">
            <text:p>3324616</text:p>
          </table:table-cell>
          <table:table-cell office:value-type="float" office:value="3525504" calcext:value-type="float">
            <text:p>3525504</text:p>
          </table:table-cell>
          <table:table-cell office:value-type="float" office:value="4003824" calcext:value-type="float">
            <text:p>4003824</text:p>
          </table:table-cell>
          <table:table-cell office:value-type="float" office:value="3380344" calcext:value-type="float">
            <text:p>3380344</text:p>
          </table:table-cell>
          <table:table-cell office:value-type="float" office:value="3449016" calcext:value-type="float">
            <text:p>3449016</text:p>
          </table:table-cell>
          <table:table-cell office:value-type="float" office:value="3822800" calcext:value-type="float">
            <text:p>3822800</text:p>
          </table:table-cell>
          <table:table-cell table:number-columns-repeated="9"/>
        </table:table-row>
        <table:table-row table:style-name="ro1">
          <table:table-cell office:value-type="float" office:value="3237624" calcext:value-type="float">
            <text:p>3237624</text:p>
          </table:table-cell>
          <table:table-cell office:value-type="float" office:value="3325816" calcext:value-type="float">
            <text:p>3325816</text:p>
          </table:table-cell>
          <table:table-cell office:value-type="float" office:value="3527048" calcext:value-type="float">
            <text:p>3527048</text:p>
          </table:table-cell>
          <table:table-cell office:value-type="float" office:value="4003864" calcext:value-type="float">
            <text:p>4003864</text:p>
          </table:table-cell>
          <table:table-cell office:value-type="float" office:value="3380816" calcext:value-type="float">
            <text:p>3380816</text:p>
          </table:table-cell>
          <table:table-cell office:value-type="float" office:value="3449120" calcext:value-type="float">
            <text:p>3449120</text:p>
          </table:table-cell>
          <table:table-cell office:value-type="float" office:value="3823080" calcext:value-type="float">
            <text:p>3823080</text:p>
          </table:table-cell>
          <table:table-cell table:number-columns-repeated="9"/>
        </table:table-row>
        <table:table-row table:style-name="ro1">
          <table:table-cell office:value-type="float" office:value="3237728" calcext:value-type="float">
            <text:p>3237728</text:p>
          </table:table-cell>
          <table:table-cell office:value-type="float" office:value="3326200" calcext:value-type="float">
            <text:p>3326200</text:p>
          </table:table-cell>
          <table:table-cell office:value-type="float" office:value="3527088" calcext:value-type="float">
            <text:p>3527088</text:p>
          </table:table-cell>
          <table:table-cell office:value-type="float" office:value="4004368" calcext:value-type="float">
            <text:p>4004368</text:p>
          </table:table-cell>
          <table:table-cell office:value-type="float" office:value="3381296" calcext:value-type="float">
            <text:p>3381296</text:p>
          </table:table-cell>
          <table:table-cell office:value-type="float" office:value="3449176" calcext:value-type="float">
            <text:p>3449176</text:p>
          </table:table-cell>
          <table:table-cell office:value-type="float" office:value="3823160" calcext:value-type="float">
            <text:p>3823160</text:p>
          </table:table-cell>
          <table:table-cell table:number-columns-repeated="9"/>
        </table:table-row>
        <table:table-row table:style-name="ro1">
          <table:table-cell office:value-type="float" office:value="3237792" calcext:value-type="float">
            <text:p>3237792</text:p>
          </table:table-cell>
          <table:table-cell office:value-type="float" office:value="3327064" calcext:value-type="float">
            <text:p>3327064</text:p>
          </table:table-cell>
          <table:table-cell office:value-type="float" office:value="3527520" calcext:value-type="float">
            <text:p>3527520</text:p>
          </table:table-cell>
          <table:table-cell office:value-type="float" office:value="4004480" calcext:value-type="float">
            <text:p>4004480</text:p>
          </table:table-cell>
          <table:table-cell office:value-type="float" office:value="3382928" calcext:value-type="float">
            <text:p>3382928</text:p>
          </table:table-cell>
          <table:table-cell office:value-type="float" office:value="3449592" calcext:value-type="float">
            <text:p>3449592</text:p>
          </table:table-cell>
          <table:table-cell office:value-type="float" office:value="3824016" calcext:value-type="float">
            <text:p>3824016</text:p>
          </table:table-cell>
          <table:table-cell table:number-columns-repeated="9"/>
        </table:table-row>
        <table:table-row table:style-name="ro1">
          <table:table-cell office:value-type="float" office:value="3238000" calcext:value-type="float">
            <text:p>3238000</text:p>
          </table:table-cell>
          <table:table-cell office:value-type="float" office:value="3327272" calcext:value-type="float">
            <text:p>3327272</text:p>
          </table:table-cell>
          <table:table-cell office:value-type="float" office:value="3527920" calcext:value-type="float">
            <text:p>3527920</text:p>
          </table:table-cell>
          <table:table-cell office:value-type="float" office:value="4004664" calcext:value-type="float">
            <text:p>4004664</text:p>
          </table:table-cell>
          <table:table-cell office:value-type="float" office:value="3383792" calcext:value-type="float">
            <text:p>3383792</text:p>
          </table:table-cell>
          <table:table-cell office:value-type="float" office:value="3449944" calcext:value-type="float">
            <text:p>3449944</text:p>
          </table:table-cell>
          <table:table-cell office:value-type="float" office:value="3824408" calcext:value-type="float">
            <text:p>3824408</text:p>
          </table:table-cell>
          <table:table-cell table:number-columns-repeated="9"/>
        </table:table-row>
        <table:table-row table:style-name="ro1">
          <table:table-cell office:value-type="float" office:value="3238000" calcext:value-type="float">
            <text:p>3238000</text:p>
          </table:table-cell>
          <table:table-cell office:value-type="float" office:value="3327664" calcext:value-type="float">
            <text:p>3327664</text:p>
          </table:table-cell>
          <table:table-cell office:value-type="float" office:value="3528112" calcext:value-type="float">
            <text:p>3528112</text:p>
          </table:table-cell>
          <table:table-cell office:value-type="float" office:value="4005216" calcext:value-type="float">
            <text:p>4005216</text:p>
          </table:table-cell>
          <table:table-cell office:value-type="float" office:value="3384160" calcext:value-type="float">
            <text:p>3384160</text:p>
          </table:table-cell>
          <table:table-cell office:value-type="float" office:value="3450760" calcext:value-type="float">
            <text:p>3450760</text:p>
          </table:table-cell>
          <table:table-cell office:value-type="float" office:value="3824520" calcext:value-type="float">
            <text:p>3824520</text:p>
          </table:table-cell>
          <table:table-cell table:number-columns-repeated="9"/>
        </table:table-row>
        <table:table-row table:style-name="ro1">
          <table:table-cell office:value-type="float" office:value="3238032" calcext:value-type="float">
            <text:p>3238032</text:p>
          </table:table-cell>
          <table:table-cell office:value-type="float" office:value="3329080" calcext:value-type="float">
            <text:p>3329080</text:p>
          </table:table-cell>
          <table:table-cell office:value-type="float" office:value="3528240" calcext:value-type="float">
            <text:p>3528240</text:p>
          </table:table-cell>
          <table:table-cell office:value-type="float" office:value="4005584" calcext:value-type="float">
            <text:p>4005584</text:p>
          </table:table-cell>
          <table:table-cell office:value-type="float" office:value="3384792" calcext:value-type="float">
            <text:p>3384792</text:p>
          </table:table-cell>
          <table:table-cell office:value-type="float" office:value="3451648" calcext:value-type="float">
            <text:p>3451648</text:p>
          </table:table-cell>
          <table:table-cell office:value-type="float" office:value="3824760" calcext:value-type="float">
            <text:p>3824760</text:p>
          </table:table-cell>
          <table:table-cell table:number-columns-repeated="9"/>
        </table:table-row>
        <table:table-row table:style-name="ro1">
          <table:table-cell office:value-type="float" office:value="3238240" calcext:value-type="float">
            <text:p>3238240</text:p>
          </table:table-cell>
          <table:table-cell office:value-type="float" office:value="3330728" calcext:value-type="float">
            <text:p>3330728</text:p>
          </table:table-cell>
          <table:table-cell office:value-type="float" office:value="3528704" calcext:value-type="float">
            <text:p>3528704</text:p>
          </table:table-cell>
          <table:table-cell office:value-type="float" office:value="4006960" calcext:value-type="float">
            <text:p>4006960</text:p>
          </table:table-cell>
          <table:table-cell office:value-type="float" office:value="3385168" calcext:value-type="float">
            <text:p>3385168</text:p>
          </table:table-cell>
          <table:table-cell office:value-type="float" office:value="3452200" calcext:value-type="float">
            <text:p>3452200</text:p>
          </table:table-cell>
          <table:table-cell office:value-type="float" office:value="3825632" calcext:value-type="float">
            <text:p>3825632</text:p>
          </table:table-cell>
          <table:table-cell table:number-columns-repeated="9"/>
        </table:table-row>
        <table:table-row table:style-name="ro1">
          <table:table-cell office:value-type="float" office:value="3238432" calcext:value-type="float">
            <text:p>3238432</text:p>
          </table:table-cell>
          <table:table-cell office:value-type="float" office:value="3330992" calcext:value-type="float">
            <text:p>3330992</text:p>
          </table:table-cell>
          <table:table-cell office:value-type="float" office:value="3529104" calcext:value-type="float">
            <text:p>3529104</text:p>
          </table:table-cell>
          <table:table-cell office:value-type="float" office:value="4007080" calcext:value-type="float">
            <text:p>4007080</text:p>
          </table:table-cell>
          <table:table-cell office:value-type="float" office:value="3385200" calcext:value-type="float">
            <text:p>3385200</text:p>
          </table:table-cell>
          <table:table-cell office:value-type="float" office:value="3452768" calcext:value-type="float">
            <text:p>3452768</text:p>
          </table:table-cell>
          <table:table-cell office:value-type="float" office:value="3825992" calcext:value-type="float">
            <text:p>3825992</text:p>
          </table:table-cell>
          <table:table-cell table:number-columns-repeated="9"/>
        </table:table-row>
        <table:table-row table:style-name="ro1">
          <table:table-cell office:value-type="float" office:value="3238600" calcext:value-type="float">
            <text:p>3238600</text:p>
          </table:table-cell>
          <table:table-cell office:value-type="float" office:value="3331168" calcext:value-type="float">
            <text:p>3331168</text:p>
          </table:table-cell>
          <table:table-cell office:value-type="float" office:value="3529832" calcext:value-type="float">
            <text:p>3529832</text:p>
          </table:table-cell>
          <table:table-cell office:value-type="float" office:value="4008040" calcext:value-type="float">
            <text:p>4008040</text:p>
          </table:table-cell>
          <table:table-cell office:value-type="float" office:value="3385480" calcext:value-type="float">
            <text:p>3385480</text:p>
          </table:table-cell>
          <table:table-cell office:value-type="float" office:value="3452912" calcext:value-type="float">
            <text:p>3452912</text:p>
          </table:table-cell>
          <table:table-cell office:value-type="float" office:value="3826160" calcext:value-type="float">
            <text:p>3826160</text:p>
          </table:table-cell>
          <table:table-cell table:number-columns-repeated="9"/>
        </table:table-row>
        <table:table-row table:style-name="ro1">
          <table:table-cell office:value-type="float" office:value="3239752" calcext:value-type="float">
            <text:p>3239752</text:p>
          </table:table-cell>
          <table:table-cell office:value-type="float" office:value="3331352" calcext:value-type="float">
            <text:p>3331352</text:p>
          </table:table-cell>
          <table:table-cell office:value-type="float" office:value="3532440" calcext:value-type="float">
            <text:p>3532440</text:p>
          </table:table-cell>
          <table:table-cell office:value-type="float" office:value="4009336" calcext:value-type="float">
            <text:p>4009336</text:p>
          </table:table-cell>
          <table:table-cell office:value-type="float" office:value="3385792" calcext:value-type="float">
            <text:p>3385792</text:p>
          </table:table-cell>
          <table:table-cell office:value-type="float" office:value="3452952" calcext:value-type="float">
            <text:p>3452952</text:p>
          </table:table-cell>
          <table:table-cell office:value-type="float" office:value="3826184" calcext:value-type="float">
            <text:p>3826184</text:p>
          </table:table-cell>
          <table:table-cell table:number-columns-repeated="9"/>
        </table:table-row>
        <table:table-row table:style-name="ro1">
          <table:table-cell office:value-type="float" office:value="3239944" calcext:value-type="float">
            <text:p>3239944</text:p>
          </table:table-cell>
          <table:table-cell office:value-type="float" office:value="3331848" calcext:value-type="float">
            <text:p>3331848</text:p>
          </table:table-cell>
          <table:table-cell office:value-type="float" office:value="3533344" calcext:value-type="float">
            <text:p>3533344</text:p>
          </table:table-cell>
          <table:table-cell office:value-type="float" office:value="4009896" calcext:value-type="float">
            <text:p>4009896</text:p>
          </table:table-cell>
          <table:table-cell office:value-type="float" office:value="3385816" calcext:value-type="float">
            <text:p>3385816</text:p>
          </table:table-cell>
          <table:table-cell office:value-type="float" office:value="3453912" calcext:value-type="float">
            <text:p>3453912</text:p>
          </table:table-cell>
          <table:table-cell office:value-type="float" office:value="3826216" calcext:value-type="float">
            <text:p>3826216</text:p>
          </table:table-cell>
          <table:table-cell table:number-columns-repeated="9"/>
        </table:table-row>
        <table:table-row table:style-name="ro1">
          <table:table-cell office:value-type="float" office:value="3239976" calcext:value-type="float">
            <text:p>3239976</text:p>
          </table:table-cell>
          <table:table-cell office:value-type="float" office:value="3331880" calcext:value-type="float">
            <text:p>3331880</text:p>
          </table:table-cell>
          <table:table-cell office:value-type="float" office:value="3533472" calcext:value-type="float">
            <text:p>3533472</text:p>
          </table:table-cell>
          <table:table-cell office:value-type="float" office:value="4011416" calcext:value-type="float">
            <text:p>4011416</text:p>
          </table:table-cell>
          <table:table-cell office:value-type="float" office:value="3385840" calcext:value-type="float">
            <text:p>3385840</text:p>
          </table:table-cell>
          <table:table-cell office:value-type="float" office:value="3454520" calcext:value-type="float">
            <text:p>3454520</text:p>
          </table:table-cell>
          <table:table-cell office:value-type="float" office:value="3826216" calcext:value-type="float">
            <text:p>3826216</text:p>
          </table:table-cell>
          <table:table-cell table:number-columns-repeated="9"/>
        </table:table-row>
        <table:table-row table:style-name="ro1">
          <table:table-cell office:value-type="float" office:value="3240408" calcext:value-type="float">
            <text:p>3240408</text:p>
          </table:table-cell>
          <table:table-cell office:value-type="float" office:value="3331984" calcext:value-type="float">
            <text:p>3331984</text:p>
          </table:table-cell>
          <table:table-cell office:value-type="float" office:value="3533664" calcext:value-type="float">
            <text:p>3533664</text:p>
          </table:table-cell>
          <table:table-cell office:value-type="float" office:value="4012032" calcext:value-type="float">
            <text:p>4012032</text:p>
          </table:table-cell>
          <table:table-cell office:value-type="float" office:value="3386112" calcext:value-type="float">
            <text:p>3386112</text:p>
          </table:table-cell>
          <table:table-cell office:value-type="float" office:value="3454952" calcext:value-type="float">
            <text:p>3454952</text:p>
          </table:table-cell>
          <table:table-cell office:value-type="float" office:value="3827064" calcext:value-type="float">
            <text:p>3827064</text:p>
          </table:table-cell>
          <table:table-cell table:number-columns-repeated="9"/>
        </table:table-row>
        <table:table-row table:style-name="ro1">
          <table:table-cell office:value-type="float" office:value="3241064" calcext:value-type="float">
            <text:p>3241064</text:p>
          </table:table-cell>
          <table:table-cell office:value-type="float" office:value="3332168" calcext:value-type="float">
            <text:p>3332168</text:p>
          </table:table-cell>
          <table:table-cell office:value-type="float" office:value="3533920" calcext:value-type="float">
            <text:p>3533920</text:p>
          </table:table-cell>
          <table:table-cell office:value-type="float" office:value="4012056" calcext:value-type="float">
            <text:p>4012056</text:p>
          </table:table-cell>
          <table:table-cell office:value-type="float" office:value="3386496" calcext:value-type="float">
            <text:p>3386496</text:p>
          </table:table-cell>
          <table:table-cell office:value-type="float" office:value="3455568" calcext:value-type="float">
            <text:p>3455568</text:p>
          </table:table-cell>
          <table:table-cell office:value-type="float" office:value="3827368" calcext:value-type="float">
            <text:p>3827368</text:p>
          </table:table-cell>
          <table:table-cell table:number-columns-repeated="9"/>
        </table:table-row>
        <table:table-row table:style-name="ro1">
          <table:table-cell office:value-type="float" office:value="3241616" calcext:value-type="float">
            <text:p>3241616</text:p>
          </table:table-cell>
          <table:table-cell office:value-type="float" office:value="3332712" calcext:value-type="float">
            <text:p>3332712</text:p>
          </table:table-cell>
          <table:table-cell office:value-type="float" office:value="3534312" calcext:value-type="float">
            <text:p>3534312</text:p>
          </table:table-cell>
          <table:table-cell office:value-type="float" office:value="4013056" calcext:value-type="float">
            <text:p>4013056</text:p>
          </table:table-cell>
          <table:table-cell office:value-type="float" office:value="3387072" calcext:value-type="float">
            <text:p>3387072</text:p>
          </table:table-cell>
          <table:table-cell office:value-type="float" office:value="3456344" calcext:value-type="float">
            <text:p>3456344</text:p>
          </table:table-cell>
          <table:table-cell office:value-type="float" office:value="3828176" calcext:value-type="float">
            <text:p>3828176</text:p>
          </table:table-cell>
          <table:table-cell table:number-columns-repeated="9"/>
        </table:table-row>
        <table:table-row table:style-name="ro1">
          <table:table-cell office:value-type="float" office:value="3242800" calcext:value-type="float">
            <text:p>3242800</text:p>
          </table:table-cell>
          <table:table-cell office:value-type="float" office:value="3332808" calcext:value-type="float">
            <text:p>3332808</text:p>
          </table:table-cell>
          <table:table-cell office:value-type="float" office:value="3534864" calcext:value-type="float">
            <text:p>3534864</text:p>
          </table:table-cell>
          <table:table-cell office:value-type="float" office:value="4013176" calcext:value-type="float">
            <text:p>4013176</text:p>
          </table:table-cell>
          <table:table-cell office:value-type="float" office:value="3387992" calcext:value-type="float">
            <text:p>3387992</text:p>
          </table:table-cell>
          <table:table-cell office:value-type="float" office:value="3456504" calcext:value-type="float">
            <text:p>3456504</text:p>
          </table:table-cell>
          <table:table-cell office:value-type="float" office:value="3828624" calcext:value-type="float">
            <text:p>3828624</text:p>
          </table:table-cell>
          <table:table-cell table:number-columns-repeated="9"/>
        </table:table-row>
        <table:table-row table:style-name="ro1">
          <table:table-cell office:value-type="float" office:value="3242832" calcext:value-type="float">
            <text:p>3242832</text:p>
          </table:table-cell>
          <table:table-cell office:value-type="float" office:value="3332960" calcext:value-type="float">
            <text:p>3332960</text:p>
          </table:table-cell>
          <table:table-cell office:value-type="float" office:value="3534992" calcext:value-type="float">
            <text:p>3534992</text:p>
          </table:table-cell>
          <table:table-cell office:value-type="float" office:value="4013376" calcext:value-type="float">
            <text:p>4013376</text:p>
          </table:table-cell>
          <table:table-cell office:value-type="float" office:value="3388416" calcext:value-type="float">
            <text:p>3388416</text:p>
          </table:table-cell>
          <table:table-cell office:value-type="float" office:value="3456600" calcext:value-type="float">
            <text:p>3456600</text:p>
          </table:table-cell>
          <table:table-cell office:value-type="float" office:value="3828992" calcext:value-type="float">
            <text:p>3828992</text:p>
          </table:table-cell>
          <table:table-cell table:number-columns-repeated="9"/>
        </table:table-row>
        <table:table-row table:style-name="ro1">
          <table:table-cell office:value-type="float" office:value="3242848" calcext:value-type="float">
            <text:p>3242848</text:p>
          </table:table-cell>
          <table:table-cell office:value-type="float" office:value="3332968" calcext:value-type="float">
            <text:p>3332968</text:p>
          </table:table-cell>
          <table:table-cell office:value-type="float" office:value="3535640" calcext:value-type="float">
            <text:p>3535640</text:p>
          </table:table-cell>
          <table:table-cell office:value-type="float" office:value="4013408" calcext:value-type="float">
            <text:p>4013408</text:p>
          </table:table-cell>
          <table:table-cell office:value-type="float" office:value="3389512" calcext:value-type="float">
            <text:p>3389512</text:p>
          </table:table-cell>
          <table:table-cell office:value-type="float" office:value="3457168" calcext:value-type="float">
            <text:p>3457168</text:p>
          </table:table-cell>
          <table:table-cell office:value-type="float" office:value="3829680" calcext:value-type="float">
            <text:p>3829680</text:p>
          </table:table-cell>
          <table:table-cell table:number-columns-repeated="9"/>
        </table:table-row>
        <table:table-row table:style-name="ro1">
          <table:table-cell office:value-type="float" office:value="3243696" calcext:value-type="float">
            <text:p>3243696</text:p>
          </table:table-cell>
          <table:table-cell office:value-type="float" office:value="3333600" calcext:value-type="float">
            <text:p>3333600</text:p>
          </table:table-cell>
          <table:table-cell office:value-type="float" office:value="3535896" calcext:value-type="float">
            <text:p>3535896</text:p>
          </table:table-cell>
          <table:table-cell office:value-type="float" office:value="4014144" calcext:value-type="float">
            <text:p>4014144</text:p>
          </table:table-cell>
          <table:table-cell office:value-type="float" office:value="3391128" calcext:value-type="float">
            <text:p>3391128</text:p>
          </table:table-cell>
          <table:table-cell office:value-type="float" office:value="3458216" calcext:value-type="float">
            <text:p>3458216</text:p>
          </table:table-cell>
          <table:table-cell office:value-type="float" office:value="3830848" calcext:value-type="float">
            <text:p>3830848</text:p>
          </table:table-cell>
          <table:table-cell table:number-columns-repeated="9"/>
        </table:table-row>
        <table:table-row table:style-name="ro1">
          <table:table-cell office:value-type="float" office:value="3244984" calcext:value-type="float">
            <text:p>3244984</text:p>
          </table:table-cell>
          <table:table-cell office:value-type="float" office:value="3335264" calcext:value-type="float">
            <text:p>3335264</text:p>
          </table:table-cell>
          <table:table-cell office:value-type="float" office:value="3536152" calcext:value-type="float">
            <text:p>3536152</text:p>
          </table:table-cell>
          <table:table-cell office:value-type="float" office:value="4014304" calcext:value-type="float">
            <text:p>4014304</text:p>
          </table:table-cell>
          <table:table-cell office:value-type="float" office:value="3391224" calcext:value-type="float">
            <text:p>3391224</text:p>
          </table:table-cell>
          <table:table-cell office:value-type="float" office:value="3458360" calcext:value-type="float">
            <text:p>3458360</text:p>
          </table:table-cell>
          <table:table-cell office:value-type="float" office:value="3831256" calcext:value-type="float">
            <text:p>3831256</text:p>
          </table:table-cell>
          <table:table-cell table:number-columns-repeated="9"/>
        </table:table-row>
        <table:table-row table:style-name="ro1">
          <table:table-cell office:value-type="float" office:value="3245288" calcext:value-type="float">
            <text:p>3245288</text:p>
          </table:table-cell>
          <table:table-cell office:value-type="float" office:value="3336280" calcext:value-type="float">
            <text:p>3336280</text:p>
          </table:table-cell>
          <table:table-cell office:value-type="float" office:value="3537288" calcext:value-type="float">
            <text:p>3537288</text:p>
          </table:table-cell>
          <table:table-cell office:value-type="float" office:value="4014736" calcext:value-type="float">
            <text:p>4014736</text:p>
          </table:table-cell>
          <table:table-cell office:value-type="float" office:value="3391248" calcext:value-type="float">
            <text:p>3391248</text:p>
          </table:table-cell>
          <table:table-cell office:value-type="float" office:value="3458408" calcext:value-type="float">
            <text:p>3458408</text:p>
          </table:table-cell>
          <table:table-cell office:value-type="float" office:value="3831408" calcext:value-type="float">
            <text:p>3831408</text:p>
          </table:table-cell>
          <table:table-cell table:number-columns-repeated="9"/>
        </table:table-row>
        <table:table-row table:style-name="ro1">
          <table:table-cell office:value-type="float" office:value="3245552" calcext:value-type="float">
            <text:p>3245552</text:p>
          </table:table-cell>
          <table:table-cell office:value-type="float" office:value="3336448" calcext:value-type="float">
            <text:p>3336448</text:p>
          </table:table-cell>
          <table:table-cell office:value-type="float" office:value="3537504" calcext:value-type="float">
            <text:p>3537504</text:p>
          </table:table-cell>
          <table:table-cell office:value-type="float" office:value="4014888" calcext:value-type="float">
            <text:p>4014888</text:p>
          </table:table-cell>
          <table:table-cell office:value-type="float" office:value="3391272" calcext:value-type="float">
            <text:p>3391272</text:p>
          </table:table-cell>
          <table:table-cell office:value-type="float" office:value="3458480" calcext:value-type="float">
            <text:p>3458480</text:p>
          </table:table-cell>
          <table:table-cell office:value-type="float" office:value="3831744" calcext:value-type="float">
            <text:p>3831744</text:p>
          </table:table-cell>
          <table:table-cell table:number-columns-repeated="9"/>
        </table:table-row>
        <table:table-row table:style-name="ro1">
          <table:table-cell office:value-type="float" office:value="3245824" calcext:value-type="float">
            <text:p>3245824</text:p>
          </table:table-cell>
          <table:table-cell office:value-type="float" office:value="3337088" calcext:value-type="float">
            <text:p>3337088</text:p>
          </table:table-cell>
          <table:table-cell office:value-type="float" office:value="3537640" calcext:value-type="float">
            <text:p>3537640</text:p>
          </table:table-cell>
          <table:table-cell office:value-type="float" office:value="4014944" calcext:value-type="float">
            <text:p>4014944</text:p>
          </table:table-cell>
          <table:table-cell office:value-type="float" office:value="3391544" calcext:value-type="float">
            <text:p>3391544</text:p>
          </table:table-cell>
          <table:table-cell office:value-type="float" office:value="3461040" calcext:value-type="float">
            <text:p>3461040</text:p>
          </table:table-cell>
          <table:table-cell office:value-type="float" office:value="3833000" calcext:value-type="float">
            <text:p>3833000</text:p>
          </table:table-cell>
          <table:table-cell table:number-columns-repeated="9"/>
        </table:table-row>
        <table:table-row table:style-name="ro1">
          <table:table-cell office:value-type="float" office:value="3245984" calcext:value-type="float">
            <text:p>3245984</text:p>
          </table:table-cell>
          <table:table-cell office:value-type="float" office:value="3337344" calcext:value-type="float">
            <text:p>3337344</text:p>
          </table:table-cell>
          <table:table-cell office:value-type="float" office:value="3538032" calcext:value-type="float">
            <text:p>3538032</text:p>
          </table:table-cell>
          <table:table-cell office:value-type="float" office:value="4014952" calcext:value-type="float">
            <text:p>4014952</text:p>
          </table:table-cell>
          <table:table-cell office:value-type="float" office:value="3391704" calcext:value-type="float">
            <text:p>3391704</text:p>
          </table:table-cell>
          <table:table-cell office:value-type="float" office:value="3461192" calcext:value-type="float">
            <text:p>3461192</text:p>
          </table:table-cell>
          <table:table-cell office:value-type="float" office:value="3833392" calcext:value-type="float">
            <text:p>3833392</text:p>
          </table:table-cell>
          <table:table-cell table:number-columns-repeated="9"/>
        </table:table-row>
        <table:table-row table:style-name="ro1">
          <table:table-cell office:value-type="float" office:value="3246104" calcext:value-type="float">
            <text:p>3246104</text:p>
          </table:table-cell>
          <table:table-cell office:value-type="float" office:value="3337960" calcext:value-type="float">
            <text:p>3337960</text:p>
          </table:table-cell>
          <table:table-cell office:value-type="float" office:value="3538288" calcext:value-type="float">
            <text:p>3538288</text:p>
          </table:table-cell>
          <table:table-cell office:value-type="float" office:value="4015600" calcext:value-type="float">
            <text:p>4015600</text:p>
          </table:table-cell>
          <table:table-cell office:value-type="float" office:value="3392912" calcext:value-type="float">
            <text:p>3392912</text:p>
          </table:table-cell>
          <table:table-cell office:value-type="float" office:value="3461360" calcext:value-type="float">
            <text:p>3461360</text:p>
          </table:table-cell>
          <table:table-cell office:value-type="float" office:value="3833656" calcext:value-type="float">
            <text:p>3833656</text:p>
          </table:table-cell>
          <table:table-cell table:number-columns-repeated="9"/>
        </table:table-row>
        <table:table-row table:style-name="ro1">
          <table:table-cell office:value-type="float" office:value="3246408" calcext:value-type="float">
            <text:p>3246408</text:p>
          </table:table-cell>
          <table:table-cell office:value-type="float" office:value="3338512" calcext:value-type="float">
            <text:p>3338512</text:p>
          </table:table-cell>
          <table:table-cell office:value-type="float" office:value="3539056" calcext:value-type="float">
            <text:p>3539056</text:p>
          </table:table-cell>
          <table:table-cell office:value-type="float" office:value="4015728" calcext:value-type="float">
            <text:p>4015728</text:p>
          </table:table-cell>
          <table:table-cell office:value-type="float" office:value="3393368" calcext:value-type="float">
            <text:p>3393368</text:p>
          </table:table-cell>
          <table:table-cell office:value-type="float" office:value="3461448" calcext:value-type="float">
            <text:p>3461448</text:p>
          </table:table-cell>
          <table:table-cell office:value-type="float" office:value="3834736" calcext:value-type="float">
            <text:p>3834736</text:p>
          </table:table-cell>
          <table:table-cell table:number-columns-repeated="9"/>
        </table:table-row>
        <table:table-row table:style-name="ro1">
          <table:table-cell office:value-type="float" office:value="3246552" calcext:value-type="float">
            <text:p>3246552</text:p>
          </table:table-cell>
          <table:table-cell office:value-type="float" office:value="3339144" calcext:value-type="float">
            <text:p>3339144</text:p>
          </table:table-cell>
          <table:table-cell office:value-type="float" office:value="3539944" calcext:value-type="float">
            <text:p>3539944</text:p>
          </table:table-cell>
          <table:table-cell office:value-type="float" office:value="4017184" calcext:value-type="float">
            <text:p>4017184</text:p>
          </table:table-cell>
          <table:table-cell office:value-type="float" office:value="3394056" calcext:value-type="float">
            <text:p>3394056</text:p>
          </table:table-cell>
          <table:table-cell office:value-type="float" office:value="3461504" calcext:value-type="float">
            <text:p>3461504</text:p>
          </table:table-cell>
          <table:table-cell office:value-type="float" office:value="3835696" calcext:value-type="float">
            <text:p>3835696</text:p>
          </table:table-cell>
          <table:table-cell table:number-columns-repeated="9"/>
        </table:table-row>
        <table:table-row table:style-name="ro1">
          <table:table-cell office:value-type="float" office:value="3246664" calcext:value-type="float">
            <text:p>3246664</text:p>
          </table:table-cell>
          <table:table-cell office:value-type="float" office:value="3339168" calcext:value-type="float">
            <text:p>3339168</text:p>
          </table:table-cell>
          <table:table-cell office:value-type="float" office:value="3540016" calcext:value-type="float">
            <text:p>3540016</text:p>
          </table:table-cell>
          <table:table-cell office:value-type="float" office:value="4018272" calcext:value-type="float">
            <text:p>4018272</text:p>
          </table:table-cell>
          <table:table-cell office:value-type="float" office:value="3394072" calcext:value-type="float">
            <text:p>3394072</text:p>
          </table:table-cell>
          <table:table-cell office:value-type="float" office:value="3463368" calcext:value-type="float">
            <text:p>3463368</text:p>
          </table:table-cell>
          <table:table-cell office:value-type="float" office:value="3835944" calcext:value-type="float">
            <text:p>3835944</text:p>
          </table:table-cell>
          <table:table-cell table:number-columns-repeated="9"/>
        </table:table-row>
        <table:table-row table:style-name="ro1">
          <table:table-cell office:value-type="float" office:value="3247616" calcext:value-type="float">
            <text:p>3247616</text:p>
          </table:table-cell>
          <table:table-cell office:value-type="float" office:value="3339608" calcext:value-type="float">
            <text:p>3339608</text:p>
          </table:table-cell>
          <table:table-cell office:value-type="float" office:value="3541200" calcext:value-type="float">
            <text:p>3541200</text:p>
          </table:table-cell>
          <table:table-cell office:value-type="float" office:value="4018440" calcext:value-type="float">
            <text:p>4018440</text:p>
          </table:table-cell>
          <table:table-cell office:value-type="float" office:value="3394136" calcext:value-type="float">
            <text:p>3394136</text:p>
          </table:table-cell>
          <table:table-cell office:value-type="float" office:value="3463744" calcext:value-type="float">
            <text:p>3463744</text:p>
          </table:table-cell>
          <table:table-cell office:value-type="float" office:value="3835952" calcext:value-type="float">
            <text:p>3835952</text:p>
          </table:table-cell>
          <table:table-cell table:number-columns-repeated="9"/>
        </table:table-row>
        <table:table-row table:style-name="ro1">
          <table:table-cell office:value-type="float" office:value="3247936" calcext:value-type="float">
            <text:p>3247936</text:p>
          </table:table-cell>
          <table:table-cell office:value-type="float" office:value="3339872" calcext:value-type="float">
            <text:p>3339872</text:p>
          </table:table-cell>
          <table:table-cell office:value-type="float" office:value="3543040" calcext:value-type="float">
            <text:p>3543040</text:p>
          </table:table-cell>
          <table:table-cell office:value-type="float" office:value="4018552" calcext:value-type="float">
            <text:p>4018552</text:p>
          </table:table-cell>
          <table:table-cell office:value-type="float" office:value="3394256" calcext:value-type="float">
            <text:p>3394256</text:p>
          </table:table-cell>
          <table:table-cell office:value-type="float" office:value="3463768" calcext:value-type="float">
            <text:p>3463768</text:p>
          </table:table-cell>
          <table:table-cell office:value-type="float" office:value="3836664" calcext:value-type="float">
            <text:p>3836664</text:p>
          </table:table-cell>
          <table:table-cell table:number-columns-repeated="9"/>
        </table:table-row>
        <table:table-row table:style-name="ro1">
          <table:table-cell office:value-type="float" office:value="3248192" calcext:value-type="float">
            <text:p>3248192</text:p>
          </table:table-cell>
          <table:table-cell office:value-type="float" office:value="3340000" calcext:value-type="float">
            <text:p>3340000</text:p>
          </table:table-cell>
          <table:table-cell office:value-type="float" office:value="3543320" calcext:value-type="float">
            <text:p>3543320</text:p>
          </table:table-cell>
          <table:table-cell office:value-type="float" office:value="4018624" calcext:value-type="float">
            <text:p>4018624</text:p>
          </table:table-cell>
          <table:table-cell office:value-type="float" office:value="3394368" calcext:value-type="float">
            <text:p>3394368</text:p>
          </table:table-cell>
          <table:table-cell office:value-type="float" office:value="3463792" calcext:value-type="float">
            <text:p>3463792</text:p>
          </table:table-cell>
          <table:table-cell office:value-type="float" office:value="3837016" calcext:value-type="float">
            <text:p>3837016</text:p>
          </table:table-cell>
          <table:table-cell table:number-columns-repeated="9"/>
        </table:table-row>
        <table:table-row table:style-name="ro1">
          <table:table-cell office:value-type="float" office:value="3248552" calcext:value-type="float">
            <text:p>3248552</text:p>
          </table:table-cell>
          <table:table-cell office:value-type="float" office:value="3341336" calcext:value-type="float">
            <text:p>3341336</text:p>
          </table:table-cell>
          <table:table-cell office:value-type="float" office:value="3543800" calcext:value-type="float">
            <text:p>3543800</text:p>
          </table:table-cell>
          <table:table-cell office:value-type="float" office:value="4019048" calcext:value-type="float">
            <text:p>4019048</text:p>
          </table:table-cell>
          <table:table-cell office:value-type="float" office:value="3394872" calcext:value-type="float">
            <text:p>3394872</text:p>
          </table:table-cell>
          <table:table-cell office:value-type="float" office:value="3464392" calcext:value-type="float">
            <text:p>3464392</text:p>
          </table:table-cell>
          <table:table-cell office:value-type="float" office:value="3837280" calcext:value-type="float">
            <text:p>3837280</text:p>
          </table:table-cell>
          <table:table-cell table:number-columns-repeated="9"/>
        </table:table-row>
        <table:table-row table:style-name="ro1">
          <table:table-cell office:value-type="float" office:value="3250048" calcext:value-type="float">
            <text:p>3250048</text:p>
          </table:table-cell>
          <table:table-cell office:value-type="float" office:value="3341800" calcext:value-type="float">
            <text:p>3341800</text:p>
          </table:table-cell>
          <table:table-cell office:value-type="float" office:value="3543896" calcext:value-type="float">
            <text:p>3543896</text:p>
          </table:table-cell>
          <table:table-cell office:value-type="float" office:value="4019336" calcext:value-type="float">
            <text:p>4019336</text:p>
          </table:table-cell>
          <table:table-cell office:value-type="float" office:value="3396048" calcext:value-type="float">
            <text:p>3396048</text:p>
          </table:table-cell>
          <table:table-cell office:value-type="float" office:value="3464592" calcext:value-type="float">
            <text:p>3464592</text:p>
          </table:table-cell>
          <table:table-cell office:value-type="float" office:value="3837424" calcext:value-type="float">
            <text:p>3837424</text:p>
          </table:table-cell>
          <table:table-cell table:number-columns-repeated="9"/>
        </table:table-row>
        <table:table-row table:style-name="ro1">
          <table:table-cell office:value-type="float" office:value="3250520" calcext:value-type="float">
            <text:p>3250520</text:p>
          </table:table-cell>
          <table:table-cell office:value-type="float" office:value="3342272" calcext:value-type="float">
            <text:p>3342272</text:p>
          </table:table-cell>
          <table:table-cell office:value-type="float" office:value="3544000" calcext:value-type="float">
            <text:p>3544000</text:p>
          </table:table-cell>
          <table:table-cell office:value-type="float" office:value="4020280" calcext:value-type="float">
            <text:p>4020280</text:p>
          </table:table-cell>
          <table:table-cell office:value-type="float" office:value="3396232" calcext:value-type="float">
            <text:p>3396232</text:p>
          </table:table-cell>
          <table:table-cell office:value-type="float" office:value="3464640" calcext:value-type="float">
            <text:p>3464640</text:p>
          </table:table-cell>
          <table:table-cell office:value-type="float" office:value="3837656" calcext:value-type="float">
            <text:p>3837656</text:p>
          </table:table-cell>
          <table:table-cell table:number-columns-repeated="9"/>
        </table:table-row>
        <table:table-row table:style-name="ro1">
          <table:table-cell office:value-type="float" office:value="3250672" calcext:value-type="float">
            <text:p>3250672</text:p>
          </table:table-cell>
          <table:table-cell office:value-type="float" office:value="3342296" calcext:value-type="float">
            <text:p>3342296</text:p>
          </table:table-cell>
          <table:table-cell office:value-type="float" office:value="3544632" calcext:value-type="float">
            <text:p>3544632</text:p>
          </table:table-cell>
          <table:table-cell office:value-type="float" office:value="4020448" calcext:value-type="float">
            <text:p>4020448</text:p>
          </table:table-cell>
          <table:table-cell office:value-type="float" office:value="3397280" calcext:value-type="float">
            <text:p>3397280</text:p>
          </table:table-cell>
          <table:table-cell office:value-type="float" office:value="3464704" calcext:value-type="float">
            <text:p>3464704</text:p>
          </table:table-cell>
          <table:table-cell office:value-type="float" office:value="3837712" calcext:value-type="float">
            <text:p>3837712</text:p>
          </table:table-cell>
          <table:table-cell table:number-columns-repeated="9"/>
        </table:table-row>
        <table:table-row table:style-name="ro1">
          <table:table-cell office:value-type="float" office:value="3251568" calcext:value-type="float">
            <text:p>3251568</text:p>
          </table:table-cell>
          <table:table-cell office:value-type="float" office:value="3343256" calcext:value-type="float">
            <text:p>3343256</text:p>
          </table:table-cell>
          <table:table-cell office:value-type="float" office:value="3544976" calcext:value-type="float">
            <text:p>3544976</text:p>
          </table:table-cell>
          <table:table-cell office:value-type="float" office:value="4020576" calcext:value-type="float">
            <text:p>4020576</text:p>
          </table:table-cell>
          <table:table-cell office:value-type="float" office:value="3397320" calcext:value-type="float">
            <text:p>3397320</text:p>
          </table:table-cell>
          <table:table-cell office:value-type="float" office:value="3464872" calcext:value-type="float">
            <text:p>3464872</text:p>
          </table:table-cell>
          <table:table-cell office:value-type="float" office:value="3837752" calcext:value-type="float">
            <text:p>3837752</text:p>
          </table:table-cell>
          <table:table-cell table:number-columns-repeated="9"/>
        </table:table-row>
        <table:table-row table:style-name="ro1">
          <table:table-cell office:value-type="float" office:value="3251592" calcext:value-type="float">
            <text:p>3251592</text:p>
          </table:table-cell>
          <table:table-cell office:value-type="float" office:value="3344944" calcext:value-type="float">
            <text:p>3344944</text:p>
          </table:table-cell>
          <table:table-cell office:value-type="float" office:value="3545344" calcext:value-type="float">
            <text:p>3545344</text:p>
          </table:table-cell>
          <table:table-cell office:value-type="float" office:value="4020728" calcext:value-type="float">
            <text:p>4020728</text:p>
          </table:table-cell>
          <table:table-cell office:value-type="float" office:value="3397480" calcext:value-type="float">
            <text:p>3397480</text:p>
          </table:table-cell>
          <table:table-cell office:value-type="float" office:value="3465024" calcext:value-type="float">
            <text:p>3465024</text:p>
          </table:table-cell>
          <table:table-cell office:value-type="float" office:value="3838552" calcext:value-type="float">
            <text:p>3838552</text:p>
          </table:table-cell>
          <table:table-cell table:number-columns-repeated="9"/>
        </table:table-row>
        <table:table-row table:style-name="ro1">
          <table:table-cell office:value-type="float" office:value="3251640" calcext:value-type="float">
            <text:p>3251640</text:p>
          </table:table-cell>
          <table:table-cell office:value-type="float" office:value="3345496" calcext:value-type="float">
            <text:p>3345496</text:p>
          </table:table-cell>
          <table:table-cell office:value-type="float" office:value="3546504" calcext:value-type="float">
            <text:p>3546504</text:p>
          </table:table-cell>
          <table:table-cell office:value-type="float" office:value="4021344" calcext:value-type="float">
            <text:p>4021344</text:p>
          </table:table-cell>
          <table:table-cell office:value-type="float" office:value="3397512" calcext:value-type="float">
            <text:p>3397512</text:p>
          </table:table-cell>
          <table:table-cell office:value-type="float" office:value="3465808" calcext:value-type="float">
            <text:p>3465808</text:p>
          </table:table-cell>
          <table:table-cell office:value-type="float" office:value="3838776" calcext:value-type="float">
            <text:p>3838776</text:p>
          </table:table-cell>
          <table:table-cell table:number-columns-repeated="9"/>
        </table:table-row>
        <table:table-row table:style-name="ro1">
          <table:table-cell office:value-type="float" office:value="3251712" calcext:value-type="float">
            <text:p>3251712</text:p>
          </table:table-cell>
          <table:table-cell office:value-type="float" office:value="3345672" calcext:value-type="float">
            <text:p>3345672</text:p>
          </table:table-cell>
          <table:table-cell office:value-type="float" office:value="3546672" calcext:value-type="float">
            <text:p>3546672</text:p>
          </table:table-cell>
          <table:table-cell office:value-type="float" office:value="4021640" calcext:value-type="float">
            <text:p>4021640</text:p>
          </table:table-cell>
          <table:table-cell office:value-type="float" office:value="3397840" calcext:value-type="float">
            <text:p>3397840</text:p>
          </table:table-cell>
          <table:table-cell office:value-type="float" office:value="3466360" calcext:value-type="float">
            <text:p>3466360</text:p>
          </table:table-cell>
          <table:table-cell office:value-type="float" office:value="3839176" calcext:value-type="float">
            <text:p>3839176</text:p>
          </table:table-cell>
          <table:table-cell table:number-columns-repeated="9"/>
        </table:table-row>
        <table:table-row table:style-name="ro1">
          <table:table-cell office:value-type="float" office:value="3251968" calcext:value-type="float">
            <text:p>3251968</text:p>
          </table:table-cell>
          <table:table-cell office:value-type="float" office:value="3345792" calcext:value-type="float">
            <text:p>3345792</text:p>
          </table:table-cell>
          <table:table-cell office:value-type="float" office:value="3546720" calcext:value-type="float">
            <text:p>3546720</text:p>
          </table:table-cell>
          <table:table-cell office:value-type="float" office:value="4022880" calcext:value-type="float">
            <text:p>4022880</text:p>
          </table:table-cell>
          <table:table-cell office:value-type="float" office:value="3397936" calcext:value-type="float">
            <text:p>3397936</text:p>
          </table:table-cell>
          <table:table-cell office:value-type="float" office:value="3466600" calcext:value-type="float">
            <text:p>3466600</text:p>
          </table:table-cell>
          <table:table-cell office:value-type="float" office:value="3839672" calcext:value-type="float">
            <text:p>3839672</text:p>
          </table:table-cell>
          <table:table-cell table:number-columns-repeated="9"/>
        </table:table-row>
        <table:table-row table:style-name="ro1">
          <table:table-cell office:value-type="float" office:value="3253024" calcext:value-type="float">
            <text:p>3253024</text:p>
          </table:table-cell>
          <table:table-cell office:value-type="float" office:value="3346168" calcext:value-type="float">
            <text:p>3346168</text:p>
          </table:table-cell>
          <table:table-cell office:value-type="float" office:value="3546984" calcext:value-type="float">
            <text:p>3546984</text:p>
          </table:table-cell>
          <table:table-cell office:value-type="float" office:value="4023368" calcext:value-type="float">
            <text:p>4023368</text:p>
          </table:table-cell>
          <table:table-cell office:value-type="float" office:value="3398224" calcext:value-type="float">
            <text:p>3398224</text:p>
          </table:table-cell>
          <table:table-cell office:value-type="float" office:value="3466656" calcext:value-type="float">
            <text:p>3466656</text:p>
          </table:table-cell>
          <table:table-cell office:value-type="float" office:value="3841584" calcext:value-type="float">
            <text:p>3841584</text:p>
          </table:table-cell>
          <table:table-cell table:number-columns-repeated="9"/>
        </table:table-row>
        <table:table-row table:style-name="ro1">
          <table:table-cell office:value-type="float" office:value="3253048" calcext:value-type="float">
            <text:p>3253048</text:p>
          </table:table-cell>
          <table:table-cell office:value-type="float" office:value="3346488" calcext:value-type="float">
            <text:p>3346488</text:p>
          </table:table-cell>
          <table:table-cell office:value-type="float" office:value="3548648" calcext:value-type="float">
            <text:p>3548648</text:p>
          </table:table-cell>
          <table:table-cell office:value-type="float" office:value="4025712" calcext:value-type="float">
            <text:p>4025712</text:p>
          </table:table-cell>
          <table:table-cell office:value-type="float" office:value="3398640" calcext:value-type="float">
            <text:p>3398640</text:p>
          </table:table-cell>
          <table:table-cell office:value-type="float" office:value="3466856" calcext:value-type="float">
            <text:p>3466856</text:p>
          </table:table-cell>
          <table:table-cell office:value-type="float" office:value="3841776" calcext:value-type="float">
            <text:p>3841776</text:p>
          </table:table-cell>
          <table:table-cell table:number-columns-repeated="9"/>
        </table:table-row>
        <table:table-row table:style-name="ro1">
          <table:table-cell office:value-type="float" office:value="3253104" calcext:value-type="float">
            <text:p>3253104</text:p>
          </table:table-cell>
          <table:table-cell office:value-type="float" office:value="3346960" calcext:value-type="float">
            <text:p>3346960</text:p>
          </table:table-cell>
          <table:table-cell office:value-type="float" office:value="3549736" calcext:value-type="float">
            <text:p>3549736</text:p>
          </table:table-cell>
          <table:table-cell office:value-type="float" office:value="4026296" calcext:value-type="float">
            <text:p>4026296</text:p>
          </table:table-cell>
          <table:table-cell office:value-type="float" office:value="3398896" calcext:value-type="float">
            <text:p>3398896</text:p>
          </table:table-cell>
          <table:table-cell office:value-type="float" office:value="3467072" calcext:value-type="float">
            <text:p>3467072</text:p>
          </table:table-cell>
          <table:table-cell office:value-type="float" office:value="3841856" calcext:value-type="float">
            <text:p>3841856</text:p>
          </table:table-cell>
          <table:table-cell table:number-columns-repeated="9"/>
        </table:table-row>
        <table:table-row table:style-name="ro1">
          <table:table-cell office:value-type="float" office:value="3253800" calcext:value-type="float">
            <text:p>3253800</text:p>
          </table:table-cell>
          <table:table-cell office:value-type="float" office:value="3347024" calcext:value-type="float">
            <text:p>3347024</text:p>
          </table:table-cell>
          <table:table-cell office:value-type="float" office:value="3550120" calcext:value-type="float">
            <text:p>3550120</text:p>
          </table:table-cell>
          <table:table-cell office:value-type="float" office:value="4026328" calcext:value-type="float">
            <text:p>4026328</text:p>
          </table:table-cell>
          <table:table-cell office:value-type="float" office:value="3398912" calcext:value-type="float">
            <text:p>3398912</text:p>
          </table:table-cell>
          <table:table-cell office:value-type="float" office:value="3467368" calcext:value-type="float">
            <text:p>3467368</text:p>
          </table:table-cell>
          <table:table-cell office:value-type="float" office:value="3841920" calcext:value-type="float">
            <text:p>3841920</text:p>
          </table:table-cell>
          <table:table-cell table:number-columns-repeated="9"/>
        </table:table-row>
        <table:table-row table:style-name="ro1">
          <table:table-cell office:value-type="float" office:value="3255016" calcext:value-type="float">
            <text:p>3255016</text:p>
          </table:table-cell>
          <table:table-cell office:value-type="float" office:value="3347288" calcext:value-type="float">
            <text:p>3347288</text:p>
          </table:table-cell>
          <table:table-cell office:value-type="float" office:value="3550240" calcext:value-type="float">
            <text:p>3550240</text:p>
          </table:table-cell>
          <table:table-cell office:value-type="float" office:value="4026472" calcext:value-type="float">
            <text:p>4026472</text:p>
          </table:table-cell>
          <table:table-cell office:value-type="float" office:value="3398928" calcext:value-type="float">
            <text:p>3398928</text:p>
          </table:table-cell>
          <table:table-cell office:value-type="float" office:value="3467400" calcext:value-type="float">
            <text:p>3467400</text:p>
          </table:table-cell>
          <table:table-cell office:value-type="float" office:value="3842160" calcext:value-type="float">
            <text:p>3842160</text:p>
          </table:table-cell>
          <table:table-cell table:number-columns-repeated="9"/>
        </table:table-row>
        <table:table-row table:style-name="ro1">
          <table:table-cell office:value-type="float" office:value="3255224" calcext:value-type="float">
            <text:p>3255224</text:p>
          </table:table-cell>
          <table:table-cell office:value-type="float" office:value="3347720" calcext:value-type="float">
            <text:p>3347720</text:p>
          </table:table-cell>
          <table:table-cell office:value-type="float" office:value="3550616" calcext:value-type="float">
            <text:p>3550616</text:p>
          </table:table-cell>
          <table:table-cell office:value-type="float" office:value="4027096" calcext:value-type="float">
            <text:p>4027096</text:p>
          </table:table-cell>
          <table:table-cell office:value-type="float" office:value="3399312" calcext:value-type="float">
            <text:p>3399312</text:p>
          </table:table-cell>
          <table:table-cell office:value-type="float" office:value="3467544" calcext:value-type="float">
            <text:p>3467544</text:p>
          </table:table-cell>
          <table:table-cell office:value-type="float" office:value="3842616" calcext:value-type="float">
            <text:p>3842616</text:p>
          </table:table-cell>
          <table:table-cell table:number-columns-repeated="9"/>
        </table:table-row>
        <table:table-row table:style-name="ro1">
          <table:table-cell office:value-type="float" office:value="3255496" calcext:value-type="float">
            <text:p>3255496</text:p>
          </table:table-cell>
          <table:table-cell office:value-type="float" office:value="3348200" calcext:value-type="float">
            <text:p>3348200</text:p>
          </table:table-cell>
          <table:table-cell office:value-type="float" office:value="3551096" calcext:value-type="float">
            <text:p>3551096</text:p>
          </table:table-cell>
          <table:table-cell office:value-type="float" office:value="4028192" calcext:value-type="float">
            <text:p>4028192</text:p>
          </table:table-cell>
          <table:table-cell office:value-type="float" office:value="3400784" calcext:value-type="float">
            <text:p>3400784</text:p>
          </table:table-cell>
          <table:table-cell office:value-type="float" office:value="3468136" calcext:value-type="float">
            <text:p>3468136</text:p>
          </table:table-cell>
          <table:table-cell office:value-type="float" office:value="3842664" calcext:value-type="float">
            <text:p>3842664</text:p>
          </table:table-cell>
          <table:table-cell table:number-columns-repeated="9"/>
        </table:table-row>
        <table:table-row table:style-name="ro1">
          <table:table-cell office:value-type="float" office:value="3255712" calcext:value-type="float">
            <text:p>3255712</text:p>
          </table:table-cell>
          <table:table-cell office:value-type="float" office:value="3348464" calcext:value-type="float">
            <text:p>3348464</text:p>
          </table:table-cell>
          <table:table-cell office:value-type="float" office:value="3551200" calcext:value-type="float">
            <text:p>3551200</text:p>
          </table:table-cell>
          <table:table-cell office:value-type="float" office:value="4028952" calcext:value-type="float">
            <text:p>4028952</text:p>
          </table:table-cell>
          <table:table-cell office:value-type="float" office:value="3400800" calcext:value-type="float">
            <text:p>3400800</text:p>
          </table:table-cell>
          <table:table-cell office:value-type="float" office:value="3468632" calcext:value-type="float">
            <text:p>3468632</text:p>
          </table:table-cell>
          <table:table-cell office:value-type="float" office:value="3842912" calcext:value-type="float">
            <text:p>3842912</text:p>
          </table:table-cell>
          <table:table-cell table:number-columns-repeated="9"/>
        </table:table-row>
        <table:table-row table:style-name="ro1">
          <table:table-cell office:value-type="float" office:value="3255864" calcext:value-type="float">
            <text:p>3255864</text:p>
          </table:table-cell>
          <table:table-cell office:value-type="float" office:value="3348568" calcext:value-type="float">
            <text:p>3348568</text:p>
          </table:table-cell>
          <table:table-cell office:value-type="float" office:value="3551256" calcext:value-type="float">
            <text:p>3551256</text:p>
          </table:table-cell>
          <table:table-cell office:value-type="float" office:value="4029112" calcext:value-type="float">
            <text:p>4029112</text:p>
          </table:table-cell>
          <table:table-cell office:value-type="float" office:value="3400896" calcext:value-type="float">
            <text:p>3400896</text:p>
          </table:table-cell>
          <table:table-cell office:value-type="float" office:value="3468720" calcext:value-type="float">
            <text:p>3468720</text:p>
          </table:table-cell>
          <table:table-cell office:value-type="float" office:value="3842992" calcext:value-type="float">
            <text:p>3842992</text:p>
          </table:table-cell>
          <table:table-cell table:number-columns-repeated="9"/>
        </table:table-row>
        <table:table-row table:style-name="ro1">
          <table:table-cell office:value-type="float" office:value="3255880" calcext:value-type="float">
            <text:p>3255880</text:p>
          </table:table-cell>
          <table:table-cell office:value-type="float" office:value="3349192" calcext:value-type="float">
            <text:p>3349192</text:p>
          </table:table-cell>
          <table:table-cell office:value-type="float" office:value="3551336" calcext:value-type="float">
            <text:p>3551336</text:p>
          </table:table-cell>
          <table:table-cell office:value-type="float" office:value="4029440" calcext:value-type="float">
            <text:p>4029440</text:p>
          </table:table-cell>
          <table:table-cell office:value-type="float" office:value="3401784" calcext:value-type="float">
            <text:p>3401784</text:p>
          </table:table-cell>
          <table:table-cell office:value-type="float" office:value="3468872" calcext:value-type="float">
            <text:p>3468872</text:p>
          </table:table-cell>
          <table:table-cell office:value-type="float" office:value="3843544" calcext:value-type="float">
            <text:p>3843544</text:p>
          </table:table-cell>
          <table:table-cell table:number-columns-repeated="9"/>
        </table:table-row>
        <table:table-row table:style-name="ro1">
          <table:table-cell office:value-type="float" office:value="3256040" calcext:value-type="float">
            <text:p>3256040</text:p>
          </table:table-cell>
          <table:table-cell office:value-type="float" office:value="3349336" calcext:value-type="float">
            <text:p>3349336</text:p>
          </table:table-cell>
          <table:table-cell office:value-type="float" office:value="3551592" calcext:value-type="float">
            <text:p>3551592</text:p>
          </table:table-cell>
          <table:table-cell office:value-type="float" office:value="4029824" calcext:value-type="float">
            <text:p>4029824</text:p>
          </table:table-cell>
          <table:table-cell office:value-type="float" office:value="3401808" calcext:value-type="float">
            <text:p>3401808</text:p>
          </table:table-cell>
          <table:table-cell office:value-type="float" office:value="3470032" calcext:value-type="float">
            <text:p>3470032</text:p>
          </table:table-cell>
          <table:table-cell office:value-type="float" office:value="3843552" calcext:value-type="float">
            <text:p>3843552</text:p>
          </table:table-cell>
          <table:table-cell table:number-columns-repeated="9"/>
        </table:table-row>
        <table:table-row table:style-name="ro1">
          <table:table-cell office:value-type="float" office:value="3256344" calcext:value-type="float">
            <text:p>3256344</text:p>
          </table:table-cell>
          <table:table-cell office:value-type="float" office:value="3349576" calcext:value-type="float">
            <text:p>3349576</text:p>
          </table:table-cell>
          <table:table-cell office:value-type="float" office:value="3552488" calcext:value-type="float">
            <text:p>3552488</text:p>
          </table:table-cell>
          <table:table-cell office:value-type="float" office:value="4030408" calcext:value-type="float">
            <text:p>4030408</text:p>
          </table:table-cell>
          <table:table-cell office:value-type="float" office:value="3403392" calcext:value-type="float">
            <text:p>3403392</text:p>
          </table:table-cell>
          <table:table-cell office:value-type="float" office:value="3470856" calcext:value-type="float">
            <text:p>3470856</text:p>
          </table:table-cell>
          <table:table-cell office:value-type="float" office:value="3844272" calcext:value-type="float">
            <text:p>3844272</text:p>
          </table:table-cell>
          <table:table-cell table:number-columns-repeated="9"/>
        </table:table-row>
        <table:table-row table:style-name="ro1">
          <table:table-cell office:value-type="float" office:value="3256624" calcext:value-type="float">
            <text:p>3256624</text:p>
          </table:table-cell>
          <table:table-cell office:value-type="float" office:value="3350616" calcext:value-type="float">
            <text:p>3350616</text:p>
          </table:table-cell>
          <table:table-cell office:value-type="float" office:value="3553328" calcext:value-type="float">
            <text:p>3553328</text:p>
          </table:table-cell>
          <table:table-cell office:value-type="float" office:value="4030544" calcext:value-type="float">
            <text:p>4030544</text:p>
          </table:table-cell>
          <table:table-cell office:value-type="float" office:value="3403520" calcext:value-type="float">
            <text:p>3403520</text:p>
          </table:table-cell>
          <table:table-cell office:value-type="float" office:value="3470936" calcext:value-type="float">
            <text:p>3470936</text:p>
          </table:table-cell>
          <table:table-cell office:value-type="float" office:value="3845392" calcext:value-type="float">
            <text:p>3845392</text:p>
          </table:table-cell>
          <table:table-cell table:number-columns-repeated="9"/>
        </table:table-row>
        <table:table-row table:style-name="ro1">
          <table:table-cell office:value-type="float" office:value="3256696" calcext:value-type="float">
            <text:p>3256696</text:p>
          </table:table-cell>
          <table:table-cell office:value-type="float" office:value="3351056" calcext:value-type="float">
            <text:p>3351056</text:p>
          </table:table-cell>
          <table:table-cell office:value-type="float" office:value="3554296" calcext:value-type="float">
            <text:p>3554296</text:p>
          </table:table-cell>
          <table:table-cell office:value-type="float" office:value="4030864" calcext:value-type="float">
            <text:p>4030864</text:p>
          </table:table-cell>
          <table:table-cell office:value-type="float" office:value="3405024" calcext:value-type="float">
            <text:p>3405024</text:p>
          </table:table-cell>
          <table:table-cell office:value-type="float" office:value="3471072" calcext:value-type="float">
            <text:p>3471072</text:p>
          </table:table-cell>
          <table:table-cell office:value-type="float" office:value="3845672" calcext:value-type="float">
            <text:p>3845672</text:p>
          </table:table-cell>
          <table:table-cell table:number-columns-repeated="9"/>
        </table:table-row>
        <table:table-row table:style-name="ro1">
          <table:table-cell office:value-type="float" office:value="3257160" calcext:value-type="float">
            <text:p>3257160</text:p>
          </table:table-cell>
          <table:table-cell office:value-type="float" office:value="3351080" calcext:value-type="float">
            <text:p>3351080</text:p>
          </table:table-cell>
          <table:table-cell office:value-type="float" office:value="3557272" calcext:value-type="float">
            <text:p>3557272</text:p>
          </table:table-cell>
          <table:table-cell office:value-type="float" office:value="4031040" calcext:value-type="float">
            <text:p>4031040</text:p>
          </table:table-cell>
          <table:table-cell office:value-type="float" office:value="3405728" calcext:value-type="float">
            <text:p>3405728</text:p>
          </table:table-cell>
          <table:table-cell office:value-type="float" office:value="3471336" calcext:value-type="float">
            <text:p>3471336</text:p>
          </table:table-cell>
          <table:table-cell office:value-type="float" office:value="3845680" calcext:value-type="float">
            <text:p>3845680</text:p>
          </table:table-cell>
          <table:table-cell table:number-columns-repeated="9"/>
        </table:table-row>
        <table:table-row table:style-name="ro1">
          <table:table-cell office:value-type="float" office:value="3257680" calcext:value-type="float">
            <text:p>3257680</text:p>
          </table:table-cell>
          <table:table-cell office:value-type="float" office:value="3351528" calcext:value-type="float">
            <text:p>3351528</text:p>
          </table:table-cell>
          <table:table-cell office:value-type="float" office:value="3557760" calcext:value-type="float">
            <text:p>3557760</text:p>
          </table:table-cell>
          <table:table-cell office:value-type="float" office:value="4031072" calcext:value-type="float">
            <text:p>4031072</text:p>
          </table:table-cell>
          <table:table-cell office:value-type="float" office:value="3405912" calcext:value-type="float">
            <text:p>3405912</text:p>
          </table:table-cell>
          <table:table-cell office:value-type="float" office:value="3471480" calcext:value-type="float">
            <text:p>3471480</text:p>
          </table:table-cell>
          <table:table-cell office:value-type="float" office:value="3846392" calcext:value-type="float">
            <text:p>3846392</text:p>
          </table:table-cell>
          <table:table-cell table:number-columns-repeated="9"/>
        </table:table-row>
        <table:table-row table:style-name="ro1">
          <table:table-cell office:value-type="float" office:value="3258928" calcext:value-type="float">
            <text:p>3258928</text:p>
          </table:table-cell>
          <table:table-cell office:value-type="float" office:value="3352248" calcext:value-type="float">
            <text:p>3352248</text:p>
          </table:table-cell>
          <table:table-cell office:value-type="float" office:value="3558008" calcext:value-type="float">
            <text:p>3558008</text:p>
          </table:table-cell>
          <table:table-cell office:value-type="float" office:value="4031128" calcext:value-type="float">
            <text:p>4031128</text:p>
          </table:table-cell>
          <table:table-cell office:value-type="float" office:value="3406432" calcext:value-type="float">
            <text:p>3406432</text:p>
          </table:table-cell>
          <table:table-cell office:value-type="float" office:value="3471608" calcext:value-type="float">
            <text:p>3471608</text:p>
          </table:table-cell>
          <table:table-cell office:value-type="float" office:value="3847408" calcext:value-type="float">
            <text:p>3847408</text:p>
          </table:table-cell>
          <table:table-cell table:number-columns-repeated="9"/>
        </table:table-row>
        <table:table-row table:style-name="ro1">
          <table:table-cell office:value-type="float" office:value="3259360" calcext:value-type="float">
            <text:p>3259360</text:p>
          </table:table-cell>
          <table:table-cell office:value-type="float" office:value="3352328" calcext:value-type="float">
            <text:p>3352328</text:p>
          </table:table-cell>
          <table:table-cell office:value-type="float" office:value="3558992" calcext:value-type="float">
            <text:p>3558992</text:p>
          </table:table-cell>
          <table:table-cell office:value-type="float" office:value="4031264" calcext:value-type="float">
            <text:p>4031264</text:p>
          </table:table-cell>
          <table:table-cell office:value-type="float" office:value="3406848" calcext:value-type="float">
            <text:p>3406848</text:p>
          </table:table-cell>
          <table:table-cell office:value-type="float" office:value="3471960" calcext:value-type="float">
            <text:p>3471960</text:p>
          </table:table-cell>
          <table:table-cell office:value-type="float" office:value="3847496" calcext:value-type="float">
            <text:p>3847496</text:p>
          </table:table-cell>
          <table:table-cell table:number-columns-repeated="9"/>
        </table:table-row>
        <table:table-row table:style-name="ro1">
          <table:table-cell office:value-type="float" office:value="3259616" calcext:value-type="float">
            <text:p>3259616</text:p>
          </table:table-cell>
          <table:table-cell office:value-type="float" office:value="3352352" calcext:value-type="float">
            <text:p>3352352</text:p>
          </table:table-cell>
          <table:table-cell office:value-type="float" office:value="3559000" calcext:value-type="float">
            <text:p>3559000</text:p>
          </table:table-cell>
          <table:table-cell office:value-type="float" office:value="4031416" calcext:value-type="float">
            <text:p>4031416</text:p>
          </table:table-cell>
          <table:table-cell office:value-type="float" office:value="3407000" calcext:value-type="float">
            <text:p>3407000</text:p>
          </table:table-cell>
          <table:table-cell office:value-type="float" office:value="3472408" calcext:value-type="float">
            <text:p>3472408</text:p>
          </table:table-cell>
          <table:table-cell office:value-type="float" office:value="3848008" calcext:value-type="float">
            <text:p>3848008</text:p>
          </table:table-cell>
          <table:table-cell table:number-columns-repeated="9"/>
        </table:table-row>
        <table:table-row table:style-name="ro1">
          <table:table-cell office:value-type="float" office:value="3259728" calcext:value-type="float">
            <text:p>3259728</text:p>
          </table:table-cell>
          <table:table-cell office:value-type="float" office:value="3352360" calcext:value-type="float">
            <text:p>3352360</text:p>
          </table:table-cell>
          <table:table-cell office:value-type="float" office:value="3559168" calcext:value-type="float">
            <text:p>3559168</text:p>
          </table:table-cell>
          <table:table-cell office:value-type="float" office:value="4032312" calcext:value-type="float">
            <text:p>4032312</text:p>
          </table:table-cell>
          <table:table-cell office:value-type="float" office:value="3407840" calcext:value-type="float">
            <text:p>3407840</text:p>
          </table:table-cell>
          <table:table-cell office:value-type="float" office:value="3472504" calcext:value-type="float">
            <text:p>3472504</text:p>
          </table:table-cell>
          <table:table-cell office:value-type="float" office:value="3848744" calcext:value-type="float">
            <text:p>3848744</text:p>
          </table:table-cell>
          <table:table-cell table:number-columns-repeated="9"/>
        </table:table-row>
        <table:table-row table:style-name="ro1">
          <table:table-cell office:value-type="float" office:value="3259880" calcext:value-type="float">
            <text:p>3259880</text:p>
          </table:table-cell>
          <table:table-cell office:value-type="float" office:value="3353280" calcext:value-type="float">
            <text:p>3353280</text:p>
          </table:table-cell>
          <table:table-cell office:value-type="float" office:value="3559192" calcext:value-type="float">
            <text:p>3559192</text:p>
          </table:table-cell>
          <table:table-cell office:value-type="float" office:value="4033704" calcext:value-type="float">
            <text:p>4033704</text:p>
          </table:table-cell>
          <table:table-cell office:value-type="float" office:value="3408552" calcext:value-type="float">
            <text:p>3408552</text:p>
          </table:table-cell>
          <table:table-cell office:value-type="float" office:value="3472544" calcext:value-type="float">
            <text:p>3472544</text:p>
          </table:table-cell>
          <table:table-cell office:value-type="float" office:value="3848832" calcext:value-type="float">
            <text:p>3848832</text:p>
          </table:table-cell>
          <table:table-cell table:number-columns-repeated="9"/>
        </table:table-row>
        <table:table-row table:style-name="ro1">
          <table:table-cell office:value-type="float" office:value="3260064" calcext:value-type="float">
            <text:p>3260064</text:p>
          </table:table-cell>
          <table:table-cell office:value-type="float" office:value="3353440" calcext:value-type="float">
            <text:p>3353440</text:p>
          </table:table-cell>
          <table:table-cell office:value-type="float" office:value="3559664" calcext:value-type="float">
            <text:p>3559664</text:p>
          </table:table-cell>
          <table:table-cell office:value-type="float" office:value="4033848" calcext:value-type="float">
            <text:p>4033848</text:p>
          </table:table-cell>
          <table:table-cell office:value-type="float" office:value="3408792" calcext:value-type="float">
            <text:p>3408792</text:p>
          </table:table-cell>
          <table:table-cell office:value-type="float" office:value="3473408" calcext:value-type="float">
            <text:p>3473408</text:p>
          </table:table-cell>
          <table:table-cell office:value-type="float" office:value="3849112" calcext:value-type="float">
            <text:p>3849112</text:p>
          </table:table-cell>
          <table:table-cell table:number-columns-repeated="9"/>
        </table:table-row>
        <table:table-row table:style-name="ro1">
          <table:table-cell office:value-type="float" office:value="3261560" calcext:value-type="float">
            <text:p>3261560</text:p>
          </table:table-cell>
          <table:table-cell office:value-type="float" office:value="3354032" calcext:value-type="float">
            <text:p>3354032</text:p>
          </table:table-cell>
          <table:table-cell office:value-type="float" office:value="3560024" calcext:value-type="float">
            <text:p>3560024</text:p>
          </table:table-cell>
          <table:table-cell office:value-type="float" office:value="4033888" calcext:value-type="float">
            <text:p>4033888</text:p>
          </table:table-cell>
          <table:table-cell office:value-type="float" office:value="3409624" calcext:value-type="float">
            <text:p>3409624</text:p>
          </table:table-cell>
          <table:table-cell office:value-type="float" office:value="3473560" calcext:value-type="float">
            <text:p>3473560</text:p>
          </table:table-cell>
          <table:table-cell office:value-type="float" office:value="3849840" calcext:value-type="float">
            <text:p>3849840</text:p>
          </table:table-cell>
          <table:table-cell table:number-columns-repeated="9"/>
        </table:table-row>
        <table:table-row table:style-name="ro1">
          <table:table-cell office:value-type="float" office:value="3261840" calcext:value-type="float">
            <text:p>3261840</text:p>
          </table:table-cell>
          <table:table-cell office:value-type="float" office:value="3355120" calcext:value-type="float">
            <text:p>3355120</text:p>
          </table:table-cell>
          <table:table-cell office:value-type="float" office:value="3560080" calcext:value-type="float">
            <text:p>3560080</text:p>
          </table:table-cell>
          <table:table-cell office:value-type="float" office:value="4033984" calcext:value-type="float">
            <text:p>4033984</text:p>
          </table:table-cell>
          <table:table-cell office:value-type="float" office:value="3410408" calcext:value-type="float">
            <text:p>3410408</text:p>
          </table:table-cell>
          <table:table-cell office:value-type="float" office:value="3473688" calcext:value-type="float">
            <text:p>3473688</text:p>
          </table:table-cell>
          <table:table-cell office:value-type="float" office:value="3849928" calcext:value-type="float">
            <text:p>3849928</text:p>
          </table:table-cell>
          <table:table-cell table:number-columns-repeated="9"/>
        </table:table-row>
        <table:table-row table:style-name="ro1">
          <table:table-cell office:value-type="float" office:value="3263464" calcext:value-type="float">
            <text:p>3263464</text:p>
          </table:table-cell>
          <table:table-cell office:value-type="float" office:value="3355248" calcext:value-type="float">
            <text:p>3355248</text:p>
          </table:table-cell>
          <table:table-cell office:value-type="float" office:value="3560120" calcext:value-type="float">
            <text:p>3560120</text:p>
          </table:table-cell>
          <table:table-cell office:value-type="float" office:value="4034088" calcext:value-type="float">
            <text:p>4034088</text:p>
          </table:table-cell>
          <table:table-cell office:value-type="float" office:value="3411344" calcext:value-type="float">
            <text:p>3411344</text:p>
          </table:table-cell>
          <table:table-cell office:value-type="float" office:value="3474224" calcext:value-type="float">
            <text:p>3474224</text:p>
          </table:table-cell>
          <table:table-cell office:value-type="float" office:value="3850104" calcext:value-type="float">
            <text:p>3850104</text:p>
          </table:table-cell>
          <table:table-cell table:number-columns-repeated="9"/>
        </table:table-row>
        <table:table-row table:style-name="ro1">
          <table:table-cell office:value-type="float" office:value="3263856" calcext:value-type="float">
            <text:p>3263856</text:p>
          </table:table-cell>
          <table:table-cell office:value-type="float" office:value="3357728" calcext:value-type="float">
            <text:p>3357728</text:p>
          </table:table-cell>
          <table:table-cell office:value-type="float" office:value="3560208" calcext:value-type="float">
            <text:p>3560208</text:p>
          </table:table-cell>
          <table:table-cell office:value-type="float" office:value="4034440" calcext:value-type="float">
            <text:p>4034440</text:p>
          </table:table-cell>
          <table:table-cell office:value-type="float" office:value="3411744" calcext:value-type="float">
            <text:p>3411744</text:p>
          </table:table-cell>
          <table:table-cell office:value-type="float" office:value="3474336" calcext:value-type="float">
            <text:p>3474336</text:p>
          </table:table-cell>
          <table:table-cell office:value-type="float" office:value="3850352" calcext:value-type="float">
            <text:p>3850352</text:p>
          </table:table-cell>
          <table:table-cell table:number-columns-repeated="9"/>
        </table:table-row>
        <table:table-row table:style-name="ro1">
          <table:table-cell office:value-type="float" office:value="3264008" calcext:value-type="float">
            <text:p>3264008</text:p>
          </table:table-cell>
          <table:table-cell office:value-type="float" office:value="3358344" calcext:value-type="float">
            <text:p>3358344</text:p>
          </table:table-cell>
          <table:table-cell office:value-type="float" office:value="3560360" calcext:value-type="float">
            <text:p>3560360</text:p>
          </table:table-cell>
          <table:table-cell office:value-type="float" office:value="4034608" calcext:value-type="float">
            <text:p>4034608</text:p>
          </table:table-cell>
          <table:table-cell office:value-type="float" office:value="3411752" calcext:value-type="float">
            <text:p>3411752</text:p>
          </table:table-cell>
          <table:table-cell office:value-type="float" office:value="3474720" calcext:value-type="float">
            <text:p>3474720</text:p>
          </table:table-cell>
          <table:table-cell office:value-type="float" office:value="3851232" calcext:value-type="float">
            <text:p>3851232</text:p>
          </table:table-cell>
          <table:table-cell table:number-columns-repeated="9"/>
        </table:table-row>
        <table:table-row table:style-name="ro1">
          <table:table-cell office:value-type="float" office:value="3264216" calcext:value-type="float">
            <text:p>3264216</text:p>
          </table:table-cell>
          <table:table-cell office:value-type="float" office:value="3358360" calcext:value-type="float">
            <text:p>3358360</text:p>
          </table:table-cell>
          <table:table-cell office:value-type="float" office:value="3560856" calcext:value-type="float">
            <text:p>3560856</text:p>
          </table:table-cell>
          <table:table-cell office:value-type="float" office:value="4035200" calcext:value-type="float">
            <text:p>4035200</text:p>
          </table:table-cell>
          <table:table-cell office:value-type="float" office:value="3411784" calcext:value-type="float">
            <text:p>3411784</text:p>
          </table:table-cell>
          <table:table-cell office:value-type="float" office:value="3475872" calcext:value-type="float">
            <text:p>3475872</text:p>
          </table:table-cell>
          <table:table-cell office:value-type="float" office:value="3851800" calcext:value-type="float">
            <text:p>3851800</text:p>
          </table:table-cell>
          <table:table-cell table:number-columns-repeated="9"/>
        </table:table-row>
        <table:table-row table:style-name="ro1">
          <table:table-cell office:value-type="float" office:value="3264504" calcext:value-type="float">
            <text:p>3264504</text:p>
          </table:table-cell>
          <table:table-cell office:value-type="float" office:value="3358600" calcext:value-type="float">
            <text:p>3358600</text:p>
          </table:table-cell>
          <table:table-cell office:value-type="float" office:value="3561192" calcext:value-type="float">
            <text:p>3561192</text:p>
          </table:table-cell>
          <table:table-cell office:value-type="float" office:value="4036192" calcext:value-type="float">
            <text:p>4036192</text:p>
          </table:table-cell>
          <table:table-cell office:value-type="float" office:value="3412720" calcext:value-type="float">
            <text:p>3412720</text:p>
          </table:table-cell>
          <table:table-cell office:value-type="float" office:value="3476216" calcext:value-type="float">
            <text:p>3476216</text:p>
          </table:table-cell>
          <table:table-cell office:value-type="float" office:value="3851904" calcext:value-type="float">
            <text:p>3851904</text:p>
          </table:table-cell>
          <table:table-cell table:number-columns-repeated="9"/>
        </table:table-row>
        <table:table-row table:style-name="ro1">
          <table:table-cell office:value-type="float" office:value="3264656" calcext:value-type="float">
            <text:p>3264656</text:p>
          </table:table-cell>
          <table:table-cell office:value-type="float" office:value="3359472" calcext:value-type="float">
            <text:p>3359472</text:p>
          </table:table-cell>
          <table:table-cell office:value-type="float" office:value="3563168" calcext:value-type="float">
            <text:p>3563168</text:p>
          </table:table-cell>
          <table:table-cell office:value-type="float" office:value="4036920" calcext:value-type="float">
            <text:p>4036920</text:p>
          </table:table-cell>
          <table:table-cell office:value-type="float" office:value="3413880" calcext:value-type="float">
            <text:p>3413880</text:p>
          </table:table-cell>
          <table:table-cell office:value-type="float" office:value="3476240" calcext:value-type="float">
            <text:p>3476240</text:p>
          </table:table-cell>
          <table:table-cell office:value-type="float" office:value="3852128" calcext:value-type="float">
            <text:p>3852128</text:p>
          </table:table-cell>
          <table:table-cell table:number-columns-repeated="9"/>
        </table:table-row>
        <table:table-row table:style-name="ro1">
          <table:table-cell office:value-type="float" office:value="3264744" calcext:value-type="float">
            <text:p>3264744</text:p>
          </table:table-cell>
          <table:table-cell office:value-type="float" office:value="3360584" calcext:value-type="float">
            <text:p>3360584</text:p>
          </table:table-cell>
          <table:table-cell office:value-type="float" office:value="3563456" calcext:value-type="float">
            <text:p>3563456</text:p>
          </table:table-cell>
          <table:table-cell office:value-type="float" office:value="4037152" calcext:value-type="float">
            <text:p>4037152</text:p>
          </table:table-cell>
          <table:table-cell office:value-type="float" office:value="3414328" calcext:value-type="float">
            <text:p>3414328</text:p>
          </table:table-cell>
          <table:table-cell office:value-type="float" office:value="3476968" calcext:value-type="float">
            <text:p>3476968</text:p>
          </table:table-cell>
          <table:table-cell office:value-type="float" office:value="3852840" calcext:value-type="float">
            <text:p>3852840</text:p>
          </table:table-cell>
          <table:table-cell table:number-columns-repeated="9"/>
        </table:table-row>
        <table:table-row table:style-name="ro1">
          <table:table-cell office:value-type="float" office:value="3264896" calcext:value-type="float">
            <text:p>3264896</text:p>
          </table:table-cell>
          <table:table-cell office:value-type="float" office:value="3361040" calcext:value-type="float">
            <text:p>3361040</text:p>
          </table:table-cell>
          <table:table-cell office:value-type="float" office:value="3564088" calcext:value-type="float">
            <text:p>3564088</text:p>
          </table:table-cell>
          <table:table-cell office:value-type="float" office:value="4038016" calcext:value-type="float">
            <text:p>4038016</text:p>
          </table:table-cell>
          <table:table-cell office:value-type="float" office:value="3414944" calcext:value-type="float">
            <text:p>3414944</text:p>
          </table:table-cell>
          <table:table-cell office:value-type="float" office:value="3476984" calcext:value-type="float">
            <text:p>3476984</text:p>
          </table:table-cell>
          <table:table-cell office:value-type="float" office:value="3853432" calcext:value-type="float">
            <text:p>3853432</text:p>
          </table:table-cell>
          <table:table-cell table:number-columns-repeated="9"/>
        </table:table-row>
        <table:table-row table:style-name="ro1">
          <table:table-cell office:value-type="float" office:value="3265248" calcext:value-type="float">
            <text:p>3265248</text:p>
          </table:table-cell>
          <table:table-cell office:value-type="float" office:value="3361432" calcext:value-type="float">
            <text:p>3361432</text:p>
          </table:table-cell>
          <table:table-cell office:value-type="float" office:value="3564184" calcext:value-type="float">
            <text:p>3564184</text:p>
          </table:table-cell>
          <table:table-cell office:value-type="float" office:value="4038376" calcext:value-type="float">
            <text:p>4038376</text:p>
          </table:table-cell>
          <table:table-cell office:value-type="float" office:value="3415792" calcext:value-type="float">
            <text:p>3415792</text:p>
          </table:table-cell>
          <table:table-cell office:value-type="float" office:value="3477080" calcext:value-type="float">
            <text:p>3477080</text:p>
          </table:table-cell>
          <table:table-cell office:value-type="float" office:value="3853520" calcext:value-type="float">
            <text:p>3853520</text:p>
          </table:table-cell>
          <table:table-cell table:number-columns-repeated="9"/>
        </table:table-row>
        <table:table-row table:style-name="ro1">
          <table:table-cell office:value-type="float" office:value="3266704" calcext:value-type="float">
            <text:p>3266704</text:p>
          </table:table-cell>
          <table:table-cell office:value-type="float" office:value="3361840" calcext:value-type="float">
            <text:p>3361840</text:p>
          </table:table-cell>
          <table:table-cell office:value-type="float" office:value="3564232" calcext:value-type="float">
            <text:p>3564232</text:p>
          </table:table-cell>
          <table:table-cell office:value-type="float" office:value="4038592" calcext:value-type="float">
            <text:p>4038592</text:p>
          </table:table-cell>
          <table:table-cell office:value-type="float" office:value="3415976" calcext:value-type="float">
            <text:p>3415976</text:p>
          </table:table-cell>
          <table:table-cell office:value-type="float" office:value="3477320" calcext:value-type="float">
            <text:p>3477320</text:p>
          </table:table-cell>
          <table:table-cell office:value-type="float" office:value="3856360" calcext:value-type="float">
            <text:p>3856360</text:p>
          </table:table-cell>
          <table:table-cell table:number-columns-repeated="9"/>
        </table:table-row>
        <table:table-row table:style-name="ro1">
          <table:table-cell office:value-type="float" office:value="3266728" calcext:value-type="float">
            <text:p>3266728</text:p>
          </table:table-cell>
          <table:table-cell office:value-type="float" office:value="3362272" calcext:value-type="float">
            <text:p>3362272</text:p>
          </table:table-cell>
          <table:table-cell office:value-type="float" office:value="3564840" calcext:value-type="float">
            <text:p>3564840</text:p>
          </table:table-cell>
          <table:table-cell office:value-type="float" office:value="4039024" calcext:value-type="float">
            <text:p>4039024</text:p>
          </table:table-cell>
          <table:table-cell office:value-type="float" office:value="3416408" calcext:value-type="float">
            <text:p>3416408</text:p>
          </table:table-cell>
          <table:table-cell office:value-type="float" office:value="3477640" calcext:value-type="float">
            <text:p>3477640</text:p>
          </table:table-cell>
          <table:table-cell office:value-type="float" office:value="3857032" calcext:value-type="float">
            <text:p>3857032</text:p>
          </table:table-cell>
          <table:table-cell table:number-columns-repeated="9"/>
        </table:table-row>
        <table:table-row table:style-name="ro1">
          <table:table-cell office:value-type="float" office:value="3267664" calcext:value-type="float">
            <text:p>3267664</text:p>
          </table:table-cell>
          <table:table-cell office:value-type="float" office:value="3363384" calcext:value-type="float">
            <text:p>3363384</text:p>
          </table:table-cell>
          <table:table-cell office:value-type="float" office:value="3565016" calcext:value-type="float">
            <text:p>3565016</text:p>
          </table:table-cell>
          <table:table-cell office:value-type="float" office:value="4039224" calcext:value-type="float">
            <text:p>4039224</text:p>
          </table:table-cell>
          <table:table-cell office:value-type="float" office:value="3416488" calcext:value-type="float">
            <text:p>3416488</text:p>
          </table:table-cell>
          <table:table-cell office:value-type="float" office:value="3477832" calcext:value-type="float">
            <text:p>3477832</text:p>
          </table:table-cell>
          <table:table-cell office:value-type="float" office:value="3858288" calcext:value-type="float">
            <text:p>3858288</text:p>
          </table:table-cell>
          <table:table-cell table:number-columns-repeated="9"/>
        </table:table-row>
        <table:table-row table:style-name="ro1">
          <table:table-cell office:value-type="float" office:value="3268480" calcext:value-type="float">
            <text:p>3268480</text:p>
          </table:table-cell>
          <table:table-cell office:value-type="float" office:value="3363384" calcext:value-type="float">
            <text:p>3363384</text:p>
          </table:table-cell>
          <table:table-cell office:value-type="float" office:value="3565800" calcext:value-type="float">
            <text:p>3565800</text:p>
          </table:table-cell>
          <table:table-cell office:value-type="float" office:value="4039304" calcext:value-type="float">
            <text:p>4039304</text:p>
          </table:table-cell>
          <table:table-cell office:value-type="float" office:value="3417136" calcext:value-type="float">
            <text:p>3417136</text:p>
          </table:table-cell>
          <table:table-cell office:value-type="float" office:value="3478408" calcext:value-type="float">
            <text:p>3478408</text:p>
          </table:table-cell>
          <table:table-cell office:value-type="float" office:value="3858760" calcext:value-type="float">
            <text:p>3858760</text:p>
          </table:table-cell>
          <table:table-cell table:number-columns-repeated="9"/>
        </table:table-row>
        <table:table-row table:style-name="ro1">
          <table:table-cell office:value-type="float" office:value="3268672" calcext:value-type="float">
            <text:p>3268672</text:p>
          </table:table-cell>
          <table:table-cell office:value-type="float" office:value="3364696" calcext:value-type="float">
            <text:p>3364696</text:p>
          </table:table-cell>
          <table:table-cell office:value-type="float" office:value="3565872" calcext:value-type="float">
            <text:p>3565872</text:p>
          </table:table-cell>
          <table:table-cell office:value-type="float" office:value="4039568" calcext:value-type="float">
            <text:p>4039568</text:p>
          </table:table-cell>
          <table:table-cell office:value-type="float" office:value="3417656" calcext:value-type="float">
            <text:p>3417656</text:p>
          </table:table-cell>
          <table:table-cell office:value-type="float" office:value="3478552" calcext:value-type="float">
            <text:p>3478552</text:p>
          </table:table-cell>
          <table:table-cell office:value-type="float" office:value="3858864" calcext:value-type="float">
            <text:p>3858864</text:p>
          </table:table-cell>
          <table:table-cell table:number-columns-repeated="9"/>
        </table:table-row>
        <table:table-row table:style-name="ro1">
          <table:table-cell office:value-type="float" office:value="3269008" calcext:value-type="float">
            <text:p>3269008</text:p>
          </table:table-cell>
          <table:table-cell office:value-type="float" office:value="3366328" calcext:value-type="float">
            <text:p>3366328</text:p>
          </table:table-cell>
          <table:table-cell office:value-type="float" office:value="3565888" calcext:value-type="float">
            <text:p>3565888</text:p>
          </table:table-cell>
          <table:table-cell office:value-type="float" office:value="4040256" calcext:value-type="float">
            <text:p>4040256</text:p>
          </table:table-cell>
          <table:table-cell office:value-type="float" office:value="3418088" calcext:value-type="float">
            <text:p>3418088</text:p>
          </table:table-cell>
          <table:table-cell office:value-type="float" office:value="3478768" calcext:value-type="float">
            <text:p>3478768</text:p>
          </table:table-cell>
          <table:table-cell office:value-type="float" office:value="3859136" calcext:value-type="float">
            <text:p>3859136</text:p>
          </table:table-cell>
          <table:table-cell table:number-columns-repeated="9"/>
        </table:table-row>
        <table:table-row table:style-name="ro1">
          <table:table-cell office:value-type="float" office:value="3269096" calcext:value-type="float">
            <text:p>3269096</text:p>
          </table:table-cell>
          <table:table-cell office:value-type="float" office:value="3366864" calcext:value-type="float">
            <text:p>3366864</text:p>
          </table:table-cell>
          <table:table-cell office:value-type="float" office:value="3567824" calcext:value-type="float">
            <text:p>3567824</text:p>
          </table:table-cell>
          <table:table-cell office:value-type="float" office:value="4040288" calcext:value-type="float">
            <text:p>4040288</text:p>
          </table:table-cell>
          <table:table-cell office:value-type="float" office:value="3418960" calcext:value-type="float">
            <text:p>3418960</text:p>
          </table:table-cell>
          <table:table-cell office:value-type="float" office:value="3479232" calcext:value-type="float">
            <text:p>3479232</text:p>
          </table:table-cell>
          <table:table-cell office:value-type="float" office:value="3859280" calcext:value-type="float">
            <text:p>3859280</text:p>
          </table:table-cell>
          <table:table-cell table:number-columns-repeated="9"/>
        </table:table-row>
        <table:table-row table:style-name="ro1">
          <table:table-cell office:value-type="float" office:value="3269128" calcext:value-type="float">
            <text:p>3269128</text:p>
          </table:table-cell>
          <table:table-cell office:value-type="float" office:value="3366904" calcext:value-type="float">
            <text:p>3366904</text:p>
          </table:table-cell>
          <table:table-cell office:value-type="float" office:value="3568712" calcext:value-type="float">
            <text:p>3568712</text:p>
          </table:table-cell>
          <table:table-cell office:value-type="float" office:value="4040576" calcext:value-type="float">
            <text:p>4040576</text:p>
          </table:table-cell>
          <table:table-cell office:value-type="float" office:value="3419344" calcext:value-type="float">
            <text:p>3419344</text:p>
          </table:table-cell>
          <table:table-cell office:value-type="float" office:value="3479296" calcext:value-type="float">
            <text:p>3479296</text:p>
          </table:table-cell>
          <table:table-cell office:value-type="float" office:value="3859360" calcext:value-type="float">
            <text:p>3859360</text:p>
          </table:table-cell>
          <table:table-cell table:number-columns-repeated="9"/>
        </table:table-row>
        <table:table-row table:style-name="ro1">
          <table:table-cell office:value-type="float" office:value="3269520" calcext:value-type="float">
            <text:p>3269520</text:p>
          </table:table-cell>
          <table:table-cell office:value-type="float" office:value="3368872" calcext:value-type="float">
            <text:p>3368872</text:p>
          </table:table-cell>
          <table:table-cell office:value-type="float" office:value="3568712" calcext:value-type="float">
            <text:p>3568712</text:p>
          </table:table-cell>
          <table:table-cell office:value-type="float" office:value="4041448" calcext:value-type="float">
            <text:p>4041448</text:p>
          </table:table-cell>
          <table:table-cell office:value-type="float" office:value="3419392" calcext:value-type="float">
            <text:p>3419392</text:p>
          </table:table-cell>
          <table:table-cell office:value-type="float" office:value="3480064" calcext:value-type="float">
            <text:p>3480064</text:p>
          </table:table-cell>
          <table:table-cell office:value-type="float" office:value="3859400" calcext:value-type="float">
            <text:p>3859400</text:p>
          </table:table-cell>
          <table:table-cell table:number-columns-repeated="9"/>
        </table:table-row>
        <table:table-row table:style-name="ro1">
          <table:table-cell office:value-type="float" office:value="3269656" calcext:value-type="float">
            <text:p>3269656</text:p>
          </table:table-cell>
          <table:table-cell office:value-type="float" office:value="3369056" calcext:value-type="float">
            <text:p>3369056</text:p>
          </table:table-cell>
          <table:table-cell office:value-type="float" office:value="3568856" calcext:value-type="float">
            <text:p>3568856</text:p>
          </table:table-cell>
          <table:table-cell office:value-type="float" office:value="4041568" calcext:value-type="float">
            <text:p>4041568</text:p>
          </table:table-cell>
          <table:table-cell office:value-type="float" office:value="3419912" calcext:value-type="float">
            <text:p>3419912</text:p>
          </table:table-cell>
          <table:table-cell office:value-type="float" office:value="3480568" calcext:value-type="float">
            <text:p>3480568</text:p>
          </table:table-cell>
          <table:table-cell office:value-type="float" office:value="3859744" calcext:value-type="float">
            <text:p>3859744</text:p>
          </table:table-cell>
          <table:table-cell table:number-columns-repeated="9"/>
        </table:table-row>
        <table:table-row table:style-name="ro1">
          <table:table-cell office:value-type="float" office:value="3270000" calcext:value-type="float">
            <text:p>3270000</text:p>
          </table:table-cell>
          <table:table-cell office:value-type="float" office:value="3369880" calcext:value-type="float">
            <text:p>3369880</text:p>
          </table:table-cell>
          <table:table-cell office:value-type="float" office:value="3569736" calcext:value-type="float">
            <text:p>3569736</text:p>
          </table:table-cell>
          <table:table-cell office:value-type="float" office:value="4042688" calcext:value-type="float">
            <text:p>4042688</text:p>
          </table:table-cell>
          <table:table-cell office:value-type="float" office:value="3420592" calcext:value-type="float">
            <text:p>3420592</text:p>
          </table:table-cell>
          <table:table-cell office:value-type="float" office:value="3480752" calcext:value-type="float">
            <text:p>3480752</text:p>
          </table:table-cell>
          <table:table-cell office:value-type="float" office:value="3860440" calcext:value-type="float">
            <text:p>3860440</text:p>
          </table:table-cell>
          <table:table-cell table:number-columns-repeated="9"/>
        </table:table-row>
        <table:table-row table:style-name="ro1">
          <table:table-cell office:value-type="float" office:value="3270472" calcext:value-type="float">
            <text:p>3270472</text:p>
          </table:table-cell>
          <table:table-cell office:value-type="float" office:value="3369912" calcext:value-type="float">
            <text:p>3369912</text:p>
          </table:table-cell>
          <table:table-cell office:value-type="float" office:value="3570104" calcext:value-type="float">
            <text:p>3570104</text:p>
          </table:table-cell>
          <table:table-cell office:value-type="float" office:value="4042712" calcext:value-type="float">
            <text:p>4042712</text:p>
          </table:table-cell>
          <table:table-cell office:value-type="float" office:value="3421304" calcext:value-type="float">
            <text:p>3421304</text:p>
          </table:table-cell>
          <table:table-cell office:value-type="float" office:value="3483496" calcext:value-type="float">
            <text:p>3483496</text:p>
          </table:table-cell>
          <table:table-cell office:value-type="float" office:value="3861296" calcext:value-type="float">
            <text:p>3861296</text:p>
          </table:table-cell>
          <table:table-cell table:number-columns-repeated="9"/>
        </table:table-row>
        <table:table-row table:style-name="ro1">
          <table:table-cell office:value-type="float" office:value="3270728" calcext:value-type="float">
            <text:p>3270728</text:p>
          </table:table-cell>
          <table:table-cell office:value-type="float" office:value="3370592" calcext:value-type="float">
            <text:p>3370592</text:p>
          </table:table-cell>
          <table:table-cell office:value-type="float" office:value="3570632" calcext:value-type="float">
            <text:p>3570632</text:p>
          </table:table-cell>
          <table:table-cell office:value-type="float" office:value="4043144" calcext:value-type="float">
            <text:p>4043144</text:p>
          </table:table-cell>
          <table:table-cell office:value-type="float" office:value="3421984" calcext:value-type="float">
            <text:p>3421984</text:p>
          </table:table-cell>
          <table:table-cell office:value-type="float" office:value="3483576" calcext:value-type="float">
            <text:p>3483576</text:p>
          </table:table-cell>
          <table:table-cell office:value-type="float" office:value="3861304" calcext:value-type="float">
            <text:p>3861304</text:p>
          </table:table-cell>
          <table:table-cell table:number-columns-repeated="9"/>
        </table:table-row>
        <table:table-row table:style-name="ro1">
          <table:table-cell office:value-type="float" office:value="3270928" calcext:value-type="float">
            <text:p>3270928</text:p>
          </table:table-cell>
          <table:table-cell office:value-type="float" office:value="3370920" calcext:value-type="float">
            <text:p>3370920</text:p>
          </table:table-cell>
          <table:table-cell office:value-type="float" office:value="3571744" calcext:value-type="float">
            <text:p>3571744</text:p>
          </table:table-cell>
          <table:table-cell office:value-type="float" office:value="4043768" calcext:value-type="float">
            <text:p>4043768</text:p>
          </table:table-cell>
          <table:table-cell office:value-type="float" office:value="3422256" calcext:value-type="float">
            <text:p>3422256</text:p>
          </table:table-cell>
          <table:table-cell office:value-type="float" office:value="3484072" calcext:value-type="float">
            <text:p>3484072</text:p>
          </table:table-cell>
          <table:table-cell office:value-type="float" office:value="3861656" calcext:value-type="float">
            <text:p>3861656</text:p>
          </table:table-cell>
          <table:table-cell table:number-columns-repeated="9"/>
        </table:table-row>
        <table:table-row table:style-name="ro1">
          <table:table-cell office:value-type="float" office:value="3271544" calcext:value-type="float">
            <text:p>3271544</text:p>
          </table:table-cell>
          <table:table-cell office:value-type="float" office:value="3371080" calcext:value-type="float">
            <text:p>3371080</text:p>
          </table:table-cell>
          <table:table-cell office:value-type="float" office:value="3571784" calcext:value-type="float">
            <text:p>3571784</text:p>
          </table:table-cell>
          <table:table-cell office:value-type="float" office:value="4043896" calcext:value-type="float">
            <text:p>4043896</text:p>
          </table:table-cell>
          <table:table-cell office:value-type="float" office:value="3422480" calcext:value-type="float">
            <text:p>3422480</text:p>
          </table:table-cell>
          <table:table-cell office:value-type="float" office:value="3484280" calcext:value-type="float">
            <text:p>3484280</text:p>
          </table:table-cell>
          <table:table-cell office:value-type="float" office:value="3862744" calcext:value-type="float">
            <text:p>3862744</text:p>
          </table:table-cell>
          <table:table-cell table:number-columns-repeated="9"/>
        </table:table-row>
        <table:table-row table:style-name="ro1">
          <table:table-cell office:value-type="float" office:value="3271992" calcext:value-type="float">
            <text:p>3271992</text:p>
          </table:table-cell>
          <table:table-cell office:value-type="float" office:value="3371416" calcext:value-type="float">
            <text:p>3371416</text:p>
          </table:table-cell>
          <table:table-cell office:value-type="float" office:value="3572624" calcext:value-type="float">
            <text:p>3572624</text:p>
          </table:table-cell>
          <table:table-cell office:value-type="float" office:value="4044176" calcext:value-type="float">
            <text:p>4044176</text:p>
          </table:table-cell>
          <table:table-cell office:value-type="float" office:value="3423376" calcext:value-type="float">
            <text:p>3423376</text:p>
          </table:table-cell>
          <table:table-cell office:value-type="float" office:value="3484456" calcext:value-type="float">
            <text:p>3484456</text:p>
          </table:table-cell>
          <table:table-cell office:value-type="float" office:value="3862816" calcext:value-type="float">
            <text:p>3862816</text:p>
          </table:table-cell>
          <table:table-cell table:number-columns-repeated="9"/>
        </table:table-row>
        <table:table-row table:style-name="ro1">
          <table:table-cell office:value-type="float" office:value="3272392" calcext:value-type="float">
            <text:p>3272392</text:p>
          </table:table-cell>
          <table:table-cell office:value-type="float" office:value="3371608" calcext:value-type="float">
            <text:p>3371608</text:p>
          </table:table-cell>
          <table:table-cell office:value-type="float" office:value="3574296" calcext:value-type="float">
            <text:p>3574296</text:p>
          </table:table-cell>
          <table:table-cell office:value-type="float" office:value="4045072" calcext:value-type="float">
            <text:p>4045072</text:p>
          </table:table-cell>
          <table:table-cell office:value-type="float" office:value="3424120" calcext:value-type="float">
            <text:p>3424120</text:p>
          </table:table-cell>
          <table:table-cell office:value-type="float" office:value="3484640" calcext:value-type="float">
            <text:p>3484640</text:p>
          </table:table-cell>
          <table:table-cell office:value-type="float" office:value="3864072" calcext:value-type="float">
            <text:p>3864072</text:p>
          </table:table-cell>
          <table:table-cell table:number-columns-repeated="9"/>
        </table:table-row>
        <table:table-row table:style-name="ro1">
          <table:table-cell office:value-type="float" office:value="3272712" calcext:value-type="float">
            <text:p>3272712</text:p>
          </table:table-cell>
          <table:table-cell office:value-type="float" office:value="3372568" calcext:value-type="float">
            <text:p>3372568</text:p>
          </table:table-cell>
          <table:table-cell office:value-type="float" office:value="3574472" calcext:value-type="float">
            <text:p>3574472</text:p>
          </table:table-cell>
          <table:table-cell office:value-type="float" office:value="4045992" calcext:value-type="float">
            <text:p>4045992</text:p>
          </table:table-cell>
          <table:table-cell office:value-type="float" office:value="3424568" calcext:value-type="float">
            <text:p>3424568</text:p>
          </table:table-cell>
          <table:table-cell office:value-type="float" office:value="3484984" calcext:value-type="float">
            <text:p>3484984</text:p>
          </table:table-cell>
          <table:table-cell office:value-type="float" office:value="3864136" calcext:value-type="float">
            <text:p>3864136</text:p>
          </table:table-cell>
          <table:table-cell table:number-columns-repeated="9"/>
        </table:table-row>
        <table:table-row table:style-name="ro1">
          <table:table-cell office:value-type="float" office:value="3273368" calcext:value-type="float">
            <text:p>3273368</text:p>
          </table:table-cell>
          <table:table-cell office:value-type="float" office:value="3374024" calcext:value-type="float">
            <text:p>3374024</text:p>
          </table:table-cell>
          <table:table-cell office:value-type="float" office:value="3575344" calcext:value-type="float">
            <text:p>3575344</text:p>
          </table:table-cell>
          <table:table-cell office:value-type="float" office:value="4046128" calcext:value-type="float">
            <text:p>4046128</text:p>
          </table:table-cell>
          <table:table-cell office:value-type="float" office:value="3426176" calcext:value-type="float">
            <text:p>3426176</text:p>
          </table:table-cell>
          <table:table-cell office:value-type="float" office:value="3486120" calcext:value-type="float">
            <text:p>3486120</text:p>
          </table:table-cell>
          <table:table-cell office:value-type="float" office:value="3864624" calcext:value-type="float">
            <text:p>3864624</text:p>
          </table:table-cell>
          <table:table-cell table:number-columns-repeated="9"/>
        </table:table-row>
        <table:table-row table:style-name="ro1">
          <table:table-cell office:value-type="float" office:value="3273592" calcext:value-type="float">
            <text:p>3273592</text:p>
          </table:table-cell>
          <table:table-cell office:value-type="float" office:value="3374064" calcext:value-type="float">
            <text:p>3374064</text:p>
          </table:table-cell>
          <table:table-cell office:value-type="float" office:value="3575760" calcext:value-type="float">
            <text:p>3575760</text:p>
          </table:table-cell>
          <table:table-cell office:value-type="float" office:value="4046480" calcext:value-type="float">
            <text:p>4046480</text:p>
          </table:table-cell>
          <table:table-cell office:value-type="float" office:value="3428240" calcext:value-type="float">
            <text:p>3428240</text:p>
          </table:table-cell>
          <table:table-cell office:value-type="float" office:value="3486152" calcext:value-type="float">
            <text:p>3486152</text:p>
          </table:table-cell>
          <table:table-cell office:value-type="float" office:value="3866048" calcext:value-type="float">
            <text:p>3866048</text:p>
          </table:table-cell>
          <table:table-cell table:number-columns-repeated="9"/>
        </table:table-row>
        <table:table-row table:style-name="ro1">
          <table:table-cell office:value-type="float" office:value="3274224" calcext:value-type="float">
            <text:p>3274224</text:p>
          </table:table-cell>
          <table:table-cell office:value-type="float" office:value="3374128" calcext:value-type="float">
            <text:p>3374128</text:p>
          </table:table-cell>
          <table:table-cell office:value-type="float" office:value="3576632" calcext:value-type="float">
            <text:p>3576632</text:p>
          </table:table-cell>
          <table:table-cell office:value-type="float" office:value="4046792" calcext:value-type="float">
            <text:p>4046792</text:p>
          </table:table-cell>
          <table:table-cell office:value-type="float" office:value="3428920" calcext:value-type="float">
            <text:p>3428920</text:p>
          </table:table-cell>
          <table:table-cell office:value-type="float" office:value="3486496" calcext:value-type="float">
            <text:p>3486496</text:p>
          </table:table-cell>
          <table:table-cell office:value-type="float" office:value="3866432" calcext:value-type="float">
            <text:p>3866432</text:p>
          </table:table-cell>
          <table:table-cell table:number-columns-repeated="9"/>
        </table:table-row>
        <table:table-row table:style-name="ro1">
          <table:table-cell office:value-type="float" office:value="3274648" calcext:value-type="float">
            <text:p>3274648</text:p>
          </table:table-cell>
          <table:table-cell office:value-type="float" office:value="3374152" calcext:value-type="float">
            <text:p>3374152</text:p>
          </table:table-cell>
          <table:table-cell office:value-type="float" office:value="3577368" calcext:value-type="float">
            <text:p>3577368</text:p>
          </table:table-cell>
          <table:table-cell office:value-type="float" office:value="4047048" calcext:value-type="float">
            <text:p>4047048</text:p>
          </table:table-cell>
          <table:table-cell office:value-type="float" office:value="3430064" calcext:value-type="float">
            <text:p>3430064</text:p>
          </table:table-cell>
          <table:table-cell office:value-type="float" office:value="3487232" calcext:value-type="float">
            <text:p>3487232</text:p>
          </table:table-cell>
          <table:table-cell office:value-type="float" office:value="3866808" calcext:value-type="float">
            <text:p>3866808</text:p>
          </table:table-cell>
          <table:table-cell table:number-columns-repeated="9"/>
        </table:table-row>
        <table:table-row table:style-name="ro1">
          <table:table-cell office:value-type="float" office:value="3274832" calcext:value-type="float">
            <text:p>3274832</text:p>
          </table:table-cell>
          <table:table-cell office:value-type="float" office:value="3375016" calcext:value-type="float">
            <text:p>3375016</text:p>
          </table:table-cell>
          <table:table-cell office:value-type="float" office:value="3578040" calcext:value-type="float">
            <text:p>3578040</text:p>
          </table:table-cell>
          <table:table-cell office:value-type="float" office:value="4047776" calcext:value-type="float">
            <text:p>4047776</text:p>
          </table:table-cell>
          <table:table-cell office:value-type="float" office:value="3430504" calcext:value-type="float">
            <text:p>3430504</text:p>
          </table:table-cell>
          <table:table-cell office:value-type="float" office:value="3487288" calcext:value-type="float">
            <text:p>3487288</text:p>
          </table:table-cell>
          <table:table-cell office:value-type="float" office:value="3867000" calcext:value-type="float">
            <text:p>3867000</text:p>
          </table:table-cell>
          <table:table-cell table:number-columns-repeated="9"/>
        </table:table-row>
        <table:table-row table:style-name="ro1">
          <table:table-cell office:value-type="float" office:value="3275584" calcext:value-type="float">
            <text:p>3275584</text:p>
          </table:table-cell>
          <table:table-cell office:value-type="float" office:value="3375520" calcext:value-type="float">
            <text:p>3375520</text:p>
          </table:table-cell>
          <table:table-cell office:value-type="float" office:value="3578592" calcext:value-type="float">
            <text:p>3578592</text:p>
          </table:table-cell>
          <table:table-cell office:value-type="float" office:value="4048032" calcext:value-type="float">
            <text:p>4048032</text:p>
          </table:table-cell>
          <table:table-cell office:value-type="float" office:value="3431216" calcext:value-type="float">
            <text:p>3431216</text:p>
          </table:table-cell>
          <table:table-cell office:value-type="float" office:value="3488360" calcext:value-type="float">
            <text:p>3488360</text:p>
          </table:table-cell>
          <table:table-cell office:value-type="float" office:value="3867416" calcext:value-type="float">
            <text:p>3867416</text:p>
          </table:table-cell>
          <table:table-cell table:number-columns-repeated="9"/>
        </table:table-row>
        <table:table-row table:style-name="ro1">
          <table:table-cell office:value-type="float" office:value="3275816" calcext:value-type="float">
            <text:p>3275816</text:p>
          </table:table-cell>
          <table:table-cell office:value-type="float" office:value="3375664" calcext:value-type="float">
            <text:p>3375664</text:p>
          </table:table-cell>
          <table:table-cell office:value-type="float" office:value="3579368" calcext:value-type="float">
            <text:p>3579368</text:p>
          </table:table-cell>
          <table:table-cell office:value-type="float" office:value="4048936" calcext:value-type="float">
            <text:p>4048936</text:p>
          </table:table-cell>
          <table:table-cell office:value-type="float" office:value="3432112" calcext:value-type="float">
            <text:p>3432112</text:p>
          </table:table-cell>
          <table:table-cell office:value-type="float" office:value="3488600" calcext:value-type="float">
            <text:p>3488600</text:p>
          </table:table-cell>
          <table:table-cell office:value-type="float" office:value="3867880" calcext:value-type="float">
            <text:p>3867880</text:p>
          </table:table-cell>
          <table:table-cell table:number-columns-repeated="9"/>
        </table:table-row>
        <table:table-row table:style-name="ro1">
          <table:table-cell office:value-type="float" office:value="3276488" calcext:value-type="float">
            <text:p>3276488</text:p>
          </table:table-cell>
          <table:table-cell office:value-type="float" office:value="3377264" calcext:value-type="float">
            <text:p>3377264</text:p>
          </table:table-cell>
          <table:table-cell office:value-type="float" office:value="3580696" calcext:value-type="float">
            <text:p>3580696</text:p>
          </table:table-cell>
          <table:table-cell office:value-type="float" office:value="4049336" calcext:value-type="float">
            <text:p>4049336</text:p>
          </table:table-cell>
          <table:table-cell office:value-type="float" office:value="3432176" calcext:value-type="float">
            <text:p>3432176</text:p>
          </table:table-cell>
          <table:table-cell office:value-type="float" office:value="3489416" calcext:value-type="float">
            <text:p>3489416</text:p>
          </table:table-cell>
          <table:table-cell office:value-type="float" office:value="3868392" calcext:value-type="float">
            <text:p>3868392</text:p>
          </table:table-cell>
          <table:table-cell table:number-columns-repeated="9"/>
        </table:table-row>
        <table:table-row table:style-name="ro1">
          <table:table-cell office:value-type="float" office:value="3278640" calcext:value-type="float">
            <text:p>3278640</text:p>
          </table:table-cell>
          <table:table-cell office:value-type="float" office:value="3377432" calcext:value-type="float">
            <text:p>3377432</text:p>
          </table:table-cell>
          <table:table-cell office:value-type="float" office:value="3582744" calcext:value-type="float">
            <text:p>3582744</text:p>
          </table:table-cell>
          <table:table-cell office:value-type="float" office:value="4050200" calcext:value-type="float">
            <text:p>4050200</text:p>
          </table:table-cell>
          <table:table-cell office:value-type="float" office:value="3432808" calcext:value-type="float">
            <text:p>3432808</text:p>
          </table:table-cell>
          <table:table-cell office:value-type="float" office:value="3489768" calcext:value-type="float">
            <text:p>3489768</text:p>
          </table:table-cell>
          <table:table-cell office:value-type="float" office:value="3868416" calcext:value-type="float">
            <text:p>3868416</text:p>
          </table:table-cell>
          <table:table-cell table:number-columns-repeated="9"/>
        </table:table-row>
        <table:table-row table:style-name="ro1">
          <table:table-cell office:value-type="float" office:value="3279304" calcext:value-type="float">
            <text:p>3279304</text:p>
          </table:table-cell>
          <table:table-cell office:value-type="float" office:value="3379848" calcext:value-type="float">
            <text:p>3379848</text:p>
          </table:table-cell>
          <table:table-cell office:value-type="float" office:value="3583216" calcext:value-type="float">
            <text:p>3583216</text:p>
          </table:table-cell>
          <table:table-cell office:value-type="float" office:value="4051088" calcext:value-type="float">
            <text:p>4051088</text:p>
          </table:table-cell>
          <table:table-cell office:value-type="float" office:value="3433528" calcext:value-type="float">
            <text:p>3433528</text:p>
          </table:table-cell>
          <table:table-cell office:value-type="float" office:value="3489784" calcext:value-type="float">
            <text:p>3489784</text:p>
          </table:table-cell>
          <table:table-cell office:value-type="float" office:value="3868464" calcext:value-type="float">
            <text:p>3868464</text:p>
          </table:table-cell>
          <table:table-cell table:number-columns-repeated="9"/>
        </table:table-row>
        <table:table-row table:style-name="ro1">
          <table:table-cell office:value-type="float" office:value="3279848" calcext:value-type="float">
            <text:p>3279848</text:p>
          </table:table-cell>
          <table:table-cell office:value-type="float" office:value="3380784" calcext:value-type="float">
            <text:p>3380784</text:p>
          </table:table-cell>
          <table:table-cell office:value-type="float" office:value="3583280" calcext:value-type="float">
            <text:p>3583280</text:p>
          </table:table-cell>
          <table:table-cell office:value-type="float" office:value="4051736" calcext:value-type="float">
            <text:p>4051736</text:p>
          </table:table-cell>
          <table:table-cell office:value-type="float" office:value="3433624" calcext:value-type="float">
            <text:p>3433624</text:p>
          </table:table-cell>
          <table:table-cell office:value-type="float" office:value="3489984" calcext:value-type="float">
            <text:p>3489984</text:p>
          </table:table-cell>
          <table:table-cell office:value-type="float" office:value="3868504" calcext:value-type="float">
            <text:p>3868504</text:p>
          </table:table-cell>
          <table:table-cell table:number-columns-repeated="9"/>
        </table:table-row>
        <table:table-row table:style-name="ro1">
          <table:table-cell office:value-type="float" office:value="3280144" calcext:value-type="float">
            <text:p>3280144</text:p>
          </table:table-cell>
          <table:table-cell office:value-type="float" office:value="3381376" calcext:value-type="float">
            <text:p>3381376</text:p>
          </table:table-cell>
          <table:table-cell office:value-type="float" office:value="3583544" calcext:value-type="float">
            <text:p>3583544</text:p>
          </table:table-cell>
          <table:table-cell office:value-type="float" office:value="4052456" calcext:value-type="float">
            <text:p>4052456</text:p>
          </table:table-cell>
          <table:table-cell office:value-type="float" office:value="3434056" calcext:value-type="float">
            <text:p>3434056</text:p>
          </table:table-cell>
          <table:table-cell office:value-type="float" office:value="3490008" calcext:value-type="float">
            <text:p>3490008</text:p>
          </table:table-cell>
          <table:table-cell office:value-type="float" office:value="3868992" calcext:value-type="float">
            <text:p>3868992</text:p>
          </table:table-cell>
          <table:table-cell table:number-columns-repeated="9"/>
        </table:table-row>
        <table:table-row table:style-name="ro1">
          <table:table-cell office:value-type="float" office:value="3280232" calcext:value-type="float">
            <text:p>3280232</text:p>
          </table:table-cell>
          <table:table-cell office:value-type="float" office:value="3382424" calcext:value-type="float">
            <text:p>3382424</text:p>
          </table:table-cell>
          <table:table-cell office:value-type="float" office:value="3583944" calcext:value-type="float">
            <text:p>3583944</text:p>
          </table:table-cell>
          <table:table-cell office:value-type="float" office:value="4052504" calcext:value-type="float">
            <text:p>4052504</text:p>
          </table:table-cell>
          <table:table-cell office:value-type="float" office:value="3434632" calcext:value-type="float">
            <text:p>3434632</text:p>
          </table:table-cell>
          <table:table-cell office:value-type="float" office:value="3490688" calcext:value-type="float">
            <text:p>3490688</text:p>
          </table:table-cell>
          <table:table-cell office:value-type="float" office:value="3869288" calcext:value-type="float">
            <text:p>3869288</text:p>
          </table:table-cell>
          <table:table-cell table:number-columns-repeated="9"/>
        </table:table-row>
        <table:table-row table:style-name="ro1">
          <table:table-cell office:value-type="float" office:value="3280328" calcext:value-type="float">
            <text:p>3280328</text:p>
          </table:table-cell>
          <table:table-cell office:value-type="float" office:value="3384360" calcext:value-type="float">
            <text:p>3384360</text:p>
          </table:table-cell>
          <table:table-cell office:value-type="float" office:value="3584360" calcext:value-type="float">
            <text:p>3584360</text:p>
          </table:table-cell>
          <table:table-cell office:value-type="float" office:value="4052912" calcext:value-type="float">
            <text:p>4052912</text:p>
          </table:table-cell>
          <table:table-cell office:value-type="float" office:value="3435088" calcext:value-type="float">
            <text:p>3435088</text:p>
          </table:table-cell>
          <table:table-cell office:value-type="float" office:value="3491304" calcext:value-type="float">
            <text:p>3491304</text:p>
          </table:table-cell>
          <table:table-cell office:value-type="float" office:value="3870512" calcext:value-type="float">
            <text:p>3870512</text:p>
          </table:table-cell>
          <table:table-cell table:number-columns-repeated="9"/>
        </table:table-row>
        <table:table-row table:style-name="ro1">
          <table:table-cell office:value-type="float" office:value="3280448" calcext:value-type="float">
            <text:p>3280448</text:p>
          </table:table-cell>
          <table:table-cell office:value-type="float" office:value="3386544" calcext:value-type="float">
            <text:p>3386544</text:p>
          </table:table-cell>
          <table:table-cell office:value-type="float" office:value="3584832" calcext:value-type="float">
            <text:p>3584832</text:p>
          </table:table-cell>
          <table:table-cell office:value-type="float" office:value="4053568" calcext:value-type="float">
            <text:p>4053568</text:p>
          </table:table-cell>
          <table:table-cell office:value-type="float" office:value="3435208" calcext:value-type="float">
            <text:p>3435208</text:p>
          </table:table-cell>
          <table:table-cell office:value-type="float" office:value="3491920" calcext:value-type="float">
            <text:p>3491920</text:p>
          </table:table-cell>
          <table:table-cell office:value-type="float" office:value="3871048" calcext:value-type="float">
            <text:p>3871048</text:p>
          </table:table-cell>
          <table:table-cell table:number-columns-repeated="9"/>
        </table:table-row>
        <table:table-row table:style-name="ro1">
          <table:table-cell office:value-type="float" office:value="3281688" calcext:value-type="float">
            <text:p>3281688</text:p>
          </table:table-cell>
          <table:table-cell office:value-type="float" office:value="3388784" calcext:value-type="float">
            <text:p>3388784</text:p>
          </table:table-cell>
          <table:table-cell office:value-type="float" office:value="3584864" calcext:value-type="float">
            <text:p>3584864</text:p>
          </table:table-cell>
          <table:table-cell office:value-type="float" office:value="4054488" calcext:value-type="float">
            <text:p>4054488</text:p>
          </table:table-cell>
          <table:table-cell office:value-type="float" office:value="3435840" calcext:value-type="float">
            <text:p>3435840</text:p>
          </table:table-cell>
          <table:table-cell office:value-type="float" office:value="3493008" calcext:value-type="float">
            <text:p>3493008</text:p>
          </table:table-cell>
          <table:table-cell office:value-type="float" office:value="3871888" calcext:value-type="float">
            <text:p>3871888</text:p>
          </table:table-cell>
          <table:table-cell table:number-columns-repeated="9"/>
        </table:table-row>
        <table:table-row table:style-name="ro1">
          <table:table-cell office:value-type="float" office:value="3281736" calcext:value-type="float">
            <text:p>3281736</text:p>
          </table:table-cell>
          <table:table-cell office:value-type="float" office:value="3388904" calcext:value-type="float">
            <text:p>3388904</text:p>
          </table:table-cell>
          <table:table-cell office:value-type="float" office:value="3584944" calcext:value-type="float">
            <text:p>3584944</text:p>
          </table:table-cell>
          <table:table-cell office:value-type="float" office:value="4055224" calcext:value-type="float">
            <text:p>4055224</text:p>
          </table:table-cell>
          <table:table-cell office:value-type="float" office:value="3436384" calcext:value-type="float">
            <text:p>3436384</text:p>
          </table:table-cell>
          <table:table-cell office:value-type="float" office:value="3493456" calcext:value-type="float">
            <text:p>3493456</text:p>
          </table:table-cell>
          <table:table-cell office:value-type="float" office:value="3872216" calcext:value-type="float">
            <text:p>3872216</text:p>
          </table:table-cell>
          <table:table-cell table:number-columns-repeated="9"/>
        </table:table-row>
        <table:table-row table:style-name="ro1">
          <table:table-cell office:value-type="float" office:value="3281808" calcext:value-type="float">
            <text:p>3281808</text:p>
          </table:table-cell>
          <table:table-cell office:value-type="float" office:value="3388944" calcext:value-type="float">
            <text:p>3388944</text:p>
          </table:table-cell>
          <table:table-cell office:value-type="float" office:value="3585496" calcext:value-type="float">
            <text:p>3585496</text:p>
          </table:table-cell>
          <table:table-cell office:value-type="float" office:value="4055672" calcext:value-type="float">
            <text:p>4055672</text:p>
          </table:table-cell>
          <table:table-cell office:value-type="float" office:value="3436808" calcext:value-type="float">
            <text:p>3436808</text:p>
          </table:table-cell>
          <table:table-cell office:value-type="float" office:value="3494560" calcext:value-type="float">
            <text:p>3494560</text:p>
          </table:table-cell>
          <table:table-cell office:value-type="float" office:value="3872416" calcext:value-type="float">
            <text:p>3872416</text:p>
          </table:table-cell>
          <table:table-cell table:number-columns-repeated="9"/>
        </table:table-row>
        <table:table-row table:style-name="ro1">
          <table:table-cell office:value-type="float" office:value="3281816" calcext:value-type="float">
            <text:p>3281816</text:p>
          </table:table-cell>
          <table:table-cell office:value-type="float" office:value="3390000" calcext:value-type="float">
            <text:p>3390000</text:p>
          </table:table-cell>
          <table:table-cell office:value-type="float" office:value="3585864" calcext:value-type="float">
            <text:p>3585864</text:p>
          </table:table-cell>
          <table:table-cell office:value-type="float" office:value="4055800" calcext:value-type="float">
            <text:p>4055800</text:p>
          </table:table-cell>
          <table:table-cell office:value-type="float" office:value="3436904" calcext:value-type="float">
            <text:p>3436904</text:p>
          </table:table-cell>
          <table:table-cell office:value-type="float" office:value="3494640" calcext:value-type="float">
            <text:p>3494640</text:p>
          </table:table-cell>
          <table:table-cell office:value-type="float" office:value="3873384" calcext:value-type="float">
            <text:p>3873384</text:p>
          </table:table-cell>
          <table:table-cell table:number-columns-repeated="9"/>
        </table:table-row>
        <table:table-row table:style-name="ro1">
          <table:table-cell office:value-type="float" office:value="3282000" calcext:value-type="float">
            <text:p>3282000</text:p>
          </table:table-cell>
          <table:table-cell office:value-type="float" office:value="3390040" calcext:value-type="float">
            <text:p>3390040</text:p>
          </table:table-cell>
          <table:table-cell office:value-type="float" office:value="3586224" calcext:value-type="float">
            <text:p>3586224</text:p>
          </table:table-cell>
          <table:table-cell office:value-type="float" office:value="4055976" calcext:value-type="float">
            <text:p>4055976</text:p>
          </table:table-cell>
          <table:table-cell office:value-type="float" office:value="3437840" calcext:value-type="float">
            <text:p>3437840</text:p>
          </table:table-cell>
          <table:table-cell office:value-type="float" office:value="3494696" calcext:value-type="float">
            <text:p>3494696</text:p>
          </table:table-cell>
          <table:table-cell office:value-type="float" office:value="3873928" calcext:value-type="float">
            <text:p>3873928</text:p>
          </table:table-cell>
          <table:table-cell table:number-columns-repeated="9"/>
        </table:table-row>
        <table:table-row table:style-name="ro1">
          <table:table-cell office:value-type="float" office:value="3282056" calcext:value-type="float">
            <text:p>3282056</text:p>
          </table:table-cell>
          <table:table-cell office:value-type="float" office:value="3390224" calcext:value-type="float">
            <text:p>3390224</text:p>
          </table:table-cell>
          <table:table-cell office:value-type="float" office:value="3586688" calcext:value-type="float">
            <text:p>3586688</text:p>
          </table:table-cell>
          <table:table-cell office:value-type="float" office:value="4056616" calcext:value-type="float">
            <text:p>4056616</text:p>
          </table:table-cell>
          <table:table-cell office:value-type="float" office:value="3438080" calcext:value-type="float">
            <text:p>3438080</text:p>
          </table:table-cell>
          <table:table-cell office:value-type="float" office:value="3494768" calcext:value-type="float">
            <text:p>3494768</text:p>
          </table:table-cell>
          <table:table-cell office:value-type="float" office:value="3875184" calcext:value-type="float">
            <text:p>3875184</text:p>
          </table:table-cell>
          <table:table-cell table:number-columns-repeated="9"/>
        </table:table-row>
        <table:table-row table:style-name="ro1">
          <table:table-cell office:value-type="float" office:value="3283712" calcext:value-type="float">
            <text:p>3283712</text:p>
          </table:table-cell>
          <table:table-cell office:value-type="float" office:value="3391664" calcext:value-type="float">
            <text:p>3391664</text:p>
          </table:table-cell>
          <table:table-cell office:value-type="float" office:value="3586688" calcext:value-type="float">
            <text:p>3586688</text:p>
          </table:table-cell>
          <table:table-cell office:value-type="float" office:value="4057184" calcext:value-type="float">
            <text:p>4057184</text:p>
          </table:table-cell>
          <table:table-cell office:value-type="float" office:value="3438464" calcext:value-type="float">
            <text:p>3438464</text:p>
          </table:table-cell>
          <table:table-cell office:value-type="float" office:value="3495448" calcext:value-type="float">
            <text:p>3495448</text:p>
          </table:table-cell>
          <table:table-cell office:value-type="float" office:value="3875696" calcext:value-type="float">
            <text:p>3875696</text:p>
          </table:table-cell>
          <table:table-cell table:number-columns-repeated="9"/>
        </table:table-row>
        <table:table-row table:style-name="ro1">
          <table:table-cell office:value-type="float" office:value="3284672" calcext:value-type="float">
            <text:p>3284672</text:p>
          </table:table-cell>
          <table:table-cell office:value-type="float" office:value="3391904" calcext:value-type="float">
            <text:p>3391904</text:p>
          </table:table-cell>
          <table:table-cell office:value-type="float" office:value="3586736" calcext:value-type="float">
            <text:p>3586736</text:p>
          </table:table-cell>
          <table:table-cell office:value-type="float" office:value="4057952" calcext:value-type="float">
            <text:p>4057952</text:p>
          </table:table-cell>
          <table:table-cell office:value-type="float" office:value="3438496" calcext:value-type="float">
            <text:p>3438496</text:p>
          </table:table-cell>
          <table:table-cell office:value-type="float" office:value="3495512" calcext:value-type="float">
            <text:p>3495512</text:p>
          </table:table-cell>
          <table:table-cell office:value-type="float" office:value="3876064" calcext:value-type="float">
            <text:p>3876064</text:p>
          </table:table-cell>
          <table:table-cell table:number-columns-repeated="9"/>
        </table:table-row>
        <table:table-row table:style-name="ro1">
          <table:table-cell office:value-type="float" office:value="3285504" calcext:value-type="float">
            <text:p>3285504</text:p>
          </table:table-cell>
          <table:table-cell office:value-type="float" office:value="3392104" calcext:value-type="float">
            <text:p>3392104</text:p>
          </table:table-cell>
          <table:table-cell office:value-type="float" office:value="3588216" calcext:value-type="float">
            <text:p>3588216</text:p>
          </table:table-cell>
          <table:table-cell office:value-type="float" office:value="4058752" calcext:value-type="float">
            <text:p>4058752</text:p>
          </table:table-cell>
          <table:table-cell office:value-type="float" office:value="3438952" calcext:value-type="float">
            <text:p>3438952</text:p>
          </table:table-cell>
          <table:table-cell office:value-type="float" office:value="3495528" calcext:value-type="float">
            <text:p>3495528</text:p>
          </table:table-cell>
          <table:table-cell office:value-type="float" office:value="3876104" calcext:value-type="float">
            <text:p>3876104</text:p>
          </table:table-cell>
          <table:table-cell table:number-columns-repeated="9"/>
        </table:table-row>
        <table:table-row table:style-name="ro1">
          <table:table-cell office:value-type="float" office:value="3285616" calcext:value-type="float">
            <text:p>3285616</text:p>
          </table:table-cell>
          <table:table-cell office:value-type="float" office:value="3392904" calcext:value-type="float">
            <text:p>3392904</text:p>
          </table:table-cell>
          <table:table-cell office:value-type="float" office:value="3588704" calcext:value-type="float">
            <text:p>3588704</text:p>
          </table:table-cell>
          <table:table-cell office:value-type="float" office:value="4059024" calcext:value-type="float">
            <text:p>4059024</text:p>
          </table:table-cell>
          <table:table-cell office:value-type="float" office:value="3439128" calcext:value-type="float">
            <text:p>3439128</text:p>
          </table:table-cell>
          <table:table-cell office:value-type="float" office:value="3496336" calcext:value-type="float">
            <text:p>3496336</text:p>
          </table:table-cell>
          <table:table-cell office:value-type="float" office:value="3878320" calcext:value-type="float">
            <text:p>3878320</text:p>
          </table:table-cell>
          <table:table-cell table:number-columns-repeated="9"/>
        </table:table-row>
        <table:table-row table:style-name="ro1">
          <table:table-cell office:value-type="float" office:value="3285784" calcext:value-type="float">
            <text:p>3285784</text:p>
          </table:table-cell>
          <table:table-cell office:value-type="float" office:value="3393056" calcext:value-type="float">
            <text:p>3393056</text:p>
          </table:table-cell>
          <table:table-cell office:value-type="float" office:value="3589552" calcext:value-type="float">
            <text:p>3589552</text:p>
          </table:table-cell>
          <table:table-cell office:value-type="float" office:value="4059384" calcext:value-type="float">
            <text:p>4059384</text:p>
          </table:table-cell>
          <table:table-cell office:value-type="float" office:value="3439672" calcext:value-type="float">
            <text:p>3439672</text:p>
          </table:table-cell>
          <table:table-cell office:value-type="float" office:value="3496336" calcext:value-type="float">
            <text:p>3496336</text:p>
          </table:table-cell>
          <table:table-cell office:value-type="float" office:value="3878616" calcext:value-type="float">
            <text:p>3878616</text:p>
          </table:table-cell>
          <table:table-cell table:number-columns-repeated="9"/>
        </table:table-row>
        <table:table-row table:style-name="ro1">
          <table:table-cell office:value-type="float" office:value="3286488" calcext:value-type="float">
            <text:p>3286488</text:p>
          </table:table-cell>
          <table:table-cell office:value-type="float" office:value="3393168" calcext:value-type="float">
            <text:p>3393168</text:p>
          </table:table-cell>
          <table:table-cell office:value-type="float" office:value="3590064" calcext:value-type="float">
            <text:p>3590064</text:p>
          </table:table-cell>
          <table:table-cell office:value-type="float" office:value="4059504" calcext:value-type="float">
            <text:p>4059504</text:p>
          </table:table-cell>
          <table:table-cell office:value-type="float" office:value="3439720" calcext:value-type="float">
            <text:p>3439720</text:p>
          </table:table-cell>
          <table:table-cell office:value-type="float" office:value="3496464" calcext:value-type="float">
            <text:p>3496464</text:p>
          </table:table-cell>
          <table:table-cell office:value-type="float" office:value="3878744" calcext:value-type="float">
            <text:p>3878744</text:p>
          </table:table-cell>
          <table:table-cell table:number-columns-repeated="9"/>
        </table:table-row>
        <table:table-row table:style-name="ro1">
          <table:table-cell office:value-type="float" office:value="3287328" calcext:value-type="float">
            <text:p>3287328</text:p>
          </table:table-cell>
          <table:table-cell office:value-type="float" office:value="3394520" calcext:value-type="float">
            <text:p>3394520</text:p>
          </table:table-cell>
          <table:table-cell office:value-type="float" office:value="3590216" calcext:value-type="float">
            <text:p>3590216</text:p>
          </table:table-cell>
          <table:table-cell office:value-type="float" office:value="4060088" calcext:value-type="float">
            <text:p>4060088</text:p>
          </table:table-cell>
          <table:table-cell office:value-type="float" office:value="3441184" calcext:value-type="float">
            <text:p>3441184</text:p>
          </table:table-cell>
          <table:table-cell office:value-type="float" office:value="3496688" calcext:value-type="float">
            <text:p>3496688</text:p>
          </table:table-cell>
          <table:table-cell office:value-type="float" office:value="3879264" calcext:value-type="float">
            <text:p>3879264</text:p>
          </table:table-cell>
          <table:table-cell table:number-columns-repeated="9"/>
        </table:table-row>
        <table:table-row table:style-name="ro1">
          <table:table-cell office:value-type="float" office:value="3287496" calcext:value-type="float">
            <text:p>3287496</text:p>
          </table:table-cell>
          <table:table-cell office:value-type="float" office:value="3394760" calcext:value-type="float">
            <text:p>3394760</text:p>
          </table:table-cell>
          <table:table-cell office:value-type="float" office:value="3590480" calcext:value-type="float">
            <text:p>3590480</text:p>
          </table:table-cell>
          <table:table-cell office:value-type="float" office:value="4060632" calcext:value-type="float">
            <text:p>4060632</text:p>
          </table:table-cell>
          <table:table-cell office:value-type="float" office:value="3441368" calcext:value-type="float">
            <text:p>3441368</text:p>
          </table:table-cell>
          <table:table-cell office:value-type="float" office:value="3497136" calcext:value-type="float">
            <text:p>3497136</text:p>
          </table:table-cell>
          <table:table-cell office:value-type="float" office:value="3880136" calcext:value-type="float">
            <text:p>3880136</text:p>
          </table:table-cell>
          <table:table-cell table:number-columns-repeated="9"/>
        </table:table-row>
        <table:table-row table:style-name="ro1">
          <table:table-cell office:value-type="float" office:value="3289080" calcext:value-type="float">
            <text:p>3289080</text:p>
          </table:table-cell>
          <table:table-cell office:value-type="float" office:value="3395296" calcext:value-type="float">
            <text:p>3395296</text:p>
          </table:table-cell>
          <table:table-cell office:value-type="float" office:value="3590504" calcext:value-type="float">
            <text:p>3590504</text:p>
          </table:table-cell>
          <table:table-cell office:value-type="float" office:value="4060696" calcext:value-type="float">
            <text:p>4060696</text:p>
          </table:table-cell>
          <table:table-cell office:value-type="float" office:value="3441520" calcext:value-type="float">
            <text:p>3441520</text:p>
          </table:table-cell>
          <table:table-cell office:value-type="float" office:value="3497520" calcext:value-type="float">
            <text:p>3497520</text:p>
          </table:table-cell>
          <table:table-cell office:value-type="float" office:value="3881160" calcext:value-type="float">
            <text:p>3881160</text:p>
          </table:table-cell>
          <table:table-cell table:number-columns-repeated="9"/>
        </table:table-row>
        <table:table-row table:style-name="ro1">
          <table:table-cell office:value-type="float" office:value="3289520" calcext:value-type="float">
            <text:p>3289520</text:p>
          </table:table-cell>
          <table:table-cell office:value-type="float" office:value="3396280" calcext:value-type="float">
            <text:p>3396280</text:p>
          </table:table-cell>
          <table:table-cell office:value-type="float" office:value="3590608" calcext:value-type="float">
            <text:p>3590608</text:p>
          </table:table-cell>
          <table:table-cell office:value-type="float" office:value="4061544" calcext:value-type="float">
            <text:p>4061544</text:p>
          </table:table-cell>
          <table:table-cell office:value-type="float" office:value="3442472" calcext:value-type="float">
            <text:p>3442472</text:p>
          </table:table-cell>
          <table:table-cell office:value-type="float" office:value="3498752" calcext:value-type="float">
            <text:p>3498752</text:p>
          </table:table-cell>
          <table:table-cell office:value-type="float" office:value="3881736" calcext:value-type="float">
            <text:p>3881736</text:p>
          </table:table-cell>
          <table:table-cell table:number-columns-repeated="9"/>
        </table:table-row>
        <table:table-row table:style-name="ro1">
          <table:table-cell office:value-type="float" office:value="3290392" calcext:value-type="float">
            <text:p>3290392</text:p>
          </table:table-cell>
          <table:table-cell office:value-type="float" office:value="3396960" calcext:value-type="float">
            <text:p>3396960</text:p>
          </table:table-cell>
          <table:table-cell office:value-type="float" office:value="3591840" calcext:value-type="float">
            <text:p>3591840</text:p>
          </table:table-cell>
          <table:table-cell office:value-type="float" office:value="4062464" calcext:value-type="float">
            <text:p>4062464</text:p>
          </table:table-cell>
          <table:table-cell office:value-type="float" office:value="3443600" calcext:value-type="float">
            <text:p>3443600</text:p>
          </table:table-cell>
          <table:table-cell office:value-type="float" office:value="3499808" calcext:value-type="float">
            <text:p>3499808</text:p>
          </table:table-cell>
          <table:table-cell office:value-type="float" office:value="3882224" calcext:value-type="float">
            <text:p>3882224</text:p>
          </table:table-cell>
          <table:table-cell table:number-columns-repeated="9"/>
        </table:table-row>
        <table:table-row table:style-name="ro1">
          <table:table-cell office:value-type="float" office:value="3291376" calcext:value-type="float">
            <text:p>3291376</text:p>
          </table:table-cell>
          <table:table-cell office:value-type="float" office:value="3397160" calcext:value-type="float">
            <text:p>3397160</text:p>
          </table:table-cell>
          <table:table-cell office:value-type="float" office:value="3591872" calcext:value-type="float">
            <text:p>3591872</text:p>
          </table:table-cell>
          <table:table-cell office:value-type="float" office:value="4062824" calcext:value-type="float">
            <text:p>4062824</text:p>
          </table:table-cell>
          <table:table-cell office:value-type="float" office:value="3444016" calcext:value-type="float">
            <text:p>3444016</text:p>
          </table:table-cell>
          <table:table-cell office:value-type="float" office:value="3499840" calcext:value-type="float">
            <text:p>3499840</text:p>
          </table:table-cell>
          <table:table-cell office:value-type="float" office:value="3882312" calcext:value-type="float">
            <text:p>3882312</text:p>
          </table:table-cell>
          <table:table-cell table:number-columns-repeated="9"/>
        </table:table-row>
        <table:table-row table:style-name="ro1">
          <table:table-cell office:value-type="float" office:value="3292048" calcext:value-type="float">
            <text:p>3292048</text:p>
          </table:table-cell>
          <table:table-cell office:value-type="float" office:value="3398256" calcext:value-type="float">
            <text:p>3398256</text:p>
          </table:table-cell>
          <table:table-cell office:value-type="float" office:value="3592000" calcext:value-type="float">
            <text:p>3592000</text:p>
          </table:table-cell>
          <table:table-cell office:value-type="float" office:value="4063384" calcext:value-type="float">
            <text:p>4063384</text:p>
          </table:table-cell>
          <table:table-cell office:value-type="float" office:value="3445384" calcext:value-type="float">
            <text:p>3445384</text:p>
          </table:table-cell>
          <table:table-cell office:value-type="float" office:value="3500344" calcext:value-type="float">
            <text:p>3500344</text:p>
          </table:table-cell>
          <table:table-cell office:value-type="float" office:value="3883800" calcext:value-type="float">
            <text:p>3883800</text:p>
          </table:table-cell>
          <table:table-cell table:number-columns-repeated="9"/>
        </table:table-row>
        <table:table-row table:style-name="ro1">
          <table:table-cell office:value-type="float" office:value="3293984" calcext:value-type="float">
            <text:p>3293984</text:p>
          </table:table-cell>
          <table:table-cell office:value-type="float" office:value="3399112" calcext:value-type="float">
            <text:p>3399112</text:p>
          </table:table-cell>
          <table:table-cell office:value-type="float" office:value="3592152" calcext:value-type="float">
            <text:p>3592152</text:p>
          </table:table-cell>
          <table:table-cell office:value-type="float" office:value="4063696" calcext:value-type="float">
            <text:p>4063696</text:p>
          </table:table-cell>
          <table:table-cell office:value-type="float" office:value="3446064" calcext:value-type="float">
            <text:p>3446064</text:p>
          </table:table-cell>
          <table:table-cell office:value-type="float" office:value="3500520" calcext:value-type="float">
            <text:p>3500520</text:p>
          </table:table-cell>
          <table:table-cell office:value-type="float" office:value="3883944" calcext:value-type="float">
            <text:p>3883944</text:p>
          </table:table-cell>
          <table:table-cell table:number-columns-repeated="9"/>
        </table:table-row>
        <table:table-row table:style-name="ro1">
          <table:table-cell office:value-type="float" office:value="3294600" calcext:value-type="float">
            <text:p>3294600</text:p>
          </table:table-cell>
          <table:table-cell office:value-type="float" office:value="3399584" calcext:value-type="float">
            <text:p>3399584</text:p>
          </table:table-cell>
          <table:table-cell office:value-type="float" office:value="3593536" calcext:value-type="float">
            <text:p>3593536</text:p>
          </table:table-cell>
          <table:table-cell office:value-type="float" office:value="4063808" calcext:value-type="float">
            <text:p>4063808</text:p>
          </table:table-cell>
          <table:table-cell office:value-type="float" office:value="3446360" calcext:value-type="float">
            <text:p>3446360</text:p>
          </table:table-cell>
          <table:table-cell office:value-type="float" office:value="3502312" calcext:value-type="float">
            <text:p>3502312</text:p>
          </table:table-cell>
          <table:table-cell office:value-type="float" office:value="3886736" calcext:value-type="float">
            <text:p>3886736</text:p>
          </table:table-cell>
          <table:table-cell table:number-columns-repeated="9"/>
        </table:table-row>
        <table:table-row table:style-name="ro1">
          <table:table-cell office:value-type="float" office:value="3294856" calcext:value-type="float">
            <text:p>3294856</text:p>
          </table:table-cell>
          <table:table-cell office:value-type="float" office:value="3401176" calcext:value-type="float">
            <text:p>3401176</text:p>
          </table:table-cell>
          <table:table-cell office:value-type="float" office:value="3593616" calcext:value-type="float">
            <text:p>3593616</text:p>
          </table:table-cell>
          <table:table-cell office:value-type="float" office:value="4064440" calcext:value-type="float">
            <text:p>4064440</text:p>
          </table:table-cell>
          <table:table-cell office:value-type="float" office:value="3447264" calcext:value-type="float">
            <text:p>3447264</text:p>
          </table:table-cell>
          <table:table-cell office:value-type="float" office:value="3502736" calcext:value-type="float">
            <text:p>3502736</text:p>
          </table:table-cell>
          <table:table-cell office:value-type="float" office:value="3888288" calcext:value-type="float">
            <text:p>3888288</text:p>
          </table:table-cell>
          <table:table-cell table:number-columns-repeated="9"/>
        </table:table-row>
        <table:table-row table:style-name="ro1">
          <table:table-cell office:value-type="float" office:value="3295384" calcext:value-type="float">
            <text:p>3295384</text:p>
          </table:table-cell>
          <table:table-cell office:value-type="float" office:value="3401208" calcext:value-type="float">
            <text:p>3401208</text:p>
          </table:table-cell>
          <table:table-cell office:value-type="float" office:value="3594000" calcext:value-type="float">
            <text:p>3594000</text:p>
          </table:table-cell>
          <table:table-cell office:value-type="float" office:value="4065048" calcext:value-type="float">
            <text:p>4065048</text:p>
          </table:table-cell>
          <table:table-cell office:value-type="float" office:value="3447408" calcext:value-type="float">
            <text:p>3447408</text:p>
          </table:table-cell>
          <table:table-cell office:value-type="float" office:value="3503256" calcext:value-type="float">
            <text:p>3503256</text:p>
          </table:table-cell>
          <table:table-cell office:value-type="float" office:value="3889104" calcext:value-type="float">
            <text:p>3889104</text:p>
          </table:table-cell>
          <table:table-cell table:number-columns-repeated="9"/>
        </table:table-row>
        <table:table-row table:style-name="ro1">
          <table:table-cell office:value-type="float" office:value="3296072" calcext:value-type="float">
            <text:p>3296072</text:p>
          </table:table-cell>
          <table:table-cell office:value-type="float" office:value="3401888" calcext:value-type="float">
            <text:p>3401888</text:p>
          </table:table-cell>
          <table:table-cell office:value-type="float" office:value="3594624" calcext:value-type="float">
            <text:p>3594624</text:p>
          </table:table-cell>
          <table:table-cell office:value-type="float" office:value="4065536" calcext:value-type="float">
            <text:p>4065536</text:p>
          </table:table-cell>
          <table:table-cell office:value-type="float" office:value="3448008" calcext:value-type="float">
            <text:p>3448008</text:p>
          </table:table-cell>
          <table:table-cell office:value-type="float" office:value="3503656" calcext:value-type="float">
            <text:p>3503656</text:p>
          </table:table-cell>
          <table:table-cell office:value-type="float" office:value="3889248" calcext:value-type="float">
            <text:p>3889248</text:p>
          </table:table-cell>
          <table:table-cell table:number-columns-repeated="9"/>
        </table:table-row>
        <table:table-row table:style-name="ro1">
          <table:table-cell office:value-type="float" office:value="3296256" calcext:value-type="float">
            <text:p>3296256</text:p>
          </table:table-cell>
          <table:table-cell office:value-type="float" office:value="3402000" calcext:value-type="float">
            <text:p>3402000</text:p>
          </table:table-cell>
          <table:table-cell office:value-type="float" office:value="3594696" calcext:value-type="float">
            <text:p>3594696</text:p>
          </table:table-cell>
          <table:table-cell office:value-type="float" office:value="4065664" calcext:value-type="float">
            <text:p>4065664</text:p>
          </table:table-cell>
          <table:table-cell office:value-type="float" office:value="3448504" calcext:value-type="float">
            <text:p>3448504</text:p>
          </table:table-cell>
          <table:table-cell office:value-type="float" office:value="3507896" calcext:value-type="float">
            <text:p>3507896</text:p>
          </table:table-cell>
          <table:table-cell office:value-type="float" office:value="3889784" calcext:value-type="float">
            <text:p>3889784</text:p>
          </table:table-cell>
          <table:table-cell table:number-columns-repeated="9"/>
        </table:table-row>
        <table:table-row table:style-name="ro1">
          <table:table-cell office:value-type="float" office:value="3297024" calcext:value-type="float">
            <text:p>3297024</text:p>
          </table:table-cell>
          <table:table-cell office:value-type="float" office:value="3402280" calcext:value-type="float">
            <text:p>3402280</text:p>
          </table:table-cell>
          <table:table-cell office:value-type="float" office:value="3595808" calcext:value-type="float">
            <text:p>3595808</text:p>
          </table:table-cell>
          <table:table-cell office:value-type="float" office:value="4065912" calcext:value-type="float">
            <text:p>4065912</text:p>
          </table:table-cell>
          <table:table-cell office:value-type="float" office:value="3448720" calcext:value-type="float">
            <text:p>3448720</text:p>
          </table:table-cell>
          <table:table-cell office:value-type="float" office:value="3508528" calcext:value-type="float">
            <text:p>3508528</text:p>
          </table:table-cell>
          <table:table-cell office:value-type="float" office:value="3889856" calcext:value-type="float">
            <text:p>3889856</text:p>
          </table:table-cell>
          <table:table-cell table:number-columns-repeated="9"/>
        </table:table-row>
        <table:table-row table:style-name="ro1">
          <table:table-cell office:value-type="float" office:value="3298424" calcext:value-type="float">
            <text:p>3298424</text:p>
          </table:table-cell>
          <table:table-cell office:value-type="float" office:value="3402448" calcext:value-type="float">
            <text:p>3402448</text:p>
          </table:table-cell>
          <table:table-cell office:value-type="float" office:value="3596152" calcext:value-type="float">
            <text:p>3596152</text:p>
          </table:table-cell>
          <table:table-cell office:value-type="float" office:value="4065960" calcext:value-type="float">
            <text:p>4065960</text:p>
          </table:table-cell>
          <table:table-cell office:value-type="float" office:value="3448832" calcext:value-type="float">
            <text:p>3448832</text:p>
          </table:table-cell>
          <table:table-cell office:value-type="float" office:value="3508880" calcext:value-type="float">
            <text:p>3508880</text:p>
          </table:table-cell>
          <table:table-cell office:value-type="float" office:value="3892368" calcext:value-type="float">
            <text:p>3892368</text:p>
          </table:table-cell>
          <table:table-cell table:number-columns-repeated="9"/>
        </table:table-row>
        <table:table-row table:style-name="ro1">
          <table:table-cell office:value-type="float" office:value="3299040" calcext:value-type="float">
            <text:p>3299040</text:p>
          </table:table-cell>
          <table:table-cell office:value-type="float" office:value="3402968" calcext:value-type="float">
            <text:p>3402968</text:p>
          </table:table-cell>
          <table:table-cell office:value-type="float" office:value="3596368" calcext:value-type="float">
            <text:p>3596368</text:p>
          </table:table-cell>
          <table:table-cell office:value-type="float" office:value="4066256" calcext:value-type="float">
            <text:p>4066256</text:p>
          </table:table-cell>
          <table:table-cell office:value-type="float" office:value="3448952" calcext:value-type="float">
            <text:p>3448952</text:p>
          </table:table-cell>
          <table:table-cell office:value-type="float" office:value="3511456" calcext:value-type="float">
            <text:p>3511456</text:p>
          </table:table-cell>
          <table:table-cell office:value-type="float" office:value="3892448" calcext:value-type="float">
            <text:p>3892448</text:p>
          </table:table-cell>
          <table:table-cell table:number-columns-repeated="9"/>
        </table:table-row>
        <table:table-row table:style-name="ro1">
          <table:table-cell office:value-type="float" office:value="3300768" calcext:value-type="float">
            <text:p>3300768</text:p>
          </table:table-cell>
          <table:table-cell office:value-type="float" office:value="3403864" calcext:value-type="float">
            <text:p>3403864</text:p>
          </table:table-cell>
          <table:table-cell office:value-type="float" office:value="3596880" calcext:value-type="float">
            <text:p>3596880</text:p>
          </table:table-cell>
          <table:table-cell office:value-type="float" office:value="4066632" calcext:value-type="float">
            <text:p>4066632</text:p>
          </table:table-cell>
          <table:table-cell office:value-type="float" office:value="3449032" calcext:value-type="float">
            <text:p>3449032</text:p>
          </table:table-cell>
          <table:table-cell office:value-type="float" office:value="3512336" calcext:value-type="float">
            <text:p>3512336</text:p>
          </table:table-cell>
          <table:table-cell office:value-type="float" office:value="3892616" calcext:value-type="float">
            <text:p>3892616</text:p>
          </table:table-cell>
          <table:table-cell table:number-columns-repeated="9"/>
        </table:table-row>
        <table:table-row table:style-name="ro1">
          <table:table-cell office:value-type="float" office:value="3301992" calcext:value-type="float">
            <text:p>3301992</text:p>
          </table:table-cell>
          <table:table-cell office:value-type="float" office:value="3404576" calcext:value-type="float">
            <text:p>3404576</text:p>
          </table:table-cell>
          <table:table-cell office:value-type="float" office:value="3598920" calcext:value-type="float">
            <text:p>3598920</text:p>
          </table:table-cell>
          <table:table-cell office:value-type="float" office:value="4066736" calcext:value-type="float">
            <text:p>4066736</text:p>
          </table:table-cell>
          <table:table-cell office:value-type="float" office:value="3449272" calcext:value-type="float">
            <text:p>3449272</text:p>
          </table:table-cell>
          <table:table-cell office:value-type="float" office:value="3512352" calcext:value-type="float">
            <text:p>3512352</text:p>
          </table:table-cell>
          <table:table-cell office:value-type="float" office:value="3893440" calcext:value-type="float">
            <text:p>3893440</text:p>
          </table:table-cell>
          <table:table-cell table:number-columns-repeated="9"/>
        </table:table-row>
        <table:table-row table:style-name="ro1">
          <table:table-cell office:value-type="float" office:value="3302176" calcext:value-type="float">
            <text:p>3302176</text:p>
          </table:table-cell>
          <table:table-cell office:value-type="float" office:value="3405064" calcext:value-type="float">
            <text:p>3405064</text:p>
          </table:table-cell>
          <table:table-cell office:value-type="float" office:value="3599040" calcext:value-type="float">
            <text:p>3599040</text:p>
          </table:table-cell>
          <table:table-cell office:value-type="float" office:value="4069432" calcext:value-type="float">
            <text:p>4069432</text:p>
          </table:table-cell>
          <table:table-cell office:value-type="float" office:value="3449320" calcext:value-type="float">
            <text:p>3449320</text:p>
          </table:table-cell>
          <table:table-cell office:value-type="float" office:value="3512392" calcext:value-type="float">
            <text:p>3512392</text:p>
          </table:table-cell>
          <table:table-cell office:value-type="float" office:value="3893624" calcext:value-type="float">
            <text:p>3893624</text:p>
          </table:table-cell>
          <table:table-cell table:number-columns-repeated="9"/>
        </table:table-row>
        <table:table-row table:style-name="ro1">
          <table:table-cell office:value-type="float" office:value="3302272" calcext:value-type="float">
            <text:p>3302272</text:p>
          </table:table-cell>
          <table:table-cell office:value-type="float" office:value="3405784" calcext:value-type="float">
            <text:p>3405784</text:p>
          </table:table-cell>
          <table:table-cell office:value-type="float" office:value="3599304" calcext:value-type="float">
            <text:p>3599304</text:p>
          </table:table-cell>
          <table:table-cell office:value-type="float" office:value="4072032" calcext:value-type="float">
            <text:p>4072032</text:p>
          </table:table-cell>
          <table:table-cell office:value-type="float" office:value="3450368" calcext:value-type="float">
            <text:p>3450368</text:p>
          </table:table-cell>
          <table:table-cell office:value-type="float" office:value="3512728" calcext:value-type="float">
            <text:p>3512728</text:p>
          </table:table-cell>
          <table:table-cell office:value-type="float" office:value="3894320" calcext:value-type="float">
            <text:p>3894320</text:p>
          </table:table-cell>
          <table:table-cell table:number-columns-repeated="9"/>
        </table:table-row>
        <table:table-row table:style-name="ro1">
          <table:table-cell office:value-type="float" office:value="3303760" calcext:value-type="float">
            <text:p>3303760</text:p>
          </table:table-cell>
          <table:table-cell office:value-type="float" office:value="3405984" calcext:value-type="float">
            <text:p>3405984</text:p>
          </table:table-cell>
          <table:table-cell office:value-type="float" office:value="3599520" calcext:value-type="float">
            <text:p>3599520</text:p>
          </table:table-cell>
          <table:table-cell office:value-type="float" office:value="4072952" calcext:value-type="float">
            <text:p>4072952</text:p>
          </table:table-cell>
          <table:table-cell office:value-type="float" office:value="3450616" calcext:value-type="float">
            <text:p>3450616</text:p>
          </table:table-cell>
          <table:table-cell office:value-type="float" office:value="3513192" calcext:value-type="float">
            <text:p>3513192</text:p>
          </table:table-cell>
          <table:table-cell office:value-type="float" office:value="3894448" calcext:value-type="float">
            <text:p>3894448</text:p>
          </table:table-cell>
          <table:table-cell table:number-columns-repeated="9"/>
        </table:table-row>
        <table:table-row table:style-name="ro1">
          <table:table-cell office:value-type="float" office:value="3305200" calcext:value-type="float">
            <text:p>3305200</text:p>
          </table:table-cell>
          <table:table-cell office:value-type="float" office:value="3406984" calcext:value-type="float">
            <text:p>3406984</text:p>
          </table:table-cell>
          <table:table-cell office:value-type="float" office:value="3599992" calcext:value-type="float">
            <text:p>3599992</text:p>
          </table:table-cell>
          <table:table-cell office:value-type="float" office:value="4073176" calcext:value-type="float">
            <text:p>4073176</text:p>
          </table:table-cell>
          <table:table-cell office:value-type="float" office:value="3451096" calcext:value-type="float">
            <text:p>3451096</text:p>
          </table:table-cell>
          <table:table-cell office:value-type="float" office:value="3513208" calcext:value-type="float">
            <text:p>3513208</text:p>
          </table:table-cell>
          <table:table-cell office:value-type="float" office:value="3895728" calcext:value-type="float">
            <text:p>3895728</text:p>
          </table:table-cell>
          <table:table-cell table:number-columns-repeated="9"/>
        </table:table-row>
        <table:table-row table:style-name="ro1">
          <table:table-cell office:value-type="float" office:value="3305216" calcext:value-type="float">
            <text:p>3305216</text:p>
          </table:table-cell>
          <table:table-cell office:value-type="float" office:value="3407016" calcext:value-type="float">
            <text:p>3407016</text:p>
          </table:table-cell>
          <table:table-cell office:value-type="float" office:value="3600376" calcext:value-type="float">
            <text:p>3600376</text:p>
          </table:table-cell>
          <table:table-cell office:value-type="float" office:value="4074096" calcext:value-type="float">
            <text:p>4074096</text:p>
          </table:table-cell>
          <table:table-cell office:value-type="float" office:value="3452584" calcext:value-type="float">
            <text:p>3452584</text:p>
          </table:table-cell>
          <table:table-cell office:value-type="float" office:value="3513360" calcext:value-type="float">
            <text:p>3513360</text:p>
          </table:table-cell>
          <table:table-cell office:value-type="float" office:value="3897112" calcext:value-type="float">
            <text:p>3897112</text:p>
          </table:table-cell>
          <table:table-cell table:number-columns-repeated="9"/>
        </table:table-row>
        <table:table-row table:style-name="ro1">
          <table:table-cell office:value-type="float" office:value="3305400" calcext:value-type="float">
            <text:p>3305400</text:p>
          </table:table-cell>
          <table:table-cell office:value-type="float" office:value="3407352" calcext:value-type="float">
            <text:p>3407352</text:p>
          </table:table-cell>
          <table:table-cell office:value-type="float" office:value="3601808" calcext:value-type="float">
            <text:p>3601808</text:p>
          </table:table-cell>
          <table:table-cell office:value-type="float" office:value="4074672" calcext:value-type="float">
            <text:p>4074672</text:p>
          </table:table-cell>
          <table:table-cell office:value-type="float" office:value="3452984" calcext:value-type="float">
            <text:p>3452984</text:p>
          </table:table-cell>
          <table:table-cell office:value-type="float" office:value="3513424" calcext:value-type="float">
            <text:p>3513424</text:p>
          </table:table-cell>
          <table:table-cell office:value-type="float" office:value="3897128" calcext:value-type="float">
            <text:p>3897128</text:p>
          </table:table-cell>
          <table:table-cell table:number-columns-repeated="9"/>
        </table:table-row>
        <table:table-row table:style-name="ro1">
          <table:table-cell office:value-type="float" office:value="3305608" calcext:value-type="float">
            <text:p>3305608</text:p>
          </table:table-cell>
          <table:table-cell office:value-type="float" office:value="3408152" calcext:value-type="float">
            <text:p>3408152</text:p>
          </table:table-cell>
          <table:table-cell office:value-type="float" office:value="3601912" calcext:value-type="float">
            <text:p>3601912</text:p>
          </table:table-cell>
          <table:table-cell office:value-type="float" office:value="4075720" calcext:value-type="float">
            <text:p>4075720</text:p>
          </table:table-cell>
          <table:table-cell office:value-type="float" office:value="3453840" calcext:value-type="float">
            <text:p>3453840</text:p>
          </table:table-cell>
          <table:table-cell office:value-type="float" office:value="3513456" calcext:value-type="float">
            <text:p>3513456</text:p>
          </table:table-cell>
          <table:table-cell office:value-type="float" office:value="3897336" calcext:value-type="float">
            <text:p>3897336</text:p>
          </table:table-cell>
          <table:table-cell table:number-columns-repeated="9"/>
        </table:table-row>
        <table:table-row table:style-name="ro1">
          <table:table-cell office:value-type="float" office:value="3306096" calcext:value-type="float">
            <text:p>3306096</text:p>
          </table:table-cell>
          <table:table-cell office:value-type="float" office:value="3408352" calcext:value-type="float">
            <text:p>3408352</text:p>
          </table:table-cell>
          <table:table-cell office:value-type="float" office:value="3602816" calcext:value-type="float">
            <text:p>3602816</text:p>
          </table:table-cell>
          <table:table-cell office:value-type="float" office:value="4076224" calcext:value-type="float">
            <text:p>4076224</text:p>
          </table:table-cell>
          <table:table-cell office:value-type="float" office:value="3453952" calcext:value-type="float">
            <text:p>3453952</text:p>
          </table:table-cell>
          <table:table-cell office:value-type="float" office:value="3513552" calcext:value-type="float">
            <text:p>3513552</text:p>
          </table:table-cell>
          <table:table-cell office:value-type="float" office:value="3898344" calcext:value-type="float">
            <text:p>3898344</text:p>
          </table:table-cell>
          <table:table-cell table:number-columns-repeated="9"/>
        </table:table-row>
        <table:table-row table:style-name="ro1">
          <table:table-cell office:value-type="float" office:value="3306352" calcext:value-type="float">
            <text:p>3306352</text:p>
          </table:table-cell>
          <table:table-cell office:value-type="float" office:value="3408472" calcext:value-type="float">
            <text:p>3408472</text:p>
          </table:table-cell>
          <table:table-cell office:value-type="float" office:value="3602896" calcext:value-type="float">
            <text:p>3602896</text:p>
          </table:table-cell>
          <table:table-cell office:value-type="float" office:value="4076536" calcext:value-type="float">
            <text:p>4076536</text:p>
          </table:table-cell>
          <table:table-cell office:value-type="float" office:value="3453952" calcext:value-type="float">
            <text:p>3453952</text:p>
          </table:table-cell>
          <table:table-cell office:value-type="float" office:value="3513984" calcext:value-type="float">
            <text:p>3513984</text:p>
          </table:table-cell>
          <table:table-cell office:value-type="float" office:value="3898864" calcext:value-type="float">
            <text:p>3898864</text:p>
          </table:table-cell>
          <table:table-cell table:number-columns-repeated="9"/>
        </table:table-row>
        <table:table-row table:style-name="ro1">
          <table:table-cell office:value-type="float" office:value="3306912" calcext:value-type="float">
            <text:p>3306912</text:p>
          </table:table-cell>
          <table:table-cell office:value-type="float" office:value="3410096" calcext:value-type="float">
            <text:p>3410096</text:p>
          </table:table-cell>
          <table:table-cell office:value-type="float" office:value="3603024" calcext:value-type="float">
            <text:p>3603024</text:p>
          </table:table-cell>
          <table:table-cell office:value-type="float" office:value="4076560" calcext:value-type="float">
            <text:p>4076560</text:p>
          </table:table-cell>
          <table:table-cell office:value-type="float" office:value="3454072" calcext:value-type="float">
            <text:p>3454072</text:p>
          </table:table-cell>
          <table:table-cell office:value-type="float" office:value="3514304" calcext:value-type="float">
            <text:p>3514304</text:p>
          </table:table-cell>
          <table:table-cell office:value-type="float" office:value="3899560" calcext:value-type="float">
            <text:p>3899560</text:p>
          </table:table-cell>
          <table:table-cell table:number-columns-repeated="9"/>
        </table:table-row>
        <table:table-row table:style-name="ro1">
          <table:table-cell office:value-type="float" office:value="3307256" calcext:value-type="float">
            <text:p>3307256</text:p>
          </table:table-cell>
          <table:table-cell office:value-type="float" office:value="3410216" calcext:value-type="float">
            <text:p>3410216</text:p>
          </table:table-cell>
          <table:table-cell office:value-type="float" office:value="3604328" calcext:value-type="float">
            <text:p>3604328</text:p>
          </table:table-cell>
          <table:table-cell office:value-type="float" office:value="4076560" calcext:value-type="float">
            <text:p>4076560</text:p>
          </table:table-cell>
          <table:table-cell office:value-type="float" office:value="3456328" calcext:value-type="float">
            <text:p>3456328</text:p>
          </table:table-cell>
          <table:table-cell office:value-type="float" office:value="3514840" calcext:value-type="float">
            <text:p>3514840</text:p>
          </table:table-cell>
          <table:table-cell office:value-type="float" office:value="3899832" calcext:value-type="float">
            <text:p>3899832</text:p>
          </table:table-cell>
          <table:table-cell table:number-columns-repeated="9"/>
        </table:table-row>
        <table:table-row table:style-name="ro1">
          <table:table-cell office:value-type="float" office:value="3307504" calcext:value-type="float">
            <text:p>3307504</text:p>
          </table:table-cell>
          <table:table-cell office:value-type="float" office:value="3410920" calcext:value-type="float">
            <text:p>3410920</text:p>
          </table:table-cell>
          <table:table-cell office:value-type="float" office:value="3605504" calcext:value-type="float">
            <text:p>3605504</text:p>
          </table:table-cell>
          <table:table-cell office:value-type="float" office:value="4076728" calcext:value-type="float">
            <text:p>4076728</text:p>
          </table:table-cell>
          <table:table-cell office:value-type="float" office:value="3457208" calcext:value-type="float">
            <text:p>3457208</text:p>
          </table:table-cell>
          <table:table-cell office:value-type="float" office:value="3514912" calcext:value-type="float">
            <text:p>3514912</text:p>
          </table:table-cell>
          <table:table-cell office:value-type="float" office:value="3900880" calcext:value-type="float">
            <text:p>3900880</text:p>
          </table:table-cell>
          <table:table-cell table:number-columns-repeated="9"/>
        </table:table-row>
        <table:table-row table:style-name="ro1">
          <table:table-cell office:value-type="float" office:value="3307848" calcext:value-type="float">
            <text:p>3307848</text:p>
          </table:table-cell>
          <table:table-cell office:value-type="float" office:value="3411784" calcext:value-type="float">
            <text:p>3411784</text:p>
          </table:table-cell>
          <table:table-cell office:value-type="float" office:value="3606232" calcext:value-type="float">
            <text:p>3606232</text:p>
          </table:table-cell>
          <table:table-cell office:value-type="float" office:value="4077080" calcext:value-type="float">
            <text:p>4077080</text:p>
          </table:table-cell>
          <table:table-cell office:value-type="float" office:value="3457928" calcext:value-type="float">
            <text:p>3457928</text:p>
          </table:table-cell>
          <table:table-cell office:value-type="float" office:value="3515392" calcext:value-type="float">
            <text:p>3515392</text:p>
          </table:table-cell>
          <table:table-cell office:value-type="float" office:value="3901008" calcext:value-type="float">
            <text:p>3901008</text:p>
          </table:table-cell>
          <table:table-cell table:number-columns-repeated="9"/>
        </table:table-row>
        <table:table-row table:style-name="ro1">
          <table:table-cell office:value-type="float" office:value="3307848" calcext:value-type="float">
            <text:p>3307848</text:p>
          </table:table-cell>
          <table:table-cell office:value-type="float" office:value="3412448" calcext:value-type="float">
            <text:p>3412448</text:p>
          </table:table-cell>
          <table:table-cell office:value-type="float" office:value="3607096" calcext:value-type="float">
            <text:p>3607096</text:p>
          </table:table-cell>
          <table:table-cell office:value-type="float" office:value="4077264" calcext:value-type="float">
            <text:p>4077264</text:p>
          </table:table-cell>
          <table:table-cell office:value-type="float" office:value="3459424" calcext:value-type="float">
            <text:p>3459424</text:p>
          </table:table-cell>
          <table:table-cell office:value-type="float" office:value="3515720" calcext:value-type="float">
            <text:p>3515720</text:p>
          </table:table-cell>
          <table:table-cell office:value-type="float" office:value="3902752" calcext:value-type="float">
            <text:p>3902752</text:p>
          </table:table-cell>
          <table:table-cell table:number-columns-repeated="9"/>
        </table:table-row>
        <table:table-row table:style-name="ro1">
          <table:table-cell office:value-type="float" office:value="3308336" calcext:value-type="float">
            <text:p>3308336</text:p>
          </table:table-cell>
          <table:table-cell office:value-type="float" office:value="3412488" calcext:value-type="float">
            <text:p>3412488</text:p>
          </table:table-cell>
          <table:table-cell office:value-type="float" office:value="3607864" calcext:value-type="float">
            <text:p>3607864</text:p>
          </table:table-cell>
          <table:table-cell office:value-type="float" office:value="4077368" calcext:value-type="float">
            <text:p>4077368</text:p>
          </table:table-cell>
          <table:table-cell office:value-type="float" office:value="3459688" calcext:value-type="float">
            <text:p>3459688</text:p>
          </table:table-cell>
          <table:table-cell office:value-type="float" office:value="3517096" calcext:value-type="float">
            <text:p>3517096</text:p>
          </table:table-cell>
          <table:table-cell office:value-type="float" office:value="3902800" calcext:value-type="float">
            <text:p>3902800</text:p>
          </table:table-cell>
          <table:table-cell table:number-columns-repeated="9"/>
        </table:table-row>
        <table:table-row table:style-name="ro1">
          <table:table-cell office:value-type="float" office:value="3308576" calcext:value-type="float">
            <text:p>3308576</text:p>
          </table:table-cell>
          <table:table-cell office:value-type="float" office:value="3412608" calcext:value-type="float">
            <text:p>3412608</text:p>
          </table:table-cell>
          <table:table-cell office:value-type="float" office:value="3607928" calcext:value-type="float">
            <text:p>3607928</text:p>
          </table:table-cell>
          <table:table-cell office:value-type="float" office:value="4078600" calcext:value-type="float">
            <text:p>4078600</text:p>
          </table:table-cell>
          <table:table-cell office:value-type="float" office:value="3459696" calcext:value-type="float">
            <text:p>3459696</text:p>
          </table:table-cell>
          <table:table-cell office:value-type="float" office:value="3517256" calcext:value-type="float">
            <text:p>3517256</text:p>
          </table:table-cell>
          <table:table-cell office:value-type="float" office:value="3903984" calcext:value-type="float">
            <text:p>3903984</text:p>
          </table:table-cell>
          <table:table-cell table:number-columns-repeated="9"/>
        </table:table-row>
        <table:table-row table:style-name="ro1">
          <table:table-cell office:value-type="float" office:value="3308944" calcext:value-type="float">
            <text:p>3308944</text:p>
          </table:table-cell>
          <table:table-cell office:value-type="float" office:value="3413256" calcext:value-type="float">
            <text:p>3413256</text:p>
          </table:table-cell>
          <table:table-cell office:value-type="float" office:value="3608144" calcext:value-type="float">
            <text:p>3608144</text:p>
          </table:table-cell>
          <table:table-cell office:value-type="float" office:value="4078888" calcext:value-type="float">
            <text:p>4078888</text:p>
          </table:table-cell>
          <table:table-cell office:value-type="float" office:value="3460360" calcext:value-type="float">
            <text:p>3460360</text:p>
          </table:table-cell>
          <table:table-cell office:value-type="float" office:value="3517552" calcext:value-type="float">
            <text:p>3517552</text:p>
          </table:table-cell>
          <table:table-cell office:value-type="float" office:value="3904152" calcext:value-type="float">
            <text:p>3904152</text:p>
          </table:table-cell>
          <table:table-cell table:number-columns-repeated="9"/>
        </table:table-row>
        <table:table-row table:style-name="ro1">
          <table:table-cell office:value-type="float" office:value="3309248" calcext:value-type="float">
            <text:p>3309248</text:p>
          </table:table-cell>
          <table:table-cell office:value-type="float" office:value="3413896" calcext:value-type="float">
            <text:p>3413896</text:p>
          </table:table-cell>
          <table:table-cell office:value-type="float" office:value="3608472" calcext:value-type="float">
            <text:p>3608472</text:p>
          </table:table-cell>
          <table:table-cell office:value-type="float" office:value="4079304" calcext:value-type="float">
            <text:p>4079304</text:p>
          </table:table-cell>
          <table:table-cell office:value-type="float" office:value="3460512" calcext:value-type="float">
            <text:p>3460512</text:p>
          </table:table-cell>
          <table:table-cell office:value-type="float" office:value="3518096" calcext:value-type="float">
            <text:p>3518096</text:p>
          </table:table-cell>
          <table:table-cell office:value-type="float" office:value="3904432" calcext:value-type="float">
            <text:p>3904432</text:p>
          </table:table-cell>
          <table:table-cell table:number-columns-repeated="9"/>
        </table:table-row>
        <table:table-row table:style-name="ro1">
          <table:table-cell office:value-type="float" office:value="3309400" calcext:value-type="float">
            <text:p>3309400</text:p>
          </table:table-cell>
          <table:table-cell office:value-type="float" office:value="3414864" calcext:value-type="float">
            <text:p>3414864</text:p>
          </table:table-cell>
          <table:table-cell office:value-type="float" office:value="3609472" calcext:value-type="float">
            <text:p>3609472</text:p>
          </table:table-cell>
          <table:table-cell office:value-type="float" office:value="4081184" calcext:value-type="float">
            <text:p>4081184</text:p>
          </table:table-cell>
          <table:table-cell office:value-type="float" office:value="3461056" calcext:value-type="float">
            <text:p>3461056</text:p>
          </table:table-cell>
          <table:table-cell office:value-type="float" office:value="3518560" calcext:value-type="float">
            <text:p>3518560</text:p>
          </table:table-cell>
          <table:table-cell office:value-type="float" office:value="3905680" calcext:value-type="float">
            <text:p>3905680</text:p>
          </table:table-cell>
          <table:table-cell table:number-columns-repeated="9"/>
        </table:table-row>
        <table:table-row table:style-name="ro1">
          <table:table-cell office:value-type="float" office:value="3309864" calcext:value-type="float">
            <text:p>3309864</text:p>
          </table:table-cell>
          <table:table-cell office:value-type="float" office:value="3415208" calcext:value-type="float">
            <text:p>3415208</text:p>
          </table:table-cell>
          <table:table-cell office:value-type="float" office:value="3610656" calcext:value-type="float">
            <text:p>3610656</text:p>
          </table:table-cell>
          <table:table-cell office:value-type="float" office:value="4081488" calcext:value-type="float">
            <text:p>4081488</text:p>
          </table:table-cell>
          <table:table-cell office:value-type="float" office:value="3461160" calcext:value-type="float">
            <text:p>3461160</text:p>
          </table:table-cell>
          <table:table-cell office:value-type="float" office:value="3520208" calcext:value-type="float">
            <text:p>3520208</text:p>
          </table:table-cell>
          <table:table-cell office:value-type="float" office:value="3906264" calcext:value-type="float">
            <text:p>3906264</text:p>
          </table:table-cell>
          <table:table-cell table:number-columns-repeated="9"/>
        </table:table-row>
        <table:table-row table:style-name="ro1">
          <table:table-cell office:value-type="float" office:value="3310184" calcext:value-type="float">
            <text:p>3310184</text:p>
          </table:table-cell>
          <table:table-cell office:value-type="float" office:value="3415384" calcext:value-type="float">
            <text:p>3415384</text:p>
          </table:table-cell>
          <table:table-cell office:value-type="float" office:value="3610904" calcext:value-type="float">
            <text:p>3610904</text:p>
          </table:table-cell>
          <table:table-cell office:value-type="float" office:value="4082992" calcext:value-type="float">
            <text:p>4082992</text:p>
          </table:table-cell>
          <table:table-cell office:value-type="float" office:value="3461496" calcext:value-type="float">
            <text:p>3461496</text:p>
          </table:table-cell>
          <table:table-cell office:value-type="float" office:value="3520992" calcext:value-type="float">
            <text:p>3520992</text:p>
          </table:table-cell>
          <table:table-cell office:value-type="float" office:value="3906288" calcext:value-type="float">
            <text:p>3906288</text:p>
          </table:table-cell>
          <table:table-cell table:number-columns-repeated="9"/>
        </table:table-row>
        <table:table-row table:style-name="ro1">
          <table:table-cell office:value-type="float" office:value="3310744" calcext:value-type="float">
            <text:p>3310744</text:p>
          </table:table-cell>
          <table:table-cell office:value-type="float" office:value="3415784" calcext:value-type="float">
            <text:p>3415784</text:p>
          </table:table-cell>
          <table:table-cell office:value-type="float" office:value="3611448" calcext:value-type="float">
            <text:p>3611448</text:p>
          </table:table-cell>
          <table:table-cell office:value-type="float" office:value="4083168" calcext:value-type="float">
            <text:p>4083168</text:p>
          </table:table-cell>
          <table:table-cell office:value-type="float" office:value="3462064" calcext:value-type="float">
            <text:p>3462064</text:p>
          </table:table-cell>
          <table:table-cell office:value-type="float" office:value="3521312" calcext:value-type="float">
            <text:p>3521312</text:p>
          </table:table-cell>
          <table:table-cell office:value-type="float" office:value="3907008" calcext:value-type="float">
            <text:p>3907008</text:p>
          </table:table-cell>
          <table:table-cell table:number-columns-repeated="9"/>
        </table:table-row>
        <table:table-row table:style-name="ro1">
          <table:table-cell office:value-type="float" office:value="3310992" calcext:value-type="float">
            <text:p>3310992</text:p>
          </table:table-cell>
          <table:table-cell office:value-type="float" office:value="3418736" calcext:value-type="float">
            <text:p>3418736</text:p>
          </table:table-cell>
          <table:table-cell office:value-type="float" office:value="3612528" calcext:value-type="float">
            <text:p>3612528</text:p>
          </table:table-cell>
          <table:table-cell office:value-type="float" office:value="4085104" calcext:value-type="float">
            <text:p>4085104</text:p>
          </table:table-cell>
          <table:table-cell office:value-type="float" office:value="3462288" calcext:value-type="float">
            <text:p>3462288</text:p>
          </table:table-cell>
          <table:table-cell office:value-type="float" office:value="3521312" calcext:value-type="float">
            <text:p>3521312</text:p>
          </table:table-cell>
          <table:table-cell office:value-type="float" office:value="3907416" calcext:value-type="float">
            <text:p>3907416</text:p>
          </table:table-cell>
          <table:table-cell table:number-columns-repeated="9"/>
        </table:table-row>
        <table:table-row table:style-name="ro1">
          <table:table-cell office:value-type="float" office:value="3311720" calcext:value-type="float">
            <text:p>3311720</text:p>
          </table:table-cell>
          <table:table-cell office:value-type="float" office:value="3419944" calcext:value-type="float">
            <text:p>3419944</text:p>
          </table:table-cell>
          <table:table-cell office:value-type="float" office:value="3612544" calcext:value-type="float">
            <text:p>3612544</text:p>
          </table:table-cell>
          <table:table-cell office:value-type="float" office:value="4085440" calcext:value-type="float">
            <text:p>4085440</text:p>
          </table:table-cell>
          <table:table-cell office:value-type="float" office:value="3463456" calcext:value-type="float">
            <text:p>3463456</text:p>
          </table:table-cell>
          <table:table-cell office:value-type="float" office:value="3521624" calcext:value-type="float">
            <text:p>3521624</text:p>
          </table:table-cell>
          <table:table-cell office:value-type="float" office:value="3908096" calcext:value-type="float">
            <text:p>3908096</text:p>
          </table:table-cell>
          <table:table-cell table:number-columns-repeated="9"/>
        </table:table-row>
        <table:table-row table:style-name="ro1">
          <table:table-cell office:value-type="float" office:value="3311760" calcext:value-type="float">
            <text:p>3311760</text:p>
          </table:table-cell>
          <table:table-cell office:value-type="float" office:value="3420464" calcext:value-type="float">
            <text:p>3420464</text:p>
          </table:table-cell>
          <table:table-cell office:value-type="float" office:value="3612600" calcext:value-type="float">
            <text:p>3612600</text:p>
          </table:table-cell>
          <table:table-cell office:value-type="float" office:value="4085968" calcext:value-type="float">
            <text:p>4085968</text:p>
          </table:table-cell>
          <table:table-cell office:value-type="float" office:value="3463736" calcext:value-type="float">
            <text:p>3463736</text:p>
          </table:table-cell>
          <table:table-cell office:value-type="float" office:value="3522048" calcext:value-type="float">
            <text:p>3522048</text:p>
          </table:table-cell>
          <table:table-cell office:value-type="float" office:value="3908680" calcext:value-type="float">
            <text:p>3908680</text:p>
          </table:table-cell>
          <table:table-cell table:number-columns-repeated="9"/>
        </table:table-row>
        <table:table-row table:style-name="ro1">
          <table:table-cell office:value-type="float" office:value="3311832" calcext:value-type="float">
            <text:p>3311832</text:p>
          </table:table-cell>
          <table:table-cell office:value-type="float" office:value="3421648" calcext:value-type="float">
            <text:p>3421648</text:p>
          </table:table-cell>
          <table:table-cell office:value-type="float" office:value="3612624" calcext:value-type="float">
            <text:p>3612624</text:p>
          </table:table-cell>
          <table:table-cell office:value-type="float" office:value="4086032" calcext:value-type="float">
            <text:p>4086032</text:p>
          </table:table-cell>
          <table:table-cell office:value-type="float" office:value="3465872" calcext:value-type="float">
            <text:p>3465872</text:p>
          </table:table-cell>
          <table:table-cell office:value-type="float" office:value="3522152" calcext:value-type="float">
            <text:p>3522152</text:p>
          </table:table-cell>
          <table:table-cell office:value-type="float" office:value="3909104" calcext:value-type="float">
            <text:p>3909104</text:p>
          </table:table-cell>
          <table:table-cell table:number-columns-repeated="9"/>
        </table:table-row>
        <table:table-row table:style-name="ro1">
          <table:table-cell office:value-type="float" office:value="3311856" calcext:value-type="float">
            <text:p>3311856</text:p>
          </table:table-cell>
          <table:table-cell office:value-type="float" office:value="3422328" calcext:value-type="float">
            <text:p>3422328</text:p>
          </table:table-cell>
          <table:table-cell office:value-type="float" office:value="3612720" calcext:value-type="float">
            <text:p>3612720</text:p>
          </table:table-cell>
          <table:table-cell office:value-type="float" office:value="4086032" calcext:value-type="float">
            <text:p>4086032</text:p>
          </table:table-cell>
          <table:table-cell office:value-type="float" office:value="3466280" calcext:value-type="float">
            <text:p>3466280</text:p>
          </table:table-cell>
          <table:table-cell office:value-type="float" office:value="3522336" calcext:value-type="float">
            <text:p>3522336</text:p>
          </table:table-cell>
          <table:table-cell office:value-type="float" office:value="3909384" calcext:value-type="float">
            <text:p>3909384</text:p>
          </table:table-cell>
          <table:table-cell table:number-columns-repeated="9"/>
        </table:table-row>
        <table:table-row table:style-name="ro1">
          <table:table-cell office:value-type="float" office:value="3312880" calcext:value-type="float">
            <text:p>3312880</text:p>
          </table:table-cell>
          <table:table-cell office:value-type="float" office:value="3422704" calcext:value-type="float">
            <text:p>3422704</text:p>
          </table:table-cell>
          <table:table-cell office:value-type="float" office:value="3613088" calcext:value-type="float">
            <text:p>3613088</text:p>
          </table:table-cell>
          <table:table-cell office:value-type="float" office:value="4087352" calcext:value-type="float">
            <text:p>4087352</text:p>
          </table:table-cell>
          <table:table-cell office:value-type="float" office:value="3467576" calcext:value-type="float">
            <text:p>3467576</text:p>
          </table:table-cell>
          <table:table-cell office:value-type="float" office:value="3522736" calcext:value-type="float">
            <text:p>3522736</text:p>
          </table:table-cell>
          <table:table-cell office:value-type="float" office:value="3909592" calcext:value-type="float">
            <text:p>3909592</text:p>
          </table:table-cell>
          <table:table-cell table:number-columns-repeated="9"/>
        </table:table-row>
        <table:table-row table:style-name="ro1">
          <table:table-cell office:value-type="float" office:value="3313352" calcext:value-type="float">
            <text:p>3313352</text:p>
          </table:table-cell>
          <table:table-cell office:value-type="float" office:value="3422736" calcext:value-type="float">
            <text:p>3422736</text:p>
          </table:table-cell>
          <table:table-cell office:value-type="float" office:value="3613576" calcext:value-type="float">
            <text:p>3613576</text:p>
          </table:table-cell>
          <table:table-cell office:value-type="float" office:value="4087984" calcext:value-type="float">
            <text:p>4087984</text:p>
          </table:table-cell>
          <table:table-cell office:value-type="float" office:value="3468368" calcext:value-type="float">
            <text:p>3468368</text:p>
          </table:table-cell>
          <table:table-cell office:value-type="float" office:value="3522752" calcext:value-type="float">
            <text:p>3522752</text:p>
          </table:table-cell>
          <table:table-cell office:value-type="float" office:value="3910768" calcext:value-type="float">
            <text:p>3910768</text:p>
          </table:table-cell>
          <table:table-cell table:number-columns-repeated="9"/>
        </table:table-row>
        <table:table-row table:style-name="ro1">
          <table:table-cell office:value-type="float" office:value="3313936" calcext:value-type="float">
            <text:p>3313936</text:p>
          </table:table-cell>
          <table:table-cell office:value-type="float" office:value="3423968" calcext:value-type="float">
            <text:p>3423968</text:p>
          </table:table-cell>
          <table:table-cell office:value-type="float" office:value="3614696" calcext:value-type="float">
            <text:p>3614696</text:p>
          </table:table-cell>
          <table:table-cell office:value-type="float" office:value="4088248" calcext:value-type="float">
            <text:p>4088248</text:p>
          </table:table-cell>
          <table:table-cell office:value-type="float" office:value="3468584" calcext:value-type="float">
            <text:p>3468584</text:p>
          </table:table-cell>
          <table:table-cell office:value-type="float" office:value="3522920" calcext:value-type="float">
            <text:p>3522920</text:p>
          </table:table-cell>
          <table:table-cell office:value-type="float" office:value="3911096" calcext:value-type="float">
            <text:p>3911096</text:p>
          </table:table-cell>
          <table:table-cell table:number-columns-repeated="9"/>
        </table:table-row>
        <table:table-row table:style-name="ro1">
          <table:table-cell office:value-type="float" office:value="3314144" calcext:value-type="float">
            <text:p>3314144</text:p>
          </table:table-cell>
          <table:table-cell office:value-type="float" office:value="3426608" calcext:value-type="float">
            <text:p>3426608</text:p>
          </table:table-cell>
          <table:table-cell office:value-type="float" office:value="3616120" calcext:value-type="float">
            <text:p>3616120</text:p>
          </table:table-cell>
          <table:table-cell office:value-type="float" office:value="4089520" calcext:value-type="float">
            <text:p>4089520</text:p>
          </table:table-cell>
          <table:table-cell office:value-type="float" office:value="3469224" calcext:value-type="float">
            <text:p>3469224</text:p>
          </table:table-cell>
          <table:table-cell office:value-type="float" office:value="3525160" calcext:value-type="float">
            <text:p>3525160</text:p>
          </table:table-cell>
          <table:table-cell office:value-type="float" office:value="3914128" calcext:value-type="float">
            <text:p>3914128</text:p>
          </table:table-cell>
          <table:table-cell table:number-columns-repeated="9"/>
        </table:table-row>
        <table:table-row table:style-name="ro1">
          <table:table-cell office:value-type="float" office:value="3316704" calcext:value-type="float">
            <text:p>3316704</text:p>
          </table:table-cell>
          <table:table-cell office:value-type="float" office:value="3427216" calcext:value-type="float">
            <text:p>3427216</text:p>
          </table:table-cell>
          <table:table-cell office:value-type="float" office:value="3616304" calcext:value-type="float">
            <text:p>3616304</text:p>
          </table:table-cell>
          <table:table-cell office:value-type="float" office:value="4089544" calcext:value-type="float">
            <text:p>4089544</text:p>
          </table:table-cell>
          <table:table-cell office:value-type="float" office:value="3469248" calcext:value-type="float">
            <text:p>3469248</text:p>
          </table:table-cell>
          <table:table-cell office:value-type="float" office:value="3525904" calcext:value-type="float">
            <text:p>3525904</text:p>
          </table:table-cell>
          <table:table-cell office:value-type="float" office:value="3915136" calcext:value-type="float">
            <text:p>3915136</text:p>
          </table:table-cell>
          <table:table-cell table:number-columns-repeated="9"/>
        </table:table-row>
        <table:table-row table:style-name="ro1">
          <table:table-cell office:value-type="float" office:value="3317056" calcext:value-type="float">
            <text:p>3317056</text:p>
          </table:table-cell>
          <table:table-cell office:value-type="float" office:value="3428080" calcext:value-type="float">
            <text:p>3428080</text:p>
          </table:table-cell>
          <table:table-cell office:value-type="float" office:value="3617984" calcext:value-type="float">
            <text:p>3617984</text:p>
          </table:table-cell>
          <table:table-cell office:value-type="float" office:value="4089928" calcext:value-type="float">
            <text:p>4089928</text:p>
          </table:table-cell>
          <table:table-cell office:value-type="float" office:value="3469592" calcext:value-type="float">
            <text:p>3469592</text:p>
          </table:table-cell>
          <table:table-cell office:value-type="float" office:value="3526216" calcext:value-type="float">
            <text:p>3526216</text:p>
          </table:table-cell>
          <table:table-cell office:value-type="float" office:value="3915360" calcext:value-type="float">
            <text:p>3915360</text:p>
          </table:table-cell>
          <table:table-cell table:number-columns-repeated="9"/>
        </table:table-row>
        <table:table-row table:style-name="ro1">
          <table:table-cell office:value-type="float" office:value="3317520" calcext:value-type="float">
            <text:p>3317520</text:p>
          </table:table-cell>
          <table:table-cell office:value-type="float" office:value="3428456" calcext:value-type="float">
            <text:p>3428456</text:p>
          </table:table-cell>
          <table:table-cell office:value-type="float" office:value="3618496" calcext:value-type="float">
            <text:p>3618496</text:p>
          </table:table-cell>
          <table:table-cell office:value-type="float" office:value="4090728" calcext:value-type="float">
            <text:p>4090728</text:p>
          </table:table-cell>
          <table:table-cell office:value-type="float" office:value="3470624" calcext:value-type="float">
            <text:p>3470624</text:p>
          </table:table-cell>
          <table:table-cell office:value-type="float" office:value="3526560" calcext:value-type="float">
            <text:p>3526560</text:p>
          </table:table-cell>
          <table:table-cell office:value-type="float" office:value="3915472" calcext:value-type="float">
            <text:p>3915472</text:p>
          </table:table-cell>
          <table:table-cell table:number-columns-repeated="9"/>
        </table:table-row>
        <table:table-row table:style-name="ro1">
          <table:table-cell office:value-type="float" office:value="3318992" calcext:value-type="float">
            <text:p>3318992</text:p>
          </table:table-cell>
          <table:table-cell office:value-type="float" office:value="3429232" calcext:value-type="float">
            <text:p>3429232</text:p>
          </table:table-cell>
          <table:table-cell office:value-type="float" office:value="3620576" calcext:value-type="float">
            <text:p>3620576</text:p>
          </table:table-cell>
          <table:table-cell office:value-type="float" office:value="4092000" calcext:value-type="float">
            <text:p>4092000</text:p>
          </table:table-cell>
          <table:table-cell office:value-type="float" office:value="3471280" calcext:value-type="float">
            <text:p>3471280</text:p>
          </table:table-cell>
          <table:table-cell office:value-type="float" office:value="3530056" calcext:value-type="float">
            <text:p>3530056</text:p>
          </table:table-cell>
          <table:table-cell office:value-type="float" office:value="3916784" calcext:value-type="float">
            <text:p>3916784</text:p>
          </table:table-cell>
          <table:table-cell table:number-columns-repeated="9"/>
        </table:table-row>
        <table:table-row table:style-name="ro1">
          <table:table-cell office:value-type="float" office:value="3319472" calcext:value-type="float">
            <text:p>3319472</text:p>
          </table:table-cell>
          <table:table-cell office:value-type="float" office:value="3429336" calcext:value-type="float">
            <text:p>3429336</text:p>
          </table:table-cell>
          <table:table-cell office:value-type="float" office:value="3621224" calcext:value-type="float">
            <text:p>3621224</text:p>
          </table:table-cell>
          <table:table-cell office:value-type="float" office:value="4092296" calcext:value-type="float">
            <text:p>4092296</text:p>
          </table:table-cell>
          <table:table-cell office:value-type="float" office:value="3472072" calcext:value-type="float">
            <text:p>3472072</text:p>
          </table:table-cell>
          <table:table-cell office:value-type="float" office:value="3530576" calcext:value-type="float">
            <text:p>3530576</text:p>
          </table:table-cell>
          <table:table-cell office:value-type="float" office:value="3917856" calcext:value-type="float">
            <text:p>3917856</text:p>
          </table:table-cell>
          <table:table-cell table:number-columns-repeated="9"/>
        </table:table-row>
        <table:table-row table:style-name="ro1">
          <table:table-cell office:value-type="float" office:value="3319520" calcext:value-type="float">
            <text:p>3319520</text:p>
          </table:table-cell>
          <table:table-cell office:value-type="float" office:value="3430176" calcext:value-type="float">
            <text:p>3430176</text:p>
          </table:table-cell>
          <table:table-cell office:value-type="float" office:value="3621712" calcext:value-type="float">
            <text:p>3621712</text:p>
          </table:table-cell>
          <table:table-cell office:value-type="float" office:value="4092472" calcext:value-type="float">
            <text:p>4092472</text:p>
          </table:table-cell>
          <table:table-cell office:value-type="float" office:value="3472608" calcext:value-type="float">
            <text:p>3472608</text:p>
          </table:table-cell>
          <table:table-cell office:value-type="float" office:value="3530816" calcext:value-type="float">
            <text:p>3530816</text:p>
          </table:table-cell>
          <table:table-cell office:value-type="float" office:value="3917864" calcext:value-type="float">
            <text:p>3917864</text:p>
          </table:table-cell>
          <table:table-cell table:number-columns-repeated="9"/>
        </table:table-row>
        <table:table-row table:style-name="ro1">
          <table:table-cell office:value-type="float" office:value="3319624" calcext:value-type="float">
            <text:p>3319624</text:p>
          </table:table-cell>
          <table:table-cell office:value-type="float" office:value="3433456" calcext:value-type="float">
            <text:p>3433456</text:p>
          </table:table-cell>
          <table:table-cell office:value-type="float" office:value="3621824" calcext:value-type="float">
            <text:p>3621824</text:p>
          </table:table-cell>
          <table:table-cell office:value-type="float" office:value="4093000" calcext:value-type="float">
            <text:p>4093000</text:p>
          </table:table-cell>
          <table:table-cell office:value-type="float" office:value="3472928" calcext:value-type="float">
            <text:p>3472928</text:p>
          </table:table-cell>
          <table:table-cell office:value-type="float" office:value="3530872" calcext:value-type="float">
            <text:p>3530872</text:p>
          </table:table-cell>
          <table:table-cell office:value-type="float" office:value="3922936" calcext:value-type="float">
            <text:p>3922936</text:p>
          </table:table-cell>
          <table:table-cell table:number-columns-repeated="9"/>
        </table:table-row>
        <table:table-row table:style-name="ro1">
          <table:table-cell office:value-type="float" office:value="3320696" calcext:value-type="float">
            <text:p>3320696</text:p>
          </table:table-cell>
          <table:table-cell office:value-type="float" office:value="3436024" calcext:value-type="float">
            <text:p>3436024</text:p>
          </table:table-cell>
          <table:table-cell office:value-type="float" office:value="3622200" calcext:value-type="float">
            <text:p>3622200</text:p>
          </table:table-cell>
          <table:table-cell office:value-type="float" office:value="4093624" calcext:value-type="float">
            <text:p>4093624</text:p>
          </table:table-cell>
          <table:table-cell office:value-type="float" office:value="3472968" calcext:value-type="float">
            <text:p>3472968</text:p>
          </table:table-cell>
          <table:table-cell office:value-type="float" office:value="3530960" calcext:value-type="float">
            <text:p>3530960</text:p>
          </table:table-cell>
          <table:table-cell office:value-type="float" office:value="3923608" calcext:value-type="float">
            <text:p>3923608</text:p>
          </table:table-cell>
          <table:table-cell table:number-columns-repeated="9"/>
        </table:table-row>
        <table:table-row table:style-name="ro1">
          <table:table-cell office:value-type="float" office:value="3321584" calcext:value-type="float">
            <text:p>3321584</text:p>
          </table:table-cell>
          <table:table-cell office:value-type="float" office:value="3436368" calcext:value-type="float">
            <text:p>3436368</text:p>
          </table:table-cell>
          <table:table-cell office:value-type="float" office:value="3622296" calcext:value-type="float">
            <text:p>3622296</text:p>
          </table:table-cell>
          <table:table-cell office:value-type="float" office:value="4094400" calcext:value-type="float">
            <text:p>4094400</text:p>
          </table:table-cell>
          <table:table-cell office:value-type="float" office:value="3473144" calcext:value-type="float">
            <text:p>3473144</text:p>
          </table:table-cell>
          <table:table-cell office:value-type="float" office:value="3531232" calcext:value-type="float">
            <text:p>3531232</text:p>
          </table:table-cell>
          <table:table-cell office:value-type="float" office:value="3924392" calcext:value-type="float">
            <text:p>3924392</text:p>
          </table:table-cell>
          <table:table-cell table:number-columns-repeated="9"/>
        </table:table-row>
        <table:table-row table:style-name="ro1">
          <table:table-cell office:value-type="float" office:value="3322192" calcext:value-type="float">
            <text:p>3322192</text:p>
          </table:table-cell>
          <table:table-cell office:value-type="float" office:value="3436424" calcext:value-type="float">
            <text:p>3436424</text:p>
          </table:table-cell>
          <table:table-cell office:value-type="float" office:value="3625304" calcext:value-type="float">
            <text:p>3625304</text:p>
          </table:table-cell>
          <table:table-cell office:value-type="float" office:value="4094456" calcext:value-type="float">
            <text:p>4094456</text:p>
          </table:table-cell>
          <table:table-cell office:value-type="float" office:value="3474112" calcext:value-type="float">
            <text:p>3474112</text:p>
          </table:table-cell>
          <table:table-cell office:value-type="float" office:value="3532384" calcext:value-type="float">
            <text:p>3532384</text:p>
          </table:table-cell>
          <table:table-cell office:value-type="float" office:value="3924656" calcext:value-type="float">
            <text:p>3924656</text:p>
          </table:table-cell>
          <table:table-cell table:number-columns-repeated="9"/>
        </table:table-row>
        <table:table-row table:style-name="ro1">
          <table:table-cell office:value-type="float" office:value="3323224" calcext:value-type="float">
            <text:p>3323224</text:p>
          </table:table-cell>
          <table:table-cell office:value-type="float" office:value="3436544" calcext:value-type="float">
            <text:p>3436544</text:p>
          </table:table-cell>
          <table:table-cell office:value-type="float" office:value="3625464" calcext:value-type="float">
            <text:p>3625464</text:p>
          </table:table-cell>
          <table:table-cell office:value-type="float" office:value="4094968" calcext:value-type="float">
            <text:p>4094968</text:p>
          </table:table-cell>
          <table:table-cell office:value-type="float" office:value="3474120" calcext:value-type="float">
            <text:p>3474120</text:p>
          </table:table-cell>
          <table:table-cell office:value-type="float" office:value="3535888" calcext:value-type="float">
            <text:p>3535888</text:p>
          </table:table-cell>
          <table:table-cell office:value-type="float" office:value="3925248" calcext:value-type="float">
            <text:p>3925248</text:p>
          </table:table-cell>
          <table:table-cell table:number-columns-repeated="9"/>
        </table:table-row>
        <table:table-row table:style-name="ro1">
          <table:table-cell office:value-type="float" office:value="3323384" calcext:value-type="float">
            <text:p>3323384</text:p>
          </table:table-cell>
          <table:table-cell office:value-type="float" office:value="3437080" calcext:value-type="float">
            <text:p>3437080</text:p>
          </table:table-cell>
          <table:table-cell office:value-type="float" office:value="3625504" calcext:value-type="float">
            <text:p>3625504</text:p>
          </table:table-cell>
          <table:table-cell office:value-type="float" office:value="4095408" calcext:value-type="float">
            <text:p>4095408</text:p>
          </table:table-cell>
          <table:table-cell office:value-type="float" office:value="3474344" calcext:value-type="float">
            <text:p>3474344</text:p>
          </table:table-cell>
          <table:table-cell office:value-type="float" office:value="3536232" calcext:value-type="float">
            <text:p>3536232</text:p>
          </table:table-cell>
          <table:table-cell office:value-type="float" office:value="3925872" calcext:value-type="float">
            <text:p>3925872</text:p>
          </table:table-cell>
          <table:table-cell table:number-columns-repeated="9"/>
        </table:table-row>
        <table:table-row table:style-name="ro1">
          <table:table-cell office:value-type="float" office:value="3324384" calcext:value-type="float">
            <text:p>3324384</text:p>
          </table:table-cell>
          <table:table-cell office:value-type="float" office:value="3437200" calcext:value-type="float">
            <text:p>3437200</text:p>
          </table:table-cell>
          <table:table-cell office:value-type="float" office:value="3625752" calcext:value-type="float">
            <text:p>3625752</text:p>
          </table:table-cell>
          <table:table-cell office:value-type="float" office:value="4095552" calcext:value-type="float">
            <text:p>4095552</text:p>
          </table:table-cell>
          <table:table-cell office:value-type="float" office:value="3474816" calcext:value-type="float">
            <text:p>3474816</text:p>
          </table:table-cell>
          <table:table-cell office:value-type="float" office:value="3536288" calcext:value-type="float">
            <text:p>3536288</text:p>
          </table:table-cell>
          <table:table-cell office:value-type="float" office:value="3926576" calcext:value-type="float">
            <text:p>3926576</text:p>
          </table:table-cell>
          <table:table-cell table:number-columns-repeated="9"/>
        </table:table-row>
        <table:table-row table:style-name="ro1">
          <table:table-cell office:value-type="float" office:value="3324408" calcext:value-type="float">
            <text:p>3324408</text:p>
          </table:table-cell>
          <table:table-cell office:value-type="float" office:value="3437360" calcext:value-type="float">
            <text:p>3437360</text:p>
          </table:table-cell>
          <table:table-cell office:value-type="float" office:value="3626032" calcext:value-type="float">
            <text:p>3626032</text:p>
          </table:table-cell>
          <table:table-cell office:value-type="float" office:value="4097744" calcext:value-type="float">
            <text:p>4097744</text:p>
          </table:table-cell>
          <table:table-cell office:value-type="float" office:value="3475616" calcext:value-type="float">
            <text:p>3475616</text:p>
          </table:table-cell>
          <table:table-cell office:value-type="float" office:value="3537240" calcext:value-type="float">
            <text:p>3537240</text:p>
          </table:table-cell>
          <table:table-cell office:value-type="float" office:value="3927256" calcext:value-type="float">
            <text:p>3927256</text:p>
          </table:table-cell>
          <table:table-cell table:number-columns-repeated="9"/>
        </table:table-row>
        <table:table-row table:style-name="ro1">
          <table:table-cell office:value-type="float" office:value="3325424" calcext:value-type="float">
            <text:p>3325424</text:p>
          </table:table-cell>
          <table:table-cell office:value-type="float" office:value="3438552" calcext:value-type="float">
            <text:p>3438552</text:p>
          </table:table-cell>
          <table:table-cell office:value-type="float" office:value="3627200" calcext:value-type="float">
            <text:p>3627200</text:p>
          </table:table-cell>
          <table:table-cell office:value-type="float" office:value="4097880" calcext:value-type="float">
            <text:p>4097880</text:p>
          </table:table-cell>
          <table:table-cell office:value-type="float" office:value="3478152" calcext:value-type="float">
            <text:p>3478152</text:p>
          </table:table-cell>
          <table:table-cell office:value-type="float" office:value="3538168" calcext:value-type="float">
            <text:p>3538168</text:p>
          </table:table-cell>
          <table:table-cell office:value-type="float" office:value="3927512" calcext:value-type="float">
            <text:p>3927512</text:p>
          </table:table-cell>
          <table:table-cell table:number-columns-repeated="9"/>
        </table:table-row>
        <table:table-row table:style-name="ro1">
          <table:table-cell office:value-type="float" office:value="3326328" calcext:value-type="float">
            <text:p>3326328</text:p>
          </table:table-cell>
          <table:table-cell office:value-type="float" office:value="3438600" calcext:value-type="float">
            <text:p>3438600</text:p>
          </table:table-cell>
          <table:table-cell office:value-type="float" office:value="3628384" calcext:value-type="float">
            <text:p>3628384</text:p>
          </table:table-cell>
          <table:table-cell office:value-type="float" office:value="4098304" calcext:value-type="float">
            <text:p>4098304</text:p>
          </table:table-cell>
          <table:table-cell office:value-type="float" office:value="3480048" calcext:value-type="float">
            <text:p>3480048</text:p>
          </table:table-cell>
          <table:table-cell office:value-type="float" office:value="3539248" calcext:value-type="float">
            <text:p>3539248</text:p>
          </table:table-cell>
          <table:table-cell office:value-type="float" office:value="3928312" calcext:value-type="float">
            <text:p>3928312</text:p>
          </table:table-cell>
          <table:table-cell table:number-columns-repeated="9"/>
        </table:table-row>
        <table:table-row table:style-name="ro1">
          <table:table-cell office:value-type="float" office:value="3326752" calcext:value-type="float">
            <text:p>3326752</text:p>
          </table:table-cell>
          <table:table-cell office:value-type="float" office:value="3439048" calcext:value-type="float">
            <text:p>3439048</text:p>
          </table:table-cell>
          <table:table-cell office:value-type="float" office:value="3628760" calcext:value-type="float">
            <text:p>3628760</text:p>
          </table:table-cell>
          <table:table-cell office:value-type="float" office:value="4098456" calcext:value-type="float">
            <text:p>4098456</text:p>
          </table:table-cell>
          <table:table-cell office:value-type="float" office:value="3480240" calcext:value-type="float">
            <text:p>3480240</text:p>
          </table:table-cell>
          <table:table-cell office:value-type="float" office:value="3540088" calcext:value-type="float">
            <text:p>3540088</text:p>
          </table:table-cell>
          <table:table-cell office:value-type="float" office:value="3930688" calcext:value-type="float">
            <text:p>3930688</text:p>
          </table:table-cell>
          <table:table-cell table:number-columns-repeated="9"/>
        </table:table-row>
        <table:table-row table:style-name="ro1">
          <table:table-cell office:value-type="float" office:value="3326968" calcext:value-type="float">
            <text:p>3326968</text:p>
          </table:table-cell>
          <table:table-cell office:value-type="float" office:value="3440224" calcext:value-type="float">
            <text:p>3440224</text:p>
          </table:table-cell>
          <table:table-cell office:value-type="float" office:value="3629408" calcext:value-type="float">
            <text:p>3629408</text:p>
          </table:table-cell>
          <table:table-cell office:value-type="float" office:value="4099480" calcext:value-type="float">
            <text:p>4099480</text:p>
          </table:table-cell>
          <table:table-cell office:value-type="float" office:value="3483056" calcext:value-type="float">
            <text:p>3483056</text:p>
          </table:table-cell>
          <table:table-cell office:value-type="float" office:value="3540392" calcext:value-type="float">
            <text:p>3540392</text:p>
          </table:table-cell>
          <table:table-cell office:value-type="float" office:value="3931168" calcext:value-type="float">
            <text:p>3931168</text:p>
          </table:table-cell>
          <table:table-cell table:number-columns-repeated="9"/>
        </table:table-row>
        <table:table-row table:style-name="ro1">
          <table:table-cell office:value-type="float" office:value="3327056" calcext:value-type="float">
            <text:p>3327056</text:p>
          </table:table-cell>
          <table:table-cell office:value-type="float" office:value="3441048" calcext:value-type="float">
            <text:p>3441048</text:p>
          </table:table-cell>
          <table:table-cell office:value-type="float" office:value="3629600" calcext:value-type="float">
            <text:p>3629600</text:p>
          </table:table-cell>
          <table:table-cell office:value-type="float" office:value="4099704" calcext:value-type="float">
            <text:p>4099704</text:p>
          </table:table-cell>
          <table:table-cell office:value-type="float" office:value="3483960" calcext:value-type="float">
            <text:p>3483960</text:p>
          </table:table-cell>
          <table:table-cell office:value-type="float" office:value="3540424" calcext:value-type="float">
            <text:p>3540424</text:p>
          </table:table-cell>
          <table:table-cell office:value-type="float" office:value="3931360" calcext:value-type="float">
            <text:p>3931360</text:p>
          </table:table-cell>
          <table:table-cell table:number-columns-repeated="9"/>
        </table:table-row>
        <table:table-row table:style-name="ro1">
          <table:table-cell office:value-type="float" office:value="3328016" calcext:value-type="float">
            <text:p>3328016</text:p>
          </table:table-cell>
          <table:table-cell office:value-type="float" office:value="3441728" calcext:value-type="float">
            <text:p>3441728</text:p>
          </table:table-cell>
          <table:table-cell office:value-type="float" office:value="3629632" calcext:value-type="float">
            <text:p>3629632</text:p>
          </table:table-cell>
          <table:table-cell office:value-type="float" office:value="4099744" calcext:value-type="float">
            <text:p>4099744</text:p>
          </table:table-cell>
          <table:table-cell office:value-type="float" office:value="3484120" calcext:value-type="float">
            <text:p>3484120</text:p>
          </table:table-cell>
          <table:table-cell office:value-type="float" office:value="3540696" calcext:value-type="float">
            <text:p>3540696</text:p>
          </table:table-cell>
          <table:table-cell office:value-type="float" office:value="3931752" calcext:value-type="float">
            <text:p>3931752</text:p>
          </table:table-cell>
          <table:table-cell table:number-columns-repeated="9"/>
        </table:table-row>
        <table:table-row table:style-name="ro1">
          <table:table-cell office:value-type="float" office:value="3328384" calcext:value-type="float">
            <text:p>3328384</text:p>
          </table:table-cell>
          <table:table-cell office:value-type="float" office:value="3442656" calcext:value-type="float">
            <text:p>3442656</text:p>
          </table:table-cell>
          <table:table-cell office:value-type="float" office:value="3630752" calcext:value-type="float">
            <text:p>3630752</text:p>
          </table:table-cell>
          <table:table-cell office:value-type="float" office:value="4099864" calcext:value-type="float">
            <text:p>4099864</text:p>
          </table:table-cell>
          <table:table-cell office:value-type="float" office:value="3484792" calcext:value-type="float">
            <text:p>3484792</text:p>
          </table:table-cell>
          <table:table-cell office:value-type="float" office:value="3541736" calcext:value-type="float">
            <text:p>3541736</text:p>
          </table:table-cell>
          <table:table-cell office:value-type="float" office:value="3932632" calcext:value-type="float">
            <text:p>3932632</text:p>
          </table:table-cell>
          <table:table-cell table:number-columns-repeated="9"/>
        </table:table-row>
        <table:table-row table:style-name="ro1">
          <table:table-cell office:value-type="float" office:value="3328888" calcext:value-type="float">
            <text:p>3328888</text:p>
          </table:table-cell>
          <table:table-cell office:value-type="float" office:value="3442888" calcext:value-type="float">
            <text:p>3442888</text:p>
          </table:table-cell>
          <table:table-cell office:value-type="float" office:value="3631328" calcext:value-type="float">
            <text:p>3631328</text:p>
          </table:table-cell>
          <table:table-cell office:value-type="float" office:value="4101336" calcext:value-type="float">
            <text:p>4101336</text:p>
          </table:table-cell>
          <table:table-cell office:value-type="float" office:value="3485248" calcext:value-type="float">
            <text:p>3485248</text:p>
          </table:table-cell>
          <table:table-cell office:value-type="float" office:value="3543336" calcext:value-type="float">
            <text:p>3543336</text:p>
          </table:table-cell>
          <table:table-cell office:value-type="float" office:value="3932752" calcext:value-type="float">
            <text:p>3932752</text:p>
          </table:table-cell>
          <table:table-cell table:number-columns-repeated="9"/>
        </table:table-row>
        <table:table-row table:style-name="ro1">
          <table:table-cell office:value-type="float" office:value="3329232" calcext:value-type="float">
            <text:p>3329232</text:p>
          </table:table-cell>
          <table:table-cell office:value-type="float" office:value="3443424" calcext:value-type="float">
            <text:p>3443424</text:p>
          </table:table-cell>
          <table:table-cell office:value-type="float" office:value="3631504" calcext:value-type="float">
            <text:p>3631504</text:p>
          </table:table-cell>
          <table:table-cell office:value-type="float" office:value="4102600" calcext:value-type="float">
            <text:p>4102600</text:p>
          </table:table-cell>
          <table:table-cell office:value-type="float" office:value="3486336" calcext:value-type="float">
            <text:p>3486336</text:p>
          </table:table-cell>
          <table:table-cell office:value-type="float" office:value="3544600" calcext:value-type="float">
            <text:p>3544600</text:p>
          </table:table-cell>
          <table:table-cell office:value-type="float" office:value="3933096" calcext:value-type="float">
            <text:p>3933096</text:p>
          </table:table-cell>
          <table:table-cell table:number-columns-repeated="9"/>
        </table:table-row>
        <table:table-row table:style-name="ro1">
          <table:table-cell office:value-type="float" office:value="3329496" calcext:value-type="float">
            <text:p>3329496</text:p>
          </table:table-cell>
          <table:table-cell office:value-type="float" office:value="3444184" calcext:value-type="float">
            <text:p>3444184</text:p>
          </table:table-cell>
          <table:table-cell office:value-type="float" office:value="3632616" calcext:value-type="float">
            <text:p>3632616</text:p>
          </table:table-cell>
          <table:table-cell office:value-type="float" office:value="4105560" calcext:value-type="float">
            <text:p>4105560</text:p>
          </table:table-cell>
          <table:table-cell office:value-type="float" office:value="3487856" calcext:value-type="float">
            <text:p>3487856</text:p>
          </table:table-cell>
          <table:table-cell office:value-type="float" office:value="3547816" calcext:value-type="float">
            <text:p>3547816</text:p>
          </table:table-cell>
          <table:table-cell office:value-type="float" office:value="3934224" calcext:value-type="float">
            <text:p>3934224</text:p>
          </table:table-cell>
          <table:table-cell table:number-columns-repeated="9"/>
        </table:table-row>
        <table:table-row table:style-name="ro1">
          <table:table-cell office:value-type="float" office:value="3331064" calcext:value-type="float">
            <text:p>3331064</text:p>
          </table:table-cell>
          <table:table-cell office:value-type="float" office:value="3444200" calcext:value-type="float">
            <text:p>3444200</text:p>
          </table:table-cell>
          <table:table-cell office:value-type="float" office:value="3633080" calcext:value-type="float">
            <text:p>3633080</text:p>
          </table:table-cell>
          <table:table-cell office:value-type="float" office:value="4106000" calcext:value-type="float">
            <text:p>4106000</text:p>
          </table:table-cell>
          <table:table-cell office:value-type="float" office:value="3490040" calcext:value-type="float">
            <text:p>3490040</text:p>
          </table:table-cell>
          <table:table-cell office:value-type="float" office:value="3550896" calcext:value-type="float">
            <text:p>3550896</text:p>
          </table:table-cell>
          <table:table-cell office:value-type="float" office:value="3934328" calcext:value-type="float">
            <text:p>3934328</text:p>
          </table:table-cell>
          <table:table-cell table:number-columns-repeated="9"/>
        </table:table-row>
        <table:table-row table:style-name="ro1">
          <table:table-cell office:value-type="float" office:value="3331704" calcext:value-type="float">
            <text:p>3331704</text:p>
          </table:table-cell>
          <table:table-cell office:value-type="float" office:value="3444456" calcext:value-type="float">
            <text:p>3444456</text:p>
          </table:table-cell>
          <table:table-cell office:value-type="float" office:value="3633120" calcext:value-type="float">
            <text:p>3633120</text:p>
          </table:table-cell>
          <table:table-cell office:value-type="float" office:value="4106264" calcext:value-type="float">
            <text:p>4106264</text:p>
          </table:table-cell>
          <table:table-cell office:value-type="float" office:value="3490608" calcext:value-type="float">
            <text:p>3490608</text:p>
          </table:table-cell>
          <table:table-cell office:value-type="float" office:value="3551024" calcext:value-type="float">
            <text:p>3551024</text:p>
          </table:table-cell>
          <table:table-cell office:value-type="float" office:value="3934608" calcext:value-type="float">
            <text:p>3934608</text:p>
          </table:table-cell>
          <table:table-cell table:number-columns-repeated="9"/>
        </table:table-row>
        <table:table-row table:style-name="ro1">
          <table:table-cell office:value-type="float" office:value="3331896" calcext:value-type="float">
            <text:p>3331896</text:p>
          </table:table-cell>
          <table:table-cell office:value-type="float" office:value="3445784" calcext:value-type="float">
            <text:p>3445784</text:p>
          </table:table-cell>
          <table:table-cell office:value-type="float" office:value="3633184" calcext:value-type="float">
            <text:p>3633184</text:p>
          </table:table-cell>
          <table:table-cell office:value-type="float" office:value="4108824" calcext:value-type="float">
            <text:p>4108824</text:p>
          </table:table-cell>
          <table:table-cell office:value-type="float" office:value="3492656" calcext:value-type="float">
            <text:p>3492656</text:p>
          </table:table-cell>
          <table:table-cell office:value-type="float" office:value="3551544" calcext:value-type="float">
            <text:p>3551544</text:p>
          </table:table-cell>
          <table:table-cell office:value-type="float" office:value="3935424" calcext:value-type="float">
            <text:p>3935424</text:p>
          </table:table-cell>
          <table:table-cell table:number-columns-repeated="9"/>
        </table:table-row>
        <table:table-row table:style-name="ro1">
          <table:table-cell office:value-type="float" office:value="3332264" calcext:value-type="float">
            <text:p>3332264</text:p>
          </table:table-cell>
          <table:table-cell office:value-type="float" office:value="3446848" calcext:value-type="float">
            <text:p>3446848</text:p>
          </table:table-cell>
          <table:table-cell office:value-type="float" office:value="3633368" calcext:value-type="float">
            <text:p>3633368</text:p>
          </table:table-cell>
          <table:table-cell office:value-type="float" office:value="4109128" calcext:value-type="float">
            <text:p>4109128</text:p>
          </table:table-cell>
          <table:table-cell office:value-type="float" office:value="3493240" calcext:value-type="float">
            <text:p>3493240</text:p>
          </table:table-cell>
          <table:table-cell office:value-type="float" office:value="3551768" calcext:value-type="float">
            <text:p>3551768</text:p>
          </table:table-cell>
          <table:table-cell office:value-type="float" office:value="3935696" calcext:value-type="float">
            <text:p>3935696</text:p>
          </table:table-cell>
          <table:table-cell table:number-columns-repeated="9"/>
        </table:table-row>
        <table:table-row table:style-name="ro1">
          <table:table-cell office:value-type="float" office:value="3333112" calcext:value-type="float">
            <text:p>3333112</text:p>
          </table:table-cell>
          <table:table-cell office:value-type="float" office:value="3446896" calcext:value-type="float">
            <text:p>3446896</text:p>
          </table:table-cell>
          <table:table-cell office:value-type="float" office:value="3634104" calcext:value-type="float">
            <text:p>3634104</text:p>
          </table:table-cell>
          <table:table-cell office:value-type="float" office:value="4112600" calcext:value-type="float">
            <text:p>4112600</text:p>
          </table:table-cell>
          <table:table-cell office:value-type="float" office:value="3493376" calcext:value-type="float">
            <text:p>3493376</text:p>
          </table:table-cell>
          <table:table-cell office:value-type="float" office:value="3553224" calcext:value-type="float">
            <text:p>3553224</text:p>
          </table:table-cell>
          <table:table-cell office:value-type="float" office:value="3935800" calcext:value-type="float">
            <text:p>3935800</text:p>
          </table:table-cell>
          <table:table-cell table:number-columns-repeated="9"/>
        </table:table-row>
        <table:table-row table:style-name="ro1">
          <table:table-cell office:value-type="float" office:value="3333152" calcext:value-type="float">
            <text:p>3333152</text:p>
          </table:table-cell>
          <table:table-cell office:value-type="float" office:value="3447112" calcext:value-type="float">
            <text:p>3447112</text:p>
          </table:table-cell>
          <table:table-cell office:value-type="float" office:value="3636368" calcext:value-type="float">
            <text:p>3636368</text:p>
          </table:table-cell>
          <table:table-cell office:value-type="float" office:value="4114048" calcext:value-type="float">
            <text:p>4114048</text:p>
          </table:table-cell>
          <table:table-cell office:value-type="float" office:value="3494176" calcext:value-type="float">
            <text:p>3494176</text:p>
          </table:table-cell>
          <table:table-cell office:value-type="float" office:value="3553584" calcext:value-type="float">
            <text:p>3553584</text:p>
          </table:table-cell>
          <table:table-cell office:value-type="float" office:value="3935944" calcext:value-type="float">
            <text:p>3935944</text:p>
          </table:table-cell>
          <table:table-cell table:number-columns-repeated="9"/>
        </table:table-row>
        <table:table-row table:style-name="ro1">
          <table:table-cell office:value-type="float" office:value="3333760" calcext:value-type="float">
            <text:p>3333760</text:p>
          </table:table-cell>
          <table:table-cell office:value-type="float" office:value="3447120" calcext:value-type="float">
            <text:p>3447120</text:p>
          </table:table-cell>
          <table:table-cell office:value-type="float" office:value="3636696" calcext:value-type="float">
            <text:p>3636696</text:p>
          </table:table-cell>
          <table:table-cell office:value-type="float" office:value="4114304" calcext:value-type="float">
            <text:p>4114304</text:p>
          </table:table-cell>
          <table:table-cell office:value-type="float" office:value="3494288" calcext:value-type="float">
            <text:p>3494288</text:p>
          </table:table-cell>
          <table:table-cell office:value-type="float" office:value="3554152" calcext:value-type="float">
            <text:p>3554152</text:p>
          </table:table-cell>
          <table:table-cell office:value-type="float" office:value="3937640" calcext:value-type="float">
            <text:p>3937640</text:p>
          </table:table-cell>
          <table:table-cell table:number-columns-repeated="9"/>
        </table:table-row>
        <table:table-row table:style-name="ro1">
          <table:table-cell office:value-type="float" office:value="3333800" calcext:value-type="float">
            <text:p>3333800</text:p>
          </table:table-cell>
          <table:table-cell office:value-type="float" office:value="3448312" calcext:value-type="float">
            <text:p>3448312</text:p>
          </table:table-cell>
          <table:table-cell office:value-type="float" office:value="3640464" calcext:value-type="float">
            <text:p>3640464</text:p>
          </table:table-cell>
          <table:table-cell office:value-type="float" office:value="4115560" calcext:value-type="float">
            <text:p>4115560</text:p>
          </table:table-cell>
          <table:table-cell office:value-type="float" office:value="3495304" calcext:value-type="float">
            <text:p>3495304</text:p>
          </table:table-cell>
          <table:table-cell office:value-type="float" office:value="3554312" calcext:value-type="float">
            <text:p>3554312</text:p>
          </table:table-cell>
          <table:table-cell office:value-type="float" office:value="3938168" calcext:value-type="float">
            <text:p>3938168</text:p>
          </table:table-cell>
          <table:table-cell table:number-columns-repeated="9"/>
        </table:table-row>
        <table:table-row table:style-name="ro1">
          <table:table-cell office:value-type="float" office:value="3333992" calcext:value-type="float">
            <text:p>3333992</text:p>
          </table:table-cell>
          <table:table-cell office:value-type="float" office:value="3448896" calcext:value-type="float">
            <text:p>3448896</text:p>
          </table:table-cell>
          <table:table-cell office:value-type="float" office:value="3640984" calcext:value-type="float">
            <text:p>3640984</text:p>
          </table:table-cell>
          <table:table-cell office:value-type="float" office:value="4116400" calcext:value-type="float">
            <text:p>4116400</text:p>
          </table:table-cell>
          <table:table-cell office:value-type="float" office:value="3495408" calcext:value-type="float">
            <text:p>3495408</text:p>
          </table:table-cell>
          <table:table-cell office:value-type="float" office:value="3555208" calcext:value-type="float">
            <text:p>3555208</text:p>
          </table:table-cell>
          <table:table-cell office:value-type="float" office:value="3938728" calcext:value-type="float">
            <text:p>3938728</text:p>
          </table:table-cell>
          <table:table-cell table:number-columns-repeated="9"/>
        </table:table-row>
        <table:table-row table:style-name="ro1">
          <table:table-cell office:value-type="float" office:value="3334384" calcext:value-type="float">
            <text:p>3334384</text:p>
          </table:table-cell>
          <table:table-cell office:value-type="float" office:value="3449632" calcext:value-type="float">
            <text:p>3449632</text:p>
          </table:table-cell>
          <table:table-cell office:value-type="float" office:value="3643624" calcext:value-type="float">
            <text:p>3643624</text:p>
          </table:table-cell>
          <table:table-cell office:value-type="float" office:value="4117224" calcext:value-type="float">
            <text:p>4117224</text:p>
          </table:table-cell>
          <table:table-cell office:value-type="float" office:value="3495576" calcext:value-type="float">
            <text:p>3495576</text:p>
          </table:table-cell>
          <table:table-cell office:value-type="float" office:value="3555288" calcext:value-type="float">
            <text:p>3555288</text:p>
          </table:table-cell>
          <table:table-cell office:value-type="float" office:value="3939128" calcext:value-type="float">
            <text:p>3939128</text:p>
          </table:table-cell>
          <table:table-cell table:number-columns-repeated="9"/>
        </table:table-row>
        <table:table-row table:style-name="ro1">
          <table:table-cell office:value-type="float" office:value="3334416" calcext:value-type="float">
            <text:p>3334416</text:p>
          </table:table-cell>
          <table:table-cell office:value-type="float" office:value="3450464" calcext:value-type="float">
            <text:p>3450464</text:p>
          </table:table-cell>
          <table:table-cell office:value-type="float" office:value="3643736" calcext:value-type="float">
            <text:p>3643736</text:p>
          </table:table-cell>
          <table:table-cell office:value-type="float" office:value="4117688" calcext:value-type="float">
            <text:p>4117688</text:p>
          </table:table-cell>
          <table:table-cell office:value-type="float" office:value="3496408" calcext:value-type="float">
            <text:p>3496408</text:p>
          </table:table-cell>
          <table:table-cell office:value-type="float" office:value="3555672" calcext:value-type="float">
            <text:p>3555672</text:p>
          </table:table-cell>
          <table:table-cell office:value-type="float" office:value="3939440" calcext:value-type="float">
            <text:p>3939440</text:p>
          </table:table-cell>
          <table:table-cell table:number-columns-repeated="9"/>
        </table:table-row>
        <table:table-row table:style-name="ro1">
          <table:table-cell office:value-type="float" office:value="3334824" calcext:value-type="float">
            <text:p>3334824</text:p>
          </table:table-cell>
          <table:table-cell office:value-type="float" office:value="3451872" calcext:value-type="float">
            <text:p>3451872</text:p>
          </table:table-cell>
          <table:table-cell office:value-type="float" office:value="3644872" calcext:value-type="float">
            <text:p>3644872</text:p>
          </table:table-cell>
          <table:table-cell office:value-type="float" office:value="4119232" calcext:value-type="float">
            <text:p>4119232</text:p>
          </table:table-cell>
          <table:table-cell office:value-type="float" office:value="3496904" calcext:value-type="float">
            <text:p>3496904</text:p>
          </table:table-cell>
          <table:table-cell office:value-type="float" office:value="3555944" calcext:value-type="float">
            <text:p>3555944</text:p>
          </table:table-cell>
          <table:table-cell office:value-type="float" office:value="3940208" calcext:value-type="float">
            <text:p>3940208</text:p>
          </table:table-cell>
          <table:table-cell table:number-columns-repeated="9"/>
        </table:table-row>
        <table:table-row table:style-name="ro1">
          <table:table-cell office:value-type="float" office:value="3335080" calcext:value-type="float">
            <text:p>3335080</text:p>
          </table:table-cell>
          <table:table-cell office:value-type="float" office:value="3453056" calcext:value-type="float">
            <text:p>3453056</text:p>
          </table:table-cell>
          <table:table-cell office:value-type="float" office:value="3645416" calcext:value-type="float">
            <text:p>3645416</text:p>
          </table:table-cell>
          <table:table-cell office:value-type="float" office:value="4119728" calcext:value-type="float">
            <text:p>4119728</text:p>
          </table:table-cell>
          <table:table-cell office:value-type="float" office:value="3497320" calcext:value-type="float">
            <text:p>3497320</text:p>
          </table:table-cell>
          <table:table-cell office:value-type="float" office:value="3556408" calcext:value-type="float">
            <text:p>3556408</text:p>
          </table:table-cell>
          <table:table-cell office:value-type="float" office:value="3941472" calcext:value-type="float">
            <text:p>3941472</text:p>
          </table:table-cell>
          <table:table-cell table:number-columns-repeated="9"/>
        </table:table-row>
        <table:table-row table:style-name="ro1">
          <table:table-cell office:value-type="float" office:value="3335368" calcext:value-type="float">
            <text:p>3335368</text:p>
          </table:table-cell>
          <table:table-cell office:value-type="float" office:value="3455008" calcext:value-type="float">
            <text:p>3455008</text:p>
          </table:table-cell>
          <table:table-cell office:value-type="float" office:value="3645664" calcext:value-type="float">
            <text:p>3645664</text:p>
          </table:table-cell>
          <table:table-cell office:value-type="float" office:value="4121464" calcext:value-type="float">
            <text:p>4121464</text:p>
          </table:table-cell>
          <table:table-cell office:value-type="float" office:value="3500096" calcext:value-type="float">
            <text:p>3500096</text:p>
          </table:table-cell>
          <table:table-cell office:value-type="float" office:value="3557248" calcext:value-type="float">
            <text:p>3557248</text:p>
          </table:table-cell>
          <table:table-cell office:value-type="float" office:value="3941728" calcext:value-type="float">
            <text:p>3941728</text:p>
          </table:table-cell>
          <table:table-cell table:number-columns-repeated="9"/>
        </table:table-row>
        <table:table-row table:style-name="ro1">
          <table:table-cell office:value-type="float" office:value="3335688" calcext:value-type="float">
            <text:p>3335688</text:p>
          </table:table-cell>
          <table:table-cell office:value-type="float" office:value="3455744" calcext:value-type="float">
            <text:p>3455744</text:p>
          </table:table-cell>
          <table:table-cell office:value-type="float" office:value="3646728" calcext:value-type="float">
            <text:p>3646728</text:p>
          </table:table-cell>
          <table:table-cell office:value-type="float" office:value="4121616" calcext:value-type="float">
            <text:p>4121616</text:p>
          </table:table-cell>
          <table:table-cell office:value-type="float" office:value="3501264" calcext:value-type="float">
            <text:p>3501264</text:p>
          </table:table-cell>
          <table:table-cell office:value-type="float" office:value="3558176" calcext:value-type="float">
            <text:p>3558176</text:p>
          </table:table-cell>
          <table:table-cell office:value-type="float" office:value="3941944" calcext:value-type="float">
            <text:p>3941944</text:p>
          </table:table-cell>
          <table:table-cell table:number-columns-repeated="9"/>
        </table:table-row>
        <table:table-row table:style-name="ro1">
          <table:table-cell office:value-type="float" office:value="3336152" calcext:value-type="float">
            <text:p>3336152</text:p>
          </table:table-cell>
          <table:table-cell office:value-type="float" office:value="3455976" calcext:value-type="float">
            <text:p>3455976</text:p>
          </table:table-cell>
          <table:table-cell office:value-type="float" office:value="3646904" calcext:value-type="float">
            <text:p>3646904</text:p>
          </table:table-cell>
          <table:table-cell office:value-type="float" office:value="4121904" calcext:value-type="float">
            <text:p>4121904</text:p>
          </table:table-cell>
          <table:table-cell office:value-type="float" office:value="3501896" calcext:value-type="float">
            <text:p>3501896</text:p>
          </table:table-cell>
          <table:table-cell office:value-type="float" office:value="3559208" calcext:value-type="float">
            <text:p>3559208</text:p>
          </table:table-cell>
          <table:table-cell office:value-type="float" office:value="3942536" calcext:value-type="float">
            <text:p>3942536</text:p>
          </table:table-cell>
          <table:table-cell table:number-columns-repeated="9"/>
        </table:table-row>
        <table:table-row table:style-name="ro1">
          <table:table-cell office:value-type="float" office:value="3336176" calcext:value-type="float">
            <text:p>3336176</text:p>
          </table:table-cell>
          <table:table-cell office:value-type="float" office:value="3457096" calcext:value-type="float">
            <text:p>3457096</text:p>
          </table:table-cell>
          <table:table-cell office:value-type="float" office:value="3647208" calcext:value-type="float">
            <text:p>3647208</text:p>
          </table:table-cell>
          <table:table-cell office:value-type="float" office:value="4122864" calcext:value-type="float">
            <text:p>4122864</text:p>
          </table:table-cell>
          <table:table-cell office:value-type="float" office:value="3502984" calcext:value-type="float">
            <text:p>3502984</text:p>
          </table:table-cell>
          <table:table-cell office:value-type="float" office:value="3559672" calcext:value-type="float">
            <text:p>3559672</text:p>
          </table:table-cell>
          <table:table-cell office:value-type="float" office:value="3943480" calcext:value-type="float">
            <text:p>3943480</text:p>
          </table:table-cell>
          <table:table-cell table:number-columns-repeated="9"/>
        </table:table-row>
        <table:table-row table:style-name="ro1">
          <table:table-cell office:value-type="float" office:value="3336608" calcext:value-type="float">
            <text:p>3336608</text:p>
          </table:table-cell>
          <table:table-cell office:value-type="float" office:value="3457584" calcext:value-type="float">
            <text:p>3457584</text:p>
          </table:table-cell>
          <table:table-cell office:value-type="float" office:value="3647504" calcext:value-type="float">
            <text:p>3647504</text:p>
          </table:table-cell>
          <table:table-cell office:value-type="float" office:value="4124032" calcext:value-type="float">
            <text:p>4124032</text:p>
          </table:table-cell>
          <table:table-cell office:value-type="float" office:value="3503704" calcext:value-type="float">
            <text:p>3503704</text:p>
          </table:table-cell>
          <table:table-cell office:value-type="float" office:value="3560664" calcext:value-type="float">
            <text:p>3560664</text:p>
          </table:table-cell>
          <table:table-cell office:value-type="float" office:value="3945056" calcext:value-type="float">
            <text:p>3945056</text:p>
          </table:table-cell>
          <table:table-cell table:number-columns-repeated="9"/>
        </table:table-row>
        <table:table-row table:style-name="ro1">
          <table:table-cell office:value-type="float" office:value="3336768" calcext:value-type="float">
            <text:p>3336768</text:p>
          </table:table-cell>
          <table:table-cell office:value-type="float" office:value="3458160" calcext:value-type="float">
            <text:p>3458160</text:p>
          </table:table-cell>
          <table:table-cell office:value-type="float" office:value="3648368" calcext:value-type="float">
            <text:p>3648368</text:p>
          </table:table-cell>
          <table:table-cell office:value-type="float" office:value="4126872" calcext:value-type="float">
            <text:p>4126872</text:p>
          </table:table-cell>
          <table:table-cell office:value-type="float" office:value="3504072" calcext:value-type="float">
            <text:p>3504072</text:p>
          </table:table-cell>
          <table:table-cell office:value-type="float" office:value="3561432" calcext:value-type="float">
            <text:p>3561432</text:p>
          </table:table-cell>
          <table:table-cell office:value-type="float" office:value="3946064" calcext:value-type="float">
            <text:p>3946064</text:p>
          </table:table-cell>
          <table:table-cell table:number-columns-repeated="9"/>
        </table:table-row>
        <table:table-row table:style-name="ro1">
          <table:table-cell office:value-type="float" office:value="3337504" calcext:value-type="float">
            <text:p>3337504</text:p>
          </table:table-cell>
          <table:table-cell office:value-type="float" office:value="3458184" calcext:value-type="float">
            <text:p>3458184</text:p>
          </table:table-cell>
          <table:table-cell office:value-type="float" office:value="3648400" calcext:value-type="float">
            <text:p>3648400</text:p>
          </table:table-cell>
          <table:table-cell office:value-type="float" office:value="4126960" calcext:value-type="float">
            <text:p>4126960</text:p>
          </table:table-cell>
          <table:table-cell office:value-type="float" office:value="3505008" calcext:value-type="float">
            <text:p>3505008</text:p>
          </table:table-cell>
          <table:table-cell office:value-type="float" office:value="3561688" calcext:value-type="float">
            <text:p>3561688</text:p>
          </table:table-cell>
          <table:table-cell office:value-type="float" office:value="3949864" calcext:value-type="float">
            <text:p>3949864</text:p>
          </table:table-cell>
          <table:table-cell table:number-columns-repeated="9"/>
        </table:table-row>
        <table:table-row table:style-name="ro1">
          <table:table-cell office:value-type="float" office:value="3337600" calcext:value-type="float">
            <text:p>3337600</text:p>
          </table:table-cell>
          <table:table-cell office:value-type="float" office:value="3458200" calcext:value-type="float">
            <text:p>3458200</text:p>
          </table:table-cell>
          <table:table-cell office:value-type="float" office:value="3649632" calcext:value-type="float">
            <text:p>3649632</text:p>
          </table:table-cell>
          <table:table-cell office:value-type="float" office:value="4127616" calcext:value-type="float">
            <text:p>4127616</text:p>
          </table:table-cell>
          <table:table-cell office:value-type="float" office:value="3505168" calcext:value-type="float">
            <text:p>3505168</text:p>
          </table:table-cell>
          <table:table-cell office:value-type="float" office:value="3563368" calcext:value-type="float">
            <text:p>3563368</text:p>
          </table:table-cell>
          <table:table-cell office:value-type="float" office:value="3951608" calcext:value-type="float">
            <text:p>3951608</text:p>
          </table:table-cell>
          <table:table-cell table:number-columns-repeated="9"/>
        </table:table-row>
        <table:table-row table:style-name="ro1">
          <table:table-cell office:value-type="float" office:value="3337776" calcext:value-type="float">
            <text:p>3337776</text:p>
          </table:table-cell>
          <table:table-cell office:value-type="float" office:value="3458280" calcext:value-type="float">
            <text:p>3458280</text:p>
          </table:table-cell>
          <table:table-cell office:value-type="float" office:value="3649872" calcext:value-type="float">
            <text:p>3649872</text:p>
          </table:table-cell>
          <table:table-cell office:value-type="float" office:value="4128088" calcext:value-type="float">
            <text:p>4128088</text:p>
          </table:table-cell>
          <table:table-cell office:value-type="float" office:value="3505184" calcext:value-type="float">
            <text:p>3505184</text:p>
          </table:table-cell>
          <table:table-cell office:value-type="float" office:value="3563736" calcext:value-type="float">
            <text:p>3563736</text:p>
          </table:table-cell>
          <table:table-cell office:value-type="float" office:value="3951688" calcext:value-type="float">
            <text:p>3951688</text:p>
          </table:table-cell>
          <table:table-cell table:number-columns-repeated="9"/>
        </table:table-row>
        <table:table-row table:style-name="ro1">
          <table:table-cell office:value-type="float" office:value="3338112" calcext:value-type="float">
            <text:p>3338112</text:p>
          </table:table-cell>
          <table:table-cell office:value-type="float" office:value="3459264" calcext:value-type="float">
            <text:p>3459264</text:p>
          </table:table-cell>
          <table:table-cell office:value-type="float" office:value="3650296" calcext:value-type="float">
            <text:p>3650296</text:p>
          </table:table-cell>
          <table:table-cell office:value-type="float" office:value="4128520" calcext:value-type="float">
            <text:p>4128520</text:p>
          </table:table-cell>
          <table:table-cell office:value-type="float" office:value="3505464" calcext:value-type="float">
            <text:p>3505464</text:p>
          </table:table-cell>
          <table:table-cell office:value-type="float" office:value="3563928" calcext:value-type="float">
            <text:p>3563928</text:p>
          </table:table-cell>
          <table:table-cell office:value-type="float" office:value="3952048" calcext:value-type="float">
            <text:p>3952048</text:p>
          </table:table-cell>
          <table:table-cell table:number-columns-repeated="9"/>
        </table:table-row>
        <table:table-row table:style-name="ro1">
          <table:table-cell office:value-type="float" office:value="3338128" calcext:value-type="float">
            <text:p>3338128</text:p>
          </table:table-cell>
          <table:table-cell office:value-type="float" office:value="3460168" calcext:value-type="float">
            <text:p>3460168</text:p>
          </table:table-cell>
          <table:table-cell office:value-type="float" office:value="3650400" calcext:value-type="float">
            <text:p>3650400</text:p>
          </table:table-cell>
          <table:table-cell office:value-type="float" office:value="4129080" calcext:value-type="float">
            <text:p>4129080</text:p>
          </table:table-cell>
          <table:table-cell office:value-type="float" office:value="3506104" calcext:value-type="float">
            <text:p>3506104</text:p>
          </table:table-cell>
          <table:table-cell office:value-type="float" office:value="3564888" calcext:value-type="float">
            <text:p>3564888</text:p>
          </table:table-cell>
          <table:table-cell office:value-type="float" office:value="3952336" calcext:value-type="float">
            <text:p>3952336</text:p>
          </table:table-cell>
          <table:table-cell table:number-columns-repeated="9"/>
        </table:table-row>
        <table:table-row table:style-name="ro1">
          <table:table-cell office:value-type="float" office:value="3340456" calcext:value-type="float">
            <text:p>3340456</text:p>
          </table:table-cell>
          <table:table-cell office:value-type="float" office:value="3461040" calcext:value-type="float">
            <text:p>3461040</text:p>
          </table:table-cell>
          <table:table-cell office:value-type="float" office:value="3651496" calcext:value-type="float">
            <text:p>3651496</text:p>
          </table:table-cell>
          <table:table-cell office:value-type="float" office:value="4130760" calcext:value-type="float">
            <text:p>4130760</text:p>
          </table:table-cell>
          <table:table-cell office:value-type="float" office:value="3506960" calcext:value-type="float">
            <text:p>3506960</text:p>
          </table:table-cell>
          <table:table-cell office:value-type="float" office:value="3567128" calcext:value-type="float">
            <text:p>3567128</text:p>
          </table:table-cell>
          <table:table-cell office:value-type="float" office:value="3952688" calcext:value-type="float">
            <text:p>3952688</text:p>
          </table:table-cell>
          <table:table-cell table:number-columns-repeated="9"/>
        </table:table-row>
        <table:table-row table:style-name="ro1">
          <table:table-cell office:value-type="float" office:value="3341440" calcext:value-type="float">
            <text:p>3341440</text:p>
          </table:table-cell>
          <table:table-cell office:value-type="float" office:value="3461688" calcext:value-type="float">
            <text:p>3461688</text:p>
          </table:table-cell>
          <table:table-cell office:value-type="float" office:value="3652096" calcext:value-type="float">
            <text:p>3652096</text:p>
          </table:table-cell>
          <table:table-cell office:value-type="float" office:value="4131432" calcext:value-type="float">
            <text:p>4131432</text:p>
          </table:table-cell>
          <table:table-cell office:value-type="float" office:value="3508440" calcext:value-type="float">
            <text:p>3508440</text:p>
          </table:table-cell>
          <table:table-cell office:value-type="float" office:value="3567416" calcext:value-type="float">
            <text:p>3567416</text:p>
          </table:table-cell>
          <table:table-cell office:value-type="float" office:value="3953328" calcext:value-type="float">
            <text:p>3953328</text:p>
          </table:table-cell>
          <table:table-cell table:number-columns-repeated="9"/>
        </table:table-row>
        <table:table-row table:style-name="ro1">
          <table:table-cell office:value-type="float" office:value="3342128" calcext:value-type="float">
            <text:p>3342128</text:p>
          </table:table-cell>
          <table:table-cell office:value-type="float" office:value="3462264" calcext:value-type="float">
            <text:p>3462264</text:p>
          </table:table-cell>
          <table:table-cell office:value-type="float" office:value="3652216" calcext:value-type="float">
            <text:p>3652216</text:p>
          </table:table-cell>
          <table:table-cell office:value-type="float" office:value="4135736" calcext:value-type="float">
            <text:p>4135736</text:p>
          </table:table-cell>
          <table:table-cell office:value-type="float" office:value="3508696" calcext:value-type="float">
            <text:p>3508696</text:p>
          </table:table-cell>
          <table:table-cell office:value-type="float" office:value="3567496" calcext:value-type="float">
            <text:p>3567496</text:p>
          </table:table-cell>
          <table:table-cell office:value-type="float" office:value="3954416" calcext:value-type="float">
            <text:p>3954416</text:p>
          </table:table-cell>
          <table:table-cell table:number-columns-repeated="9"/>
        </table:table-row>
        <table:table-row table:style-name="ro1">
          <table:table-cell office:value-type="float" office:value="3342712" calcext:value-type="float">
            <text:p>3342712</text:p>
          </table:table-cell>
          <table:table-cell office:value-type="float" office:value="3465168" calcext:value-type="float">
            <text:p>3465168</text:p>
          </table:table-cell>
          <table:table-cell office:value-type="float" office:value="3653592" calcext:value-type="float">
            <text:p>3653592</text:p>
          </table:table-cell>
          <table:table-cell office:value-type="float" office:value="4137512" calcext:value-type="float">
            <text:p>4137512</text:p>
          </table:table-cell>
          <table:table-cell office:value-type="float" office:value="3511360" calcext:value-type="float">
            <text:p>3511360</text:p>
          </table:table-cell>
          <table:table-cell office:value-type="float" office:value="3567904" calcext:value-type="float">
            <text:p>3567904</text:p>
          </table:table-cell>
          <table:table-cell office:value-type="float" office:value="3954584" calcext:value-type="float">
            <text:p>3954584</text:p>
          </table:table-cell>
          <table:table-cell table:number-columns-repeated="9"/>
        </table:table-row>
        <table:table-row table:style-name="ro1">
          <table:table-cell office:value-type="float" office:value="3343848" calcext:value-type="float">
            <text:p>3343848</text:p>
          </table:table-cell>
          <table:table-cell office:value-type="float" office:value="3465336" calcext:value-type="float">
            <text:p>3465336</text:p>
          </table:table-cell>
          <table:table-cell office:value-type="float" office:value="3653648" calcext:value-type="float">
            <text:p>3653648</text:p>
          </table:table-cell>
          <table:table-cell office:value-type="float" office:value="4137728" calcext:value-type="float">
            <text:p>4137728</text:p>
          </table:table-cell>
          <table:table-cell office:value-type="float" office:value="3512704" calcext:value-type="float">
            <text:p>3512704</text:p>
          </table:table-cell>
          <table:table-cell office:value-type="float" office:value="3568144" calcext:value-type="float">
            <text:p>3568144</text:p>
          </table:table-cell>
          <table:table-cell office:value-type="float" office:value="3955624" calcext:value-type="float">
            <text:p>3955624</text:p>
          </table:table-cell>
          <table:table-cell table:number-columns-repeated="9"/>
        </table:table-row>
        <table:table-row table:style-name="ro1">
          <table:table-cell office:value-type="float" office:value="3344000" calcext:value-type="float">
            <text:p>3344000</text:p>
          </table:table-cell>
          <table:table-cell office:value-type="float" office:value="3465520" calcext:value-type="float">
            <text:p>3465520</text:p>
          </table:table-cell>
          <table:table-cell office:value-type="float" office:value="3654608" calcext:value-type="float">
            <text:p>3654608</text:p>
          </table:table-cell>
          <table:table-cell office:value-type="float" office:value="4140912" calcext:value-type="float">
            <text:p>4140912</text:p>
          </table:table-cell>
          <table:table-cell office:value-type="float" office:value="3512968" calcext:value-type="float">
            <text:p>3512968</text:p>
          </table:table-cell>
          <table:table-cell office:value-type="float" office:value="3568592" calcext:value-type="float">
            <text:p>3568592</text:p>
          </table:table-cell>
          <table:table-cell office:value-type="float" office:value="3955728" calcext:value-type="float">
            <text:p>3955728</text:p>
          </table:table-cell>
          <table:table-cell table:number-columns-repeated="9"/>
        </table:table-row>
        <table:table-row table:style-name="ro1">
          <table:table-cell office:value-type="float" office:value="3344368" calcext:value-type="float">
            <text:p>3344368</text:p>
          </table:table-cell>
          <table:table-cell office:value-type="float" office:value="3465712" calcext:value-type="float">
            <text:p>3465712</text:p>
          </table:table-cell>
          <table:table-cell office:value-type="float" office:value="3654720" calcext:value-type="float">
            <text:p>3654720</text:p>
          </table:table-cell>
          <table:table-cell office:value-type="float" office:value="4141960" calcext:value-type="float">
            <text:p>4141960</text:p>
          </table:table-cell>
          <table:table-cell office:value-type="float" office:value="3514176" calcext:value-type="float">
            <text:p>3514176</text:p>
          </table:table-cell>
          <table:table-cell office:value-type="float" office:value="3568840" calcext:value-type="float">
            <text:p>3568840</text:p>
          </table:table-cell>
          <table:table-cell office:value-type="float" office:value="3956312" calcext:value-type="float">
            <text:p>3956312</text:p>
          </table:table-cell>
          <table:table-cell table:number-columns-repeated="9"/>
        </table:table-row>
        <table:table-row table:style-name="ro1">
          <table:table-cell office:value-type="float" office:value="3345736" calcext:value-type="float">
            <text:p>3345736</text:p>
          </table:table-cell>
          <table:table-cell office:value-type="float" office:value="3468000" calcext:value-type="float">
            <text:p>3468000</text:p>
          </table:table-cell>
          <table:table-cell office:value-type="float" office:value="3654840" calcext:value-type="float">
            <text:p>3654840</text:p>
          </table:table-cell>
          <table:table-cell office:value-type="float" office:value="4142960" calcext:value-type="float">
            <text:p>4142960</text:p>
          </table:table-cell>
          <table:table-cell office:value-type="float" office:value="3514592" calcext:value-type="float">
            <text:p>3514592</text:p>
          </table:table-cell>
          <table:table-cell office:value-type="float" office:value="3573480" calcext:value-type="float">
            <text:p>3573480</text:p>
          </table:table-cell>
          <table:table-cell office:value-type="float" office:value="3956440" calcext:value-type="float">
            <text:p>3956440</text:p>
          </table:table-cell>
          <table:table-cell table:number-columns-repeated="9"/>
        </table:table-row>
        <table:table-row table:style-name="ro1">
          <table:table-cell office:value-type="float" office:value="3346432" calcext:value-type="float">
            <text:p>3346432</text:p>
          </table:table-cell>
          <table:table-cell office:value-type="float" office:value="3468352" calcext:value-type="float">
            <text:p>3468352</text:p>
          </table:table-cell>
          <table:table-cell office:value-type="float" office:value="3655888" calcext:value-type="float">
            <text:p>3655888</text:p>
          </table:table-cell>
          <table:table-cell office:value-type="float" office:value="4143216" calcext:value-type="float">
            <text:p>4143216</text:p>
          </table:table-cell>
          <table:table-cell office:value-type="float" office:value="3519232" calcext:value-type="float">
            <text:p>3519232</text:p>
          </table:table-cell>
          <table:table-cell office:value-type="float" office:value="3574608" calcext:value-type="float">
            <text:p>3574608</text:p>
          </table:table-cell>
          <table:table-cell office:value-type="float" office:value="3956864" calcext:value-type="float">
            <text:p>3956864</text:p>
          </table:table-cell>
          <table:table-cell table:number-columns-repeated="9"/>
        </table:table-row>
        <table:table-row table:style-name="ro1">
          <table:table-cell office:value-type="float" office:value="3346432" calcext:value-type="float">
            <text:p>3346432</text:p>
          </table:table-cell>
          <table:table-cell office:value-type="float" office:value="3468672" calcext:value-type="float">
            <text:p>3468672</text:p>
          </table:table-cell>
          <table:table-cell office:value-type="float" office:value="3656224" calcext:value-type="float">
            <text:p>3656224</text:p>
          </table:table-cell>
          <table:table-cell office:value-type="float" office:value="4143512" calcext:value-type="float">
            <text:p>4143512</text:p>
          </table:table-cell>
          <table:table-cell office:value-type="float" office:value="3520656" calcext:value-type="float">
            <text:p>3520656</text:p>
          </table:table-cell>
          <table:table-cell office:value-type="float" office:value="3574840" calcext:value-type="float">
            <text:p>3574840</text:p>
          </table:table-cell>
          <table:table-cell office:value-type="float" office:value="3958880" calcext:value-type="float">
            <text:p>3958880</text:p>
          </table:table-cell>
          <table:table-cell table:number-columns-repeated="9"/>
        </table:table-row>
        <table:table-row table:style-name="ro1">
          <table:table-cell office:value-type="float" office:value="3348944" calcext:value-type="float">
            <text:p>3348944</text:p>
          </table:table-cell>
          <table:table-cell office:value-type="float" office:value="3470536" calcext:value-type="float">
            <text:p>3470536</text:p>
          </table:table-cell>
          <table:table-cell office:value-type="float" office:value="3657448" calcext:value-type="float">
            <text:p>3657448</text:p>
          </table:table-cell>
          <table:table-cell office:value-type="float" office:value="4143624" calcext:value-type="float">
            <text:p>4143624</text:p>
          </table:table-cell>
          <table:table-cell office:value-type="float" office:value="3524016" calcext:value-type="float">
            <text:p>3524016</text:p>
          </table:table-cell>
          <table:table-cell office:value-type="float" office:value="3575672" calcext:value-type="float">
            <text:p>3575672</text:p>
          </table:table-cell>
          <table:table-cell office:value-type="float" office:value="3958888" calcext:value-type="float">
            <text:p>3958888</text:p>
          </table:table-cell>
          <table:table-cell table:number-columns-repeated="9"/>
        </table:table-row>
        <table:table-row table:style-name="ro1">
          <table:table-cell office:value-type="float" office:value="3349000" calcext:value-type="float">
            <text:p>3349000</text:p>
          </table:table-cell>
          <table:table-cell office:value-type="float" office:value="3471784" calcext:value-type="float">
            <text:p>3471784</text:p>
          </table:table-cell>
          <table:table-cell office:value-type="float" office:value="3657880" calcext:value-type="float">
            <text:p>3657880</text:p>
          </table:table-cell>
          <table:table-cell office:value-type="float" office:value="4145848" calcext:value-type="float">
            <text:p>4145848</text:p>
          </table:table-cell>
          <table:table-cell office:value-type="float" office:value="3524336" calcext:value-type="float">
            <text:p>3524336</text:p>
          </table:table-cell>
          <table:table-cell office:value-type="float" office:value="3578616" calcext:value-type="float">
            <text:p>3578616</text:p>
          </table:table-cell>
          <table:table-cell office:value-type="float" office:value="3962664" calcext:value-type="float">
            <text:p>3962664</text:p>
          </table:table-cell>
          <table:table-cell table:number-columns-repeated="9"/>
        </table:table-row>
        <table:table-row table:style-name="ro1">
          <table:table-cell office:value-type="float" office:value="3349288" calcext:value-type="float">
            <text:p>3349288</text:p>
          </table:table-cell>
          <table:table-cell office:value-type="float" office:value="3472360" calcext:value-type="float">
            <text:p>3472360</text:p>
          </table:table-cell>
          <table:table-cell office:value-type="float" office:value="3659480" calcext:value-type="float">
            <text:p>3659480</text:p>
          </table:table-cell>
          <table:table-cell office:value-type="float" office:value="4146272" calcext:value-type="float">
            <text:p>4146272</text:p>
          </table:table-cell>
          <table:table-cell office:value-type="float" office:value="3524800" calcext:value-type="float">
            <text:p>3524800</text:p>
          </table:table-cell>
          <table:table-cell office:value-type="float" office:value="3578664" calcext:value-type="float">
            <text:p>3578664</text:p>
          </table:table-cell>
          <table:table-cell office:value-type="float" office:value="3963840" calcext:value-type="float">
            <text:p>3963840</text:p>
          </table:table-cell>
          <table:table-cell table:number-columns-repeated="9"/>
        </table:table-row>
        <table:table-row table:style-name="ro1">
          <table:table-cell office:value-type="float" office:value="3353584" calcext:value-type="float">
            <text:p>3353584</text:p>
          </table:table-cell>
          <table:table-cell office:value-type="float" office:value="3473848" calcext:value-type="float">
            <text:p>3473848</text:p>
          </table:table-cell>
          <table:table-cell office:value-type="float" office:value="3660504" calcext:value-type="float">
            <text:p>3660504</text:p>
          </table:table-cell>
          <table:table-cell office:value-type="float" office:value="4146304" calcext:value-type="float">
            <text:p>4146304</text:p>
          </table:table-cell>
          <table:table-cell office:value-type="float" office:value="3525464" calcext:value-type="float">
            <text:p>3525464</text:p>
          </table:table-cell>
          <table:table-cell office:value-type="float" office:value="3581056" calcext:value-type="float">
            <text:p>3581056</text:p>
          </table:table-cell>
          <table:table-cell office:value-type="float" office:value="3963960" calcext:value-type="float">
            <text:p>3963960</text:p>
          </table:table-cell>
          <table:table-cell table:number-columns-repeated="9"/>
        </table:table-row>
        <table:table-row table:style-name="ro1">
          <table:table-cell office:value-type="float" office:value="3354552" calcext:value-type="float">
            <text:p>3354552</text:p>
          </table:table-cell>
          <table:table-cell office:value-type="float" office:value="3473936" calcext:value-type="float">
            <text:p>3473936</text:p>
          </table:table-cell>
          <table:table-cell office:value-type="float" office:value="3660888" calcext:value-type="float">
            <text:p>3660888</text:p>
          </table:table-cell>
          <table:table-cell office:value-type="float" office:value="4146768" calcext:value-type="float">
            <text:p>4146768</text:p>
          </table:table-cell>
          <table:table-cell office:value-type="float" office:value="3526424" calcext:value-type="float">
            <text:p>3526424</text:p>
          </table:table-cell>
          <table:table-cell office:value-type="float" office:value="3582464" calcext:value-type="float">
            <text:p>3582464</text:p>
          </table:table-cell>
          <table:table-cell office:value-type="float" office:value="3964152" calcext:value-type="float">
            <text:p>3964152</text:p>
          </table:table-cell>
          <table:table-cell table:number-columns-repeated="9"/>
        </table:table-row>
        <table:table-row table:style-name="ro1">
          <table:table-cell office:value-type="float" office:value="3355464" calcext:value-type="float">
            <text:p>3355464</text:p>
          </table:table-cell>
          <table:table-cell office:value-type="float" office:value="3475184" calcext:value-type="float">
            <text:p>3475184</text:p>
          </table:table-cell>
          <table:table-cell office:value-type="float" office:value="3661792" calcext:value-type="float">
            <text:p>3661792</text:p>
          </table:table-cell>
          <table:table-cell office:value-type="float" office:value="4147336" calcext:value-type="float">
            <text:p>4147336</text:p>
          </table:table-cell>
          <table:table-cell office:value-type="float" office:value="3527096" calcext:value-type="float">
            <text:p>3527096</text:p>
          </table:table-cell>
          <table:table-cell office:value-type="float" office:value="3583760" calcext:value-type="float">
            <text:p>3583760</text:p>
          </table:table-cell>
          <table:table-cell office:value-type="float" office:value="3966328" calcext:value-type="float">
            <text:p>3966328</text:p>
          </table:table-cell>
          <table:table-cell table:number-columns-repeated="9"/>
        </table:table-row>
        <table:table-row table:style-name="ro1">
          <table:table-cell office:value-type="float" office:value="3356216" calcext:value-type="float">
            <text:p>3356216</text:p>
          </table:table-cell>
          <table:table-cell office:value-type="float" office:value="3476048" calcext:value-type="float">
            <text:p>3476048</text:p>
          </table:table-cell>
          <table:table-cell office:value-type="float" office:value="3661896" calcext:value-type="float">
            <text:p>3661896</text:p>
          </table:table-cell>
          <table:table-cell office:value-type="float" office:value="4149256" calcext:value-type="float">
            <text:p>4149256</text:p>
          </table:table-cell>
          <table:table-cell office:value-type="float" office:value="3527496" calcext:value-type="float">
            <text:p>3527496</text:p>
          </table:table-cell>
          <table:table-cell office:value-type="float" office:value="3584192" calcext:value-type="float">
            <text:p>3584192</text:p>
          </table:table-cell>
          <table:table-cell office:value-type="float" office:value="3968216" calcext:value-type="float">
            <text:p>3968216</text:p>
          </table:table-cell>
          <table:table-cell table:number-columns-repeated="9"/>
        </table:table-row>
        <table:table-row table:style-name="ro1">
          <table:table-cell office:value-type="float" office:value="3357776" calcext:value-type="float">
            <text:p>3357776</text:p>
          </table:table-cell>
          <table:table-cell office:value-type="float" office:value="3477448" calcext:value-type="float">
            <text:p>3477448</text:p>
          </table:table-cell>
          <table:table-cell office:value-type="float" office:value="3662096" calcext:value-type="float">
            <text:p>3662096</text:p>
          </table:table-cell>
          <table:table-cell office:value-type="float" office:value="4149856" calcext:value-type="float">
            <text:p>4149856</text:p>
          </table:table-cell>
          <table:table-cell office:value-type="float" office:value="3527832" calcext:value-type="float">
            <text:p>3527832</text:p>
          </table:table-cell>
          <table:table-cell office:value-type="float" office:value="3584344" calcext:value-type="float">
            <text:p>3584344</text:p>
          </table:table-cell>
          <table:table-cell office:value-type="float" office:value="3968328" calcext:value-type="float">
            <text:p>3968328</text:p>
          </table:table-cell>
          <table:table-cell table:number-columns-repeated="9"/>
        </table:table-row>
        <table:table-row table:style-name="ro1">
          <table:table-cell office:value-type="float" office:value="3358408" calcext:value-type="float">
            <text:p>3358408</text:p>
          </table:table-cell>
          <table:table-cell office:value-type="float" office:value="3479304" calcext:value-type="float">
            <text:p>3479304</text:p>
          </table:table-cell>
          <table:table-cell office:value-type="float" office:value="3662160" calcext:value-type="float">
            <text:p>3662160</text:p>
          </table:table-cell>
          <table:table-cell office:value-type="float" office:value="4151608" calcext:value-type="float">
            <text:p>4151608</text:p>
          </table:table-cell>
          <table:table-cell office:value-type="float" office:value="3528176" calcext:value-type="float">
            <text:p>3528176</text:p>
          </table:table-cell>
          <table:table-cell office:value-type="float" office:value="3584936" calcext:value-type="float">
            <text:p>3584936</text:p>
          </table:table-cell>
          <table:table-cell office:value-type="float" office:value="3968568" calcext:value-type="float">
            <text:p>3968568</text:p>
          </table:table-cell>
          <table:table-cell table:number-columns-repeated="9"/>
        </table:table-row>
        <table:table-row table:style-name="ro1">
          <table:table-cell office:value-type="float" office:value="3358424" calcext:value-type="float">
            <text:p>3358424</text:p>
          </table:table-cell>
          <table:table-cell office:value-type="float" office:value="3480184" calcext:value-type="float">
            <text:p>3480184</text:p>
          </table:table-cell>
          <table:table-cell office:value-type="float" office:value="3662416" calcext:value-type="float">
            <text:p>3662416</text:p>
          </table:table-cell>
          <table:table-cell office:value-type="float" office:value="4151672" calcext:value-type="float">
            <text:p>4151672</text:p>
          </table:table-cell>
          <table:table-cell office:value-type="float" office:value="3528320" calcext:value-type="float">
            <text:p>3528320</text:p>
          </table:table-cell>
          <table:table-cell office:value-type="float" office:value="3584992" calcext:value-type="float">
            <text:p>3584992</text:p>
          </table:table-cell>
          <table:table-cell office:value-type="float" office:value="3968760" calcext:value-type="float">
            <text:p>3968760</text:p>
          </table:table-cell>
          <table:table-cell table:number-columns-repeated="9"/>
        </table:table-row>
        <table:table-row table:style-name="ro1">
          <table:table-cell office:value-type="float" office:value="3359256" calcext:value-type="float">
            <text:p>3359256</text:p>
          </table:table-cell>
          <table:table-cell office:value-type="float" office:value="3480256" calcext:value-type="float">
            <text:p>3480256</text:p>
          </table:table-cell>
          <table:table-cell office:value-type="float" office:value="3663432" calcext:value-type="float">
            <text:p>3663432</text:p>
          </table:table-cell>
          <table:table-cell office:value-type="float" office:value="4151904" calcext:value-type="float">
            <text:p>4151904</text:p>
          </table:table-cell>
          <table:table-cell office:value-type="float" office:value="3528576" calcext:value-type="float">
            <text:p>3528576</text:p>
          </table:table-cell>
          <table:table-cell office:value-type="float" office:value="3585568" calcext:value-type="float">
            <text:p>3585568</text:p>
          </table:table-cell>
          <table:table-cell office:value-type="float" office:value="3969424" calcext:value-type="float">
            <text:p>3969424</text:p>
          </table:table-cell>
          <table:table-cell table:number-columns-repeated="9"/>
        </table:table-row>
        <table:table-row table:style-name="ro1">
          <table:table-cell office:value-type="float" office:value="3359408" calcext:value-type="float">
            <text:p>3359408</text:p>
          </table:table-cell>
          <table:table-cell office:value-type="float" office:value="3480328" calcext:value-type="float">
            <text:p>3480328</text:p>
          </table:table-cell>
          <table:table-cell office:value-type="float" office:value="3663992" calcext:value-type="float">
            <text:p>3663992</text:p>
          </table:table-cell>
          <table:table-cell office:value-type="float" office:value="4152784" calcext:value-type="float">
            <text:p>4152784</text:p>
          </table:table-cell>
          <table:table-cell office:value-type="float" office:value="3529560" calcext:value-type="float">
            <text:p>3529560</text:p>
          </table:table-cell>
          <table:table-cell office:value-type="float" office:value="3586184" calcext:value-type="float">
            <text:p>3586184</text:p>
          </table:table-cell>
          <table:table-cell office:value-type="float" office:value="3969552" calcext:value-type="float">
            <text:p>3969552</text:p>
          </table:table-cell>
          <table:table-cell table:number-columns-repeated="9"/>
        </table:table-row>
        <table:table-row table:style-name="ro1">
          <table:table-cell office:value-type="float" office:value="3360728" calcext:value-type="float">
            <text:p>3360728</text:p>
          </table:table-cell>
          <table:table-cell office:value-type="float" office:value="3482216" calcext:value-type="float">
            <text:p>3482216</text:p>
          </table:table-cell>
          <table:table-cell office:value-type="float" office:value="3664456" calcext:value-type="float">
            <text:p>3664456</text:p>
          </table:table-cell>
          <table:table-cell office:value-type="float" office:value="4153272" calcext:value-type="float">
            <text:p>4153272</text:p>
          </table:table-cell>
          <table:table-cell office:value-type="float" office:value="3530632" calcext:value-type="float">
            <text:p>3530632</text:p>
          </table:table-cell>
          <table:table-cell office:value-type="float" office:value="3587480" calcext:value-type="float">
            <text:p>3587480</text:p>
          </table:table-cell>
          <table:table-cell office:value-type="float" office:value="3970312" calcext:value-type="float">
            <text:p>3970312</text:p>
          </table:table-cell>
          <table:table-cell table:number-columns-repeated="9"/>
        </table:table-row>
        <table:table-row table:style-name="ro1">
          <table:table-cell office:value-type="float" office:value="3360848" calcext:value-type="float">
            <text:p>3360848</text:p>
          </table:table-cell>
          <table:table-cell office:value-type="float" office:value="3482912" calcext:value-type="float">
            <text:p>3482912</text:p>
          </table:table-cell>
          <table:table-cell office:value-type="float" office:value="3664816" calcext:value-type="float">
            <text:p>3664816</text:p>
          </table:table-cell>
          <table:table-cell office:value-type="float" office:value="4153392" calcext:value-type="float">
            <text:p>4153392</text:p>
          </table:table-cell>
          <table:table-cell office:value-type="float" office:value="3533072" calcext:value-type="float">
            <text:p>3533072</text:p>
          </table:table-cell>
          <table:table-cell office:value-type="float" office:value="3588608" calcext:value-type="float">
            <text:p>3588608</text:p>
          </table:table-cell>
          <table:table-cell office:value-type="float" office:value="3971312" calcext:value-type="float">
            <text:p>3971312</text:p>
          </table:table-cell>
          <table:table-cell table:number-columns-repeated="9"/>
        </table:table-row>
        <table:table-row table:style-name="ro1">
          <table:table-cell office:value-type="float" office:value="3362096" calcext:value-type="float">
            <text:p>3362096</text:p>
          </table:table-cell>
          <table:table-cell office:value-type="float" office:value="3484320" calcext:value-type="float">
            <text:p>3484320</text:p>
          </table:table-cell>
          <table:table-cell office:value-type="float" office:value="3665144" calcext:value-type="float">
            <text:p>3665144</text:p>
          </table:table-cell>
          <table:table-cell office:value-type="float" office:value="4154680" calcext:value-type="float">
            <text:p>4154680</text:p>
          </table:table-cell>
          <table:table-cell office:value-type="float" office:value="3533368" calcext:value-type="float">
            <text:p>3533368</text:p>
          </table:table-cell>
          <table:table-cell office:value-type="float" office:value="3589256" calcext:value-type="float">
            <text:p>3589256</text:p>
          </table:table-cell>
          <table:table-cell office:value-type="float" office:value="3972592" calcext:value-type="float">
            <text:p>3972592</text:p>
          </table:table-cell>
          <table:table-cell table:number-columns-repeated="9"/>
        </table:table-row>
        <table:table-row table:style-name="ro1">
          <table:table-cell office:value-type="float" office:value="3363856" calcext:value-type="float">
            <text:p>3363856</text:p>
          </table:table-cell>
          <table:table-cell office:value-type="float" office:value="3484592" calcext:value-type="float">
            <text:p>3484592</text:p>
          </table:table-cell>
          <table:table-cell office:value-type="float" office:value="3665328" calcext:value-type="float">
            <text:p>3665328</text:p>
          </table:table-cell>
          <table:table-cell office:value-type="float" office:value="4155056" calcext:value-type="float">
            <text:p>4155056</text:p>
          </table:table-cell>
          <table:table-cell office:value-type="float" office:value="3533472" calcext:value-type="float">
            <text:p>3533472</text:p>
          </table:table-cell>
          <table:table-cell office:value-type="float" office:value="3589896" calcext:value-type="float">
            <text:p>3589896</text:p>
          </table:table-cell>
          <table:table-cell office:value-type="float" office:value="3975568" calcext:value-type="float">
            <text:p>3975568</text:p>
          </table:table-cell>
          <table:table-cell table:number-columns-repeated="9"/>
        </table:table-row>
        <table:table-row table:style-name="ro1">
          <table:table-cell office:value-type="float" office:value="3364720" calcext:value-type="float">
            <text:p>3364720</text:p>
          </table:table-cell>
          <table:table-cell office:value-type="float" office:value="3484616" calcext:value-type="float">
            <text:p>3484616</text:p>
          </table:table-cell>
          <table:table-cell office:value-type="float" office:value="3669112" calcext:value-type="float">
            <text:p>3669112</text:p>
          </table:table-cell>
          <table:table-cell office:value-type="float" office:value="4155272" calcext:value-type="float">
            <text:p>4155272</text:p>
          </table:table-cell>
          <table:table-cell office:value-type="float" office:value="3534584" calcext:value-type="float">
            <text:p>3534584</text:p>
          </table:table-cell>
          <table:table-cell office:value-type="float" office:value="3591520" calcext:value-type="float">
            <text:p>3591520</text:p>
          </table:table-cell>
          <table:table-cell office:value-type="float" office:value="3975872" calcext:value-type="float">
            <text:p>3975872</text:p>
          </table:table-cell>
          <table:table-cell table:number-columns-repeated="9"/>
        </table:table-row>
        <table:table-row table:style-name="ro1">
          <table:table-cell office:value-type="float" office:value="3365288" calcext:value-type="float">
            <text:p>3365288</text:p>
          </table:table-cell>
          <table:table-cell office:value-type="float" office:value="3484864" calcext:value-type="float">
            <text:p>3484864</text:p>
          </table:table-cell>
          <table:table-cell office:value-type="float" office:value="3669608" calcext:value-type="float">
            <text:p>3669608</text:p>
          </table:table-cell>
          <table:table-cell office:value-type="float" office:value="4156144" calcext:value-type="float">
            <text:p>4156144</text:p>
          </table:table-cell>
          <table:table-cell office:value-type="float" office:value="3536080" calcext:value-type="float">
            <text:p>3536080</text:p>
          </table:table-cell>
          <table:table-cell office:value-type="float" office:value="3591584" calcext:value-type="float">
            <text:p>3591584</text:p>
          </table:table-cell>
          <table:table-cell office:value-type="float" office:value="3976496" calcext:value-type="float">
            <text:p>3976496</text:p>
          </table:table-cell>
          <table:table-cell table:number-columns-repeated="9"/>
        </table:table-row>
        <table:table-row table:style-name="ro1">
          <table:table-cell office:value-type="float" office:value="3365464" calcext:value-type="float">
            <text:p>3365464</text:p>
          </table:table-cell>
          <table:table-cell office:value-type="float" office:value="3486088" calcext:value-type="float">
            <text:p>3486088</text:p>
          </table:table-cell>
          <table:table-cell office:value-type="float" office:value="3669800" calcext:value-type="float">
            <text:p>3669800</text:p>
          </table:table-cell>
          <table:table-cell office:value-type="float" office:value="4156528" calcext:value-type="float">
            <text:p>4156528</text:p>
          </table:table-cell>
          <table:table-cell office:value-type="float" office:value="3536200" calcext:value-type="float">
            <text:p>3536200</text:p>
          </table:table-cell>
          <table:table-cell office:value-type="float" office:value="3591712" calcext:value-type="float">
            <text:p>3591712</text:p>
          </table:table-cell>
          <table:table-cell office:value-type="float" office:value="3977200" calcext:value-type="float">
            <text:p>3977200</text:p>
          </table:table-cell>
          <table:table-cell table:number-columns-repeated="9"/>
        </table:table-row>
        <table:table-row table:style-name="ro1">
          <table:table-cell office:value-type="float" office:value="3365776" calcext:value-type="float">
            <text:p>3365776</text:p>
          </table:table-cell>
          <table:table-cell office:value-type="float" office:value="3487608" calcext:value-type="float">
            <text:p>3487608</text:p>
          </table:table-cell>
          <table:table-cell office:value-type="float" office:value="3669856" calcext:value-type="float">
            <text:p>3669856</text:p>
          </table:table-cell>
          <table:table-cell office:value-type="float" office:value="4156904" calcext:value-type="float">
            <text:p>4156904</text:p>
          </table:table-cell>
          <table:table-cell office:value-type="float" office:value="3538152" calcext:value-type="float">
            <text:p>3538152</text:p>
          </table:table-cell>
          <table:table-cell office:value-type="float" office:value="3594600" calcext:value-type="float">
            <text:p>3594600</text:p>
          </table:table-cell>
          <table:table-cell office:value-type="float" office:value="3977648" calcext:value-type="float">
            <text:p>3977648</text:p>
          </table:table-cell>
          <table:table-cell table:number-columns-repeated="9"/>
        </table:table-row>
        <table:table-row table:style-name="ro1">
          <table:table-cell office:value-type="float" office:value="3365848" calcext:value-type="float">
            <text:p>3365848</text:p>
          </table:table-cell>
          <table:table-cell office:value-type="float" office:value="3487696" calcext:value-type="float">
            <text:p>3487696</text:p>
          </table:table-cell>
          <table:table-cell office:value-type="float" office:value="3673528" calcext:value-type="float">
            <text:p>3673528</text:p>
          </table:table-cell>
          <table:table-cell office:value-type="float" office:value="4157072" calcext:value-type="float">
            <text:p>4157072</text:p>
          </table:table-cell>
          <table:table-cell office:value-type="float" office:value="3539104" calcext:value-type="float">
            <text:p>3539104</text:p>
          </table:table-cell>
          <table:table-cell office:value-type="float" office:value="3595080" calcext:value-type="float">
            <text:p>3595080</text:p>
          </table:table-cell>
          <table:table-cell office:value-type="float" office:value="3977952" calcext:value-type="float">
            <text:p>3977952</text:p>
          </table:table-cell>
          <table:table-cell table:number-columns-repeated="9"/>
        </table:table-row>
        <table:table-row table:style-name="ro1">
          <table:table-cell office:value-type="float" office:value="3366200" calcext:value-type="float">
            <text:p>3366200</text:p>
          </table:table-cell>
          <table:table-cell office:value-type="float" office:value="3489032" calcext:value-type="float">
            <text:p>3489032</text:p>
          </table:table-cell>
          <table:table-cell office:value-type="float" office:value="3674592" calcext:value-type="float">
            <text:p>3674592</text:p>
          </table:table-cell>
          <table:table-cell office:value-type="float" office:value="4161176" calcext:value-type="float">
            <text:p>4161176</text:p>
          </table:table-cell>
          <table:table-cell office:value-type="float" office:value="3539352" calcext:value-type="float">
            <text:p>3539352</text:p>
          </table:table-cell>
          <table:table-cell office:value-type="float" office:value="3595128" calcext:value-type="float">
            <text:p>3595128</text:p>
          </table:table-cell>
          <table:table-cell office:value-type="float" office:value="3978632" calcext:value-type="float">
            <text:p>3978632</text:p>
          </table:table-cell>
          <table:table-cell table:number-columns-repeated="9"/>
        </table:table-row>
        <table:table-row table:style-name="ro1">
          <table:table-cell office:value-type="float" office:value="3366664" calcext:value-type="float">
            <text:p>3366664</text:p>
          </table:table-cell>
          <table:table-cell office:value-type="float" office:value="3491704" calcext:value-type="float">
            <text:p>3491704</text:p>
          </table:table-cell>
          <table:table-cell office:value-type="float" office:value="3675000" calcext:value-type="float">
            <text:p>3675000</text:p>
          </table:table-cell>
          <table:table-cell office:value-type="float" office:value="4161272" calcext:value-type="float">
            <text:p>4161272</text:p>
          </table:table-cell>
          <table:table-cell office:value-type="float" office:value="3540792" calcext:value-type="float">
            <text:p>3540792</text:p>
          </table:table-cell>
          <table:table-cell office:value-type="float" office:value="3595176" calcext:value-type="float">
            <text:p>3595176</text:p>
          </table:table-cell>
          <table:table-cell office:value-type="float" office:value="3979296" calcext:value-type="float">
            <text:p>3979296</text:p>
          </table:table-cell>
          <table:table-cell table:number-columns-repeated="9"/>
        </table:table-row>
        <table:table-row table:style-name="ro1">
          <table:table-cell office:value-type="float" office:value="3368456" calcext:value-type="float">
            <text:p>3368456</text:p>
          </table:table-cell>
          <table:table-cell office:value-type="float" office:value="3491904" calcext:value-type="float">
            <text:p>3491904</text:p>
          </table:table-cell>
          <table:table-cell office:value-type="float" office:value="3675872" calcext:value-type="float">
            <text:p>3675872</text:p>
          </table:table-cell>
          <table:table-cell office:value-type="float" office:value="4161616" calcext:value-type="float">
            <text:p>4161616</text:p>
          </table:table-cell>
          <table:table-cell office:value-type="float" office:value="3541496" calcext:value-type="float">
            <text:p>3541496</text:p>
          </table:table-cell>
          <table:table-cell office:value-type="float" office:value="3595448" calcext:value-type="float">
            <text:p>3595448</text:p>
          </table:table-cell>
          <table:table-cell office:value-type="float" office:value="3980152" calcext:value-type="float">
            <text:p>3980152</text:p>
          </table:table-cell>
          <table:table-cell table:number-columns-repeated="9"/>
        </table:table-row>
        <table:table-row table:style-name="ro1">
          <table:table-cell office:value-type="float" office:value="3368464" calcext:value-type="float">
            <text:p>3368464</text:p>
          </table:table-cell>
          <table:table-cell office:value-type="float" office:value="3494960" calcext:value-type="float">
            <text:p>3494960</text:p>
          </table:table-cell>
          <table:table-cell office:value-type="float" office:value="3676072" calcext:value-type="float">
            <text:p>3676072</text:p>
          </table:table-cell>
          <table:table-cell office:value-type="float" office:value="4162544" calcext:value-type="float">
            <text:p>4162544</text:p>
          </table:table-cell>
          <table:table-cell office:value-type="float" office:value="3542752" calcext:value-type="float">
            <text:p>3542752</text:p>
          </table:table-cell>
          <table:table-cell office:value-type="float" office:value="3597816" calcext:value-type="float">
            <text:p>3597816</text:p>
          </table:table-cell>
          <table:table-cell office:value-type="float" office:value="3980496" calcext:value-type="float">
            <text:p>3980496</text:p>
          </table:table-cell>
          <table:table-cell table:number-columns-repeated="9"/>
        </table:table-row>
        <table:table-row table:style-name="ro1">
          <table:table-cell office:value-type="float" office:value="3368888" calcext:value-type="float">
            <text:p>3368888</text:p>
          </table:table-cell>
          <table:table-cell office:value-type="float" office:value="3496056" calcext:value-type="float">
            <text:p>3496056</text:p>
          </table:table-cell>
          <table:table-cell office:value-type="float" office:value="3678960" calcext:value-type="float">
            <text:p>3678960</text:p>
          </table:table-cell>
          <table:table-cell office:value-type="float" office:value="4162920" calcext:value-type="float">
            <text:p>4162920</text:p>
          </table:table-cell>
          <table:table-cell office:value-type="float" office:value="3542760" calcext:value-type="float">
            <text:p>3542760</text:p>
          </table:table-cell>
          <table:table-cell office:value-type="float" office:value="3598560" calcext:value-type="float">
            <text:p>3598560</text:p>
          </table:table-cell>
          <table:table-cell office:value-type="float" office:value="3982304" calcext:value-type="float">
            <text:p>3982304</text:p>
          </table:table-cell>
          <table:table-cell table:number-columns-repeated="9"/>
        </table:table-row>
        <table:table-row table:style-name="ro1">
          <table:table-cell office:value-type="float" office:value="3370176" calcext:value-type="float">
            <text:p>3370176</text:p>
          </table:table-cell>
          <table:table-cell office:value-type="float" office:value="3496432" calcext:value-type="float">
            <text:p>3496432</text:p>
          </table:table-cell>
          <table:table-cell office:value-type="float" office:value="3680064" calcext:value-type="float">
            <text:p>3680064</text:p>
          </table:table-cell>
          <table:table-cell office:value-type="float" office:value="4163728" calcext:value-type="float">
            <text:p>4163728</text:p>
          </table:table-cell>
          <table:table-cell office:value-type="float" office:value="3543584" calcext:value-type="float">
            <text:p>3543584</text:p>
          </table:table-cell>
          <table:table-cell office:value-type="float" office:value="3598560" calcext:value-type="float">
            <text:p>3598560</text:p>
          </table:table-cell>
          <table:table-cell office:value-type="float" office:value="3982872" calcext:value-type="float">
            <text:p>3982872</text:p>
          </table:table-cell>
          <table:table-cell table:number-columns-repeated="9"/>
        </table:table-row>
        <table:table-row table:style-name="ro1">
          <table:table-cell office:value-type="float" office:value="3371296" calcext:value-type="float">
            <text:p>3371296</text:p>
          </table:table-cell>
          <table:table-cell office:value-type="float" office:value="3496984" calcext:value-type="float">
            <text:p>3496984</text:p>
          </table:table-cell>
          <table:table-cell office:value-type="float" office:value="3680312" calcext:value-type="float">
            <text:p>3680312</text:p>
          </table:table-cell>
          <table:table-cell office:value-type="float" office:value="4165360" calcext:value-type="float">
            <text:p>4165360</text:p>
          </table:table-cell>
          <table:table-cell office:value-type="float" office:value="3544104" calcext:value-type="float">
            <text:p>3544104</text:p>
          </table:table-cell>
          <table:table-cell office:value-type="float" office:value="3599096" calcext:value-type="float">
            <text:p>3599096</text:p>
          </table:table-cell>
          <table:table-cell office:value-type="float" office:value="3985000" calcext:value-type="float">
            <text:p>3985000</text:p>
          </table:table-cell>
          <table:table-cell table:number-columns-repeated="9"/>
        </table:table-row>
        <table:table-row table:style-name="ro1">
          <table:table-cell office:value-type="float" office:value="3372176" calcext:value-type="float">
            <text:p>3372176</text:p>
          </table:table-cell>
          <table:table-cell office:value-type="float" office:value="3497040" calcext:value-type="float">
            <text:p>3497040</text:p>
          </table:table-cell>
          <table:table-cell office:value-type="float" office:value="3680440" calcext:value-type="float">
            <text:p>3680440</text:p>
          </table:table-cell>
          <table:table-cell office:value-type="float" office:value="4166792" calcext:value-type="float">
            <text:p>4166792</text:p>
          </table:table-cell>
          <table:table-cell office:value-type="float" office:value="3544488" calcext:value-type="float">
            <text:p>3544488</text:p>
          </table:table-cell>
          <table:table-cell office:value-type="float" office:value="3601768" calcext:value-type="float">
            <text:p>3601768</text:p>
          </table:table-cell>
          <table:table-cell office:value-type="float" office:value="3985504" calcext:value-type="float">
            <text:p>3985504</text:p>
          </table:table-cell>
          <table:table-cell table:number-columns-repeated="9"/>
        </table:table-row>
        <table:table-row table:style-name="ro1">
          <table:table-cell office:value-type="float" office:value="3372256" calcext:value-type="float">
            <text:p>3372256</text:p>
          </table:table-cell>
          <table:table-cell office:value-type="float" office:value="3497072" calcext:value-type="float">
            <text:p>3497072</text:p>
          </table:table-cell>
          <table:table-cell office:value-type="float" office:value="3680552" calcext:value-type="float">
            <text:p>3680552</text:p>
          </table:table-cell>
          <table:table-cell office:value-type="float" office:value="4166864" calcext:value-type="float">
            <text:p>4166864</text:p>
          </table:table-cell>
          <table:table-cell office:value-type="float" office:value="3545408" calcext:value-type="float">
            <text:p>3545408</text:p>
          </table:table-cell>
          <table:table-cell office:value-type="float" office:value="3602080" calcext:value-type="float">
            <text:p>3602080</text:p>
          </table:table-cell>
          <table:table-cell office:value-type="float" office:value="3986576" calcext:value-type="float">
            <text:p>3986576</text:p>
          </table:table-cell>
          <table:table-cell table:number-columns-repeated="9"/>
        </table:table-row>
        <table:table-row table:style-name="ro1">
          <table:table-cell office:value-type="float" office:value="3372376" calcext:value-type="float">
            <text:p>3372376</text:p>
          </table:table-cell>
          <table:table-cell office:value-type="float" office:value="3499072" calcext:value-type="float">
            <text:p>3499072</text:p>
          </table:table-cell>
          <table:table-cell office:value-type="float" office:value="3681176" calcext:value-type="float">
            <text:p>3681176</text:p>
          </table:table-cell>
          <table:table-cell office:value-type="float" office:value="4168016" calcext:value-type="float">
            <text:p>4168016</text:p>
          </table:table-cell>
          <table:table-cell office:value-type="float" office:value="3546136" calcext:value-type="float">
            <text:p>3546136</text:p>
          </table:table-cell>
          <table:table-cell office:value-type="float" office:value="3602496" calcext:value-type="float">
            <text:p>3602496</text:p>
          </table:table-cell>
          <table:table-cell office:value-type="float" office:value="3986800" calcext:value-type="float">
            <text:p>3986800</text:p>
          </table:table-cell>
          <table:table-cell table:number-columns-repeated="9"/>
        </table:table-row>
        <table:table-row table:style-name="ro1">
          <table:table-cell office:value-type="float" office:value="3374416" calcext:value-type="float">
            <text:p>3374416</text:p>
          </table:table-cell>
          <table:table-cell office:value-type="float" office:value="3500040" calcext:value-type="float">
            <text:p>3500040</text:p>
          </table:table-cell>
          <table:table-cell office:value-type="float" office:value="3684800" calcext:value-type="float">
            <text:p>3684800</text:p>
          </table:table-cell>
          <table:table-cell office:value-type="float" office:value="4168248" calcext:value-type="float">
            <text:p>4168248</text:p>
          </table:table-cell>
          <table:table-cell office:value-type="float" office:value="3548296" calcext:value-type="float">
            <text:p>3548296</text:p>
          </table:table-cell>
          <table:table-cell office:value-type="float" office:value="3604184" calcext:value-type="float">
            <text:p>3604184</text:p>
          </table:table-cell>
          <table:table-cell office:value-type="float" office:value="3988224" calcext:value-type="float">
            <text:p>3988224</text:p>
          </table:table-cell>
          <table:table-cell table:number-columns-repeated="9"/>
        </table:table-row>
        <table:table-row table:style-name="ro1">
          <table:table-cell office:value-type="float" office:value="3374600" calcext:value-type="float">
            <text:p>3374600</text:p>
          </table:table-cell>
          <table:table-cell office:value-type="float" office:value="3500832" calcext:value-type="float">
            <text:p>3500832</text:p>
          </table:table-cell>
          <table:table-cell office:value-type="float" office:value="3685464" calcext:value-type="float">
            <text:p>3685464</text:p>
          </table:table-cell>
          <table:table-cell office:value-type="float" office:value="4169560" calcext:value-type="float">
            <text:p>4169560</text:p>
          </table:table-cell>
          <table:table-cell office:value-type="float" office:value="3548592" calcext:value-type="float">
            <text:p>3548592</text:p>
          </table:table-cell>
          <table:table-cell office:value-type="float" office:value="3604512" calcext:value-type="float">
            <text:p>3604512</text:p>
          </table:table-cell>
          <table:table-cell office:value-type="float" office:value="3988272" calcext:value-type="float">
            <text:p>3988272</text:p>
          </table:table-cell>
          <table:table-cell table:number-columns-repeated="9"/>
        </table:table-row>
        <table:table-row table:style-name="ro1">
          <table:table-cell office:value-type="float" office:value="3377040" calcext:value-type="float">
            <text:p>3377040</text:p>
          </table:table-cell>
          <table:table-cell office:value-type="float" office:value="3501080" calcext:value-type="float">
            <text:p>3501080</text:p>
          </table:table-cell>
          <table:table-cell office:value-type="float" office:value="3685520" calcext:value-type="float">
            <text:p>3685520</text:p>
          </table:table-cell>
          <table:table-cell office:value-type="float" office:value="4170936" calcext:value-type="float">
            <text:p>4170936</text:p>
          </table:table-cell>
          <table:table-cell office:value-type="float" office:value="3549728" calcext:value-type="float">
            <text:p>3549728</text:p>
          </table:table-cell>
          <table:table-cell office:value-type="float" office:value="3604600" calcext:value-type="float">
            <text:p>3604600</text:p>
          </table:table-cell>
          <table:table-cell office:value-type="float" office:value="3988392" calcext:value-type="float">
            <text:p>3988392</text:p>
          </table:table-cell>
          <table:table-cell table:number-columns-repeated="9"/>
        </table:table-row>
        <table:table-row table:style-name="ro1">
          <table:table-cell office:value-type="float" office:value="3377296" calcext:value-type="float">
            <text:p>3377296</text:p>
          </table:table-cell>
          <table:table-cell office:value-type="float" office:value="3501704" calcext:value-type="float">
            <text:p>3501704</text:p>
          </table:table-cell>
          <table:table-cell office:value-type="float" office:value="3686072" calcext:value-type="float">
            <text:p>3686072</text:p>
          </table:table-cell>
          <table:table-cell office:value-type="float" office:value="4171688" calcext:value-type="float">
            <text:p>4171688</text:p>
          </table:table-cell>
          <table:table-cell office:value-type="float" office:value="3550272" calcext:value-type="float">
            <text:p>3550272</text:p>
          </table:table-cell>
          <table:table-cell office:value-type="float" office:value="3605224" calcext:value-type="float">
            <text:p>3605224</text:p>
          </table:table-cell>
          <table:table-cell office:value-type="float" office:value="3989656" calcext:value-type="float">
            <text:p>3989656</text:p>
          </table:table-cell>
          <table:table-cell table:number-columns-repeated="9"/>
        </table:table-row>
        <table:table-row table:style-name="ro1">
          <table:table-cell office:value-type="float" office:value="3379912" calcext:value-type="float">
            <text:p>3379912</text:p>
          </table:table-cell>
          <table:table-cell office:value-type="float" office:value="3503392" calcext:value-type="float">
            <text:p>3503392</text:p>
          </table:table-cell>
          <table:table-cell office:value-type="float" office:value="3686312" calcext:value-type="float">
            <text:p>3686312</text:p>
          </table:table-cell>
          <table:table-cell office:value-type="float" office:value="4172312" calcext:value-type="float">
            <text:p>4172312</text:p>
          </table:table-cell>
          <table:table-cell office:value-type="float" office:value="3551792" calcext:value-type="float">
            <text:p>3551792</text:p>
          </table:table-cell>
          <table:table-cell office:value-type="float" office:value="3606232" calcext:value-type="float">
            <text:p>3606232</text:p>
          </table:table-cell>
          <table:table-cell office:value-type="float" office:value="3989776" calcext:value-type="float">
            <text:p>3989776</text:p>
          </table:table-cell>
          <table:table-cell table:number-columns-repeated="9"/>
        </table:table-row>
        <table:table-row table:style-name="ro1">
          <table:table-cell office:value-type="float" office:value="3380352" calcext:value-type="float">
            <text:p>3380352</text:p>
          </table:table-cell>
          <table:table-cell office:value-type="float" office:value="3503400" calcext:value-type="float">
            <text:p>3503400</text:p>
          </table:table-cell>
          <table:table-cell office:value-type="float" office:value="3686528" calcext:value-type="float">
            <text:p>3686528</text:p>
          </table:table-cell>
          <table:table-cell office:value-type="float" office:value="4175600" calcext:value-type="float">
            <text:p>4175600</text:p>
          </table:table-cell>
          <table:table-cell office:value-type="float" office:value="3552232" calcext:value-type="float">
            <text:p>3552232</text:p>
          </table:table-cell>
          <table:table-cell office:value-type="float" office:value="3608304" calcext:value-type="float">
            <text:p>3608304</text:p>
          </table:table-cell>
          <table:table-cell office:value-type="float" office:value="3990008" calcext:value-type="float">
            <text:p>3990008</text:p>
          </table:table-cell>
          <table:table-cell table:number-columns-repeated="9"/>
        </table:table-row>
        <table:table-row table:style-name="ro1">
          <table:table-cell office:value-type="float" office:value="3381104" calcext:value-type="float">
            <text:p>3381104</text:p>
          </table:table-cell>
          <table:table-cell office:value-type="float" office:value="3503448" calcext:value-type="float">
            <text:p>3503448</text:p>
          </table:table-cell>
          <table:table-cell office:value-type="float" office:value="3686664" calcext:value-type="float">
            <text:p>3686664</text:p>
          </table:table-cell>
          <table:table-cell office:value-type="float" office:value="4176048" calcext:value-type="float">
            <text:p>4176048</text:p>
          </table:table-cell>
          <table:table-cell office:value-type="float" office:value="3552496" calcext:value-type="float">
            <text:p>3552496</text:p>
          </table:table-cell>
          <table:table-cell office:value-type="float" office:value="3609696" calcext:value-type="float">
            <text:p>3609696</text:p>
          </table:table-cell>
          <table:table-cell office:value-type="float" office:value="3990048" calcext:value-type="float">
            <text:p>3990048</text:p>
          </table:table-cell>
          <table:table-cell table:number-columns-repeated="9"/>
        </table:table-row>
        <table:table-row table:style-name="ro1">
          <table:table-cell office:value-type="float" office:value="3381736" calcext:value-type="float">
            <text:p>3381736</text:p>
          </table:table-cell>
          <table:table-cell office:value-type="float" office:value="3503624" calcext:value-type="float">
            <text:p>3503624</text:p>
          </table:table-cell>
          <table:table-cell office:value-type="float" office:value="3687312" calcext:value-type="float">
            <text:p>3687312</text:p>
          </table:table-cell>
          <table:table-cell office:value-type="float" office:value="4176368" calcext:value-type="float">
            <text:p>4176368</text:p>
          </table:table-cell>
          <table:table-cell office:value-type="float" office:value="3552784" calcext:value-type="float">
            <text:p>3552784</text:p>
          </table:table-cell>
          <table:table-cell office:value-type="float" office:value="3611896" calcext:value-type="float">
            <text:p>3611896</text:p>
          </table:table-cell>
          <table:table-cell office:value-type="float" office:value="3990680" calcext:value-type="float">
            <text:p>3990680</text:p>
          </table:table-cell>
          <table:table-cell table:number-columns-repeated="9"/>
        </table:table-row>
        <table:table-row table:style-name="ro1">
          <table:table-cell office:value-type="float" office:value="3384728" calcext:value-type="float">
            <text:p>3384728</text:p>
          </table:table-cell>
          <table:table-cell office:value-type="float" office:value="3504720" calcext:value-type="float">
            <text:p>3504720</text:p>
          </table:table-cell>
          <table:table-cell office:value-type="float" office:value="3688160" calcext:value-type="float">
            <text:p>3688160</text:p>
          </table:table-cell>
          <table:table-cell office:value-type="float" office:value="4176696" calcext:value-type="float">
            <text:p>4176696</text:p>
          </table:table-cell>
          <table:table-cell office:value-type="float" office:value="3553264" calcext:value-type="float">
            <text:p>3553264</text:p>
          </table:table-cell>
          <table:table-cell office:value-type="float" office:value="3611936" calcext:value-type="float">
            <text:p>3611936</text:p>
          </table:table-cell>
          <table:table-cell office:value-type="float" office:value="3991544" calcext:value-type="float">
            <text:p>3991544</text:p>
          </table:table-cell>
          <table:table-cell table:number-columns-repeated="9"/>
        </table:table-row>
        <table:table-row table:style-name="ro1">
          <table:table-cell office:value-type="float" office:value="3385600" calcext:value-type="float">
            <text:p>3385600</text:p>
          </table:table-cell>
          <table:table-cell office:value-type="float" office:value="3505312" calcext:value-type="float">
            <text:p>3505312</text:p>
          </table:table-cell>
          <table:table-cell office:value-type="float" office:value="3688208" calcext:value-type="float">
            <text:p>3688208</text:p>
          </table:table-cell>
          <table:table-cell office:value-type="float" office:value="4176768" calcext:value-type="float">
            <text:p>4176768</text:p>
          </table:table-cell>
          <table:table-cell office:value-type="float" office:value="3554424" calcext:value-type="float">
            <text:p>3554424</text:p>
          </table:table-cell>
          <table:table-cell office:value-type="float" office:value="3612728" calcext:value-type="float">
            <text:p>3612728</text:p>
          </table:table-cell>
          <table:table-cell office:value-type="float" office:value="3991704" calcext:value-type="float">
            <text:p>3991704</text:p>
          </table:table-cell>
          <table:table-cell table:number-columns-repeated="9"/>
        </table:table-row>
        <table:table-row table:style-name="ro1">
          <table:table-cell office:value-type="float" office:value="3386032" calcext:value-type="float">
            <text:p>3386032</text:p>
          </table:table-cell>
          <table:table-cell office:value-type="float" office:value="3507504" calcext:value-type="float">
            <text:p>3507504</text:p>
          </table:table-cell>
          <table:table-cell office:value-type="float" office:value="3688768" calcext:value-type="float">
            <text:p>3688768</text:p>
          </table:table-cell>
          <table:table-cell office:value-type="float" office:value="4176768" calcext:value-type="float">
            <text:p>4176768</text:p>
          </table:table-cell>
          <table:table-cell office:value-type="float" office:value="3556384" calcext:value-type="float">
            <text:p>3556384</text:p>
          </table:table-cell>
          <table:table-cell office:value-type="float" office:value="3613408" calcext:value-type="float">
            <text:p>3613408</text:p>
          </table:table-cell>
          <table:table-cell office:value-type="float" office:value="3993176" calcext:value-type="float">
            <text:p>3993176</text:p>
          </table:table-cell>
          <table:table-cell table:number-columns-repeated="9"/>
        </table:table-row>
        <table:table-row table:style-name="ro1">
          <table:table-cell office:value-type="float" office:value="3386312" calcext:value-type="float">
            <text:p>3386312</text:p>
          </table:table-cell>
          <table:table-cell office:value-type="float" office:value="3507608" calcext:value-type="float">
            <text:p>3507608</text:p>
          </table:table-cell>
          <table:table-cell office:value-type="float" office:value="3689520" calcext:value-type="float">
            <text:p>3689520</text:p>
          </table:table-cell>
          <table:table-cell office:value-type="float" office:value="4177040" calcext:value-type="float">
            <text:p>4177040</text:p>
          </table:table-cell>
          <table:table-cell office:value-type="float" office:value="3556984" calcext:value-type="float">
            <text:p>3556984</text:p>
          </table:table-cell>
          <table:table-cell office:value-type="float" office:value="3613936" calcext:value-type="float">
            <text:p>3613936</text:p>
          </table:table-cell>
          <table:table-cell office:value-type="float" office:value="3999448" calcext:value-type="float">
            <text:p>3999448</text:p>
          </table:table-cell>
          <table:table-cell table:number-columns-repeated="9"/>
        </table:table-row>
        <table:table-row table:style-name="ro1">
          <table:table-cell office:value-type="float" office:value="3386624" calcext:value-type="float">
            <text:p>3386624</text:p>
          </table:table-cell>
          <table:table-cell office:value-type="float" office:value="3508576" calcext:value-type="float">
            <text:p>3508576</text:p>
          </table:table-cell>
          <table:table-cell office:value-type="float" office:value="3689976" calcext:value-type="float">
            <text:p>3689976</text:p>
          </table:table-cell>
          <table:table-cell office:value-type="float" office:value="4179504" calcext:value-type="float">
            <text:p>4179504</text:p>
          </table:table-cell>
          <table:table-cell office:value-type="float" office:value="3557072" calcext:value-type="float">
            <text:p>3557072</text:p>
          </table:table-cell>
          <table:table-cell office:value-type="float" office:value="3615048" calcext:value-type="float">
            <text:p>3615048</text:p>
          </table:table-cell>
          <table:table-cell office:value-type="float" office:value="3999576" calcext:value-type="float">
            <text:p>3999576</text:p>
          </table:table-cell>
          <table:table-cell table:number-columns-repeated="9"/>
        </table:table-row>
        <table:table-row table:style-name="ro1">
          <table:table-cell office:value-type="float" office:value="3389192" calcext:value-type="float">
            <text:p>3389192</text:p>
          </table:table-cell>
          <table:table-cell office:value-type="float" office:value="3511536" calcext:value-type="float">
            <text:p>3511536</text:p>
          </table:table-cell>
          <table:table-cell office:value-type="float" office:value="3690336" calcext:value-type="float">
            <text:p>3690336</text:p>
          </table:table-cell>
          <table:table-cell office:value-type="float" office:value="4179856" calcext:value-type="float">
            <text:p>4179856</text:p>
          </table:table-cell>
          <table:table-cell office:value-type="float" office:value="3557304" calcext:value-type="float">
            <text:p>3557304</text:p>
          </table:table-cell>
          <table:table-cell office:value-type="float" office:value="3615272" calcext:value-type="float">
            <text:p>3615272</text:p>
          </table:table-cell>
          <table:table-cell office:value-type="float" office:value="3999824" calcext:value-type="float">
            <text:p>3999824</text:p>
          </table:table-cell>
          <table:table-cell table:number-columns-repeated="9"/>
        </table:table-row>
        <table:table-row table:style-name="ro1">
          <table:table-cell office:value-type="float" office:value="3389416" calcext:value-type="float">
            <text:p>3389416</text:p>
          </table:table-cell>
          <table:table-cell office:value-type="float" office:value="3512072" calcext:value-type="float">
            <text:p>3512072</text:p>
          </table:table-cell>
          <table:table-cell office:value-type="float" office:value="3691696" calcext:value-type="float">
            <text:p>3691696</text:p>
          </table:table-cell>
          <table:table-cell office:value-type="float" office:value="4181512" calcext:value-type="float">
            <text:p>4181512</text:p>
          </table:table-cell>
          <table:table-cell office:value-type="float" office:value="3558784" calcext:value-type="float">
            <text:p>3558784</text:p>
          </table:table-cell>
          <table:table-cell office:value-type="float" office:value="3615456" calcext:value-type="float">
            <text:p>3615456</text:p>
          </table:table-cell>
          <table:table-cell office:value-type="float" office:value="3999936" calcext:value-type="float">
            <text:p>3999936</text:p>
          </table:table-cell>
          <table:table-cell table:number-columns-repeated="9"/>
        </table:table-row>
        <table:table-row table:style-name="ro1">
          <table:table-cell office:value-type="float" office:value="3390792" calcext:value-type="float">
            <text:p>3390792</text:p>
          </table:table-cell>
          <table:table-cell office:value-type="float" office:value="3513328" calcext:value-type="float">
            <text:p>3513328</text:p>
          </table:table-cell>
          <table:table-cell office:value-type="float" office:value="3692464" calcext:value-type="float">
            <text:p>3692464</text:p>
          </table:table-cell>
          <table:table-cell office:value-type="float" office:value="4182480" calcext:value-type="float">
            <text:p>4182480</text:p>
          </table:table-cell>
          <table:table-cell office:value-type="float" office:value="3559240" calcext:value-type="float">
            <text:p>3559240</text:p>
          </table:table-cell>
          <table:table-cell office:value-type="float" office:value="3617032" calcext:value-type="float">
            <text:p>3617032</text:p>
          </table:table-cell>
          <table:table-cell office:value-type="float" office:value="4001272" calcext:value-type="float">
            <text:p>4001272</text:p>
          </table:table-cell>
          <table:table-cell table:number-columns-repeated="9"/>
        </table:table-row>
        <table:table-row table:style-name="ro1">
          <table:table-cell office:value-type="float" office:value="3391552" calcext:value-type="float">
            <text:p>3391552</text:p>
          </table:table-cell>
          <table:table-cell office:value-type="float" office:value="3513784" calcext:value-type="float">
            <text:p>3513784</text:p>
          </table:table-cell>
          <table:table-cell office:value-type="float" office:value="3694624" calcext:value-type="float">
            <text:p>3694624</text:p>
          </table:table-cell>
          <table:table-cell office:value-type="float" office:value="4183280" calcext:value-type="float">
            <text:p>4183280</text:p>
          </table:table-cell>
          <table:table-cell office:value-type="float" office:value="3560032" calcext:value-type="float">
            <text:p>3560032</text:p>
          </table:table-cell>
          <table:table-cell office:value-type="float" office:value="3617184" calcext:value-type="float">
            <text:p>3617184</text:p>
          </table:table-cell>
          <table:table-cell office:value-type="float" office:value="4001464" calcext:value-type="float">
            <text:p>4001464</text:p>
          </table:table-cell>
          <table:table-cell table:number-columns-repeated="9"/>
        </table:table-row>
        <table:table-row table:style-name="ro1">
          <table:table-cell office:value-type="float" office:value="3392248" calcext:value-type="float">
            <text:p>3392248</text:p>
          </table:table-cell>
          <table:table-cell office:value-type="float" office:value="3514664" calcext:value-type="float">
            <text:p>3514664</text:p>
          </table:table-cell>
          <table:table-cell office:value-type="float" office:value="3696576" calcext:value-type="float">
            <text:p>3696576</text:p>
          </table:table-cell>
          <table:table-cell office:value-type="float" office:value="4184160" calcext:value-type="float">
            <text:p>4184160</text:p>
          </table:table-cell>
          <table:table-cell office:value-type="float" office:value="3560576" calcext:value-type="float">
            <text:p>3560576</text:p>
          </table:table-cell>
          <table:table-cell office:value-type="float" office:value="3618600" calcext:value-type="float">
            <text:p>3618600</text:p>
          </table:table-cell>
          <table:table-cell office:value-type="float" office:value="4002568" calcext:value-type="float">
            <text:p>4002568</text:p>
          </table:table-cell>
          <table:table-cell table:number-columns-repeated="9"/>
        </table:table-row>
        <table:table-row table:style-name="ro1">
          <table:table-cell office:value-type="float" office:value="3393032" calcext:value-type="float">
            <text:p>3393032</text:p>
          </table:table-cell>
          <table:table-cell office:value-type="float" office:value="3516648" calcext:value-type="float">
            <text:p>3516648</text:p>
          </table:table-cell>
          <table:table-cell office:value-type="float" office:value="3697872" calcext:value-type="float">
            <text:p>3697872</text:p>
          </table:table-cell>
          <table:table-cell office:value-type="float" office:value="4184608" calcext:value-type="float">
            <text:p>4184608</text:p>
          </table:table-cell>
          <table:table-cell office:value-type="float" office:value="3560920" calcext:value-type="float">
            <text:p>3560920</text:p>
          </table:table-cell>
          <table:table-cell office:value-type="float" office:value="3618984" calcext:value-type="float">
            <text:p>3618984</text:p>
          </table:table-cell>
          <table:table-cell office:value-type="float" office:value="4003472" calcext:value-type="float">
            <text:p>4003472</text:p>
          </table:table-cell>
          <table:table-cell table:number-columns-repeated="9"/>
        </table:table-row>
        <table:table-row table:style-name="ro1">
          <table:table-cell office:value-type="float" office:value="3398168" calcext:value-type="float">
            <text:p>3398168</text:p>
          </table:table-cell>
          <table:table-cell office:value-type="float" office:value="3518480" calcext:value-type="float">
            <text:p>3518480</text:p>
          </table:table-cell>
          <table:table-cell office:value-type="float" office:value="3698312" calcext:value-type="float">
            <text:p>3698312</text:p>
          </table:table-cell>
          <table:table-cell office:value-type="float" office:value="4184792" calcext:value-type="float">
            <text:p>4184792</text:p>
          </table:table-cell>
          <table:table-cell office:value-type="float" office:value="3561000" calcext:value-type="float">
            <text:p>3561000</text:p>
          </table:table-cell>
          <table:table-cell office:value-type="float" office:value="3619256" calcext:value-type="float">
            <text:p>3619256</text:p>
          </table:table-cell>
          <table:table-cell office:value-type="float" office:value="4003520" calcext:value-type="float">
            <text:p>4003520</text:p>
          </table:table-cell>
          <table:table-cell table:number-columns-repeated="9"/>
        </table:table-row>
        <table:table-row table:style-name="ro1">
          <table:table-cell office:value-type="float" office:value="3399080" calcext:value-type="float">
            <text:p>3399080</text:p>
          </table:table-cell>
          <table:table-cell office:value-type="float" office:value="3518896" calcext:value-type="float">
            <text:p>3518896</text:p>
          </table:table-cell>
          <table:table-cell office:value-type="float" office:value="3698528" calcext:value-type="float">
            <text:p>3698528</text:p>
          </table:table-cell>
          <table:table-cell office:value-type="float" office:value="4186472" calcext:value-type="float">
            <text:p>4186472</text:p>
          </table:table-cell>
          <table:table-cell office:value-type="float" office:value="3561032" calcext:value-type="float">
            <text:p>3561032</text:p>
          </table:table-cell>
          <table:table-cell office:value-type="float" office:value="3619344" calcext:value-type="float">
            <text:p>3619344</text:p>
          </table:table-cell>
          <table:table-cell office:value-type="float" office:value="4003712" calcext:value-type="float">
            <text:p>4003712</text:p>
          </table:table-cell>
          <table:table-cell table:number-columns-repeated="9"/>
        </table:table-row>
        <table:table-row table:style-name="ro1">
          <table:table-cell office:value-type="float" office:value="3399400" calcext:value-type="float">
            <text:p>3399400</text:p>
          </table:table-cell>
          <table:table-cell office:value-type="float" office:value="3519216" calcext:value-type="float">
            <text:p>3519216</text:p>
          </table:table-cell>
          <table:table-cell office:value-type="float" office:value="3699112" calcext:value-type="float">
            <text:p>3699112</text:p>
          </table:table-cell>
          <table:table-cell office:value-type="float" office:value="4188184" calcext:value-type="float">
            <text:p>4188184</text:p>
          </table:table-cell>
          <table:table-cell office:value-type="float" office:value="3561448" calcext:value-type="float">
            <text:p>3561448</text:p>
          </table:table-cell>
          <table:table-cell office:value-type="float" office:value="3619576" calcext:value-type="float">
            <text:p>3619576</text:p>
          </table:table-cell>
          <table:table-cell office:value-type="float" office:value="4004352" calcext:value-type="float">
            <text:p>4004352</text:p>
          </table:table-cell>
          <table:table-cell table:number-columns-repeated="9"/>
        </table:table-row>
        <table:table-row table:style-name="ro1">
          <table:table-cell office:value-type="float" office:value="3400040" calcext:value-type="float">
            <text:p>3400040</text:p>
          </table:table-cell>
          <table:table-cell office:value-type="float" office:value="3519752" calcext:value-type="float">
            <text:p>3519752</text:p>
          </table:table-cell>
          <table:table-cell office:value-type="float" office:value="3699320" calcext:value-type="float">
            <text:p>3699320</text:p>
          </table:table-cell>
          <table:table-cell office:value-type="float" office:value="4188576" calcext:value-type="float">
            <text:p>4188576</text:p>
          </table:table-cell>
          <table:table-cell office:value-type="float" office:value="3563152" calcext:value-type="float">
            <text:p>3563152</text:p>
          </table:table-cell>
          <table:table-cell office:value-type="float" office:value="3620312" calcext:value-type="float">
            <text:p>3620312</text:p>
          </table:table-cell>
          <table:table-cell office:value-type="float" office:value="4004912" calcext:value-type="float">
            <text:p>4004912</text:p>
          </table:table-cell>
          <table:table-cell table:number-columns-repeated="9"/>
        </table:table-row>
        <table:table-row table:style-name="ro1">
          <table:table-cell office:value-type="float" office:value="3403112" calcext:value-type="float">
            <text:p>3403112</text:p>
          </table:table-cell>
          <table:table-cell office:value-type="float" office:value="3521032" calcext:value-type="float">
            <text:p>3521032</text:p>
          </table:table-cell>
          <table:table-cell office:value-type="float" office:value="3699376" calcext:value-type="float">
            <text:p>3699376</text:p>
          </table:table-cell>
          <table:table-cell office:value-type="float" office:value="4193464" calcext:value-type="float">
            <text:p>4193464</text:p>
          </table:table-cell>
          <table:table-cell office:value-type="float" office:value="3563752" calcext:value-type="float">
            <text:p>3563752</text:p>
          </table:table-cell>
          <table:table-cell office:value-type="float" office:value="3620448" calcext:value-type="float">
            <text:p>3620448</text:p>
          </table:table-cell>
          <table:table-cell office:value-type="float" office:value="4005264" calcext:value-type="float">
            <text:p>4005264</text:p>
          </table:table-cell>
          <table:table-cell table:number-columns-repeated="9"/>
        </table:table-row>
        <table:table-row table:style-name="ro1">
          <table:table-cell office:value-type="float" office:value="3404200" calcext:value-type="float">
            <text:p>3404200</text:p>
          </table:table-cell>
          <table:table-cell office:value-type="float" office:value="3524184" calcext:value-type="float">
            <text:p>3524184</text:p>
          </table:table-cell>
          <table:table-cell office:value-type="float" office:value="3700176" calcext:value-type="float">
            <text:p>3700176</text:p>
          </table:table-cell>
          <table:table-cell office:value-type="float" office:value="4194400" calcext:value-type="float">
            <text:p>4194400</text:p>
          </table:table-cell>
          <table:table-cell office:value-type="float" office:value="3564056" calcext:value-type="float">
            <text:p>3564056</text:p>
          </table:table-cell>
          <table:table-cell office:value-type="float" office:value="3621128" calcext:value-type="float">
            <text:p>3621128</text:p>
          </table:table-cell>
          <table:table-cell office:value-type="float" office:value="4005744" calcext:value-type="float">
            <text:p>4005744</text:p>
          </table:table-cell>
          <table:table-cell table:number-columns-repeated="9"/>
        </table:table-row>
        <table:table-row table:style-name="ro1">
          <table:table-cell office:value-type="float" office:value="3404592" calcext:value-type="float">
            <text:p>3404592</text:p>
          </table:table-cell>
          <table:table-cell office:value-type="float" office:value="3524944" calcext:value-type="float">
            <text:p>3524944</text:p>
          </table:table-cell>
          <table:table-cell office:value-type="float" office:value="3700432" calcext:value-type="float">
            <text:p>3700432</text:p>
          </table:table-cell>
          <table:table-cell office:value-type="float" office:value="4197200" calcext:value-type="float">
            <text:p>4197200</text:p>
          </table:table-cell>
          <table:table-cell office:value-type="float" office:value="3564128" calcext:value-type="float">
            <text:p>3564128</text:p>
          </table:table-cell>
          <table:table-cell office:value-type="float" office:value="3621360" calcext:value-type="float">
            <text:p>3621360</text:p>
          </table:table-cell>
          <table:table-cell office:value-type="float" office:value="4005896" calcext:value-type="float">
            <text:p>4005896</text:p>
          </table:table-cell>
          <table:table-cell table:number-columns-repeated="9"/>
        </table:table-row>
        <table:table-row table:style-name="ro1">
          <table:table-cell office:value-type="float" office:value="3404872" calcext:value-type="float">
            <text:p>3404872</text:p>
          </table:table-cell>
          <table:table-cell office:value-type="float" office:value="3525024" calcext:value-type="float">
            <text:p>3525024</text:p>
          </table:table-cell>
          <table:table-cell office:value-type="float" office:value="3700472" calcext:value-type="float">
            <text:p>3700472</text:p>
          </table:table-cell>
          <table:table-cell office:value-type="float" office:value="4198672" calcext:value-type="float">
            <text:p>4198672</text:p>
          </table:table-cell>
          <table:table-cell office:value-type="float" office:value="3564304" calcext:value-type="float">
            <text:p>3564304</text:p>
          </table:table-cell>
          <table:table-cell office:value-type="float" office:value="3622992" calcext:value-type="float">
            <text:p>3622992</text:p>
          </table:table-cell>
          <table:table-cell office:value-type="float" office:value="4006816" calcext:value-type="float">
            <text:p>4006816</text:p>
          </table:table-cell>
          <table:table-cell table:number-columns-repeated="9"/>
        </table:table-row>
        <table:table-row table:style-name="ro1">
          <table:table-cell office:value-type="float" office:value="3405736" calcext:value-type="float">
            <text:p>3405736</text:p>
          </table:table-cell>
          <table:table-cell office:value-type="float" office:value="3525392" calcext:value-type="float">
            <text:p>3525392</text:p>
          </table:table-cell>
          <table:table-cell office:value-type="float" office:value="3700720" calcext:value-type="float">
            <text:p>3700720</text:p>
          </table:table-cell>
          <table:table-cell office:value-type="float" office:value="4198936" calcext:value-type="float">
            <text:p>4198936</text:p>
          </table:table-cell>
          <table:table-cell office:value-type="float" office:value="3564992" calcext:value-type="float">
            <text:p>3564992</text:p>
          </table:table-cell>
          <table:table-cell office:value-type="float" office:value="3623016" calcext:value-type="float">
            <text:p>3623016</text:p>
          </table:table-cell>
          <table:table-cell office:value-type="float" office:value="4006880" calcext:value-type="float">
            <text:p>4006880</text:p>
          </table:table-cell>
          <table:table-cell table:number-columns-repeated="9"/>
        </table:table-row>
        <table:table-row table:style-name="ro1">
          <table:table-cell office:value-type="float" office:value="3407120" calcext:value-type="float">
            <text:p>3407120</text:p>
          </table:table-cell>
          <table:table-cell office:value-type="float" office:value="3525664" calcext:value-type="float">
            <text:p>3525664</text:p>
          </table:table-cell>
          <table:table-cell office:value-type="float" office:value="3701016" calcext:value-type="float">
            <text:p>3701016</text:p>
          </table:table-cell>
          <table:table-cell office:value-type="float" office:value="4200136" calcext:value-type="float">
            <text:p>4200136</text:p>
          </table:table-cell>
          <table:table-cell office:value-type="float" office:value="3565360" calcext:value-type="float">
            <text:p>3565360</text:p>
          </table:table-cell>
          <table:table-cell office:value-type="float" office:value="3623528" calcext:value-type="float">
            <text:p>3623528</text:p>
          </table:table-cell>
          <table:table-cell office:value-type="float" office:value="4007488" calcext:value-type="float">
            <text:p>4007488</text:p>
          </table:table-cell>
          <table:table-cell table:number-columns-repeated="9"/>
        </table:table-row>
        <table:table-row table:style-name="ro1">
          <table:table-cell office:value-type="float" office:value="3407224" calcext:value-type="float">
            <text:p>3407224</text:p>
          </table:table-cell>
          <table:table-cell office:value-type="float" office:value="3526272" calcext:value-type="float">
            <text:p>3526272</text:p>
          </table:table-cell>
          <table:table-cell office:value-type="float" office:value="3702040" calcext:value-type="float">
            <text:p>3702040</text:p>
          </table:table-cell>
          <table:table-cell office:value-type="float" office:value="4203368" calcext:value-type="float">
            <text:p>4203368</text:p>
          </table:table-cell>
          <table:table-cell office:value-type="float" office:value="3565688" calcext:value-type="float">
            <text:p>3565688</text:p>
          </table:table-cell>
          <table:table-cell office:value-type="float" office:value="3624344" calcext:value-type="float">
            <text:p>3624344</text:p>
          </table:table-cell>
          <table:table-cell office:value-type="float" office:value="4007720" calcext:value-type="float">
            <text:p>4007720</text:p>
          </table:table-cell>
          <table:table-cell table:number-columns-repeated="9"/>
        </table:table-row>
        <table:table-row table:style-name="ro1">
          <table:table-cell office:value-type="float" office:value="3407776" calcext:value-type="float">
            <text:p>3407776</text:p>
          </table:table-cell>
          <table:table-cell office:value-type="float" office:value="3527184" calcext:value-type="float">
            <text:p>3527184</text:p>
          </table:table-cell>
          <table:table-cell office:value-type="float" office:value="3702576" calcext:value-type="float">
            <text:p>3702576</text:p>
          </table:table-cell>
          <table:table-cell office:value-type="float" office:value="4203632" calcext:value-type="float">
            <text:p>4203632</text:p>
          </table:table-cell>
          <table:table-cell office:value-type="float" office:value="3566104" calcext:value-type="float">
            <text:p>3566104</text:p>
          </table:table-cell>
          <table:table-cell office:value-type="float" office:value="3625416" calcext:value-type="float">
            <text:p>3625416</text:p>
          </table:table-cell>
          <table:table-cell office:value-type="float" office:value="4007880" calcext:value-type="float">
            <text:p>4007880</text:p>
          </table:table-cell>
          <table:table-cell table:number-columns-repeated="9"/>
        </table:table-row>
        <table:table-row table:style-name="ro1">
          <table:table-cell office:value-type="float" office:value="3408208" calcext:value-type="float">
            <text:p>3408208</text:p>
          </table:table-cell>
          <table:table-cell office:value-type="float" office:value="3527864" calcext:value-type="float">
            <text:p>3527864</text:p>
          </table:table-cell>
          <table:table-cell office:value-type="float" office:value="3702976" calcext:value-type="float">
            <text:p>3702976</text:p>
          </table:table-cell>
          <table:table-cell office:value-type="float" office:value="4204104" calcext:value-type="float">
            <text:p>4204104</text:p>
          </table:table-cell>
          <table:table-cell office:value-type="float" office:value="3568584" calcext:value-type="float">
            <text:p>3568584</text:p>
          </table:table-cell>
          <table:table-cell office:value-type="float" office:value="3626896" calcext:value-type="float">
            <text:p>3626896</text:p>
          </table:table-cell>
          <table:table-cell office:value-type="float" office:value="4008080" calcext:value-type="float">
            <text:p>4008080</text:p>
          </table:table-cell>
          <table:table-cell table:number-columns-repeated="9"/>
        </table:table-row>
        <table:table-row table:style-name="ro1">
          <table:table-cell office:value-type="float" office:value="3408560" calcext:value-type="float">
            <text:p>3408560</text:p>
          </table:table-cell>
          <table:table-cell office:value-type="float" office:value="3529856" calcext:value-type="float">
            <text:p>3529856</text:p>
          </table:table-cell>
          <table:table-cell office:value-type="float" office:value="3703360" calcext:value-type="float">
            <text:p>3703360</text:p>
          </table:table-cell>
          <table:table-cell office:value-type="float" office:value="4208112" calcext:value-type="float">
            <text:p>4208112</text:p>
          </table:table-cell>
          <table:table-cell office:value-type="float" office:value="3570296" calcext:value-type="float">
            <text:p>3570296</text:p>
          </table:table-cell>
          <table:table-cell office:value-type="float" office:value="3627312" calcext:value-type="float">
            <text:p>3627312</text:p>
          </table:table-cell>
          <table:table-cell office:value-type="float" office:value="4011160" calcext:value-type="float">
            <text:p>4011160</text:p>
          </table:table-cell>
          <table:table-cell table:number-columns-repeated="9"/>
        </table:table-row>
        <table:table-row table:style-name="ro1">
          <table:table-cell office:value-type="float" office:value="3410288" calcext:value-type="float">
            <text:p>3410288</text:p>
          </table:table-cell>
          <table:table-cell office:value-type="float" office:value="3530216" calcext:value-type="float">
            <text:p>3530216</text:p>
          </table:table-cell>
          <table:table-cell office:value-type="float" office:value="3703672" calcext:value-type="float">
            <text:p>3703672</text:p>
          </table:table-cell>
          <table:table-cell office:value-type="float" office:value="4209528" calcext:value-type="float">
            <text:p>4209528</text:p>
          </table:table-cell>
          <table:table-cell office:value-type="float" office:value="3571184" calcext:value-type="float">
            <text:p>3571184</text:p>
          </table:table-cell>
          <table:table-cell office:value-type="float" office:value="3627496" calcext:value-type="float">
            <text:p>3627496</text:p>
          </table:table-cell>
          <table:table-cell office:value-type="float" office:value="4013560" calcext:value-type="float">
            <text:p>4013560</text:p>
          </table:table-cell>
          <table:table-cell table:number-columns-repeated="9"/>
        </table:table-row>
        <table:table-row table:style-name="ro1">
          <table:table-cell office:value-type="float" office:value="3410624" calcext:value-type="float">
            <text:p>3410624</text:p>
          </table:table-cell>
          <table:table-cell office:value-type="float" office:value="3530992" calcext:value-type="float">
            <text:p>3530992</text:p>
          </table:table-cell>
          <table:table-cell office:value-type="float" office:value="3703880" calcext:value-type="float">
            <text:p>3703880</text:p>
          </table:table-cell>
          <table:table-cell office:value-type="float" office:value="4209616" calcext:value-type="float">
            <text:p>4209616</text:p>
          </table:table-cell>
          <table:table-cell office:value-type="float" office:value="3571264" calcext:value-type="float">
            <text:p>3571264</text:p>
          </table:table-cell>
          <table:table-cell office:value-type="float" office:value="3627792" calcext:value-type="float">
            <text:p>3627792</text:p>
          </table:table-cell>
          <table:table-cell office:value-type="float" office:value="4013632" calcext:value-type="float">
            <text:p>4013632</text:p>
          </table:table-cell>
          <table:table-cell table:number-columns-repeated="9"/>
        </table:table-row>
        <table:table-row table:style-name="ro1">
          <table:table-cell office:value-type="float" office:value="3412632" calcext:value-type="float">
            <text:p>3412632</text:p>
          </table:table-cell>
          <table:table-cell office:value-type="float" office:value="3531352" calcext:value-type="float">
            <text:p>3531352</text:p>
          </table:table-cell>
          <table:table-cell office:value-type="float" office:value="3705144" calcext:value-type="float">
            <text:p>3705144</text:p>
          </table:table-cell>
          <table:table-cell office:value-type="float" office:value="4210400" calcext:value-type="float">
            <text:p>4210400</text:p>
          </table:table-cell>
          <table:table-cell office:value-type="float" office:value="3571472" calcext:value-type="float">
            <text:p>3571472</text:p>
          </table:table-cell>
          <table:table-cell office:value-type="float" office:value="3627880" calcext:value-type="float">
            <text:p>3627880</text:p>
          </table:table-cell>
          <table:table-cell office:value-type="float" office:value="4014032" calcext:value-type="float">
            <text:p>4014032</text:p>
          </table:table-cell>
          <table:table-cell table:number-columns-repeated="9"/>
        </table:table-row>
        <table:table-row table:style-name="ro1">
          <table:table-cell office:value-type="float" office:value="3416976" calcext:value-type="float">
            <text:p>3416976</text:p>
          </table:table-cell>
          <table:table-cell office:value-type="float" office:value="3532216" calcext:value-type="float">
            <text:p>3532216</text:p>
          </table:table-cell>
          <table:table-cell office:value-type="float" office:value="3705240" calcext:value-type="float">
            <text:p>3705240</text:p>
          </table:table-cell>
          <table:table-cell office:value-type="float" office:value="4213080" calcext:value-type="float">
            <text:p>4213080</text:p>
          </table:table-cell>
          <table:table-cell office:value-type="float" office:value="3572216" calcext:value-type="float">
            <text:p>3572216</text:p>
          </table:table-cell>
          <table:table-cell office:value-type="float" office:value="3628344" calcext:value-type="float">
            <text:p>3628344</text:p>
          </table:table-cell>
          <table:table-cell office:value-type="float" office:value="4016256" calcext:value-type="float">
            <text:p>4016256</text:p>
          </table:table-cell>
          <table:table-cell table:number-columns-repeated="9"/>
        </table:table-row>
        <table:table-row table:style-name="ro1">
          <table:table-cell office:value-type="float" office:value="3419200" calcext:value-type="float">
            <text:p>3419200</text:p>
          </table:table-cell>
          <table:table-cell office:value-type="float" office:value="3533744" calcext:value-type="float">
            <text:p>3533744</text:p>
          </table:table-cell>
          <table:table-cell office:value-type="float" office:value="3705448" calcext:value-type="float">
            <text:p>3705448</text:p>
          </table:table-cell>
          <table:table-cell office:value-type="float" office:value="4213232" calcext:value-type="float">
            <text:p>4213232</text:p>
          </table:table-cell>
          <table:table-cell office:value-type="float" office:value="3572272" calcext:value-type="float">
            <text:p>3572272</text:p>
          </table:table-cell>
          <table:table-cell office:value-type="float" office:value="3628720" calcext:value-type="float">
            <text:p>3628720</text:p>
          </table:table-cell>
          <table:table-cell office:value-type="float" office:value="4017424" calcext:value-type="float">
            <text:p>4017424</text:p>
          </table:table-cell>
          <table:table-cell table:number-columns-repeated="9"/>
        </table:table-row>
        <table:table-row table:style-name="ro1">
          <table:table-cell office:value-type="float" office:value="3419296" calcext:value-type="float">
            <text:p>3419296</text:p>
          </table:table-cell>
          <table:table-cell office:value-type="float" office:value="3534288" calcext:value-type="float">
            <text:p>3534288</text:p>
          </table:table-cell>
          <table:table-cell office:value-type="float" office:value="3705520" calcext:value-type="float">
            <text:p>3705520</text:p>
          </table:table-cell>
          <table:table-cell office:value-type="float" office:value="4213592" calcext:value-type="float">
            <text:p>4213592</text:p>
          </table:table-cell>
          <table:table-cell office:value-type="float" office:value="3572520" calcext:value-type="float">
            <text:p>3572520</text:p>
          </table:table-cell>
          <table:table-cell office:value-type="float" office:value="3628752" calcext:value-type="float">
            <text:p>3628752</text:p>
          </table:table-cell>
          <table:table-cell office:value-type="float" office:value="4021552" calcext:value-type="float">
            <text:p>4021552</text:p>
          </table:table-cell>
          <table:table-cell table:number-columns-repeated="9"/>
        </table:table-row>
        <table:table-row table:style-name="ro1">
          <table:table-cell office:value-type="float" office:value="3419576" calcext:value-type="float">
            <text:p>3419576</text:p>
          </table:table-cell>
          <table:table-cell office:value-type="float" office:value="3535176" calcext:value-type="float">
            <text:p>3535176</text:p>
          </table:table-cell>
          <table:table-cell office:value-type="float" office:value="3707152" calcext:value-type="float">
            <text:p>3707152</text:p>
          </table:table-cell>
          <table:table-cell office:value-type="float" office:value="4214984" calcext:value-type="float">
            <text:p>4214984</text:p>
          </table:table-cell>
          <table:table-cell office:value-type="float" office:value="3573336" calcext:value-type="float">
            <text:p>3573336</text:p>
          </table:table-cell>
          <table:table-cell office:value-type="float" office:value="3629360" calcext:value-type="float">
            <text:p>3629360</text:p>
          </table:table-cell>
          <table:table-cell office:value-type="float" office:value="4023224" calcext:value-type="float">
            <text:p>4023224</text:p>
          </table:table-cell>
          <table:table-cell table:number-columns-repeated="9"/>
        </table:table-row>
        <table:table-row table:style-name="ro1">
          <table:table-cell office:value-type="float" office:value="3419704" calcext:value-type="float">
            <text:p>3419704</text:p>
          </table:table-cell>
          <table:table-cell office:value-type="float" office:value="3535464" calcext:value-type="float">
            <text:p>3535464</text:p>
          </table:table-cell>
          <table:table-cell office:value-type="float" office:value="3707776" calcext:value-type="float">
            <text:p>3707776</text:p>
          </table:table-cell>
          <table:table-cell office:value-type="float" office:value="4215128" calcext:value-type="float">
            <text:p>4215128</text:p>
          </table:table-cell>
          <table:table-cell office:value-type="float" office:value="3574304" calcext:value-type="float">
            <text:p>3574304</text:p>
          </table:table-cell>
          <table:table-cell office:value-type="float" office:value="3629400" calcext:value-type="float">
            <text:p>3629400</text:p>
          </table:table-cell>
          <table:table-cell office:value-type="float" office:value="4024280" calcext:value-type="float">
            <text:p>4024280</text:p>
          </table:table-cell>
          <table:table-cell table:number-columns-repeated="9"/>
        </table:table-row>
        <table:table-row table:style-name="ro1">
          <table:table-cell office:value-type="float" office:value="3420248" calcext:value-type="float">
            <text:p>3420248</text:p>
          </table:table-cell>
          <table:table-cell office:value-type="float" office:value="3535608" calcext:value-type="float">
            <text:p>3535608</text:p>
          </table:table-cell>
          <table:table-cell office:value-type="float" office:value="3708640" calcext:value-type="float">
            <text:p>3708640</text:p>
          </table:table-cell>
          <table:table-cell office:value-type="float" office:value="4215376" calcext:value-type="float">
            <text:p>4215376</text:p>
          </table:table-cell>
          <table:table-cell office:value-type="float" office:value="3575528" calcext:value-type="float">
            <text:p>3575528</text:p>
          </table:table-cell>
          <table:table-cell office:value-type="float" office:value="3629512" calcext:value-type="float">
            <text:p>3629512</text:p>
          </table:table-cell>
          <table:table-cell office:value-type="float" office:value="4025256" calcext:value-type="float">
            <text:p>4025256</text:p>
          </table:table-cell>
          <table:table-cell table:number-columns-repeated="9"/>
        </table:table-row>
        <table:table-row table:style-name="ro1">
          <table:table-cell office:value-type="float" office:value="3420624" calcext:value-type="float">
            <text:p>3420624</text:p>
          </table:table-cell>
          <table:table-cell office:value-type="float" office:value="3535832" calcext:value-type="float">
            <text:p>3535832</text:p>
          </table:table-cell>
          <table:table-cell office:value-type="float" office:value="3708800" calcext:value-type="float">
            <text:p>3708800</text:p>
          </table:table-cell>
          <table:table-cell office:value-type="float" office:value="4216256" calcext:value-type="float">
            <text:p>4216256</text:p>
          </table:table-cell>
          <table:table-cell office:value-type="float" office:value="3576192" calcext:value-type="float">
            <text:p>3576192</text:p>
          </table:table-cell>
          <table:table-cell office:value-type="float" office:value="3629544" calcext:value-type="float">
            <text:p>3629544</text:p>
          </table:table-cell>
          <table:table-cell office:value-type="float" office:value="4025808" calcext:value-type="float">
            <text:p>4025808</text:p>
          </table:table-cell>
          <table:table-cell table:number-columns-repeated="9"/>
        </table:table-row>
        <table:table-row table:style-name="ro1">
          <table:table-cell office:value-type="float" office:value="3421024" calcext:value-type="float">
            <text:p>3421024</text:p>
          </table:table-cell>
          <table:table-cell office:value-type="float" office:value="3536152" calcext:value-type="float">
            <text:p>3536152</text:p>
          </table:table-cell>
          <table:table-cell office:value-type="float" office:value="3709088" calcext:value-type="float">
            <text:p>3709088</text:p>
          </table:table-cell>
          <table:table-cell office:value-type="float" office:value="4216408" calcext:value-type="float">
            <text:p>4216408</text:p>
          </table:table-cell>
          <table:table-cell office:value-type="float" office:value="3576728" calcext:value-type="float">
            <text:p>3576728</text:p>
          </table:table-cell>
          <table:table-cell office:value-type="float" office:value="3629768" calcext:value-type="float">
            <text:p>3629768</text:p>
          </table:table-cell>
          <table:table-cell office:value-type="float" office:value="4026240" calcext:value-type="float">
            <text:p>4026240</text:p>
          </table:table-cell>
          <table:table-cell table:number-columns-repeated="9"/>
        </table:table-row>
        <table:table-row table:style-name="ro1">
          <table:table-cell office:value-type="float" office:value="3421800" calcext:value-type="float">
            <text:p>3421800</text:p>
          </table:table-cell>
          <table:table-cell office:value-type="float" office:value="3536176" calcext:value-type="float">
            <text:p>3536176</text:p>
          </table:table-cell>
          <table:table-cell office:value-type="float" office:value="3709896" calcext:value-type="float">
            <text:p>3709896</text:p>
          </table:table-cell>
          <table:table-cell office:value-type="float" office:value="4216944" calcext:value-type="float">
            <text:p>4216944</text:p>
          </table:table-cell>
          <table:table-cell office:value-type="float" office:value="3576824" calcext:value-type="float">
            <text:p>3576824</text:p>
          </table:table-cell>
          <table:table-cell office:value-type="float" office:value="3629840" calcext:value-type="float">
            <text:p>3629840</text:p>
          </table:table-cell>
          <table:table-cell office:value-type="float" office:value="4028952" calcext:value-type="float">
            <text:p>4028952</text:p>
          </table:table-cell>
          <table:table-cell table:number-columns-repeated="9"/>
        </table:table-row>
        <table:table-row table:style-name="ro1">
          <table:table-cell office:value-type="float" office:value="3423216" calcext:value-type="float">
            <text:p>3423216</text:p>
          </table:table-cell>
          <table:table-cell office:value-type="float" office:value="3536800" calcext:value-type="float">
            <text:p>3536800</text:p>
          </table:table-cell>
          <table:table-cell office:value-type="float" office:value="3709952" calcext:value-type="float">
            <text:p>3709952</text:p>
          </table:table-cell>
          <table:table-cell office:value-type="float" office:value="4217448" calcext:value-type="float">
            <text:p>4217448</text:p>
          </table:table-cell>
          <table:table-cell office:value-type="float" office:value="3578040" calcext:value-type="float">
            <text:p>3578040</text:p>
          </table:table-cell>
          <table:table-cell office:value-type="float" office:value="3630456" calcext:value-type="float">
            <text:p>3630456</text:p>
          </table:table-cell>
          <table:table-cell office:value-type="float" office:value="4029344" calcext:value-type="float">
            <text:p>4029344</text:p>
          </table:table-cell>
          <table:table-cell table:number-columns-repeated="9"/>
        </table:table-row>
        <table:table-row table:style-name="ro1">
          <table:table-cell office:value-type="float" office:value="3423744" calcext:value-type="float">
            <text:p>3423744</text:p>
          </table:table-cell>
          <table:table-cell office:value-type="float" office:value="3537480" calcext:value-type="float">
            <text:p>3537480</text:p>
          </table:table-cell>
          <table:table-cell office:value-type="float" office:value="3710208" calcext:value-type="float">
            <text:p>3710208</text:p>
          </table:table-cell>
          <table:table-cell office:value-type="float" office:value="4217584" calcext:value-type="float">
            <text:p>4217584</text:p>
          </table:table-cell>
          <table:table-cell office:value-type="float" office:value="3578672" calcext:value-type="float">
            <text:p>3578672</text:p>
          </table:table-cell>
          <table:table-cell office:value-type="float" office:value="3631208" calcext:value-type="float">
            <text:p>3631208</text:p>
          </table:table-cell>
          <table:table-cell office:value-type="float" office:value="4029592" calcext:value-type="float">
            <text:p>4029592</text:p>
          </table:table-cell>
          <table:table-cell table:number-columns-repeated="9"/>
        </table:table-row>
        <table:table-row table:style-name="ro1">
          <table:table-cell office:value-type="float" office:value="3426864" calcext:value-type="float">
            <text:p>3426864</text:p>
          </table:table-cell>
          <table:table-cell office:value-type="float" office:value="3537520" calcext:value-type="float">
            <text:p>3537520</text:p>
          </table:table-cell>
          <table:table-cell office:value-type="float" office:value="3710584" calcext:value-type="float">
            <text:p>3710584</text:p>
          </table:table-cell>
          <table:table-cell office:value-type="float" office:value="4220832" calcext:value-type="float">
            <text:p>4220832</text:p>
          </table:table-cell>
          <table:table-cell office:value-type="float" office:value="3579400" calcext:value-type="float">
            <text:p>3579400</text:p>
          </table:table-cell>
          <table:table-cell office:value-type="float" office:value="3632560" calcext:value-type="float">
            <text:p>3632560</text:p>
          </table:table-cell>
          <table:table-cell office:value-type="float" office:value="4030280" calcext:value-type="float">
            <text:p>4030280</text:p>
          </table:table-cell>
          <table:table-cell table:number-columns-repeated="9"/>
        </table:table-row>
        <table:table-row table:style-name="ro1">
          <table:table-cell office:value-type="float" office:value="3427240" calcext:value-type="float">
            <text:p>3427240</text:p>
          </table:table-cell>
          <table:table-cell office:value-type="float" office:value="3538328" calcext:value-type="float">
            <text:p>3538328</text:p>
          </table:table-cell>
          <table:table-cell office:value-type="float" office:value="3711392" calcext:value-type="float">
            <text:p>3711392</text:p>
          </table:table-cell>
          <table:table-cell office:value-type="float" office:value="4221152" calcext:value-type="float">
            <text:p>4221152</text:p>
          </table:table-cell>
          <table:table-cell office:value-type="float" office:value="3580408" calcext:value-type="float">
            <text:p>3580408</text:p>
          </table:table-cell>
          <table:table-cell office:value-type="float" office:value="3632832" calcext:value-type="float">
            <text:p>3632832</text:p>
          </table:table-cell>
          <table:table-cell office:value-type="float" office:value="4033488" calcext:value-type="float">
            <text:p>4033488</text:p>
          </table:table-cell>
          <table:table-cell table:number-columns-repeated="9"/>
        </table:table-row>
        <table:table-row table:style-name="ro1">
          <table:table-cell office:value-type="float" office:value="3427960" calcext:value-type="float">
            <text:p>3427960</text:p>
          </table:table-cell>
          <table:table-cell office:value-type="float" office:value="3538936" calcext:value-type="float">
            <text:p>3538936</text:p>
          </table:table-cell>
          <table:table-cell office:value-type="float" office:value="3712280" calcext:value-type="float">
            <text:p>3712280</text:p>
          </table:table-cell>
          <table:table-cell office:value-type="float" office:value="4222616" calcext:value-type="float">
            <text:p>4222616</text:p>
          </table:table-cell>
          <table:table-cell office:value-type="float" office:value="3580616" calcext:value-type="float">
            <text:p>3580616</text:p>
          </table:table-cell>
          <table:table-cell office:value-type="float" office:value="3634264" calcext:value-type="float">
            <text:p>3634264</text:p>
          </table:table-cell>
          <table:table-cell office:value-type="float" office:value="4034176" calcext:value-type="float">
            <text:p>4034176</text:p>
          </table:table-cell>
          <table:table-cell table:number-columns-repeated="9"/>
        </table:table-row>
        <table:table-row table:style-name="ro1">
          <table:table-cell office:value-type="float" office:value="3428248" calcext:value-type="float">
            <text:p>3428248</text:p>
          </table:table-cell>
          <table:table-cell office:value-type="float" office:value="3539368" calcext:value-type="float">
            <text:p>3539368</text:p>
          </table:table-cell>
          <table:table-cell office:value-type="float" office:value="3714072" calcext:value-type="float">
            <text:p>3714072</text:p>
          </table:table-cell>
          <table:table-cell office:value-type="float" office:value="4224320" calcext:value-type="float">
            <text:p>4224320</text:p>
          </table:table-cell>
          <table:table-cell office:value-type="float" office:value="3582616" calcext:value-type="float">
            <text:p>3582616</text:p>
          </table:table-cell>
          <table:table-cell office:value-type="float" office:value="3634456" calcext:value-type="float">
            <text:p>3634456</text:p>
          </table:table-cell>
          <table:table-cell office:value-type="float" office:value="4034480" calcext:value-type="float">
            <text:p>4034480</text:p>
          </table:table-cell>
          <table:table-cell table:number-columns-repeated="9"/>
        </table:table-row>
        <table:table-row table:style-name="ro1">
          <table:table-cell office:value-type="float" office:value="3429184" calcext:value-type="float">
            <text:p>3429184</text:p>
          </table:table-cell>
          <table:table-cell office:value-type="float" office:value="3539456" calcext:value-type="float">
            <text:p>3539456</text:p>
          </table:table-cell>
          <table:table-cell office:value-type="float" office:value="3715640" calcext:value-type="float">
            <text:p>3715640</text:p>
          </table:table-cell>
          <table:table-cell office:value-type="float" office:value="4224568" calcext:value-type="float">
            <text:p>4224568</text:p>
          </table:table-cell>
          <table:table-cell office:value-type="float" office:value="3583376" calcext:value-type="float">
            <text:p>3583376</text:p>
          </table:table-cell>
          <table:table-cell office:value-type="float" office:value="3634752" calcext:value-type="float">
            <text:p>3634752</text:p>
          </table:table-cell>
          <table:table-cell office:value-type="float" office:value="4034848" calcext:value-type="float">
            <text:p>4034848</text:p>
          </table:table-cell>
          <table:table-cell table:number-columns-repeated="9"/>
        </table:table-row>
        <table:table-row table:style-name="ro1">
          <table:table-cell office:value-type="float" office:value="3429248" calcext:value-type="float">
            <text:p>3429248</text:p>
          </table:table-cell>
          <table:table-cell office:value-type="float" office:value="3539872" calcext:value-type="float">
            <text:p>3539872</text:p>
          </table:table-cell>
          <table:table-cell office:value-type="float" office:value="3717848" calcext:value-type="float">
            <text:p>3717848</text:p>
          </table:table-cell>
          <table:table-cell office:value-type="float" office:value="4224776" calcext:value-type="float">
            <text:p>4224776</text:p>
          </table:table-cell>
          <table:table-cell office:value-type="float" office:value="3584096" calcext:value-type="float">
            <text:p>3584096</text:p>
          </table:table-cell>
          <table:table-cell office:value-type="float" office:value="3635664" calcext:value-type="float">
            <text:p>3635664</text:p>
          </table:table-cell>
          <table:table-cell office:value-type="float" office:value="4035616" calcext:value-type="float">
            <text:p>4035616</text:p>
          </table:table-cell>
          <table:table-cell table:number-columns-repeated="9"/>
        </table:table-row>
        <table:table-row table:style-name="ro1">
          <table:table-cell office:value-type="float" office:value="3430712" calcext:value-type="float">
            <text:p>3430712</text:p>
          </table:table-cell>
          <table:table-cell office:value-type="float" office:value="3540488" calcext:value-type="float">
            <text:p>3540488</text:p>
          </table:table-cell>
          <table:table-cell office:value-type="float" office:value="3719984" calcext:value-type="float">
            <text:p>3719984</text:p>
          </table:table-cell>
          <table:table-cell office:value-type="float" office:value="4225104" calcext:value-type="float">
            <text:p>4225104</text:p>
          </table:table-cell>
          <table:table-cell office:value-type="float" office:value="3584312" calcext:value-type="float">
            <text:p>3584312</text:p>
          </table:table-cell>
          <table:table-cell office:value-type="float" office:value="3635760" calcext:value-type="float">
            <text:p>3635760</text:p>
          </table:table-cell>
          <table:table-cell office:value-type="float" office:value="4037352" calcext:value-type="float">
            <text:p>4037352</text:p>
          </table:table-cell>
          <table:table-cell table:number-columns-repeated="9"/>
        </table:table-row>
        <table:table-row table:style-name="ro1">
          <table:table-cell office:value-type="float" office:value="3431104" calcext:value-type="float">
            <text:p>3431104</text:p>
          </table:table-cell>
          <table:table-cell office:value-type="float" office:value="3541872" calcext:value-type="float">
            <text:p>3541872</text:p>
          </table:table-cell>
          <table:table-cell office:value-type="float" office:value="3720320" calcext:value-type="float">
            <text:p>3720320</text:p>
          </table:table-cell>
          <table:table-cell office:value-type="float" office:value="4227448" calcext:value-type="float">
            <text:p>4227448</text:p>
          </table:table-cell>
          <table:table-cell office:value-type="float" office:value="3586576" calcext:value-type="float">
            <text:p>3586576</text:p>
          </table:table-cell>
          <table:table-cell office:value-type="float" office:value="3636144" calcext:value-type="float">
            <text:p>3636144</text:p>
          </table:table-cell>
          <table:table-cell office:value-type="float" office:value="4037528" calcext:value-type="float">
            <text:p>4037528</text:p>
          </table:table-cell>
          <table:table-cell table:number-columns-repeated="9"/>
        </table:table-row>
        <table:table-row table:style-name="ro1">
          <table:table-cell office:value-type="float" office:value="3431256" calcext:value-type="float">
            <text:p>3431256</text:p>
          </table:table-cell>
          <table:table-cell office:value-type="float" office:value="3543808" calcext:value-type="float">
            <text:p>3543808</text:p>
          </table:table-cell>
          <table:table-cell office:value-type="float" office:value="3722736" calcext:value-type="float">
            <text:p>3722736</text:p>
          </table:table-cell>
          <table:table-cell office:value-type="float" office:value="4228352" calcext:value-type="float">
            <text:p>4228352</text:p>
          </table:table-cell>
          <table:table-cell office:value-type="float" office:value="3587160" calcext:value-type="float">
            <text:p>3587160</text:p>
          </table:table-cell>
          <table:table-cell office:value-type="float" office:value="3636376" calcext:value-type="float">
            <text:p>3636376</text:p>
          </table:table-cell>
          <table:table-cell office:value-type="float" office:value="4037800" calcext:value-type="float">
            <text:p>4037800</text:p>
          </table:table-cell>
          <table:table-cell table:number-columns-repeated="9"/>
        </table:table-row>
        <table:table-row table:style-name="ro1">
          <table:table-cell office:value-type="float" office:value="3432560" calcext:value-type="float">
            <text:p>3432560</text:p>
          </table:table-cell>
          <table:table-cell office:value-type="float" office:value="3544088" calcext:value-type="float">
            <text:p>3544088</text:p>
          </table:table-cell>
          <table:table-cell office:value-type="float" office:value="3724792" calcext:value-type="float">
            <text:p>3724792</text:p>
          </table:table-cell>
          <table:table-cell office:value-type="float" office:value="4228544" calcext:value-type="float">
            <text:p>4228544</text:p>
          </table:table-cell>
          <table:table-cell office:value-type="float" office:value="3589032" calcext:value-type="float">
            <text:p>3589032</text:p>
          </table:table-cell>
          <table:table-cell office:value-type="float" office:value="3637424" calcext:value-type="float">
            <text:p>3637424</text:p>
          </table:table-cell>
          <table:table-cell office:value-type="float" office:value="4037880" calcext:value-type="float">
            <text:p>4037880</text:p>
          </table:table-cell>
          <table:table-cell table:number-columns-repeated="9"/>
        </table:table-row>
        <table:table-row table:style-name="ro1">
          <table:table-cell office:value-type="float" office:value="3432992" calcext:value-type="float">
            <text:p>3432992</text:p>
          </table:table-cell>
          <table:table-cell office:value-type="float" office:value="3545112" calcext:value-type="float">
            <text:p>3545112</text:p>
          </table:table-cell>
          <table:table-cell office:value-type="float" office:value="3726056" calcext:value-type="float">
            <text:p>3726056</text:p>
          </table:table-cell>
          <table:table-cell office:value-type="float" office:value="4229056" calcext:value-type="float">
            <text:p>4229056</text:p>
          </table:table-cell>
          <table:table-cell office:value-type="float" office:value="3589616" calcext:value-type="float">
            <text:p>3589616</text:p>
          </table:table-cell>
          <table:table-cell office:value-type="float" office:value="3638416" calcext:value-type="float">
            <text:p>3638416</text:p>
          </table:table-cell>
          <table:table-cell office:value-type="float" office:value="4038016" calcext:value-type="float">
            <text:p>4038016</text:p>
          </table:table-cell>
          <table:table-cell table:number-columns-repeated="9"/>
        </table:table-row>
        <table:table-row table:style-name="ro1">
          <table:table-cell office:value-type="float" office:value="3433584" calcext:value-type="float">
            <text:p>3433584</text:p>
          </table:table-cell>
          <table:table-cell office:value-type="float" office:value="3546120" calcext:value-type="float">
            <text:p>3546120</text:p>
          </table:table-cell>
          <table:table-cell office:value-type="float" office:value="3727264" calcext:value-type="float">
            <text:p>3727264</text:p>
          </table:table-cell>
          <table:table-cell office:value-type="float" office:value="4230200" calcext:value-type="float">
            <text:p>4230200</text:p>
          </table:table-cell>
          <table:table-cell office:value-type="float" office:value="3590488" calcext:value-type="float">
            <text:p>3590488</text:p>
          </table:table-cell>
          <table:table-cell office:value-type="float" office:value="3640472" calcext:value-type="float">
            <text:p>3640472</text:p>
          </table:table-cell>
          <table:table-cell office:value-type="float" office:value="4038360" calcext:value-type="float">
            <text:p>4038360</text:p>
          </table:table-cell>
          <table:table-cell table:number-columns-repeated="9"/>
        </table:table-row>
        <table:table-row table:style-name="ro1">
          <table:table-cell office:value-type="float" office:value="3434192" calcext:value-type="float">
            <text:p>3434192</text:p>
          </table:table-cell>
          <table:table-cell office:value-type="float" office:value="3547240" calcext:value-type="float">
            <text:p>3547240</text:p>
          </table:table-cell>
          <table:table-cell office:value-type="float" office:value="3728984" calcext:value-type="float">
            <text:p>3728984</text:p>
          </table:table-cell>
          <table:table-cell office:value-type="float" office:value="4230560" calcext:value-type="float">
            <text:p>4230560</text:p>
          </table:table-cell>
          <table:table-cell office:value-type="float" office:value="3591848" calcext:value-type="float">
            <text:p>3591848</text:p>
          </table:table-cell>
          <table:table-cell office:value-type="float" office:value="3641136" calcext:value-type="float">
            <text:p>3641136</text:p>
          </table:table-cell>
          <table:table-cell office:value-type="float" office:value="4039816" calcext:value-type="float">
            <text:p>4039816</text:p>
          </table:table-cell>
          <table:table-cell table:number-columns-repeated="9"/>
        </table:table-row>
        <table:table-row table:style-name="ro1">
          <table:table-cell office:value-type="float" office:value="3436376" calcext:value-type="float">
            <text:p>3436376</text:p>
          </table:table-cell>
          <table:table-cell office:value-type="float" office:value="3547496" calcext:value-type="float">
            <text:p>3547496</text:p>
          </table:table-cell>
          <table:table-cell office:value-type="float" office:value="3733952" calcext:value-type="float">
            <text:p>3733952</text:p>
          </table:table-cell>
          <table:table-cell office:value-type="float" office:value="4231496" calcext:value-type="float">
            <text:p>4231496</text:p>
          </table:table-cell>
          <table:table-cell office:value-type="float" office:value="3596480" calcext:value-type="float">
            <text:p>3596480</text:p>
          </table:table-cell>
          <table:table-cell office:value-type="float" office:value="3641600" calcext:value-type="float">
            <text:p>3641600</text:p>
          </table:table-cell>
          <table:table-cell office:value-type="float" office:value="4043944" calcext:value-type="float">
            <text:p>4043944</text:p>
          </table:table-cell>
          <table:table-cell table:number-columns-repeated="9"/>
        </table:table-row>
        <table:table-row table:style-name="ro1">
          <table:table-cell office:value-type="float" office:value="3438880" calcext:value-type="float">
            <text:p>3438880</text:p>
          </table:table-cell>
          <table:table-cell office:value-type="float" office:value="3547520" calcext:value-type="float">
            <text:p>3547520</text:p>
          </table:table-cell>
          <table:table-cell office:value-type="float" office:value="3734712" calcext:value-type="float">
            <text:p>3734712</text:p>
          </table:table-cell>
          <table:table-cell office:value-type="float" office:value="4232416" calcext:value-type="float">
            <text:p>4232416</text:p>
          </table:table-cell>
          <table:table-cell office:value-type="float" office:value="3596560" calcext:value-type="float">
            <text:p>3596560</text:p>
          </table:table-cell>
          <table:table-cell office:value-type="float" office:value="3642176" calcext:value-type="float">
            <text:p>3642176</text:p>
          </table:table-cell>
          <table:table-cell office:value-type="float" office:value="4044496" calcext:value-type="float">
            <text:p>4044496</text:p>
          </table:table-cell>
          <table:table-cell table:number-columns-repeated="9"/>
        </table:table-row>
        <table:table-row table:style-name="ro1">
          <table:table-cell office:value-type="float" office:value="3438968" calcext:value-type="float">
            <text:p>3438968</text:p>
          </table:table-cell>
          <table:table-cell office:value-type="float" office:value="3549664" calcext:value-type="float">
            <text:p>3549664</text:p>
          </table:table-cell>
          <table:table-cell office:value-type="float" office:value="3734816" calcext:value-type="float">
            <text:p>3734816</text:p>
          </table:table-cell>
          <table:table-cell office:value-type="float" office:value="4234080" calcext:value-type="float">
            <text:p>4234080</text:p>
          </table:table-cell>
          <table:table-cell office:value-type="float" office:value="3596872" calcext:value-type="float">
            <text:p>3596872</text:p>
          </table:table-cell>
          <table:table-cell office:value-type="float" office:value="3645872" calcext:value-type="float">
            <text:p>3645872</text:p>
          </table:table-cell>
          <table:table-cell office:value-type="float" office:value="4046704" calcext:value-type="float">
            <text:p>4046704</text:p>
          </table:table-cell>
          <table:table-cell table:number-columns-repeated="9"/>
        </table:table-row>
        <table:table-row table:style-name="ro1">
          <table:table-cell office:value-type="float" office:value="3439360" calcext:value-type="float">
            <text:p>3439360</text:p>
          </table:table-cell>
          <table:table-cell office:value-type="float" office:value="3550144" calcext:value-type="float">
            <text:p>3550144</text:p>
          </table:table-cell>
          <table:table-cell office:value-type="float" office:value="3735808" calcext:value-type="float">
            <text:p>3735808</text:p>
          </table:table-cell>
          <table:table-cell office:value-type="float" office:value="4235224" calcext:value-type="float">
            <text:p>4235224</text:p>
          </table:table-cell>
          <table:table-cell office:value-type="float" office:value="3598216" calcext:value-type="float">
            <text:p>3598216</text:p>
          </table:table-cell>
          <table:table-cell office:value-type="float" office:value="3646544" calcext:value-type="float">
            <text:p>3646544</text:p>
          </table:table-cell>
          <table:table-cell office:value-type="float" office:value="4047120" calcext:value-type="float">
            <text:p>4047120</text:p>
          </table:table-cell>
          <table:table-cell table:number-columns-repeated="9"/>
        </table:table-row>
        <table:table-row table:style-name="ro1">
          <table:table-cell office:value-type="float" office:value="3439904" calcext:value-type="float">
            <text:p>3439904</text:p>
          </table:table-cell>
          <table:table-cell office:value-type="float" office:value="3551704" calcext:value-type="float">
            <text:p>3551704</text:p>
          </table:table-cell>
          <table:table-cell office:value-type="float" office:value="3736416" calcext:value-type="float">
            <text:p>3736416</text:p>
          </table:table-cell>
          <table:table-cell office:value-type="float" office:value="4235240" calcext:value-type="float">
            <text:p>4235240</text:p>
          </table:table-cell>
          <table:table-cell office:value-type="float" office:value="3598816" calcext:value-type="float">
            <text:p>3598816</text:p>
          </table:table-cell>
          <table:table-cell office:value-type="float" office:value="3650432" calcext:value-type="float">
            <text:p>3650432</text:p>
          </table:table-cell>
          <table:table-cell office:value-type="float" office:value="4049368" calcext:value-type="float">
            <text:p>4049368</text:p>
          </table:table-cell>
          <table:table-cell table:number-columns-repeated="9"/>
        </table:table-row>
        <table:table-row table:style-name="ro1">
          <table:table-cell office:value-type="float" office:value="3440176" calcext:value-type="float">
            <text:p>3440176</text:p>
          </table:table-cell>
          <table:table-cell office:value-type="float" office:value="3552168" calcext:value-type="float">
            <text:p>3552168</text:p>
          </table:table-cell>
          <table:table-cell office:value-type="float" office:value="3737352" calcext:value-type="float">
            <text:p>3737352</text:p>
          </table:table-cell>
          <table:table-cell office:value-type="float" office:value="4235280" calcext:value-type="float">
            <text:p>4235280</text:p>
          </table:table-cell>
          <table:table-cell office:value-type="float" office:value="3599864" calcext:value-type="float">
            <text:p>3599864</text:p>
          </table:table-cell>
          <table:table-cell office:value-type="float" office:value="3653200" calcext:value-type="float">
            <text:p>3653200</text:p>
          </table:table-cell>
          <table:table-cell office:value-type="float" office:value="4050256" calcext:value-type="float">
            <text:p>4050256</text:p>
          </table:table-cell>
          <table:table-cell table:number-columns-repeated="9"/>
        </table:table-row>
        <table:table-row table:style-name="ro1">
          <table:table-cell office:value-type="float" office:value="3441088" calcext:value-type="float">
            <text:p>3441088</text:p>
          </table:table-cell>
          <table:table-cell office:value-type="float" office:value="3552984" calcext:value-type="float">
            <text:p>3552984</text:p>
          </table:table-cell>
          <table:table-cell office:value-type="float" office:value="3739088" calcext:value-type="float">
            <text:p>3739088</text:p>
          </table:table-cell>
          <table:table-cell office:value-type="float" office:value="4236744" calcext:value-type="float">
            <text:p>4236744</text:p>
          </table:table-cell>
          <table:table-cell office:value-type="float" office:value="3600192" calcext:value-type="float">
            <text:p>3600192</text:p>
          </table:table-cell>
          <table:table-cell office:value-type="float" office:value="3653704" calcext:value-type="float">
            <text:p>3653704</text:p>
          </table:table-cell>
          <table:table-cell office:value-type="float" office:value="4050896" calcext:value-type="float">
            <text:p>4050896</text:p>
          </table:table-cell>
          <table:table-cell table:number-columns-repeated="9"/>
        </table:table-row>
        <table:table-row table:style-name="ro1">
          <table:table-cell office:value-type="float" office:value="3441912" calcext:value-type="float">
            <text:p>3441912</text:p>
          </table:table-cell>
          <table:table-cell office:value-type="float" office:value="3554104" calcext:value-type="float">
            <text:p>3554104</text:p>
          </table:table-cell>
          <table:table-cell office:value-type="float" office:value="3739560" calcext:value-type="float">
            <text:p>3739560</text:p>
          </table:table-cell>
          <table:table-cell office:value-type="float" office:value="4238560" calcext:value-type="float">
            <text:p>4238560</text:p>
          </table:table-cell>
          <table:table-cell office:value-type="float" office:value="3601224" calcext:value-type="float">
            <text:p>3601224</text:p>
          </table:table-cell>
          <table:table-cell office:value-type="float" office:value="3657072" calcext:value-type="float">
            <text:p>3657072</text:p>
          </table:table-cell>
          <table:table-cell office:value-type="float" office:value="4051664" calcext:value-type="float">
            <text:p>4051664</text:p>
          </table:table-cell>
          <table:table-cell table:number-columns-repeated="9"/>
        </table:table-row>
        <table:table-row table:style-name="ro1">
          <table:table-cell office:value-type="float" office:value="3443552" calcext:value-type="float">
            <text:p>3443552</text:p>
          </table:table-cell>
          <table:table-cell office:value-type="float" office:value="3556376" calcext:value-type="float">
            <text:p>3556376</text:p>
          </table:table-cell>
          <table:table-cell office:value-type="float" office:value="3743640" calcext:value-type="float">
            <text:p>3743640</text:p>
          </table:table-cell>
          <table:table-cell office:value-type="float" office:value="4238640" calcext:value-type="float">
            <text:p>4238640</text:p>
          </table:table-cell>
          <table:table-cell office:value-type="float" office:value="3604056" calcext:value-type="float">
            <text:p>3604056</text:p>
          </table:table-cell>
          <table:table-cell office:value-type="float" office:value="3657552" calcext:value-type="float">
            <text:p>3657552</text:p>
          </table:table-cell>
          <table:table-cell office:value-type="float" office:value="4052208" calcext:value-type="float">
            <text:p>4052208</text:p>
          </table:table-cell>
          <table:table-cell table:number-columns-repeated="9"/>
        </table:table-row>
        <table:table-row table:style-name="ro1">
          <table:table-cell office:value-type="float" office:value="3443608" calcext:value-type="float">
            <text:p>3443608</text:p>
          </table:table-cell>
          <table:table-cell office:value-type="float" office:value="3557000" calcext:value-type="float">
            <text:p>3557000</text:p>
          </table:table-cell>
          <table:table-cell office:value-type="float" office:value="3745448" calcext:value-type="float">
            <text:p>3745448</text:p>
          </table:table-cell>
          <table:table-cell office:value-type="float" office:value="4238640" calcext:value-type="float">
            <text:p>4238640</text:p>
          </table:table-cell>
          <table:table-cell office:value-type="float" office:value="3604096" calcext:value-type="float">
            <text:p>3604096</text:p>
          </table:table-cell>
          <table:table-cell office:value-type="float" office:value="3657768" calcext:value-type="float">
            <text:p>3657768</text:p>
          </table:table-cell>
          <table:table-cell office:value-type="float" office:value="4053512" calcext:value-type="float">
            <text:p>4053512</text:p>
          </table:table-cell>
          <table:table-cell table:number-columns-repeated="9"/>
        </table:table-row>
        <table:table-row table:style-name="ro1">
          <table:table-cell office:value-type="float" office:value="3444792" calcext:value-type="float">
            <text:p>3444792</text:p>
          </table:table-cell>
          <table:table-cell office:value-type="float" office:value="3557184" calcext:value-type="float">
            <text:p>3557184</text:p>
          </table:table-cell>
          <table:table-cell office:value-type="float" office:value="3748272" calcext:value-type="float">
            <text:p>3748272</text:p>
          </table:table-cell>
          <table:table-cell office:value-type="float" office:value="4241080" calcext:value-type="float">
            <text:p>4241080</text:p>
          </table:table-cell>
          <table:table-cell office:value-type="float" office:value="3604392" calcext:value-type="float">
            <text:p>3604392</text:p>
          </table:table-cell>
          <table:table-cell office:value-type="float" office:value="3657904" calcext:value-type="float">
            <text:p>3657904</text:p>
          </table:table-cell>
          <table:table-cell office:value-type="float" office:value="4053528" calcext:value-type="float">
            <text:p>4053528</text:p>
          </table:table-cell>
          <table:table-cell table:number-columns-repeated="9"/>
        </table:table-row>
        <table:table-row table:style-name="ro1">
          <table:table-cell office:value-type="float" office:value="3445000" calcext:value-type="float">
            <text:p>3445000</text:p>
          </table:table-cell>
          <table:table-cell office:value-type="float" office:value="3557456" calcext:value-type="float">
            <text:p>3557456</text:p>
          </table:table-cell>
          <table:table-cell office:value-type="float" office:value="3749176" calcext:value-type="float">
            <text:p>3749176</text:p>
          </table:table-cell>
          <table:table-cell office:value-type="float" office:value="4244576" calcext:value-type="float">
            <text:p>4244576</text:p>
          </table:table-cell>
          <table:table-cell office:value-type="float" office:value="3605464" calcext:value-type="float">
            <text:p>3605464</text:p>
          </table:table-cell>
          <table:table-cell office:value-type="float" office:value="3658968" calcext:value-type="float">
            <text:p>3658968</text:p>
          </table:table-cell>
          <table:table-cell office:value-type="float" office:value="4054272" calcext:value-type="float">
            <text:p>4054272</text:p>
          </table:table-cell>
          <table:table-cell table:number-columns-repeated="9"/>
        </table:table-row>
        <table:table-row table:style-name="ro1">
          <table:table-cell office:value-type="float" office:value="3446168" calcext:value-type="float">
            <text:p>3446168</text:p>
          </table:table-cell>
          <table:table-cell office:value-type="float" office:value="3557528" calcext:value-type="float">
            <text:p>3557528</text:p>
          </table:table-cell>
          <table:table-cell office:value-type="float" office:value="3751832" calcext:value-type="float">
            <text:p>3751832</text:p>
          </table:table-cell>
          <table:table-cell office:value-type="float" office:value="4244840" calcext:value-type="float">
            <text:p>4244840</text:p>
          </table:table-cell>
          <table:table-cell office:value-type="float" office:value="3605632" calcext:value-type="float">
            <text:p>3605632</text:p>
          </table:table-cell>
          <table:table-cell office:value-type="float" office:value="3659240" calcext:value-type="float">
            <text:p>3659240</text:p>
          </table:table-cell>
          <table:table-cell office:value-type="float" office:value="4055712" calcext:value-type="float">
            <text:p>4055712</text:p>
          </table:table-cell>
          <table:table-cell table:number-columns-repeated="9"/>
        </table:table-row>
        <table:table-row table:style-name="ro1">
          <table:table-cell office:value-type="float" office:value="3448928" calcext:value-type="float">
            <text:p>3448928</text:p>
          </table:table-cell>
          <table:table-cell office:value-type="float" office:value="3558728" calcext:value-type="float">
            <text:p>3558728</text:p>
          </table:table-cell>
          <table:table-cell office:value-type="float" office:value="3752448" calcext:value-type="float">
            <text:p>3752448</text:p>
          </table:table-cell>
          <table:table-cell office:value-type="float" office:value="4249584" calcext:value-type="float">
            <text:p>4249584</text:p>
          </table:table-cell>
          <table:table-cell office:value-type="float" office:value="3607336" calcext:value-type="float">
            <text:p>3607336</text:p>
          </table:table-cell>
          <table:table-cell office:value-type="float" office:value="3659856" calcext:value-type="float">
            <text:p>3659856</text:p>
          </table:table-cell>
          <table:table-cell office:value-type="float" office:value="4058912" calcext:value-type="float">
            <text:p>4058912</text:p>
          </table:table-cell>
          <table:table-cell table:number-columns-repeated="9"/>
        </table:table-row>
        <table:table-row table:style-name="ro1">
          <table:table-cell office:value-type="float" office:value="3450400" calcext:value-type="float">
            <text:p>3450400</text:p>
          </table:table-cell>
          <table:table-cell office:value-type="float" office:value="3559984" calcext:value-type="float">
            <text:p>3559984</text:p>
          </table:table-cell>
          <table:table-cell office:value-type="float" office:value="3753160" calcext:value-type="float">
            <text:p>3753160</text:p>
          </table:table-cell>
          <table:table-cell office:value-type="float" office:value="4254888" calcext:value-type="float">
            <text:p>4254888</text:p>
          </table:table-cell>
          <table:table-cell office:value-type="float" office:value="3608224" calcext:value-type="float">
            <text:p>3608224</text:p>
          </table:table-cell>
          <table:table-cell office:value-type="float" office:value="3663000" calcext:value-type="float">
            <text:p>3663000</text:p>
          </table:table-cell>
          <table:table-cell office:value-type="float" office:value="4061064" calcext:value-type="float">
            <text:p>4061064</text:p>
          </table:table-cell>
          <table:table-cell table:number-columns-repeated="9"/>
        </table:table-row>
        <table:table-row table:style-name="ro1">
          <table:table-cell office:value-type="float" office:value="3450528" calcext:value-type="float">
            <text:p>3450528</text:p>
          </table:table-cell>
          <table:table-cell office:value-type="float" office:value="3561216" calcext:value-type="float">
            <text:p>3561216</text:p>
          </table:table-cell>
          <table:table-cell office:value-type="float" office:value="3753216" calcext:value-type="float">
            <text:p>3753216</text:p>
          </table:table-cell>
          <table:table-cell office:value-type="float" office:value="4258760" calcext:value-type="float">
            <text:p>4258760</text:p>
          </table:table-cell>
          <table:table-cell office:value-type="float" office:value="3609528" calcext:value-type="float">
            <text:p>3609528</text:p>
          </table:table-cell>
          <table:table-cell office:value-type="float" office:value="3665000" calcext:value-type="float">
            <text:p>3665000</text:p>
          </table:table-cell>
          <table:table-cell office:value-type="float" office:value="4061624" calcext:value-type="float">
            <text:p>4061624</text:p>
          </table:table-cell>
          <table:table-cell table:number-columns-repeated="9"/>
        </table:table-row>
        <table:table-row table:style-name="ro1">
          <table:table-cell office:value-type="float" office:value="3451072" calcext:value-type="float">
            <text:p>3451072</text:p>
          </table:table-cell>
          <table:table-cell office:value-type="float" office:value="3561824" calcext:value-type="float">
            <text:p>3561824</text:p>
          </table:table-cell>
          <table:table-cell office:value-type="float" office:value="3754432" calcext:value-type="float">
            <text:p>3754432</text:p>
          </table:table-cell>
          <table:table-cell office:value-type="float" office:value="4259008" calcext:value-type="float">
            <text:p>4259008</text:p>
          </table:table-cell>
          <table:table-cell office:value-type="float" office:value="3609616" calcext:value-type="float">
            <text:p>3609616</text:p>
          </table:table-cell>
          <table:table-cell office:value-type="float" office:value="3665184" calcext:value-type="float">
            <text:p>3665184</text:p>
          </table:table-cell>
          <table:table-cell office:value-type="float" office:value="4062888" calcext:value-type="float">
            <text:p>4062888</text:p>
          </table:table-cell>
          <table:table-cell table:number-columns-repeated="9"/>
        </table:table-row>
        <table:table-row table:style-name="ro1">
          <table:table-cell office:value-type="float" office:value="3454352" calcext:value-type="float">
            <text:p>3454352</text:p>
          </table:table-cell>
          <table:table-cell office:value-type="float" office:value="3561912" calcext:value-type="float">
            <text:p>3561912</text:p>
          </table:table-cell>
          <table:table-cell office:value-type="float" office:value="3754704" calcext:value-type="float">
            <text:p>3754704</text:p>
          </table:table-cell>
          <table:table-cell office:value-type="float" office:value="4259416" calcext:value-type="float">
            <text:p>4259416</text:p>
          </table:table-cell>
          <table:table-cell office:value-type="float" office:value="3610328" calcext:value-type="float">
            <text:p>3610328</text:p>
          </table:table-cell>
          <table:table-cell office:value-type="float" office:value="3665936" calcext:value-type="float">
            <text:p>3665936</text:p>
          </table:table-cell>
          <table:table-cell office:value-type="float" office:value="4065728" calcext:value-type="float">
            <text:p>4065728</text:p>
          </table:table-cell>
          <table:table-cell table:number-columns-repeated="9"/>
        </table:table-row>
        <table:table-row table:style-name="ro1">
          <table:table-cell office:value-type="float" office:value="3454568" calcext:value-type="float">
            <text:p>3454568</text:p>
          </table:table-cell>
          <table:table-cell office:value-type="float" office:value="3564936" calcext:value-type="float">
            <text:p>3564936</text:p>
          </table:table-cell>
          <table:table-cell office:value-type="float" office:value="3756376" calcext:value-type="float">
            <text:p>3756376</text:p>
          </table:table-cell>
          <table:table-cell office:value-type="float" office:value="4262048" calcext:value-type="float">
            <text:p>4262048</text:p>
          </table:table-cell>
          <table:table-cell office:value-type="float" office:value="3611312" calcext:value-type="float">
            <text:p>3611312</text:p>
          </table:table-cell>
          <table:table-cell office:value-type="float" office:value="3666688" calcext:value-type="float">
            <text:p>3666688</text:p>
          </table:table-cell>
          <table:table-cell office:value-type="float" office:value="4066672" calcext:value-type="float">
            <text:p>4066672</text:p>
          </table:table-cell>
          <table:table-cell table:number-columns-repeated="9"/>
        </table:table-row>
        <table:table-row table:style-name="ro1">
          <table:table-cell office:value-type="float" office:value="3455112" calcext:value-type="float">
            <text:p>3455112</text:p>
          </table:table-cell>
          <table:table-cell office:value-type="float" office:value="3566040" calcext:value-type="float">
            <text:p>3566040</text:p>
          </table:table-cell>
          <table:table-cell office:value-type="float" office:value="3757752" calcext:value-type="float">
            <text:p>3757752</text:p>
          </table:table-cell>
          <table:table-cell office:value-type="float" office:value="4262472" calcext:value-type="float">
            <text:p>4262472</text:p>
          </table:table-cell>
          <table:table-cell office:value-type="float" office:value="3612816" calcext:value-type="float">
            <text:p>3612816</text:p>
          </table:table-cell>
          <table:table-cell office:value-type="float" office:value="3670064" calcext:value-type="float">
            <text:p>3670064</text:p>
          </table:table-cell>
          <table:table-cell office:value-type="float" office:value="4067368" calcext:value-type="float">
            <text:p>4067368</text:p>
          </table:table-cell>
          <table:table-cell table:number-columns-repeated="9"/>
        </table:table-row>
        <table:table-row table:style-name="ro1">
          <table:table-cell office:value-type="float" office:value="3456200" calcext:value-type="float">
            <text:p>3456200</text:p>
          </table:table-cell>
          <table:table-cell office:value-type="float" office:value="3569624" calcext:value-type="float">
            <text:p>3569624</text:p>
          </table:table-cell>
          <table:table-cell office:value-type="float" office:value="3760656" calcext:value-type="float">
            <text:p>3760656</text:p>
          </table:table-cell>
          <table:table-cell office:value-type="float" office:value="4262720" calcext:value-type="float">
            <text:p>4262720</text:p>
          </table:table-cell>
          <table:table-cell office:value-type="float" office:value="3612840" calcext:value-type="float">
            <text:p>3612840</text:p>
          </table:table-cell>
          <table:table-cell office:value-type="float" office:value="3673416" calcext:value-type="float">
            <text:p>3673416</text:p>
          </table:table-cell>
          <table:table-cell office:value-type="float" office:value="4068096" calcext:value-type="float">
            <text:p>4068096</text:p>
          </table:table-cell>
          <table:table-cell table:number-columns-repeated="9"/>
        </table:table-row>
        <table:table-row table:style-name="ro1">
          <table:table-cell office:value-type="float" office:value="3458648" calcext:value-type="float">
            <text:p>3458648</text:p>
          </table:table-cell>
          <table:table-cell office:value-type="float" office:value="3572080" calcext:value-type="float">
            <text:p>3572080</text:p>
          </table:table-cell>
          <table:table-cell office:value-type="float" office:value="3762128" calcext:value-type="float">
            <text:p>3762128</text:p>
          </table:table-cell>
          <table:table-cell office:value-type="float" office:value="4262832" calcext:value-type="float">
            <text:p>4262832</text:p>
          </table:table-cell>
          <table:table-cell office:value-type="float" office:value="3612864" calcext:value-type="float">
            <text:p>3612864</text:p>
          </table:table-cell>
          <table:table-cell office:value-type="float" office:value="3673992" calcext:value-type="float">
            <text:p>3673992</text:p>
          </table:table-cell>
          <table:table-cell office:value-type="float" office:value="4068952" calcext:value-type="float">
            <text:p>4068952</text:p>
          </table:table-cell>
          <table:table-cell table:number-columns-repeated="9"/>
        </table:table-row>
        <table:table-row table:style-name="ro1">
          <table:table-cell office:value-type="float" office:value="3461560" calcext:value-type="float">
            <text:p>3461560</text:p>
          </table:table-cell>
          <table:table-cell office:value-type="float" office:value="3572536" calcext:value-type="float">
            <text:p>3572536</text:p>
          </table:table-cell>
          <table:table-cell office:value-type="float" office:value="3762408" calcext:value-type="float">
            <text:p>3762408</text:p>
          </table:table-cell>
          <table:table-cell office:value-type="float" office:value="4263592" calcext:value-type="float">
            <text:p>4263592</text:p>
          </table:table-cell>
          <table:table-cell office:value-type="float" office:value="3613680" calcext:value-type="float">
            <text:p>3613680</text:p>
          </table:table-cell>
          <table:table-cell office:value-type="float" office:value="3674040" calcext:value-type="float">
            <text:p>3674040</text:p>
          </table:table-cell>
          <table:table-cell office:value-type="float" office:value="4071400" calcext:value-type="float">
            <text:p>4071400</text:p>
          </table:table-cell>
          <table:table-cell table:number-columns-repeated="9"/>
        </table:table-row>
        <table:table-row table:style-name="ro1">
          <table:table-cell office:value-type="float" office:value="3462136" calcext:value-type="float">
            <text:p>3462136</text:p>
          </table:table-cell>
          <table:table-cell office:value-type="float" office:value="3572616" calcext:value-type="float">
            <text:p>3572616</text:p>
          </table:table-cell>
          <table:table-cell office:value-type="float" office:value="3762472" calcext:value-type="float">
            <text:p>3762472</text:p>
          </table:table-cell>
          <table:table-cell office:value-type="float" office:value="4265448" calcext:value-type="float">
            <text:p>4265448</text:p>
          </table:table-cell>
          <table:table-cell office:value-type="float" office:value="3615000" calcext:value-type="float">
            <text:p>3615000</text:p>
          </table:table-cell>
          <table:table-cell office:value-type="float" office:value="3674472" calcext:value-type="float">
            <text:p>3674472</text:p>
          </table:table-cell>
          <table:table-cell office:value-type="float" office:value="4072472" calcext:value-type="float">
            <text:p>4072472</text:p>
          </table:table-cell>
          <table:table-cell table:number-columns-repeated="9"/>
        </table:table-row>
        <table:table-row table:style-name="ro1">
          <table:table-cell office:value-type="float" office:value="3462832" calcext:value-type="float">
            <text:p>3462832</text:p>
          </table:table-cell>
          <table:table-cell office:value-type="float" office:value="3574376" calcext:value-type="float">
            <text:p>3574376</text:p>
          </table:table-cell>
          <table:table-cell office:value-type="float" office:value="3762672" calcext:value-type="float">
            <text:p>3762672</text:p>
          </table:table-cell>
          <table:table-cell office:value-type="float" office:value="4266288" calcext:value-type="float">
            <text:p>4266288</text:p>
          </table:table-cell>
          <table:table-cell office:value-type="float" office:value="3616552" calcext:value-type="float">
            <text:p>3616552</text:p>
          </table:table-cell>
          <table:table-cell office:value-type="float" office:value="3676184" calcext:value-type="float">
            <text:p>3676184</text:p>
          </table:table-cell>
          <table:table-cell office:value-type="float" office:value="4074368" calcext:value-type="float">
            <text:p>4074368</text:p>
          </table:table-cell>
          <table:table-cell table:number-columns-repeated="9"/>
        </table:table-row>
        <table:table-row table:style-name="ro1">
          <table:table-cell office:value-type="float" office:value="3462992" calcext:value-type="float">
            <text:p>3462992</text:p>
          </table:table-cell>
          <table:table-cell office:value-type="float" office:value="3577056" calcext:value-type="float">
            <text:p>3577056</text:p>
          </table:table-cell>
          <table:table-cell office:value-type="float" office:value="3763264" calcext:value-type="float">
            <text:p>3763264</text:p>
          </table:table-cell>
          <table:table-cell office:value-type="float" office:value="4268872" calcext:value-type="float">
            <text:p>4268872</text:p>
          </table:table-cell>
          <table:table-cell office:value-type="float" office:value="3623784" calcext:value-type="float">
            <text:p>3623784</text:p>
          </table:table-cell>
          <table:table-cell office:value-type="float" office:value="3677296" calcext:value-type="float">
            <text:p>3677296</text:p>
          </table:table-cell>
          <table:table-cell office:value-type="float" office:value="4075536" calcext:value-type="float">
            <text:p>4075536</text:p>
          </table:table-cell>
          <table:table-cell table:number-columns-repeated="9"/>
        </table:table-row>
        <table:table-row table:style-name="ro1">
          <table:table-cell office:value-type="float" office:value="3466384" calcext:value-type="float">
            <text:p>3466384</text:p>
          </table:table-cell>
          <table:table-cell office:value-type="float" office:value="3581816" calcext:value-type="float">
            <text:p>3581816</text:p>
          </table:table-cell>
          <table:table-cell office:value-type="float" office:value="3764976" calcext:value-type="float">
            <text:p>3764976</text:p>
          </table:table-cell>
          <table:table-cell office:value-type="float" office:value="4272920" calcext:value-type="float">
            <text:p>4272920</text:p>
          </table:table-cell>
          <table:table-cell office:value-type="float" office:value="3625496" calcext:value-type="float">
            <text:p>3625496</text:p>
          </table:table-cell>
          <table:table-cell office:value-type="float" office:value="3678400" calcext:value-type="float">
            <text:p>3678400</text:p>
          </table:table-cell>
          <table:table-cell office:value-type="float" office:value="4077592" calcext:value-type="float">
            <text:p>4077592</text:p>
          </table:table-cell>
          <table:table-cell table:number-columns-repeated="9"/>
        </table:table-row>
        <table:table-row table:style-name="ro1">
          <table:table-cell office:value-type="float" office:value="3466552" calcext:value-type="float">
            <text:p>3466552</text:p>
          </table:table-cell>
          <table:table-cell office:value-type="float" office:value="3582328" calcext:value-type="float">
            <text:p>3582328</text:p>
          </table:table-cell>
          <table:table-cell office:value-type="float" office:value="3765784" calcext:value-type="float">
            <text:p>3765784</text:p>
          </table:table-cell>
          <table:table-cell office:value-type="float" office:value="4273968" calcext:value-type="float">
            <text:p>4273968</text:p>
          </table:table-cell>
          <table:table-cell office:value-type="float" office:value="3626880" calcext:value-type="float">
            <text:p>3626880</text:p>
          </table:table-cell>
          <table:table-cell office:value-type="float" office:value="3680312" calcext:value-type="float">
            <text:p>3680312</text:p>
          </table:table-cell>
          <table:table-cell office:value-type="float" office:value="4079672" calcext:value-type="float">
            <text:p>4079672</text:p>
          </table:table-cell>
          <table:table-cell table:number-columns-repeated="9"/>
        </table:table-row>
        <table:table-row table:style-name="ro1">
          <table:table-cell office:value-type="float" office:value="3467112" calcext:value-type="float">
            <text:p>3467112</text:p>
          </table:table-cell>
          <table:table-cell office:value-type="float" office:value="3582920" calcext:value-type="float">
            <text:p>3582920</text:p>
          </table:table-cell>
          <table:table-cell office:value-type="float" office:value="3766256" calcext:value-type="float">
            <text:p>3766256</text:p>
          </table:table-cell>
          <table:table-cell office:value-type="float" office:value="4274648" calcext:value-type="float">
            <text:p>4274648</text:p>
          </table:table-cell>
          <table:table-cell office:value-type="float" office:value="3627080" calcext:value-type="float">
            <text:p>3627080</text:p>
          </table:table-cell>
          <table:table-cell office:value-type="float" office:value="3680408" calcext:value-type="float">
            <text:p>3680408</text:p>
          </table:table-cell>
          <table:table-cell office:value-type="float" office:value="4079720" calcext:value-type="float">
            <text:p>4079720</text:p>
          </table:table-cell>
          <table:table-cell table:number-columns-repeated="9"/>
        </table:table-row>
        <table:table-row table:style-name="ro1">
          <table:table-cell office:value-type="float" office:value="3467496" calcext:value-type="float">
            <text:p>3467496</text:p>
          </table:table-cell>
          <table:table-cell office:value-type="float" office:value="3584536" calcext:value-type="float">
            <text:p>3584536</text:p>
          </table:table-cell>
          <table:table-cell office:value-type="float" office:value="3766312" calcext:value-type="float">
            <text:p>3766312</text:p>
          </table:table-cell>
          <table:table-cell office:value-type="float" office:value="4276208" calcext:value-type="float">
            <text:p>4276208</text:p>
          </table:table-cell>
          <table:table-cell office:value-type="float" office:value="3627728" calcext:value-type="float">
            <text:p>3627728</text:p>
          </table:table-cell>
          <table:table-cell office:value-type="float" office:value="3683792" calcext:value-type="float">
            <text:p>3683792</text:p>
          </table:table-cell>
          <table:table-cell office:value-type="float" office:value="4082336" calcext:value-type="float">
            <text:p>4082336</text:p>
          </table:table-cell>
          <table:table-cell table:number-columns-repeated="9"/>
        </table:table-row>
        <table:table-row table:style-name="ro1">
          <table:table-cell office:value-type="float" office:value="3468104" calcext:value-type="float">
            <text:p>3468104</text:p>
          </table:table-cell>
          <table:table-cell office:value-type="float" office:value="3585632" calcext:value-type="float">
            <text:p>3585632</text:p>
          </table:table-cell>
          <table:table-cell office:value-type="float" office:value="3766808" calcext:value-type="float">
            <text:p>3766808</text:p>
          </table:table-cell>
          <table:table-cell office:value-type="float" office:value="4276968" calcext:value-type="float">
            <text:p>4276968</text:p>
          </table:table-cell>
          <table:table-cell office:value-type="float" office:value="3628904" calcext:value-type="float">
            <text:p>3628904</text:p>
          </table:table-cell>
          <table:table-cell office:value-type="float" office:value="3684808" calcext:value-type="float">
            <text:p>3684808</text:p>
          </table:table-cell>
          <table:table-cell office:value-type="float" office:value="4083392" calcext:value-type="float">
            <text:p>4083392</text:p>
          </table:table-cell>
          <table:table-cell table:number-columns-repeated="9"/>
        </table:table-row>
        <table:table-row table:style-name="ro1">
          <table:table-cell office:value-type="float" office:value="3468112" calcext:value-type="float">
            <text:p>3468112</text:p>
          </table:table-cell>
          <table:table-cell office:value-type="float" office:value="3587024" calcext:value-type="float">
            <text:p>3587024</text:p>
          </table:table-cell>
          <table:table-cell office:value-type="float" office:value="3767336" calcext:value-type="float">
            <text:p>3767336</text:p>
          </table:table-cell>
          <table:table-cell office:value-type="float" office:value="4278016" calcext:value-type="float">
            <text:p>4278016</text:p>
          </table:table-cell>
          <table:table-cell office:value-type="float" office:value="3629424" calcext:value-type="float">
            <text:p>3629424</text:p>
          </table:table-cell>
          <table:table-cell office:value-type="float" office:value="3686336" calcext:value-type="float">
            <text:p>3686336</text:p>
          </table:table-cell>
          <table:table-cell office:value-type="float" office:value="4086776" calcext:value-type="float">
            <text:p>4086776</text:p>
          </table:table-cell>
          <table:table-cell table:number-columns-repeated="9"/>
        </table:table-row>
        <table:table-row table:style-name="ro1">
          <table:table-cell office:value-type="float" office:value="3469896" calcext:value-type="float">
            <text:p>3469896</text:p>
          </table:table-cell>
          <table:table-cell office:value-type="float" office:value="3590736" calcext:value-type="float">
            <text:p>3590736</text:p>
          </table:table-cell>
          <table:table-cell office:value-type="float" office:value="3769512" calcext:value-type="float">
            <text:p>3769512</text:p>
          </table:table-cell>
          <table:table-cell office:value-type="float" office:value="4278352" calcext:value-type="float">
            <text:p>4278352</text:p>
          </table:table-cell>
          <table:table-cell office:value-type="float" office:value="3630232" calcext:value-type="float">
            <text:p>3630232</text:p>
          </table:table-cell>
          <table:table-cell office:value-type="float" office:value="3686448" calcext:value-type="float">
            <text:p>3686448</text:p>
          </table:table-cell>
          <table:table-cell office:value-type="float" office:value="4088536" calcext:value-type="float">
            <text:p>4088536</text:p>
          </table:table-cell>
          <table:table-cell table:number-columns-repeated="9"/>
        </table:table-row>
        <table:table-row table:style-name="ro1">
          <table:table-cell office:value-type="float" office:value="3470808" calcext:value-type="float">
            <text:p>3470808</text:p>
          </table:table-cell>
          <table:table-cell office:value-type="float" office:value="3591624" calcext:value-type="float">
            <text:p>3591624</text:p>
          </table:table-cell>
          <table:table-cell office:value-type="float" office:value="3769600" calcext:value-type="float">
            <text:p>3769600</text:p>
          </table:table-cell>
          <table:table-cell office:value-type="float" office:value="4282864" calcext:value-type="float">
            <text:p>4282864</text:p>
          </table:table-cell>
          <table:table-cell office:value-type="float" office:value="3630856" calcext:value-type="float">
            <text:p>3630856</text:p>
          </table:table-cell>
          <table:table-cell office:value-type="float" office:value="3686576" calcext:value-type="float">
            <text:p>3686576</text:p>
          </table:table-cell>
          <table:table-cell office:value-type="float" office:value="4092848" calcext:value-type="float">
            <text:p>4092848</text:p>
          </table:table-cell>
          <table:table-cell table:number-columns-repeated="9"/>
        </table:table-row>
        <table:table-row table:style-name="ro1">
          <table:table-cell office:value-type="float" office:value="3473832" calcext:value-type="float">
            <text:p>3473832</text:p>
          </table:table-cell>
          <table:table-cell office:value-type="float" office:value="3594648" calcext:value-type="float">
            <text:p>3594648</text:p>
          </table:table-cell>
          <table:table-cell office:value-type="float" office:value="3771784" calcext:value-type="float">
            <text:p>3771784</text:p>
          </table:table-cell>
          <table:table-cell office:value-type="float" office:value="4283456" calcext:value-type="float">
            <text:p>4283456</text:p>
          </table:table-cell>
          <table:table-cell office:value-type="float" office:value="3631800" calcext:value-type="float">
            <text:p>3631800</text:p>
          </table:table-cell>
          <table:table-cell office:value-type="float" office:value="3689528" calcext:value-type="float">
            <text:p>3689528</text:p>
          </table:table-cell>
          <table:table-cell office:value-type="float" office:value="4093232" calcext:value-type="float">
            <text:p>4093232</text:p>
          </table:table-cell>
          <table:table-cell table:number-columns-repeated="9"/>
        </table:table-row>
        <table:table-row table:style-name="ro1">
          <table:table-cell office:value-type="float" office:value="3474168" calcext:value-type="float">
            <text:p>3474168</text:p>
          </table:table-cell>
          <table:table-cell office:value-type="float" office:value="3595480" calcext:value-type="float">
            <text:p>3595480</text:p>
          </table:table-cell>
          <table:table-cell office:value-type="float" office:value="3773008" calcext:value-type="float">
            <text:p>3773008</text:p>
          </table:table-cell>
          <table:table-cell office:value-type="float" office:value="4284128" calcext:value-type="float">
            <text:p>4284128</text:p>
          </table:table-cell>
          <table:table-cell office:value-type="float" office:value="3632832" calcext:value-type="float">
            <text:p>3632832</text:p>
          </table:table-cell>
          <table:table-cell office:value-type="float" office:value="3692480" calcext:value-type="float">
            <text:p>3692480</text:p>
          </table:table-cell>
          <table:table-cell office:value-type="float" office:value="4094424" calcext:value-type="float">
            <text:p>4094424</text:p>
          </table:table-cell>
          <table:table-cell table:number-columns-repeated="9"/>
        </table:table-row>
        <table:table-row table:style-name="ro1">
          <table:table-cell office:value-type="float" office:value="3474656" calcext:value-type="float">
            <text:p>3474656</text:p>
          </table:table-cell>
          <table:table-cell office:value-type="float" office:value="3596360" calcext:value-type="float">
            <text:p>3596360</text:p>
          </table:table-cell>
          <table:table-cell office:value-type="float" office:value="3780408" calcext:value-type="float">
            <text:p>3780408</text:p>
          </table:table-cell>
          <table:table-cell office:value-type="float" office:value="4286824" calcext:value-type="float">
            <text:p>4286824</text:p>
          </table:table-cell>
          <table:table-cell office:value-type="float" office:value="3632848" calcext:value-type="float">
            <text:p>3632848</text:p>
          </table:table-cell>
          <table:table-cell office:value-type="float" office:value="3693968" calcext:value-type="float">
            <text:p>3693968</text:p>
          </table:table-cell>
          <table:table-cell office:value-type="float" office:value="4095840" calcext:value-type="float">
            <text:p>4095840</text:p>
          </table:table-cell>
          <table:table-cell table:number-columns-repeated="9"/>
        </table:table-row>
        <table:table-row table:style-name="ro1">
          <table:table-cell office:value-type="float" office:value="3474744" calcext:value-type="float">
            <text:p>3474744</text:p>
          </table:table-cell>
          <table:table-cell office:value-type="float" office:value="3597552" calcext:value-type="float">
            <text:p>3597552</text:p>
          </table:table-cell>
          <table:table-cell office:value-type="float" office:value="3782392" calcext:value-type="float">
            <text:p>3782392</text:p>
          </table:table-cell>
          <table:table-cell office:value-type="float" office:value="4289840" calcext:value-type="float">
            <text:p>4289840</text:p>
          </table:table-cell>
          <table:table-cell office:value-type="float" office:value="3636000" calcext:value-type="float">
            <text:p>3636000</text:p>
          </table:table-cell>
          <table:table-cell office:value-type="float" office:value="3694672" calcext:value-type="float">
            <text:p>3694672</text:p>
          </table:table-cell>
          <table:table-cell office:value-type="float" office:value="4096024" calcext:value-type="float">
            <text:p>4096024</text:p>
          </table:table-cell>
          <table:table-cell table:number-columns-repeated="9"/>
        </table:table-row>
        <table:table-row table:style-name="ro1">
          <table:table-cell office:value-type="float" office:value="3475064" calcext:value-type="float">
            <text:p>3475064</text:p>
          </table:table-cell>
          <table:table-cell office:value-type="float" office:value="3598936" calcext:value-type="float">
            <text:p>3598936</text:p>
          </table:table-cell>
          <table:table-cell office:value-type="float" office:value="3782496" calcext:value-type="float">
            <text:p>3782496</text:p>
          </table:table-cell>
          <table:table-cell office:value-type="float" office:value="4290376" calcext:value-type="float">
            <text:p>4290376</text:p>
          </table:table-cell>
          <table:table-cell office:value-type="float" office:value="3637696" calcext:value-type="float">
            <text:p>3637696</text:p>
          </table:table-cell>
          <table:table-cell office:value-type="float" office:value="3695048" calcext:value-type="float">
            <text:p>3695048</text:p>
          </table:table-cell>
          <table:table-cell office:value-type="float" office:value="4096400" calcext:value-type="float">
            <text:p>4096400</text:p>
          </table:table-cell>
          <table:table-cell table:number-columns-repeated="9"/>
        </table:table-row>
        <table:table-row table:style-name="ro1">
          <table:table-cell office:value-type="float" office:value="3475072" calcext:value-type="float">
            <text:p>3475072</text:p>
          </table:table-cell>
          <table:table-cell office:value-type="float" office:value="3601864" calcext:value-type="float">
            <text:p>3601864</text:p>
          </table:table-cell>
          <table:table-cell office:value-type="float" office:value="3786656" calcext:value-type="float">
            <text:p>3786656</text:p>
          </table:table-cell>
          <table:table-cell office:value-type="float" office:value="4290528" calcext:value-type="float">
            <text:p>4290528</text:p>
          </table:table-cell>
          <table:table-cell office:value-type="float" office:value="3639040" calcext:value-type="float">
            <text:p>3639040</text:p>
          </table:table-cell>
          <table:table-cell office:value-type="float" office:value="3696608" calcext:value-type="float">
            <text:p>3696608</text:p>
          </table:table-cell>
          <table:table-cell office:value-type="float" office:value="4098936" calcext:value-type="float">
            <text:p>4098936</text:p>
          </table:table-cell>
          <table:table-cell table:number-columns-repeated="9"/>
        </table:table-row>
        <table:table-row table:style-name="ro1">
          <table:table-cell office:value-type="float" office:value="3475856" calcext:value-type="float">
            <text:p>3475856</text:p>
          </table:table-cell>
          <table:table-cell office:value-type="float" office:value="3602440" calcext:value-type="float">
            <text:p>3602440</text:p>
          </table:table-cell>
          <table:table-cell office:value-type="float" office:value="3786672" calcext:value-type="float">
            <text:p>3786672</text:p>
          </table:table-cell>
          <table:table-cell office:value-type="float" office:value="4291528" calcext:value-type="float">
            <text:p>4291528</text:p>
          </table:table-cell>
          <table:table-cell office:value-type="float" office:value="3639720" calcext:value-type="float">
            <text:p>3639720</text:p>
          </table:table-cell>
          <table:table-cell office:value-type="float" office:value="3697536" calcext:value-type="float">
            <text:p>3697536</text:p>
          </table:table-cell>
          <table:table-cell office:value-type="float" office:value="4099032" calcext:value-type="float">
            <text:p>4099032</text:p>
          </table:table-cell>
          <table:table-cell table:number-columns-repeated="9"/>
        </table:table-row>
        <table:table-row table:style-name="ro1">
          <table:table-cell office:value-type="float" office:value="3477040" calcext:value-type="float">
            <text:p>3477040</text:p>
          </table:table-cell>
          <table:table-cell office:value-type="float" office:value="3604984" calcext:value-type="float">
            <text:p>3604984</text:p>
          </table:table-cell>
          <table:table-cell office:value-type="float" office:value="3786792" calcext:value-type="float">
            <text:p>3786792</text:p>
          </table:table-cell>
          <table:table-cell office:value-type="float" office:value="4292792" calcext:value-type="float">
            <text:p>4292792</text:p>
          </table:table-cell>
          <table:table-cell office:value-type="float" office:value="3640744" calcext:value-type="float">
            <text:p>3640744</text:p>
          </table:table-cell>
          <table:table-cell office:value-type="float" office:value="3698240" calcext:value-type="float">
            <text:p>3698240</text:p>
          </table:table-cell>
          <table:table-cell office:value-type="float" office:value="4100480" calcext:value-type="float">
            <text:p>4100480</text:p>
          </table:table-cell>
          <table:table-cell table:number-columns-repeated="9"/>
        </table:table-row>
        <table:table-row table:style-name="ro1">
          <table:table-cell office:value-type="float" office:value="3479280" calcext:value-type="float">
            <text:p>3479280</text:p>
          </table:table-cell>
          <table:table-cell office:value-type="float" office:value="3605456" calcext:value-type="float">
            <text:p>3605456</text:p>
          </table:table-cell>
          <table:table-cell office:value-type="float" office:value="3787096" calcext:value-type="float">
            <text:p>3787096</text:p>
          </table:table-cell>
          <table:table-cell office:value-type="float" office:value="4293456" calcext:value-type="float">
            <text:p>4293456</text:p>
          </table:table-cell>
          <table:table-cell office:value-type="float" office:value="3641264" calcext:value-type="float">
            <text:p>3641264</text:p>
          </table:table-cell>
          <table:table-cell office:value-type="float" office:value="3699080" calcext:value-type="float">
            <text:p>3699080</text:p>
          </table:table-cell>
          <table:table-cell office:value-type="float" office:value="4100640" calcext:value-type="float">
            <text:p>4100640</text:p>
          </table:table-cell>
          <table:table-cell table:number-columns-repeated="9"/>
        </table:table-row>
        <table:table-row table:style-name="ro1">
          <table:table-cell office:value-type="float" office:value="3480152" calcext:value-type="float">
            <text:p>3480152</text:p>
          </table:table-cell>
          <table:table-cell office:value-type="float" office:value="3605968" calcext:value-type="float">
            <text:p>3605968</text:p>
          </table:table-cell>
          <table:table-cell office:value-type="float" office:value="3787936" calcext:value-type="float">
            <text:p>3787936</text:p>
          </table:table-cell>
          <table:table-cell office:value-type="float" office:value="4297888" calcext:value-type="float">
            <text:p>4297888</text:p>
          </table:table-cell>
          <table:table-cell office:value-type="float" office:value="3644728" calcext:value-type="float">
            <text:p>3644728</text:p>
          </table:table-cell>
          <table:table-cell office:value-type="float" office:value="3699784" calcext:value-type="float">
            <text:p>3699784</text:p>
          </table:table-cell>
          <table:table-cell office:value-type="float" office:value="4102344" calcext:value-type="float">
            <text:p>4102344</text:p>
          </table:table-cell>
          <table:table-cell table:number-columns-repeated="9"/>
        </table:table-row>
        <table:table-row table:style-name="ro1">
          <table:table-cell office:value-type="float" office:value="3482936" calcext:value-type="float">
            <text:p>3482936</text:p>
          </table:table-cell>
          <table:table-cell office:value-type="float" office:value="3606224" calcext:value-type="float">
            <text:p>3606224</text:p>
          </table:table-cell>
          <table:table-cell office:value-type="float" office:value="3788200" calcext:value-type="float">
            <text:p>3788200</text:p>
          </table:table-cell>
          <table:table-cell office:value-type="float" office:value="4298632" calcext:value-type="float">
            <text:p>4298632</text:p>
          </table:table-cell>
          <table:table-cell office:value-type="float" office:value="3644872" calcext:value-type="float">
            <text:p>3644872</text:p>
          </table:table-cell>
          <table:table-cell office:value-type="float" office:value="3700264" calcext:value-type="float">
            <text:p>3700264</text:p>
          </table:table-cell>
          <table:table-cell office:value-type="float" office:value="4105000" calcext:value-type="float">
            <text:p>4105000</text:p>
          </table:table-cell>
          <table:table-cell table:number-columns-repeated="9"/>
        </table:table-row>
        <table:table-row table:style-name="ro1">
          <table:table-cell office:value-type="float" office:value="3483464" calcext:value-type="float">
            <text:p>3483464</text:p>
          </table:table-cell>
          <table:table-cell office:value-type="float" office:value="3607408" calcext:value-type="float">
            <text:p>3607408</text:p>
          </table:table-cell>
          <table:table-cell office:value-type="float" office:value="3791800" calcext:value-type="float">
            <text:p>3791800</text:p>
          </table:table-cell>
          <table:table-cell office:value-type="float" office:value="4299736" calcext:value-type="float">
            <text:p>4299736</text:p>
          </table:table-cell>
          <table:table-cell office:value-type="float" office:value="3645728" calcext:value-type="float">
            <text:p>3645728</text:p>
          </table:table-cell>
          <table:table-cell office:value-type="float" office:value="3700368" calcext:value-type="float">
            <text:p>3700368</text:p>
          </table:table-cell>
          <table:table-cell office:value-type="float" office:value="4105504" calcext:value-type="float">
            <text:p>4105504</text:p>
          </table:table-cell>
          <table:table-cell table:number-columns-repeated="9"/>
        </table:table-row>
        <table:table-row table:style-name="ro1">
          <table:table-cell office:value-type="float" office:value="3483592" calcext:value-type="float">
            <text:p>3483592</text:p>
          </table:table-cell>
          <table:table-cell office:value-type="float" office:value="3610464" calcext:value-type="float">
            <text:p>3610464</text:p>
          </table:table-cell>
          <table:table-cell office:value-type="float" office:value="3798528" calcext:value-type="float">
            <text:p>3798528</text:p>
          </table:table-cell>
          <table:table-cell office:value-type="float" office:value="4300272" calcext:value-type="float">
            <text:p>4300272</text:p>
          </table:table-cell>
          <table:table-cell office:value-type="float" office:value="3646200" calcext:value-type="float">
            <text:p>3646200</text:p>
          </table:table-cell>
          <table:table-cell office:value-type="float" office:value="3700784" calcext:value-type="float">
            <text:p>3700784</text:p>
          </table:table-cell>
          <table:table-cell office:value-type="float" office:value="4106536" calcext:value-type="float">
            <text:p>4106536</text:p>
          </table:table-cell>
          <table:table-cell table:number-columns-repeated="9"/>
        </table:table-row>
        <table:table-row table:style-name="ro1">
          <table:table-cell office:value-type="float" office:value="3484144" calcext:value-type="float">
            <text:p>3484144</text:p>
          </table:table-cell>
          <table:table-cell office:value-type="float" office:value="3610984" calcext:value-type="float">
            <text:p>3610984</text:p>
          </table:table-cell>
          <table:table-cell office:value-type="float" office:value="3799728" calcext:value-type="float">
            <text:p>3799728</text:p>
          </table:table-cell>
          <table:table-cell office:value-type="float" office:value="4303544" calcext:value-type="float">
            <text:p>4303544</text:p>
          </table:table-cell>
          <table:table-cell office:value-type="float" office:value="3650384" calcext:value-type="float">
            <text:p>3650384</text:p>
          </table:table-cell>
          <table:table-cell office:value-type="float" office:value="3703456" calcext:value-type="float">
            <text:p>3703456</text:p>
          </table:table-cell>
          <table:table-cell office:value-type="float" office:value="4107616" calcext:value-type="float">
            <text:p>4107616</text:p>
          </table:table-cell>
          <table:table-cell table:number-columns-repeated="9"/>
        </table:table-row>
        <table:table-row table:style-name="ro1">
          <table:table-cell office:value-type="float" office:value="3484952" calcext:value-type="float">
            <text:p>3484952</text:p>
          </table:table-cell>
          <table:table-cell office:value-type="float" office:value="3612720" calcext:value-type="float">
            <text:p>3612720</text:p>
          </table:table-cell>
          <table:table-cell office:value-type="float" office:value="3800024" calcext:value-type="float">
            <text:p>3800024</text:p>
          </table:table-cell>
          <table:table-cell office:value-type="float" office:value="4303752" calcext:value-type="float">
            <text:p>4303752</text:p>
          </table:table-cell>
          <table:table-cell office:value-type="float" office:value="3650384" calcext:value-type="float">
            <text:p>3650384</text:p>
          </table:table-cell>
          <table:table-cell office:value-type="float" office:value="3703856" calcext:value-type="float">
            <text:p>3703856</text:p>
          </table:table-cell>
          <table:table-cell office:value-type="float" office:value="4107624" calcext:value-type="float">
            <text:p>4107624</text:p>
          </table:table-cell>
          <table:table-cell table:number-columns-repeated="9"/>
        </table:table-row>
        <table:table-row table:style-name="ro1">
          <table:table-cell office:value-type="float" office:value="3486384" calcext:value-type="float">
            <text:p>3486384</text:p>
          </table:table-cell>
          <table:table-cell office:value-type="float" office:value="3617120" calcext:value-type="float">
            <text:p>3617120</text:p>
          </table:table-cell>
          <table:table-cell office:value-type="float" office:value="3800720" calcext:value-type="float">
            <text:p>3800720</text:p>
          </table:table-cell>
          <table:table-cell office:value-type="float" office:value="4307608" calcext:value-type="float">
            <text:p>4307608</text:p>
          </table:table-cell>
          <table:table-cell office:value-type="float" office:value="3651472" calcext:value-type="float">
            <text:p>3651472</text:p>
          </table:table-cell>
          <table:table-cell office:value-type="float" office:value="3704728" calcext:value-type="float">
            <text:p>3704728</text:p>
          </table:table-cell>
          <table:table-cell office:value-type="float" office:value="4109696" calcext:value-type="float">
            <text:p>4109696</text:p>
          </table:table-cell>
          <table:table-cell table:number-columns-repeated="9"/>
        </table:table-row>
        <table:table-row table:style-name="ro1">
          <table:table-cell office:value-type="float" office:value="3486720" calcext:value-type="float">
            <text:p>3486720</text:p>
          </table:table-cell>
          <table:table-cell office:value-type="float" office:value="3619968" calcext:value-type="float">
            <text:p>3619968</text:p>
          </table:table-cell>
          <table:table-cell office:value-type="float" office:value="3802064" calcext:value-type="float">
            <text:p>3802064</text:p>
          </table:table-cell>
          <table:table-cell office:value-type="float" office:value="4307640" calcext:value-type="float">
            <text:p>4307640</text:p>
          </table:table-cell>
          <table:table-cell office:value-type="float" office:value="3651744" calcext:value-type="float">
            <text:p>3651744</text:p>
          </table:table-cell>
          <table:table-cell office:value-type="float" office:value="3705192" calcext:value-type="float">
            <text:p>3705192</text:p>
          </table:table-cell>
          <table:table-cell office:value-type="float" office:value="4109992" calcext:value-type="float">
            <text:p>4109992</text:p>
          </table:table-cell>
          <table:table-cell table:number-columns-repeated="9"/>
        </table:table-row>
        <table:table-row table:style-name="ro1">
          <table:table-cell office:value-type="float" office:value="3487680" calcext:value-type="float">
            <text:p>3487680</text:p>
          </table:table-cell>
          <table:table-cell office:value-type="float" office:value="3622424" calcext:value-type="float">
            <text:p>3622424</text:p>
          </table:table-cell>
          <table:table-cell office:value-type="float" office:value="3802288" calcext:value-type="float">
            <text:p>3802288</text:p>
          </table:table-cell>
          <table:table-cell office:value-type="float" office:value="4308728" calcext:value-type="float">
            <text:p>4308728</text:p>
          </table:table-cell>
          <table:table-cell office:value-type="float" office:value="3651752" calcext:value-type="float">
            <text:p>3651752</text:p>
          </table:table-cell>
          <table:table-cell office:value-type="float" office:value="3705344" calcext:value-type="float">
            <text:p>3705344</text:p>
          </table:table-cell>
          <table:table-cell office:value-type="float" office:value="4117288" calcext:value-type="float">
            <text:p>4117288</text:p>
          </table:table-cell>
          <table:table-cell table:number-columns-repeated="9"/>
        </table:table-row>
        <table:table-row table:style-name="ro1">
          <table:table-cell office:value-type="float" office:value="3487800" calcext:value-type="float">
            <text:p>3487800</text:p>
          </table:table-cell>
          <table:table-cell office:value-type="float" office:value="3623000" calcext:value-type="float">
            <text:p>3623000</text:p>
          </table:table-cell>
          <table:table-cell office:value-type="float" office:value="3802592" calcext:value-type="float">
            <text:p>3802592</text:p>
          </table:table-cell>
          <table:table-cell office:value-type="float" office:value="4313584" calcext:value-type="float">
            <text:p>4313584</text:p>
          </table:table-cell>
          <table:table-cell office:value-type="float" office:value="3652896" calcext:value-type="float">
            <text:p>3652896</text:p>
          </table:table-cell>
          <table:table-cell office:value-type="float" office:value="3705952" calcext:value-type="float">
            <text:p>3705952</text:p>
          </table:table-cell>
          <table:table-cell office:value-type="float" office:value="4119840" calcext:value-type="float">
            <text:p>4119840</text:p>
          </table:table-cell>
          <table:table-cell table:number-columns-repeated="9"/>
        </table:table-row>
        <table:table-row table:style-name="ro1">
          <table:table-cell office:value-type="float" office:value="3488000" calcext:value-type="float">
            <text:p>3488000</text:p>
          </table:table-cell>
          <table:table-cell office:value-type="float" office:value="3623880" calcext:value-type="float">
            <text:p>3623880</text:p>
          </table:table-cell>
          <table:table-cell office:value-type="float" office:value="3807544" calcext:value-type="float">
            <text:p>3807544</text:p>
          </table:table-cell>
          <table:table-cell office:value-type="float" office:value="4313640" calcext:value-type="float">
            <text:p>4313640</text:p>
          </table:table-cell>
          <table:table-cell office:value-type="float" office:value="3655968" calcext:value-type="float">
            <text:p>3655968</text:p>
          </table:table-cell>
          <table:table-cell office:value-type="float" office:value="3706584" calcext:value-type="float">
            <text:p>3706584</text:p>
          </table:table-cell>
          <table:table-cell office:value-type="float" office:value="4120568" calcext:value-type="float">
            <text:p>4120568</text:p>
          </table:table-cell>
          <table:table-cell table:number-columns-repeated="9"/>
        </table:table-row>
        <table:table-row table:style-name="ro1">
          <table:table-cell office:value-type="float" office:value="3488096" calcext:value-type="float">
            <text:p>3488096</text:p>
          </table:table-cell>
          <table:table-cell office:value-type="float" office:value="3624384" calcext:value-type="float">
            <text:p>3624384</text:p>
          </table:table-cell>
          <table:table-cell office:value-type="float" office:value="3807920" calcext:value-type="float">
            <text:p>3807920</text:p>
          </table:table-cell>
          <table:table-cell office:value-type="float" office:value="4313664" calcext:value-type="float">
            <text:p>4313664</text:p>
          </table:table-cell>
          <table:table-cell office:value-type="float" office:value="3656304" calcext:value-type="float">
            <text:p>3656304</text:p>
          </table:table-cell>
          <table:table-cell office:value-type="float" office:value="3708944" calcext:value-type="float">
            <text:p>3708944</text:p>
          </table:table-cell>
          <table:table-cell office:value-type="float" office:value="4121224" calcext:value-type="float">
            <text:p>4121224</text:p>
          </table:table-cell>
          <table:table-cell table:number-columns-repeated="9"/>
        </table:table-row>
        <table:table-row table:style-name="ro1">
          <table:table-cell office:value-type="float" office:value="3489016" calcext:value-type="float">
            <text:p>3489016</text:p>
          </table:table-cell>
          <table:table-cell office:value-type="float" office:value="3628192" calcext:value-type="float">
            <text:p>3628192</text:p>
          </table:table-cell>
          <table:table-cell office:value-type="float" office:value="3809056" calcext:value-type="float">
            <text:p>3809056</text:p>
          </table:table-cell>
          <table:table-cell office:value-type="float" office:value="4315520" calcext:value-type="float">
            <text:p>4315520</text:p>
          </table:table-cell>
          <table:table-cell office:value-type="float" office:value="3657120" calcext:value-type="float">
            <text:p>3657120</text:p>
          </table:table-cell>
          <table:table-cell office:value-type="float" office:value="3710432" calcext:value-type="float">
            <text:p>3710432</text:p>
          </table:table-cell>
          <table:table-cell office:value-type="float" office:value="4125032" calcext:value-type="float">
            <text:p>4125032</text:p>
          </table:table-cell>
          <table:table-cell table:number-columns-repeated="9"/>
        </table:table-row>
        <table:table-row table:style-name="ro1">
          <table:table-cell office:value-type="float" office:value="3490752" calcext:value-type="float">
            <text:p>3490752</text:p>
          </table:table-cell>
          <table:table-cell office:value-type="float" office:value="3628344" calcext:value-type="float">
            <text:p>3628344</text:p>
          </table:table-cell>
          <table:table-cell office:value-type="float" office:value="3810656" calcext:value-type="float">
            <text:p>3810656</text:p>
          </table:table-cell>
          <table:table-cell office:value-type="float" office:value="4315560" calcext:value-type="float">
            <text:p>4315560</text:p>
          </table:table-cell>
          <table:table-cell office:value-type="float" office:value="3657416" calcext:value-type="float">
            <text:p>3657416</text:p>
          </table:table-cell>
          <table:table-cell office:value-type="float" office:value="3712712" calcext:value-type="float">
            <text:p>3712712</text:p>
          </table:table-cell>
          <table:table-cell office:value-type="float" office:value="4127232" calcext:value-type="float">
            <text:p>4127232</text:p>
          </table:table-cell>
          <table:table-cell table:number-columns-repeated="9"/>
        </table:table-row>
        <table:table-row table:style-name="ro1">
          <table:table-cell office:value-type="float" office:value="3492200" calcext:value-type="float">
            <text:p>3492200</text:p>
          </table:table-cell>
          <table:table-cell office:value-type="float" office:value="3629248" calcext:value-type="float">
            <text:p>3629248</text:p>
          </table:table-cell>
          <table:table-cell office:value-type="float" office:value="3810672" calcext:value-type="float">
            <text:p>3810672</text:p>
          </table:table-cell>
          <table:table-cell office:value-type="float" office:value="4319888" calcext:value-type="float">
            <text:p>4319888</text:p>
          </table:table-cell>
          <table:table-cell office:value-type="float" office:value="3658832" calcext:value-type="float">
            <text:p>3658832</text:p>
          </table:table-cell>
          <table:table-cell office:value-type="float" office:value="3713216" calcext:value-type="float">
            <text:p>3713216</text:p>
          </table:table-cell>
          <table:table-cell office:value-type="float" office:value="4127488" calcext:value-type="float">
            <text:p>4127488</text:p>
          </table:table-cell>
          <table:table-cell table:number-columns-repeated="9"/>
        </table:table-row>
        <table:table-row table:style-name="ro1">
          <table:table-cell office:value-type="float" office:value="3492648" calcext:value-type="float">
            <text:p>3492648</text:p>
          </table:table-cell>
          <table:table-cell office:value-type="float" office:value="3629840" calcext:value-type="float">
            <text:p>3629840</text:p>
          </table:table-cell>
          <table:table-cell office:value-type="float" office:value="3811616" calcext:value-type="float">
            <text:p>3811616</text:p>
          </table:table-cell>
          <table:table-cell office:value-type="float" office:value="4321480" calcext:value-type="float">
            <text:p>4321480</text:p>
          </table:table-cell>
          <table:table-cell office:value-type="float" office:value="3659128" calcext:value-type="float">
            <text:p>3659128</text:p>
          </table:table-cell>
          <table:table-cell office:value-type="float" office:value="3717680" calcext:value-type="float">
            <text:p>3717680</text:p>
          </table:table-cell>
          <table:table-cell office:value-type="float" office:value="4128424" calcext:value-type="float">
            <text:p>4128424</text:p>
          </table:table-cell>
          <table:table-cell table:number-columns-repeated="9"/>
        </table:table-row>
        <table:table-row table:style-name="ro1">
          <table:table-cell office:value-type="float" office:value="3494720" calcext:value-type="float">
            <text:p>3494720</text:p>
          </table:table-cell>
          <table:table-cell office:value-type="float" office:value="3630272" calcext:value-type="float">
            <text:p>3630272</text:p>
          </table:table-cell>
          <table:table-cell office:value-type="float" office:value="3812088" calcext:value-type="float">
            <text:p>3812088</text:p>
          </table:table-cell>
          <table:table-cell office:value-type="float" office:value="4325968" calcext:value-type="float">
            <text:p>4325968</text:p>
          </table:table-cell>
          <table:table-cell office:value-type="float" office:value="3659984" calcext:value-type="float">
            <text:p>3659984</text:p>
          </table:table-cell>
          <table:table-cell office:value-type="float" office:value="3718856" calcext:value-type="float">
            <text:p>3718856</text:p>
          </table:table-cell>
          <table:table-cell office:value-type="float" office:value="4128632" calcext:value-type="float">
            <text:p>4128632</text:p>
          </table:table-cell>
          <table:table-cell table:number-columns-repeated="9"/>
        </table:table-row>
        <table:table-row table:style-name="ro1">
          <table:table-cell office:value-type="float" office:value="3494824" calcext:value-type="float">
            <text:p>3494824</text:p>
          </table:table-cell>
          <table:table-cell office:value-type="float" office:value="3632392" calcext:value-type="float">
            <text:p>3632392</text:p>
          </table:table-cell>
          <table:table-cell office:value-type="float" office:value="3812952" calcext:value-type="float">
            <text:p>3812952</text:p>
          </table:table-cell>
          <table:table-cell office:value-type="float" office:value="4328232" calcext:value-type="float">
            <text:p>4328232</text:p>
          </table:table-cell>
          <table:table-cell office:value-type="float" office:value="3660112" calcext:value-type="float">
            <text:p>3660112</text:p>
          </table:table-cell>
          <table:table-cell office:value-type="float" office:value="3719832" calcext:value-type="float">
            <text:p>3719832</text:p>
          </table:table-cell>
          <table:table-cell office:value-type="float" office:value="4129248" calcext:value-type="float">
            <text:p>4129248</text:p>
          </table:table-cell>
          <table:table-cell table:number-columns-repeated="9"/>
        </table:table-row>
        <table:table-row table:style-name="ro1">
          <table:table-cell office:value-type="float" office:value="3495640" calcext:value-type="float">
            <text:p>3495640</text:p>
          </table:table-cell>
          <table:table-cell office:value-type="float" office:value="3632864" calcext:value-type="float">
            <text:p>3632864</text:p>
          </table:table-cell>
          <table:table-cell office:value-type="float" office:value="3814560" calcext:value-type="float">
            <text:p>3814560</text:p>
          </table:table-cell>
          <table:table-cell office:value-type="float" office:value="4328720" calcext:value-type="float">
            <text:p>4328720</text:p>
          </table:table-cell>
          <table:table-cell office:value-type="float" office:value="3662144" calcext:value-type="float">
            <text:p>3662144</text:p>
          </table:table-cell>
          <table:table-cell office:value-type="float" office:value="3721016" calcext:value-type="float">
            <text:p>3721016</text:p>
          </table:table-cell>
          <table:table-cell office:value-type="float" office:value="4134176" calcext:value-type="float">
            <text:p>4134176</text:p>
          </table:table-cell>
          <table:table-cell table:number-columns-repeated="9"/>
        </table:table-row>
        <table:table-row table:style-name="ro1">
          <table:table-cell office:value-type="float" office:value="3496536" calcext:value-type="float">
            <text:p>3496536</text:p>
          </table:table-cell>
          <table:table-cell office:value-type="float" office:value="3633248" calcext:value-type="float">
            <text:p>3633248</text:p>
          </table:table-cell>
          <table:table-cell office:value-type="float" office:value="3815208" calcext:value-type="float">
            <text:p>3815208</text:p>
          </table:table-cell>
          <table:table-cell office:value-type="float" office:value="4329824" calcext:value-type="float">
            <text:p>4329824</text:p>
          </table:table-cell>
          <table:table-cell office:value-type="float" office:value="3665664" calcext:value-type="float">
            <text:p>3665664</text:p>
          </table:table-cell>
          <table:table-cell office:value-type="float" office:value="3724112" calcext:value-type="float">
            <text:p>3724112</text:p>
          </table:table-cell>
          <table:table-cell office:value-type="float" office:value="4137336" calcext:value-type="float">
            <text:p>4137336</text:p>
          </table:table-cell>
          <table:table-cell table:number-columns-repeated="9"/>
        </table:table-row>
        <table:table-row table:style-name="ro1">
          <table:table-cell office:value-type="float" office:value="3498136" calcext:value-type="float">
            <text:p>3498136</text:p>
          </table:table-cell>
          <table:table-cell office:value-type="float" office:value="3637504" calcext:value-type="float">
            <text:p>3637504</text:p>
          </table:table-cell>
          <table:table-cell office:value-type="float" office:value="3816368" calcext:value-type="float">
            <text:p>3816368</text:p>
          </table:table-cell>
          <table:table-cell office:value-type="float" office:value="4331664" calcext:value-type="float">
            <text:p>4331664</text:p>
          </table:table-cell>
          <table:table-cell office:value-type="float" office:value="3667208" calcext:value-type="float">
            <text:p>3667208</text:p>
          </table:table-cell>
          <table:table-cell office:value-type="float" office:value="3724608" calcext:value-type="float">
            <text:p>3724608</text:p>
          </table:table-cell>
          <table:table-cell office:value-type="float" office:value="4137392" calcext:value-type="float">
            <text:p>4137392</text:p>
          </table:table-cell>
          <table:table-cell table:number-columns-repeated="9"/>
        </table:table-row>
        <table:table-row table:style-name="ro1">
          <table:table-cell office:value-type="float" office:value="3499272" calcext:value-type="float">
            <text:p>3499272</text:p>
          </table:table-cell>
          <table:table-cell office:value-type="float" office:value="3642296" calcext:value-type="float">
            <text:p>3642296</text:p>
          </table:table-cell>
          <table:table-cell office:value-type="float" office:value="3817080" calcext:value-type="float">
            <text:p>3817080</text:p>
          </table:table-cell>
          <table:table-cell office:value-type="float" office:value="4333808" calcext:value-type="float">
            <text:p>4333808</text:p>
          </table:table-cell>
          <table:table-cell office:value-type="float" office:value="3672616" calcext:value-type="float">
            <text:p>3672616</text:p>
          </table:table-cell>
          <table:table-cell office:value-type="float" office:value="3724656" calcext:value-type="float">
            <text:p>3724656</text:p>
          </table:table-cell>
          <table:table-cell office:value-type="float" office:value="4138320" calcext:value-type="float">
            <text:p>4138320</text:p>
          </table:table-cell>
          <table:table-cell table:number-columns-repeated="9"/>
        </table:table-row>
        <table:table-row table:style-name="ro1">
          <table:table-cell office:value-type="float" office:value="3501000" calcext:value-type="float">
            <text:p>3501000</text:p>
          </table:table-cell>
          <table:table-cell office:value-type="float" office:value="3642960" calcext:value-type="float">
            <text:p>3642960</text:p>
          </table:table-cell>
          <table:table-cell office:value-type="float" office:value="3817576" calcext:value-type="float">
            <text:p>3817576</text:p>
          </table:table-cell>
          <table:table-cell office:value-type="float" office:value="4334608" calcext:value-type="float">
            <text:p>4334608</text:p>
          </table:table-cell>
          <table:table-cell office:value-type="float" office:value="3675192" calcext:value-type="float">
            <text:p>3675192</text:p>
          </table:table-cell>
          <table:table-cell office:value-type="float" office:value="3725088" calcext:value-type="float">
            <text:p>3725088</text:p>
          </table:table-cell>
          <table:table-cell office:value-type="float" office:value="4138416" calcext:value-type="float">
            <text:p>4138416</text:p>
          </table:table-cell>
          <table:table-cell table:number-columns-repeated="9"/>
        </table:table-row>
        <table:table-row table:style-name="ro1">
          <table:table-cell office:value-type="float" office:value="3503320" calcext:value-type="float">
            <text:p>3503320</text:p>
          </table:table-cell>
          <table:table-cell office:value-type="float" office:value="3643048" calcext:value-type="float">
            <text:p>3643048</text:p>
          </table:table-cell>
          <table:table-cell office:value-type="float" office:value="3819248" calcext:value-type="float">
            <text:p>3819248</text:p>
          </table:table-cell>
          <table:table-cell office:value-type="float" office:value="4334968" calcext:value-type="float">
            <text:p>4334968</text:p>
          </table:table-cell>
          <table:table-cell office:value-type="float" office:value="3676560" calcext:value-type="float">
            <text:p>3676560</text:p>
          </table:table-cell>
          <table:table-cell office:value-type="float" office:value="3730640" calcext:value-type="float">
            <text:p>3730640</text:p>
          </table:table-cell>
          <table:table-cell office:value-type="float" office:value="4139160" calcext:value-type="float">
            <text:p>4139160</text:p>
          </table:table-cell>
          <table:table-cell table:number-columns-repeated="9"/>
        </table:table-row>
        <table:table-row table:style-name="ro1">
          <table:table-cell office:value-type="float" office:value="3504264" calcext:value-type="float">
            <text:p>3504264</text:p>
          </table:table-cell>
          <table:table-cell office:value-type="float" office:value="3645512" calcext:value-type="float">
            <text:p>3645512</text:p>
          </table:table-cell>
          <table:table-cell office:value-type="float" office:value="3820144" calcext:value-type="float">
            <text:p>3820144</text:p>
          </table:table-cell>
          <table:table-cell office:value-type="float" office:value="4335376" calcext:value-type="float">
            <text:p>4335376</text:p>
          </table:table-cell>
          <table:table-cell office:value-type="float" office:value="3676896" calcext:value-type="float">
            <text:p>3676896</text:p>
          </table:table-cell>
          <table:table-cell office:value-type="float" office:value="3733704" calcext:value-type="float">
            <text:p>3733704</text:p>
          </table:table-cell>
          <table:table-cell office:value-type="float" office:value="4139712" calcext:value-type="float">
            <text:p>4139712</text:p>
          </table:table-cell>
          <table:table-cell table:number-columns-repeated="9"/>
        </table:table-row>
        <table:table-row table:style-name="ro1">
          <table:table-cell office:value-type="float" office:value="3505880" calcext:value-type="float">
            <text:p>3505880</text:p>
          </table:table-cell>
          <table:table-cell office:value-type="float" office:value="3645920" calcext:value-type="float">
            <text:p>3645920</text:p>
          </table:table-cell>
          <table:table-cell office:value-type="float" office:value="3820272" calcext:value-type="float">
            <text:p>3820272</text:p>
          </table:table-cell>
          <table:table-cell office:value-type="float" office:value="4336488" calcext:value-type="float">
            <text:p>4336488</text:p>
          </table:table-cell>
          <table:table-cell office:value-type="float" office:value="3678568" calcext:value-type="float">
            <text:p>3678568</text:p>
          </table:table-cell>
          <table:table-cell office:value-type="float" office:value="3733752" calcext:value-type="float">
            <text:p>3733752</text:p>
          </table:table-cell>
          <table:table-cell office:value-type="float" office:value="4139824" calcext:value-type="float">
            <text:p>4139824</text:p>
          </table:table-cell>
          <table:table-cell table:number-columns-repeated="9"/>
        </table:table-row>
        <table:table-row table:style-name="ro1">
          <table:table-cell office:value-type="float" office:value="3506608" calcext:value-type="float">
            <text:p>3506608</text:p>
          </table:table-cell>
          <table:table-cell office:value-type="float" office:value="3646400" calcext:value-type="float">
            <text:p>3646400</text:p>
          </table:table-cell>
          <table:table-cell office:value-type="float" office:value="3823056" calcext:value-type="float">
            <text:p>3823056</text:p>
          </table:table-cell>
          <table:table-cell office:value-type="float" office:value="4336512" calcext:value-type="float">
            <text:p>4336512</text:p>
          </table:table-cell>
          <table:table-cell office:value-type="float" office:value="3682416" calcext:value-type="float">
            <text:p>3682416</text:p>
          </table:table-cell>
          <table:table-cell office:value-type="float" office:value="3735848" calcext:value-type="float">
            <text:p>3735848</text:p>
          </table:table-cell>
          <table:table-cell office:value-type="float" office:value="4140008" calcext:value-type="float">
            <text:p>4140008</text:p>
          </table:table-cell>
          <table:table-cell table:number-columns-repeated="9"/>
        </table:table-row>
        <table:table-row table:style-name="ro1">
          <table:table-cell office:value-type="float" office:value="3507072" calcext:value-type="float">
            <text:p>3507072</text:p>
          </table:table-cell>
          <table:table-cell office:value-type="float" office:value="3647192" calcext:value-type="float">
            <text:p>3647192</text:p>
          </table:table-cell>
          <table:table-cell office:value-type="float" office:value="3826040" calcext:value-type="float">
            <text:p>3826040</text:p>
          </table:table-cell>
          <table:table-cell office:value-type="float" office:value="4337072" calcext:value-type="float">
            <text:p>4337072</text:p>
          </table:table-cell>
          <table:table-cell office:value-type="float" office:value="3683520" calcext:value-type="float">
            <text:p>3683520</text:p>
          </table:table-cell>
          <table:table-cell office:value-type="float" office:value="3736544" calcext:value-type="float">
            <text:p>3736544</text:p>
          </table:table-cell>
          <table:table-cell office:value-type="float" office:value="4142336" calcext:value-type="float">
            <text:p>4142336</text:p>
          </table:table-cell>
          <table:table-cell table:number-columns-repeated="9"/>
        </table:table-row>
        <table:table-row table:style-name="ro1">
          <table:table-cell office:value-type="float" office:value="3508696" calcext:value-type="float">
            <text:p>3508696</text:p>
          </table:table-cell>
          <table:table-cell office:value-type="float" office:value="3650784" calcext:value-type="float">
            <text:p>3650784</text:p>
          </table:table-cell>
          <table:table-cell office:value-type="float" office:value="3827064" calcext:value-type="float">
            <text:p>3827064</text:p>
          </table:table-cell>
          <table:table-cell office:value-type="float" office:value="4338176" calcext:value-type="float">
            <text:p>4338176</text:p>
          </table:table-cell>
          <table:table-cell office:value-type="float" office:value="3683624" calcext:value-type="float">
            <text:p>3683624</text:p>
          </table:table-cell>
          <table:table-cell office:value-type="float" office:value="3738672" calcext:value-type="float">
            <text:p>3738672</text:p>
          </table:table-cell>
          <table:table-cell office:value-type="float" office:value="4143224" calcext:value-type="float">
            <text:p>4143224</text:p>
          </table:table-cell>
          <table:table-cell table:number-columns-repeated="9"/>
        </table:table-row>
        <table:table-row table:style-name="ro1">
          <table:table-cell office:value-type="float" office:value="3508696" calcext:value-type="float">
            <text:p>3508696</text:p>
          </table:table-cell>
          <table:table-cell office:value-type="float" office:value="3655248" calcext:value-type="float">
            <text:p>3655248</text:p>
          </table:table-cell>
          <table:table-cell office:value-type="float" office:value="3827528" calcext:value-type="float">
            <text:p>3827528</text:p>
          </table:table-cell>
          <table:table-cell office:value-type="float" office:value="4343208" calcext:value-type="float">
            <text:p>4343208</text:p>
          </table:table-cell>
          <table:table-cell office:value-type="float" office:value="3683720" calcext:value-type="float">
            <text:p>3683720</text:p>
          </table:table-cell>
          <table:table-cell office:value-type="float" office:value="3743392" calcext:value-type="float">
            <text:p>3743392</text:p>
          </table:table-cell>
          <table:table-cell office:value-type="float" office:value="4144584" calcext:value-type="float">
            <text:p>4144584</text:p>
          </table:table-cell>
          <table:table-cell table:number-columns-repeated="9"/>
        </table:table-row>
        <table:table-row table:style-name="ro1">
          <table:table-cell office:value-type="float" office:value="3509160" calcext:value-type="float">
            <text:p>3509160</text:p>
          </table:table-cell>
          <table:table-cell office:value-type="float" office:value="3655960" calcext:value-type="float">
            <text:p>3655960</text:p>
          </table:table-cell>
          <table:table-cell office:value-type="float" office:value="3828112" calcext:value-type="float">
            <text:p>3828112</text:p>
          </table:table-cell>
          <table:table-cell office:value-type="float" office:value="4343312" calcext:value-type="float">
            <text:p>4343312</text:p>
          </table:table-cell>
          <table:table-cell office:value-type="float" office:value="3686696" calcext:value-type="float">
            <text:p>3686696</text:p>
          </table:table-cell>
          <table:table-cell office:value-type="float" office:value="3745544" calcext:value-type="float">
            <text:p>3745544</text:p>
          </table:table-cell>
          <table:table-cell office:value-type="float" office:value="4144920" calcext:value-type="float">
            <text:p>4144920</text:p>
          </table:table-cell>
          <table:table-cell table:number-columns-repeated="9"/>
        </table:table-row>
        <table:table-row table:style-name="ro1">
          <table:table-cell office:value-type="float" office:value="3511192" calcext:value-type="float">
            <text:p>3511192</text:p>
          </table:table-cell>
          <table:table-cell office:value-type="float" office:value="3656104" calcext:value-type="float">
            <text:p>3656104</text:p>
          </table:table-cell>
          <table:table-cell office:value-type="float" office:value="3829672" calcext:value-type="float">
            <text:p>3829672</text:p>
          </table:table-cell>
          <table:table-cell office:value-type="float" office:value="4343528" calcext:value-type="float">
            <text:p>4343528</text:p>
          </table:table-cell>
          <table:table-cell office:value-type="float" office:value="3687536" calcext:value-type="float">
            <text:p>3687536</text:p>
          </table:table-cell>
          <table:table-cell office:value-type="float" office:value="3747232" calcext:value-type="float">
            <text:p>3747232</text:p>
          </table:table-cell>
          <table:table-cell office:value-type="float" office:value="4145528" calcext:value-type="float">
            <text:p>4145528</text:p>
          </table:table-cell>
          <table:table-cell table:number-columns-repeated="9"/>
        </table:table-row>
        <table:table-row table:style-name="ro1">
          <table:table-cell office:value-type="float" office:value="3511648" calcext:value-type="float">
            <text:p>3511648</text:p>
          </table:table-cell>
          <table:table-cell office:value-type="float" office:value="3658904" calcext:value-type="float">
            <text:p>3658904</text:p>
          </table:table-cell>
          <table:table-cell office:value-type="float" office:value="3830184" calcext:value-type="float">
            <text:p>3830184</text:p>
          </table:table-cell>
          <table:table-cell office:value-type="float" office:value="4344864" calcext:value-type="float">
            <text:p>4344864</text:p>
          </table:table-cell>
          <table:table-cell office:value-type="float" office:value="3689120" calcext:value-type="float">
            <text:p>3689120</text:p>
          </table:table-cell>
          <table:table-cell office:value-type="float" office:value="3747304" calcext:value-type="float">
            <text:p>3747304</text:p>
          </table:table-cell>
          <table:table-cell office:value-type="float" office:value="4146680" calcext:value-type="float">
            <text:p>4146680</text:p>
          </table:table-cell>
          <table:table-cell table:number-columns-repeated="9"/>
        </table:table-row>
        <table:table-row table:style-name="ro1">
          <table:table-cell office:value-type="float" office:value="3511720" calcext:value-type="float">
            <text:p>3511720</text:p>
          </table:table-cell>
          <table:table-cell office:value-type="float" office:value="3659568" calcext:value-type="float">
            <text:p>3659568</text:p>
          </table:table-cell>
          <table:table-cell office:value-type="float" office:value="3836776" calcext:value-type="float">
            <text:p>3836776</text:p>
          </table:table-cell>
          <table:table-cell office:value-type="float" office:value="4346616" calcext:value-type="float">
            <text:p>4346616</text:p>
          </table:table-cell>
          <table:table-cell office:value-type="float" office:value="3689368" calcext:value-type="float">
            <text:p>3689368</text:p>
          </table:table-cell>
          <table:table-cell office:value-type="float" office:value="3747376" calcext:value-type="float">
            <text:p>3747376</text:p>
          </table:table-cell>
          <table:table-cell office:value-type="float" office:value="4148808" calcext:value-type="float">
            <text:p>4148808</text:p>
          </table:table-cell>
          <table:table-cell table:number-columns-repeated="9"/>
        </table:table-row>
        <table:table-row table:style-name="ro1">
          <table:table-cell office:value-type="float" office:value="3511760" calcext:value-type="float">
            <text:p>3511760</text:p>
          </table:table-cell>
          <table:table-cell office:value-type="float" office:value="3659608" calcext:value-type="float">
            <text:p>3659608</text:p>
          </table:table-cell>
          <table:table-cell office:value-type="float" office:value="3838440" calcext:value-type="float">
            <text:p>3838440</text:p>
          </table:table-cell>
          <table:table-cell office:value-type="float" office:value="4346944" calcext:value-type="float">
            <text:p>4346944</text:p>
          </table:table-cell>
          <table:table-cell office:value-type="float" office:value="3690584" calcext:value-type="float">
            <text:p>3690584</text:p>
          </table:table-cell>
          <table:table-cell office:value-type="float" office:value="3747928" calcext:value-type="float">
            <text:p>3747928</text:p>
          </table:table-cell>
          <table:table-cell office:value-type="float" office:value="4149168" calcext:value-type="float">
            <text:p>4149168</text:p>
          </table:table-cell>
          <table:table-cell table:number-columns-repeated="9"/>
        </table:table-row>
        <table:table-row table:style-name="ro1">
          <table:table-cell office:value-type="float" office:value="3512296" calcext:value-type="float">
            <text:p>3512296</text:p>
          </table:table-cell>
          <table:table-cell office:value-type="float" office:value="3660296" calcext:value-type="float">
            <text:p>3660296</text:p>
          </table:table-cell>
          <table:table-cell office:value-type="float" office:value="3839832" calcext:value-type="float">
            <text:p>3839832</text:p>
          </table:table-cell>
          <table:table-cell office:value-type="float" office:value="4348800" calcext:value-type="float">
            <text:p>4348800</text:p>
          </table:table-cell>
          <table:table-cell office:value-type="float" office:value="3693944" calcext:value-type="float">
            <text:p>3693944</text:p>
          </table:table-cell>
          <table:table-cell office:value-type="float" office:value="3748992" calcext:value-type="float">
            <text:p>3748992</text:p>
          </table:table-cell>
          <table:table-cell office:value-type="float" office:value="4149696" calcext:value-type="float">
            <text:p>4149696</text:p>
          </table:table-cell>
          <table:table-cell table:number-columns-repeated="9"/>
        </table:table-row>
        <table:table-row table:style-name="ro1">
          <table:table-cell office:value-type="float" office:value="3513544" calcext:value-type="float">
            <text:p>3513544</text:p>
          </table:table-cell>
          <table:table-cell office:value-type="float" office:value="3660608" calcext:value-type="float">
            <text:p>3660608</text:p>
          </table:table-cell>
          <table:table-cell office:value-type="float" office:value="3841872" calcext:value-type="float">
            <text:p>3841872</text:p>
          </table:table-cell>
          <table:table-cell office:value-type="float" office:value="4349224" calcext:value-type="float">
            <text:p>4349224</text:p>
          </table:table-cell>
          <table:table-cell office:value-type="float" office:value="3695200" calcext:value-type="float">
            <text:p>3695200</text:p>
          </table:table-cell>
          <table:table-cell office:value-type="float" office:value="3749352" calcext:value-type="float">
            <text:p>3749352</text:p>
          </table:table-cell>
          <table:table-cell office:value-type="float" office:value="4155256" calcext:value-type="float">
            <text:p>4155256</text:p>
          </table:table-cell>
          <table:table-cell table:number-columns-repeated="9"/>
        </table:table-row>
        <table:table-row table:style-name="ro1">
          <table:table-cell office:value-type="float" office:value="3515488" calcext:value-type="float">
            <text:p>3515488</text:p>
          </table:table-cell>
          <table:table-cell office:value-type="float" office:value="3662024" calcext:value-type="float">
            <text:p>3662024</text:p>
          </table:table-cell>
          <table:table-cell office:value-type="float" office:value="3842240" calcext:value-type="float">
            <text:p>3842240</text:p>
          </table:table-cell>
          <table:table-cell office:value-type="float" office:value="4350160" calcext:value-type="float">
            <text:p>4350160</text:p>
          </table:table-cell>
          <table:table-cell office:value-type="float" office:value="3695672" calcext:value-type="float">
            <text:p>3695672</text:p>
          </table:table-cell>
          <table:table-cell office:value-type="float" office:value="3751968" calcext:value-type="float">
            <text:p>3751968</text:p>
          </table:table-cell>
          <table:table-cell office:value-type="float" office:value="4155744" calcext:value-type="float">
            <text:p>4155744</text:p>
          </table:table-cell>
          <table:table-cell table:number-columns-repeated="9"/>
        </table:table-row>
        <table:table-row table:style-name="ro1">
          <table:table-cell office:value-type="float" office:value="3518528" calcext:value-type="float">
            <text:p>3518528</text:p>
          </table:table-cell>
          <table:table-cell office:value-type="float" office:value="3662048" calcext:value-type="float">
            <text:p>3662048</text:p>
          </table:table-cell>
          <table:table-cell office:value-type="float" office:value="3843064" calcext:value-type="float">
            <text:p>3843064</text:p>
          </table:table-cell>
          <table:table-cell office:value-type="float" office:value="4354480" calcext:value-type="float">
            <text:p>4354480</text:p>
          </table:table-cell>
          <table:table-cell office:value-type="float" office:value="3697136" calcext:value-type="float">
            <text:p>3697136</text:p>
          </table:table-cell>
          <table:table-cell office:value-type="float" office:value="3752720" calcext:value-type="float">
            <text:p>3752720</text:p>
          </table:table-cell>
          <table:table-cell office:value-type="float" office:value="4158208" calcext:value-type="float">
            <text:p>4158208</text:p>
          </table:table-cell>
          <table:table-cell table:number-columns-repeated="9"/>
        </table:table-row>
        <table:table-row table:style-name="ro1">
          <table:table-cell office:value-type="float" office:value="3519592" calcext:value-type="float">
            <text:p>3519592</text:p>
          </table:table-cell>
          <table:table-cell office:value-type="float" office:value="3662424" calcext:value-type="float">
            <text:p>3662424</text:p>
          </table:table-cell>
          <table:table-cell office:value-type="float" office:value="3845152" calcext:value-type="float">
            <text:p>3845152</text:p>
          </table:table-cell>
          <table:table-cell office:value-type="float" office:value="4355176" calcext:value-type="float">
            <text:p>4355176</text:p>
          </table:table-cell>
          <table:table-cell office:value-type="float" office:value="3701672" calcext:value-type="float">
            <text:p>3701672</text:p>
          </table:table-cell>
          <table:table-cell office:value-type="float" office:value="3757280" calcext:value-type="float">
            <text:p>3757280</text:p>
          </table:table-cell>
          <table:table-cell office:value-type="float" office:value="4159424" calcext:value-type="float">
            <text:p>4159424</text:p>
          </table:table-cell>
          <table:table-cell table:number-columns-repeated="9"/>
        </table:table-row>
        <table:table-row table:style-name="ro1">
          <table:table-cell office:value-type="float" office:value="3519864" calcext:value-type="float">
            <text:p>3519864</text:p>
          </table:table-cell>
          <table:table-cell office:value-type="float" office:value="3665656" calcext:value-type="float">
            <text:p>3665656</text:p>
          </table:table-cell>
          <table:table-cell office:value-type="float" office:value="3845376" calcext:value-type="float">
            <text:p>3845376</text:p>
          </table:table-cell>
          <table:table-cell office:value-type="float" office:value="4356080" calcext:value-type="float">
            <text:p>4356080</text:p>
          </table:table-cell>
          <table:table-cell office:value-type="float" office:value="3701864" calcext:value-type="float">
            <text:p>3701864</text:p>
          </table:table-cell>
          <table:table-cell office:value-type="float" office:value="3760248" calcext:value-type="float">
            <text:p>3760248</text:p>
          </table:table-cell>
          <table:table-cell office:value-type="float" office:value="4161672" calcext:value-type="float">
            <text:p>4161672</text:p>
          </table:table-cell>
          <table:table-cell table:number-columns-repeated="9"/>
        </table:table-row>
        <table:table-row table:style-name="ro1">
          <table:table-cell office:value-type="float" office:value="3521024" calcext:value-type="float">
            <text:p>3521024</text:p>
          </table:table-cell>
          <table:table-cell office:value-type="float" office:value="3667056" calcext:value-type="float">
            <text:p>3667056</text:p>
          </table:table-cell>
          <table:table-cell office:value-type="float" office:value="3847232" calcext:value-type="float">
            <text:p>3847232</text:p>
          </table:table-cell>
          <table:table-cell office:value-type="float" office:value="4360352" calcext:value-type="float">
            <text:p>4360352</text:p>
          </table:table-cell>
          <table:table-cell office:value-type="float" office:value="3703696" calcext:value-type="float">
            <text:p>3703696</text:p>
          </table:table-cell>
          <table:table-cell office:value-type="float" office:value="3761744" calcext:value-type="float">
            <text:p>3761744</text:p>
          </table:table-cell>
          <table:table-cell office:value-type="float" office:value="4163248" calcext:value-type="float">
            <text:p>4163248</text:p>
          </table:table-cell>
          <table:table-cell table:number-columns-repeated="9"/>
        </table:table-row>
        <table:table-row table:style-name="ro1">
          <table:table-cell office:value-type="float" office:value="3521960" calcext:value-type="float">
            <text:p>3521960</text:p>
          </table:table-cell>
          <table:table-cell office:value-type="float" office:value="3667392" calcext:value-type="float">
            <text:p>3667392</text:p>
          </table:table-cell>
          <table:table-cell office:value-type="float" office:value="3853496" calcext:value-type="float">
            <text:p>3853496</text:p>
          </table:table-cell>
          <table:table-cell office:value-type="float" office:value="4360648" calcext:value-type="float">
            <text:p>4360648</text:p>
          </table:table-cell>
          <table:table-cell office:value-type="float" office:value="3705160" calcext:value-type="float">
            <text:p>3705160</text:p>
          </table:table-cell>
          <table:table-cell office:value-type="float" office:value="3764448" calcext:value-type="float">
            <text:p>3764448</text:p>
          </table:table-cell>
          <table:table-cell office:value-type="float" office:value="4163992" calcext:value-type="float">
            <text:p>4163992</text:p>
          </table:table-cell>
          <table:table-cell table:number-columns-repeated="9"/>
        </table:table-row>
        <table:table-row table:style-name="ro1">
          <table:table-cell office:value-type="float" office:value="3524480" calcext:value-type="float">
            <text:p>3524480</text:p>
          </table:table-cell>
          <table:table-cell office:value-type="float" office:value="3668048" calcext:value-type="float">
            <text:p>3668048</text:p>
          </table:table-cell>
          <table:table-cell office:value-type="float" office:value="3854640" calcext:value-type="float">
            <text:p>3854640</text:p>
          </table:table-cell>
          <table:table-cell office:value-type="float" office:value="4360928" calcext:value-type="float">
            <text:p>4360928</text:p>
          </table:table-cell>
          <table:table-cell office:value-type="float" office:value="3705616" calcext:value-type="float">
            <text:p>3705616</text:p>
          </table:table-cell>
          <table:table-cell office:value-type="float" office:value="3765560" calcext:value-type="float">
            <text:p>3765560</text:p>
          </table:table-cell>
          <table:table-cell office:value-type="float" office:value="4164640" calcext:value-type="float">
            <text:p>4164640</text:p>
          </table:table-cell>
          <table:table-cell table:number-columns-repeated="9"/>
        </table:table-row>
        <table:table-row table:style-name="ro1">
          <table:table-cell office:value-type="float" office:value="3525192" calcext:value-type="float">
            <text:p>3525192</text:p>
          </table:table-cell>
          <table:table-cell office:value-type="float" office:value="3670072" calcext:value-type="float">
            <text:p>3670072</text:p>
          </table:table-cell>
          <table:table-cell office:value-type="float" office:value="3855112" calcext:value-type="float">
            <text:p>3855112</text:p>
          </table:table-cell>
          <table:table-cell office:value-type="float" office:value="4361880" calcext:value-type="float">
            <text:p>4361880</text:p>
          </table:table-cell>
          <table:table-cell office:value-type="float" office:value="3706344" calcext:value-type="float">
            <text:p>3706344</text:p>
          </table:table-cell>
          <table:table-cell office:value-type="float" office:value="3767608" calcext:value-type="float">
            <text:p>3767608</text:p>
          </table:table-cell>
          <table:table-cell office:value-type="float" office:value="4165208" calcext:value-type="float">
            <text:p>4165208</text:p>
          </table:table-cell>
          <table:table-cell table:number-columns-repeated="9"/>
        </table:table-row>
        <table:table-row table:style-name="ro1">
          <table:table-cell office:value-type="float" office:value="3525328" calcext:value-type="float">
            <text:p>3525328</text:p>
          </table:table-cell>
          <table:table-cell office:value-type="float" office:value="3673912" calcext:value-type="float">
            <text:p>3673912</text:p>
          </table:table-cell>
          <table:table-cell office:value-type="float" office:value="3855272" calcext:value-type="float">
            <text:p>3855272</text:p>
          </table:table-cell>
          <table:table-cell office:value-type="float" office:value="4363848" calcext:value-type="float">
            <text:p>4363848</text:p>
          </table:table-cell>
          <table:table-cell office:value-type="float" office:value="3707208" calcext:value-type="float">
            <text:p>3707208</text:p>
          </table:table-cell>
          <table:table-cell office:value-type="float" office:value="3768848" calcext:value-type="float">
            <text:p>3768848</text:p>
          </table:table-cell>
          <table:table-cell office:value-type="float" office:value="4166552" calcext:value-type="float">
            <text:p>4166552</text:p>
          </table:table-cell>
          <table:table-cell table:number-columns-repeated="9"/>
        </table:table-row>
        <table:table-row table:style-name="ro1">
          <table:table-cell office:value-type="float" office:value="3525592" calcext:value-type="float">
            <text:p>3525592</text:p>
          </table:table-cell>
          <table:table-cell office:value-type="float" office:value="3675368" calcext:value-type="float">
            <text:p>3675368</text:p>
          </table:table-cell>
          <table:table-cell office:value-type="float" office:value="3855728" calcext:value-type="float">
            <text:p>3855728</text:p>
          </table:table-cell>
          <table:table-cell office:value-type="float" office:value="4369840" calcext:value-type="float">
            <text:p>4369840</text:p>
          </table:table-cell>
          <table:table-cell office:value-type="float" office:value="3709056" calcext:value-type="float">
            <text:p>3709056</text:p>
          </table:table-cell>
          <table:table-cell office:value-type="float" office:value="3770464" calcext:value-type="float">
            <text:p>3770464</text:p>
          </table:table-cell>
          <table:table-cell office:value-type="float" office:value="4166832" calcext:value-type="float">
            <text:p>4166832</text:p>
          </table:table-cell>
          <table:table-cell table:number-columns-repeated="9"/>
        </table:table-row>
        <table:table-row table:style-name="ro1">
          <table:table-cell office:value-type="float" office:value="3526384" calcext:value-type="float">
            <text:p>3526384</text:p>
          </table:table-cell>
          <table:table-cell office:value-type="float" office:value="3677856" calcext:value-type="float">
            <text:p>3677856</text:p>
          </table:table-cell>
          <table:table-cell office:value-type="float" office:value="3858912" calcext:value-type="float">
            <text:p>3858912</text:p>
          </table:table-cell>
          <table:table-cell office:value-type="float" office:value="4373424" calcext:value-type="float">
            <text:p>4373424</text:p>
          </table:table-cell>
          <table:table-cell office:value-type="float" office:value="3709432" calcext:value-type="float">
            <text:p>3709432</text:p>
          </table:table-cell>
          <table:table-cell office:value-type="float" office:value="3771512" calcext:value-type="float">
            <text:p>3771512</text:p>
          </table:table-cell>
          <table:table-cell office:value-type="float" office:value="4168816" calcext:value-type="float">
            <text:p>4168816</text:p>
          </table:table-cell>
          <table:table-cell table:number-columns-repeated="9"/>
        </table:table-row>
        <table:table-row table:style-name="ro1">
          <table:table-cell office:value-type="float" office:value="3528208" calcext:value-type="float">
            <text:p>3528208</text:p>
          </table:table-cell>
          <table:table-cell office:value-type="float" office:value="3679936" calcext:value-type="float">
            <text:p>3679936</text:p>
          </table:table-cell>
          <table:table-cell office:value-type="float" office:value="3860184" calcext:value-type="float">
            <text:p>3860184</text:p>
          </table:table-cell>
          <table:table-cell office:value-type="float" office:value="4373448" calcext:value-type="float">
            <text:p>4373448</text:p>
          </table:table-cell>
          <table:table-cell office:value-type="float" office:value="3714248" calcext:value-type="float">
            <text:p>3714248</text:p>
          </table:table-cell>
          <table:table-cell office:value-type="float" office:value="3777192" calcext:value-type="float">
            <text:p>3777192</text:p>
          </table:table-cell>
          <table:table-cell office:value-type="float" office:value="4170544" calcext:value-type="float">
            <text:p>4170544</text:p>
          </table:table-cell>
          <table:table-cell table:number-columns-repeated="9"/>
        </table:table-row>
        <table:table-row table:style-name="ro1">
          <table:table-cell office:value-type="float" office:value="3531208" calcext:value-type="float">
            <text:p>3531208</text:p>
          </table:table-cell>
          <table:table-cell office:value-type="float" office:value="3682752" calcext:value-type="float">
            <text:p>3682752</text:p>
          </table:table-cell>
          <table:table-cell office:value-type="float" office:value="3866120" calcext:value-type="float">
            <text:p>3866120</text:p>
          </table:table-cell>
          <table:table-cell office:value-type="float" office:value="4377336" calcext:value-type="float">
            <text:p>4377336</text:p>
          </table:table-cell>
          <table:table-cell office:value-type="float" office:value="3717384" calcext:value-type="float">
            <text:p>3717384</text:p>
          </table:table-cell>
          <table:table-cell office:value-type="float" office:value="3777680" calcext:value-type="float">
            <text:p>3777680</text:p>
          </table:table-cell>
          <table:table-cell office:value-type="float" office:value="4171368" calcext:value-type="float">
            <text:p>4171368</text:p>
          </table:table-cell>
          <table:table-cell table:number-columns-repeated="9"/>
        </table:table-row>
        <table:table-row table:style-name="ro1">
          <table:table-cell office:value-type="float" office:value="3531408" calcext:value-type="float">
            <text:p>3531408</text:p>
          </table:table-cell>
          <table:table-cell office:value-type="float" office:value="3682800" calcext:value-type="float">
            <text:p>3682800</text:p>
          </table:table-cell>
          <table:table-cell office:value-type="float" office:value="3867136" calcext:value-type="float">
            <text:p>3867136</text:p>
          </table:table-cell>
          <table:table-cell office:value-type="float" office:value="4377848" calcext:value-type="float">
            <text:p>4377848</text:p>
          </table:table-cell>
          <table:table-cell office:value-type="float" office:value="3717576" calcext:value-type="float">
            <text:p>3717576</text:p>
          </table:table-cell>
          <table:table-cell office:value-type="float" office:value="3778136" calcext:value-type="float">
            <text:p>3778136</text:p>
          </table:table-cell>
          <table:table-cell office:value-type="float" office:value="4171480" calcext:value-type="float">
            <text:p>4171480</text:p>
          </table:table-cell>
          <table:table-cell table:number-columns-repeated="9"/>
        </table:table-row>
        <table:table-row table:style-name="ro1">
          <table:table-cell office:value-type="float" office:value="3531664" calcext:value-type="float">
            <text:p>3531664</text:p>
          </table:table-cell>
          <table:table-cell office:value-type="float" office:value="3683040" calcext:value-type="float">
            <text:p>3683040</text:p>
          </table:table-cell>
          <table:table-cell office:value-type="float" office:value="3870216" calcext:value-type="float">
            <text:p>3870216</text:p>
          </table:table-cell>
          <table:table-cell office:value-type="float" office:value="4380656" calcext:value-type="float">
            <text:p>4380656</text:p>
          </table:table-cell>
          <table:table-cell office:value-type="float" office:value="3717664" calcext:value-type="float">
            <text:p>3717664</text:p>
          </table:table-cell>
          <table:table-cell office:value-type="float" office:value="3779328" calcext:value-type="float">
            <text:p>3779328</text:p>
          </table:table-cell>
          <table:table-cell office:value-type="float" office:value="4173192" calcext:value-type="float">
            <text:p>4173192</text:p>
          </table:table-cell>
          <table:table-cell table:number-columns-repeated="9"/>
        </table:table-row>
        <table:table-row table:style-name="ro1">
          <table:table-cell office:value-type="float" office:value="3532048" calcext:value-type="float">
            <text:p>3532048</text:p>
          </table:table-cell>
          <table:table-cell office:value-type="float" office:value="3684640" calcext:value-type="float">
            <text:p>3684640</text:p>
          </table:table-cell>
          <table:table-cell office:value-type="float" office:value="3870936" calcext:value-type="float">
            <text:p>3870936</text:p>
          </table:table-cell>
          <table:table-cell office:value-type="float" office:value="4380752" calcext:value-type="float">
            <text:p>4380752</text:p>
          </table:table-cell>
          <table:table-cell office:value-type="float" office:value="3718208" calcext:value-type="float">
            <text:p>3718208</text:p>
          </table:table-cell>
          <table:table-cell office:value-type="float" office:value="3781280" calcext:value-type="float">
            <text:p>3781280</text:p>
          </table:table-cell>
          <table:table-cell office:value-type="float" office:value="4174312" calcext:value-type="float">
            <text:p>4174312</text:p>
          </table:table-cell>
          <table:table-cell table:number-columns-repeated="9"/>
        </table:table-row>
        <table:table-row table:style-name="ro1">
          <table:table-cell office:value-type="float" office:value="3532312" calcext:value-type="float">
            <text:p>3532312</text:p>
          </table:table-cell>
          <table:table-cell office:value-type="float" office:value="3686384" calcext:value-type="float">
            <text:p>3686384</text:p>
          </table:table-cell>
          <table:table-cell office:value-type="float" office:value="3871912" calcext:value-type="float">
            <text:p>3871912</text:p>
          </table:table-cell>
          <table:table-cell office:value-type="float" office:value="4381808" calcext:value-type="float">
            <text:p>4381808</text:p>
          </table:table-cell>
          <table:table-cell office:value-type="float" office:value="3720752" calcext:value-type="float">
            <text:p>3720752</text:p>
          </table:table-cell>
          <table:table-cell office:value-type="float" office:value="3782160" calcext:value-type="float">
            <text:p>3782160</text:p>
          </table:table-cell>
          <table:table-cell office:value-type="float" office:value="4175384" calcext:value-type="float">
            <text:p>4175384</text:p>
          </table:table-cell>
          <table:table-cell table:number-columns-repeated="9"/>
        </table:table-row>
        <table:table-row table:style-name="ro1">
          <table:table-cell office:value-type="float" office:value="3532832" calcext:value-type="float">
            <text:p>3532832</text:p>
          </table:table-cell>
          <table:table-cell office:value-type="float" office:value="3688256" calcext:value-type="float">
            <text:p>3688256</text:p>
          </table:table-cell>
          <table:table-cell office:value-type="float" office:value="3872384" calcext:value-type="float">
            <text:p>3872384</text:p>
          </table:table-cell>
          <table:table-cell office:value-type="float" office:value="4384848" calcext:value-type="float">
            <text:p>4384848</text:p>
          </table:table-cell>
          <table:table-cell office:value-type="float" office:value="3722208" calcext:value-type="float">
            <text:p>3722208</text:p>
          </table:table-cell>
          <table:table-cell office:value-type="float" office:value="3786824" calcext:value-type="float">
            <text:p>3786824</text:p>
          </table:table-cell>
          <table:table-cell office:value-type="float" office:value="4178560" calcext:value-type="float">
            <text:p>4178560</text:p>
          </table:table-cell>
          <table:table-cell table:number-columns-repeated="9"/>
        </table:table-row>
        <table:table-row table:style-name="ro1">
          <table:table-cell office:value-type="float" office:value="3533992" calcext:value-type="float">
            <text:p>3533992</text:p>
          </table:table-cell>
          <table:table-cell office:value-type="float" office:value="3688664" calcext:value-type="float">
            <text:p>3688664</text:p>
          </table:table-cell>
          <table:table-cell office:value-type="float" office:value="3872888" calcext:value-type="float">
            <text:p>3872888</text:p>
          </table:table-cell>
          <table:table-cell office:value-type="float" office:value="4385848" calcext:value-type="float">
            <text:p>4385848</text:p>
          </table:table-cell>
          <table:table-cell office:value-type="float" office:value="3724320" calcext:value-type="float">
            <text:p>3724320</text:p>
          </table:table-cell>
          <table:table-cell office:value-type="float" office:value="3786880" calcext:value-type="float">
            <text:p>3786880</text:p>
          </table:table-cell>
          <table:table-cell office:value-type="float" office:value="4179480" calcext:value-type="float">
            <text:p>4179480</text:p>
          </table:table-cell>
          <table:table-cell table:number-columns-repeated="9"/>
        </table:table-row>
        <table:table-row table:style-name="ro1">
          <table:table-cell office:value-type="float" office:value="3535496" calcext:value-type="float">
            <text:p>3535496</text:p>
          </table:table-cell>
          <table:table-cell office:value-type="float" office:value="3690264" calcext:value-type="float">
            <text:p>3690264</text:p>
          </table:table-cell>
          <table:table-cell office:value-type="float" office:value="3873736" calcext:value-type="float">
            <text:p>3873736</text:p>
          </table:table-cell>
          <table:table-cell office:value-type="float" office:value="4387328" calcext:value-type="float">
            <text:p>4387328</text:p>
          </table:table-cell>
          <table:table-cell office:value-type="float" office:value="3726912" calcext:value-type="float">
            <text:p>3726912</text:p>
          </table:table-cell>
          <table:table-cell office:value-type="float" office:value="3787336" calcext:value-type="float">
            <text:p>3787336</text:p>
          </table:table-cell>
          <table:table-cell office:value-type="float" office:value="4181536" calcext:value-type="float">
            <text:p>4181536</text:p>
          </table:table-cell>
          <table:table-cell table:number-columns-repeated="9"/>
        </table:table-row>
        <table:table-row table:style-name="ro1">
          <table:table-cell office:value-type="float" office:value="3535872" calcext:value-type="float">
            <text:p>3535872</text:p>
          </table:table-cell>
          <table:table-cell office:value-type="float" office:value="3690824" calcext:value-type="float">
            <text:p>3690824</text:p>
          </table:table-cell>
          <table:table-cell office:value-type="float" office:value="3875768" calcext:value-type="float">
            <text:p>3875768</text:p>
          </table:table-cell>
          <table:table-cell office:value-type="float" office:value="4389056" calcext:value-type="float">
            <text:p>4389056</text:p>
          </table:table-cell>
          <table:table-cell office:value-type="float" office:value="3729376" calcext:value-type="float">
            <text:p>3729376</text:p>
          </table:table-cell>
          <table:table-cell office:value-type="float" office:value="3787600" calcext:value-type="float">
            <text:p>3787600</text:p>
          </table:table-cell>
          <table:table-cell office:value-type="float" office:value="4182104" calcext:value-type="float">
            <text:p>4182104</text:p>
          </table:table-cell>
          <table:table-cell table:number-columns-repeated="9"/>
        </table:table-row>
        <table:table-row table:style-name="ro1">
          <table:table-cell office:value-type="float" office:value="3536192" calcext:value-type="float">
            <text:p>3536192</text:p>
          </table:table-cell>
          <table:table-cell office:value-type="float" office:value="3692656" calcext:value-type="float">
            <text:p>3692656</text:p>
          </table:table-cell>
          <table:table-cell office:value-type="float" office:value="3876232" calcext:value-type="float">
            <text:p>3876232</text:p>
          </table:table-cell>
          <table:table-cell office:value-type="float" office:value="4389096" calcext:value-type="float">
            <text:p>4389096</text:p>
          </table:table-cell>
          <table:table-cell office:value-type="float" office:value="3730000" calcext:value-type="float">
            <text:p>3730000</text:p>
          </table:table-cell>
          <table:table-cell office:value-type="float" office:value="3787784" calcext:value-type="float">
            <text:p>3787784</text:p>
          </table:table-cell>
          <table:table-cell office:value-type="float" office:value="4184624" calcext:value-type="float">
            <text:p>4184624</text:p>
          </table:table-cell>
          <table:table-cell table:number-columns-repeated="9"/>
        </table:table-row>
        <table:table-row table:style-name="ro1">
          <table:table-cell office:value-type="float" office:value="3539184" calcext:value-type="float">
            <text:p>3539184</text:p>
          </table:table-cell>
          <table:table-cell office:value-type="float" office:value="3692832" calcext:value-type="float">
            <text:p>3692832</text:p>
          </table:table-cell>
          <table:table-cell office:value-type="float" office:value="3881240" calcext:value-type="float">
            <text:p>3881240</text:p>
          </table:table-cell>
          <table:table-cell office:value-type="float" office:value="4389136" calcext:value-type="float">
            <text:p>4389136</text:p>
          </table:table-cell>
          <table:table-cell office:value-type="float" office:value="3735528" calcext:value-type="float">
            <text:p>3735528</text:p>
          </table:table-cell>
          <table:table-cell office:value-type="float" office:value="3789072" calcext:value-type="float">
            <text:p>3789072</text:p>
          </table:table-cell>
          <table:table-cell office:value-type="float" office:value="4185848" calcext:value-type="float">
            <text:p>4185848</text:p>
          </table:table-cell>
          <table:table-cell table:number-columns-repeated="9"/>
        </table:table-row>
        <table:table-row table:style-name="ro1">
          <table:table-cell office:value-type="float" office:value="3541016" calcext:value-type="float">
            <text:p>3541016</text:p>
          </table:table-cell>
          <table:table-cell office:value-type="float" office:value="3693984" calcext:value-type="float">
            <text:p>3693984</text:p>
          </table:table-cell>
          <table:table-cell office:value-type="float" office:value="3883016" calcext:value-type="float">
            <text:p>3883016</text:p>
          </table:table-cell>
          <table:table-cell office:value-type="float" office:value="4389560" calcext:value-type="float">
            <text:p>4389560</text:p>
          </table:table-cell>
          <table:table-cell office:value-type="float" office:value="3737384" calcext:value-type="float">
            <text:p>3737384</text:p>
          </table:table-cell>
          <table:table-cell office:value-type="float" office:value="3791272" calcext:value-type="float">
            <text:p>3791272</text:p>
          </table:table-cell>
          <table:table-cell office:value-type="float" office:value="4186880" calcext:value-type="float">
            <text:p>4186880</text:p>
          </table:table-cell>
          <table:table-cell table:number-columns-repeated="9"/>
        </table:table-row>
        <table:table-row table:style-name="ro1">
          <table:table-cell office:value-type="float" office:value="3542680" calcext:value-type="float">
            <text:p>3542680</text:p>
          </table:table-cell>
          <table:table-cell office:value-type="float" office:value="3695344" calcext:value-type="float">
            <text:p>3695344</text:p>
          </table:table-cell>
          <table:table-cell office:value-type="float" office:value="3885120" calcext:value-type="float">
            <text:p>3885120</text:p>
          </table:table-cell>
          <table:table-cell office:value-type="float" office:value="4389936" calcext:value-type="float">
            <text:p>4389936</text:p>
          </table:table-cell>
          <table:table-cell office:value-type="float" office:value="3739568" calcext:value-type="float">
            <text:p>3739568</text:p>
          </table:table-cell>
          <table:table-cell office:value-type="float" office:value="3792424" calcext:value-type="float">
            <text:p>3792424</text:p>
          </table:table-cell>
          <table:table-cell office:value-type="float" office:value="4187976" calcext:value-type="float">
            <text:p>4187976</text:p>
          </table:table-cell>
          <table:table-cell table:number-columns-repeated="9"/>
        </table:table-row>
        <table:table-row table:style-name="ro1">
          <table:table-cell office:value-type="float" office:value="3543944" calcext:value-type="float">
            <text:p>3543944</text:p>
          </table:table-cell>
          <table:table-cell office:value-type="float" office:value="3697840" calcext:value-type="float">
            <text:p>3697840</text:p>
          </table:table-cell>
          <table:table-cell office:value-type="float" office:value="3888440" calcext:value-type="float">
            <text:p>3888440</text:p>
          </table:table-cell>
          <table:table-cell office:value-type="float" office:value="4390800" calcext:value-type="float">
            <text:p>4390800</text:p>
          </table:table-cell>
          <table:table-cell office:value-type="float" office:value="3740896" calcext:value-type="float">
            <text:p>3740896</text:p>
          </table:table-cell>
          <table:table-cell office:value-type="float" office:value="3793944" calcext:value-type="float">
            <text:p>3793944</text:p>
          </table:table-cell>
          <table:table-cell office:value-type="float" office:value="4194416" calcext:value-type="float">
            <text:p>4194416</text:p>
          </table:table-cell>
          <table:table-cell table:number-columns-repeated="9"/>
        </table:table-row>
        <table:table-row table:style-name="ro1">
          <table:table-cell office:value-type="float" office:value="3545112" calcext:value-type="float">
            <text:p>3545112</text:p>
          </table:table-cell>
          <table:table-cell office:value-type="float" office:value="3698112" calcext:value-type="float">
            <text:p>3698112</text:p>
          </table:table-cell>
          <table:table-cell office:value-type="float" office:value="3888504" calcext:value-type="float">
            <text:p>3888504</text:p>
          </table:table-cell>
          <table:table-cell office:value-type="float" office:value="4391688" calcext:value-type="float">
            <text:p>4391688</text:p>
          </table:table-cell>
          <table:table-cell office:value-type="float" office:value="3741368" calcext:value-type="float">
            <text:p>3741368</text:p>
          </table:table-cell>
          <table:table-cell office:value-type="float" office:value="3795712" calcext:value-type="float">
            <text:p>3795712</text:p>
          </table:table-cell>
          <table:table-cell office:value-type="float" office:value="4194744" calcext:value-type="float">
            <text:p>4194744</text:p>
          </table:table-cell>
          <table:table-cell table:number-columns-repeated="9"/>
        </table:table-row>
        <table:table-row table:style-name="ro1">
          <table:table-cell office:value-type="float" office:value="3546744" calcext:value-type="float">
            <text:p>3546744</text:p>
          </table:table-cell>
          <table:table-cell office:value-type="float" office:value="3698512" calcext:value-type="float">
            <text:p>3698512</text:p>
          </table:table-cell>
          <table:table-cell office:value-type="float" office:value="3895000" calcext:value-type="float">
            <text:p>3895000</text:p>
          </table:table-cell>
          <table:table-cell office:value-type="float" office:value="4395840" calcext:value-type="float">
            <text:p>4395840</text:p>
          </table:table-cell>
          <table:table-cell office:value-type="float" office:value="3741864" calcext:value-type="float">
            <text:p>3741864</text:p>
          </table:table-cell>
          <table:table-cell office:value-type="float" office:value="3800624" calcext:value-type="float">
            <text:p>3800624</text:p>
          </table:table-cell>
          <table:table-cell office:value-type="float" office:value="4195464" calcext:value-type="float">
            <text:p>4195464</text:p>
          </table:table-cell>
          <table:table-cell table:number-columns-repeated="9"/>
        </table:table-row>
        <table:table-row table:style-name="ro1">
          <table:table-cell office:value-type="float" office:value="3547560" calcext:value-type="float">
            <text:p>3547560</text:p>
          </table:table-cell>
          <table:table-cell office:value-type="float" office:value="3699280" calcext:value-type="float">
            <text:p>3699280</text:p>
          </table:table-cell>
          <table:table-cell office:value-type="float" office:value="3895424" calcext:value-type="float">
            <text:p>3895424</text:p>
          </table:table-cell>
          <table:table-cell office:value-type="float" office:value="4397064" calcext:value-type="float">
            <text:p>4397064</text:p>
          </table:table-cell>
          <table:table-cell office:value-type="float" office:value="3744768" calcext:value-type="float">
            <text:p>3744768</text:p>
          </table:table-cell>
          <table:table-cell office:value-type="float" office:value="3800872" calcext:value-type="float">
            <text:p>3800872</text:p>
          </table:table-cell>
          <table:table-cell office:value-type="float" office:value="4198416" calcext:value-type="float">
            <text:p>4198416</text:p>
          </table:table-cell>
          <table:table-cell table:number-columns-repeated="9"/>
        </table:table-row>
        <table:table-row table:style-name="ro1">
          <table:table-cell office:value-type="float" office:value="3549728" calcext:value-type="float">
            <text:p>3549728</text:p>
          </table:table-cell>
          <table:table-cell office:value-type="float" office:value="3700320" calcext:value-type="float">
            <text:p>3700320</text:p>
          </table:table-cell>
          <table:table-cell office:value-type="float" office:value="3899536" calcext:value-type="float">
            <text:p>3899536</text:p>
          </table:table-cell>
          <table:table-cell office:value-type="float" office:value="4402048" calcext:value-type="float">
            <text:p>4402048</text:p>
          </table:table-cell>
          <table:table-cell office:value-type="float" office:value="3745496" calcext:value-type="float">
            <text:p>3745496</text:p>
          </table:table-cell>
          <table:table-cell office:value-type="float" office:value="3802136" calcext:value-type="float">
            <text:p>3802136</text:p>
          </table:table-cell>
          <table:table-cell office:value-type="float" office:value="4199928" calcext:value-type="float">
            <text:p>4199928</text:p>
          </table:table-cell>
          <table:table-cell table:number-columns-repeated="9"/>
        </table:table-row>
        <table:table-row table:style-name="ro1">
          <table:table-cell office:value-type="float" office:value="3551488" calcext:value-type="float">
            <text:p>3551488</text:p>
          </table:table-cell>
          <table:table-cell office:value-type="float" office:value="3704232" calcext:value-type="float">
            <text:p>3704232</text:p>
          </table:table-cell>
          <table:table-cell office:value-type="float" office:value="3901480" calcext:value-type="float">
            <text:p>3901480</text:p>
          </table:table-cell>
          <table:table-cell office:value-type="float" office:value="4402800" calcext:value-type="float">
            <text:p>4402800</text:p>
          </table:table-cell>
          <table:table-cell office:value-type="float" office:value="3746232" calcext:value-type="float">
            <text:p>3746232</text:p>
          </table:table-cell>
          <table:table-cell office:value-type="float" office:value="3802928" calcext:value-type="float">
            <text:p>3802928</text:p>
          </table:table-cell>
          <table:table-cell office:value-type="float" office:value="4200720" calcext:value-type="float">
            <text:p>4200720</text:p>
          </table:table-cell>
          <table:table-cell table:number-columns-repeated="9"/>
        </table:table-row>
        <table:table-row table:style-name="ro1">
          <table:table-cell office:value-type="float" office:value="3553016" calcext:value-type="float">
            <text:p>3553016</text:p>
          </table:table-cell>
          <table:table-cell office:value-type="float" office:value="3707304" calcext:value-type="float">
            <text:p>3707304</text:p>
          </table:table-cell>
          <table:table-cell office:value-type="float" office:value="3901832" calcext:value-type="float">
            <text:p>3901832</text:p>
          </table:table-cell>
          <table:table-cell office:value-type="float" office:value="4404960" calcext:value-type="float">
            <text:p>4404960</text:p>
          </table:table-cell>
          <table:table-cell office:value-type="float" office:value="3746424" calcext:value-type="float">
            <text:p>3746424</text:p>
          </table:table-cell>
          <table:table-cell office:value-type="float" office:value="3804216" calcext:value-type="float">
            <text:p>3804216</text:p>
          </table:table-cell>
          <table:table-cell office:value-type="float" office:value="4201008" calcext:value-type="float">
            <text:p>4201008</text:p>
          </table:table-cell>
          <table:table-cell table:number-columns-repeated="9"/>
        </table:table-row>
        <table:table-row table:style-name="ro1">
          <table:table-cell office:value-type="float" office:value="3553160" calcext:value-type="float">
            <text:p>3553160</text:p>
          </table:table-cell>
          <table:table-cell office:value-type="float" office:value="3708008" calcext:value-type="float">
            <text:p>3708008</text:p>
          </table:table-cell>
          <table:table-cell office:value-type="float" office:value="3901864" calcext:value-type="float">
            <text:p>3901864</text:p>
          </table:table-cell>
          <table:table-cell office:value-type="float" office:value="4404984" calcext:value-type="float">
            <text:p>4404984</text:p>
          </table:table-cell>
          <table:table-cell office:value-type="float" office:value="3747712" calcext:value-type="float">
            <text:p>3747712</text:p>
          </table:table-cell>
          <table:table-cell office:value-type="float" office:value="3806688" calcext:value-type="float">
            <text:p>3806688</text:p>
          </table:table-cell>
          <table:table-cell office:value-type="float" office:value="4201144" calcext:value-type="float">
            <text:p>4201144</text:p>
          </table:table-cell>
          <table:table-cell table:number-columns-repeated="9"/>
        </table:table-row>
        <table:table-row table:style-name="ro1">
          <table:table-cell office:value-type="float" office:value="3553648" calcext:value-type="float">
            <text:p>3553648</text:p>
          </table:table-cell>
          <table:table-cell office:value-type="float" office:value="3708208" calcext:value-type="float">
            <text:p>3708208</text:p>
          </table:table-cell>
          <table:table-cell office:value-type="float" office:value="3902680" calcext:value-type="float">
            <text:p>3902680</text:p>
          </table:table-cell>
          <table:table-cell office:value-type="float" office:value="4411816" calcext:value-type="float">
            <text:p>4411816</text:p>
          </table:table-cell>
          <table:table-cell office:value-type="float" office:value="3750144" calcext:value-type="float">
            <text:p>3750144</text:p>
          </table:table-cell>
          <table:table-cell office:value-type="float" office:value="3809000" calcext:value-type="float">
            <text:p>3809000</text:p>
          </table:table-cell>
          <table:table-cell office:value-type="float" office:value="4203792" calcext:value-type="float">
            <text:p>4203792</text:p>
          </table:table-cell>
          <table:table-cell table:number-columns-repeated="9"/>
        </table:table-row>
        <table:table-row table:style-name="ro1">
          <table:table-cell office:value-type="float" office:value="3554552" calcext:value-type="float">
            <text:p>3554552</text:p>
          </table:table-cell>
          <table:table-cell office:value-type="float" office:value="3709816" calcext:value-type="float">
            <text:p>3709816</text:p>
          </table:table-cell>
          <table:table-cell office:value-type="float" office:value="3903256" calcext:value-type="float">
            <text:p>3903256</text:p>
          </table:table-cell>
          <table:table-cell office:value-type="float" office:value="4415304" calcext:value-type="float">
            <text:p>4415304</text:p>
          </table:table-cell>
          <table:table-cell office:value-type="float" office:value="3753960" calcext:value-type="float">
            <text:p>3753960</text:p>
          </table:table-cell>
          <table:table-cell office:value-type="float" office:value="3809912" calcext:value-type="float">
            <text:p>3809912</text:p>
          </table:table-cell>
          <table:table-cell office:value-type="float" office:value="4207344" calcext:value-type="float">
            <text:p>4207344</text:p>
          </table:table-cell>
          <table:table-cell table:number-columns-repeated="9"/>
        </table:table-row>
        <table:table-row table:style-name="ro1">
          <table:table-cell office:value-type="float" office:value="3556640" calcext:value-type="float">
            <text:p>3556640</text:p>
          </table:table-cell>
          <table:table-cell office:value-type="float" office:value="3710968" calcext:value-type="float">
            <text:p>3710968</text:p>
          </table:table-cell>
          <table:table-cell office:value-type="float" office:value="3903728" calcext:value-type="float">
            <text:p>3903728</text:p>
          </table:table-cell>
          <table:table-cell office:value-type="float" office:value="4416160" calcext:value-type="float">
            <text:p>4416160</text:p>
          </table:table-cell>
          <table:table-cell office:value-type="float" office:value="3760392" calcext:value-type="float">
            <text:p>3760392</text:p>
          </table:table-cell>
          <table:table-cell office:value-type="float" office:value="3810760" calcext:value-type="float">
            <text:p>3810760</text:p>
          </table:table-cell>
          <table:table-cell office:value-type="float" office:value="4216632" calcext:value-type="float">
            <text:p>4216632</text:p>
          </table:table-cell>
          <table:table-cell table:number-columns-repeated="9"/>
        </table:table-row>
        <table:table-row table:style-name="ro1">
          <table:table-cell office:value-type="float" office:value="3559808" calcext:value-type="float">
            <text:p>3559808</text:p>
          </table:table-cell>
          <table:table-cell office:value-type="float" office:value="3711992" calcext:value-type="float">
            <text:p>3711992</text:p>
          </table:table-cell>
          <table:table-cell office:value-type="float" office:value="3905560" calcext:value-type="float">
            <text:p>3905560</text:p>
          </table:table-cell>
          <table:table-cell office:value-type="float" office:value="4419376" calcext:value-type="float">
            <text:p>4419376</text:p>
          </table:table-cell>
          <table:table-cell office:value-type="float" office:value="3761512" calcext:value-type="float">
            <text:p>3761512</text:p>
          </table:table-cell>
          <table:table-cell office:value-type="float" office:value="3814520" calcext:value-type="float">
            <text:p>3814520</text:p>
          </table:table-cell>
          <table:table-cell office:value-type="float" office:value="4219168" calcext:value-type="float">
            <text:p>4219168</text:p>
          </table:table-cell>
          <table:table-cell table:number-columns-repeated="9"/>
        </table:table-row>
        <table:table-row table:style-name="ro1">
          <table:table-cell office:value-type="float" office:value="3560280" calcext:value-type="float">
            <text:p>3560280</text:p>
          </table:table-cell>
          <table:table-cell office:value-type="float" office:value="3712976" calcext:value-type="float">
            <text:p>3712976</text:p>
          </table:table-cell>
          <table:table-cell office:value-type="float" office:value="3906624" calcext:value-type="float">
            <text:p>3906624</text:p>
          </table:table-cell>
          <table:table-cell office:value-type="float" office:value="4422072" calcext:value-type="float">
            <text:p>4422072</text:p>
          </table:table-cell>
          <table:table-cell office:value-type="float" office:value="3762320" calcext:value-type="float">
            <text:p>3762320</text:p>
          </table:table-cell>
          <table:table-cell office:value-type="float" office:value="3818528" calcext:value-type="float">
            <text:p>3818528</text:p>
          </table:table-cell>
          <table:table-cell office:value-type="float" office:value="4229688" calcext:value-type="float">
            <text:p>4229688</text:p>
          </table:table-cell>
          <table:table-cell table:number-columns-repeated="9"/>
        </table:table-row>
        <table:table-row table:style-name="ro1">
          <table:table-cell office:value-type="float" office:value="3562200" calcext:value-type="float">
            <text:p>3562200</text:p>
          </table:table-cell>
          <table:table-cell office:value-type="float" office:value="3717552" calcext:value-type="float">
            <text:p>3717552</text:p>
          </table:table-cell>
          <table:table-cell office:value-type="float" office:value="3908448" calcext:value-type="float">
            <text:p>3908448</text:p>
          </table:table-cell>
          <table:table-cell office:value-type="float" office:value="4422112" calcext:value-type="float">
            <text:p>4422112</text:p>
          </table:table-cell>
          <table:table-cell office:value-type="float" office:value="3762776" calcext:value-type="float">
            <text:p>3762776</text:p>
          </table:table-cell>
          <table:table-cell office:value-type="float" office:value="3819704" calcext:value-type="float">
            <text:p>3819704</text:p>
          </table:table-cell>
          <table:table-cell office:value-type="float" office:value="4231280" calcext:value-type="float">
            <text:p>4231280</text:p>
          </table:table-cell>
          <table:table-cell table:number-columns-repeated="9"/>
        </table:table-row>
        <table:table-row table:style-name="ro1">
          <table:table-cell office:value-type="float" office:value="3563368" calcext:value-type="float">
            <text:p>3563368</text:p>
          </table:table-cell>
          <table:table-cell office:value-type="float" office:value="3719296" calcext:value-type="float">
            <text:p>3719296</text:p>
          </table:table-cell>
          <table:table-cell office:value-type="float" office:value="3915792" calcext:value-type="float">
            <text:p>3915792</text:p>
          </table:table-cell>
          <table:table-cell office:value-type="float" office:value="4423528" calcext:value-type="float">
            <text:p>4423528</text:p>
          </table:table-cell>
          <table:table-cell office:value-type="float" office:value="3765440" calcext:value-type="float">
            <text:p>3765440</text:p>
          </table:table-cell>
          <table:table-cell office:value-type="float" office:value="3821408" calcext:value-type="float">
            <text:p>3821408</text:p>
          </table:table-cell>
          <table:table-cell office:value-type="float" office:value="4232728" calcext:value-type="float">
            <text:p>4232728</text:p>
          </table:table-cell>
          <table:table-cell table:number-columns-repeated="9"/>
        </table:table-row>
        <table:table-row table:style-name="ro1">
          <table:table-cell office:value-type="float" office:value="3565312" calcext:value-type="float">
            <text:p>3565312</text:p>
          </table:table-cell>
          <table:table-cell office:value-type="float" office:value="3720656" calcext:value-type="float">
            <text:p>3720656</text:p>
          </table:table-cell>
          <table:table-cell office:value-type="float" office:value="3917968" calcext:value-type="float">
            <text:p>3917968</text:p>
          </table:table-cell>
          <table:table-cell office:value-type="float" office:value="4425632" calcext:value-type="float">
            <text:p>4425632</text:p>
          </table:table-cell>
          <table:table-cell office:value-type="float" office:value="3766136" calcext:value-type="float">
            <text:p>3766136</text:p>
          </table:table-cell>
          <table:table-cell office:value-type="float" office:value="3825992" calcext:value-type="float">
            <text:p>3825992</text:p>
          </table:table-cell>
          <table:table-cell office:value-type="float" office:value="4233520" calcext:value-type="float">
            <text:p>4233520</text:p>
          </table:table-cell>
          <table:table-cell table:number-columns-repeated="9"/>
        </table:table-row>
        <table:table-row table:style-name="ro1">
          <table:table-cell office:value-type="float" office:value="3567800" calcext:value-type="float">
            <text:p>3567800</text:p>
          </table:table-cell>
          <table:table-cell office:value-type="float" office:value="3724264" calcext:value-type="float">
            <text:p>3724264</text:p>
          </table:table-cell>
          <table:table-cell office:value-type="float" office:value="3919680" calcext:value-type="float">
            <text:p>3919680</text:p>
          </table:table-cell>
          <table:table-cell office:value-type="float" office:value="4427312" calcext:value-type="float">
            <text:p>4427312</text:p>
          </table:table-cell>
          <table:table-cell office:value-type="float" office:value="3767768" calcext:value-type="float">
            <text:p>3767768</text:p>
          </table:table-cell>
          <table:table-cell office:value-type="float" office:value="3828808" calcext:value-type="float">
            <text:p>3828808</text:p>
          </table:table-cell>
          <table:table-cell office:value-type="float" office:value="4234848" calcext:value-type="float">
            <text:p>4234848</text:p>
          </table:table-cell>
          <table:table-cell table:number-columns-repeated="9"/>
        </table:table-row>
        <table:table-row table:style-name="ro1">
          <table:table-cell office:value-type="float" office:value="3570448" calcext:value-type="float">
            <text:p>3570448</text:p>
          </table:table-cell>
          <table:table-cell office:value-type="float" office:value="3725048" calcext:value-type="float">
            <text:p>3725048</text:p>
          </table:table-cell>
          <table:table-cell office:value-type="float" office:value="3921448" calcext:value-type="float">
            <text:p>3921448</text:p>
          </table:table-cell>
          <table:table-cell office:value-type="float" office:value="4434048" calcext:value-type="float">
            <text:p>4434048</text:p>
          </table:table-cell>
          <table:table-cell office:value-type="float" office:value="3768512" calcext:value-type="float">
            <text:p>3768512</text:p>
          </table:table-cell>
          <table:table-cell office:value-type="float" office:value="3829888" calcext:value-type="float">
            <text:p>3829888</text:p>
          </table:table-cell>
          <table:table-cell office:value-type="float" office:value="4239888" calcext:value-type="float">
            <text:p>4239888</text:p>
          </table:table-cell>
          <table:table-cell table:number-columns-repeated="9"/>
        </table:table-row>
        <table:table-row table:style-name="ro1">
          <table:table-cell office:value-type="float" office:value="3570512" calcext:value-type="float">
            <text:p>3570512</text:p>
          </table:table-cell>
          <table:table-cell office:value-type="float" office:value="3725968" calcext:value-type="float">
            <text:p>3725968</text:p>
          </table:table-cell>
          <table:table-cell office:value-type="float" office:value="3927360" calcext:value-type="float">
            <text:p>3927360</text:p>
          </table:table-cell>
          <table:table-cell office:value-type="float" office:value="4436320" calcext:value-type="float">
            <text:p>4436320</text:p>
          </table:table-cell>
          <table:table-cell office:value-type="float" office:value="3769248" calcext:value-type="float">
            <text:p>3769248</text:p>
          </table:table-cell>
          <table:table-cell office:value-type="float" office:value="3830936" calcext:value-type="float">
            <text:p>3830936</text:p>
          </table:table-cell>
          <table:table-cell office:value-type="float" office:value="4241776" calcext:value-type="float">
            <text:p>4241776</text:p>
          </table:table-cell>
          <table:table-cell table:number-columns-repeated="9"/>
        </table:table-row>
        <table:table-row table:style-name="ro1">
          <table:table-cell office:value-type="float" office:value="3573776" calcext:value-type="float">
            <text:p>3573776</text:p>
          </table:table-cell>
          <table:table-cell office:value-type="float" office:value="3726496" calcext:value-type="float">
            <text:p>3726496</text:p>
          </table:table-cell>
          <table:table-cell office:value-type="float" office:value="3929408" calcext:value-type="float">
            <text:p>3929408</text:p>
          </table:table-cell>
          <table:table-cell office:value-type="float" office:value="4446872" calcext:value-type="float">
            <text:p>4446872</text:p>
          </table:table-cell>
          <table:table-cell office:value-type="float" office:value="3785232" calcext:value-type="float">
            <text:p>3785232</text:p>
          </table:table-cell>
          <table:table-cell office:value-type="float" office:value="3832192" calcext:value-type="float">
            <text:p>3832192</text:p>
          </table:table-cell>
          <table:table-cell office:value-type="float" office:value="4244008" calcext:value-type="float">
            <text:p>4244008</text:p>
          </table:table-cell>
          <table:table-cell table:number-columns-repeated="9"/>
        </table:table-row>
        <table:table-row table:style-name="ro1">
          <table:table-cell office:value-type="float" office:value="3575496" calcext:value-type="float">
            <text:p>3575496</text:p>
          </table:table-cell>
          <table:table-cell office:value-type="float" office:value="3726576" calcext:value-type="float">
            <text:p>3726576</text:p>
          </table:table-cell>
          <table:table-cell office:value-type="float" office:value="3934176" calcext:value-type="float">
            <text:p>3934176</text:p>
          </table:table-cell>
          <table:table-cell office:value-type="float" office:value="4451584" calcext:value-type="float">
            <text:p>4451584</text:p>
          </table:table-cell>
          <table:table-cell office:value-type="float" office:value="3785448" calcext:value-type="float">
            <text:p>3785448</text:p>
          </table:table-cell>
          <table:table-cell office:value-type="float" office:value="3833064" calcext:value-type="float">
            <text:p>3833064</text:p>
          </table:table-cell>
          <table:table-cell office:value-type="float" office:value="4248568" calcext:value-type="float">
            <text:p>4248568</text:p>
          </table:table-cell>
          <table:table-cell table:number-columns-repeated="9"/>
        </table:table-row>
        <table:table-row table:style-name="ro1">
          <table:table-cell office:value-type="float" office:value="3577296" calcext:value-type="float">
            <text:p>3577296</text:p>
          </table:table-cell>
          <table:table-cell office:value-type="float" office:value="3735984" calcext:value-type="float">
            <text:p>3735984</text:p>
          </table:table-cell>
          <table:table-cell office:value-type="float" office:value="3947136" calcext:value-type="float">
            <text:p>3947136</text:p>
          </table:table-cell>
          <table:table-cell office:value-type="float" office:value="4453032" calcext:value-type="float">
            <text:p>4453032</text:p>
          </table:table-cell>
          <table:table-cell office:value-type="float" office:value="3790128" calcext:value-type="float">
            <text:p>3790128</text:p>
          </table:table-cell>
          <table:table-cell office:value-type="float" office:value="3847264" calcext:value-type="float">
            <text:p>3847264</text:p>
          </table:table-cell>
          <table:table-cell office:value-type="float" office:value="4251360" calcext:value-type="float">
            <text:p>4251360</text:p>
          </table:table-cell>
          <table:table-cell table:number-columns-repeated="9"/>
        </table:table-row>
        <table:table-row table:style-name="ro1">
          <table:table-cell office:value-type="float" office:value="3577520" calcext:value-type="float">
            <text:p>3577520</text:p>
          </table:table-cell>
          <table:table-cell office:value-type="float" office:value="3736728" calcext:value-type="float">
            <text:p>3736728</text:p>
          </table:table-cell>
          <table:table-cell office:value-type="float" office:value="3947472" calcext:value-type="float">
            <text:p>3947472</text:p>
          </table:table-cell>
          <table:table-cell office:value-type="float" office:value="4453416" calcext:value-type="float">
            <text:p>4453416</text:p>
          </table:table-cell>
          <table:table-cell office:value-type="float" office:value="3791936" calcext:value-type="float">
            <text:p>3791936</text:p>
          </table:table-cell>
          <table:table-cell office:value-type="float" office:value="3847736" calcext:value-type="float">
            <text:p>3847736</text:p>
          </table:table-cell>
          <table:table-cell office:value-type="float" office:value="4253096" calcext:value-type="float">
            <text:p>4253096</text:p>
          </table:table-cell>
          <table:table-cell table:number-columns-repeated="9"/>
        </table:table-row>
        <table:table-row table:style-name="ro1">
          <table:table-cell office:value-type="float" office:value="3580192" calcext:value-type="float">
            <text:p>3580192</text:p>
          </table:table-cell>
          <table:table-cell office:value-type="float" office:value="3745048" calcext:value-type="float">
            <text:p>3745048</text:p>
          </table:table-cell>
          <table:table-cell office:value-type="float" office:value="3949792" calcext:value-type="float">
            <text:p>3949792</text:p>
          </table:table-cell>
          <table:table-cell office:value-type="float" office:value="4456440" calcext:value-type="float">
            <text:p>4456440</text:p>
          </table:table-cell>
          <table:table-cell office:value-type="float" office:value="3794208" calcext:value-type="float">
            <text:p>3794208</text:p>
          </table:table-cell>
          <table:table-cell office:value-type="float" office:value="3847840" calcext:value-type="float">
            <text:p>3847840</text:p>
          </table:table-cell>
          <table:table-cell office:value-type="float" office:value="4256528" calcext:value-type="float">
            <text:p>4256528</text:p>
          </table:table-cell>
          <table:table-cell table:number-columns-repeated="9"/>
        </table:table-row>
        <table:table-row table:style-name="ro1">
          <table:table-cell office:value-type="float" office:value="3580496" calcext:value-type="float">
            <text:p>3580496</text:p>
          </table:table-cell>
          <table:table-cell office:value-type="float" office:value="3753368" calcext:value-type="float">
            <text:p>3753368</text:p>
          </table:table-cell>
          <table:table-cell office:value-type="float" office:value="3949880" calcext:value-type="float">
            <text:p>3949880</text:p>
          </table:table-cell>
          <table:table-cell office:value-type="float" office:value="4457656" calcext:value-type="float">
            <text:p>4457656</text:p>
          </table:table-cell>
          <table:table-cell office:value-type="float" office:value="3794360" calcext:value-type="float">
            <text:p>3794360</text:p>
          </table:table-cell>
          <table:table-cell office:value-type="float" office:value="3848208" calcext:value-type="float">
            <text:p>3848208</text:p>
          </table:table-cell>
          <table:table-cell office:value-type="float" office:value="4260120" calcext:value-type="float">
            <text:p>4260120</text:p>
          </table:table-cell>
          <table:table-cell table:number-columns-repeated="9"/>
        </table:table-row>
        <table:table-row table:style-name="ro1">
          <table:table-cell office:value-type="float" office:value="3582144" calcext:value-type="float">
            <text:p>3582144</text:p>
          </table:table-cell>
          <table:table-cell office:value-type="float" office:value="3761728" calcext:value-type="float">
            <text:p>3761728</text:p>
          </table:table-cell>
          <table:table-cell office:value-type="float" office:value="3954248" calcext:value-type="float">
            <text:p>3954248</text:p>
          </table:table-cell>
          <table:table-cell office:value-type="float" office:value="4458048" calcext:value-type="float">
            <text:p>4458048</text:p>
          </table:table-cell>
          <table:table-cell office:value-type="float" office:value="3798880" calcext:value-type="float">
            <text:p>3798880</text:p>
          </table:table-cell>
          <table:table-cell office:value-type="float" office:value="3848600" calcext:value-type="float">
            <text:p>3848600</text:p>
          </table:table-cell>
          <table:table-cell office:value-type="float" office:value="4262392" calcext:value-type="float">
            <text:p>4262392</text:p>
          </table:table-cell>
          <table:table-cell table:number-columns-repeated="9"/>
        </table:table-row>
        <table:table-row table:style-name="ro1">
          <table:table-cell office:value-type="float" office:value="3582752" calcext:value-type="float">
            <text:p>3582752</text:p>
          </table:table-cell>
          <table:table-cell office:value-type="float" office:value="3764712" calcext:value-type="float">
            <text:p>3764712</text:p>
          </table:table-cell>
          <table:table-cell office:value-type="float" office:value="3954800" calcext:value-type="float">
            <text:p>3954800</text:p>
          </table:table-cell>
          <table:table-cell office:value-type="float" office:value="4462464" calcext:value-type="float">
            <text:p>4462464</text:p>
          </table:table-cell>
          <table:table-cell office:value-type="float" office:value="3799336" calcext:value-type="float">
            <text:p>3799336</text:p>
          </table:table-cell>
          <table:table-cell office:value-type="float" office:value="3849480" calcext:value-type="float">
            <text:p>3849480</text:p>
          </table:table-cell>
          <table:table-cell office:value-type="float" office:value="4263488" calcext:value-type="float">
            <text:p>4263488</text:p>
          </table:table-cell>
          <table:table-cell table:number-columns-repeated="9"/>
        </table:table-row>
        <table:table-row table:style-name="ro1">
          <table:table-cell office:value-type="float" office:value="3583496" calcext:value-type="float">
            <text:p>3583496</text:p>
          </table:table-cell>
          <table:table-cell office:value-type="float" office:value="3766152" calcext:value-type="float">
            <text:p>3766152</text:p>
          </table:table-cell>
          <table:table-cell office:value-type="float" office:value="3956544" calcext:value-type="float">
            <text:p>3956544</text:p>
          </table:table-cell>
          <table:table-cell office:value-type="float" office:value="4463176" calcext:value-type="float">
            <text:p>4463176</text:p>
          </table:table-cell>
          <table:table-cell office:value-type="float" office:value="3799832" calcext:value-type="float">
            <text:p>3799832</text:p>
          </table:table-cell>
          <table:table-cell office:value-type="float" office:value="3850904" calcext:value-type="float">
            <text:p>3850904</text:p>
          </table:table-cell>
          <table:table-cell office:value-type="float" office:value="4266144" calcext:value-type="float">
            <text:p>4266144</text:p>
          </table:table-cell>
          <table:table-cell table:number-columns-repeated="9"/>
        </table:table-row>
        <table:table-row table:style-name="ro1">
          <table:table-cell office:value-type="float" office:value="3588200" calcext:value-type="float">
            <text:p>3588200</text:p>
          </table:table-cell>
          <table:table-cell office:value-type="float" office:value="3769376" calcext:value-type="float">
            <text:p>3769376</text:p>
          </table:table-cell>
          <table:table-cell office:value-type="float" office:value="3958368" calcext:value-type="float">
            <text:p>3958368</text:p>
          </table:table-cell>
          <table:table-cell office:value-type="float" office:value="4481352" calcext:value-type="float">
            <text:p>4481352</text:p>
          </table:table-cell>
          <table:table-cell office:value-type="float" office:value="3800328" calcext:value-type="float">
            <text:p>3800328</text:p>
          </table:table-cell>
          <table:table-cell office:value-type="float" office:value="3851296" calcext:value-type="float">
            <text:p>3851296</text:p>
          </table:table-cell>
          <table:table-cell office:value-type="float" office:value="4269048" calcext:value-type="float">
            <text:p>4269048</text:p>
          </table:table-cell>
          <table:table-cell table:number-columns-repeated="9"/>
        </table:table-row>
        <table:table-row table:style-name="ro1">
          <table:table-cell office:value-type="float" office:value="3589544" calcext:value-type="float">
            <text:p>3589544</text:p>
          </table:table-cell>
          <table:table-cell office:value-type="float" office:value="3772632" calcext:value-type="float">
            <text:p>3772632</text:p>
          </table:table-cell>
          <table:table-cell office:value-type="float" office:value="3960096" calcext:value-type="float">
            <text:p>3960096</text:p>
          </table:table-cell>
          <table:table-cell office:value-type="float" office:value="4482416" calcext:value-type="float">
            <text:p>4482416</text:p>
          </table:table-cell>
          <table:table-cell office:value-type="float" office:value="3800424" calcext:value-type="float">
            <text:p>3800424</text:p>
          </table:table-cell>
          <table:table-cell office:value-type="float" office:value="3852792" calcext:value-type="float">
            <text:p>3852792</text:p>
          </table:table-cell>
          <table:table-cell office:value-type="float" office:value="4272984" calcext:value-type="float">
            <text:p>4272984</text:p>
          </table:table-cell>
          <table:table-cell table:number-columns-repeated="9"/>
        </table:table-row>
        <table:table-row table:style-name="ro1">
          <table:table-cell office:value-type="float" office:value="3589936" calcext:value-type="float">
            <text:p>3589936</text:p>
          </table:table-cell>
          <table:table-cell office:value-type="float" office:value="3773832" calcext:value-type="float">
            <text:p>3773832</text:p>
          </table:table-cell>
          <table:table-cell office:value-type="float" office:value="3971640" calcext:value-type="float">
            <text:p>3971640</text:p>
          </table:table-cell>
          <table:table-cell office:value-type="float" office:value="4482536" calcext:value-type="float">
            <text:p>4482536</text:p>
          </table:table-cell>
          <table:table-cell office:value-type="float" office:value="3813896" calcext:value-type="float">
            <text:p>3813896</text:p>
          </table:table-cell>
          <table:table-cell office:value-type="float" office:value="3857024" calcext:value-type="float">
            <text:p>3857024</text:p>
          </table:table-cell>
          <table:table-cell office:value-type="float" office:value="4274880" calcext:value-type="float">
            <text:p>4274880</text:p>
          </table:table-cell>
          <table:table-cell table:number-columns-repeated="9"/>
        </table:table-row>
        <table:table-row table:style-name="ro1">
          <table:table-cell office:value-type="float" office:value="3591736" calcext:value-type="float">
            <text:p>3591736</text:p>
          </table:table-cell>
          <table:table-cell office:value-type="float" office:value="3775440" calcext:value-type="float">
            <text:p>3775440</text:p>
          </table:table-cell>
          <table:table-cell office:value-type="float" office:value="3974928" calcext:value-type="float">
            <text:p>3974928</text:p>
          </table:table-cell>
          <table:table-cell office:value-type="float" office:value="4485056" calcext:value-type="float">
            <text:p>4485056</text:p>
          </table:table-cell>
          <table:table-cell office:value-type="float" office:value="3815872" calcext:value-type="float">
            <text:p>3815872</text:p>
          </table:table-cell>
          <table:table-cell office:value-type="float" office:value="3858312" calcext:value-type="float">
            <text:p>3858312</text:p>
          </table:table-cell>
          <table:table-cell office:value-type="float" office:value="4277616" calcext:value-type="float">
            <text:p>4277616</text:p>
          </table:table-cell>
          <table:table-cell table:number-columns-repeated="9"/>
        </table:table-row>
        <table:table-row table:style-name="ro1">
          <table:table-cell office:value-type="float" office:value="3594560" calcext:value-type="float">
            <text:p>3594560</text:p>
          </table:table-cell>
          <table:table-cell office:value-type="float" office:value="3776400" calcext:value-type="float">
            <text:p>3776400</text:p>
          </table:table-cell>
          <table:table-cell office:value-type="float" office:value="3980336" calcext:value-type="float">
            <text:p>3980336</text:p>
          </table:table-cell>
          <table:table-cell office:value-type="float" office:value="4486176" calcext:value-type="float">
            <text:p>4486176</text:p>
          </table:table-cell>
          <table:table-cell office:value-type="float" office:value="3828120" calcext:value-type="float">
            <text:p>3828120</text:p>
          </table:table-cell>
          <table:table-cell office:value-type="float" office:value="3858672" calcext:value-type="float">
            <text:p>3858672</text:p>
          </table:table-cell>
          <table:table-cell office:value-type="float" office:value="4278800" calcext:value-type="float">
            <text:p>4278800</text:p>
          </table:table-cell>
          <table:table-cell table:number-columns-repeated="9"/>
        </table:table-row>
        <table:table-row table:style-name="ro1">
          <table:table-cell office:value-type="float" office:value="3597336" calcext:value-type="float">
            <text:p>3597336</text:p>
          </table:table-cell>
          <table:table-cell office:value-type="float" office:value="3776608" calcext:value-type="float">
            <text:p>3776608</text:p>
          </table:table-cell>
          <table:table-cell office:value-type="float" office:value="3988208" calcext:value-type="float">
            <text:p>3988208</text:p>
          </table:table-cell>
          <table:table-cell office:value-type="float" office:value="4506264" calcext:value-type="float">
            <text:p>4506264</text:p>
          </table:table-cell>
          <table:table-cell office:value-type="float" office:value="3831320" calcext:value-type="float">
            <text:p>3831320</text:p>
          </table:table-cell>
          <table:table-cell office:value-type="float" office:value="3858744" calcext:value-type="float">
            <text:p>3858744</text:p>
          </table:table-cell>
          <table:table-cell office:value-type="float" office:value="4280776" calcext:value-type="float">
            <text:p>4280776</text:p>
          </table:table-cell>
          <table:table-cell table:number-columns-repeated="9"/>
        </table:table-row>
        <table:table-row table:style-name="ro1">
          <table:table-cell office:value-type="float" office:value="3597904" calcext:value-type="float">
            <text:p>3597904</text:p>
          </table:table-cell>
          <table:table-cell office:value-type="float" office:value="3786816" calcext:value-type="float">
            <text:p>3786816</text:p>
          </table:table-cell>
          <table:table-cell office:value-type="float" office:value="3992576" calcext:value-type="float">
            <text:p>3992576</text:p>
          </table:table-cell>
          <table:table-cell office:value-type="float" office:value="4519080" calcext:value-type="float">
            <text:p>4519080</text:p>
          </table:table-cell>
          <table:table-cell office:value-type="float" office:value="3836416" calcext:value-type="float">
            <text:p>3836416</text:p>
          </table:table-cell>
          <table:table-cell office:value-type="float" office:value="3866336" calcext:value-type="float">
            <text:p>3866336</text:p>
          </table:table-cell>
          <table:table-cell office:value-type="float" office:value="4281544" calcext:value-type="float">
            <text:p>4281544</text:p>
          </table:table-cell>
          <table:table-cell table:number-columns-repeated="9"/>
        </table:table-row>
        <table:table-row table:style-name="ro1">
          <table:table-cell office:value-type="float" office:value="3600008" calcext:value-type="float">
            <text:p>3600008</text:p>
          </table:table-cell>
          <table:table-cell office:value-type="float" office:value="3790480" calcext:value-type="float">
            <text:p>3790480</text:p>
          </table:table-cell>
          <table:table-cell office:value-type="float" office:value="3998184" calcext:value-type="float">
            <text:p>3998184</text:p>
          </table:table-cell>
          <table:table-cell office:value-type="float" office:value="4520736" calcext:value-type="float">
            <text:p>4520736</text:p>
          </table:table-cell>
          <table:table-cell office:value-type="float" office:value="3849208" calcext:value-type="float">
            <text:p>3849208</text:p>
          </table:table-cell>
          <table:table-cell office:value-type="float" office:value="3866632" calcext:value-type="float">
            <text:p>3866632</text:p>
          </table:table-cell>
          <table:table-cell office:value-type="float" office:value="4282216" calcext:value-type="float">
            <text:p>4282216</text:p>
          </table:table-cell>
          <table:table-cell table:number-columns-repeated="9"/>
        </table:table-row>
        <table:table-row table:style-name="ro1">
          <table:table-cell office:value-type="float" office:value="3601808" calcext:value-type="float">
            <text:p>3601808</text:p>
          </table:table-cell>
          <table:table-cell office:value-type="float" office:value="3791776" calcext:value-type="float">
            <text:p>3791776</text:p>
          </table:table-cell>
          <table:table-cell office:value-type="float" office:value="3998352" calcext:value-type="float">
            <text:p>3998352</text:p>
          </table:table-cell>
          <table:table-cell office:value-type="float" office:value="4521664" calcext:value-type="float">
            <text:p>4521664</text:p>
          </table:table-cell>
          <table:table-cell office:value-type="float" office:value="3850200" calcext:value-type="float">
            <text:p>3850200</text:p>
          </table:table-cell>
          <table:table-cell office:value-type="float" office:value="3873176" calcext:value-type="float">
            <text:p>3873176</text:p>
          </table:table-cell>
          <table:table-cell office:value-type="float" office:value="4284760" calcext:value-type="float">
            <text:p>4284760</text:p>
          </table:table-cell>
          <table:table-cell table:number-columns-repeated="9"/>
        </table:table-row>
        <table:table-row table:style-name="ro1">
          <table:table-cell office:value-type="float" office:value="3602088" calcext:value-type="float">
            <text:p>3602088</text:p>
          </table:table-cell>
          <table:table-cell office:value-type="float" office:value="3792168" calcext:value-type="float">
            <text:p>3792168</text:p>
          </table:table-cell>
          <table:table-cell office:value-type="float" office:value="3999256" calcext:value-type="float">
            <text:p>3999256</text:p>
          </table:table-cell>
          <table:table-cell office:value-type="float" office:value="4529032" calcext:value-type="float">
            <text:p>4529032</text:p>
          </table:table-cell>
          <table:table-cell office:value-type="float" office:value="3855776" calcext:value-type="float">
            <text:p>3855776</text:p>
          </table:table-cell>
          <table:table-cell office:value-type="float" office:value="3873928" calcext:value-type="float">
            <text:p>3873928</text:p>
          </table:table-cell>
          <table:table-cell office:value-type="float" office:value="4286736" calcext:value-type="float">
            <text:p>4286736</text:p>
          </table:table-cell>
          <table:table-cell table:number-columns-repeated="9"/>
        </table:table-row>
        <table:table-row table:style-name="ro1">
          <table:table-cell office:value-type="float" office:value="3602696" calcext:value-type="float">
            <text:p>3602696</text:p>
          </table:table-cell>
          <table:table-cell office:value-type="float" office:value="3812872" calcext:value-type="float">
            <text:p>3812872</text:p>
          </table:table-cell>
          <table:table-cell office:value-type="float" office:value="4000192" calcext:value-type="float">
            <text:p>4000192</text:p>
          </table:table-cell>
          <table:table-cell office:value-type="float" office:value="4530768" calcext:value-type="float">
            <text:p>4530768</text:p>
          </table:table-cell>
          <table:table-cell office:value-type="float" office:value="3861912" calcext:value-type="float">
            <text:p>3861912</text:p>
          </table:table-cell>
          <table:table-cell office:value-type="float" office:value="3875792" calcext:value-type="float">
            <text:p>3875792</text:p>
          </table:table-cell>
          <table:table-cell office:value-type="float" office:value="4300904" calcext:value-type="float">
            <text:p>4300904</text:p>
          </table:table-cell>
          <table:table-cell table:number-columns-repeated="9"/>
        </table:table-row>
        <table:table-row table:style-name="ro1">
          <table:table-cell office:value-type="float" office:value="3605576" calcext:value-type="float">
            <text:p>3605576</text:p>
          </table:table-cell>
          <table:table-cell office:value-type="float" office:value="3814216" calcext:value-type="float">
            <text:p>3814216</text:p>
          </table:table-cell>
          <table:table-cell office:value-type="float" office:value="4005208" calcext:value-type="float">
            <text:p>4005208</text:p>
          </table:table-cell>
          <table:table-cell office:value-type="float" office:value="4531792" calcext:value-type="float">
            <text:p>4531792</text:p>
          </table:table-cell>
          <table:table-cell office:value-type="float" office:value="3874392" calcext:value-type="float">
            <text:p>3874392</text:p>
          </table:table-cell>
          <table:table-cell office:value-type="float" office:value="3896416" calcext:value-type="float">
            <text:p>3896416</text:p>
          </table:table-cell>
          <table:table-cell office:value-type="float" office:value="4307944" calcext:value-type="float">
            <text:p>4307944</text:p>
          </table:table-cell>
          <table:table-cell table:number-columns-repeated="9"/>
        </table:table-row>
        <table:table-row table:style-name="ro1">
          <table:table-cell office:value-type="float" office:value="3605600" calcext:value-type="float">
            <text:p>3605600</text:p>
          </table:table-cell>
          <table:table-cell office:value-type="float" office:value="3817224" calcext:value-type="float">
            <text:p>3817224</text:p>
          </table:table-cell>
          <table:table-cell office:value-type="float" office:value="4011920" calcext:value-type="float">
            <text:p>4011920</text:p>
          </table:table-cell>
          <table:table-cell office:value-type="float" office:value="4548208" calcext:value-type="float">
            <text:p>4548208</text:p>
          </table:table-cell>
          <table:table-cell office:value-type="float" office:value="3881032" calcext:value-type="float">
            <text:p>3881032</text:p>
          </table:table-cell>
          <table:table-cell office:value-type="float" office:value="3899568" calcext:value-type="float">
            <text:p>3899568</text:p>
          </table:table-cell>
          <table:table-cell office:value-type="float" office:value="4322656" calcext:value-type="float">
            <text:p>4322656</text:p>
          </table:table-cell>
          <table:table-cell table:number-columns-repeated="9"/>
        </table:table-row>
        <table:table-row table:style-name="ro1">
          <table:table-cell office:value-type="float" office:value="3606320" calcext:value-type="float">
            <text:p>3606320</text:p>
          </table:table-cell>
          <table:table-cell office:value-type="float" office:value="3818216" calcext:value-type="float">
            <text:p>3818216</text:p>
          </table:table-cell>
          <table:table-cell office:value-type="float" office:value="4013464" calcext:value-type="float">
            <text:p>4013464</text:p>
          </table:table-cell>
          <table:table-cell office:value-type="float" office:value="4557088" calcext:value-type="float">
            <text:p>4557088</text:p>
          </table:table-cell>
          <table:table-cell office:value-type="float" office:value="3881064" calcext:value-type="float">
            <text:p>3881064</text:p>
          </table:table-cell>
          <table:table-cell office:value-type="float" office:value="3900168" calcext:value-type="float">
            <text:p>3900168</text:p>
          </table:table-cell>
          <table:table-cell office:value-type="float" office:value="4328968" calcext:value-type="float">
            <text:p>4328968</text:p>
          </table:table-cell>
          <table:table-cell table:number-columns-repeated="9"/>
        </table:table-row>
        <table:table-row table:style-name="ro1">
          <table:table-cell office:value-type="float" office:value="3608848" calcext:value-type="float">
            <text:p>3608848</text:p>
          </table:table-cell>
          <table:table-cell office:value-type="float" office:value="3818880" calcext:value-type="float">
            <text:p>3818880</text:p>
          </table:table-cell>
          <table:table-cell office:value-type="float" office:value="4017784" calcext:value-type="float">
            <text:p>4017784</text:p>
          </table:table-cell>
          <table:table-cell office:value-type="float" office:value="4564648" calcext:value-type="float">
            <text:p>4564648</text:p>
          </table:table-cell>
          <table:table-cell office:value-type="float" office:value="3882840" calcext:value-type="float">
            <text:p>3882840</text:p>
          </table:table-cell>
          <table:table-cell office:value-type="float" office:value="3900472" calcext:value-type="float">
            <text:p>3900472</text:p>
          </table:table-cell>
          <table:table-cell office:value-type="float" office:value="4336136" calcext:value-type="float">
            <text:p>4336136</text:p>
          </table:table-cell>
          <table:table-cell table:number-columns-repeated="9"/>
        </table:table-row>
        <table:table-row table:style-name="ro1">
          <table:table-cell office:value-type="float" office:value="3609416" calcext:value-type="float">
            <text:p>3609416</text:p>
          </table:table-cell>
          <table:table-cell office:value-type="float" office:value="3820360" calcext:value-type="float">
            <text:p>3820360</text:p>
          </table:table-cell>
          <table:table-cell office:value-type="float" office:value="4021008" calcext:value-type="float">
            <text:p>4021008</text:p>
          </table:table-cell>
          <table:table-cell office:value-type="float" office:value="4567816" calcext:value-type="float">
            <text:p>4567816</text:p>
          </table:table-cell>
          <table:table-cell office:value-type="float" office:value="3889400" calcext:value-type="float">
            <text:p>3889400</text:p>
          </table:table-cell>
          <table:table-cell office:value-type="float" office:value="3907424" calcext:value-type="float">
            <text:p>3907424</text:p>
          </table:table-cell>
          <table:table-cell office:value-type="float" office:value="4339672" calcext:value-type="float">
            <text:p>4339672</text:p>
          </table:table-cell>
          <table:table-cell table:number-columns-repeated="9"/>
        </table:table-row>
        <table:table-row table:style-name="ro1">
          <table:table-cell office:value-type="float" office:value="3609616" calcext:value-type="float">
            <text:p>3609616</text:p>
          </table:table-cell>
          <table:table-cell office:value-type="float" office:value="3823720" calcext:value-type="float">
            <text:p>3823720</text:p>
          </table:table-cell>
          <table:table-cell office:value-type="float" office:value="4027232" calcext:value-type="float">
            <text:p>4027232</text:p>
          </table:table-cell>
          <table:table-cell office:value-type="float" office:value="4581472" calcext:value-type="float">
            <text:p>4581472</text:p>
          </table:table-cell>
          <table:table-cell office:value-type="float" office:value="3890600" calcext:value-type="float">
            <text:p>3890600</text:p>
          </table:table-cell>
          <table:table-cell office:value-type="float" office:value="3907672" calcext:value-type="float">
            <text:p>3907672</text:p>
          </table:table-cell>
          <table:table-cell office:value-type="float" office:value="4340232" calcext:value-type="float">
            <text:p>4340232</text:p>
          </table:table-cell>
          <table:table-cell table:number-columns-repeated="9"/>
        </table:table-row>
        <table:table-row table:style-name="ro1">
          <table:table-cell office:value-type="float" office:value="3616024" calcext:value-type="float">
            <text:p>3616024</text:p>
          </table:table-cell>
          <table:table-cell office:value-type="float" office:value="3827720" calcext:value-type="float">
            <text:p>3827720</text:p>
          </table:table-cell>
          <table:table-cell office:value-type="float" office:value="4033024" calcext:value-type="float">
            <text:p>4033024</text:p>
          </table:table-cell>
          <table:table-cell office:value-type="float" office:value="4586560" calcext:value-type="float">
            <text:p>4586560</text:p>
          </table:table-cell>
          <table:table-cell office:value-type="float" office:value="3911384" calcext:value-type="float">
            <text:p>3911384</text:p>
          </table:table-cell>
          <table:table-cell office:value-type="float" office:value="3909912" calcext:value-type="float">
            <text:p>3909912</text:p>
          </table:table-cell>
          <table:table-cell office:value-type="float" office:value="4347800" calcext:value-type="float">
            <text:p>4347800</text:p>
          </table:table-cell>
          <table:table-cell table:number-columns-repeated="9"/>
        </table:table-row>
        <table:table-row table:style-name="ro1">
          <table:table-cell office:value-type="float" office:value="3617848" calcext:value-type="float">
            <text:p>3617848</text:p>
          </table:table-cell>
          <table:table-cell office:value-type="float" office:value="3833008" calcext:value-type="float">
            <text:p>3833008</text:p>
          </table:table-cell>
          <table:table-cell office:value-type="float" office:value="4039608" calcext:value-type="float">
            <text:p>4039608</text:p>
          </table:table-cell>
          <table:table-cell office:value-type="float" office:value="4598288" calcext:value-type="float">
            <text:p>4598288</text:p>
          </table:table-cell>
          <table:table-cell office:value-type="float" office:value="3918504" calcext:value-type="float">
            <text:p>3918504</text:p>
          </table:table-cell>
          <table:table-cell office:value-type="float" office:value="3916464" calcext:value-type="float">
            <text:p>3916464</text:p>
          </table:table-cell>
          <table:table-cell office:value-type="float" office:value="4354232" calcext:value-type="float">
            <text:p>4354232</text:p>
          </table:table-cell>
          <table:table-cell table:number-columns-repeated="9"/>
        </table:table-row>
        <table:table-row table:style-name="ro1">
          <table:table-cell office:value-type="float" office:value="3628144" calcext:value-type="float">
            <text:p>3628144</text:p>
          </table:table-cell>
          <table:table-cell office:value-type="float" office:value="3838160" calcext:value-type="float">
            <text:p>3838160</text:p>
          </table:table-cell>
          <table:table-cell office:value-type="float" office:value="4049088" calcext:value-type="float">
            <text:p>4049088</text:p>
          </table:table-cell>
          <table:table-cell office:value-type="float" office:value="4600368" calcext:value-type="float">
            <text:p>4600368</text:p>
          </table:table-cell>
          <table:table-cell office:value-type="float" office:value="3924872" calcext:value-type="float">
            <text:p>3924872</text:p>
          </table:table-cell>
          <table:table-cell office:value-type="float" office:value="3917944" calcext:value-type="float">
            <text:p>3917944</text:p>
          </table:table-cell>
          <table:table-cell office:value-type="float" office:value="4358208" calcext:value-type="float">
            <text:p>4358208</text:p>
          </table:table-cell>
          <table:table-cell table:number-columns-repeated="9"/>
        </table:table-row>
        <table:table-row table:style-name="ro1">
          <table:table-cell office:value-type="float" office:value="3632728" calcext:value-type="float">
            <text:p>3632728</text:p>
          </table:table-cell>
          <table:table-cell office:value-type="float" office:value="3851296" calcext:value-type="float">
            <text:p>3851296</text:p>
          </table:table-cell>
          <table:table-cell office:value-type="float" office:value="4053816" calcext:value-type="float">
            <text:p>4053816</text:p>
          </table:table-cell>
          <table:table-cell office:value-type="float" office:value="4603984" calcext:value-type="float">
            <text:p>4603984</text:p>
          </table:table-cell>
          <table:table-cell office:value-type="float" office:value="3943512" calcext:value-type="float">
            <text:p>3943512</text:p>
          </table:table-cell>
          <table:table-cell office:value-type="float" office:value="3923192" calcext:value-type="float">
            <text:p>3923192</text:p>
          </table:table-cell>
          <table:table-cell office:value-type="float" office:value="4362224" calcext:value-type="float">
            <text:p>4362224</text:p>
          </table:table-cell>
          <table:table-cell table:number-columns-repeated="9"/>
        </table:table-row>
        <table:table-row table:style-name="ro1">
          <table:table-cell office:value-type="float" office:value="3640120" calcext:value-type="float">
            <text:p>3640120</text:p>
          </table:table-cell>
          <table:table-cell office:value-type="float" office:value="3874736" calcext:value-type="float">
            <text:p>3874736</text:p>
          </table:table-cell>
          <table:table-cell office:value-type="float" office:value="4056352" calcext:value-type="float">
            <text:p>4056352</text:p>
          </table:table-cell>
          <table:table-cell office:value-type="float" office:value="4606528" calcext:value-type="float">
            <text:p>4606528</text:p>
          </table:table-cell>
          <table:table-cell office:value-type="float" office:value="3943536" calcext:value-type="float">
            <text:p>3943536</text:p>
          </table:table-cell>
          <table:table-cell office:value-type="float" office:value="3924008" calcext:value-type="float">
            <text:p>3924008</text:p>
          </table:table-cell>
          <table:table-cell office:value-type="float" office:value="4363464" calcext:value-type="float">
            <text:p>4363464</text:p>
          </table:table-cell>
          <table:table-cell table:number-columns-repeated="9"/>
        </table:table-row>
        <table:table-row table:style-name="ro1">
          <table:table-cell office:value-type="float" office:value="3640880" calcext:value-type="float">
            <text:p>3640880</text:p>
          </table:table-cell>
          <table:table-cell office:value-type="float" office:value="3875536" calcext:value-type="float">
            <text:p>3875536</text:p>
          </table:table-cell>
          <table:table-cell office:value-type="float" office:value="4066320" calcext:value-type="float">
            <text:p>4066320</text:p>
          </table:table-cell>
          <table:table-cell office:value-type="float" office:value="4616176" calcext:value-type="float">
            <text:p>4616176</text:p>
          </table:table-cell>
          <table:table-cell office:value-type="float" office:value="3951104" calcext:value-type="float">
            <text:p>3951104</text:p>
          </table:table-cell>
          <table:table-cell office:value-type="float" office:value="3926960" calcext:value-type="float">
            <text:p>3926960</text:p>
          </table:table-cell>
          <table:table-cell office:value-type="float" office:value="4372120" calcext:value-type="float">
            <text:p>4372120</text:p>
          </table:table-cell>
          <table:table-cell table:number-columns-repeated="9"/>
        </table:table-row>
        <table:table-row table:style-name="ro1">
          <table:table-cell office:value-type="float" office:value="3641920" calcext:value-type="float">
            <text:p>3641920</text:p>
          </table:table-cell>
          <table:table-cell office:value-type="float" office:value="3892184" calcext:value-type="float">
            <text:p>3892184</text:p>
          </table:table-cell>
          <table:table-cell office:value-type="float" office:value="4096904" calcext:value-type="float">
            <text:p>4096904</text:p>
          </table:table-cell>
          <table:table-cell office:value-type="float" office:value="4623320" calcext:value-type="float">
            <text:p>4623320</text:p>
          </table:table-cell>
          <table:table-cell office:value-type="float" office:value="3962712" calcext:value-type="float">
            <text:p>3962712</text:p>
          </table:table-cell>
          <table:table-cell office:value-type="float" office:value="3931760" calcext:value-type="float">
            <text:p>3931760</text:p>
          </table:table-cell>
          <table:table-cell office:value-type="float" office:value="4376464" calcext:value-type="float">
            <text:p>4376464</text:p>
          </table:table-cell>
          <table:table-cell table:number-columns-repeated="9"/>
        </table:table-row>
        <table:table-row table:style-name="ro1">
          <table:table-cell office:value-type="float" office:value="3643320" calcext:value-type="float">
            <text:p>3643320</text:p>
          </table:table-cell>
          <table:table-cell office:value-type="float" office:value="3896024" calcext:value-type="float">
            <text:p>3896024</text:p>
          </table:table-cell>
          <table:table-cell office:value-type="float" office:value="4098304" calcext:value-type="float">
            <text:p>4098304</text:p>
          </table:table-cell>
          <table:table-cell office:value-type="float" office:value="4651256" calcext:value-type="float">
            <text:p>4651256</text:p>
          </table:table-cell>
          <table:table-cell office:value-type="float" office:value="3984904" calcext:value-type="float">
            <text:p>3984904</text:p>
          </table:table-cell>
          <table:table-cell office:value-type="float" office:value="3953960" calcext:value-type="float">
            <text:p>3953960</text:p>
          </table:table-cell>
          <table:table-cell office:value-type="float" office:value="4381856" calcext:value-type="float">
            <text:p>4381856</text:p>
          </table:table-cell>
          <table:table-cell table:number-columns-repeated="9"/>
        </table:table-row>
        <table:table-row table:style-name="ro1">
          <table:table-cell office:value-type="float" office:value="3643800" calcext:value-type="float">
            <text:p>3643800</text:p>
          </table:table-cell>
          <table:table-cell office:value-type="float" office:value="3896648" calcext:value-type="float">
            <text:p>3896648</text:p>
          </table:table-cell>
          <table:table-cell office:value-type="float" office:value="4101584" calcext:value-type="float">
            <text:p>4101584</text:p>
          </table:table-cell>
          <table:table-cell office:value-type="float" office:value="4657080" calcext:value-type="float">
            <text:p>4657080</text:p>
          </table:table-cell>
          <table:table-cell office:value-type="float" office:value="4000520" calcext:value-type="float">
            <text:p>4000520</text:p>
          </table:table-cell>
          <table:table-cell office:value-type="float" office:value="3970152" calcext:value-type="float">
            <text:p>3970152</text:p>
          </table:table-cell>
          <table:table-cell office:value-type="float" office:value="4383224" calcext:value-type="float">
            <text:p>4383224</text:p>
          </table:table-cell>
          <table:table-cell table:number-columns-repeated="9"/>
        </table:table-row>
        <table:table-row table:style-name="ro1">
          <table:table-cell office:value-type="float" office:value="3653960" calcext:value-type="float">
            <text:p>3653960</text:p>
          </table:table-cell>
          <table:table-cell office:value-type="float" office:value="3905384" calcext:value-type="float">
            <text:p>3905384</text:p>
          </table:table-cell>
          <table:table-cell office:value-type="float" office:value="4104216" calcext:value-type="float">
            <text:p>4104216</text:p>
          </table:table-cell>
          <table:table-cell office:value-type="float" office:value="4658856" calcext:value-type="float">
            <text:p>4658856</text:p>
          </table:table-cell>
          <table:table-cell office:value-type="float" office:value="4013944" calcext:value-type="float">
            <text:p>4013944</text:p>
          </table:table-cell>
          <table:table-cell office:value-type="float" office:value="3972248" calcext:value-type="float">
            <text:p>3972248</text:p>
          </table:table-cell>
          <table:table-cell office:value-type="float" office:value="4392032" calcext:value-type="float">
            <text:p>4392032</text:p>
          </table:table-cell>
          <table:table-cell table:number-columns-repeated="9"/>
        </table:table-row>
        <table:table-row table:style-name="ro1">
          <table:table-cell office:value-type="float" office:value="3655000" calcext:value-type="float">
            <text:p>3655000</text:p>
          </table:table-cell>
          <table:table-cell office:value-type="float" office:value="3905688" calcext:value-type="float">
            <text:p>3905688</text:p>
          </table:table-cell>
          <table:table-cell office:value-type="float" office:value="4113864" calcext:value-type="float">
            <text:p>4113864</text:p>
          </table:table-cell>
          <table:table-cell office:value-type="float" office:value="4661320" calcext:value-type="float">
            <text:p>4661320</text:p>
          </table:table-cell>
          <table:table-cell office:value-type="float" office:value="4035040" calcext:value-type="float">
            <text:p>4035040</text:p>
          </table:table-cell>
          <table:table-cell office:value-type="float" office:value="3980712" calcext:value-type="float">
            <text:p>3980712</text:p>
          </table:table-cell>
          <table:table-cell office:value-type="float" office:value="4394608" calcext:value-type="float">
            <text:p>4394608</text:p>
          </table:table-cell>
          <table:table-cell table:number-columns-repeated="9"/>
        </table:table-row>
        <table:table-row table:style-name="ro1">
          <table:table-cell office:value-type="float" office:value="3657160" calcext:value-type="float">
            <text:p>3657160</text:p>
          </table:table-cell>
          <table:table-cell office:value-type="float" office:value="3911760" calcext:value-type="float">
            <text:p>3911760</text:p>
          </table:table-cell>
          <table:table-cell office:value-type="float" office:value="4115320" calcext:value-type="float">
            <text:p>4115320</text:p>
          </table:table-cell>
          <table:table-cell office:value-type="float" office:value="4685112" calcext:value-type="float">
            <text:p>4685112</text:p>
          </table:table-cell>
          <table:table-cell office:value-type="float" office:value="4053040" calcext:value-type="float">
            <text:p>4053040</text:p>
          </table:table-cell>
          <table:table-cell office:value-type="float" office:value="3991016" calcext:value-type="float">
            <text:p>3991016</text:p>
          </table:table-cell>
          <table:table-cell office:value-type="float" office:value="4405352" calcext:value-type="float">
            <text:p>4405352</text:p>
          </table:table-cell>
          <table:table-cell table:number-columns-repeated="9"/>
        </table:table-row>
        <table:table-row table:style-name="ro1">
          <table:table-cell office:value-type="float" office:value="3657184" calcext:value-type="float">
            <text:p>3657184</text:p>
          </table:table-cell>
          <table:table-cell office:value-type="float" office:value="3917280" calcext:value-type="float">
            <text:p>3917280</text:p>
          </table:table-cell>
          <table:table-cell office:value-type="float" office:value="4116408" calcext:value-type="float">
            <text:p>4116408</text:p>
          </table:table-cell>
          <table:table-cell office:value-type="float" office:value="4685184" calcext:value-type="float">
            <text:p>4685184</text:p>
          </table:table-cell>
          <table:table-cell office:value-type="float" office:value="4059744" calcext:value-type="float">
            <text:p>4059744</text:p>
          </table:table-cell>
          <table:table-cell office:value-type="float" office:value="3992856" calcext:value-type="float">
            <text:p>3992856</text:p>
          </table:table-cell>
          <table:table-cell office:value-type="float" office:value="4409440" calcext:value-type="float">
            <text:p>4409440</text:p>
          </table:table-cell>
          <table:table-cell table:number-columns-repeated="9"/>
        </table:table-row>
        <table:table-row table:style-name="ro1">
          <table:table-cell office:value-type="float" office:value="3660216" calcext:value-type="float">
            <text:p>3660216</text:p>
          </table:table-cell>
          <table:table-cell office:value-type="float" office:value="3928608" calcext:value-type="float">
            <text:p>3928608</text:p>
          </table:table-cell>
          <table:table-cell office:value-type="float" office:value="4116816" calcext:value-type="float">
            <text:p>4116816</text:p>
          </table:table-cell>
          <table:table-cell office:value-type="float" office:value="4685968" calcext:value-type="float">
            <text:p>4685968</text:p>
          </table:table-cell>
          <table:table-cell office:value-type="float" office:value="4077472" calcext:value-type="float">
            <text:p>4077472</text:p>
          </table:table-cell>
          <table:table-cell office:value-type="float" office:value="3994168" calcext:value-type="float">
            <text:p>3994168</text:p>
          </table:table-cell>
          <table:table-cell office:value-type="float" office:value="4416744" calcext:value-type="float">
            <text:p>4416744</text:p>
          </table:table-cell>
          <table:table-cell table:number-columns-repeated="9"/>
        </table:table-row>
        <table:table-row table:style-name="ro1">
          <table:table-cell office:value-type="float" office:value="3672808" calcext:value-type="float">
            <text:p>3672808</text:p>
          </table:table-cell>
          <table:table-cell office:value-type="float" office:value="3941464" calcext:value-type="float">
            <text:p>3941464</text:p>
          </table:table-cell>
          <table:table-cell office:value-type="float" office:value="4137408" calcext:value-type="float">
            <text:p>4137408</text:p>
          </table:table-cell>
          <table:table-cell office:value-type="float" office:value="4686752" calcext:value-type="float">
            <text:p>4686752</text:p>
          </table:table-cell>
          <table:table-cell office:value-type="float" office:value="4085128" calcext:value-type="float">
            <text:p>4085128</text:p>
          </table:table-cell>
          <table:table-cell office:value-type="float" office:value="3994232" calcext:value-type="float">
            <text:p>3994232</text:p>
          </table:table-cell>
          <table:table-cell office:value-type="float" office:value="4419344" calcext:value-type="float">
            <text:p>4419344</text:p>
          </table:table-cell>
          <table:table-cell table:number-columns-repeated="9"/>
        </table:table-row>
        <table:table-row table:style-name="ro1">
          <table:table-cell office:value-type="float" office:value="3672816" calcext:value-type="float">
            <text:p>3672816</text:p>
          </table:table-cell>
          <table:table-cell office:value-type="float" office:value="3953728" calcext:value-type="float">
            <text:p>3953728</text:p>
          </table:table-cell>
          <table:table-cell office:value-type="float" office:value="4138904" calcext:value-type="float">
            <text:p>4138904</text:p>
          </table:table-cell>
          <table:table-cell office:value-type="float" office:value="4688360" calcext:value-type="float">
            <text:p>4688360</text:p>
          </table:table-cell>
          <table:table-cell office:value-type="float" office:value="4106640" calcext:value-type="float">
            <text:p>4106640</text:p>
          </table:table-cell>
          <table:table-cell office:value-type="float" office:value="4000952" calcext:value-type="float">
            <text:p>4000952</text:p>
          </table:table-cell>
          <table:table-cell office:value-type="float" office:value="4425368" calcext:value-type="float">
            <text:p>4425368</text:p>
          </table:table-cell>
          <table:table-cell table:number-columns-repeated="9"/>
        </table:table-row>
        <table:table-row table:style-name="ro1">
          <table:table-cell office:value-type="float" office:value="3673400" calcext:value-type="float">
            <text:p>3673400</text:p>
          </table:table-cell>
          <table:table-cell office:value-type="float" office:value="3965608" calcext:value-type="float">
            <text:p>3965608</text:p>
          </table:table-cell>
          <table:table-cell office:value-type="float" office:value="4163320" calcext:value-type="float">
            <text:p>4163320</text:p>
          </table:table-cell>
          <table:table-cell office:value-type="float" office:value="4719080" calcext:value-type="float">
            <text:p>4719080</text:p>
          </table:table-cell>
          <table:table-cell office:value-type="float" office:value="4109488" calcext:value-type="float">
            <text:p>4109488</text:p>
          </table:table-cell>
          <table:table-cell office:value-type="float" office:value="4006832" calcext:value-type="float">
            <text:p>4006832</text:p>
          </table:table-cell>
          <table:table-cell office:value-type="float" office:value="4426368" calcext:value-type="float">
            <text:p>4426368</text:p>
          </table:table-cell>
          <table:table-cell table:number-columns-repeated="9"/>
        </table:table-row>
        <table:table-row table:style-name="ro1">
          <table:table-cell office:value-type="float" office:value="3674904" calcext:value-type="float">
            <text:p>3674904</text:p>
          </table:table-cell>
          <table:table-cell office:value-type="float" office:value="3976496" calcext:value-type="float">
            <text:p>3976496</text:p>
          </table:table-cell>
          <table:table-cell office:value-type="float" office:value="4178872" calcext:value-type="float">
            <text:p>4178872</text:p>
          </table:table-cell>
          <table:table-cell office:value-type="float" office:value="4734864" calcext:value-type="float">
            <text:p>4734864</text:p>
          </table:table-cell>
          <table:table-cell office:value-type="float" office:value="4129736" calcext:value-type="float">
            <text:p>4129736</text:p>
          </table:table-cell>
          <table:table-cell office:value-type="float" office:value="4024568" calcext:value-type="float">
            <text:p>4024568</text:p>
          </table:table-cell>
          <table:table-cell office:value-type="float" office:value="4455688" calcext:value-type="float">
            <text:p>4455688</text:p>
          </table:table-cell>
          <table:table-cell table:number-columns-repeated="9"/>
        </table:table-row>
        <table:table-row table:style-name="ro1">
          <table:table-cell office:value-type="float" office:value="3675288" calcext:value-type="float">
            <text:p>3675288</text:p>
          </table:table-cell>
          <table:table-cell office:value-type="float" office:value="3977304" calcext:value-type="float">
            <text:p>3977304</text:p>
          </table:table-cell>
          <table:table-cell office:value-type="float" office:value="4182208" calcext:value-type="float">
            <text:p>4182208</text:p>
          </table:table-cell>
          <table:table-cell office:value-type="float" office:value="4736240" calcext:value-type="float">
            <text:p>4736240</text:p>
          </table:table-cell>
          <table:table-cell office:value-type="float" office:value="4133048" calcext:value-type="float">
            <text:p>4133048</text:p>
          </table:table-cell>
          <table:table-cell office:value-type="float" office:value="4052056" calcext:value-type="float">
            <text:p>4052056</text:p>
          </table:table-cell>
          <table:table-cell office:value-type="float" office:value="4456736" calcext:value-type="float">
            <text:p>4456736</text:p>
          </table:table-cell>
          <table:table-cell table:number-columns-repeated="9"/>
        </table:table-row>
        <table:table-row table:style-name="ro1">
          <table:table-cell office:value-type="float" office:value="3676800" calcext:value-type="float">
            <text:p>3676800</text:p>
          </table:table-cell>
          <table:table-cell office:value-type="float" office:value="4005792" calcext:value-type="float">
            <text:p>4005792</text:p>
          </table:table-cell>
          <table:table-cell office:value-type="float" office:value="4212000" calcext:value-type="float">
            <text:p>4212000</text:p>
          </table:table-cell>
          <table:table-cell office:value-type="float" office:value="4752848" calcext:value-type="float">
            <text:p>4752848</text:p>
          </table:table-cell>
          <table:table-cell office:value-type="float" office:value="4139744" calcext:value-type="float">
            <text:p>4139744</text:p>
          </table:table-cell>
          <table:table-cell office:value-type="float" office:value="4060432" calcext:value-type="float">
            <text:p>4060432</text:p>
          </table:table-cell>
          <table:table-cell office:value-type="float" office:value="4493800" calcext:value-type="float">
            <text:p>4493800</text:p>
          </table:table-cell>
          <table:table-cell table:number-columns-repeated="9"/>
        </table:table-row>
        <table:table-row table:style-name="ro1">
          <table:table-cell office:value-type="float" office:value="3681416" calcext:value-type="float">
            <text:p>3681416</text:p>
          </table:table-cell>
          <table:table-cell office:value-type="float" office:value="4024584" calcext:value-type="float">
            <text:p>4024584</text:p>
          </table:table-cell>
          <table:table-cell office:value-type="float" office:value="4217912" calcext:value-type="float">
            <text:p>4217912</text:p>
          </table:table-cell>
          <table:table-cell office:value-type="float" office:value="4771120" calcext:value-type="float">
            <text:p>4771120</text:p>
          </table:table-cell>
          <table:table-cell office:value-type="float" office:value="4165288" calcext:value-type="float">
            <text:p>4165288</text:p>
          </table:table-cell>
          <table:table-cell office:value-type="float" office:value="4066200" calcext:value-type="float">
            <text:p>4066200</text:p>
          </table:table-cell>
          <table:table-cell office:value-type="float" office:value="4503160" calcext:value-type="float">
            <text:p>4503160</text:p>
          </table:table-cell>
          <table:table-cell table:number-columns-repeated="9"/>
        </table:table-row>
        <table:table-row table:style-name="ro1">
          <table:table-cell office:value-type="float" office:value="3682216" calcext:value-type="float">
            <text:p>3682216</text:p>
          </table:table-cell>
          <table:table-cell office:value-type="float" office:value="4028312" calcext:value-type="float">
            <text:p>4028312</text:p>
          </table:table-cell>
          <table:table-cell office:value-type="float" office:value="4225928" calcext:value-type="float">
            <text:p>4225928</text:p>
          </table:table-cell>
          <table:table-cell office:value-type="float" office:value="4781472" calcext:value-type="float">
            <text:p>4781472</text:p>
          </table:table-cell>
          <table:table-cell office:value-type="float" office:value="4168512" calcext:value-type="float">
            <text:p>4168512</text:p>
          </table:table-cell>
          <table:table-cell office:value-type="float" office:value="4068040" calcext:value-type="float">
            <text:p>4068040</text:p>
          </table:table-cell>
          <table:table-cell office:value-type="float" office:value="4525984" calcext:value-type="float">
            <text:p>4525984</text:p>
          </table:table-cell>
          <table:table-cell table:number-columns-repeated="9"/>
        </table:table-row>
        <table:table-row table:style-name="ro1">
          <table:table-cell office:value-type="float" office:value="3687792" calcext:value-type="float">
            <text:p>3687792</text:p>
          </table:table-cell>
          <table:table-cell office:value-type="float" office:value="4030368" calcext:value-type="float">
            <text:p>4030368</text:p>
          </table:table-cell>
          <table:table-cell office:value-type="float" office:value="4228808" calcext:value-type="float">
            <text:p>4228808</text:p>
          </table:table-cell>
          <table:table-cell office:value-type="float" office:value="4798384" calcext:value-type="float">
            <text:p>4798384</text:p>
          </table:table-cell>
          <table:table-cell office:value-type="float" office:value="4205008" calcext:value-type="float">
            <text:p>4205008</text:p>
          </table:table-cell>
          <table:table-cell office:value-type="float" office:value="4074736" calcext:value-type="float">
            <text:p>4074736</text:p>
          </table:table-cell>
          <table:table-cell office:value-type="float" office:value="4567440" calcext:value-type="float">
            <text:p>4567440</text:p>
          </table:table-cell>
          <table:table-cell table:number-columns-repeated="9"/>
        </table:table-row>
        <table:table-row table:style-name="ro1">
          <table:table-cell office:value-type="float" office:value="3689176" calcext:value-type="float">
            <text:p>3689176</text:p>
          </table:table-cell>
          <table:table-cell office:value-type="float" office:value="4032360" calcext:value-type="float">
            <text:p>4032360</text:p>
          </table:table-cell>
          <table:table-cell office:value-type="float" office:value="4235752" calcext:value-type="float">
            <text:p>4235752</text:p>
          </table:table-cell>
          <table:table-cell office:value-type="float" office:value="4835824" calcext:value-type="float">
            <text:p>4835824</text:p>
          </table:table-cell>
          <table:table-cell office:value-type="float" office:value="4227816" calcext:value-type="float">
            <text:p>4227816</text:p>
          </table:table-cell>
          <table:table-cell office:value-type="float" office:value="4099424" calcext:value-type="float">
            <text:p>4099424</text:p>
          </table:table-cell>
          <table:table-cell office:value-type="float" office:value="4582040" calcext:value-type="float">
            <text:p>4582040</text:p>
          </table:table-cell>
          <table:table-cell table:number-columns-repeated="9"/>
        </table:table-row>
        <table:table-row table:style-name="ro1">
          <table:table-cell office:value-type="float" office:value="3691968" calcext:value-type="float">
            <text:p>3691968</text:p>
          </table:table-cell>
          <table:table-cell office:value-type="float" office:value="4043176" calcext:value-type="float">
            <text:p>4043176</text:p>
          </table:table-cell>
          <table:table-cell office:value-type="float" office:value="4243184" calcext:value-type="float">
            <text:p>4243184</text:p>
          </table:table-cell>
          <table:table-cell office:value-type="float" office:value="4890192" calcext:value-type="float">
            <text:p>4890192</text:p>
          </table:table-cell>
          <table:table-cell office:value-type="float" office:value="4238336" calcext:value-type="float">
            <text:p>4238336</text:p>
          </table:table-cell>
          <table:table-cell office:value-type="float" office:value="4125512" calcext:value-type="float">
            <text:p>4125512</text:p>
          </table:table-cell>
          <table:table-cell office:value-type="float" office:value="4590840" calcext:value-type="float">
            <text:p>4590840</text:p>
          </table:table-cell>
          <table:table-cell table:number-columns-repeated="9"/>
        </table:table-row>
        <table:table-row table:style-name="ro1">
          <table:table-cell office:value-type="float" office:value="3710384" calcext:value-type="float">
            <text:p>3710384</text:p>
          </table:table-cell>
          <table:table-cell office:value-type="float" office:value="4053208" calcext:value-type="float">
            <text:p>4053208</text:p>
          </table:table-cell>
          <table:table-cell office:value-type="float" office:value="4258336" calcext:value-type="float">
            <text:p>4258336</text:p>
          </table:table-cell>
          <table:table-cell office:value-type="float" office:value="4937312" calcext:value-type="float">
            <text:p>4937312</text:p>
          </table:table-cell>
          <table:table-cell office:value-type="float" office:value="4305504" calcext:value-type="float">
            <text:p>4305504</text:p>
          </table:table-cell>
          <table:table-cell office:value-type="float" office:value="4144216" calcext:value-type="float">
            <text:p>4144216</text:p>
          </table:table-cell>
          <table:table-cell office:value-type="float" office:value="4597288" calcext:value-type="float">
            <text:p>4597288</text:p>
          </table:table-cell>
          <table:table-cell table:number-columns-repeated="9"/>
        </table:table-row>
        <table:table-row table:style-name="ro1">
          <table:table-cell office:value-type="float" office:value="3720776" calcext:value-type="float">
            <text:p>3720776</text:p>
          </table:table-cell>
          <table:table-cell office:value-type="float" office:value="4061296" calcext:value-type="float">
            <text:p>4061296</text:p>
          </table:table-cell>
          <table:table-cell office:value-type="float" office:value="4338216" calcext:value-type="float">
            <text:p>4338216</text:p>
          </table:table-cell>
          <table:table-cell office:value-type="float" office:value="4955112" calcext:value-type="float">
            <text:p>4955112</text:p>
          </table:table-cell>
          <table:table-cell office:value-type="float" office:value="4318744" calcext:value-type="float">
            <text:p>4318744</text:p>
          </table:table-cell>
          <table:table-cell office:value-type="float" office:value="4146368" calcext:value-type="float">
            <text:p>4146368</text:p>
          </table:table-cell>
          <table:table-cell office:value-type="float" office:value="4607864" calcext:value-type="float">
            <text:p>4607864</text:p>
          </table:table-cell>
          <table:table-cell table:number-columns-repeated="9"/>
        </table:table-row>
        <table:table-row table:style-name="ro1">
          <table:table-cell office:value-type="float" office:value="3728064" calcext:value-type="float">
            <text:p>3728064</text:p>
          </table:table-cell>
          <table:table-cell office:value-type="float" office:value="4062560" calcext:value-type="float">
            <text:p>4062560</text:p>
          </table:table-cell>
          <table:table-cell office:value-type="float" office:value="4344952" calcext:value-type="float">
            <text:p>4344952</text:p>
          </table:table-cell>
          <table:table-cell office:value-type="float" office:value="5166344" calcext:value-type="float">
            <text:p>5166344</text:p>
          </table:table-cell>
          <table:table-cell office:value-type="float" office:value="4321960" calcext:value-type="float">
            <text:p>4321960</text:p>
          </table:table-cell>
          <table:table-cell office:value-type="float" office:value="4164240" calcext:value-type="float">
            <text:p>4164240</text:p>
          </table:table-cell>
          <table:table-cell office:value-type="float" office:value="4635976" calcext:value-type="float">
            <text:p>4635976</text:p>
          </table:table-cell>
          <table:table-cell table:number-columns-repeated="9"/>
        </table:table-row>
        <table:table-row table:style-name="ro1">
          <table:table-cell office:value-type="float" office:value="3728312" calcext:value-type="float">
            <text:p>3728312</text:p>
          </table:table-cell>
          <table:table-cell office:value-type="float" office:value="4073752" calcext:value-type="float">
            <text:p>4073752</text:p>
          </table:table-cell>
          <table:table-cell office:value-type="float" office:value="4365840" calcext:value-type="float">
            <text:p>4365840</text:p>
          </table:table-cell>
          <table:table-cell office:value-type="float" office:value="5171568" calcext:value-type="float">
            <text:p>5171568</text:p>
          </table:table-cell>
          <table:table-cell office:value-type="float" office:value="4358360" calcext:value-type="float">
            <text:p>4358360</text:p>
          </table:table-cell>
          <table:table-cell office:value-type="float" office:value="4223008" calcext:value-type="float">
            <text:p>4223008</text:p>
          </table:table-cell>
          <table:table-cell office:value-type="float" office:value="4640872" calcext:value-type="float">
            <text:p>4640872</text:p>
          </table:table-cell>
          <table:table-cell table:number-columns-repeated="9"/>
        </table:table-row>
        <table:table-row table:style-name="ro1">
          <table:table-cell office:value-type="float" office:value="3730976" calcext:value-type="float">
            <text:p>3730976</text:p>
          </table:table-cell>
          <table:table-cell office:value-type="float" office:value="4083784" calcext:value-type="float">
            <text:p>4083784</text:p>
          </table:table-cell>
          <table:table-cell office:value-type="float" office:value="4373288" calcext:value-type="float">
            <text:p>4373288</text:p>
          </table:table-cell>
          <table:table-cell office:value-type="float" office:value="5172864" calcext:value-type="float">
            <text:p>5172864</text:p>
          </table:table-cell>
          <table:table-cell office:value-type="float" office:value="4379056" calcext:value-type="float">
            <text:p>4379056</text:p>
          </table:table-cell>
          <table:table-cell office:value-type="float" office:value="4225984" calcext:value-type="float">
            <text:p>4225984</text:p>
          </table:table-cell>
          <table:table-cell office:value-type="float" office:value="4681344" calcext:value-type="float">
            <text:p>4681344</text:p>
          </table:table-cell>
          <table:table-cell table:number-columns-repeated="9"/>
        </table:table-row>
        <table:table-row table:style-name="ro1">
          <table:table-cell office:value-type="float" office:value="3738056" calcext:value-type="float">
            <text:p>3738056</text:p>
          </table:table-cell>
          <table:table-cell office:value-type="float" office:value="4124488" calcext:value-type="float">
            <text:p>4124488</text:p>
          </table:table-cell>
          <table:table-cell office:value-type="float" office:value="4417552" calcext:value-type="float">
            <text:p>4417552</text:p>
          </table:table-cell>
          <table:table-cell office:value-type="float" office:value="5241008" calcext:value-type="float">
            <text:p>5241008</text:p>
          </table:table-cell>
          <table:table-cell office:value-type="float" office:value="4450160" calcext:value-type="float">
            <text:p>4450160</text:p>
          </table:table-cell>
          <table:table-cell office:value-type="float" office:value="4247560" calcext:value-type="float">
            <text:p>4247560</text:p>
          </table:table-cell>
          <table:table-cell office:value-type="float" office:value="4683744" calcext:value-type="float">
            <text:p>4683744</text:p>
          </table:table-cell>
          <table:table-cell table:number-columns-repeated="9"/>
        </table:table-row>
        <table:table-row table:style-name="ro1">
          <table:table-cell office:value-type="float" office:value="3738592" calcext:value-type="float">
            <text:p>3738592</text:p>
          </table:table-cell>
          <table:table-cell office:value-type="float" office:value="4182672" calcext:value-type="float">
            <text:p>4182672</text:p>
          </table:table-cell>
          <table:table-cell office:value-type="float" office:value="4433056" calcext:value-type="float">
            <text:p>4433056</text:p>
          </table:table-cell>
          <table:table-cell office:value-type="float" office:value="5266144" calcext:value-type="float">
            <text:p>5266144</text:p>
          </table:table-cell>
          <table:table-cell office:value-type="float" office:value="4522024" calcext:value-type="float">
            <text:p>4522024</text:p>
          </table:table-cell>
          <table:table-cell office:value-type="float" office:value="4254184" calcext:value-type="float">
            <text:p>4254184</text:p>
          </table:table-cell>
          <table:table-cell office:value-type="float" office:value="4733168" calcext:value-type="float">
            <text:p>4733168</text:p>
          </table:table-cell>
          <table:table-cell table:number-columns-repeated="9"/>
        </table:table-row>
        <table:table-row table:style-name="ro1">
          <table:table-cell office:value-type="float" office:value="3738960" calcext:value-type="float">
            <text:p>3738960</text:p>
          </table:table-cell>
          <table:table-cell office:value-type="float" office:value="4191920" calcext:value-type="float">
            <text:p>4191920</text:p>
          </table:table-cell>
          <table:table-cell office:value-type="float" office:value="4444608" calcext:value-type="float">
            <text:p>4444608</text:p>
          </table:table-cell>
          <table:table-cell office:value-type="float" office:value="5304992" calcext:value-type="float">
            <text:p>5304992</text:p>
          </table:table-cell>
          <table:table-cell office:value-type="float" office:value="4547264" calcext:value-type="float">
            <text:p>4547264</text:p>
          </table:table-cell>
          <table:table-cell office:value-type="float" office:value="4286608" calcext:value-type="float">
            <text:p>4286608</text:p>
          </table:table-cell>
          <table:table-cell office:value-type="float" office:value="4934664" calcext:value-type="float">
            <text:p>4934664</text:p>
          </table:table-cell>
          <table:table-cell table:number-columns-repeated="9"/>
        </table:table-row>
        <table:table-row table:style-name="ro1">
          <table:table-cell office:value-type="float" office:value="3739448" calcext:value-type="float">
            <text:p>3739448</text:p>
          </table:table-cell>
          <table:table-cell office:value-type="float" office:value="4228632" calcext:value-type="float">
            <text:p>4228632</text:p>
          </table:table-cell>
          <table:table-cell office:value-type="float" office:value="4447184" calcext:value-type="float">
            <text:p>4447184</text:p>
          </table:table-cell>
          <table:table-cell office:value-type="float" office:value="5318576" calcext:value-type="float">
            <text:p>5318576</text:p>
          </table:table-cell>
          <table:table-cell office:value-type="float" office:value="4601624" calcext:value-type="float">
            <text:p>4601624</text:p>
          </table:table-cell>
          <table:table-cell office:value-type="float" office:value="4358768" calcext:value-type="float">
            <text:p>4358768</text:p>
          </table:table-cell>
          <table:table-cell office:value-type="float" office:value="4970432" calcext:value-type="float">
            <text:p>4970432</text:p>
          </table:table-cell>
          <table:table-cell table:number-columns-repeated="9"/>
        </table:table-row>
        <table:table-row table:style-name="ro1">
          <table:table-cell office:value-type="float" office:value="3749696" calcext:value-type="float">
            <text:p>3749696</text:p>
          </table:table-cell>
          <table:table-cell office:value-type="float" office:value="4279944" calcext:value-type="float">
            <text:p>4279944</text:p>
          </table:table-cell>
          <table:table-cell office:value-type="float" office:value="4468104" calcext:value-type="float">
            <text:p>4468104</text:p>
          </table:table-cell>
          <table:table-cell office:value-type="float" office:value="5340032" calcext:value-type="float">
            <text:p>5340032</text:p>
          </table:table-cell>
          <table:table-cell office:value-type="float" office:value="4631176" calcext:value-type="float">
            <text:p>4631176</text:p>
          </table:table-cell>
          <table:table-cell office:value-type="float" office:value="4387016" calcext:value-type="float">
            <text:p>4387016</text:p>
          </table:table-cell>
          <table:table-cell office:value-type="float" office:value="4981496" calcext:value-type="float">
            <text:p>4981496</text:p>
          </table:table-cell>
          <table:table-cell table:number-columns-repeated="9"/>
        </table:table-row>
        <table:table-row table:style-name="ro1">
          <table:table-cell office:value-type="float" office:value="3765440" calcext:value-type="float">
            <text:p>3765440</text:p>
          </table:table-cell>
          <table:table-cell office:value-type="float" office:value="4386064" calcext:value-type="float">
            <text:p>4386064</text:p>
          </table:table-cell>
          <table:table-cell office:value-type="float" office:value="4469552" calcext:value-type="float">
            <text:p>4469552</text:p>
          </table:table-cell>
          <table:table-cell office:value-type="float" office:value="5408648" calcext:value-type="float">
            <text:p>5408648</text:p>
          </table:table-cell>
          <table:table-cell office:value-type="float" office:value="4667872" calcext:value-type="float">
            <text:p>4667872</text:p>
          </table:table-cell>
          <table:table-cell office:value-type="float" office:value="4406760" calcext:value-type="float">
            <text:p>4406760</text:p>
          </table:table-cell>
          <table:table-cell office:value-type="float" office:value="5058736" calcext:value-type="float">
            <text:p>5058736</text:p>
          </table:table-cell>
          <table:table-cell table:number-columns-repeated="9"/>
        </table:table-row>
        <table:table-row table:style-name="ro1">
          <table:table-cell office:value-type="float" office:value="3769832" calcext:value-type="float">
            <text:p>3769832</text:p>
          </table:table-cell>
          <table:table-cell office:value-type="float" office:value="4399920" calcext:value-type="float">
            <text:p>4399920</text:p>
          </table:table-cell>
          <table:table-cell office:value-type="float" office:value="4543120" calcext:value-type="float">
            <text:p>4543120</text:p>
          </table:table-cell>
          <table:table-cell office:value-type="float" office:value="5467264" calcext:value-type="float">
            <text:p>5467264</text:p>
          </table:table-cell>
          <table:table-cell office:value-type="float" office:value="4671448" calcext:value-type="float">
            <text:p>4671448</text:p>
          </table:table-cell>
          <table:table-cell office:value-type="float" office:value="4458136" calcext:value-type="float">
            <text:p>4458136</text:p>
          </table:table-cell>
          <table:table-cell office:value-type="float" office:value="5300536" calcext:value-type="float">
            <text:p>5300536</text:p>
          </table:table-cell>
          <table:table-cell table:number-columns-repeated="9"/>
        </table:table-row>
        <table:table-row table:style-name="ro1">
          <table:table-cell office:value-type="float" office:value="3787464" calcext:value-type="float">
            <text:p>3787464</text:p>
          </table:table-cell>
          <table:table-cell office:value-type="float" office:value="4503280" calcext:value-type="float">
            <text:p>4503280</text:p>
          </table:table-cell>
          <table:table-cell office:value-type="float" office:value="4606976" calcext:value-type="float">
            <text:p>4606976</text:p>
          </table:table-cell>
          <table:table-cell office:value-type="float" office:value="5519184" calcext:value-type="float">
            <text:p>5519184</text:p>
          </table:table-cell>
          <table:table-cell office:value-type="float" office:value="4768320" calcext:value-type="float">
            <text:p>4768320</text:p>
          </table:table-cell>
          <table:table-cell office:value-type="float" office:value="4574512" calcext:value-type="float">
            <text:p>4574512</text:p>
          </table:table-cell>
          <table:table-cell office:value-type="float" office:value="5345000" calcext:value-type="float">
            <text:p>5345000</text:p>
          </table:table-cell>
          <table:table-cell table:number-columns-repeated="9"/>
        </table:table-row>
        <table:table-row table:style-name="ro1">
          <table:table-cell office:value-type="float" office:value="3798008" calcext:value-type="float">
            <text:p>3798008</text:p>
          </table:table-cell>
          <table:table-cell office:value-type="float" office:value="4557040" calcext:value-type="float">
            <text:p>4557040</text:p>
          </table:table-cell>
          <table:table-cell office:value-type="float" office:value="4609224" calcext:value-type="float">
            <text:p>4609224</text:p>
          </table:table-cell>
          <table:table-cell office:value-type="float" office:value="5653944" calcext:value-type="float">
            <text:p>5653944</text:p>
          </table:table-cell>
          <table:table-cell office:value-type="float" office:value="4774416" calcext:value-type="float">
            <text:p>4774416</text:p>
          </table:table-cell>
          <table:table-cell office:value-type="float" office:value="4719016" calcext:value-type="float">
            <text:p>4719016</text:p>
          </table:table-cell>
          <table:table-cell office:value-type="float" office:value="5389536" calcext:value-type="float">
            <text:p>5389536</text:p>
          </table:table-cell>
          <table:table-cell table:number-columns-repeated="9"/>
        </table:table-row>
        <table:table-row table:style-name="ro1">
          <table:table-cell office:value-type="float" office:value="3802944" calcext:value-type="float">
            <text:p>3802944</text:p>
          </table:table-cell>
          <table:table-cell office:value-type="float" office:value="4634992" calcext:value-type="float">
            <text:p>4634992</text:p>
          </table:table-cell>
          <table:table-cell office:value-type="float" office:value="4655808" calcext:value-type="float">
            <text:p>4655808</text:p>
          </table:table-cell>
          <table:table-cell office:value-type="float" office:value="5896688" calcext:value-type="float">
            <text:p>5896688</text:p>
          </table:table-cell>
          <table:table-cell office:value-type="float" office:value="4775024" calcext:value-type="float">
            <text:p>4775024</text:p>
          </table:table-cell>
          <table:table-cell office:value-type="float" office:value="4728240" calcext:value-type="float">
            <text:p>4728240</text:p>
          </table:table-cell>
          <table:table-cell office:value-type="float" office:value="5430120" calcext:value-type="float">
            <text:p>5430120</text:p>
          </table:table-cell>
          <table:table-cell table:number-columns-repeated="9"/>
        </table:table-row>
        <table:table-row table:style-name="ro1">
          <table:table-cell office:value-type="float" office:value="3812744" calcext:value-type="float">
            <text:p>3812744</text:p>
          </table:table-cell>
          <table:table-cell office:value-type="float" office:value="4660872" calcext:value-type="float">
            <text:p>4660872</text:p>
          </table:table-cell>
          <table:table-cell office:value-type="float" office:value="4689816" calcext:value-type="float">
            <text:p>4689816</text:p>
          </table:table-cell>
          <table:table-cell office:value-type="float" office:value="5912912" calcext:value-type="float">
            <text:p>5912912</text:p>
          </table:table-cell>
          <table:table-cell office:value-type="float" office:value="4798848" calcext:value-type="float">
            <text:p>4798848</text:p>
          </table:table-cell>
          <table:table-cell office:value-type="float" office:value="4783224" calcext:value-type="float">
            <text:p>4783224</text:p>
          </table:table-cell>
          <table:table-cell office:value-type="float" office:value="5451512" calcext:value-type="float">
            <text:p>5451512</text:p>
          </table:table-cell>
          <table:table-cell table:number-columns-repeated="9"/>
        </table:table-row>
        <table:table-row table:style-name="ro1">
          <table:table-cell office:value-type="float" office:value="3822616" calcext:value-type="float">
            <text:p>3822616</text:p>
          </table:table-cell>
          <table:table-cell office:value-type="float" office:value="4692648" calcext:value-type="float">
            <text:p>4692648</text:p>
          </table:table-cell>
          <table:table-cell office:value-type="float" office:value="4708984" calcext:value-type="float">
            <text:p>4708984</text:p>
          </table:table-cell>
          <table:table-cell office:value-type="float" office:value="5988160" calcext:value-type="float">
            <text:p>5988160</text:p>
          </table:table-cell>
          <table:table-cell office:value-type="float" office:value="4818152" calcext:value-type="float">
            <text:p>4818152</text:p>
          </table:table-cell>
          <table:table-cell office:value-type="float" office:value="4817184" calcext:value-type="float">
            <text:p>4817184</text:p>
          </table:table-cell>
          <table:table-cell office:value-type="float" office:value="5556880" calcext:value-type="float">
            <text:p>5556880</text:p>
          </table:table-cell>
          <table:table-cell table:number-columns-repeated="9"/>
        </table:table-row>
        <table:table-row table:style-name="ro1">
          <table:table-cell office:value-type="float" office:value="3845696" calcext:value-type="float">
            <text:p>3845696</text:p>
          </table:table-cell>
          <table:table-cell office:value-type="float" office:value="4765552" calcext:value-type="float">
            <text:p>4765552</text:p>
          </table:table-cell>
          <table:table-cell office:value-type="float" office:value="4712472" calcext:value-type="float">
            <text:p>4712472</text:p>
          </table:table-cell>
          <table:table-cell office:value-type="float" office:value="6102992" calcext:value-type="float">
            <text:p>6102992</text:p>
          </table:table-cell>
          <table:table-cell office:value-type="float" office:value="4822696" calcext:value-type="float">
            <text:p>4822696</text:p>
          </table:table-cell>
          <table:table-cell office:value-type="float" office:value="4846872" calcext:value-type="float">
            <text:p>4846872</text:p>
          </table:table-cell>
          <table:table-cell office:value-type="float" office:value="5605568" calcext:value-type="float">
            <text:p>5605568</text:p>
          </table:table-cell>
          <table:table-cell table:number-columns-repeated="9"/>
        </table:table-row>
        <table:table-row table:style-name="ro1">
          <table:table-cell office:value-type="float" office:value="3846136" calcext:value-type="float">
            <text:p>3846136</text:p>
          </table:table-cell>
          <table:table-cell office:value-type="float" office:value="4825648" calcext:value-type="float">
            <text:p>4825648</text:p>
          </table:table-cell>
          <table:table-cell office:value-type="float" office:value="4843912" calcext:value-type="float">
            <text:p>4843912</text:p>
          </table:table-cell>
          <table:table-cell office:value-type="float" office:value="6109296" calcext:value-type="float">
            <text:p>6109296</text:p>
          </table:table-cell>
          <table:table-cell office:value-type="float" office:value="4841944" calcext:value-type="float">
            <text:p>4841944</text:p>
          </table:table-cell>
          <table:table-cell office:value-type="float" office:value="4848032" calcext:value-type="float">
            <text:p>4848032</text:p>
          </table:table-cell>
          <table:table-cell office:value-type="float" office:value="5817712" calcext:value-type="float">
            <text:p>5817712</text:p>
          </table:table-cell>
          <table:table-cell table:number-columns-repeated="9"/>
        </table:table-row>
        <table:table-row table:style-name="ro1">
          <table:table-cell office:value-type="float" office:value="3932704" calcext:value-type="float">
            <text:p>3932704</text:p>
          </table:table-cell>
          <table:table-cell office:value-type="float" office:value="4829624" calcext:value-type="float">
            <text:p>4829624</text:p>
          </table:table-cell>
          <table:table-cell office:value-type="float" office:value="4847992" calcext:value-type="float">
            <text:p>4847992</text:p>
          </table:table-cell>
          <table:table-cell office:value-type="float" office:value="6168296" calcext:value-type="float">
            <text:p>6168296</text:p>
          </table:table-cell>
          <table:table-cell office:value-type="float" office:value="4843376" calcext:value-type="float">
            <text:p>4843376</text:p>
          </table:table-cell>
          <table:table-cell office:value-type="float" office:value="4855288" calcext:value-type="float">
            <text:p>4855288</text:p>
          </table:table-cell>
          <table:table-cell office:value-type="float" office:value="5817912" calcext:value-type="float">
            <text:p>5817912</text:p>
          </table:table-cell>
          <table:table-cell table:number-columns-repeated="9"/>
        </table:table-row>
        <table:table-row table:style-name="ro1">
          <table:table-cell office:value-type="float" office:value="3941056" calcext:value-type="float">
            <text:p>3941056</text:p>
          </table:table-cell>
          <table:table-cell office:value-type="float" office:value="4884152" calcext:value-type="float">
            <text:p>4884152</text:p>
          </table:table-cell>
          <table:table-cell office:value-type="float" office:value="4863104" calcext:value-type="float">
            <text:p>4863104</text:p>
          </table:table-cell>
          <table:table-cell office:value-type="float" office:value="6193368" calcext:value-type="float">
            <text:p>6193368</text:p>
          </table:table-cell>
          <table:table-cell office:value-type="float" office:value="4851712" calcext:value-type="float">
            <text:p>4851712</text:p>
          </table:table-cell>
          <table:table-cell office:value-type="float" office:value="4929520" calcext:value-type="float">
            <text:p>4929520</text:p>
          </table:table-cell>
          <table:table-cell office:value-type="float" office:value="5821920" calcext:value-type="float">
            <text:p>5821920</text:p>
          </table:table-cell>
          <table:table-cell table:number-columns-repeated="9"/>
        </table:table-row>
        <table:table-row table:style-name="ro1">
          <table:table-cell office:value-type="float" office:value="3964080" calcext:value-type="float">
            <text:p>3964080</text:p>
          </table:table-cell>
          <table:table-cell office:value-type="float" office:value="4885160" calcext:value-type="float">
            <text:p>4885160</text:p>
          </table:table-cell>
          <table:table-cell office:value-type="float" office:value="4885920" calcext:value-type="float">
            <text:p>4885920</text:p>
          </table:table-cell>
          <table:table-cell office:value-type="float" office:value="6194872" calcext:value-type="float">
            <text:p>6194872</text:p>
          </table:table-cell>
          <table:table-cell office:value-type="float" office:value="4853200" calcext:value-type="float">
            <text:p>4853200</text:p>
          </table:table-cell>
          <table:table-cell office:value-type="float" office:value="4930640" calcext:value-type="float">
            <text:p>4930640</text:p>
          </table:table-cell>
          <table:table-cell office:value-type="float" office:value="5846336" calcext:value-type="float">
            <text:p>5846336</text:p>
          </table:table-cell>
          <table:table-cell table:number-columns-repeated="9"/>
        </table:table-row>
        <table:table-row table:style-name="ro1">
          <table:table-cell office:value-type="float" office:value="4016856" calcext:value-type="float">
            <text:p>4016856</text:p>
          </table:table-cell>
          <table:table-cell office:value-type="float" office:value="4936104" calcext:value-type="float">
            <text:p>4936104</text:p>
          </table:table-cell>
          <table:table-cell office:value-type="float" office:value="4901904" calcext:value-type="float">
            <text:p>4901904</text:p>
          </table:table-cell>
          <table:table-cell office:value-type="float" office:value="6226752" calcext:value-type="float">
            <text:p>6226752</text:p>
          </table:table-cell>
          <table:table-cell office:value-type="float" office:value="4887824" calcext:value-type="float">
            <text:p>4887824</text:p>
          </table:table-cell>
          <table:table-cell office:value-type="float" office:value="4945304" calcext:value-type="float">
            <text:p>4945304</text:p>
          </table:table-cell>
          <table:table-cell office:value-type="float" office:value="5871248" calcext:value-type="float">
            <text:p>5871248</text:p>
          </table:table-cell>
          <table:table-cell table:number-columns-repeated="9"/>
        </table:table-row>
        <table:table-row table:style-name="ro1">
          <table:table-cell office:value-type="float" office:value="4021424" calcext:value-type="float">
            <text:p>4021424</text:p>
          </table:table-cell>
          <table:table-cell office:value-type="float" office:value="4941160" calcext:value-type="float">
            <text:p>4941160</text:p>
          </table:table-cell>
          <table:table-cell office:value-type="float" office:value="4940680" calcext:value-type="float">
            <text:p>4940680</text:p>
          </table:table-cell>
          <table:table-cell office:value-type="float" office:value="6267392" calcext:value-type="float">
            <text:p>6267392</text:p>
          </table:table-cell>
          <table:table-cell office:value-type="float" office:value="4911464" calcext:value-type="float">
            <text:p>4911464</text:p>
          </table:table-cell>
          <table:table-cell office:value-type="float" office:value="4953680" calcext:value-type="float">
            <text:p>4953680</text:p>
          </table:table-cell>
          <table:table-cell office:value-type="float" office:value="5890128" calcext:value-type="float">
            <text:p>5890128</text:p>
          </table:table-cell>
          <table:table-cell table:number-columns-repeated="9"/>
        </table:table-row>
        <table:table-row table:style-name="ro1">
          <table:table-cell office:value-type="float" office:value="4037400" calcext:value-type="float">
            <text:p>4037400</text:p>
          </table:table-cell>
          <table:table-cell office:value-type="float" office:value="5011824" calcext:value-type="float">
            <text:p>5011824</text:p>
          </table:table-cell>
          <table:table-cell office:value-type="float" office:value="4968416" calcext:value-type="float">
            <text:p>4968416</text:p>
          </table:table-cell>
          <table:table-cell office:value-type="float" office:value="6292136" calcext:value-type="float">
            <text:p>6292136</text:p>
          </table:table-cell>
          <table:table-cell office:value-type="float" office:value="4940784" calcext:value-type="float">
            <text:p>4940784</text:p>
          </table:table-cell>
          <table:table-cell office:value-type="float" office:value="4986032" calcext:value-type="float">
            <text:p>4986032</text:p>
          </table:table-cell>
          <table:table-cell office:value-type="float" office:value="5923336" calcext:value-type="float">
            <text:p>5923336</text:p>
          </table:table-cell>
          <table:table-cell table:number-columns-repeated="9"/>
        </table:table-row>
        <table:table-row table:style-name="ro1">
          <table:table-cell office:value-type="float" office:value="4071376" calcext:value-type="float">
            <text:p>4071376</text:p>
          </table:table-cell>
          <table:table-cell office:value-type="float" office:value="5035136" calcext:value-type="float">
            <text:p>5035136</text:p>
          </table:table-cell>
          <table:table-cell office:value-type="float" office:value="5041560" calcext:value-type="float">
            <text:p>5041560</text:p>
          </table:table-cell>
          <table:table-cell office:value-type="float" office:value="6316496" calcext:value-type="float">
            <text:p>6316496</text:p>
          </table:table-cell>
          <table:table-cell office:value-type="float" office:value="4943536" calcext:value-type="float">
            <text:p>4943536</text:p>
          </table:table-cell>
          <table:table-cell office:value-type="float" office:value="5011480" calcext:value-type="float">
            <text:p>5011480</text:p>
          </table:table-cell>
          <table:table-cell office:value-type="float" office:value="5935568" calcext:value-type="float">
            <text:p>5935568</text:p>
          </table:table-cell>
          <table:table-cell table:number-columns-repeated="9"/>
        </table:table-row>
        <table:table-row table:style-name="ro1">
          <table:table-cell office:value-type="float" office:value="4084464" calcext:value-type="float">
            <text:p>4084464</text:p>
          </table:table-cell>
          <table:table-cell office:value-type="float" office:value="5059320" calcext:value-type="float">
            <text:p>5059320</text:p>
          </table:table-cell>
          <table:table-cell office:value-type="float" office:value="5080056" calcext:value-type="float">
            <text:p>5080056</text:p>
          </table:table-cell>
          <table:table-cell office:value-type="float" office:value="6318816" calcext:value-type="float">
            <text:p>6318816</text:p>
          </table:table-cell>
          <table:table-cell office:value-type="float" office:value="4958904" calcext:value-type="float">
            <text:p>4958904</text:p>
          </table:table-cell>
          <table:table-cell office:value-type="float" office:value="5048512" calcext:value-type="float">
            <text:p>5048512</text:p>
          </table:table-cell>
          <table:table-cell office:value-type="float" office:value="5940288" calcext:value-type="float">
            <text:p>5940288</text:p>
          </table:table-cell>
          <table:table-cell table:number-columns-repeated="9"/>
        </table:table-row>
        <table:table-row table:style-name="ro1">
          <table:table-cell office:value-type="float" office:value="4299640" calcext:value-type="float">
            <text:p>4299640</text:p>
          </table:table-cell>
          <table:table-cell office:value-type="float" office:value="5099712" calcext:value-type="float">
            <text:p>5099712</text:p>
          </table:table-cell>
          <table:table-cell office:value-type="float" office:value="5102408" calcext:value-type="float">
            <text:p>5102408</text:p>
          </table:table-cell>
          <table:table-cell office:value-type="float" office:value="6322624" calcext:value-type="float">
            <text:p>6322624</text:p>
          </table:table-cell>
          <table:table-cell office:value-type="float" office:value="4982288" calcext:value-type="float">
            <text:p>4982288</text:p>
          </table:table-cell>
          <table:table-cell office:value-type="float" office:value="5061336" calcext:value-type="float">
            <text:p>5061336</text:p>
          </table:table-cell>
          <table:table-cell office:value-type="float" office:value="5965296" calcext:value-type="float">
            <text:p>5965296</text:p>
          </table:table-cell>
          <table:table-cell table:number-columns-repeated="9"/>
        </table:table-row>
        <table:table-row table:style-name="ro1">
          <table:table-cell office:value-type="float" office:value="4483472" calcext:value-type="float">
            <text:p>4483472</text:p>
          </table:table-cell>
          <table:table-cell office:value-type="float" office:value="5142160" calcext:value-type="float">
            <text:p>5142160</text:p>
          </table:table-cell>
          <table:table-cell office:value-type="float" office:value="5245080" calcext:value-type="float">
            <text:p>5245080</text:p>
          </table:table-cell>
          <table:table-cell office:value-type="float" office:value="6372776" calcext:value-type="float">
            <text:p>6372776</text:p>
          </table:table-cell>
          <table:table-cell office:value-type="float" office:value="5008640" calcext:value-type="float">
            <text:p>5008640</text:p>
          </table:table-cell>
          <table:table-cell office:value-type="float" office:value="5216736" calcext:value-type="float">
            <text:p>5216736</text:p>
          </table:table-cell>
          <table:table-cell office:value-type="float" office:value="5986240" calcext:value-type="float">
            <text:p>5986240</text:p>
          </table:table-cell>
          <table:table-cell table:number-columns-repeated="9"/>
        </table:table-row>
        <table:table-row table:style-name="ro1">
          <table:table-cell office:value-type="float" office:value="4500632" calcext:value-type="float">
            <text:p>4500632</text:p>
          </table:table-cell>
          <table:table-cell office:value-type="float" office:value="5152944" calcext:value-type="float">
            <text:p>5152944</text:p>
          </table:table-cell>
          <table:table-cell office:value-type="float" office:value="5276448" calcext:value-type="float">
            <text:p>5276448</text:p>
          </table:table-cell>
          <table:table-cell office:value-type="float" office:value="6420992" calcext:value-type="float">
            <text:p>6420992</text:p>
          </table:table-cell>
          <table:table-cell office:value-type="float" office:value="5020112" calcext:value-type="float">
            <text:p>5020112</text:p>
          </table:table-cell>
          <table:table-cell office:value-type="float" office:value="5222608" calcext:value-type="float">
            <text:p>5222608</text:p>
          </table:table-cell>
          <table:table-cell office:value-type="float" office:value="6029784" calcext:value-type="float">
            <text:p>6029784</text:p>
          </table:table-cell>
          <table:table-cell table:number-columns-repeated="9"/>
        </table:table-row>
        <table:table-row table:style-name="ro1">
          <table:table-cell office:value-type="float" office:value="4542968" calcext:value-type="float">
            <text:p>4542968</text:p>
          </table:table-cell>
          <table:table-cell office:value-type="float" office:value="5169760" calcext:value-type="float">
            <text:p>5169760</text:p>
          </table:table-cell>
          <table:table-cell office:value-type="float" office:value="5277952" calcext:value-type="float">
            <text:p>5277952</text:p>
          </table:table-cell>
          <table:table-cell office:value-type="float" office:value="6421080" calcext:value-type="float">
            <text:p>6421080</text:p>
          </table:table-cell>
          <table:table-cell office:value-type="float" office:value="5022800" calcext:value-type="float">
            <text:p>5022800</text:p>
          </table:table-cell>
          <table:table-cell office:value-type="float" office:value="5373096" calcext:value-type="float">
            <text:p>5373096</text:p>
          </table:table-cell>
          <table:table-cell office:value-type="float" office:value="6073736" calcext:value-type="float">
            <text:p>6073736</text:p>
          </table:table-cell>
          <table:table-cell table:number-columns-repeated="9"/>
        </table:table-row>
        <table:table-row table:style-name="ro1">
          <table:table-cell office:value-type="float" office:value="4587000" calcext:value-type="float">
            <text:p>4587000</text:p>
          </table:table-cell>
          <table:table-cell office:value-type="float" office:value="5180240" calcext:value-type="float">
            <text:p>5180240</text:p>
          </table:table-cell>
          <table:table-cell office:value-type="float" office:value="5280144" calcext:value-type="float">
            <text:p>5280144</text:p>
          </table:table-cell>
          <table:table-cell office:value-type="float" office:value="6597848" calcext:value-type="float">
            <text:p>6597848</text:p>
          </table:table-cell>
          <table:table-cell office:value-type="float" office:value="5070984" calcext:value-type="float">
            <text:p>5070984</text:p>
          </table:table-cell>
          <table:table-cell office:value-type="float" office:value="5387784" calcext:value-type="float">
            <text:p>5387784</text:p>
          </table:table-cell>
          <table:table-cell office:value-type="float" office:value="6080696" calcext:value-type="float">
            <text:p>6080696</text:p>
          </table:table-cell>
          <table:table-cell table:number-columns-repeated="9"/>
        </table:table-row>
        <table:table-row table:style-name="ro1">
          <table:table-cell office:value-type="float" office:value="4718936" calcext:value-type="float">
            <text:p>4718936</text:p>
          </table:table-cell>
          <table:table-cell office:value-type="float" office:value="5216264" calcext:value-type="float">
            <text:p>5216264</text:p>
          </table:table-cell>
          <table:table-cell office:value-type="float" office:value="5295840" calcext:value-type="float">
            <text:p>5295840</text:p>
          </table:table-cell>
          <table:table-cell office:value-type="float" office:value="6800504" calcext:value-type="float">
            <text:p>6800504</text:p>
          </table:table-cell>
          <table:table-cell office:value-type="float" office:value="5085480" calcext:value-type="float">
            <text:p>5085480</text:p>
          </table:table-cell>
          <table:table-cell office:value-type="float" office:value="5434488" calcext:value-type="float">
            <text:p>5434488</text:p>
          </table:table-cell>
          <table:table-cell office:value-type="float" office:value="6082064" calcext:value-type="float">
            <text:p>6082064</text:p>
          </table:table-cell>
          <table:table-cell table:number-columns-repeated="9"/>
        </table:table-row>
        <table:table-row table:style-name="ro1">
          <table:table-cell office:value-type="float" office:value="4914736" calcext:value-type="float">
            <text:p>4914736</text:p>
          </table:table-cell>
          <table:table-cell office:value-type="float" office:value="5280984" calcext:value-type="float">
            <text:p>5280984</text:p>
          </table:table-cell>
          <table:table-cell office:value-type="float" office:value="5304344" calcext:value-type="float">
            <text:p>5304344</text:p>
          </table:table-cell>
          <table:table-cell office:value-type="float" office:value="6899776" calcext:value-type="float">
            <text:p>6899776</text:p>
          </table:table-cell>
          <table:table-cell office:value-type="float" office:value="5090008" calcext:value-type="float">
            <text:p>5090008</text:p>
          </table:table-cell>
          <table:table-cell office:value-type="float" office:value="5480880" calcext:value-type="float">
            <text:p>5480880</text:p>
          </table:table-cell>
          <table:table-cell office:value-type="float" office:value="6273320" calcext:value-type="float">
            <text:p>6273320</text:p>
          </table:table-cell>
          <table:table-cell table:number-columns-repeated="9"/>
        </table:table-row>
        <table:table-row table:style-name="ro1">
          <table:table-cell office:value-type="float" office:value="5023504" calcext:value-type="float">
            <text:p>5023504</text:p>
          </table:table-cell>
          <table:table-cell office:value-type="float" office:value="5442024" calcext:value-type="float">
            <text:p>5442024</text:p>
          </table:table-cell>
          <table:table-cell office:value-type="float" office:value="5435680" calcext:value-type="float">
            <text:p>5435680</text:p>
          </table:table-cell>
          <table:table-cell office:value-type="float" office:value="7071792" calcext:value-type="float">
            <text:p>7071792</text:p>
          </table:table-cell>
          <table:table-cell office:value-type="float" office:value="5090968" calcext:value-type="float">
            <text:p>5090968</text:p>
          </table:table-cell>
          <table:table-cell office:value-type="float" office:value="5891736" calcext:value-type="float">
            <text:p>5891736</text:p>
          </table:table-cell>
          <table:table-cell office:value-type="float" office:value="6378408" calcext:value-type="float">
            <text:p>6378408</text:p>
          </table:table-cell>
          <table:table-cell table:number-columns-repeated="9"/>
        </table:table-row>
        <table:table-row table:style-name="ro1">
          <table:table-cell office:value-type="float" office:value="5770656" calcext:value-type="float">
            <text:p>5770656</text:p>
          </table:table-cell>
          <table:table-cell office:value-type="float" office:value="5735400" calcext:value-type="float">
            <text:p>5735400</text:p>
          </table:table-cell>
          <table:table-cell office:value-type="float" office:value="5482816" calcext:value-type="float">
            <text:p>5482816</text:p>
          </table:table-cell>
          <table:table-cell office:value-type="float" office:value="7719448" calcext:value-type="float">
            <text:p>7719448</text:p>
          </table:table-cell>
          <table:table-cell office:value-type="float" office:value="5097440" calcext:value-type="float">
            <text:p>5097440</text:p>
          </table:table-cell>
          <table:table-cell office:value-type="float" office:value="6635232" calcext:value-type="float">
            <text:p>6635232</text:p>
          </table:table-cell>
          <table:table-cell office:value-type="float" office:value="7359096" calcext:value-type="float">
            <text:p>7359096</text:p>
          </table:table-cell>
          <table:table-cell table:number-columns-repeated="9"/>
        </table:table-row>
        <table:table-row table:style-name="ro1">
          <table:table-cell office:value-type="float" office:value="6222920" calcext:value-type="float">
            <text:p>6222920</text:p>
          </table:table-cell>
          <table:table-cell office:value-type="float" office:value="8596320" calcext:value-type="float">
            <text:p>8596320</text:p>
          </table:table-cell>
          <table:table-cell office:value-type="float" office:value="6777296" calcext:value-type="float">
            <text:p>6777296</text:p>
          </table:table-cell>
          <table:table-cell office:value-type="float" office:value="7999264" calcext:value-type="float">
            <text:p>7999264</text:p>
          </table:table-cell>
          <table:table-cell office:value-type="float" office:value="5428400" calcext:value-type="float">
            <text:p>5428400</text:p>
          </table:table-cell>
          <table:table-cell office:value-type="float" office:value="7848800" calcext:value-type="float">
            <text:p>7848800</text:p>
          </table:table-cell>
          <table:table-cell office:value-type="float" office:value="7778504" calcext:value-type="float">
            <text:p>777850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6T11:39:13.751511450</dc:date>
    <meta:document-statistic meta:table-count="1" meta:cell-count="7014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standard-error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standard-error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503cm" svg:y="0.316cm" chart:style-name="ch2">
          <text:p>Variación de performance CropFlip</text:p>
        </chart:title>
        <chart:subtitle svg:x="2.769cm" svg:y="1.301cm" chart:style-name="ch3">
          <text:p>Agregando Operaciones Aritmeticas y Llamadas a Memoria</text:p>
        </chart:subtitle>
        <chart:plot-area chart:style-name="ch4" table:cell-range-address="Sheet1.J1:Sheet1.P2" chart:data-source-has-labels="row" svg:x="1.33cm" svg:y="2.19cm" svg:width="14.349cm" svg:height="6.635cm">
          <chartooo:coordinate-region svg:x="2.877cm" svg:y="2.389cm" svg:width="12.606cm" svg:height="5.391cm"/>
          <chart:axis chart:dimension="x" chart:name="primary-x" chart:style-name="ch5" chartooo:axis-type="auto">
            <chartooo:date-scale/>
            <chart:categories table:cell-range-address="Sheet1.J1:Sheet1.P1"/>
          </chart:axis>
          <chart:axis chart:dimension="y" chart:name="primary-y" chart:style-name="ch6">
            <chart:title svg:x="0.477cm" svg:y="6.066cm" chart:style-name="ch7">
              <text:p>Tiempo</text:p>
            </chart:title>
            <chart:grid chart:style-name="ch8" chart:class="major"/>
          </chart:axis>
          <chart:series chart:style-name="ch9" chart:values-cell-range-address="Sheet1.J2:Sheet1.P2" chart:class="chart:bar">
            <chart:error-indicator chart:style-name="ch10" chart:dimension="y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J1:Sheet1.P1</svg:desc>
                </draw:g>
              </table:table-cell>
              <table:table-cell office:value-type="string">
                <text:p>Asm + 4 Mem</text:p>
              </table:table-cell>
              <table:table-cell office:value-type="string">
                <text:p>Asm +8 Mem</text:p>
              </table:table-cell>
              <table:table-cell office:value-type="string">
                <text:p>Asm + 16 Mem</text:p>
              </table:table-cell>
              <table:table-cell office:value-type="string">
                <text:p>Asm + 4 Arit</text:p>
              </table:table-cell>
              <table:table-cell office:value-type="string">
                <text:p>Asm + 8 Arit</text:p>
              </table:table-cell>
              <table:table-cell office:value-type="string">
                <text:p>Asm + 16 Ari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252189.19134775">
                <text:p>3252189.19134775</text:p>
                <draw:g>
                  <svg:desc>Sheet1.J2:Sheet1.P2</svg:desc>
                </draw:g>
              </table:table-cell>
              <table:table-cell office:value-type="float" office:value="3352125.79034942">
                <text:p>3352125.79034942</text:p>
              </table:table-cell>
              <table:table-cell office:value-type="float" office:value="3547235.58069884">
                <text:p>3547235.58069884</text:p>
              </table:table-cell>
              <table:table-cell office:value-type="float" office:value="4032730.28951747">
                <text:p>4032730.28951747</text:p>
              </table:table-cell>
              <table:table-cell office:value-type="float" office:value="3404873.7703827">
                <text:p>3404873.7703827</text:p>
              </table:table-cell>
              <table:table-cell office:value-type="float" office:value="3466558.72212978">
                <text:p>3466558.72212978</text:p>
              </table:table-cell>
              <table:table-cell office:value-type="float" office:value="3851125.05823627">
                <text:p>3851125.05823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